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5.11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null-year="1583"/>
      <table:table table:name="Sheet2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{ "population": { "population_record" : [ </text:p>
          </table:table-cell>
          <table:table-cell table:number-columns-repeated="16"/>
        </table:table-row>
        <table:table-row table:style-name="ro1">
          <table:table-cell office:value-type="string">
            <text:p>{"@attributes": { "id" : "</text:p>
          </table:table-cell>
          <table:table-cell office:value-type="float" office:value="2">
            <text:p>2</text:p>
          </table:table-cell>
          <table:table-cell office:value-type="string">
            <text:p>" }, "year" : "</text:p>
          </table:table-cell>
          <table:table-cell table:formula="of:=RIGHT([Sheet1.A2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AFR</text:p>
          </table:table-cell>
          <table:table-cell office:value-type="string">
            <text:p>", "a1" : "</text:p>
          </table:table-cell>
          <table:table-cell table:formula="of:=[Sheet1.D2]" office:value-type="float" office:value="673">
            <text:p>673</text:p>
          </table:table-cell>
          <table:table-cell office:value-type="string">
            <text:p>", "a2" : "</text:p>
          </table:table-cell>
          <table:table-cell table:formula="of:=[Sheet1.E2]" office:value-type="float" office:value="673">
            <text:p>673</text:p>
          </table:table-cell>
          <table:table-cell office:value-type="string">
            <text:p>", "b1" : "</text:p>
          </table:table-cell>
          <table:table-cell table:formula="of:=[Sheet1.F2]" office:value-type="float" office:value="673">
            <text:p>673</text:p>
          </table:table-cell>
          <table:table-cell office:value-type="string">
            <text:p>", "b2" : "</text:p>
          </table:table-cell>
          <table:table-cell table:formula="of:=[Sheet1.G2]" office:value-type="float" office:value="673">
            <text:p>673</text:p>
          </table:table-cell>
          <table:table-cell office:value-type="string">
            <text:p>", "historic" : "</text:p>
          </table:table-cell>
          <table:table-cell table:formula="of:=[Sheet1.C2]" office:value-type="float" office:value="673">
            <text:p>67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]+1" office:value-type="float" office:value="3">
            <text:p>3</text:p>
          </table:table-cell>
          <table:table-cell office:value-type="string">
            <text:p>" }, "year" : "</text:p>
          </table:table-cell>
          <table:table-cell table:formula="of:=RIGHT([Sheet1.A3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CPA</text:p>
          </table:table-cell>
          <table:table-cell office:value-type="string">
            <text:p>", "a1" : "</text:p>
          </table:table-cell>
          <table:table-cell table:formula="of:=[Sheet1.D3]" office:value-type="float" office:value="90">
            <text:p>90</text:p>
          </table:table-cell>
          <table:table-cell office:value-type="string">
            <text:p>", "a2" : "</text:p>
          </table:table-cell>
          <table:table-cell table:formula="of:=[Sheet1.E3]" office:value-type="float" office:value="90">
            <text:p>90</text:p>
          </table:table-cell>
          <table:table-cell office:value-type="string">
            <text:p>", "b1" : "</text:p>
          </table:table-cell>
          <table:table-cell table:formula="of:=[Sheet1.F3]" office:value-type="float" office:value="90">
            <text:p>90</text:p>
          </table:table-cell>
          <table:table-cell office:value-type="string">
            <text:p>", "b2" : "</text:p>
          </table:table-cell>
          <table:table-cell table:formula="of:=[Sheet1.G3]" office:value-type="float" office:value="90">
            <text:p>90</text:p>
          </table:table-cell>
          <table:table-cell office:value-type="string">
            <text:p>", "historic" : "</text:p>
          </table:table-cell>
          <table:table-cell table:formula="of:=[Sheet1.C3]" office:value-type="float" office:value="90">
            <text:p>9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]+1" office:value-type="float" office:value="4">
            <text:p>4</text:p>
          </table:table-cell>
          <table:table-cell office:value-type="string">
            <text:p>" }, "year" : "</text:p>
          </table:table-cell>
          <table:table-cell table:formula="of:=RIGHT([Sheet1.A4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EUR</text:p>
          </table:table-cell>
          <table:table-cell office:value-type="string">
            <text:p>", "a1" : "</text:p>
          </table:table-cell>
          <table:table-cell table:formula="of:=[Sheet1.D4]" office:value-type="float" office:value="8934">
            <text:p>8934</text:p>
          </table:table-cell>
          <table:table-cell office:value-type="string">
            <text:p>", "a2" : "</text:p>
          </table:table-cell>
          <table:table-cell table:formula="of:=[Sheet1.E4]" office:value-type="float" office:value="8934">
            <text:p>8934</text:p>
          </table:table-cell>
          <table:table-cell office:value-type="string">
            <text:p>", "b1" : "</text:p>
          </table:table-cell>
          <table:table-cell table:formula="of:=[Sheet1.F4]" office:value-type="float" office:value="8934">
            <text:p>8934</text:p>
          </table:table-cell>
          <table:table-cell office:value-type="string">
            <text:p>", "b2" : "</text:p>
          </table:table-cell>
          <table:table-cell table:formula="of:=[Sheet1.G4]" office:value-type="float" office:value="8934">
            <text:p>8934</text:p>
          </table:table-cell>
          <table:table-cell office:value-type="string">
            <text:p>", "historic" : "</text:p>
          </table:table-cell>
          <table:table-cell table:formula="of:=[Sheet1.C4]" office:value-type="float" office:value="8934">
            <text:p>893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]+1" office:value-type="float" office:value="5">
            <text:p>5</text:p>
          </table:table-cell>
          <table:table-cell office:value-type="string">
            <text:p>" }, "year" : "</text:p>
          </table:table-cell>
          <table:table-cell table:formula="of:=RIGHT([Sheet1.A5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FSU</text:p>
          </table:table-cell>
          <table:table-cell office:value-type="string">
            <text:p>", "a1" : "</text:p>
          </table:table-cell>
          <table:table-cell table:formula="of:=[Sheet1.D5]" office:value-type="string" office:string-value="NaN">
            <text:p>NaN</text:p>
          </table:table-cell>
          <table:table-cell office:value-type="string">
            <text:p>", "a2" : "</text:p>
          </table:table-cell>
          <table:table-cell table:formula="of:=[Sheet1.E5]" office:value-type="string" office:string-value="NaN">
            <text:p>NaN</text:p>
          </table:table-cell>
          <table:table-cell office:value-type="string">
            <text:p>", "b1" : "</text:p>
          </table:table-cell>
          <table:table-cell table:formula="of:=[Sheet1.F5]" office:value-type="string" office:string-value="NaN">
            <text:p>NaN</text:p>
          </table:table-cell>
          <table:table-cell office:value-type="string">
            <text:p>", "b2" : "</text:p>
          </table:table-cell>
          <table:table-cell table:formula="of:=[Sheet1.G5]" office:value-type="string" office:string-value="NaN">
            <text:p>NaN</text:p>
          </table:table-cell>
          <table:table-cell office:value-type="string">
            <text:p>", "historic" : "</text:p>
          </table:table-cell>
          <table:table-cell table:formula="of:=[Sheet1.C5]" office:value-type="string" office:string-value="NaN">
            <text:p>NaN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]+1" office:value-type="float" office:value="6">
            <text:p>6</text:p>
          </table:table-cell>
          <table:table-cell office:value-type="string">
            <text:p>" }, "year" : "</text:p>
          </table:table-cell>
          <table:table-cell table:formula="of:=RIGHT([Sheet1.A6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LAM</text:p>
          </table:table-cell>
          <table:table-cell office:value-type="string">
            <text:p>", "a1" : "</text:p>
          </table:table-cell>
          <table:table-cell table:formula="of:=[Sheet1.D6]" office:value-type="float" office:value="2323">
            <text:p>2323</text:p>
          </table:table-cell>
          <table:table-cell office:value-type="string">
            <text:p>", "a2" : "</text:p>
          </table:table-cell>
          <table:table-cell table:formula="of:=[Sheet1.E6]" office:value-type="float" office:value="2323">
            <text:p>2323</text:p>
          </table:table-cell>
          <table:table-cell office:value-type="string">
            <text:p>", "b1" : "</text:p>
          </table:table-cell>
          <table:table-cell table:formula="of:=[Sheet1.F6]" office:value-type="float" office:value="2323">
            <text:p>2323</text:p>
          </table:table-cell>
          <table:table-cell office:value-type="string">
            <text:p>", "b2" : "</text:p>
          </table:table-cell>
          <table:table-cell table:formula="of:=[Sheet1.G6]" office:value-type="float" office:value="2323">
            <text:p>2323</text:p>
          </table:table-cell>
          <table:table-cell office:value-type="string">
            <text:p>", "historic" : "</text:p>
          </table:table-cell>
          <table:table-cell table:formula="of:=[Sheet1.C6]" office:value-type="float" office:value="2323">
            <text:p>232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]+1" office:value-type="float" office:value="7">
            <text:p>7</text:p>
          </table:table-cell>
          <table:table-cell office:value-type="string">
            <text:p>" }, "year" : "</text:p>
          </table:table-cell>
          <table:table-cell table:formula="of:=RIGHT([Sheet1.A7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MEA</text:p>
          </table:table-cell>
          <table:table-cell office:value-type="string">
            <text:p>", "a1" : "</text:p>
          </table:table-cell>
          <table:table-cell table:formula="of:=[Sheet1.D7]" office:value-type="float" office:value="1341">
            <text:p>1341</text:p>
          </table:table-cell>
          <table:table-cell office:value-type="string">
            <text:p>", "a2" : "</text:p>
          </table:table-cell>
          <table:table-cell table:formula="of:=[Sheet1.E7]" office:value-type="float" office:value="1341">
            <text:p>1341</text:p>
          </table:table-cell>
          <table:table-cell office:value-type="string">
            <text:p>", "b1" : "</text:p>
          </table:table-cell>
          <table:table-cell table:formula="of:=[Sheet1.F7]" office:value-type="float" office:value="1341">
            <text:p>1341</text:p>
          </table:table-cell>
          <table:table-cell office:value-type="string">
            <text:p>", "b2" : "</text:p>
          </table:table-cell>
          <table:table-cell table:formula="of:=[Sheet1.G7]" office:value-type="float" office:value="1341">
            <text:p>1341</text:p>
          </table:table-cell>
          <table:table-cell office:value-type="string">
            <text:p>", "historic" : "</text:p>
          </table:table-cell>
          <table:table-cell table:formula="of:=[Sheet1.C7]" office:value-type="float" office:value="1341">
            <text:p>134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]+1" office:value-type="float" office:value="8">
            <text:p>8</text:p>
          </table:table-cell>
          <table:table-cell office:value-type="string">
            <text:p>" }, "year" : "</text:p>
          </table:table-cell>
          <table:table-cell table:formula="of:=RIGHT([Sheet1.A8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NAM</text:p>
          </table:table-cell>
          <table:table-cell office:value-type="string">
            <text:p>", "a1" : "</text:p>
          </table:table-cell>
          <table:table-cell table:formula="of:=[Sheet1.D8]" office:value-type="float" office:value="14837">
            <text:p>14837</text:p>
          </table:table-cell>
          <table:table-cell office:value-type="string">
            <text:p>", "a2" : "</text:p>
          </table:table-cell>
          <table:table-cell table:formula="of:=[Sheet1.E8]" office:value-type="float" office:value="14837">
            <text:p>14837</text:p>
          </table:table-cell>
          <table:table-cell office:value-type="string">
            <text:p>", "b1" : "</text:p>
          </table:table-cell>
          <table:table-cell table:formula="of:=[Sheet1.F8]" office:value-type="float" office:value="14837">
            <text:p>14837</text:p>
          </table:table-cell>
          <table:table-cell office:value-type="string">
            <text:p>", "b2" : "</text:p>
          </table:table-cell>
          <table:table-cell table:formula="of:=[Sheet1.G8]" office:value-type="float" office:value="14837">
            <text:p>14837</text:p>
          </table:table-cell>
          <table:table-cell office:value-type="string">
            <text:p>", "historic" : "</text:p>
          </table:table-cell>
          <table:table-cell table:formula="of:=[Sheet1.C8]" office:value-type="float" office:value="14837">
            <text:p>1483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]+1" office:value-type="float" office:value="9">
            <text:p>9</text:p>
          </table:table-cell>
          <table:table-cell office:value-type="string">
            <text:p>" }, "year" : "</text:p>
          </table:table-cell>
          <table:table-cell table:formula="of:=RIGHT([Sheet1.A9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PAO</text:p>
          </table:table-cell>
          <table:table-cell office:value-type="string">
            <text:p>", "a1" : "</text:p>
          </table:table-cell>
          <table:table-cell table:formula="of:=[Sheet1.D9]" office:value-type="float" office:value="7804">
            <text:p>7804</text:p>
          </table:table-cell>
          <table:table-cell office:value-type="string">
            <text:p>", "a2" : "</text:p>
          </table:table-cell>
          <table:table-cell table:formula="of:=[Sheet1.E9]" office:value-type="float" office:value="7804">
            <text:p>7804</text:p>
          </table:table-cell>
          <table:table-cell office:value-type="string">
            <text:p>", "b1" : "</text:p>
          </table:table-cell>
          <table:table-cell table:formula="of:=[Sheet1.F9]" office:value-type="float" office:value="7804">
            <text:p>7804</text:p>
          </table:table-cell>
          <table:table-cell office:value-type="string">
            <text:p>", "b2" : "</text:p>
          </table:table-cell>
          <table:table-cell table:formula="of:=[Sheet1.G9]" office:value-type="float" office:value="7804">
            <text:p>7804</text:p>
          </table:table-cell>
          <table:table-cell office:value-type="string">
            <text:p>", "historic" : "</text:p>
          </table:table-cell>
          <table:table-cell table:formula="of:=[Sheet1.C9]" office:value-type="float" office:value="7804">
            <text:p>780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]+1" office:value-type="float" office:value="10">
            <text:p>10</text:p>
          </table:table-cell>
          <table:table-cell office:value-type="string">
            <text:p>" }, "year" : "</text:p>
          </table:table-cell>
          <table:table-cell table:formula="of:=RIGHT([Sheet1.A10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PAS</text:p>
          </table:table-cell>
          <table:table-cell office:value-type="string">
            <text:p>", "a1" : "</text:p>
          </table:table-cell>
          <table:table-cell table:formula="of:=[Sheet1.D10]" office:value-type="float" office:value="567">
            <text:p>567</text:p>
          </table:table-cell>
          <table:table-cell office:value-type="string">
            <text:p>", "a2" : "</text:p>
          </table:table-cell>
          <table:table-cell table:formula="of:=[Sheet1.E10]" office:value-type="float" office:value="567">
            <text:p>567</text:p>
          </table:table-cell>
          <table:table-cell office:value-type="string">
            <text:p>", "b1" : "</text:p>
          </table:table-cell>
          <table:table-cell table:formula="of:=[Sheet1.F10]" office:value-type="float" office:value="567">
            <text:p>567</text:p>
          </table:table-cell>
          <table:table-cell office:value-type="string">
            <text:p>", "b2" : "</text:p>
          </table:table-cell>
          <table:table-cell table:formula="of:=[Sheet1.G10]" office:value-type="float" office:value="567">
            <text:p>567</text:p>
          </table:table-cell>
          <table:table-cell office:value-type="string">
            <text:p>", "historic" : "</text:p>
          </table:table-cell>
          <table:table-cell table:formula="of:=[Sheet1.C10]" office:value-type="float" office:value="567">
            <text:p>56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]+1" office:value-type="float" office:value="11">
            <text:p>11</text:p>
          </table:table-cell>
          <table:table-cell office:value-type="string">
            <text:p>" }, "year" : "</text:p>
          </table:table-cell>
          <table:table-cell table:formula="of:=RIGHT([Sheet1.A11];4)" office:value-type="string" office:string-value="1961">
            <text:p>1961</text:p>
          </table:table-cell>
          <table:table-cell office:value-type="string">
            <text:p>", "continent" : "</text:p>
          </table:table-cell>
          <table:table-cell office:value-type="string">
            <text:p>SAS</text:p>
          </table:table-cell>
          <table:table-cell office:value-type="string">
            <text:p>", "a1" : "</text:p>
          </table:table-cell>
          <table:table-cell table:formula="of:=[Sheet1.D11]" office:value-type="float" office:value="201">
            <text:p>201</text:p>
          </table:table-cell>
          <table:table-cell office:value-type="string">
            <text:p>", "a2" : "</text:p>
          </table:table-cell>
          <table:table-cell table:formula="of:=[Sheet1.E11]" office:value-type="float" office:value="201">
            <text:p>201</text:p>
          </table:table-cell>
          <table:table-cell office:value-type="string">
            <text:p>", "b1" : "</text:p>
          </table:table-cell>
          <table:table-cell table:formula="of:=[Sheet1.F11]" office:value-type="float" office:value="201">
            <text:p>201</text:p>
          </table:table-cell>
          <table:table-cell office:value-type="string">
            <text:p>", "b2" : "</text:p>
          </table:table-cell>
          <table:table-cell table:formula="of:=[Sheet1.G11]" office:value-type="float" office:value="201">
            <text:p>201</text:p>
          </table:table-cell>
          <table:table-cell office:value-type="string">
            <text:p>", "historic" : "</text:p>
          </table:table-cell>
          <table:table-cell table:formula="of:=[Sheet1.C11]" office:value-type="float" office:value="201">
            <text:p>20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]+1" office:value-type="float" office:value="12">
            <text:p>12</text:p>
          </table:table-cell>
          <table:table-cell office:value-type="string">
            <text:p>" }, "year" : "</text:p>
          </table:table-cell>
          <table:table-cell table:formula="of:=RIGHT([Sheet1.A12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2]" office:value-type="float" office:value="690">
            <text:p>690</text:p>
          </table:table-cell>
          <table:table-cell office:value-type="string">
            <text:p>", "a2" : "</text:p>
          </table:table-cell>
          <table:table-cell table:formula="of:=[Sheet1.E12]" office:value-type="float" office:value="690">
            <text:p>690</text:p>
          </table:table-cell>
          <table:table-cell office:value-type="string">
            <text:p>", "b1" : "</text:p>
          </table:table-cell>
          <table:table-cell table:formula="of:=[Sheet1.F12]" office:value-type="float" office:value="690">
            <text:p>690</text:p>
          </table:table-cell>
          <table:table-cell office:value-type="string">
            <text:p>", "b2" : "</text:p>
          </table:table-cell>
          <table:table-cell table:formula="of:=[Sheet1.G12]" office:value-type="float" office:value="690">
            <text:p>690</text:p>
          </table:table-cell>
          <table:table-cell office:value-type="string">
            <text:p>", "historic" : "</text:p>
          </table:table-cell>
          <table:table-cell table:formula="of:=[Sheet1.C12]" office:value-type="float" office:value="690">
            <text:p>69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]+1" office:value-type="float" office:value="13">
            <text:p>13</text:p>
          </table:table-cell>
          <table:table-cell office:value-type="string">
            <text:p>" }, "year" : "</text:p>
          </table:table-cell>
          <table:table-cell table:formula="of:=RIGHT([Sheet1.A13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3]" office:value-type="float" office:value="84">
            <text:p>84</text:p>
          </table:table-cell>
          <table:table-cell office:value-type="string">
            <text:p>", "a2" : "</text:p>
          </table:table-cell>
          <table:table-cell table:formula="of:=[Sheet1.E13]" office:value-type="float" office:value="84">
            <text:p>84</text:p>
          </table:table-cell>
          <table:table-cell office:value-type="string">
            <text:p>", "b1" : "</text:p>
          </table:table-cell>
          <table:table-cell table:formula="of:=[Sheet1.F13]" office:value-type="float" office:value="84">
            <text:p>84</text:p>
          </table:table-cell>
          <table:table-cell office:value-type="string">
            <text:p>", "b2" : "</text:p>
          </table:table-cell>
          <table:table-cell table:formula="of:=[Sheet1.G13]" office:value-type="float" office:value="84">
            <text:p>84</text:p>
          </table:table-cell>
          <table:table-cell office:value-type="string">
            <text:p>", "historic" : "</text:p>
          </table:table-cell>
          <table:table-cell table:formula="of:=[Sheet1.C13]" office:value-type="float" office:value="84">
            <text:p>8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]+1" office:value-type="float" office:value="14">
            <text:p>14</text:p>
          </table:table-cell>
          <table:table-cell office:value-type="string">
            <text:p>" }, "year" : "</text:p>
          </table:table-cell>
          <table:table-cell table:formula="of:=RIGHT([Sheet1.A14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4]" office:value-type="float" office:value="9264">
            <text:p>9264</text:p>
          </table:table-cell>
          <table:table-cell office:value-type="string">
            <text:p>", "a2" : "</text:p>
          </table:table-cell>
          <table:table-cell table:formula="of:=[Sheet1.E14]" office:value-type="float" office:value="9264">
            <text:p>9264</text:p>
          </table:table-cell>
          <table:table-cell office:value-type="string">
            <text:p>", "b1" : "</text:p>
          </table:table-cell>
          <table:table-cell table:formula="of:=[Sheet1.F14]" office:value-type="float" office:value="9264">
            <text:p>9264</text:p>
          </table:table-cell>
          <table:table-cell office:value-type="string">
            <text:p>", "b2" : "</text:p>
          </table:table-cell>
          <table:table-cell table:formula="of:=[Sheet1.G14]" office:value-type="float" office:value="9264">
            <text:p>9264</text:p>
          </table:table-cell>
          <table:table-cell office:value-type="string">
            <text:p>", "historic" : "</text:p>
          </table:table-cell>
          <table:table-cell table:formula="of:=[Sheet1.C14]" office:value-type="float" office:value="9264">
            <text:p>926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]+1" office:value-type="float" office:value="15">
            <text:p>15</text:p>
          </table:table-cell>
          <table:table-cell office:value-type="string">
            <text:p>" }, "year" : "</text:p>
          </table:table-cell>
          <table:table-cell table:formula="of:=RIGHT([Sheet1.A15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5]" office:value-type="string" office:string-value="NaN">
            <text:p>NaN</text:p>
          </table:table-cell>
          <table:table-cell office:value-type="string">
            <text:p>", "a2" : "</text:p>
          </table:table-cell>
          <table:table-cell table:formula="of:=[Sheet1.E15]" office:value-type="string" office:string-value="NaN">
            <text:p>NaN</text:p>
          </table:table-cell>
          <table:table-cell office:value-type="string">
            <text:p>", "b1" : "</text:p>
          </table:table-cell>
          <table:table-cell table:formula="of:=[Sheet1.F15]" office:value-type="string" office:string-value="NaN">
            <text:p>NaN</text:p>
          </table:table-cell>
          <table:table-cell office:value-type="string">
            <text:p>", "b2" : "</text:p>
          </table:table-cell>
          <table:table-cell table:formula="of:=[Sheet1.G15]" office:value-type="string" office:string-value="NaN">
            <text:p>NaN</text:p>
          </table:table-cell>
          <table:table-cell office:value-type="string">
            <text:p>", "historic" : "</text:p>
          </table:table-cell>
          <table:table-cell table:formula="of:=[Sheet1.C15]" office:value-type="string" office:string-value="NaN">
            <text:p>NaN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]+1" office:value-type="float" office:value="16">
            <text:p>16</text:p>
          </table:table-cell>
          <table:table-cell office:value-type="string">
            <text:p>" }, "year" : "</text:p>
          </table:table-cell>
          <table:table-cell table:formula="of:=RIGHT([Sheet1.A16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6]" office:value-type="float" office:value="2366">
            <text:p>2366</text:p>
          </table:table-cell>
          <table:table-cell office:value-type="string">
            <text:p>", "a2" : "</text:p>
          </table:table-cell>
          <table:table-cell table:formula="of:=[Sheet1.E16]" office:value-type="float" office:value="2366">
            <text:p>2366</text:p>
          </table:table-cell>
          <table:table-cell office:value-type="string">
            <text:p>", "b1" : "</text:p>
          </table:table-cell>
          <table:table-cell table:formula="of:=[Sheet1.F16]" office:value-type="float" office:value="2366">
            <text:p>2366</text:p>
          </table:table-cell>
          <table:table-cell office:value-type="string">
            <text:p>", "b2" : "</text:p>
          </table:table-cell>
          <table:table-cell table:formula="of:=[Sheet1.G16]" office:value-type="float" office:value="2366">
            <text:p>2366</text:p>
          </table:table-cell>
          <table:table-cell office:value-type="string">
            <text:p>", "historic" : "</text:p>
          </table:table-cell>
          <table:table-cell table:formula="of:=[Sheet1.C16]" office:value-type="float" office:value="2366">
            <text:p>236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]+1" office:value-type="float" office:value="17">
            <text:p>17</text:p>
          </table:table-cell>
          <table:table-cell office:value-type="string">
            <text:p>" }, "year" : "</text:p>
          </table:table-cell>
          <table:table-cell table:formula="of:=RIGHT([Sheet1.A17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7]" office:value-type="float" office:value="1327">
            <text:p>1327</text:p>
          </table:table-cell>
          <table:table-cell office:value-type="string">
            <text:p>", "a2" : "</text:p>
          </table:table-cell>
          <table:table-cell table:formula="of:=[Sheet1.E17]" office:value-type="float" office:value="1327">
            <text:p>1327</text:p>
          </table:table-cell>
          <table:table-cell office:value-type="string">
            <text:p>", "b1" : "</text:p>
          </table:table-cell>
          <table:table-cell table:formula="of:=[Sheet1.F17]" office:value-type="float" office:value="1327">
            <text:p>1327</text:p>
          </table:table-cell>
          <table:table-cell office:value-type="string">
            <text:p>", "b2" : "</text:p>
          </table:table-cell>
          <table:table-cell table:formula="of:=[Sheet1.G17]" office:value-type="float" office:value="1327">
            <text:p>1327</text:p>
          </table:table-cell>
          <table:table-cell office:value-type="string">
            <text:p>", "historic" : "</text:p>
          </table:table-cell>
          <table:table-cell table:formula="of:=[Sheet1.C17]" office:value-type="float" office:value="1327">
            <text:p>132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]+1" office:value-type="float" office:value="18">
            <text:p>18</text:p>
          </table:table-cell>
          <table:table-cell office:value-type="string">
            <text:p>" }, "year" : "</text:p>
          </table:table-cell>
          <table:table-cell table:formula="of:=RIGHT([Sheet1.A18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8]" office:value-type="float" office:value="15600">
            <text:p>15600</text:p>
          </table:table-cell>
          <table:table-cell office:value-type="string">
            <text:p>", "a2" : "</text:p>
          </table:table-cell>
          <table:table-cell table:formula="of:=[Sheet1.E18]" office:value-type="float" office:value="15600">
            <text:p>15600</text:p>
          </table:table-cell>
          <table:table-cell office:value-type="string">
            <text:p>", "b1" : "</text:p>
          </table:table-cell>
          <table:table-cell table:formula="of:=[Sheet1.F18]" office:value-type="float" office:value="15600">
            <text:p>15600</text:p>
          </table:table-cell>
          <table:table-cell office:value-type="string">
            <text:p>", "b2" : "</text:p>
          </table:table-cell>
          <table:table-cell table:formula="of:=[Sheet1.G18]" office:value-type="float" office:value="15600">
            <text:p>15600</text:p>
          </table:table-cell>
          <table:table-cell office:value-type="string">
            <text:p>", "historic" : "</text:p>
          </table:table-cell>
          <table:table-cell table:formula="of:=[Sheet1.C18]" office:value-type="float" office:value="15600">
            <text:p>1560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]+1" office:value-type="float" office:value="19">
            <text:p>19</text:p>
          </table:table-cell>
          <table:table-cell office:value-type="string">
            <text:p>" }, "year" : "</text:p>
          </table:table-cell>
          <table:table-cell table:formula="of:=RIGHT([Sheet1.A19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9]" office:value-type="float" office:value="8401">
            <text:p>8401</text:p>
          </table:table-cell>
          <table:table-cell office:value-type="string">
            <text:p>", "a2" : "</text:p>
          </table:table-cell>
          <table:table-cell table:formula="of:=[Sheet1.E19]" office:value-type="float" office:value="8401">
            <text:p>8401</text:p>
          </table:table-cell>
          <table:table-cell office:value-type="string">
            <text:p>", "b1" : "</text:p>
          </table:table-cell>
          <table:table-cell table:formula="of:=[Sheet1.F19]" office:value-type="float" office:value="8401">
            <text:p>8401</text:p>
          </table:table-cell>
          <table:table-cell office:value-type="string">
            <text:p>", "b2" : "</text:p>
          </table:table-cell>
          <table:table-cell table:formula="of:=[Sheet1.G19]" office:value-type="float" office:value="8401">
            <text:p>8401</text:p>
          </table:table-cell>
          <table:table-cell office:value-type="string">
            <text:p>", "historic" : "</text:p>
          </table:table-cell>
          <table:table-cell table:formula="of:=[Sheet1.C19]" office:value-type="float" office:value="8401">
            <text:p>840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]+1" office:value-type="float" office:value="20">
            <text:p>20</text:p>
          </table:table-cell>
          <table:table-cell office:value-type="string">
            <text:p>" }, "year" : "</text:p>
          </table:table-cell>
          <table:table-cell table:formula="of:=RIGHT([Sheet1.A20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1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0]" office:value-type="float" office:value="573">
            <text:p>573</text:p>
          </table:table-cell>
          <table:table-cell office:value-type="string">
            <text:p>", "a2" : "</text:p>
          </table:table-cell>
          <table:table-cell table:formula="of:=[Sheet1.E20]" office:value-type="float" office:value="573">
            <text:p>573</text:p>
          </table:table-cell>
          <table:table-cell office:value-type="string">
            <text:p>", "b1" : "</text:p>
          </table:table-cell>
          <table:table-cell table:formula="of:=[Sheet1.F20]" office:value-type="float" office:value="573">
            <text:p>573</text:p>
          </table:table-cell>
          <table:table-cell office:value-type="string">
            <text:p>", "b2" : "</text:p>
          </table:table-cell>
          <table:table-cell table:formula="of:=[Sheet1.G20]" office:value-type="float" office:value="573">
            <text:p>573</text:p>
          </table:table-cell>
          <table:table-cell office:value-type="string">
            <text:p>", "historic" : "</text:p>
          </table:table-cell>
          <table:table-cell table:formula="of:=[Sheet1.C20]" office:value-type="float" office:value="573">
            <text:p>57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]+1" office:value-type="float" office:value="21">
            <text:p>21</text:p>
          </table:table-cell>
          <table:table-cell office:value-type="string">
            <text:p>" }, "year" : "</text:p>
          </table:table-cell>
          <table:table-cell table:formula="of:=RIGHT([Sheet1.A21];4)" office:value-type="string" office:string-value="1962">
            <text:p>1962</text:p>
          </table:table-cell>
          <table:table-cell office:value-type="string">
            <text:p>", "continent" : "</text:p>
          </table:table-cell>
          <table:table-cell table:formula="of:=[.F1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1]" office:value-type="float" office:value="203">
            <text:p>203</text:p>
          </table:table-cell>
          <table:table-cell office:value-type="string">
            <text:p>", "a2" : "</text:p>
          </table:table-cell>
          <table:table-cell table:formula="of:=[Sheet1.E21]" office:value-type="float" office:value="203">
            <text:p>203</text:p>
          </table:table-cell>
          <table:table-cell office:value-type="string">
            <text:p>", "b1" : "</text:p>
          </table:table-cell>
          <table:table-cell table:formula="of:=[Sheet1.F21]" office:value-type="float" office:value="203">
            <text:p>203</text:p>
          </table:table-cell>
          <table:table-cell office:value-type="string">
            <text:p>", "b2" : "</text:p>
          </table:table-cell>
          <table:table-cell table:formula="of:=[Sheet1.G21]" office:value-type="float" office:value="203">
            <text:p>203</text:p>
          </table:table-cell>
          <table:table-cell office:value-type="string">
            <text:p>", "historic" : "</text:p>
          </table:table-cell>
          <table:table-cell table:formula="of:=[Sheet1.C21]" office:value-type="float" office:value="203">
            <text:p>20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]+1" office:value-type="float" office:value="22">
            <text:p>22</text:p>
          </table:table-cell>
          <table:table-cell office:value-type="string">
            <text:p>" }, "year" : "</text:p>
          </table:table-cell>
          <table:table-cell table:formula="of:=RIGHT([Sheet1.A22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1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2]" office:value-type="float" office:value="715">
            <text:p>715</text:p>
          </table:table-cell>
          <table:table-cell office:value-type="string">
            <text:p>", "a2" : "</text:p>
          </table:table-cell>
          <table:table-cell table:formula="of:=[Sheet1.E22]" office:value-type="float" office:value="715">
            <text:p>715</text:p>
          </table:table-cell>
          <table:table-cell office:value-type="string">
            <text:p>", "b1" : "</text:p>
          </table:table-cell>
          <table:table-cell table:formula="of:=[Sheet1.F22]" office:value-type="float" office:value="715">
            <text:p>715</text:p>
          </table:table-cell>
          <table:table-cell office:value-type="string">
            <text:p>", "b2" : "</text:p>
          </table:table-cell>
          <table:table-cell table:formula="of:=[Sheet1.G22]" office:value-type="float" office:value="715">
            <text:p>715</text:p>
          </table:table-cell>
          <table:table-cell office:value-type="string">
            <text:p>", "historic" : "</text:p>
          </table:table-cell>
          <table:table-cell table:formula="of:=[Sheet1.C22]" office:value-type="float" office:value="715">
            <text:p>71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]+1" office:value-type="float" office:value="23">
            <text:p>23</text:p>
          </table:table-cell>
          <table:table-cell office:value-type="string">
            <text:p>" }, "year" : "</text:p>
          </table:table-cell>
          <table:table-cell table:formula="of:=RIGHT([Sheet1.A23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1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3]" office:value-type="float" office:value="91">
            <text:p>91</text:p>
          </table:table-cell>
          <table:table-cell office:value-type="string">
            <text:p>", "a2" : "</text:p>
          </table:table-cell>
          <table:table-cell table:formula="of:=[Sheet1.E23]" office:value-type="float" office:value="91">
            <text:p>91</text:p>
          </table:table-cell>
          <table:table-cell office:value-type="string">
            <text:p>", "b1" : "</text:p>
          </table:table-cell>
          <table:table-cell table:formula="of:=[Sheet1.F23]" office:value-type="float" office:value="91">
            <text:p>91</text:p>
          </table:table-cell>
          <table:table-cell office:value-type="string">
            <text:p>", "b2" : "</text:p>
          </table:table-cell>
          <table:table-cell table:formula="of:=[Sheet1.G23]" office:value-type="float" office:value="91">
            <text:p>91</text:p>
          </table:table-cell>
          <table:table-cell office:value-type="string">
            <text:p>", "historic" : "</text:p>
          </table:table-cell>
          <table:table-cell table:formula="of:=[Sheet1.C23]" office:value-type="float" office:value="91">
            <text:p>9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]+1" office:value-type="float" office:value="24">
            <text:p>24</text:p>
          </table:table-cell>
          <table:table-cell office:value-type="string">
            <text:p>" }, "year" : "</text:p>
          </table:table-cell>
          <table:table-cell table:formula="of:=RIGHT([Sheet1.A24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1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4]" office:value-type="float" office:value="9654">
            <text:p>9654</text:p>
          </table:table-cell>
          <table:table-cell office:value-type="string">
            <text:p>", "a2" : "</text:p>
          </table:table-cell>
          <table:table-cell table:formula="of:=[Sheet1.E24]" office:value-type="float" office:value="9654">
            <text:p>9654</text:p>
          </table:table-cell>
          <table:table-cell office:value-type="string">
            <text:p>", "b1" : "</text:p>
          </table:table-cell>
          <table:table-cell table:formula="of:=[Sheet1.F24]" office:value-type="float" office:value="9654">
            <text:p>9654</text:p>
          </table:table-cell>
          <table:table-cell office:value-type="string">
            <text:p>", "b2" : "</text:p>
          </table:table-cell>
          <table:table-cell table:formula="of:=[Sheet1.G24]" office:value-type="float" office:value="9654">
            <text:p>9654</text:p>
          </table:table-cell>
          <table:table-cell office:value-type="string">
            <text:p>", "historic" : "</text:p>
          </table:table-cell>
          <table:table-cell table:formula="of:=[Sheet1.C24]" office:value-type="float" office:value="9654">
            <text:p>965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]+1" office:value-type="float" office:value="25">
            <text:p>25</text:p>
          </table:table-cell>
          <table:table-cell office:value-type="string">
            <text:p>" }, "year" : "</text:p>
          </table:table-cell>
          <table:table-cell table:formula="of:=RIGHT([Sheet1.A25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1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5]" office:value-type="string" office:string-value="NaN">
            <text:p>NaN</text:p>
          </table:table-cell>
          <table:table-cell office:value-type="string">
            <text:p>", "a2" : "</text:p>
          </table:table-cell>
          <table:table-cell table:formula="of:=[Sheet1.E25]" office:value-type="string" office:string-value="NaN">
            <text:p>NaN</text:p>
          </table:table-cell>
          <table:table-cell office:value-type="string">
            <text:p>", "b1" : "</text:p>
          </table:table-cell>
          <table:table-cell table:formula="of:=[Sheet1.F25]" office:value-type="string" office:string-value="NaN">
            <text:p>NaN</text:p>
          </table:table-cell>
          <table:table-cell office:value-type="string">
            <text:p>", "b2" : "</text:p>
          </table:table-cell>
          <table:table-cell table:formula="of:=[Sheet1.G25]" office:value-type="string" office:string-value="NaN">
            <text:p>NaN</text:p>
          </table:table-cell>
          <table:table-cell office:value-type="string">
            <text:p>", "historic" : "</text:p>
          </table:table-cell>
          <table:table-cell table:formula="of:=[Sheet1.C25]" office:value-type="string" office:string-value="NaN">
            <text:p>NaN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]+1" office:value-type="float" office:value="26">
            <text:p>26</text:p>
          </table:table-cell>
          <table:table-cell office:value-type="string">
            <text:p>" }, "year" : "</text:p>
          </table:table-cell>
          <table:table-cell table:formula="of:=RIGHT([Sheet1.A26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1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6]" office:value-type="float" office:value="2372">
            <text:p>2372</text:p>
          </table:table-cell>
          <table:table-cell office:value-type="string">
            <text:p>", "a2" : "</text:p>
          </table:table-cell>
          <table:table-cell table:formula="of:=[Sheet1.E26]" office:value-type="float" office:value="2372">
            <text:p>2372</text:p>
          </table:table-cell>
          <table:table-cell office:value-type="string">
            <text:p>", "b1" : "</text:p>
          </table:table-cell>
          <table:table-cell table:formula="of:=[Sheet1.F26]" office:value-type="float" office:value="2372">
            <text:p>2372</text:p>
          </table:table-cell>
          <table:table-cell office:value-type="string">
            <text:p>", "b2" : "</text:p>
          </table:table-cell>
          <table:table-cell table:formula="of:=[Sheet1.G26]" office:value-type="float" office:value="2372">
            <text:p>2372</text:p>
          </table:table-cell>
          <table:table-cell office:value-type="string">
            <text:p>", "historic" : "</text:p>
          </table:table-cell>
          <table:table-cell table:formula="of:=[Sheet1.C26]" office:value-type="float" office:value="2372">
            <text:p>237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]+1" office:value-type="float" office:value="27">
            <text:p>27</text:p>
          </table:table-cell>
          <table:table-cell office:value-type="string">
            <text:p>" }, "year" : "</text:p>
          </table:table-cell>
          <table:table-cell table:formula="of:=RIGHT([Sheet1.A27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1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7]" office:value-type="float" office:value="1487">
            <text:p>1487</text:p>
          </table:table-cell>
          <table:table-cell office:value-type="string">
            <text:p>", "a2" : "</text:p>
          </table:table-cell>
          <table:table-cell table:formula="of:=[Sheet1.E27]" office:value-type="float" office:value="1487">
            <text:p>1487</text:p>
          </table:table-cell>
          <table:table-cell office:value-type="string">
            <text:p>", "b1" : "</text:p>
          </table:table-cell>
          <table:table-cell table:formula="of:=[Sheet1.F27]" office:value-type="float" office:value="1487">
            <text:p>1487</text:p>
          </table:table-cell>
          <table:table-cell office:value-type="string">
            <text:p>", "b2" : "</text:p>
          </table:table-cell>
          <table:table-cell table:formula="of:=[Sheet1.G27]" office:value-type="float" office:value="1487">
            <text:p>1487</text:p>
          </table:table-cell>
          <table:table-cell office:value-type="string">
            <text:p>", "historic" : "</text:p>
          </table:table-cell>
          <table:table-cell table:formula="of:=[Sheet1.C27]" office:value-type="float" office:value="1487">
            <text:p>148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]+1" office:value-type="float" office:value="28">
            <text:p>28</text:p>
          </table:table-cell>
          <table:table-cell office:value-type="string">
            <text:p>" }, "year" : "</text:p>
          </table:table-cell>
          <table:table-cell table:formula="of:=RIGHT([Sheet1.A28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1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8]" office:value-type="float" office:value="16105">
            <text:p>16105</text:p>
          </table:table-cell>
          <table:table-cell office:value-type="string">
            <text:p>", "a2" : "</text:p>
          </table:table-cell>
          <table:table-cell table:formula="of:=[Sheet1.E28]" office:value-type="float" office:value="16105">
            <text:p>16105</text:p>
          </table:table-cell>
          <table:table-cell office:value-type="string">
            <text:p>", "b1" : "</text:p>
          </table:table-cell>
          <table:table-cell table:formula="of:=[Sheet1.F28]" office:value-type="float" office:value="16105">
            <text:p>16105</text:p>
          </table:table-cell>
          <table:table-cell office:value-type="string">
            <text:p>", "b2" : "</text:p>
          </table:table-cell>
          <table:table-cell table:formula="of:=[Sheet1.G28]" office:value-type="float" office:value="16105">
            <text:p>16105</text:p>
          </table:table-cell>
          <table:table-cell office:value-type="string">
            <text:p>", "historic" : "</text:p>
          </table:table-cell>
          <table:table-cell table:formula="of:=[Sheet1.C28]" office:value-type="float" office:value="16105">
            <text:p>1610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]+1" office:value-type="float" office:value="29">
            <text:p>29</text:p>
          </table:table-cell>
          <table:table-cell office:value-type="string">
            <text:p>" }, "year" : "</text:p>
          </table:table-cell>
          <table:table-cell table:formula="of:=RIGHT([Sheet1.A29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1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9]" office:value-type="float" office:value="9012">
            <text:p>9012</text:p>
          </table:table-cell>
          <table:table-cell office:value-type="string">
            <text:p>", "a2" : "</text:p>
          </table:table-cell>
          <table:table-cell table:formula="of:=[Sheet1.E29]" office:value-type="float" office:value="9012">
            <text:p>9012</text:p>
          </table:table-cell>
          <table:table-cell office:value-type="string">
            <text:p>", "b1" : "</text:p>
          </table:table-cell>
          <table:table-cell table:formula="of:=[Sheet1.F29]" office:value-type="float" office:value="9012">
            <text:p>9012</text:p>
          </table:table-cell>
          <table:table-cell office:value-type="string">
            <text:p>", "b2" : "</text:p>
          </table:table-cell>
          <table:table-cell table:formula="of:=[Sheet1.G29]" office:value-type="float" office:value="9012">
            <text:p>9012</text:p>
          </table:table-cell>
          <table:table-cell office:value-type="string">
            <text:p>", "historic" : "</text:p>
          </table:table-cell>
          <table:table-cell table:formula="of:=[Sheet1.C29]" office:value-type="float" office:value="9012">
            <text:p>901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]+1" office:value-type="float" office:value="30">
            <text:p>30</text:p>
          </table:table-cell>
          <table:table-cell office:value-type="string">
            <text:p>" }, "year" : "</text:p>
          </table:table-cell>
          <table:table-cell table:formula="of:=RIGHT([Sheet1.A30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2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0]" office:value-type="float" office:value="590">
            <text:p>590</text:p>
          </table:table-cell>
          <table:table-cell office:value-type="string">
            <text:p>", "a2" : "</text:p>
          </table:table-cell>
          <table:table-cell table:formula="of:=[Sheet1.E30]" office:value-type="float" office:value="590">
            <text:p>590</text:p>
          </table:table-cell>
          <table:table-cell office:value-type="string">
            <text:p>", "b1" : "</text:p>
          </table:table-cell>
          <table:table-cell table:formula="of:=[Sheet1.F30]" office:value-type="float" office:value="590">
            <text:p>590</text:p>
          </table:table-cell>
          <table:table-cell office:value-type="string">
            <text:p>", "b2" : "</text:p>
          </table:table-cell>
          <table:table-cell table:formula="of:=[Sheet1.G30]" office:value-type="float" office:value="590">
            <text:p>590</text:p>
          </table:table-cell>
          <table:table-cell office:value-type="string">
            <text:p>", "historic" : "</text:p>
          </table:table-cell>
          <table:table-cell table:formula="of:=[Sheet1.C30]" office:value-type="float" office:value="590">
            <text:p>59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]+1" office:value-type="float" office:value="31">
            <text:p>31</text:p>
          </table:table-cell>
          <table:table-cell office:value-type="string">
            <text:p>" }, "year" : "</text:p>
          </table:table-cell>
          <table:table-cell table:formula="of:=RIGHT([Sheet1.A31];4)" office:value-type="string" office:string-value="1963">
            <text:p>1963</text:p>
          </table:table-cell>
          <table:table-cell office:value-type="string">
            <text:p>", "continent" : "</text:p>
          </table:table-cell>
          <table:table-cell table:formula="of:=[.F2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1]" office:value-type="float" office:value="210">
            <text:p>210</text:p>
          </table:table-cell>
          <table:table-cell office:value-type="string">
            <text:p>", "a2" : "</text:p>
          </table:table-cell>
          <table:table-cell table:formula="of:=[Sheet1.E31]" office:value-type="float" office:value="210">
            <text:p>210</text:p>
          </table:table-cell>
          <table:table-cell office:value-type="string">
            <text:p>", "b1" : "</text:p>
          </table:table-cell>
          <table:table-cell table:formula="of:=[Sheet1.F31]" office:value-type="float" office:value="210">
            <text:p>210</text:p>
          </table:table-cell>
          <table:table-cell office:value-type="string">
            <text:p>", "b2" : "</text:p>
          </table:table-cell>
          <table:table-cell table:formula="of:=[Sheet1.G31]" office:value-type="float" office:value="210">
            <text:p>210</text:p>
          </table:table-cell>
          <table:table-cell office:value-type="string">
            <text:p>", "historic" : "</text:p>
          </table:table-cell>
          <table:table-cell table:formula="of:=[Sheet1.C31]" office:value-type="float" office:value="210">
            <text:p>21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]+1" office:value-type="float" office:value="32">
            <text:p>32</text:p>
          </table:table-cell>
          <table:table-cell office:value-type="string">
            <text:p>" }, "year" : "</text:p>
          </table:table-cell>
          <table:table-cell table:formula="of:=RIGHT([Sheet1.A32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2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2]" office:value-type="float" office:value="741">
            <text:p>741</text:p>
          </table:table-cell>
          <table:table-cell office:value-type="string">
            <text:p>", "a2" : "</text:p>
          </table:table-cell>
          <table:table-cell table:formula="of:=[Sheet1.E32]" office:value-type="float" office:value="741">
            <text:p>741</text:p>
          </table:table-cell>
          <table:table-cell office:value-type="string">
            <text:p>", "b1" : "</text:p>
          </table:table-cell>
          <table:table-cell table:formula="of:=[Sheet1.F32]" office:value-type="float" office:value="741">
            <text:p>741</text:p>
          </table:table-cell>
          <table:table-cell office:value-type="string">
            <text:p>", "b2" : "</text:p>
          </table:table-cell>
          <table:table-cell table:formula="of:=[Sheet1.G32]" office:value-type="float" office:value="741">
            <text:p>741</text:p>
          </table:table-cell>
          <table:table-cell office:value-type="string">
            <text:p>", "historic" : "</text:p>
          </table:table-cell>
          <table:table-cell table:formula="of:=[Sheet1.C32]" office:value-type="float" office:value="741">
            <text:p>74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]+1" office:value-type="float" office:value="33">
            <text:p>33</text:p>
          </table:table-cell>
          <table:table-cell office:value-type="string">
            <text:p>" }, "year" : "</text:p>
          </table:table-cell>
          <table:table-cell table:formula="of:=RIGHT([Sheet1.A33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2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3]" office:value-type="float" office:value="103">
            <text:p>103</text:p>
          </table:table-cell>
          <table:table-cell office:value-type="string">
            <text:p>", "a2" : "</text:p>
          </table:table-cell>
          <table:table-cell table:formula="of:=[Sheet1.E33]" office:value-type="float" office:value="103">
            <text:p>103</text:p>
          </table:table-cell>
          <table:table-cell office:value-type="string">
            <text:p>", "b1" : "</text:p>
          </table:table-cell>
          <table:table-cell table:formula="of:=[Sheet1.F33]" office:value-type="float" office:value="103">
            <text:p>103</text:p>
          </table:table-cell>
          <table:table-cell office:value-type="string">
            <text:p>", "b2" : "</text:p>
          </table:table-cell>
          <table:table-cell table:formula="of:=[Sheet1.G33]" office:value-type="float" office:value="103">
            <text:p>103</text:p>
          </table:table-cell>
          <table:table-cell office:value-type="string">
            <text:p>", "historic" : "</text:p>
          </table:table-cell>
          <table:table-cell table:formula="of:=[Sheet1.C33]" office:value-type="float" office:value="103">
            <text:p>10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]+1" office:value-type="float" office:value="34">
            <text:p>34</text:p>
          </table:table-cell>
          <table:table-cell office:value-type="string">
            <text:p>" }, "year" : "</text:p>
          </table:table-cell>
          <table:table-cell table:formula="of:=RIGHT([Sheet1.A34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2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4]" office:value-type="float" office:value="10073">
            <text:p>10073</text:p>
          </table:table-cell>
          <table:table-cell office:value-type="string">
            <text:p>", "a2" : "</text:p>
          </table:table-cell>
          <table:table-cell table:formula="of:=[Sheet1.E34]" office:value-type="float" office:value="10073">
            <text:p>10073</text:p>
          </table:table-cell>
          <table:table-cell office:value-type="string">
            <text:p>", "b1" : "</text:p>
          </table:table-cell>
          <table:table-cell table:formula="of:=[Sheet1.F34]" office:value-type="float" office:value="10073">
            <text:p>10073</text:p>
          </table:table-cell>
          <table:table-cell office:value-type="string">
            <text:p>", "b2" : "</text:p>
          </table:table-cell>
          <table:table-cell table:formula="of:=[Sheet1.G34]" office:value-type="float" office:value="10073">
            <text:p>10073</text:p>
          </table:table-cell>
          <table:table-cell office:value-type="string">
            <text:p>", "historic" : "</text:p>
          </table:table-cell>
          <table:table-cell table:formula="of:=[Sheet1.C34]" office:value-type="float" office:value="10073">
            <text:p>1007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]+1" office:value-type="float" office:value="35">
            <text:p>35</text:p>
          </table:table-cell>
          <table:table-cell office:value-type="string">
            <text:p>" }, "year" : "</text:p>
          </table:table-cell>
          <table:table-cell table:formula="of:=RIGHT([Sheet1.A35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2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5]" office:value-type="string" office:string-value="NaN">
            <text:p>NaN</text:p>
          </table:table-cell>
          <table:table-cell office:value-type="string">
            <text:p>", "a2" : "</text:p>
          </table:table-cell>
          <table:table-cell table:formula="of:=[Sheet1.E35]" office:value-type="string" office:string-value="NaN">
            <text:p>NaN</text:p>
          </table:table-cell>
          <table:table-cell office:value-type="string">
            <text:p>", "b1" : "</text:p>
          </table:table-cell>
          <table:table-cell table:formula="of:=[Sheet1.F35]" office:value-type="string" office:string-value="NaN">
            <text:p>NaN</text:p>
          </table:table-cell>
          <table:table-cell office:value-type="string">
            <text:p>", "b2" : "</text:p>
          </table:table-cell>
          <table:table-cell table:formula="of:=[Sheet1.G35]" office:value-type="string" office:string-value="NaN">
            <text:p>NaN</text:p>
          </table:table-cell>
          <table:table-cell office:value-type="string">
            <text:p>", "historic" : "</text:p>
          </table:table-cell>
          <table:table-cell table:formula="of:=[Sheet1.C35]" office:value-type="string" office:string-value="NaN">
            <text:p>NaN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]+1" office:value-type="float" office:value="36">
            <text:p>36</text:p>
          </table:table-cell>
          <table:table-cell office:value-type="string">
            <text:p>" }, "year" : "</text:p>
          </table:table-cell>
          <table:table-cell table:formula="of:=RIGHT([Sheet1.A36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2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6]" office:value-type="float" office:value="2489">
            <text:p>2489</text:p>
          </table:table-cell>
          <table:table-cell office:value-type="string">
            <text:p>", "a2" : "</text:p>
          </table:table-cell>
          <table:table-cell table:formula="of:=[Sheet1.E36]" office:value-type="float" office:value="2489">
            <text:p>2489</text:p>
          </table:table-cell>
          <table:table-cell office:value-type="string">
            <text:p>", "b1" : "</text:p>
          </table:table-cell>
          <table:table-cell table:formula="of:=[Sheet1.F36]" office:value-type="float" office:value="2489">
            <text:p>2489</text:p>
          </table:table-cell>
          <table:table-cell office:value-type="string">
            <text:p>", "b2" : "</text:p>
          </table:table-cell>
          <table:table-cell table:formula="of:=[Sheet1.G36]" office:value-type="float" office:value="2489">
            <text:p>2489</text:p>
          </table:table-cell>
          <table:table-cell office:value-type="string">
            <text:p>", "historic" : "</text:p>
          </table:table-cell>
          <table:table-cell table:formula="of:=[Sheet1.C36]" office:value-type="float" office:value="2489">
            <text:p>248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]+1" office:value-type="float" office:value="37">
            <text:p>37</text:p>
          </table:table-cell>
          <table:table-cell office:value-type="string">
            <text:p>" }, "year" : "</text:p>
          </table:table-cell>
          <table:table-cell table:formula="of:=RIGHT([Sheet1.A37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2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7]" office:value-type="float" office:value="1549">
            <text:p>1549</text:p>
          </table:table-cell>
          <table:table-cell office:value-type="string">
            <text:p>", "a2" : "</text:p>
          </table:table-cell>
          <table:table-cell table:formula="of:=[Sheet1.E37]" office:value-type="float" office:value="1549">
            <text:p>1549</text:p>
          </table:table-cell>
          <table:table-cell office:value-type="string">
            <text:p>", "b1" : "</text:p>
          </table:table-cell>
          <table:table-cell table:formula="of:=[Sheet1.F37]" office:value-type="float" office:value="1549">
            <text:p>1549</text:p>
          </table:table-cell>
          <table:table-cell office:value-type="string">
            <text:p>", "b2" : "</text:p>
          </table:table-cell>
          <table:table-cell table:formula="of:=[Sheet1.G37]" office:value-type="float" office:value="1549">
            <text:p>1549</text:p>
          </table:table-cell>
          <table:table-cell office:value-type="string">
            <text:p>", "historic" : "</text:p>
          </table:table-cell>
          <table:table-cell table:formula="of:=[Sheet1.C37]" office:value-type="float" office:value="1549">
            <text:p>154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]+1" office:value-type="float" office:value="38">
            <text:p>38</text:p>
          </table:table-cell>
          <table:table-cell office:value-type="string">
            <text:p>" }, "year" : "</text:p>
          </table:table-cell>
          <table:table-cell table:formula="of:=RIGHT([Sheet1.A38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2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8]" office:value-type="float" office:value="16862">
            <text:p>16862</text:p>
          </table:table-cell>
          <table:table-cell office:value-type="string">
            <text:p>", "a2" : "</text:p>
          </table:table-cell>
          <table:table-cell table:formula="of:=[Sheet1.E38]" office:value-type="float" office:value="16862">
            <text:p>16862</text:p>
          </table:table-cell>
          <table:table-cell office:value-type="string">
            <text:p>", "b1" : "</text:p>
          </table:table-cell>
          <table:table-cell table:formula="of:=[Sheet1.F38]" office:value-type="float" office:value="16862">
            <text:p>16862</text:p>
          </table:table-cell>
          <table:table-cell office:value-type="string">
            <text:p>", "b2" : "</text:p>
          </table:table-cell>
          <table:table-cell table:formula="of:=[Sheet1.G38]" office:value-type="float" office:value="16862">
            <text:p>16862</text:p>
          </table:table-cell>
          <table:table-cell office:value-type="string">
            <text:p>", "historic" : "</text:p>
          </table:table-cell>
          <table:table-cell table:formula="of:=[Sheet1.C38]" office:value-type="float" office:value="16862">
            <text:p>1686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]+1" office:value-type="float" office:value="39">
            <text:p>39</text:p>
          </table:table-cell>
          <table:table-cell office:value-type="string">
            <text:p>" }, "year" : "</text:p>
          </table:table-cell>
          <table:table-cell table:formula="of:=RIGHT([Sheet1.A39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2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9]" office:value-type="float" office:value="9939">
            <text:p>9939</text:p>
          </table:table-cell>
          <table:table-cell office:value-type="string">
            <text:p>", "a2" : "</text:p>
          </table:table-cell>
          <table:table-cell table:formula="of:=[Sheet1.E39]" office:value-type="float" office:value="9939">
            <text:p>9939</text:p>
          </table:table-cell>
          <table:table-cell office:value-type="string">
            <text:p>", "b1" : "</text:p>
          </table:table-cell>
          <table:table-cell table:formula="of:=[Sheet1.F39]" office:value-type="float" office:value="9939">
            <text:p>9939</text:p>
          </table:table-cell>
          <table:table-cell office:value-type="string">
            <text:p>", "b2" : "</text:p>
          </table:table-cell>
          <table:table-cell table:formula="of:=[Sheet1.G39]" office:value-type="float" office:value="9939">
            <text:p>9939</text:p>
          </table:table-cell>
          <table:table-cell office:value-type="string">
            <text:p>", "historic" : "</text:p>
          </table:table-cell>
          <table:table-cell table:formula="of:=[Sheet1.C39]" office:value-type="float" office:value="9939">
            <text:p>993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]+1" office:value-type="float" office:value="40">
            <text:p>40</text:p>
          </table:table-cell>
          <table:table-cell office:value-type="string">
            <text:p>" }, "year" : "</text:p>
          </table:table-cell>
          <table:table-cell table:formula="of:=RIGHT([Sheet1.A40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3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0]" office:value-type="float" office:value="607">
            <text:p>607</text:p>
          </table:table-cell>
          <table:table-cell office:value-type="string">
            <text:p>", "a2" : "</text:p>
          </table:table-cell>
          <table:table-cell table:formula="of:=[Sheet1.E40]" office:value-type="float" office:value="607">
            <text:p>607</text:p>
          </table:table-cell>
          <table:table-cell office:value-type="string">
            <text:p>", "b1" : "</text:p>
          </table:table-cell>
          <table:table-cell table:formula="of:=[Sheet1.F40]" office:value-type="float" office:value="607">
            <text:p>607</text:p>
          </table:table-cell>
          <table:table-cell office:value-type="string">
            <text:p>", "b2" : "</text:p>
          </table:table-cell>
          <table:table-cell table:formula="of:=[Sheet1.G40]" office:value-type="float" office:value="607">
            <text:p>607</text:p>
          </table:table-cell>
          <table:table-cell office:value-type="string">
            <text:p>", "historic" : "</text:p>
          </table:table-cell>
          <table:table-cell table:formula="of:=[Sheet1.C40]" office:value-type="float" office:value="607">
            <text:p>60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]+1" office:value-type="float" office:value="41">
            <text:p>41</text:p>
          </table:table-cell>
          <table:table-cell office:value-type="string">
            <text:p>" }, "year" : "</text:p>
          </table:table-cell>
          <table:table-cell table:formula="of:=RIGHT([Sheet1.A41];4)" office:value-type="string" office:string-value="1964">
            <text:p>1964</text:p>
          </table:table-cell>
          <table:table-cell office:value-type="string">
            <text:p>", "continent" : "</text:p>
          </table:table-cell>
          <table:table-cell table:formula="of:=[.F3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1]" office:value-type="float" office:value="221">
            <text:p>221</text:p>
          </table:table-cell>
          <table:table-cell office:value-type="string">
            <text:p>", "a2" : "</text:p>
          </table:table-cell>
          <table:table-cell table:formula="of:=[Sheet1.E41]" office:value-type="float" office:value="221">
            <text:p>221</text:p>
          </table:table-cell>
          <table:table-cell office:value-type="string">
            <text:p>", "b1" : "</text:p>
          </table:table-cell>
          <table:table-cell table:formula="of:=[Sheet1.F41]" office:value-type="float" office:value="221">
            <text:p>221</text:p>
          </table:table-cell>
          <table:table-cell office:value-type="string">
            <text:p>", "b2" : "</text:p>
          </table:table-cell>
          <table:table-cell table:formula="of:=[Sheet1.G41]" office:value-type="float" office:value="221">
            <text:p>221</text:p>
          </table:table-cell>
          <table:table-cell office:value-type="string">
            <text:p>", "historic" : "</text:p>
          </table:table-cell>
          <table:table-cell table:formula="of:=[Sheet1.C41]" office:value-type="float" office:value="221">
            <text:p>22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]+1" office:value-type="float" office:value="42">
            <text:p>42</text:p>
          </table:table-cell>
          <table:table-cell office:value-type="string">
            <text:p>" }, "year" : "</text:p>
          </table:table-cell>
          <table:table-cell table:formula="of:=RIGHT([Sheet1.A42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3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2]" office:value-type="float" office:value="772">
            <text:p>772</text:p>
          </table:table-cell>
          <table:table-cell office:value-type="string">
            <text:p>", "a2" : "</text:p>
          </table:table-cell>
          <table:table-cell table:formula="of:=[Sheet1.E42]" office:value-type="float" office:value="772">
            <text:p>772</text:p>
          </table:table-cell>
          <table:table-cell office:value-type="string">
            <text:p>", "b1" : "</text:p>
          </table:table-cell>
          <table:table-cell table:formula="of:=[Sheet1.F42]" office:value-type="float" office:value="772">
            <text:p>772</text:p>
          </table:table-cell>
          <table:table-cell office:value-type="string">
            <text:p>", "b2" : "</text:p>
          </table:table-cell>
          <table:table-cell table:formula="of:=[Sheet1.G42]" office:value-type="float" office:value="772">
            <text:p>772</text:p>
          </table:table-cell>
          <table:table-cell office:value-type="string">
            <text:p>", "historic" : "</text:p>
          </table:table-cell>
          <table:table-cell table:formula="of:=[Sheet1.C42]" office:value-type="float" office:value="772">
            <text:p>77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]+1" office:value-type="float" office:value="43">
            <text:p>43</text:p>
          </table:table-cell>
          <table:table-cell office:value-type="string">
            <text:p>" }, "year" : "</text:p>
          </table:table-cell>
          <table:table-cell table:formula="of:=RIGHT([Sheet1.A43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3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3]" office:value-type="float" office:value="117">
            <text:p>117</text:p>
          </table:table-cell>
          <table:table-cell office:value-type="string">
            <text:p>", "a2" : "</text:p>
          </table:table-cell>
          <table:table-cell table:formula="of:=[Sheet1.E43]" office:value-type="float" office:value="117">
            <text:p>117</text:p>
          </table:table-cell>
          <table:table-cell office:value-type="string">
            <text:p>", "b1" : "</text:p>
          </table:table-cell>
          <table:table-cell table:formula="of:=[Sheet1.F43]" office:value-type="float" office:value="117">
            <text:p>117</text:p>
          </table:table-cell>
          <table:table-cell office:value-type="string">
            <text:p>", "b2" : "</text:p>
          </table:table-cell>
          <table:table-cell table:formula="of:=[Sheet1.G43]" office:value-type="float" office:value="117">
            <text:p>117</text:p>
          </table:table-cell>
          <table:table-cell office:value-type="string">
            <text:p>", "historic" : "</text:p>
          </table:table-cell>
          <table:table-cell table:formula="of:=[Sheet1.C43]" office:value-type="float" office:value="117">
            <text:p>11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]+1" office:value-type="float" office:value="44">
            <text:p>44</text:p>
          </table:table-cell>
          <table:table-cell office:value-type="string">
            <text:p>" }, "year" : "</text:p>
          </table:table-cell>
          <table:table-cell table:formula="of:=RIGHT([Sheet1.A44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3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4]" office:value-type="float" office:value="10387">
            <text:p>10387</text:p>
          </table:table-cell>
          <table:table-cell office:value-type="string">
            <text:p>", "a2" : "</text:p>
          </table:table-cell>
          <table:table-cell table:formula="of:=[Sheet1.E44]" office:value-type="float" office:value="10387">
            <text:p>10387</text:p>
          </table:table-cell>
          <table:table-cell office:value-type="string">
            <text:p>", "b1" : "</text:p>
          </table:table-cell>
          <table:table-cell table:formula="of:=[Sheet1.F44]" office:value-type="float" office:value="10387">
            <text:p>10387</text:p>
          </table:table-cell>
          <table:table-cell office:value-type="string">
            <text:p>", "b2" : "</text:p>
          </table:table-cell>
          <table:table-cell table:formula="of:=[Sheet1.G44]" office:value-type="float" office:value="10387">
            <text:p>10387</text:p>
          </table:table-cell>
          <table:table-cell office:value-type="string">
            <text:p>", "historic" : "</text:p>
          </table:table-cell>
          <table:table-cell table:formula="of:=[Sheet1.C44]" office:value-type="float" office:value="10387">
            <text:p>1038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]+1" office:value-type="float" office:value="45">
            <text:p>45</text:p>
          </table:table-cell>
          <table:table-cell office:value-type="string">
            <text:p>" }, "year" : "</text:p>
          </table:table-cell>
          <table:table-cell table:formula="of:=RIGHT([Sheet1.A45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3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5]" office:value-type="string" office:string-value="NaN">
            <text:p>NaN</text:p>
          </table:table-cell>
          <table:table-cell office:value-type="string">
            <text:p>", "a2" : "</text:p>
          </table:table-cell>
          <table:table-cell table:formula="of:=[Sheet1.E45]" office:value-type="string" office:string-value="NaN">
            <text:p>NaN</text:p>
          </table:table-cell>
          <table:table-cell office:value-type="string">
            <text:p>", "b1" : "</text:p>
          </table:table-cell>
          <table:table-cell table:formula="of:=[Sheet1.F45]" office:value-type="string" office:string-value="NaN">
            <text:p>NaN</text:p>
          </table:table-cell>
          <table:table-cell office:value-type="string">
            <text:p>", "b2" : "</text:p>
          </table:table-cell>
          <table:table-cell table:formula="of:=[Sheet1.G45]" office:value-type="string" office:string-value="NaN">
            <text:p>NaN</text:p>
          </table:table-cell>
          <table:table-cell office:value-type="string">
            <text:p>", "historic" : "</text:p>
          </table:table-cell>
          <table:table-cell table:formula="of:=[Sheet1.C45]" office:value-type="string" office:string-value="NaN">
            <text:p>NaN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]+1" office:value-type="float" office:value="46">
            <text:p>46</text:p>
          </table:table-cell>
          <table:table-cell office:value-type="string">
            <text:p>" }, "year" : "</text:p>
          </table:table-cell>
          <table:table-cell table:formula="of:=RIGHT([Sheet1.A46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3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6]" office:value-type="float" office:value="2545">
            <text:p>2545</text:p>
          </table:table-cell>
          <table:table-cell office:value-type="string">
            <text:p>", "a2" : "</text:p>
          </table:table-cell>
          <table:table-cell table:formula="of:=[Sheet1.E46]" office:value-type="float" office:value="2545">
            <text:p>2545</text:p>
          </table:table-cell>
          <table:table-cell office:value-type="string">
            <text:p>", "b1" : "</text:p>
          </table:table-cell>
          <table:table-cell table:formula="of:=[Sheet1.F46]" office:value-type="float" office:value="2545">
            <text:p>2545</text:p>
          </table:table-cell>
          <table:table-cell office:value-type="string">
            <text:p>", "b2" : "</text:p>
          </table:table-cell>
          <table:table-cell table:formula="of:=[Sheet1.G46]" office:value-type="float" office:value="2545">
            <text:p>2545</text:p>
          </table:table-cell>
          <table:table-cell office:value-type="string">
            <text:p>", "historic" : "</text:p>
          </table:table-cell>
          <table:table-cell table:formula="of:=[Sheet1.C46]" office:value-type="float" office:value="2545">
            <text:p>254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]+1" office:value-type="float" office:value="47">
            <text:p>47</text:p>
          </table:table-cell>
          <table:table-cell office:value-type="string">
            <text:p>" }, "year" : "</text:p>
          </table:table-cell>
          <table:table-cell table:formula="of:=RIGHT([Sheet1.A47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3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7]" office:value-type="float" office:value="1617">
            <text:p>1617</text:p>
          </table:table-cell>
          <table:table-cell office:value-type="string">
            <text:p>", "a2" : "</text:p>
          </table:table-cell>
          <table:table-cell table:formula="of:=[Sheet1.E47]" office:value-type="float" office:value="1617">
            <text:p>1617</text:p>
          </table:table-cell>
          <table:table-cell office:value-type="string">
            <text:p>", "b1" : "</text:p>
          </table:table-cell>
          <table:table-cell table:formula="of:=[Sheet1.F47]" office:value-type="float" office:value="1617">
            <text:p>1617</text:p>
          </table:table-cell>
          <table:table-cell office:value-type="string">
            <text:p>", "b2" : "</text:p>
          </table:table-cell>
          <table:table-cell table:formula="of:=[Sheet1.G47]" office:value-type="float" office:value="1617">
            <text:p>1617</text:p>
          </table:table-cell>
          <table:table-cell office:value-type="string">
            <text:p>", "historic" : "</text:p>
          </table:table-cell>
          <table:table-cell table:formula="of:=[Sheet1.C47]" office:value-type="float" office:value="1617">
            <text:p>161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]+1" office:value-type="float" office:value="48">
            <text:p>48</text:p>
          </table:table-cell>
          <table:table-cell office:value-type="string">
            <text:p>" }, "year" : "</text:p>
          </table:table-cell>
          <table:table-cell table:formula="of:=RIGHT([Sheet1.A48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3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8]" office:value-type="float" office:value="17657">
            <text:p>17657</text:p>
          </table:table-cell>
          <table:table-cell office:value-type="string">
            <text:p>", "a2" : "</text:p>
          </table:table-cell>
          <table:table-cell table:formula="of:=[Sheet1.E48]" office:value-type="float" office:value="17657">
            <text:p>17657</text:p>
          </table:table-cell>
          <table:table-cell office:value-type="string">
            <text:p>", "b1" : "</text:p>
          </table:table-cell>
          <table:table-cell table:formula="of:=[Sheet1.F48]" office:value-type="float" office:value="17657">
            <text:p>17657</text:p>
          </table:table-cell>
          <table:table-cell office:value-type="string">
            <text:p>", "b2" : "</text:p>
          </table:table-cell>
          <table:table-cell table:formula="of:=[Sheet1.G48]" office:value-type="float" office:value="17657">
            <text:p>17657</text:p>
          </table:table-cell>
          <table:table-cell office:value-type="string">
            <text:p>", "historic" : "</text:p>
          </table:table-cell>
          <table:table-cell table:formula="of:=[Sheet1.C48]" office:value-type="float" office:value="17657">
            <text:p>1765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]+1" office:value-type="float" office:value="49">
            <text:p>49</text:p>
          </table:table-cell>
          <table:table-cell office:value-type="string">
            <text:p>" }, "year" : "</text:p>
          </table:table-cell>
          <table:table-cell table:formula="of:=RIGHT([Sheet1.A49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3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9]" office:value-type="float" office:value="10409">
            <text:p>10409</text:p>
          </table:table-cell>
          <table:table-cell office:value-type="string">
            <text:p>", "a2" : "</text:p>
          </table:table-cell>
          <table:table-cell table:formula="of:=[Sheet1.E49]" office:value-type="float" office:value="10409">
            <text:p>10409</text:p>
          </table:table-cell>
          <table:table-cell office:value-type="string">
            <text:p>", "b1" : "</text:p>
          </table:table-cell>
          <table:table-cell table:formula="of:=[Sheet1.F49]" office:value-type="float" office:value="10409">
            <text:p>10409</text:p>
          </table:table-cell>
          <table:table-cell office:value-type="string">
            <text:p>", "b2" : "</text:p>
          </table:table-cell>
          <table:table-cell table:formula="of:=[Sheet1.G49]" office:value-type="float" office:value="10409">
            <text:p>10409</text:p>
          </table:table-cell>
          <table:table-cell office:value-type="string">
            <text:p>", "historic" : "</text:p>
          </table:table-cell>
          <table:table-cell table:formula="of:=[Sheet1.C49]" office:value-type="float" office:value="10409">
            <text:p>1040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]+1" office:value-type="float" office:value="50">
            <text:p>50</text:p>
          </table:table-cell>
          <table:table-cell office:value-type="string">
            <text:p>" }, "year" : "</text:p>
          </table:table-cell>
          <table:table-cell table:formula="of:=RIGHT([Sheet1.A50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4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0]" office:value-type="float" office:value="620">
            <text:p>620</text:p>
          </table:table-cell>
          <table:table-cell office:value-type="string">
            <text:p>", "a2" : "</text:p>
          </table:table-cell>
          <table:table-cell table:formula="of:=[Sheet1.E50]" office:value-type="float" office:value="620">
            <text:p>620</text:p>
          </table:table-cell>
          <table:table-cell office:value-type="string">
            <text:p>", "b1" : "</text:p>
          </table:table-cell>
          <table:table-cell table:formula="of:=[Sheet1.F50]" office:value-type="float" office:value="620">
            <text:p>620</text:p>
          </table:table-cell>
          <table:table-cell office:value-type="string">
            <text:p>", "b2" : "</text:p>
          </table:table-cell>
          <table:table-cell table:formula="of:=[Sheet1.G50]" office:value-type="float" office:value="620">
            <text:p>620</text:p>
          </table:table-cell>
          <table:table-cell office:value-type="string">
            <text:p>", "historic" : "</text:p>
          </table:table-cell>
          <table:table-cell table:formula="of:=[Sheet1.C50]" office:value-type="float" office:value="620">
            <text:p>62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]+1" office:value-type="float" office:value="51">
            <text:p>51</text:p>
          </table:table-cell>
          <table:table-cell office:value-type="string">
            <text:p>" }, "year" : "</text:p>
          </table:table-cell>
          <table:table-cell table:formula="of:=RIGHT([Sheet1.A51];4)" office:value-type="string" office:string-value="1965">
            <text:p>1965</text:p>
          </table:table-cell>
          <table:table-cell office:value-type="string">
            <text:p>", "continent" : "</text:p>
          </table:table-cell>
          <table:table-cell table:formula="of:=[.F4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1]" office:value-type="float" office:value="253">
            <text:p>253</text:p>
          </table:table-cell>
          <table:table-cell office:value-type="string">
            <text:p>", "a2" : "</text:p>
          </table:table-cell>
          <table:table-cell table:formula="of:=[Sheet1.E51]" office:value-type="float" office:value="253">
            <text:p>253</text:p>
          </table:table-cell>
          <table:table-cell office:value-type="string">
            <text:p>", "b1" : "</text:p>
          </table:table-cell>
          <table:table-cell table:formula="of:=[Sheet1.F51]" office:value-type="float" office:value="253">
            <text:p>253</text:p>
          </table:table-cell>
          <table:table-cell office:value-type="string">
            <text:p>", "b2" : "</text:p>
          </table:table-cell>
          <table:table-cell table:formula="of:=[Sheet1.G51]" office:value-type="float" office:value="253">
            <text:p>253</text:p>
          </table:table-cell>
          <table:table-cell office:value-type="string">
            <text:p>", "historic" : "</text:p>
          </table:table-cell>
          <table:table-cell table:formula="of:=[Sheet1.C51]" office:value-type="float" office:value="253">
            <text:p>25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]+1" office:value-type="float" office:value="52">
            <text:p>52</text:p>
          </table:table-cell>
          <table:table-cell office:value-type="string">
            <text:p>" }, "year" : "</text:p>
          </table:table-cell>
          <table:table-cell table:formula="of:=RIGHT([Sheet1.A52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4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2]" office:value-type="float" office:value="770">
            <text:p>770</text:p>
          </table:table-cell>
          <table:table-cell office:value-type="string">
            <text:p>", "a2" : "</text:p>
          </table:table-cell>
          <table:table-cell table:formula="of:=[Sheet1.E52]" office:value-type="float" office:value="770">
            <text:p>770</text:p>
          </table:table-cell>
          <table:table-cell office:value-type="string">
            <text:p>", "b1" : "</text:p>
          </table:table-cell>
          <table:table-cell table:formula="of:=[Sheet1.F52]" office:value-type="float" office:value="770">
            <text:p>770</text:p>
          </table:table-cell>
          <table:table-cell office:value-type="string">
            <text:p>", "b2" : "</text:p>
          </table:table-cell>
          <table:table-cell table:formula="of:=[Sheet1.G52]" office:value-type="float" office:value="770">
            <text:p>770</text:p>
          </table:table-cell>
          <table:table-cell office:value-type="string">
            <text:p>", "historic" : "</text:p>
          </table:table-cell>
          <table:table-cell table:formula="of:=[Sheet1.C52]" office:value-type="float" office:value="770">
            <text:p>77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]+1" office:value-type="float" office:value="53">
            <text:p>53</text:p>
          </table:table-cell>
          <table:table-cell office:value-type="string">
            <text:p>" }, "year" : "</text:p>
          </table:table-cell>
          <table:table-cell table:formula="of:=RIGHT([Sheet1.A53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4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3]" office:value-type="float" office:value="126">
            <text:p>126</text:p>
          </table:table-cell>
          <table:table-cell office:value-type="string">
            <text:p>", "a2" : "</text:p>
          </table:table-cell>
          <table:table-cell table:formula="of:=[Sheet1.E53]" office:value-type="float" office:value="126">
            <text:p>126</text:p>
          </table:table-cell>
          <table:table-cell office:value-type="string">
            <text:p>", "b1" : "</text:p>
          </table:table-cell>
          <table:table-cell table:formula="of:=[Sheet1.F53]" office:value-type="float" office:value="126">
            <text:p>126</text:p>
          </table:table-cell>
          <table:table-cell office:value-type="string">
            <text:p>", "b2" : "</text:p>
          </table:table-cell>
          <table:table-cell table:formula="of:=[Sheet1.G53]" office:value-type="float" office:value="126">
            <text:p>126</text:p>
          </table:table-cell>
          <table:table-cell office:value-type="string">
            <text:p>", "historic" : "</text:p>
          </table:table-cell>
          <table:table-cell table:formula="of:=[Sheet1.C53]" office:value-type="float" office:value="126">
            <text:p>12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]+1" office:value-type="float" office:value="54">
            <text:p>54</text:p>
          </table:table-cell>
          <table:table-cell office:value-type="string">
            <text:p>" }, "year" : "</text:p>
          </table:table-cell>
          <table:table-cell table:formula="of:=RIGHT([Sheet1.A54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4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4]" office:value-type="float" office:value="10729">
            <text:p>10729</text:p>
          </table:table-cell>
          <table:table-cell office:value-type="string">
            <text:p>", "a2" : "</text:p>
          </table:table-cell>
          <table:table-cell table:formula="of:=[Sheet1.E54]" office:value-type="float" office:value="10729">
            <text:p>10729</text:p>
          </table:table-cell>
          <table:table-cell office:value-type="string">
            <text:p>", "b1" : "</text:p>
          </table:table-cell>
          <table:table-cell table:formula="of:=[Sheet1.F54]" office:value-type="float" office:value="10729">
            <text:p>10729</text:p>
          </table:table-cell>
          <table:table-cell office:value-type="string">
            <text:p>", "b2" : "</text:p>
          </table:table-cell>
          <table:table-cell table:formula="of:=[Sheet1.G54]" office:value-type="float" office:value="10729">
            <text:p>10729</text:p>
          </table:table-cell>
          <table:table-cell office:value-type="string">
            <text:p>", "historic" : "</text:p>
          </table:table-cell>
          <table:table-cell table:formula="of:=[Sheet1.C54]" office:value-type="float" office:value="10729">
            <text:p>1072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]+1" office:value-type="float" office:value="55">
            <text:p>55</text:p>
          </table:table-cell>
          <table:table-cell office:value-type="string">
            <text:p>" }, "year" : "</text:p>
          </table:table-cell>
          <table:table-cell table:formula="of:=RIGHT([Sheet1.A55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4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5]" office:value-type="string" office:string-value="NaN">
            <text:p>NaN</text:p>
          </table:table-cell>
          <table:table-cell office:value-type="string">
            <text:p>", "a2" : "</text:p>
          </table:table-cell>
          <table:table-cell table:formula="of:=[Sheet1.E55]" office:value-type="string" office:string-value="NaN">
            <text:p>NaN</text:p>
          </table:table-cell>
          <table:table-cell office:value-type="string">
            <text:p>", "b1" : "</text:p>
          </table:table-cell>
          <table:table-cell table:formula="of:=[Sheet1.F55]" office:value-type="string" office:string-value="NaN">
            <text:p>NaN</text:p>
          </table:table-cell>
          <table:table-cell office:value-type="string">
            <text:p>", "b2" : "</text:p>
          </table:table-cell>
          <table:table-cell table:formula="of:=[Sheet1.G55]" office:value-type="string" office:string-value="NaN">
            <text:p>NaN</text:p>
          </table:table-cell>
          <table:table-cell office:value-type="string">
            <text:p>", "historic" : "</text:p>
          </table:table-cell>
          <table:table-cell table:formula="of:=[Sheet1.C55]" office:value-type="string" office:string-value="NaN">
            <text:p>NaN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]+1" office:value-type="float" office:value="56">
            <text:p>56</text:p>
          </table:table-cell>
          <table:table-cell office:value-type="string">
            <text:p>" }, "year" : "</text:p>
          </table:table-cell>
          <table:table-cell table:formula="of:=RIGHT([Sheet1.A56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4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6]" office:value-type="float" office:value="2587">
            <text:p>2587</text:p>
          </table:table-cell>
          <table:table-cell office:value-type="string">
            <text:p>", "a2" : "</text:p>
          </table:table-cell>
          <table:table-cell table:formula="of:=[Sheet1.E56]" office:value-type="float" office:value="2587">
            <text:p>2587</text:p>
          </table:table-cell>
          <table:table-cell office:value-type="string">
            <text:p>", "b1" : "</text:p>
          </table:table-cell>
          <table:table-cell table:formula="of:=[Sheet1.F56]" office:value-type="float" office:value="2587">
            <text:p>2587</text:p>
          </table:table-cell>
          <table:table-cell office:value-type="string">
            <text:p>", "b2" : "</text:p>
          </table:table-cell>
          <table:table-cell table:formula="of:=[Sheet1.G56]" office:value-type="float" office:value="2587">
            <text:p>2587</text:p>
          </table:table-cell>
          <table:table-cell office:value-type="string">
            <text:p>", "historic" : "</text:p>
          </table:table-cell>
          <table:table-cell table:formula="of:=[Sheet1.C56]" office:value-type="float" office:value="2587">
            <text:p>258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]+1" office:value-type="float" office:value="57">
            <text:p>57</text:p>
          </table:table-cell>
          <table:table-cell office:value-type="string">
            <text:p>" }, "year" : "</text:p>
          </table:table-cell>
          <table:table-cell table:formula="of:=RIGHT([Sheet1.A57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4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7]" office:value-type="float" office:value="1593">
            <text:p>1593</text:p>
          </table:table-cell>
          <table:table-cell office:value-type="string">
            <text:p>", "a2" : "</text:p>
          </table:table-cell>
          <table:table-cell table:formula="of:=[Sheet1.E57]" office:value-type="float" office:value="1593">
            <text:p>1593</text:p>
          </table:table-cell>
          <table:table-cell office:value-type="string">
            <text:p>", "b1" : "</text:p>
          </table:table-cell>
          <table:table-cell table:formula="of:=[Sheet1.F57]" office:value-type="float" office:value="1593">
            <text:p>1593</text:p>
          </table:table-cell>
          <table:table-cell office:value-type="string">
            <text:p>", "b2" : "</text:p>
          </table:table-cell>
          <table:table-cell table:formula="of:=[Sheet1.G57]" office:value-type="float" office:value="1593">
            <text:p>1593</text:p>
          </table:table-cell>
          <table:table-cell office:value-type="string">
            <text:p>", "historic" : "</text:p>
          </table:table-cell>
          <table:table-cell table:formula="of:=[Sheet1.C57]" office:value-type="float" office:value="1593">
            <text:p>159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]+1" office:value-type="float" office:value="58">
            <text:p>58</text:p>
          </table:table-cell>
          <table:table-cell office:value-type="string">
            <text:p>" }, "year" : "</text:p>
          </table:table-cell>
          <table:table-cell table:formula="of:=RIGHT([Sheet1.A58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4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8]" office:value-type="float" office:value="18471">
            <text:p>18471</text:p>
          </table:table-cell>
          <table:table-cell office:value-type="string">
            <text:p>", "a2" : "</text:p>
          </table:table-cell>
          <table:table-cell table:formula="of:=[Sheet1.E58]" office:value-type="float" office:value="18471">
            <text:p>18471</text:p>
          </table:table-cell>
          <table:table-cell office:value-type="string">
            <text:p>", "b1" : "</text:p>
          </table:table-cell>
          <table:table-cell table:formula="of:=[Sheet1.F58]" office:value-type="float" office:value="18471">
            <text:p>18471</text:p>
          </table:table-cell>
          <table:table-cell office:value-type="string">
            <text:p>", "b2" : "</text:p>
          </table:table-cell>
          <table:table-cell table:formula="of:=[Sheet1.G58]" office:value-type="float" office:value="18471">
            <text:p>18471</text:p>
          </table:table-cell>
          <table:table-cell office:value-type="string">
            <text:p>", "historic" : "</text:p>
          </table:table-cell>
          <table:table-cell table:formula="of:=[Sheet1.C58]" office:value-type="float" office:value="18471">
            <text:p>1847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]+1" office:value-type="float" office:value="59">
            <text:p>59</text:p>
          </table:table-cell>
          <table:table-cell office:value-type="string">
            <text:p>" }, "year" : "</text:p>
          </table:table-cell>
          <table:table-cell table:formula="of:=RIGHT([Sheet1.A59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4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9]" office:value-type="float" office:value="11251">
            <text:p>11251</text:p>
          </table:table-cell>
          <table:table-cell office:value-type="string">
            <text:p>", "a2" : "</text:p>
          </table:table-cell>
          <table:table-cell table:formula="of:=[Sheet1.E59]" office:value-type="float" office:value="11251">
            <text:p>11251</text:p>
          </table:table-cell>
          <table:table-cell office:value-type="string">
            <text:p>", "b1" : "</text:p>
          </table:table-cell>
          <table:table-cell table:formula="of:=[Sheet1.F59]" office:value-type="float" office:value="11251">
            <text:p>11251</text:p>
          </table:table-cell>
          <table:table-cell office:value-type="string">
            <text:p>", "b2" : "</text:p>
          </table:table-cell>
          <table:table-cell table:formula="of:=[Sheet1.G59]" office:value-type="float" office:value="11251">
            <text:p>11251</text:p>
          </table:table-cell>
          <table:table-cell office:value-type="string">
            <text:p>", "historic" : "</text:p>
          </table:table-cell>
          <table:table-cell table:formula="of:=[Sheet1.C59]" office:value-type="float" office:value="11251">
            <text:p>1125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]+1" office:value-type="float" office:value="60">
            <text:p>60</text:p>
          </table:table-cell>
          <table:table-cell office:value-type="string">
            <text:p>" }, "year" : "</text:p>
          </table:table-cell>
          <table:table-cell table:formula="of:=RIGHT([Sheet1.A60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5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0]" office:value-type="float" office:value="654">
            <text:p>654</text:p>
          </table:table-cell>
          <table:table-cell office:value-type="string">
            <text:p>", "a2" : "</text:p>
          </table:table-cell>
          <table:table-cell table:formula="of:=[Sheet1.E60]" office:value-type="float" office:value="654">
            <text:p>654</text:p>
          </table:table-cell>
          <table:table-cell office:value-type="string">
            <text:p>", "b1" : "</text:p>
          </table:table-cell>
          <table:table-cell table:formula="of:=[Sheet1.F60]" office:value-type="float" office:value="654">
            <text:p>654</text:p>
          </table:table-cell>
          <table:table-cell office:value-type="string">
            <text:p>", "b2" : "</text:p>
          </table:table-cell>
          <table:table-cell table:formula="of:=[Sheet1.G60]" office:value-type="float" office:value="654">
            <text:p>654</text:p>
          </table:table-cell>
          <table:table-cell office:value-type="string">
            <text:p>", "historic" : "</text:p>
          </table:table-cell>
          <table:table-cell table:formula="of:=[Sheet1.C60]" office:value-type="float" office:value="654">
            <text:p>65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]+1" office:value-type="float" office:value="61">
            <text:p>61</text:p>
          </table:table-cell>
          <table:table-cell office:value-type="string">
            <text:p>" }, "year" : "</text:p>
          </table:table-cell>
          <table:table-cell table:formula="of:=RIGHT([Sheet1.A61];4)" office:value-type="string" office:string-value="1966">
            <text:p>1966</text:p>
          </table:table-cell>
          <table:table-cell office:value-type="string">
            <text:p>", "continent" : "</text:p>
          </table:table-cell>
          <table:table-cell table:formula="of:=[.F5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1]" office:value-type="float" office:value="249">
            <text:p>249</text:p>
          </table:table-cell>
          <table:table-cell office:value-type="string">
            <text:p>", "a2" : "</text:p>
          </table:table-cell>
          <table:table-cell table:formula="of:=[Sheet1.E61]" office:value-type="float" office:value="249">
            <text:p>249</text:p>
          </table:table-cell>
          <table:table-cell office:value-type="string">
            <text:p>", "b1" : "</text:p>
          </table:table-cell>
          <table:table-cell table:formula="of:=[Sheet1.F61]" office:value-type="float" office:value="249">
            <text:p>249</text:p>
          </table:table-cell>
          <table:table-cell office:value-type="string">
            <text:p>", "b2" : "</text:p>
          </table:table-cell>
          <table:table-cell table:formula="of:=[Sheet1.G61]" office:value-type="float" office:value="249">
            <text:p>249</text:p>
          </table:table-cell>
          <table:table-cell office:value-type="string">
            <text:p>", "historic" : "</text:p>
          </table:table-cell>
          <table:table-cell table:formula="of:=[Sheet1.C61]" office:value-type="float" office:value="249">
            <text:p>24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]+1" office:value-type="float" office:value="62">
            <text:p>62</text:p>
          </table:table-cell>
          <table:table-cell office:value-type="string">
            <text:p>" }, "year" : "</text:p>
          </table:table-cell>
          <table:table-cell table:formula="of:=RIGHT([Sheet1.A62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5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62]" office:value-type="float" office:value="765">
            <text:p>765</text:p>
          </table:table-cell>
          <table:table-cell office:value-type="string">
            <text:p>", "a2" : "</text:p>
          </table:table-cell>
          <table:table-cell table:formula="of:=[Sheet1.E62]" office:value-type="float" office:value="765">
            <text:p>765</text:p>
          </table:table-cell>
          <table:table-cell office:value-type="string">
            <text:p>", "b1" : "</text:p>
          </table:table-cell>
          <table:table-cell table:formula="of:=[Sheet1.F62]" office:value-type="float" office:value="765">
            <text:p>765</text:p>
          </table:table-cell>
          <table:table-cell office:value-type="string">
            <text:p>", "b2" : "</text:p>
          </table:table-cell>
          <table:table-cell table:formula="of:=[Sheet1.G62]" office:value-type="float" office:value="765">
            <text:p>765</text:p>
          </table:table-cell>
          <table:table-cell office:value-type="string">
            <text:p>", "historic" : "</text:p>
          </table:table-cell>
          <table:table-cell table:formula="of:=[Sheet1.C62]" office:value-type="float" office:value="765">
            <text:p>76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]+1" office:value-type="float" office:value="63">
            <text:p>63</text:p>
          </table:table-cell>
          <table:table-cell office:value-type="string">
            <text:p>" }, "year" : "</text:p>
          </table:table-cell>
          <table:table-cell table:formula="of:=RIGHT([Sheet1.A63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5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63]" office:value-type="float" office:value="115">
            <text:p>115</text:p>
          </table:table-cell>
          <table:table-cell office:value-type="string">
            <text:p>", "a2" : "</text:p>
          </table:table-cell>
          <table:table-cell table:formula="of:=[Sheet1.E63]" office:value-type="float" office:value="115">
            <text:p>115</text:p>
          </table:table-cell>
          <table:table-cell office:value-type="string">
            <text:p>", "b1" : "</text:p>
          </table:table-cell>
          <table:table-cell table:formula="of:=[Sheet1.F63]" office:value-type="float" office:value="115">
            <text:p>115</text:p>
          </table:table-cell>
          <table:table-cell office:value-type="string">
            <text:p>", "b2" : "</text:p>
          </table:table-cell>
          <table:table-cell table:formula="of:=[Sheet1.G63]" office:value-type="float" office:value="115">
            <text:p>115</text:p>
          </table:table-cell>
          <table:table-cell office:value-type="string">
            <text:p>", "historic" : "</text:p>
          </table:table-cell>
          <table:table-cell table:formula="of:=[Sheet1.C63]" office:value-type="float" office:value="115">
            <text:p>11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]+1" office:value-type="float" office:value="64">
            <text:p>64</text:p>
          </table:table-cell>
          <table:table-cell office:value-type="string">
            <text:p>" }, "year" : "</text:p>
          </table:table-cell>
          <table:table-cell table:formula="of:=RIGHT([Sheet1.A64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5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64]" office:value-type="float" office:value="11096">
            <text:p>11096</text:p>
          </table:table-cell>
          <table:table-cell office:value-type="string">
            <text:p>", "a2" : "</text:p>
          </table:table-cell>
          <table:table-cell table:formula="of:=[Sheet1.E64]" office:value-type="float" office:value="11096">
            <text:p>11096</text:p>
          </table:table-cell>
          <table:table-cell office:value-type="string">
            <text:p>", "b1" : "</text:p>
          </table:table-cell>
          <table:table-cell table:formula="of:=[Sheet1.F64]" office:value-type="float" office:value="11096">
            <text:p>11096</text:p>
          </table:table-cell>
          <table:table-cell office:value-type="string">
            <text:p>", "b2" : "</text:p>
          </table:table-cell>
          <table:table-cell table:formula="of:=[Sheet1.G64]" office:value-type="float" office:value="11096">
            <text:p>11096</text:p>
          </table:table-cell>
          <table:table-cell office:value-type="string">
            <text:p>", "historic" : "</text:p>
          </table:table-cell>
          <table:table-cell table:formula="of:=[Sheet1.C64]" office:value-type="float" office:value="11096">
            <text:p>1109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]+1" office:value-type="float" office:value="65">
            <text:p>65</text:p>
          </table:table-cell>
          <table:table-cell office:value-type="string">
            <text:p>" }, "year" : "</text:p>
          </table:table-cell>
          <table:table-cell table:formula="of:=RIGHT([Sheet1.A65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5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65]" office:value-type="string" office:string-value="NaN">
            <text:p>NaN</text:p>
          </table:table-cell>
          <table:table-cell office:value-type="string">
            <text:p>", "a2" : "</text:p>
          </table:table-cell>
          <table:table-cell table:formula="of:=[Sheet1.E65]" office:value-type="string" office:string-value="NaN">
            <text:p>NaN</text:p>
          </table:table-cell>
          <table:table-cell office:value-type="string">
            <text:p>", "b1" : "</text:p>
          </table:table-cell>
          <table:table-cell table:formula="of:=[Sheet1.F65]" office:value-type="string" office:string-value="NaN">
            <text:p>NaN</text:p>
          </table:table-cell>
          <table:table-cell office:value-type="string">
            <text:p>", "b2" : "</text:p>
          </table:table-cell>
          <table:table-cell table:formula="of:=[Sheet1.G65]" office:value-type="string" office:string-value="NaN">
            <text:p>NaN</text:p>
          </table:table-cell>
          <table:table-cell office:value-type="string">
            <text:p>", "historic" : "</text:p>
          </table:table-cell>
          <table:table-cell table:formula="of:=[Sheet1.C65]" office:value-type="string" office:string-value="NaN">
            <text:p>NaN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]+1" office:value-type="float" office:value="66">
            <text:p>66</text:p>
          </table:table-cell>
          <table:table-cell office:value-type="string">
            <text:p>" }, "year" : "</text:p>
          </table:table-cell>
          <table:table-cell table:formula="of:=RIGHT([Sheet1.A66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5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66]" office:value-type="float" office:value="2635">
            <text:p>2635</text:p>
          </table:table-cell>
          <table:table-cell office:value-type="string">
            <text:p>", "a2" : "</text:p>
          </table:table-cell>
          <table:table-cell table:formula="of:=[Sheet1.E66]" office:value-type="float" office:value="2635">
            <text:p>2635</text:p>
          </table:table-cell>
          <table:table-cell office:value-type="string">
            <text:p>", "b1" : "</text:p>
          </table:table-cell>
          <table:table-cell table:formula="of:=[Sheet1.F66]" office:value-type="float" office:value="2635">
            <text:p>2635</text:p>
          </table:table-cell>
          <table:table-cell office:value-type="string">
            <text:p>", "b2" : "</text:p>
          </table:table-cell>
          <table:table-cell table:formula="of:=[Sheet1.G66]" office:value-type="float" office:value="2635">
            <text:p>2635</text:p>
          </table:table-cell>
          <table:table-cell office:value-type="string">
            <text:p>", "historic" : "</text:p>
          </table:table-cell>
          <table:table-cell table:formula="of:=[Sheet1.C66]" office:value-type="float" office:value="2635">
            <text:p>263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]+1" office:value-type="float" office:value="67">
            <text:p>67</text:p>
          </table:table-cell>
          <table:table-cell office:value-type="string">
            <text:p>" }, "year" : "</text:p>
          </table:table-cell>
          <table:table-cell table:formula="of:=RIGHT([Sheet1.A67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5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67]" office:value-type="float" office:value="1664">
            <text:p>1664</text:p>
          </table:table-cell>
          <table:table-cell office:value-type="string">
            <text:p>", "a2" : "</text:p>
          </table:table-cell>
          <table:table-cell table:formula="of:=[Sheet1.E67]" office:value-type="float" office:value="1664">
            <text:p>1664</text:p>
          </table:table-cell>
          <table:table-cell office:value-type="string">
            <text:p>", "b1" : "</text:p>
          </table:table-cell>
          <table:table-cell table:formula="of:=[Sheet1.F67]" office:value-type="float" office:value="1664">
            <text:p>1664</text:p>
          </table:table-cell>
          <table:table-cell office:value-type="string">
            <text:p>", "b2" : "</text:p>
          </table:table-cell>
          <table:table-cell table:formula="of:=[Sheet1.G67]" office:value-type="float" office:value="1664">
            <text:p>1664</text:p>
          </table:table-cell>
          <table:table-cell office:value-type="string">
            <text:p>", "historic" : "</text:p>
          </table:table-cell>
          <table:table-cell table:formula="of:=[Sheet1.C67]" office:value-type="float" office:value="1664">
            <text:p>166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]+1" office:value-type="float" office:value="68">
            <text:p>68</text:p>
          </table:table-cell>
          <table:table-cell office:value-type="string">
            <text:p>" }, "year" : "</text:p>
          </table:table-cell>
          <table:table-cell table:formula="of:=RIGHT([Sheet1.A68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5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68]" office:value-type="float" office:value="18669">
            <text:p>18669</text:p>
          </table:table-cell>
          <table:table-cell office:value-type="string">
            <text:p>", "a2" : "</text:p>
          </table:table-cell>
          <table:table-cell table:formula="of:=[Sheet1.E68]" office:value-type="float" office:value="18669">
            <text:p>18669</text:p>
          </table:table-cell>
          <table:table-cell office:value-type="string">
            <text:p>", "b1" : "</text:p>
          </table:table-cell>
          <table:table-cell table:formula="of:=[Sheet1.F68]" office:value-type="float" office:value="18669">
            <text:p>18669</text:p>
          </table:table-cell>
          <table:table-cell office:value-type="string">
            <text:p>", "b2" : "</text:p>
          </table:table-cell>
          <table:table-cell table:formula="of:=[Sheet1.G68]" office:value-type="float" office:value="18669">
            <text:p>18669</text:p>
          </table:table-cell>
          <table:table-cell office:value-type="string">
            <text:p>", "historic" : "</text:p>
          </table:table-cell>
          <table:table-cell table:formula="of:=[Sheet1.C68]" office:value-type="float" office:value="18669">
            <text:p>1866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8]+1" office:value-type="float" office:value="69">
            <text:p>69</text:p>
          </table:table-cell>
          <table:table-cell office:value-type="string">
            <text:p>" }, "year" : "</text:p>
          </table:table-cell>
          <table:table-cell table:formula="of:=RIGHT([Sheet1.A69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5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69]" office:value-type="float" office:value="12238">
            <text:p>12238</text:p>
          </table:table-cell>
          <table:table-cell office:value-type="string">
            <text:p>", "a2" : "</text:p>
          </table:table-cell>
          <table:table-cell table:formula="of:=[Sheet1.E69]" office:value-type="float" office:value="12238">
            <text:p>12238</text:p>
          </table:table-cell>
          <table:table-cell office:value-type="string">
            <text:p>", "b1" : "</text:p>
          </table:table-cell>
          <table:table-cell table:formula="of:=[Sheet1.F69]" office:value-type="float" office:value="12238">
            <text:p>12238</text:p>
          </table:table-cell>
          <table:table-cell office:value-type="string">
            <text:p>", "b2" : "</text:p>
          </table:table-cell>
          <table:table-cell table:formula="of:=[Sheet1.G69]" office:value-type="float" office:value="12238">
            <text:p>12238</text:p>
          </table:table-cell>
          <table:table-cell office:value-type="string">
            <text:p>", "historic" : "</text:p>
          </table:table-cell>
          <table:table-cell table:formula="of:=[Sheet1.C69]" office:value-type="float" office:value="12238">
            <text:p>1223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9]+1" office:value-type="float" office:value="70">
            <text:p>70</text:p>
          </table:table-cell>
          <table:table-cell office:value-type="string">
            <text:p>" }, "year" : "</text:p>
          </table:table-cell>
          <table:table-cell table:formula="of:=RIGHT([Sheet1.A70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6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70]" office:value-type="float" office:value="670">
            <text:p>670</text:p>
          </table:table-cell>
          <table:table-cell office:value-type="string">
            <text:p>", "a2" : "</text:p>
          </table:table-cell>
          <table:table-cell table:formula="of:=[Sheet1.E70]" office:value-type="float" office:value="670">
            <text:p>670</text:p>
          </table:table-cell>
          <table:table-cell office:value-type="string">
            <text:p>", "b1" : "</text:p>
          </table:table-cell>
          <table:table-cell table:formula="of:=[Sheet1.F70]" office:value-type="float" office:value="670">
            <text:p>670</text:p>
          </table:table-cell>
          <table:table-cell office:value-type="string">
            <text:p>", "b2" : "</text:p>
          </table:table-cell>
          <table:table-cell table:formula="of:=[Sheet1.G70]" office:value-type="float" office:value="670">
            <text:p>670</text:p>
          </table:table-cell>
          <table:table-cell office:value-type="string">
            <text:p>", "historic" : "</text:p>
          </table:table-cell>
          <table:table-cell table:formula="of:=[Sheet1.C70]" office:value-type="float" office:value="670">
            <text:p>67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0]+1" office:value-type="float" office:value="71">
            <text:p>71</text:p>
          </table:table-cell>
          <table:table-cell office:value-type="string">
            <text:p>" }, "year" : "</text:p>
          </table:table-cell>
          <table:table-cell table:formula="of:=RIGHT([Sheet1.A71];4)" office:value-type="string" office:string-value="1967">
            <text:p>1967</text:p>
          </table:table-cell>
          <table:table-cell office:value-type="string">
            <text:p>", "continent" : "</text:p>
          </table:table-cell>
          <table:table-cell table:formula="of:=[.F6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71]" office:value-type="float" office:value="259">
            <text:p>259</text:p>
          </table:table-cell>
          <table:table-cell office:value-type="string">
            <text:p>", "a2" : "</text:p>
          </table:table-cell>
          <table:table-cell table:formula="of:=[Sheet1.E71]" office:value-type="float" office:value="259">
            <text:p>259</text:p>
          </table:table-cell>
          <table:table-cell office:value-type="string">
            <text:p>", "b1" : "</text:p>
          </table:table-cell>
          <table:table-cell table:formula="of:=[Sheet1.F71]" office:value-type="float" office:value="259">
            <text:p>259</text:p>
          </table:table-cell>
          <table:table-cell office:value-type="string">
            <text:p>", "b2" : "</text:p>
          </table:table-cell>
          <table:table-cell table:formula="of:=[Sheet1.G71]" office:value-type="float" office:value="259">
            <text:p>259</text:p>
          </table:table-cell>
          <table:table-cell office:value-type="string">
            <text:p>", "historic" : "</text:p>
          </table:table-cell>
          <table:table-cell table:formula="of:=[Sheet1.C71]" office:value-type="float" office:value="259">
            <text:p>25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1]+1" office:value-type="float" office:value="72">
            <text:p>72</text:p>
          </table:table-cell>
          <table:table-cell office:value-type="string">
            <text:p>" }, "year" : "</text:p>
          </table:table-cell>
          <table:table-cell table:formula="of:=RIGHT([Sheet1.A72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6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72]" office:value-type="float" office:value="772">
            <text:p>772</text:p>
          </table:table-cell>
          <table:table-cell office:value-type="string">
            <text:p>", "a2" : "</text:p>
          </table:table-cell>
          <table:table-cell table:formula="of:=[Sheet1.E72]" office:value-type="float" office:value="772">
            <text:p>772</text:p>
          </table:table-cell>
          <table:table-cell office:value-type="string">
            <text:p>", "b1" : "</text:p>
          </table:table-cell>
          <table:table-cell table:formula="of:=[Sheet1.F72]" office:value-type="float" office:value="772">
            <text:p>772</text:p>
          </table:table-cell>
          <table:table-cell office:value-type="string">
            <text:p>", "b2" : "</text:p>
          </table:table-cell>
          <table:table-cell table:formula="of:=[Sheet1.G72]" office:value-type="float" office:value="772">
            <text:p>772</text:p>
          </table:table-cell>
          <table:table-cell office:value-type="string">
            <text:p>", "historic" : "</text:p>
          </table:table-cell>
          <table:table-cell table:formula="of:=[Sheet1.C72]" office:value-type="float" office:value="772">
            <text:p>77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2]+1" office:value-type="float" office:value="73">
            <text:p>73</text:p>
          </table:table-cell>
          <table:table-cell office:value-type="string">
            <text:p>" }, "year" : "</text:p>
          </table:table-cell>
          <table:table-cell table:formula="of:=RIGHT([Sheet1.A73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6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73]" office:value-type="float" office:value="108">
            <text:p>108</text:p>
          </table:table-cell>
          <table:table-cell office:value-type="string">
            <text:p>", "a2" : "</text:p>
          </table:table-cell>
          <table:table-cell table:formula="of:=[Sheet1.E73]" office:value-type="float" office:value="108">
            <text:p>108</text:p>
          </table:table-cell>
          <table:table-cell office:value-type="string">
            <text:p>", "b1" : "</text:p>
          </table:table-cell>
          <table:table-cell table:formula="of:=[Sheet1.F73]" office:value-type="float" office:value="108">
            <text:p>108</text:p>
          </table:table-cell>
          <table:table-cell office:value-type="string">
            <text:p>", "b2" : "</text:p>
          </table:table-cell>
          <table:table-cell table:formula="of:=[Sheet1.G73]" office:value-type="float" office:value="108">
            <text:p>108</text:p>
          </table:table-cell>
          <table:table-cell office:value-type="string">
            <text:p>", "historic" : "</text:p>
          </table:table-cell>
          <table:table-cell table:formula="of:=[Sheet1.C73]" office:value-type="float" office:value="108">
            <text:p>10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3]+1" office:value-type="float" office:value="74">
            <text:p>74</text:p>
          </table:table-cell>
          <table:table-cell office:value-type="string">
            <text:p>" }, "year" : "</text:p>
          </table:table-cell>
          <table:table-cell table:formula="of:=RIGHT([Sheet1.A74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6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74]" office:value-type="float" office:value="11539">
            <text:p>11539</text:p>
          </table:table-cell>
          <table:table-cell office:value-type="string">
            <text:p>", "a2" : "</text:p>
          </table:table-cell>
          <table:table-cell table:formula="of:=[Sheet1.E74]" office:value-type="float" office:value="11539">
            <text:p>11539</text:p>
          </table:table-cell>
          <table:table-cell office:value-type="string">
            <text:p>", "b1" : "</text:p>
          </table:table-cell>
          <table:table-cell table:formula="of:=[Sheet1.F74]" office:value-type="float" office:value="11539">
            <text:p>11539</text:p>
          </table:table-cell>
          <table:table-cell office:value-type="string">
            <text:p>", "b2" : "</text:p>
          </table:table-cell>
          <table:table-cell table:formula="of:=[Sheet1.G74]" office:value-type="float" office:value="11539">
            <text:p>11539</text:p>
          </table:table-cell>
          <table:table-cell office:value-type="string">
            <text:p>", "historic" : "</text:p>
          </table:table-cell>
          <table:table-cell table:formula="of:=[Sheet1.C74]" office:value-type="float" office:value="11539">
            <text:p>1153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4]+1" office:value-type="float" office:value="75">
            <text:p>75</text:p>
          </table:table-cell>
          <table:table-cell office:value-type="string">
            <text:p>" }, "year" : "</text:p>
          </table:table-cell>
          <table:table-cell table:formula="of:=RIGHT([Sheet1.A75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6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75]" office:value-type="string" office:string-value="NaN">
            <text:p>NaN</text:p>
          </table:table-cell>
          <table:table-cell office:value-type="string">
            <text:p>", "a2" : "</text:p>
          </table:table-cell>
          <table:table-cell table:formula="of:=[Sheet1.E75]" office:value-type="string" office:string-value="NaN">
            <text:p>NaN</text:p>
          </table:table-cell>
          <table:table-cell office:value-type="string">
            <text:p>", "b1" : "</text:p>
          </table:table-cell>
          <table:table-cell table:formula="of:=[Sheet1.F75]" office:value-type="string" office:string-value="NaN">
            <text:p>NaN</text:p>
          </table:table-cell>
          <table:table-cell office:value-type="string">
            <text:p>", "b2" : "</text:p>
          </table:table-cell>
          <table:table-cell table:formula="of:=[Sheet1.G75]" office:value-type="string" office:string-value="NaN">
            <text:p>NaN</text:p>
          </table:table-cell>
          <table:table-cell office:value-type="string">
            <text:p>", "historic" : "</text:p>
          </table:table-cell>
          <table:table-cell table:formula="of:=[Sheet1.C75]" office:value-type="string" office:string-value="NaN">
            <text:p>NaN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5]+1" office:value-type="float" office:value="76">
            <text:p>76</text:p>
          </table:table-cell>
          <table:table-cell office:value-type="string">
            <text:p>" }, "year" : "</text:p>
          </table:table-cell>
          <table:table-cell table:formula="of:=RIGHT([Sheet1.A76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6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76]" office:value-type="float" office:value="2768">
            <text:p>2768</text:p>
          </table:table-cell>
          <table:table-cell office:value-type="string">
            <text:p>", "a2" : "</text:p>
          </table:table-cell>
          <table:table-cell table:formula="of:=[Sheet1.E76]" office:value-type="float" office:value="2768">
            <text:p>2768</text:p>
          </table:table-cell>
          <table:table-cell office:value-type="string">
            <text:p>", "b1" : "</text:p>
          </table:table-cell>
          <table:table-cell table:formula="of:=[Sheet1.F76]" office:value-type="float" office:value="2768">
            <text:p>2768</text:p>
          </table:table-cell>
          <table:table-cell office:value-type="string">
            <text:p>", "b2" : "</text:p>
          </table:table-cell>
          <table:table-cell table:formula="of:=[Sheet1.G76]" office:value-type="float" office:value="2768">
            <text:p>2768</text:p>
          </table:table-cell>
          <table:table-cell office:value-type="string">
            <text:p>", "historic" : "</text:p>
          </table:table-cell>
          <table:table-cell table:formula="of:=[Sheet1.C76]" office:value-type="float" office:value="2768">
            <text:p>276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6]+1" office:value-type="float" office:value="77">
            <text:p>77</text:p>
          </table:table-cell>
          <table:table-cell office:value-type="string">
            <text:p>" }, "year" : "</text:p>
          </table:table-cell>
          <table:table-cell table:formula="of:=RIGHT([Sheet1.A77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6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77]" office:value-type="float" office:value="1805">
            <text:p>1805</text:p>
          </table:table-cell>
          <table:table-cell office:value-type="string">
            <text:p>", "a2" : "</text:p>
          </table:table-cell>
          <table:table-cell table:formula="of:=[Sheet1.E77]" office:value-type="float" office:value="1805">
            <text:p>1805</text:p>
          </table:table-cell>
          <table:table-cell office:value-type="string">
            <text:p>", "b1" : "</text:p>
          </table:table-cell>
          <table:table-cell table:formula="of:=[Sheet1.F77]" office:value-type="float" office:value="1805">
            <text:p>1805</text:p>
          </table:table-cell>
          <table:table-cell office:value-type="string">
            <text:p>", "b2" : "</text:p>
          </table:table-cell>
          <table:table-cell table:formula="of:=[Sheet1.G77]" office:value-type="float" office:value="1805">
            <text:p>1805</text:p>
          </table:table-cell>
          <table:table-cell office:value-type="string">
            <text:p>", "historic" : "</text:p>
          </table:table-cell>
          <table:table-cell table:formula="of:=[Sheet1.C77]" office:value-type="float" office:value="1805">
            <text:p>180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7]+1" office:value-type="float" office:value="78">
            <text:p>78</text:p>
          </table:table-cell>
          <table:table-cell office:value-type="string">
            <text:p>" }, "year" : "</text:p>
          </table:table-cell>
          <table:table-cell table:formula="of:=RIGHT([Sheet1.A78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6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78]" office:value-type="float" office:value="19342">
            <text:p>19342</text:p>
          </table:table-cell>
          <table:table-cell office:value-type="string">
            <text:p>", "a2" : "</text:p>
          </table:table-cell>
          <table:table-cell table:formula="of:=[Sheet1.E78]" office:value-type="float" office:value="19342">
            <text:p>19342</text:p>
          </table:table-cell>
          <table:table-cell office:value-type="string">
            <text:p>", "b1" : "</text:p>
          </table:table-cell>
          <table:table-cell table:formula="of:=[Sheet1.F78]" office:value-type="float" office:value="19342">
            <text:p>19342</text:p>
          </table:table-cell>
          <table:table-cell office:value-type="string">
            <text:p>", "b2" : "</text:p>
          </table:table-cell>
          <table:table-cell table:formula="of:=[Sheet1.G78]" office:value-type="float" office:value="19342">
            <text:p>19342</text:p>
          </table:table-cell>
          <table:table-cell office:value-type="string">
            <text:p>", "historic" : "</text:p>
          </table:table-cell>
          <table:table-cell table:formula="of:=[Sheet1.C78]" office:value-type="float" office:value="19342">
            <text:p>1934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8]+1" office:value-type="float" office:value="79">
            <text:p>79</text:p>
          </table:table-cell>
          <table:table-cell office:value-type="string">
            <text:p>" }, "year" : "</text:p>
          </table:table-cell>
          <table:table-cell table:formula="of:=RIGHT([Sheet1.A79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6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79]" office:value-type="float" office:value="13572">
            <text:p>13572</text:p>
          </table:table-cell>
          <table:table-cell office:value-type="string">
            <text:p>", "a2" : "</text:p>
          </table:table-cell>
          <table:table-cell table:formula="of:=[Sheet1.E79]" office:value-type="float" office:value="13572">
            <text:p>13572</text:p>
          </table:table-cell>
          <table:table-cell office:value-type="string">
            <text:p>", "b1" : "</text:p>
          </table:table-cell>
          <table:table-cell table:formula="of:=[Sheet1.F79]" office:value-type="float" office:value="13572">
            <text:p>13572</text:p>
          </table:table-cell>
          <table:table-cell office:value-type="string">
            <text:p>", "b2" : "</text:p>
          </table:table-cell>
          <table:table-cell table:formula="of:=[Sheet1.G79]" office:value-type="float" office:value="13572">
            <text:p>13572</text:p>
          </table:table-cell>
          <table:table-cell office:value-type="string">
            <text:p>", "historic" : "</text:p>
          </table:table-cell>
          <table:table-cell table:formula="of:=[Sheet1.C79]" office:value-type="float" office:value="13572">
            <text:p>1357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79]+1" office:value-type="float" office:value="80">
            <text:p>80</text:p>
          </table:table-cell>
          <table:table-cell office:value-type="string">
            <text:p>" }, "year" : "</text:p>
          </table:table-cell>
          <table:table-cell table:formula="of:=RIGHT([Sheet1.A80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7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80]" office:value-type="float" office:value="718">
            <text:p>718</text:p>
          </table:table-cell>
          <table:table-cell office:value-type="string">
            <text:p>", "a2" : "</text:p>
          </table:table-cell>
          <table:table-cell table:formula="of:=[Sheet1.E80]" office:value-type="float" office:value="718">
            <text:p>718</text:p>
          </table:table-cell>
          <table:table-cell office:value-type="string">
            <text:p>", "b1" : "</text:p>
          </table:table-cell>
          <table:table-cell table:formula="of:=[Sheet1.F80]" office:value-type="float" office:value="718">
            <text:p>718</text:p>
          </table:table-cell>
          <table:table-cell office:value-type="string">
            <text:p>", "b2" : "</text:p>
          </table:table-cell>
          <table:table-cell table:formula="of:=[Sheet1.G80]" office:value-type="float" office:value="718">
            <text:p>718</text:p>
          </table:table-cell>
          <table:table-cell office:value-type="string">
            <text:p>", "historic" : "</text:p>
          </table:table-cell>
          <table:table-cell table:formula="of:=[Sheet1.C80]" office:value-type="float" office:value="718">
            <text:p>71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0]+1" office:value-type="float" office:value="81">
            <text:p>81</text:p>
          </table:table-cell>
          <table:table-cell office:value-type="string">
            <text:p>" }, "year" : "</text:p>
          </table:table-cell>
          <table:table-cell table:formula="of:=RIGHT([Sheet1.A81];4)" office:value-type="string" office:string-value="1968">
            <text:p>1968</text:p>
          </table:table-cell>
          <table:table-cell office:value-type="string">
            <text:p>", "continent" : "</text:p>
          </table:table-cell>
          <table:table-cell table:formula="of:=[.F7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81]" office:value-type="float" office:value="264">
            <text:p>264</text:p>
          </table:table-cell>
          <table:table-cell office:value-type="string">
            <text:p>", "a2" : "</text:p>
          </table:table-cell>
          <table:table-cell table:formula="of:=[Sheet1.E81]" office:value-type="float" office:value="264">
            <text:p>264</text:p>
          </table:table-cell>
          <table:table-cell office:value-type="string">
            <text:p>", "b1" : "</text:p>
          </table:table-cell>
          <table:table-cell table:formula="of:=[Sheet1.F81]" office:value-type="float" office:value="264">
            <text:p>264</text:p>
          </table:table-cell>
          <table:table-cell office:value-type="string">
            <text:p>", "b2" : "</text:p>
          </table:table-cell>
          <table:table-cell table:formula="of:=[Sheet1.G81]" office:value-type="float" office:value="264">
            <text:p>264</text:p>
          </table:table-cell>
          <table:table-cell office:value-type="string">
            <text:p>", "historic" : "</text:p>
          </table:table-cell>
          <table:table-cell table:formula="of:=[Sheet1.C81]" office:value-type="float" office:value="264">
            <text:p>26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1]+1" office:value-type="float" office:value="82">
            <text:p>82</text:p>
          </table:table-cell>
          <table:table-cell office:value-type="string">
            <text:p>" }, "year" : "</text:p>
          </table:table-cell>
          <table:table-cell table:formula="of:=RIGHT([Sheet1.A82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7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82]" office:value-type="float" office:value="807">
            <text:p>807</text:p>
          </table:table-cell>
          <table:table-cell office:value-type="string">
            <text:p>", "a2" : "</text:p>
          </table:table-cell>
          <table:table-cell table:formula="of:=[Sheet1.E82]" office:value-type="float" office:value="807">
            <text:p>807</text:p>
          </table:table-cell>
          <table:table-cell office:value-type="string">
            <text:p>", "b1" : "</text:p>
          </table:table-cell>
          <table:table-cell table:formula="of:=[Sheet1.F82]" office:value-type="float" office:value="807">
            <text:p>807</text:p>
          </table:table-cell>
          <table:table-cell office:value-type="string">
            <text:p>", "b2" : "</text:p>
          </table:table-cell>
          <table:table-cell table:formula="of:=[Sheet1.G82]" office:value-type="float" office:value="807">
            <text:p>807</text:p>
          </table:table-cell>
          <table:table-cell office:value-type="string">
            <text:p>", "historic" : "</text:p>
          </table:table-cell>
          <table:table-cell table:formula="of:=[Sheet1.C82]" office:value-type="float" office:value="807">
            <text:p>80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2]+1" office:value-type="float" office:value="83">
            <text:p>83</text:p>
          </table:table-cell>
          <table:table-cell office:value-type="string">
            <text:p>" }, "year" : "</text:p>
          </table:table-cell>
          <table:table-cell table:formula="of:=RIGHT([Sheet1.A83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7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83]" office:value-type="float" office:value="123">
            <text:p>123</text:p>
          </table:table-cell>
          <table:table-cell office:value-type="string">
            <text:p>", "a2" : "</text:p>
          </table:table-cell>
          <table:table-cell table:formula="of:=[Sheet1.E83]" office:value-type="float" office:value="123">
            <text:p>123</text:p>
          </table:table-cell>
          <table:table-cell office:value-type="string">
            <text:p>", "b1" : "</text:p>
          </table:table-cell>
          <table:table-cell table:formula="of:=[Sheet1.F83]" office:value-type="float" office:value="123">
            <text:p>123</text:p>
          </table:table-cell>
          <table:table-cell office:value-type="string">
            <text:p>", "b2" : "</text:p>
          </table:table-cell>
          <table:table-cell table:formula="of:=[Sheet1.G83]" office:value-type="float" office:value="123">
            <text:p>123</text:p>
          </table:table-cell>
          <table:table-cell office:value-type="string">
            <text:p>", "historic" : "</text:p>
          </table:table-cell>
          <table:table-cell table:formula="of:=[Sheet1.C83]" office:value-type="float" office:value="123">
            <text:p>12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3]+1" office:value-type="float" office:value="84">
            <text:p>84</text:p>
          </table:table-cell>
          <table:table-cell office:value-type="string">
            <text:p>" }, "year" : "</text:p>
          </table:table-cell>
          <table:table-cell table:formula="of:=RIGHT([Sheet1.A84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7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84]" office:value-type="float" office:value="12080">
            <text:p>12080</text:p>
          </table:table-cell>
          <table:table-cell office:value-type="string">
            <text:p>", "a2" : "</text:p>
          </table:table-cell>
          <table:table-cell table:formula="of:=[Sheet1.E84]" office:value-type="float" office:value="12080">
            <text:p>12080</text:p>
          </table:table-cell>
          <table:table-cell office:value-type="string">
            <text:p>", "b1" : "</text:p>
          </table:table-cell>
          <table:table-cell table:formula="of:=[Sheet1.F84]" office:value-type="float" office:value="12080">
            <text:p>12080</text:p>
          </table:table-cell>
          <table:table-cell office:value-type="string">
            <text:p>", "b2" : "</text:p>
          </table:table-cell>
          <table:table-cell table:formula="of:=[Sheet1.G84]" office:value-type="float" office:value="12080">
            <text:p>12080</text:p>
          </table:table-cell>
          <table:table-cell office:value-type="string">
            <text:p>", "historic" : "</text:p>
          </table:table-cell>
          <table:table-cell table:formula="of:=[Sheet1.C84]" office:value-type="float" office:value="12080">
            <text:p>1208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4]+1" office:value-type="float" office:value="85">
            <text:p>85</text:p>
          </table:table-cell>
          <table:table-cell office:value-type="string">
            <text:p>" }, "year" : "</text:p>
          </table:table-cell>
          <table:table-cell table:formula="of:=RIGHT([Sheet1.A85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7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85]" office:value-type="string" office:string-value="NaN">
            <text:p>NaN</text:p>
          </table:table-cell>
          <table:table-cell office:value-type="string">
            <text:p>", "a2" : "</text:p>
          </table:table-cell>
          <table:table-cell table:formula="of:=[Sheet1.E85]" office:value-type="string" office:string-value="NaN">
            <text:p>NaN</text:p>
          </table:table-cell>
          <table:table-cell office:value-type="string">
            <text:p>", "b1" : "</text:p>
          </table:table-cell>
          <table:table-cell table:formula="of:=[Sheet1.F85]" office:value-type="string" office:string-value="NaN">
            <text:p>NaN</text:p>
          </table:table-cell>
          <table:table-cell office:value-type="string">
            <text:p>", "b2" : "</text:p>
          </table:table-cell>
          <table:table-cell table:formula="of:=[Sheet1.G85]" office:value-type="string" office:string-value="NaN">
            <text:p>NaN</text:p>
          </table:table-cell>
          <table:table-cell office:value-type="string">
            <text:p>", "historic" : "</text:p>
          </table:table-cell>
          <table:table-cell table:formula="of:=[Sheet1.C85]" office:value-type="string" office:string-value="NaN">
            <text:p>NaN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5]+1" office:value-type="float" office:value="86">
            <text:p>86</text:p>
          </table:table-cell>
          <table:table-cell office:value-type="string">
            <text:p>" }, "year" : "</text:p>
          </table:table-cell>
          <table:table-cell table:formula="of:=RIGHT([Sheet1.A86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7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86]" office:value-type="float" office:value="2858">
            <text:p>2858</text:p>
          </table:table-cell>
          <table:table-cell office:value-type="string">
            <text:p>", "a2" : "</text:p>
          </table:table-cell>
          <table:table-cell table:formula="of:=[Sheet1.E86]" office:value-type="float" office:value="2858">
            <text:p>2858</text:p>
          </table:table-cell>
          <table:table-cell office:value-type="string">
            <text:p>", "b1" : "</text:p>
          </table:table-cell>
          <table:table-cell table:formula="of:=[Sheet1.F86]" office:value-type="float" office:value="2858">
            <text:p>2858</text:p>
          </table:table-cell>
          <table:table-cell office:value-type="string">
            <text:p>", "b2" : "</text:p>
          </table:table-cell>
          <table:table-cell table:formula="of:=[Sheet1.G86]" office:value-type="float" office:value="2858">
            <text:p>2858</text:p>
          </table:table-cell>
          <table:table-cell office:value-type="string">
            <text:p>", "historic" : "</text:p>
          </table:table-cell>
          <table:table-cell table:formula="of:=[Sheet1.C86]" office:value-type="float" office:value="2858">
            <text:p>285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6]+1" office:value-type="float" office:value="87">
            <text:p>87</text:p>
          </table:table-cell>
          <table:table-cell office:value-type="string">
            <text:p>" }, "year" : "</text:p>
          </table:table-cell>
          <table:table-cell table:formula="of:=RIGHT([Sheet1.A87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7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87]" office:value-type="float" office:value="1937">
            <text:p>1937</text:p>
          </table:table-cell>
          <table:table-cell office:value-type="string">
            <text:p>", "a2" : "</text:p>
          </table:table-cell>
          <table:table-cell table:formula="of:=[Sheet1.E87]" office:value-type="float" office:value="1937">
            <text:p>1937</text:p>
          </table:table-cell>
          <table:table-cell office:value-type="string">
            <text:p>", "b1" : "</text:p>
          </table:table-cell>
          <table:table-cell table:formula="of:=[Sheet1.F87]" office:value-type="float" office:value="1937">
            <text:p>1937</text:p>
          </table:table-cell>
          <table:table-cell office:value-type="string">
            <text:p>", "b2" : "</text:p>
          </table:table-cell>
          <table:table-cell table:formula="of:=[Sheet1.G87]" office:value-type="float" office:value="1937">
            <text:p>1937</text:p>
          </table:table-cell>
          <table:table-cell office:value-type="string">
            <text:p>", "historic" : "</text:p>
          </table:table-cell>
          <table:table-cell table:formula="of:=[Sheet1.C87]" office:value-type="float" office:value="1937">
            <text:p>193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7]+1" office:value-type="float" office:value="88">
            <text:p>88</text:p>
          </table:table-cell>
          <table:table-cell office:value-type="string">
            <text:p>" }, "year" : "</text:p>
          </table:table-cell>
          <table:table-cell table:formula="of:=RIGHT([Sheet1.A88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7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88]" office:value-type="float" office:value="20083">
            <text:p>20083</text:p>
          </table:table-cell>
          <table:table-cell office:value-type="string">
            <text:p>", "a2" : "</text:p>
          </table:table-cell>
          <table:table-cell table:formula="of:=[Sheet1.E88]" office:value-type="float" office:value="20083">
            <text:p>20083</text:p>
          </table:table-cell>
          <table:table-cell office:value-type="string">
            <text:p>", "b1" : "</text:p>
          </table:table-cell>
          <table:table-cell table:formula="of:=[Sheet1.F88]" office:value-type="float" office:value="20083">
            <text:p>20083</text:p>
          </table:table-cell>
          <table:table-cell office:value-type="string">
            <text:p>", "b2" : "</text:p>
          </table:table-cell>
          <table:table-cell table:formula="of:=[Sheet1.G88]" office:value-type="float" office:value="20083">
            <text:p>20083</text:p>
          </table:table-cell>
          <table:table-cell office:value-type="string">
            <text:p>", "historic" : "</text:p>
          </table:table-cell>
          <table:table-cell table:formula="of:=[Sheet1.C88]" office:value-type="float" office:value="20083">
            <text:p>2008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8]+1" office:value-type="float" office:value="89">
            <text:p>89</text:p>
          </table:table-cell>
          <table:table-cell office:value-type="string">
            <text:p>" }, "year" : "</text:p>
          </table:table-cell>
          <table:table-cell table:formula="of:=RIGHT([Sheet1.A89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7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89]" office:value-type="float" office:value="14852">
            <text:p>14852</text:p>
          </table:table-cell>
          <table:table-cell office:value-type="string">
            <text:p>", "a2" : "</text:p>
          </table:table-cell>
          <table:table-cell table:formula="of:=[Sheet1.E89]" office:value-type="float" office:value="14852">
            <text:p>14852</text:p>
          </table:table-cell>
          <table:table-cell office:value-type="string">
            <text:p>", "b1" : "</text:p>
          </table:table-cell>
          <table:table-cell table:formula="of:=[Sheet1.F89]" office:value-type="float" office:value="14852">
            <text:p>14852</text:p>
          </table:table-cell>
          <table:table-cell office:value-type="string">
            <text:p>", "b2" : "</text:p>
          </table:table-cell>
          <table:table-cell table:formula="of:=[Sheet1.G89]" office:value-type="float" office:value="14852">
            <text:p>14852</text:p>
          </table:table-cell>
          <table:table-cell office:value-type="string">
            <text:p>", "historic" : "</text:p>
          </table:table-cell>
          <table:table-cell table:formula="of:=[Sheet1.C89]" office:value-type="float" office:value="14852">
            <text:p>1485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89]+1" office:value-type="float" office:value="90">
            <text:p>90</text:p>
          </table:table-cell>
          <table:table-cell office:value-type="string">
            <text:p>" }, "year" : "</text:p>
          </table:table-cell>
          <table:table-cell table:formula="of:=RIGHT([Sheet1.A90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8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90]" office:value-type="float" office:value="766">
            <text:p>766</text:p>
          </table:table-cell>
          <table:table-cell office:value-type="string">
            <text:p>", "a2" : "</text:p>
          </table:table-cell>
          <table:table-cell table:formula="of:=[Sheet1.E90]" office:value-type="float" office:value="766">
            <text:p>766</text:p>
          </table:table-cell>
          <table:table-cell office:value-type="string">
            <text:p>", "b1" : "</text:p>
          </table:table-cell>
          <table:table-cell table:formula="of:=[Sheet1.F90]" office:value-type="float" office:value="766">
            <text:p>766</text:p>
          </table:table-cell>
          <table:table-cell office:value-type="string">
            <text:p>", "b2" : "</text:p>
          </table:table-cell>
          <table:table-cell table:formula="of:=[Sheet1.G90]" office:value-type="float" office:value="766">
            <text:p>766</text:p>
          </table:table-cell>
          <table:table-cell office:value-type="string">
            <text:p>", "historic" : "</text:p>
          </table:table-cell>
          <table:table-cell table:formula="of:=[Sheet1.C90]" office:value-type="float" office:value="766">
            <text:p>76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0]+1" office:value-type="float" office:value="91">
            <text:p>91</text:p>
          </table:table-cell>
          <table:table-cell office:value-type="string">
            <text:p>" }, "year" : "</text:p>
          </table:table-cell>
          <table:table-cell table:formula="of:=RIGHT([Sheet1.A91];4)" office:value-type="string" office:string-value="1969">
            <text:p>1969</text:p>
          </table:table-cell>
          <table:table-cell office:value-type="string">
            <text:p>", "continent" : "</text:p>
          </table:table-cell>
          <table:table-cell table:formula="of:=[.F8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91]" office:value-type="float" office:value="273">
            <text:p>273</text:p>
          </table:table-cell>
          <table:table-cell office:value-type="string">
            <text:p>", "a2" : "</text:p>
          </table:table-cell>
          <table:table-cell table:formula="of:=[Sheet1.E91]" office:value-type="float" office:value="273">
            <text:p>273</text:p>
          </table:table-cell>
          <table:table-cell office:value-type="string">
            <text:p>", "b1" : "</text:p>
          </table:table-cell>
          <table:table-cell table:formula="of:=[Sheet1.F91]" office:value-type="float" office:value="273">
            <text:p>273</text:p>
          </table:table-cell>
          <table:table-cell office:value-type="string">
            <text:p>", "b2" : "</text:p>
          </table:table-cell>
          <table:table-cell table:formula="of:=[Sheet1.G91]" office:value-type="float" office:value="273">
            <text:p>273</text:p>
          </table:table-cell>
          <table:table-cell office:value-type="string">
            <text:p>", "historic" : "</text:p>
          </table:table-cell>
          <table:table-cell table:formula="of:=[Sheet1.C91]" office:value-type="float" office:value="273">
            <text:p>27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1]+1" office:value-type="float" office:value="92">
            <text:p>92</text:p>
          </table:table-cell>
          <table:table-cell office:value-type="string">
            <text:p>" }, "year" : "</text:p>
          </table:table-cell>
          <table:table-cell table:formula="of:=RIGHT([Sheet1.A92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8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92]" office:value-type="float" office:value="854">
            <text:p>854</text:p>
          </table:table-cell>
          <table:table-cell office:value-type="string">
            <text:p>", "a2" : "</text:p>
          </table:table-cell>
          <table:table-cell table:formula="of:=[Sheet1.E92]" office:value-type="float" office:value="854">
            <text:p>854</text:p>
          </table:table-cell>
          <table:table-cell office:value-type="string">
            <text:p>", "b1" : "</text:p>
          </table:table-cell>
          <table:table-cell table:formula="of:=[Sheet1.F92]" office:value-type="float" office:value="854">
            <text:p>854</text:p>
          </table:table-cell>
          <table:table-cell office:value-type="string">
            <text:p>", "b2" : "</text:p>
          </table:table-cell>
          <table:table-cell table:formula="of:=[Sheet1.G92]" office:value-type="float" office:value="854">
            <text:p>854</text:p>
          </table:table-cell>
          <table:table-cell office:value-type="string">
            <text:p>", "historic" : "</text:p>
          </table:table-cell>
          <table:table-cell table:formula="of:=[Sheet1.C92]" office:value-type="float" office:value="854">
            <text:p>85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2]+1" office:value-type="float" office:value="93">
            <text:p>93</text:p>
          </table:table-cell>
          <table:table-cell office:value-type="string">
            <text:p>" }, "year" : "</text:p>
          </table:table-cell>
          <table:table-cell table:formula="of:=RIGHT([Sheet1.A93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8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93]" office:value-type="float" office:value="143">
            <text:p>143</text:p>
          </table:table-cell>
          <table:table-cell office:value-type="string">
            <text:p>", "a2" : "</text:p>
          </table:table-cell>
          <table:table-cell table:formula="of:=[Sheet1.E93]" office:value-type="float" office:value="143">
            <text:p>143</text:p>
          </table:table-cell>
          <table:table-cell office:value-type="string">
            <text:p>", "b1" : "</text:p>
          </table:table-cell>
          <table:table-cell table:formula="of:=[Sheet1.F93]" office:value-type="float" office:value="143">
            <text:p>143</text:p>
          </table:table-cell>
          <table:table-cell office:value-type="string">
            <text:p>", "b2" : "</text:p>
          </table:table-cell>
          <table:table-cell table:formula="of:=[Sheet1.G93]" office:value-type="float" office:value="143">
            <text:p>143</text:p>
          </table:table-cell>
          <table:table-cell office:value-type="string">
            <text:p>", "historic" : "</text:p>
          </table:table-cell>
          <table:table-cell table:formula="of:=[Sheet1.C93]" office:value-type="float" office:value="143">
            <text:p>14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3]+1" office:value-type="float" office:value="94">
            <text:p>94</text:p>
          </table:table-cell>
          <table:table-cell office:value-type="string">
            <text:p>" }, "year" : "</text:p>
          </table:table-cell>
          <table:table-cell table:formula="of:=RIGHT([Sheet1.A94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8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94]" office:value-type="float" office:value="12571">
            <text:p>12571</text:p>
          </table:table-cell>
          <table:table-cell office:value-type="string">
            <text:p>", "a2" : "</text:p>
          </table:table-cell>
          <table:table-cell table:formula="of:=[Sheet1.E94]" office:value-type="float" office:value="12571">
            <text:p>12571</text:p>
          </table:table-cell>
          <table:table-cell office:value-type="string">
            <text:p>", "b1" : "</text:p>
          </table:table-cell>
          <table:table-cell table:formula="of:=[Sheet1.F94]" office:value-type="float" office:value="12571">
            <text:p>12571</text:p>
          </table:table-cell>
          <table:table-cell office:value-type="string">
            <text:p>", "b2" : "</text:p>
          </table:table-cell>
          <table:table-cell table:formula="of:=[Sheet1.G94]" office:value-type="float" office:value="12571">
            <text:p>12571</text:p>
          </table:table-cell>
          <table:table-cell office:value-type="string">
            <text:p>", "historic" : "</text:p>
          </table:table-cell>
          <table:table-cell table:formula="of:=[Sheet1.C94]" office:value-type="float" office:value="12571">
            <text:p>1257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4]+1" office:value-type="float" office:value="95">
            <text:p>95</text:p>
          </table:table-cell>
          <table:table-cell office:value-type="string">
            <text:p>" }, "year" : "</text:p>
          </table:table-cell>
          <table:table-cell table:formula="of:=RIGHT([Sheet1.A95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8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95]" office:value-type="float" office:value="2128">
            <text:p>2128</text:p>
          </table:table-cell>
          <table:table-cell office:value-type="string">
            <text:p>", "a2" : "</text:p>
          </table:table-cell>
          <table:table-cell table:formula="of:=[Sheet1.E95]" office:value-type="float" office:value="2128">
            <text:p>2128</text:p>
          </table:table-cell>
          <table:table-cell office:value-type="string">
            <text:p>", "b1" : "</text:p>
          </table:table-cell>
          <table:table-cell table:formula="of:=[Sheet1.F95]" office:value-type="float" office:value="2128">
            <text:p>2128</text:p>
          </table:table-cell>
          <table:table-cell office:value-type="string">
            <text:p>", "b2" : "</text:p>
          </table:table-cell>
          <table:table-cell table:formula="of:=[Sheet1.G95]" office:value-type="float" office:value="2128">
            <text:p>2128</text:p>
          </table:table-cell>
          <table:table-cell office:value-type="string">
            <text:p>", "historic" : "</text:p>
          </table:table-cell>
          <table:table-cell table:formula="of:=[Sheet1.C95]" office:value-type="float" office:value="2128">
            <text:p>212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5]+1" office:value-type="float" office:value="96">
            <text:p>96</text:p>
          </table:table-cell>
          <table:table-cell office:value-type="string">
            <text:p>" }, "year" : "</text:p>
          </table:table-cell>
          <table:table-cell table:formula="of:=RIGHT([Sheet1.A96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8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96]" office:value-type="float" office:value="2970">
            <text:p>2970</text:p>
          </table:table-cell>
          <table:table-cell office:value-type="string">
            <text:p>", "a2" : "</text:p>
          </table:table-cell>
          <table:table-cell table:formula="of:=[Sheet1.E96]" office:value-type="float" office:value="2970">
            <text:p>2970</text:p>
          </table:table-cell>
          <table:table-cell office:value-type="string">
            <text:p>", "b1" : "</text:p>
          </table:table-cell>
          <table:table-cell table:formula="of:=[Sheet1.F96]" office:value-type="float" office:value="2970">
            <text:p>2970</text:p>
          </table:table-cell>
          <table:table-cell office:value-type="string">
            <text:p>", "b2" : "</text:p>
          </table:table-cell>
          <table:table-cell table:formula="of:=[Sheet1.G96]" office:value-type="float" office:value="2970">
            <text:p>2970</text:p>
          </table:table-cell>
          <table:table-cell office:value-type="string">
            <text:p>", "historic" : "</text:p>
          </table:table-cell>
          <table:table-cell table:formula="of:=[Sheet1.C96]" office:value-type="float" office:value="2970">
            <text:p>297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6]+1" office:value-type="float" office:value="97">
            <text:p>97</text:p>
          </table:table-cell>
          <table:table-cell office:value-type="string">
            <text:p>" }, "year" : "</text:p>
          </table:table-cell>
          <table:table-cell table:formula="of:=RIGHT([Sheet1.A97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8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97]" office:value-type="float" office:value="2061">
            <text:p>2061</text:p>
          </table:table-cell>
          <table:table-cell office:value-type="string">
            <text:p>", "a2" : "</text:p>
          </table:table-cell>
          <table:table-cell table:formula="of:=[Sheet1.E97]" office:value-type="float" office:value="2061">
            <text:p>2061</text:p>
          </table:table-cell>
          <table:table-cell office:value-type="string">
            <text:p>", "b1" : "</text:p>
          </table:table-cell>
          <table:table-cell table:formula="of:=[Sheet1.F97]" office:value-type="float" office:value="2061">
            <text:p>2061</text:p>
          </table:table-cell>
          <table:table-cell office:value-type="string">
            <text:p>", "b2" : "</text:p>
          </table:table-cell>
          <table:table-cell table:formula="of:=[Sheet1.G97]" office:value-type="float" office:value="2061">
            <text:p>2061</text:p>
          </table:table-cell>
          <table:table-cell office:value-type="string">
            <text:p>", "historic" : "</text:p>
          </table:table-cell>
          <table:table-cell table:formula="of:=[Sheet1.C97]" office:value-type="float" office:value="2061">
            <text:p>206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7]+1" office:value-type="float" office:value="98">
            <text:p>98</text:p>
          </table:table-cell>
          <table:table-cell office:value-type="string">
            <text:p>" }, "year" : "</text:p>
          </table:table-cell>
          <table:table-cell table:formula="of:=RIGHT([Sheet1.A98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8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98]" office:value-type="float" office:value="20316">
            <text:p>20316</text:p>
          </table:table-cell>
          <table:table-cell office:value-type="string">
            <text:p>", "a2" : "</text:p>
          </table:table-cell>
          <table:table-cell table:formula="of:=[Sheet1.E98]" office:value-type="float" office:value="20316">
            <text:p>20316</text:p>
          </table:table-cell>
          <table:table-cell office:value-type="string">
            <text:p>", "b1" : "</text:p>
          </table:table-cell>
          <table:table-cell table:formula="of:=[Sheet1.F98]" office:value-type="float" office:value="20316">
            <text:p>20316</text:p>
          </table:table-cell>
          <table:table-cell office:value-type="string">
            <text:p>", "b2" : "</text:p>
          </table:table-cell>
          <table:table-cell table:formula="of:=[Sheet1.G98]" office:value-type="float" office:value="20316">
            <text:p>20316</text:p>
          </table:table-cell>
          <table:table-cell office:value-type="string">
            <text:p>", "historic" : "</text:p>
          </table:table-cell>
          <table:table-cell table:formula="of:=[Sheet1.C98]" office:value-type="float" office:value="20316">
            <text:p>2031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8]+1" office:value-type="float" office:value="99">
            <text:p>99</text:p>
          </table:table-cell>
          <table:table-cell office:value-type="string">
            <text:p>" }, "year" : "</text:p>
          </table:table-cell>
          <table:table-cell table:formula="of:=RIGHT([Sheet1.A99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8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99]" office:value-type="float" office:value="15332">
            <text:p>15332</text:p>
          </table:table-cell>
          <table:table-cell office:value-type="string">
            <text:p>", "a2" : "</text:p>
          </table:table-cell>
          <table:table-cell table:formula="of:=[Sheet1.E99]" office:value-type="float" office:value="15332">
            <text:p>15332</text:p>
          </table:table-cell>
          <table:table-cell office:value-type="string">
            <text:p>", "b1" : "</text:p>
          </table:table-cell>
          <table:table-cell table:formula="of:=[Sheet1.F99]" office:value-type="float" office:value="15332">
            <text:p>15332</text:p>
          </table:table-cell>
          <table:table-cell office:value-type="string">
            <text:p>", "b2" : "</text:p>
          </table:table-cell>
          <table:table-cell table:formula="of:=[Sheet1.G99]" office:value-type="float" office:value="15332">
            <text:p>15332</text:p>
          </table:table-cell>
          <table:table-cell office:value-type="string">
            <text:p>", "historic" : "</text:p>
          </table:table-cell>
          <table:table-cell table:formula="of:=[Sheet1.C99]" office:value-type="float" office:value="15332">
            <text:p>1533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99]+1" office:value-type="float" office:value="100">
            <text:p>100</text:p>
          </table:table-cell>
          <table:table-cell office:value-type="string">
            <text:p>" }, "year" : "</text:p>
          </table:table-cell>
          <table:table-cell table:formula="of:=RIGHT([Sheet1.A100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9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00]" office:value-type="float" office:value="805">
            <text:p>805</text:p>
          </table:table-cell>
          <table:table-cell office:value-type="string">
            <text:p>", "a2" : "</text:p>
          </table:table-cell>
          <table:table-cell table:formula="of:=[Sheet1.E100]" office:value-type="float" office:value="805">
            <text:p>805</text:p>
          </table:table-cell>
          <table:table-cell office:value-type="string">
            <text:p>", "b1" : "</text:p>
          </table:table-cell>
          <table:table-cell table:formula="of:=[Sheet1.F100]" office:value-type="float" office:value="805">
            <text:p>805</text:p>
          </table:table-cell>
          <table:table-cell office:value-type="string">
            <text:p>", "b2" : "</text:p>
          </table:table-cell>
          <table:table-cell table:formula="of:=[Sheet1.G100]" office:value-type="float" office:value="805">
            <text:p>805</text:p>
          </table:table-cell>
          <table:table-cell office:value-type="string">
            <text:p>", "historic" : "</text:p>
          </table:table-cell>
          <table:table-cell table:formula="of:=[Sheet1.C100]" office:value-type="float" office:value="805">
            <text:p>80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0]+1" office:value-type="float" office:value="101">
            <text:p>101</text:p>
          </table:table-cell>
          <table:table-cell office:value-type="string">
            <text:p>" }, "year" : "</text:p>
          </table:table-cell>
          <table:table-cell table:formula="of:=RIGHT([Sheet1.A101];4)" office:value-type="string" office:string-value="1970">
            <text:p>1970</text:p>
          </table:table-cell>
          <table:table-cell office:value-type="string">
            <text:p>", "continent" : "</text:p>
          </table:table-cell>
          <table:table-cell table:formula="of:=[.F9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01]" office:value-type="float" office:value="282">
            <text:p>282</text:p>
          </table:table-cell>
          <table:table-cell office:value-type="string">
            <text:p>", "a2" : "</text:p>
          </table:table-cell>
          <table:table-cell table:formula="of:=[Sheet1.E101]" office:value-type="float" office:value="282">
            <text:p>282</text:p>
          </table:table-cell>
          <table:table-cell office:value-type="string">
            <text:p>", "b1" : "</text:p>
          </table:table-cell>
          <table:table-cell table:formula="of:=[Sheet1.F101]" office:value-type="float" office:value="282">
            <text:p>282</text:p>
          </table:table-cell>
          <table:table-cell office:value-type="string">
            <text:p>", "b2" : "</text:p>
          </table:table-cell>
          <table:table-cell table:formula="of:=[Sheet1.G101]" office:value-type="float" office:value="282">
            <text:p>282</text:p>
          </table:table-cell>
          <table:table-cell office:value-type="string">
            <text:p>", "historic" : "</text:p>
          </table:table-cell>
          <table:table-cell table:formula="of:=[Sheet1.C101]" office:value-type="float" office:value="282">
            <text:p>28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1]+1" office:value-type="float" office:value="102">
            <text:p>102</text:p>
          </table:table-cell>
          <table:table-cell office:value-type="string">
            <text:p>" }, "year" : "</text:p>
          </table:table-cell>
          <table:table-cell table:formula="of:=RIGHT([Sheet1.A102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9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02]" office:value-type="float" office:value="886">
            <text:p>886</text:p>
          </table:table-cell>
          <table:table-cell office:value-type="string">
            <text:p>", "a2" : "</text:p>
          </table:table-cell>
          <table:table-cell table:formula="of:=[Sheet1.E102]" office:value-type="float" office:value="886">
            <text:p>886</text:p>
          </table:table-cell>
          <table:table-cell office:value-type="string">
            <text:p>", "b1" : "</text:p>
          </table:table-cell>
          <table:table-cell table:formula="of:=[Sheet1.F102]" office:value-type="float" office:value="886">
            <text:p>886</text:p>
          </table:table-cell>
          <table:table-cell office:value-type="string">
            <text:p>", "b2" : "</text:p>
          </table:table-cell>
          <table:table-cell table:formula="of:=[Sheet1.G102]" office:value-type="float" office:value="886">
            <text:p>886</text:p>
          </table:table-cell>
          <table:table-cell office:value-type="string">
            <text:p>", "historic" : "</text:p>
          </table:table-cell>
          <table:table-cell table:formula="of:=[Sheet1.C102]" office:value-type="float" office:value="886">
            <text:p>88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2]+1" office:value-type="float" office:value="103">
            <text:p>103</text:p>
          </table:table-cell>
          <table:table-cell office:value-type="string">
            <text:p>" }, "year" : "</text:p>
          </table:table-cell>
          <table:table-cell table:formula="of:=RIGHT([Sheet1.A103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9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03]" office:value-type="float" office:value="148">
            <text:p>148</text:p>
          </table:table-cell>
          <table:table-cell office:value-type="string">
            <text:p>", "a2" : "</text:p>
          </table:table-cell>
          <table:table-cell table:formula="of:=[Sheet1.E103]" office:value-type="float" office:value="148">
            <text:p>148</text:p>
          </table:table-cell>
          <table:table-cell office:value-type="string">
            <text:p>", "b1" : "</text:p>
          </table:table-cell>
          <table:table-cell table:formula="of:=[Sheet1.F103]" office:value-type="float" office:value="148">
            <text:p>148</text:p>
          </table:table-cell>
          <table:table-cell office:value-type="string">
            <text:p>", "b2" : "</text:p>
          </table:table-cell>
          <table:table-cell table:formula="of:=[Sheet1.G103]" office:value-type="float" office:value="148">
            <text:p>148</text:p>
          </table:table-cell>
          <table:table-cell office:value-type="string">
            <text:p>", "historic" : "</text:p>
          </table:table-cell>
          <table:table-cell table:formula="of:=[Sheet1.C103]" office:value-type="float" office:value="148">
            <text:p>14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3]+1" office:value-type="float" office:value="104">
            <text:p>104</text:p>
          </table:table-cell>
          <table:table-cell office:value-type="string">
            <text:p>" }, "year" : "</text:p>
          </table:table-cell>
          <table:table-cell table:formula="of:=RIGHT([Sheet1.A104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9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04]" office:value-type="float" office:value="12929">
            <text:p>12929</text:p>
          </table:table-cell>
          <table:table-cell office:value-type="string">
            <text:p>", "a2" : "</text:p>
          </table:table-cell>
          <table:table-cell table:formula="of:=[Sheet1.E104]" office:value-type="float" office:value="12929">
            <text:p>12929</text:p>
          </table:table-cell>
          <table:table-cell office:value-type="string">
            <text:p>", "b1" : "</text:p>
          </table:table-cell>
          <table:table-cell table:formula="of:=[Sheet1.F104]" office:value-type="float" office:value="12929">
            <text:p>12929</text:p>
          </table:table-cell>
          <table:table-cell office:value-type="string">
            <text:p>", "b2" : "</text:p>
          </table:table-cell>
          <table:table-cell table:formula="of:=[Sheet1.G104]" office:value-type="float" office:value="12929">
            <text:p>12929</text:p>
          </table:table-cell>
          <table:table-cell office:value-type="string">
            <text:p>", "historic" : "</text:p>
          </table:table-cell>
          <table:table-cell table:formula="of:=[Sheet1.C104]" office:value-type="float" office:value="12929">
            <text:p>1292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4]+1" office:value-type="float" office:value="105">
            <text:p>105</text:p>
          </table:table-cell>
          <table:table-cell office:value-type="string">
            <text:p>" }, "year" : "</text:p>
          </table:table-cell>
          <table:table-cell table:formula="of:=RIGHT([Sheet1.A105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9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05]" office:value-type="float" office:value="2216">
            <text:p>2216</text:p>
          </table:table-cell>
          <table:table-cell office:value-type="string">
            <text:p>", "a2" : "</text:p>
          </table:table-cell>
          <table:table-cell table:formula="of:=[Sheet1.E105]" office:value-type="float" office:value="2216">
            <text:p>2216</text:p>
          </table:table-cell>
          <table:table-cell office:value-type="string">
            <text:p>", "b1" : "</text:p>
          </table:table-cell>
          <table:table-cell table:formula="of:=[Sheet1.F105]" office:value-type="float" office:value="2216">
            <text:p>2216</text:p>
          </table:table-cell>
          <table:table-cell office:value-type="string">
            <text:p>", "b2" : "</text:p>
          </table:table-cell>
          <table:table-cell table:formula="of:=[Sheet1.G105]" office:value-type="float" office:value="2216">
            <text:p>2216</text:p>
          </table:table-cell>
          <table:table-cell office:value-type="string">
            <text:p>", "historic" : "</text:p>
          </table:table-cell>
          <table:table-cell table:formula="of:=[Sheet1.C105]" office:value-type="float" office:value="2216">
            <text:p>221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5]+1" office:value-type="float" office:value="106">
            <text:p>106</text:p>
          </table:table-cell>
          <table:table-cell office:value-type="string">
            <text:p>" }, "year" : "</text:p>
          </table:table-cell>
          <table:table-cell table:formula="of:=RIGHT([Sheet1.A106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9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06]" office:value-type="float" office:value="3079">
            <text:p>3079</text:p>
          </table:table-cell>
          <table:table-cell office:value-type="string">
            <text:p>", "a2" : "</text:p>
          </table:table-cell>
          <table:table-cell table:formula="of:=[Sheet1.E106]" office:value-type="float" office:value="3079">
            <text:p>3079</text:p>
          </table:table-cell>
          <table:table-cell office:value-type="string">
            <text:p>", "b1" : "</text:p>
          </table:table-cell>
          <table:table-cell table:formula="of:=[Sheet1.F106]" office:value-type="float" office:value="3079">
            <text:p>3079</text:p>
          </table:table-cell>
          <table:table-cell office:value-type="string">
            <text:p>", "b2" : "</text:p>
          </table:table-cell>
          <table:table-cell table:formula="of:=[Sheet1.G106]" office:value-type="float" office:value="3079">
            <text:p>3079</text:p>
          </table:table-cell>
          <table:table-cell office:value-type="string">
            <text:p>", "historic" : "</text:p>
          </table:table-cell>
          <table:table-cell table:formula="of:=[Sheet1.C106]" office:value-type="float" office:value="3079">
            <text:p>307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6]+1" office:value-type="float" office:value="107">
            <text:p>107</text:p>
          </table:table-cell>
          <table:table-cell office:value-type="string">
            <text:p>" }, "year" : "</text:p>
          </table:table-cell>
          <table:table-cell table:formula="of:=RIGHT([Sheet1.A107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9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07]" office:value-type="float" office:value="2200">
            <text:p>2200</text:p>
          </table:table-cell>
          <table:table-cell office:value-type="string">
            <text:p>", "a2" : "</text:p>
          </table:table-cell>
          <table:table-cell table:formula="of:=[Sheet1.E107]" office:value-type="float" office:value="2200">
            <text:p>2200</text:p>
          </table:table-cell>
          <table:table-cell office:value-type="string">
            <text:p>", "b1" : "</text:p>
          </table:table-cell>
          <table:table-cell table:formula="of:=[Sheet1.F107]" office:value-type="float" office:value="2200">
            <text:p>2200</text:p>
          </table:table-cell>
          <table:table-cell office:value-type="string">
            <text:p>", "b2" : "</text:p>
          </table:table-cell>
          <table:table-cell table:formula="of:=[Sheet1.G107]" office:value-type="float" office:value="2200">
            <text:p>2200</text:p>
          </table:table-cell>
          <table:table-cell office:value-type="string">
            <text:p>", "historic" : "</text:p>
          </table:table-cell>
          <table:table-cell table:formula="of:=[Sheet1.C107]" office:value-type="float" office:value="2200">
            <text:p>220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7]+1" office:value-type="float" office:value="108">
            <text:p>108</text:p>
          </table:table-cell>
          <table:table-cell office:value-type="string">
            <text:p>" }, "year" : "</text:p>
          </table:table-cell>
          <table:table-cell table:formula="of:=RIGHT([Sheet1.A108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9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08]" office:value-type="float" office:value="20760">
            <text:p>20760</text:p>
          </table:table-cell>
          <table:table-cell office:value-type="string">
            <text:p>", "a2" : "</text:p>
          </table:table-cell>
          <table:table-cell table:formula="of:=[Sheet1.E108]" office:value-type="float" office:value="20760">
            <text:p>20760</text:p>
          </table:table-cell>
          <table:table-cell office:value-type="string">
            <text:p>", "b1" : "</text:p>
          </table:table-cell>
          <table:table-cell table:formula="of:=[Sheet1.F108]" office:value-type="float" office:value="20760">
            <text:p>20760</text:p>
          </table:table-cell>
          <table:table-cell office:value-type="string">
            <text:p>", "b2" : "</text:p>
          </table:table-cell>
          <table:table-cell table:formula="of:=[Sheet1.G108]" office:value-type="float" office:value="20760">
            <text:p>20760</text:p>
          </table:table-cell>
          <table:table-cell office:value-type="string">
            <text:p>", "historic" : "</text:p>
          </table:table-cell>
          <table:table-cell table:formula="of:=[Sheet1.C108]" office:value-type="float" office:value="20760">
            <text:p>2076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8]+1" office:value-type="float" office:value="109">
            <text:p>109</text:p>
          </table:table-cell>
          <table:table-cell office:value-type="string">
            <text:p>" }, "year" : "</text:p>
          </table:table-cell>
          <table:table-cell table:formula="of:=RIGHT([Sheet1.A109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9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09]" office:value-type="float" office:value="15796">
            <text:p>15796</text:p>
          </table:table-cell>
          <table:table-cell office:value-type="string">
            <text:p>", "a2" : "</text:p>
          </table:table-cell>
          <table:table-cell table:formula="of:=[Sheet1.E109]" office:value-type="float" office:value="15796">
            <text:p>15796</text:p>
          </table:table-cell>
          <table:table-cell office:value-type="string">
            <text:p>", "b1" : "</text:p>
          </table:table-cell>
          <table:table-cell table:formula="of:=[Sheet1.F109]" office:value-type="float" office:value="15796">
            <text:p>15796</text:p>
          </table:table-cell>
          <table:table-cell office:value-type="string">
            <text:p>", "b2" : "</text:p>
          </table:table-cell>
          <table:table-cell table:formula="of:=[Sheet1.G109]" office:value-type="float" office:value="15796">
            <text:p>15796</text:p>
          </table:table-cell>
          <table:table-cell office:value-type="string">
            <text:p>", "historic" : "</text:p>
          </table:table-cell>
          <table:table-cell table:formula="of:=[Sheet1.C109]" office:value-type="float" office:value="15796">
            <text:p>1579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09]+1" office:value-type="float" office:value="110">
            <text:p>110</text:p>
          </table:table-cell>
          <table:table-cell office:value-type="string">
            <text:p>" }, "year" : "</text:p>
          </table:table-cell>
          <table:table-cell table:formula="of:=RIGHT([Sheet1.A110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10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10]" office:value-type="float" office:value="841">
            <text:p>841</text:p>
          </table:table-cell>
          <table:table-cell office:value-type="string">
            <text:p>", "a2" : "</text:p>
          </table:table-cell>
          <table:table-cell table:formula="of:=[Sheet1.E110]" office:value-type="float" office:value="841">
            <text:p>841</text:p>
          </table:table-cell>
          <table:table-cell office:value-type="string">
            <text:p>", "b1" : "</text:p>
          </table:table-cell>
          <table:table-cell table:formula="of:=[Sheet1.F110]" office:value-type="float" office:value="841">
            <text:p>841</text:p>
          </table:table-cell>
          <table:table-cell office:value-type="string">
            <text:p>", "b2" : "</text:p>
          </table:table-cell>
          <table:table-cell table:formula="of:=[Sheet1.G110]" office:value-type="float" office:value="841">
            <text:p>841</text:p>
          </table:table-cell>
          <table:table-cell office:value-type="string">
            <text:p>", "historic" : "</text:p>
          </table:table-cell>
          <table:table-cell table:formula="of:=[Sheet1.C110]" office:value-type="float" office:value="841">
            <text:p>84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0]+1" office:value-type="float" office:value="111">
            <text:p>111</text:p>
          </table:table-cell>
          <table:table-cell office:value-type="string">
            <text:p>" }, "year" : "</text:p>
          </table:table-cell>
          <table:table-cell table:formula="of:=RIGHT([Sheet1.A111];4)" office:value-type="string" office:string-value="1971">
            <text:p>1971</text:p>
          </table:table-cell>
          <table:table-cell office:value-type="string">
            <text:p>", "continent" : "</text:p>
          </table:table-cell>
          <table:table-cell table:formula="of:=[.F10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11]" office:value-type="float" office:value="277">
            <text:p>277</text:p>
          </table:table-cell>
          <table:table-cell office:value-type="string">
            <text:p>", "a2" : "</text:p>
          </table:table-cell>
          <table:table-cell table:formula="of:=[Sheet1.E111]" office:value-type="float" office:value="277">
            <text:p>277</text:p>
          </table:table-cell>
          <table:table-cell office:value-type="string">
            <text:p>", "b1" : "</text:p>
          </table:table-cell>
          <table:table-cell table:formula="of:=[Sheet1.F111]" office:value-type="float" office:value="277">
            <text:p>277</text:p>
          </table:table-cell>
          <table:table-cell office:value-type="string">
            <text:p>", "b2" : "</text:p>
          </table:table-cell>
          <table:table-cell table:formula="of:=[Sheet1.G111]" office:value-type="float" office:value="277">
            <text:p>277</text:p>
          </table:table-cell>
          <table:table-cell office:value-type="string">
            <text:p>", "historic" : "</text:p>
          </table:table-cell>
          <table:table-cell table:formula="of:=[Sheet1.C111]" office:value-type="float" office:value="277">
            <text:p>27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1]+1" office:value-type="float" office:value="112">
            <text:p>112</text:p>
          </table:table-cell>
          <table:table-cell office:value-type="string">
            <text:p>" }, "year" : "</text:p>
          </table:table-cell>
          <table:table-cell table:formula="of:=RIGHT([Sheet1.A112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0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12]" office:value-type="float" office:value="886">
            <text:p>886</text:p>
          </table:table-cell>
          <table:table-cell office:value-type="string">
            <text:p>", "a2" : "</text:p>
          </table:table-cell>
          <table:table-cell table:formula="of:=[Sheet1.E112]" office:value-type="float" office:value="886">
            <text:p>886</text:p>
          </table:table-cell>
          <table:table-cell office:value-type="string">
            <text:p>", "b1" : "</text:p>
          </table:table-cell>
          <table:table-cell table:formula="of:=[Sheet1.F112]" office:value-type="float" office:value="886">
            <text:p>886</text:p>
          </table:table-cell>
          <table:table-cell office:value-type="string">
            <text:p>", "b2" : "</text:p>
          </table:table-cell>
          <table:table-cell table:formula="of:=[Sheet1.G112]" office:value-type="float" office:value="886">
            <text:p>886</text:p>
          </table:table-cell>
          <table:table-cell office:value-type="string">
            <text:p>", "historic" : "</text:p>
          </table:table-cell>
          <table:table-cell table:formula="of:=[Sheet1.C112]" office:value-type="float" office:value="886">
            <text:p>88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2]+1" office:value-type="float" office:value="113">
            <text:p>113</text:p>
          </table:table-cell>
          <table:table-cell office:value-type="string">
            <text:p>" }, "year" : "</text:p>
          </table:table-cell>
          <table:table-cell table:formula="of:=RIGHT([Sheet1.A113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0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13]" office:value-type="float" office:value="150">
            <text:p>150</text:p>
          </table:table-cell>
          <table:table-cell office:value-type="string">
            <text:p>", "a2" : "</text:p>
          </table:table-cell>
          <table:table-cell table:formula="of:=[Sheet1.E113]" office:value-type="float" office:value="150">
            <text:p>150</text:p>
          </table:table-cell>
          <table:table-cell office:value-type="string">
            <text:p>", "b1" : "</text:p>
          </table:table-cell>
          <table:table-cell table:formula="of:=[Sheet1.F113]" office:value-type="float" office:value="150">
            <text:p>150</text:p>
          </table:table-cell>
          <table:table-cell office:value-type="string">
            <text:p>", "b2" : "</text:p>
          </table:table-cell>
          <table:table-cell table:formula="of:=[Sheet1.G113]" office:value-type="float" office:value="150">
            <text:p>150</text:p>
          </table:table-cell>
          <table:table-cell office:value-type="string">
            <text:p>", "historic" : "</text:p>
          </table:table-cell>
          <table:table-cell table:formula="of:=[Sheet1.C113]" office:value-type="float" office:value="150">
            <text:p>15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3]+1" office:value-type="float" office:value="114">
            <text:p>114</text:p>
          </table:table-cell>
          <table:table-cell office:value-type="string">
            <text:p>" }, "year" : "</text:p>
          </table:table-cell>
          <table:table-cell table:formula="of:=RIGHT([Sheet1.A114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0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14]" office:value-type="float" office:value="13414">
            <text:p>13414</text:p>
          </table:table-cell>
          <table:table-cell office:value-type="string">
            <text:p>", "a2" : "</text:p>
          </table:table-cell>
          <table:table-cell table:formula="of:=[Sheet1.E114]" office:value-type="float" office:value="13414">
            <text:p>13414</text:p>
          </table:table-cell>
          <table:table-cell office:value-type="string">
            <text:p>", "b1" : "</text:p>
          </table:table-cell>
          <table:table-cell table:formula="of:=[Sheet1.F114]" office:value-type="float" office:value="13414">
            <text:p>13414</text:p>
          </table:table-cell>
          <table:table-cell office:value-type="string">
            <text:p>", "b2" : "</text:p>
          </table:table-cell>
          <table:table-cell table:formula="of:=[Sheet1.G114]" office:value-type="float" office:value="13414">
            <text:p>13414</text:p>
          </table:table-cell>
          <table:table-cell office:value-type="string">
            <text:p>", "historic" : "</text:p>
          </table:table-cell>
          <table:table-cell table:formula="of:=[Sheet1.C114]" office:value-type="float" office:value="13414">
            <text:p>1341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4]+1" office:value-type="float" office:value="115">
            <text:p>115</text:p>
          </table:table-cell>
          <table:table-cell office:value-type="string">
            <text:p>" }, "year" : "</text:p>
          </table:table-cell>
          <table:table-cell table:formula="of:=RIGHT([Sheet1.A115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0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15]" office:value-type="float" office:value="2255">
            <text:p>2255</text:p>
          </table:table-cell>
          <table:table-cell office:value-type="string">
            <text:p>", "a2" : "</text:p>
          </table:table-cell>
          <table:table-cell table:formula="of:=[Sheet1.E115]" office:value-type="float" office:value="2255">
            <text:p>2255</text:p>
          </table:table-cell>
          <table:table-cell office:value-type="string">
            <text:p>", "b1" : "</text:p>
          </table:table-cell>
          <table:table-cell table:formula="of:=[Sheet1.F115]" office:value-type="float" office:value="2255">
            <text:p>2255</text:p>
          </table:table-cell>
          <table:table-cell office:value-type="string">
            <text:p>", "b2" : "</text:p>
          </table:table-cell>
          <table:table-cell table:formula="of:=[Sheet1.G115]" office:value-type="float" office:value="2255">
            <text:p>2255</text:p>
          </table:table-cell>
          <table:table-cell office:value-type="string">
            <text:p>", "historic" : "</text:p>
          </table:table-cell>
          <table:table-cell table:formula="of:=[Sheet1.C115]" office:value-type="float" office:value="2255">
            <text:p>225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5]+1" office:value-type="float" office:value="116">
            <text:p>116</text:p>
          </table:table-cell>
          <table:table-cell office:value-type="string">
            <text:p>" }, "year" : "</text:p>
          </table:table-cell>
          <table:table-cell table:formula="of:=RIGHT([Sheet1.A116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0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16]" office:value-type="float" office:value="3220">
            <text:p>3220</text:p>
          </table:table-cell>
          <table:table-cell office:value-type="string">
            <text:p>", "a2" : "</text:p>
          </table:table-cell>
          <table:table-cell table:formula="of:=[Sheet1.E116]" office:value-type="float" office:value="3220">
            <text:p>3220</text:p>
          </table:table-cell>
          <table:table-cell office:value-type="string">
            <text:p>", "b1" : "</text:p>
          </table:table-cell>
          <table:table-cell table:formula="of:=[Sheet1.F116]" office:value-type="float" office:value="3220">
            <text:p>3220</text:p>
          </table:table-cell>
          <table:table-cell office:value-type="string">
            <text:p>", "b2" : "</text:p>
          </table:table-cell>
          <table:table-cell table:formula="of:=[Sheet1.G116]" office:value-type="float" office:value="3220">
            <text:p>3220</text:p>
          </table:table-cell>
          <table:table-cell office:value-type="string">
            <text:p>", "historic" : "</text:p>
          </table:table-cell>
          <table:table-cell table:formula="of:=[Sheet1.C116]" office:value-type="float" office:value="3220">
            <text:p>322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6]+1" office:value-type="float" office:value="117">
            <text:p>117</text:p>
          </table:table-cell>
          <table:table-cell office:value-type="string">
            <text:p>" }, "year" : "</text:p>
          </table:table-cell>
          <table:table-cell table:formula="of:=RIGHT([Sheet1.A117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0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17]" office:value-type="float" office:value="2534">
            <text:p>2534</text:p>
          </table:table-cell>
          <table:table-cell office:value-type="string">
            <text:p>", "a2" : "</text:p>
          </table:table-cell>
          <table:table-cell table:formula="of:=[Sheet1.E117]" office:value-type="float" office:value="2534">
            <text:p>2534</text:p>
          </table:table-cell>
          <table:table-cell office:value-type="string">
            <text:p>", "b1" : "</text:p>
          </table:table-cell>
          <table:table-cell table:formula="of:=[Sheet1.F117]" office:value-type="float" office:value="2534">
            <text:p>2534</text:p>
          </table:table-cell>
          <table:table-cell office:value-type="string">
            <text:p>", "b2" : "</text:p>
          </table:table-cell>
          <table:table-cell table:formula="of:=[Sheet1.G117]" office:value-type="float" office:value="2534">
            <text:p>2534</text:p>
          </table:table-cell>
          <table:table-cell office:value-type="string">
            <text:p>", "historic" : "</text:p>
          </table:table-cell>
          <table:table-cell table:formula="of:=[Sheet1.C117]" office:value-type="float" office:value="2534">
            <text:p>253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7]+1" office:value-type="float" office:value="118">
            <text:p>118</text:p>
          </table:table-cell>
          <table:table-cell office:value-type="string">
            <text:p>" }, "year" : "</text:p>
          </table:table-cell>
          <table:table-cell table:formula="of:=RIGHT([Sheet1.A118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0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18]" office:value-type="float" office:value="21661">
            <text:p>21661</text:p>
          </table:table-cell>
          <table:table-cell office:value-type="string">
            <text:p>", "a2" : "</text:p>
          </table:table-cell>
          <table:table-cell table:formula="of:=[Sheet1.E118]" office:value-type="float" office:value="21661">
            <text:p>21661</text:p>
          </table:table-cell>
          <table:table-cell office:value-type="string">
            <text:p>", "b1" : "</text:p>
          </table:table-cell>
          <table:table-cell table:formula="of:=[Sheet1.F118]" office:value-type="float" office:value="21661">
            <text:p>21661</text:p>
          </table:table-cell>
          <table:table-cell office:value-type="string">
            <text:p>", "b2" : "</text:p>
          </table:table-cell>
          <table:table-cell table:formula="of:=[Sheet1.G118]" office:value-type="float" office:value="21661">
            <text:p>21661</text:p>
          </table:table-cell>
          <table:table-cell office:value-type="string">
            <text:p>", "historic" : "</text:p>
          </table:table-cell>
          <table:table-cell table:formula="of:=[Sheet1.C118]" office:value-type="float" office:value="21661">
            <text:p>2166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8]+1" office:value-type="float" office:value="119">
            <text:p>119</text:p>
          </table:table-cell>
          <table:table-cell office:value-type="string">
            <text:p>" }, "year" : "</text:p>
          </table:table-cell>
          <table:table-cell table:formula="of:=RIGHT([Sheet1.A119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0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19]" office:value-type="float" office:value="16778">
            <text:p>16778</text:p>
          </table:table-cell>
          <table:table-cell office:value-type="string">
            <text:p>", "a2" : "</text:p>
          </table:table-cell>
          <table:table-cell table:formula="of:=[Sheet1.E119]" office:value-type="float" office:value="16778">
            <text:p>16778</text:p>
          </table:table-cell>
          <table:table-cell office:value-type="string">
            <text:p>", "b1" : "</text:p>
          </table:table-cell>
          <table:table-cell table:formula="of:=[Sheet1.F119]" office:value-type="float" office:value="16778">
            <text:p>16778</text:p>
          </table:table-cell>
          <table:table-cell office:value-type="string">
            <text:p>", "b2" : "</text:p>
          </table:table-cell>
          <table:table-cell table:formula="of:=[Sheet1.G119]" office:value-type="float" office:value="16778">
            <text:p>16778</text:p>
          </table:table-cell>
          <table:table-cell office:value-type="string">
            <text:p>", "historic" : "</text:p>
          </table:table-cell>
          <table:table-cell table:formula="of:=[Sheet1.C119]" office:value-type="float" office:value="16778">
            <text:p>1677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19]+1" office:value-type="float" office:value="120">
            <text:p>120</text:p>
          </table:table-cell>
          <table:table-cell office:value-type="string">
            <text:p>" }, "year" : "</text:p>
          </table:table-cell>
          <table:table-cell table:formula="of:=RIGHT([Sheet1.A120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1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20]" office:value-type="float" office:value="868">
            <text:p>868</text:p>
          </table:table-cell>
          <table:table-cell office:value-type="string">
            <text:p>", "a2" : "</text:p>
          </table:table-cell>
          <table:table-cell table:formula="of:=[Sheet1.E120]" office:value-type="float" office:value="868">
            <text:p>868</text:p>
          </table:table-cell>
          <table:table-cell office:value-type="string">
            <text:p>", "b1" : "</text:p>
          </table:table-cell>
          <table:table-cell table:formula="of:=[Sheet1.F120]" office:value-type="float" office:value="868">
            <text:p>868</text:p>
          </table:table-cell>
          <table:table-cell office:value-type="string">
            <text:p>", "b2" : "</text:p>
          </table:table-cell>
          <table:table-cell table:formula="of:=[Sheet1.G120]" office:value-type="float" office:value="868">
            <text:p>868</text:p>
          </table:table-cell>
          <table:table-cell office:value-type="string">
            <text:p>", "historic" : "</text:p>
          </table:table-cell>
          <table:table-cell table:formula="of:=[Sheet1.C120]" office:value-type="float" office:value="868">
            <text:p>86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0]+1" office:value-type="float" office:value="121">
            <text:p>121</text:p>
          </table:table-cell>
          <table:table-cell office:value-type="string">
            <text:p>" }, "year" : "</text:p>
          </table:table-cell>
          <table:table-cell table:formula="of:=RIGHT([Sheet1.A121];4)" office:value-type="string" office:string-value="1972">
            <text:p>1972</text:p>
          </table:table-cell>
          <table:table-cell office:value-type="string">
            <text:p>", "continent" : "</text:p>
          </table:table-cell>
          <table:table-cell table:formula="of:=[.F11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21]" office:value-type="float" office:value="267">
            <text:p>267</text:p>
          </table:table-cell>
          <table:table-cell office:value-type="string">
            <text:p>", "a2" : "</text:p>
          </table:table-cell>
          <table:table-cell table:formula="of:=[Sheet1.E121]" office:value-type="float" office:value="267">
            <text:p>267</text:p>
          </table:table-cell>
          <table:table-cell office:value-type="string">
            <text:p>", "b1" : "</text:p>
          </table:table-cell>
          <table:table-cell table:formula="of:=[Sheet1.F121]" office:value-type="float" office:value="267">
            <text:p>267</text:p>
          </table:table-cell>
          <table:table-cell office:value-type="string">
            <text:p>", "b2" : "</text:p>
          </table:table-cell>
          <table:table-cell table:formula="of:=[Sheet1.G121]" office:value-type="float" office:value="267">
            <text:p>267</text:p>
          </table:table-cell>
          <table:table-cell office:value-type="string">
            <text:p>", "historic" : "</text:p>
          </table:table-cell>
          <table:table-cell table:formula="of:=[Sheet1.C121]" office:value-type="float" office:value="267">
            <text:p>26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1]+1" office:value-type="float" office:value="122">
            <text:p>122</text:p>
          </table:table-cell>
          <table:table-cell office:value-type="string">
            <text:p>" }, "year" : "</text:p>
          </table:table-cell>
          <table:table-cell table:formula="of:=RIGHT([Sheet1.A122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1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22]" office:value-type="float" office:value="896">
            <text:p>896</text:p>
          </table:table-cell>
          <table:table-cell office:value-type="string">
            <text:p>", "a2" : "</text:p>
          </table:table-cell>
          <table:table-cell table:formula="of:=[Sheet1.E122]" office:value-type="float" office:value="896">
            <text:p>896</text:p>
          </table:table-cell>
          <table:table-cell office:value-type="string">
            <text:p>", "b1" : "</text:p>
          </table:table-cell>
          <table:table-cell table:formula="of:=[Sheet1.F122]" office:value-type="float" office:value="896">
            <text:p>896</text:p>
          </table:table-cell>
          <table:table-cell office:value-type="string">
            <text:p>", "b2" : "</text:p>
          </table:table-cell>
          <table:table-cell table:formula="of:=[Sheet1.G122]" office:value-type="float" office:value="896">
            <text:p>896</text:p>
          </table:table-cell>
          <table:table-cell office:value-type="string">
            <text:p>", "historic" : "</text:p>
          </table:table-cell>
          <table:table-cell table:formula="of:=[Sheet1.C122]" office:value-type="float" office:value="896">
            <text:p>89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2]+1" office:value-type="float" office:value="123">
            <text:p>123</text:p>
          </table:table-cell>
          <table:table-cell office:value-type="string">
            <text:p>" }, "year" : "</text:p>
          </table:table-cell>
          <table:table-cell table:formula="of:=RIGHT([Sheet1.A123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1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23]" office:value-type="float" office:value="159">
            <text:p>159</text:p>
          </table:table-cell>
          <table:table-cell office:value-type="string">
            <text:p>", "a2" : "</text:p>
          </table:table-cell>
          <table:table-cell table:formula="of:=[Sheet1.E123]" office:value-type="float" office:value="159">
            <text:p>159</text:p>
          </table:table-cell>
          <table:table-cell office:value-type="string">
            <text:p>", "b1" : "</text:p>
          </table:table-cell>
          <table:table-cell table:formula="of:=[Sheet1.F123]" office:value-type="float" office:value="159">
            <text:p>159</text:p>
          </table:table-cell>
          <table:table-cell office:value-type="string">
            <text:p>", "b2" : "</text:p>
          </table:table-cell>
          <table:table-cell table:formula="of:=[Sheet1.G123]" office:value-type="float" office:value="159">
            <text:p>159</text:p>
          </table:table-cell>
          <table:table-cell office:value-type="string">
            <text:p>", "historic" : "</text:p>
          </table:table-cell>
          <table:table-cell table:formula="of:=[Sheet1.C123]" office:value-type="float" office:value="159">
            <text:p>15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3]+1" office:value-type="float" office:value="124">
            <text:p>124</text:p>
          </table:table-cell>
          <table:table-cell office:value-type="string">
            <text:p>" }, "year" : "</text:p>
          </table:table-cell>
          <table:table-cell table:formula="of:=RIGHT([Sheet1.A124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1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24]" office:value-type="float" office:value="14111">
            <text:p>14111</text:p>
          </table:table-cell>
          <table:table-cell office:value-type="string">
            <text:p>", "a2" : "</text:p>
          </table:table-cell>
          <table:table-cell table:formula="of:=[Sheet1.E124]" office:value-type="float" office:value="14111">
            <text:p>14111</text:p>
          </table:table-cell>
          <table:table-cell office:value-type="string">
            <text:p>", "b1" : "</text:p>
          </table:table-cell>
          <table:table-cell table:formula="of:=[Sheet1.F124]" office:value-type="float" office:value="14111">
            <text:p>14111</text:p>
          </table:table-cell>
          <table:table-cell office:value-type="string">
            <text:p>", "b2" : "</text:p>
          </table:table-cell>
          <table:table-cell table:formula="of:=[Sheet1.G124]" office:value-type="float" office:value="14111">
            <text:p>14111</text:p>
          </table:table-cell>
          <table:table-cell office:value-type="string">
            <text:p>", "historic" : "</text:p>
          </table:table-cell>
          <table:table-cell table:formula="of:=[Sheet1.C124]" office:value-type="float" office:value="14111">
            <text:p>1411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4]+1" office:value-type="float" office:value="125">
            <text:p>125</text:p>
          </table:table-cell>
          <table:table-cell office:value-type="string">
            <text:p>" }, "year" : "</text:p>
          </table:table-cell>
          <table:table-cell table:formula="of:=RIGHT([Sheet1.A125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1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25]" office:value-type="float" office:value="2406">
            <text:p>2406</text:p>
          </table:table-cell>
          <table:table-cell office:value-type="string">
            <text:p>", "a2" : "</text:p>
          </table:table-cell>
          <table:table-cell table:formula="of:=[Sheet1.E125]" office:value-type="float" office:value="2406">
            <text:p>2406</text:p>
          </table:table-cell>
          <table:table-cell office:value-type="string">
            <text:p>", "b1" : "</text:p>
          </table:table-cell>
          <table:table-cell table:formula="of:=[Sheet1.F125]" office:value-type="float" office:value="2406">
            <text:p>2406</text:p>
          </table:table-cell>
          <table:table-cell office:value-type="string">
            <text:p>", "b2" : "</text:p>
          </table:table-cell>
          <table:table-cell table:formula="of:=[Sheet1.G125]" office:value-type="float" office:value="2406">
            <text:p>2406</text:p>
          </table:table-cell>
          <table:table-cell office:value-type="string">
            <text:p>", "historic" : "</text:p>
          </table:table-cell>
          <table:table-cell table:formula="of:=[Sheet1.C125]" office:value-type="float" office:value="2406">
            <text:p>240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5]+1" office:value-type="float" office:value="126">
            <text:p>126</text:p>
          </table:table-cell>
          <table:table-cell office:value-type="string">
            <text:p>" }, "year" : "</text:p>
          </table:table-cell>
          <table:table-cell table:formula="of:=RIGHT([Sheet1.A126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1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26]" office:value-type="float" office:value="3403">
            <text:p>3403</text:p>
          </table:table-cell>
          <table:table-cell office:value-type="string">
            <text:p>", "a2" : "</text:p>
          </table:table-cell>
          <table:table-cell table:formula="of:=[Sheet1.E126]" office:value-type="float" office:value="3403">
            <text:p>3403</text:p>
          </table:table-cell>
          <table:table-cell office:value-type="string">
            <text:p>", "b1" : "</text:p>
          </table:table-cell>
          <table:table-cell table:formula="of:=[Sheet1.F126]" office:value-type="float" office:value="3403">
            <text:p>3403</text:p>
          </table:table-cell>
          <table:table-cell office:value-type="string">
            <text:p>", "b2" : "</text:p>
          </table:table-cell>
          <table:table-cell table:formula="of:=[Sheet1.G126]" office:value-type="float" office:value="3403">
            <text:p>3403</text:p>
          </table:table-cell>
          <table:table-cell office:value-type="string">
            <text:p>", "historic" : "</text:p>
          </table:table-cell>
          <table:table-cell table:formula="of:=[Sheet1.C126]" office:value-type="float" office:value="3403">
            <text:p>340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6]+1" office:value-type="float" office:value="127">
            <text:p>127</text:p>
          </table:table-cell>
          <table:table-cell office:value-type="string">
            <text:p>" }, "year" : "</text:p>
          </table:table-cell>
          <table:table-cell table:formula="of:=RIGHT([Sheet1.A127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1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27]" office:value-type="float" office:value="2724">
            <text:p>2724</text:p>
          </table:table-cell>
          <table:table-cell office:value-type="string">
            <text:p>", "a2" : "</text:p>
          </table:table-cell>
          <table:table-cell table:formula="of:=[Sheet1.E127]" office:value-type="float" office:value="2724">
            <text:p>2724</text:p>
          </table:table-cell>
          <table:table-cell office:value-type="string">
            <text:p>", "b1" : "</text:p>
          </table:table-cell>
          <table:table-cell table:formula="of:=[Sheet1.F127]" office:value-type="float" office:value="2724">
            <text:p>2724</text:p>
          </table:table-cell>
          <table:table-cell office:value-type="string">
            <text:p>", "b2" : "</text:p>
          </table:table-cell>
          <table:table-cell table:formula="of:=[Sheet1.G127]" office:value-type="float" office:value="2724">
            <text:p>2724</text:p>
          </table:table-cell>
          <table:table-cell office:value-type="string">
            <text:p>", "historic" : "</text:p>
          </table:table-cell>
          <table:table-cell table:formula="of:=[Sheet1.C127]" office:value-type="float" office:value="2724">
            <text:p>272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7]+1" office:value-type="float" office:value="128">
            <text:p>128</text:p>
          </table:table-cell>
          <table:table-cell office:value-type="string">
            <text:p>" }, "year" : "</text:p>
          </table:table-cell>
          <table:table-cell table:formula="of:=RIGHT([Sheet1.A128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1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28]" office:value-type="float" office:value="22727">
            <text:p>22727</text:p>
          </table:table-cell>
          <table:table-cell office:value-type="string">
            <text:p>", "a2" : "</text:p>
          </table:table-cell>
          <table:table-cell table:formula="of:=[Sheet1.E128]" office:value-type="float" office:value="22727">
            <text:p>22727</text:p>
          </table:table-cell>
          <table:table-cell office:value-type="string">
            <text:p>", "b1" : "</text:p>
          </table:table-cell>
          <table:table-cell table:formula="of:=[Sheet1.F128]" office:value-type="float" office:value="22727">
            <text:p>22727</text:p>
          </table:table-cell>
          <table:table-cell office:value-type="string">
            <text:p>", "b2" : "</text:p>
          </table:table-cell>
          <table:table-cell table:formula="of:=[Sheet1.G128]" office:value-type="float" office:value="22727">
            <text:p>22727</text:p>
          </table:table-cell>
          <table:table-cell office:value-type="string">
            <text:p>", "historic" : "</text:p>
          </table:table-cell>
          <table:table-cell table:formula="of:=[Sheet1.C128]" office:value-type="float" office:value="22727">
            <text:p>2272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8]+1" office:value-type="float" office:value="129">
            <text:p>129</text:p>
          </table:table-cell>
          <table:table-cell office:value-type="string">
            <text:p>" }, "year" : "</text:p>
          </table:table-cell>
          <table:table-cell table:formula="of:=RIGHT([Sheet1.A129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1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29]" office:value-type="float" office:value="17851">
            <text:p>17851</text:p>
          </table:table-cell>
          <table:table-cell office:value-type="string">
            <text:p>", "a2" : "</text:p>
          </table:table-cell>
          <table:table-cell table:formula="of:=[Sheet1.E129]" office:value-type="float" office:value="17851">
            <text:p>17851</text:p>
          </table:table-cell>
          <table:table-cell office:value-type="string">
            <text:p>", "b1" : "</text:p>
          </table:table-cell>
          <table:table-cell table:formula="of:=[Sheet1.F129]" office:value-type="float" office:value="17851">
            <text:p>17851</text:p>
          </table:table-cell>
          <table:table-cell office:value-type="string">
            <text:p>", "b2" : "</text:p>
          </table:table-cell>
          <table:table-cell table:formula="of:=[Sheet1.G129]" office:value-type="float" office:value="17851">
            <text:p>17851</text:p>
          </table:table-cell>
          <table:table-cell office:value-type="string">
            <text:p>", "historic" : "</text:p>
          </table:table-cell>
          <table:table-cell table:formula="of:=[Sheet1.C129]" office:value-type="float" office:value="17851">
            <text:p>1785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29]+1" office:value-type="float" office:value="130">
            <text:p>130</text:p>
          </table:table-cell>
          <table:table-cell office:value-type="string">
            <text:p>" }, "year" : "</text:p>
          </table:table-cell>
          <table:table-cell table:formula="of:=RIGHT([Sheet1.A130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2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30]" office:value-type="float" office:value="939">
            <text:p>939</text:p>
          </table:table-cell>
          <table:table-cell office:value-type="string">
            <text:p>", "a2" : "</text:p>
          </table:table-cell>
          <table:table-cell table:formula="of:=[Sheet1.E130]" office:value-type="float" office:value="939">
            <text:p>939</text:p>
          </table:table-cell>
          <table:table-cell office:value-type="string">
            <text:p>", "b1" : "</text:p>
          </table:table-cell>
          <table:table-cell table:formula="of:=[Sheet1.F130]" office:value-type="float" office:value="939">
            <text:p>939</text:p>
          </table:table-cell>
          <table:table-cell office:value-type="string">
            <text:p>", "b2" : "</text:p>
          </table:table-cell>
          <table:table-cell table:formula="of:=[Sheet1.G130]" office:value-type="float" office:value="939">
            <text:p>939</text:p>
          </table:table-cell>
          <table:table-cell office:value-type="string">
            <text:p>", "historic" : "</text:p>
          </table:table-cell>
          <table:table-cell table:formula="of:=[Sheet1.C130]" office:value-type="float" office:value="939">
            <text:p>93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0]+1" office:value-type="float" office:value="131">
            <text:p>131</text:p>
          </table:table-cell>
          <table:table-cell office:value-type="string">
            <text:p>" }, "year" : "</text:p>
          </table:table-cell>
          <table:table-cell table:formula="of:=RIGHT([Sheet1.A131];4)" office:value-type="string" office:string-value="1973">
            <text:p>1973</text:p>
          </table:table-cell>
          <table:table-cell office:value-type="string">
            <text:p>", "continent" : "</text:p>
          </table:table-cell>
          <table:table-cell table:formula="of:=[.F12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31]" office:value-type="float" office:value="270">
            <text:p>270</text:p>
          </table:table-cell>
          <table:table-cell office:value-type="string">
            <text:p>", "a2" : "</text:p>
          </table:table-cell>
          <table:table-cell table:formula="of:=[Sheet1.E131]" office:value-type="float" office:value="270">
            <text:p>270</text:p>
          </table:table-cell>
          <table:table-cell office:value-type="string">
            <text:p>", "b1" : "</text:p>
          </table:table-cell>
          <table:table-cell table:formula="of:=[Sheet1.F131]" office:value-type="float" office:value="270">
            <text:p>270</text:p>
          </table:table-cell>
          <table:table-cell office:value-type="string">
            <text:p>", "b2" : "</text:p>
          </table:table-cell>
          <table:table-cell table:formula="of:=[Sheet1.G131]" office:value-type="float" office:value="270">
            <text:p>270</text:p>
          </table:table-cell>
          <table:table-cell office:value-type="string">
            <text:p>", "historic" : "</text:p>
          </table:table-cell>
          <table:table-cell table:formula="of:=[Sheet1.C131]" office:value-type="float" office:value="270">
            <text:p>27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1]+1" office:value-type="float" office:value="132">
            <text:p>132</text:p>
          </table:table-cell>
          <table:table-cell office:value-type="string">
            <text:p>" }, "year" : "</text:p>
          </table:table-cell>
          <table:table-cell table:formula="of:=RIGHT([Sheet1.A132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2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32]" office:value-type="float" office:value="939">
            <text:p>939</text:p>
          </table:table-cell>
          <table:table-cell office:value-type="string">
            <text:p>", "a2" : "</text:p>
          </table:table-cell>
          <table:table-cell table:formula="of:=[Sheet1.E132]" office:value-type="float" office:value="939">
            <text:p>939</text:p>
          </table:table-cell>
          <table:table-cell office:value-type="string">
            <text:p>", "b1" : "</text:p>
          </table:table-cell>
          <table:table-cell table:formula="of:=[Sheet1.F132]" office:value-type="float" office:value="939">
            <text:p>939</text:p>
          </table:table-cell>
          <table:table-cell office:value-type="string">
            <text:p>", "b2" : "</text:p>
          </table:table-cell>
          <table:table-cell table:formula="of:=[Sheet1.G132]" office:value-type="float" office:value="939">
            <text:p>939</text:p>
          </table:table-cell>
          <table:table-cell office:value-type="string">
            <text:p>", "historic" : "</text:p>
          </table:table-cell>
          <table:table-cell table:formula="of:=[Sheet1.C132]" office:value-type="float" office:value="939">
            <text:p>93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2]+1" office:value-type="float" office:value="133">
            <text:p>133</text:p>
          </table:table-cell>
          <table:table-cell office:value-type="string">
            <text:p>" }, "year" : "</text:p>
          </table:table-cell>
          <table:table-cell table:formula="of:=RIGHT([Sheet1.A133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2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33]" office:value-type="float" office:value="159">
            <text:p>159</text:p>
          </table:table-cell>
          <table:table-cell office:value-type="string">
            <text:p>", "a2" : "</text:p>
          </table:table-cell>
          <table:table-cell table:formula="of:=[Sheet1.E133]" office:value-type="float" office:value="159">
            <text:p>159</text:p>
          </table:table-cell>
          <table:table-cell office:value-type="string">
            <text:p>", "b1" : "</text:p>
          </table:table-cell>
          <table:table-cell table:formula="of:=[Sheet1.F133]" office:value-type="float" office:value="159">
            <text:p>159</text:p>
          </table:table-cell>
          <table:table-cell office:value-type="string">
            <text:p>", "b2" : "</text:p>
          </table:table-cell>
          <table:table-cell table:formula="of:=[Sheet1.G133]" office:value-type="float" office:value="159">
            <text:p>159</text:p>
          </table:table-cell>
          <table:table-cell office:value-type="string">
            <text:p>", "historic" : "</text:p>
          </table:table-cell>
          <table:table-cell table:formula="of:=[Sheet1.C133]" office:value-type="float" office:value="159">
            <text:p>15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3]+1" office:value-type="float" office:value="134">
            <text:p>134</text:p>
          </table:table-cell>
          <table:table-cell office:value-type="string">
            <text:p>" }, "year" : "</text:p>
          </table:table-cell>
          <table:table-cell table:formula="of:=RIGHT([Sheet1.A134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2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34]" office:value-type="float" office:value="14397">
            <text:p>14397</text:p>
          </table:table-cell>
          <table:table-cell office:value-type="string">
            <text:p>", "a2" : "</text:p>
          </table:table-cell>
          <table:table-cell table:formula="of:=[Sheet1.E134]" office:value-type="float" office:value="14397">
            <text:p>14397</text:p>
          </table:table-cell>
          <table:table-cell office:value-type="string">
            <text:p>", "b1" : "</text:p>
          </table:table-cell>
          <table:table-cell table:formula="of:=[Sheet1.F134]" office:value-type="float" office:value="14397">
            <text:p>14397</text:p>
          </table:table-cell>
          <table:table-cell office:value-type="string">
            <text:p>", "b2" : "</text:p>
          </table:table-cell>
          <table:table-cell table:formula="of:=[Sheet1.G134]" office:value-type="float" office:value="14397">
            <text:p>14397</text:p>
          </table:table-cell>
          <table:table-cell office:value-type="string">
            <text:p>", "historic" : "</text:p>
          </table:table-cell>
          <table:table-cell table:formula="of:=[Sheet1.C134]" office:value-type="float" office:value="14397">
            <text:p>1439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4]+1" office:value-type="float" office:value="135">
            <text:p>135</text:p>
          </table:table-cell>
          <table:table-cell office:value-type="string">
            <text:p>" }, "year" : "</text:p>
          </table:table-cell>
          <table:table-cell table:formula="of:=RIGHT([Sheet1.A135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2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35]" office:value-type="float" office:value="2500">
            <text:p>2500</text:p>
          </table:table-cell>
          <table:table-cell office:value-type="string">
            <text:p>", "a2" : "</text:p>
          </table:table-cell>
          <table:table-cell table:formula="of:=[Sheet1.E135]" office:value-type="float" office:value="2500">
            <text:p>2500</text:p>
          </table:table-cell>
          <table:table-cell office:value-type="string">
            <text:p>", "b1" : "</text:p>
          </table:table-cell>
          <table:table-cell table:formula="of:=[Sheet1.F135]" office:value-type="float" office:value="2500">
            <text:p>2500</text:p>
          </table:table-cell>
          <table:table-cell office:value-type="string">
            <text:p>", "b2" : "</text:p>
          </table:table-cell>
          <table:table-cell table:formula="of:=[Sheet1.G135]" office:value-type="float" office:value="2500">
            <text:p>2500</text:p>
          </table:table-cell>
          <table:table-cell office:value-type="string">
            <text:p>", "historic" : "</text:p>
          </table:table-cell>
          <table:table-cell table:formula="of:=[Sheet1.C135]" office:value-type="float" office:value="2500">
            <text:p>250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5]+1" office:value-type="float" office:value="136">
            <text:p>136</text:p>
          </table:table-cell>
          <table:table-cell office:value-type="string">
            <text:p>" }, "year" : "</text:p>
          </table:table-cell>
          <table:table-cell table:formula="of:=RIGHT([Sheet1.A136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2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36]" office:value-type="float" office:value="3529">
            <text:p>3529</text:p>
          </table:table-cell>
          <table:table-cell office:value-type="string">
            <text:p>", "a2" : "</text:p>
          </table:table-cell>
          <table:table-cell table:formula="of:=[Sheet1.E136]" office:value-type="float" office:value="3529">
            <text:p>3529</text:p>
          </table:table-cell>
          <table:table-cell office:value-type="string">
            <text:p>", "b1" : "</text:p>
          </table:table-cell>
          <table:table-cell table:formula="of:=[Sheet1.F136]" office:value-type="float" office:value="3529">
            <text:p>3529</text:p>
          </table:table-cell>
          <table:table-cell office:value-type="string">
            <text:p>", "b2" : "</text:p>
          </table:table-cell>
          <table:table-cell table:formula="of:=[Sheet1.G136]" office:value-type="float" office:value="3529">
            <text:p>3529</text:p>
          </table:table-cell>
          <table:table-cell office:value-type="string">
            <text:p>", "historic" : "</text:p>
          </table:table-cell>
          <table:table-cell table:formula="of:=[Sheet1.C136]" office:value-type="float" office:value="3529">
            <text:p>352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6]+1" office:value-type="float" office:value="137">
            <text:p>137</text:p>
          </table:table-cell>
          <table:table-cell office:value-type="string">
            <text:p>" }, "year" : "</text:p>
          </table:table-cell>
          <table:table-cell table:formula="of:=RIGHT([Sheet1.A137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2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37]" office:value-type="float" office:value="3032">
            <text:p>3032</text:p>
          </table:table-cell>
          <table:table-cell office:value-type="string">
            <text:p>", "a2" : "</text:p>
          </table:table-cell>
          <table:table-cell table:formula="of:=[Sheet1.E137]" office:value-type="float" office:value="3032">
            <text:p>3032</text:p>
          </table:table-cell>
          <table:table-cell office:value-type="string">
            <text:p>", "b1" : "</text:p>
          </table:table-cell>
          <table:table-cell table:formula="of:=[Sheet1.F137]" office:value-type="float" office:value="3032">
            <text:p>3032</text:p>
          </table:table-cell>
          <table:table-cell office:value-type="string">
            <text:p>", "b2" : "</text:p>
          </table:table-cell>
          <table:table-cell table:formula="of:=[Sheet1.G137]" office:value-type="float" office:value="3032">
            <text:p>3032</text:p>
          </table:table-cell>
          <table:table-cell office:value-type="string">
            <text:p>", "historic" : "</text:p>
          </table:table-cell>
          <table:table-cell table:formula="of:=[Sheet1.C137]" office:value-type="float" office:value="3032">
            <text:p>303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7]+1" office:value-type="float" office:value="138">
            <text:p>138</text:p>
          </table:table-cell>
          <table:table-cell office:value-type="string">
            <text:p>" }, "year" : "</text:p>
          </table:table-cell>
          <table:table-cell table:formula="of:=RIGHT([Sheet1.A138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2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38]" office:value-type="float" office:value="22464">
            <text:p>22464</text:p>
          </table:table-cell>
          <table:table-cell office:value-type="string">
            <text:p>", "a2" : "</text:p>
          </table:table-cell>
          <table:table-cell table:formula="of:=[Sheet1.E138]" office:value-type="float" office:value="22464">
            <text:p>22464</text:p>
          </table:table-cell>
          <table:table-cell office:value-type="string">
            <text:p>", "b1" : "</text:p>
          </table:table-cell>
          <table:table-cell table:formula="of:=[Sheet1.F138]" office:value-type="float" office:value="22464">
            <text:p>22464</text:p>
          </table:table-cell>
          <table:table-cell office:value-type="string">
            <text:p>", "b2" : "</text:p>
          </table:table-cell>
          <table:table-cell table:formula="of:=[Sheet1.G138]" office:value-type="float" office:value="22464">
            <text:p>22464</text:p>
          </table:table-cell>
          <table:table-cell office:value-type="string">
            <text:p>", "historic" : "</text:p>
          </table:table-cell>
          <table:table-cell table:formula="of:=[Sheet1.C138]" office:value-type="float" office:value="22464">
            <text:p>2246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8]+1" office:value-type="float" office:value="139">
            <text:p>139</text:p>
          </table:table-cell>
          <table:table-cell office:value-type="string">
            <text:p>" }, "year" : "</text:p>
          </table:table-cell>
          <table:table-cell table:formula="of:=RIGHT([Sheet1.A139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2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39]" office:value-type="float" office:value="17423">
            <text:p>17423</text:p>
          </table:table-cell>
          <table:table-cell office:value-type="string">
            <text:p>", "a2" : "</text:p>
          </table:table-cell>
          <table:table-cell table:formula="of:=[Sheet1.E139]" office:value-type="float" office:value="17423">
            <text:p>17423</text:p>
          </table:table-cell>
          <table:table-cell office:value-type="string">
            <text:p>", "b1" : "</text:p>
          </table:table-cell>
          <table:table-cell table:formula="of:=[Sheet1.F139]" office:value-type="float" office:value="17423">
            <text:p>17423</text:p>
          </table:table-cell>
          <table:table-cell office:value-type="string">
            <text:p>", "b2" : "</text:p>
          </table:table-cell>
          <table:table-cell table:formula="of:=[Sheet1.G139]" office:value-type="float" office:value="17423">
            <text:p>17423</text:p>
          </table:table-cell>
          <table:table-cell office:value-type="string">
            <text:p>", "historic" : "</text:p>
          </table:table-cell>
          <table:table-cell table:formula="of:=[Sheet1.C139]" office:value-type="float" office:value="17423">
            <text:p>1742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39]+1" office:value-type="float" office:value="140">
            <text:p>140</text:p>
          </table:table-cell>
          <table:table-cell office:value-type="string">
            <text:p>" }, "year" : "</text:p>
          </table:table-cell>
          <table:table-cell table:formula="of:=RIGHT([Sheet1.A140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3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40]" office:value-type="float" office:value="978">
            <text:p>978</text:p>
          </table:table-cell>
          <table:table-cell office:value-type="string">
            <text:p>", "a2" : "</text:p>
          </table:table-cell>
          <table:table-cell table:formula="of:=[Sheet1.E140]" office:value-type="float" office:value="978">
            <text:p>978</text:p>
          </table:table-cell>
          <table:table-cell office:value-type="string">
            <text:p>", "b1" : "</text:p>
          </table:table-cell>
          <table:table-cell table:formula="of:=[Sheet1.F140]" office:value-type="float" office:value="978">
            <text:p>978</text:p>
          </table:table-cell>
          <table:table-cell office:value-type="string">
            <text:p>", "b2" : "</text:p>
          </table:table-cell>
          <table:table-cell table:formula="of:=[Sheet1.G140]" office:value-type="float" office:value="978">
            <text:p>978</text:p>
          </table:table-cell>
          <table:table-cell office:value-type="string">
            <text:p>", "historic" : "</text:p>
          </table:table-cell>
          <table:table-cell table:formula="of:=[Sheet1.C140]" office:value-type="float" office:value="978">
            <text:p>97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0]+1" office:value-type="float" office:value="141">
            <text:p>141</text:p>
          </table:table-cell>
          <table:table-cell office:value-type="string">
            <text:p>" }, "year" : "</text:p>
          </table:table-cell>
          <table:table-cell table:formula="of:=RIGHT([Sheet1.A141];4)" office:value-type="string" office:string-value="1974">
            <text:p>1974</text:p>
          </table:table-cell>
          <table:table-cell office:value-type="string">
            <text:p>", "continent" : "</text:p>
          </table:table-cell>
          <table:table-cell table:formula="of:=[.F13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41]" office:value-type="float" office:value="270">
            <text:p>270</text:p>
          </table:table-cell>
          <table:table-cell office:value-type="string">
            <text:p>", "a2" : "</text:p>
          </table:table-cell>
          <table:table-cell table:formula="of:=[Sheet1.E141]" office:value-type="float" office:value="270">
            <text:p>270</text:p>
          </table:table-cell>
          <table:table-cell office:value-type="string">
            <text:p>", "b1" : "</text:p>
          </table:table-cell>
          <table:table-cell table:formula="of:=[Sheet1.F141]" office:value-type="float" office:value="270">
            <text:p>270</text:p>
          </table:table-cell>
          <table:table-cell office:value-type="string">
            <text:p>", "b2" : "</text:p>
          </table:table-cell>
          <table:table-cell table:formula="of:=[Sheet1.G141]" office:value-type="float" office:value="270">
            <text:p>270</text:p>
          </table:table-cell>
          <table:table-cell office:value-type="string">
            <text:p>", "historic" : "</text:p>
          </table:table-cell>
          <table:table-cell table:formula="of:=[Sheet1.C141]" office:value-type="float" office:value="270">
            <text:p>27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1]+1" office:value-type="float" office:value="142">
            <text:p>142</text:p>
          </table:table-cell>
          <table:table-cell office:value-type="string">
            <text:p>" }, "year" : "</text:p>
          </table:table-cell>
          <table:table-cell table:formula="of:=RIGHT([Sheet1.A142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3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42]" office:value-type="float" office:value="925">
            <text:p>925</text:p>
          </table:table-cell>
          <table:table-cell office:value-type="string">
            <text:p>", "a2" : "</text:p>
          </table:table-cell>
          <table:table-cell table:formula="of:=[Sheet1.E142]" office:value-type="float" office:value="925">
            <text:p>925</text:p>
          </table:table-cell>
          <table:table-cell office:value-type="string">
            <text:p>", "b1" : "</text:p>
          </table:table-cell>
          <table:table-cell table:formula="of:=[Sheet1.F142]" office:value-type="float" office:value="925">
            <text:p>925</text:p>
          </table:table-cell>
          <table:table-cell office:value-type="string">
            <text:p>", "b2" : "</text:p>
          </table:table-cell>
          <table:table-cell table:formula="of:=[Sheet1.G142]" office:value-type="float" office:value="925">
            <text:p>925</text:p>
          </table:table-cell>
          <table:table-cell office:value-type="string">
            <text:p>", "historic" : "</text:p>
          </table:table-cell>
          <table:table-cell table:formula="of:=[Sheet1.C142]" office:value-type="float" office:value="925">
            <text:p>92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2]+1" office:value-type="float" office:value="143">
            <text:p>143</text:p>
          </table:table-cell>
          <table:table-cell office:value-type="string">
            <text:p>" }, "year" : "</text:p>
          </table:table-cell>
          <table:table-cell table:formula="of:=RIGHT([Sheet1.A143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3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43]" office:value-type="float" office:value="170">
            <text:p>170</text:p>
          </table:table-cell>
          <table:table-cell office:value-type="string">
            <text:p>", "a2" : "</text:p>
          </table:table-cell>
          <table:table-cell table:formula="of:=[Sheet1.E143]" office:value-type="float" office:value="170">
            <text:p>170</text:p>
          </table:table-cell>
          <table:table-cell office:value-type="string">
            <text:p>", "b1" : "</text:p>
          </table:table-cell>
          <table:table-cell table:formula="of:=[Sheet1.F143]" office:value-type="float" office:value="170">
            <text:p>170</text:p>
          </table:table-cell>
          <table:table-cell office:value-type="string">
            <text:p>", "b2" : "</text:p>
          </table:table-cell>
          <table:table-cell table:formula="of:=[Sheet1.G143]" office:value-type="float" office:value="170">
            <text:p>170</text:p>
          </table:table-cell>
          <table:table-cell office:value-type="string">
            <text:p>", "historic" : "</text:p>
          </table:table-cell>
          <table:table-cell table:formula="of:=[Sheet1.C143]" office:value-type="float" office:value="170">
            <text:p>17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3]+1" office:value-type="float" office:value="144">
            <text:p>144</text:p>
          </table:table-cell>
          <table:table-cell office:value-type="string">
            <text:p>" }, "year" : "</text:p>
          </table:table-cell>
          <table:table-cell table:formula="of:=RIGHT([Sheet1.A144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3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44]" office:value-type="float" office:value="14253">
            <text:p>14253</text:p>
          </table:table-cell>
          <table:table-cell office:value-type="string">
            <text:p>", "a2" : "</text:p>
          </table:table-cell>
          <table:table-cell table:formula="of:=[Sheet1.E144]" office:value-type="float" office:value="14253">
            <text:p>14253</text:p>
          </table:table-cell>
          <table:table-cell office:value-type="string">
            <text:p>", "b1" : "</text:p>
          </table:table-cell>
          <table:table-cell table:formula="of:=[Sheet1.F144]" office:value-type="float" office:value="14253">
            <text:p>14253</text:p>
          </table:table-cell>
          <table:table-cell office:value-type="string">
            <text:p>", "b2" : "</text:p>
          </table:table-cell>
          <table:table-cell table:formula="of:=[Sheet1.G144]" office:value-type="float" office:value="14253">
            <text:p>14253</text:p>
          </table:table-cell>
          <table:table-cell office:value-type="string">
            <text:p>", "historic" : "</text:p>
          </table:table-cell>
          <table:table-cell table:formula="of:=[Sheet1.C144]" office:value-type="float" office:value="14253">
            <text:p>1425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4]+1" office:value-type="float" office:value="145">
            <text:p>145</text:p>
          </table:table-cell>
          <table:table-cell office:value-type="string">
            <text:p>" }, "year" : "</text:p>
          </table:table-cell>
          <table:table-cell table:formula="of:=RIGHT([Sheet1.A145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3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45]" office:value-type="float" office:value="2547">
            <text:p>2547</text:p>
          </table:table-cell>
          <table:table-cell office:value-type="string">
            <text:p>", "a2" : "</text:p>
          </table:table-cell>
          <table:table-cell table:formula="of:=[Sheet1.E145]" office:value-type="float" office:value="2547">
            <text:p>2547</text:p>
          </table:table-cell>
          <table:table-cell office:value-type="string">
            <text:p>", "b1" : "</text:p>
          </table:table-cell>
          <table:table-cell table:formula="of:=[Sheet1.F145]" office:value-type="float" office:value="2547">
            <text:p>2547</text:p>
          </table:table-cell>
          <table:table-cell office:value-type="string">
            <text:p>", "b2" : "</text:p>
          </table:table-cell>
          <table:table-cell table:formula="of:=[Sheet1.G145]" office:value-type="float" office:value="2547">
            <text:p>2547</text:p>
          </table:table-cell>
          <table:table-cell office:value-type="string">
            <text:p>", "historic" : "</text:p>
          </table:table-cell>
          <table:table-cell table:formula="of:=[Sheet1.C145]" office:value-type="float" office:value="2547">
            <text:p>254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5]+1" office:value-type="float" office:value="146">
            <text:p>146</text:p>
          </table:table-cell>
          <table:table-cell office:value-type="string">
            <text:p>" }, "year" : "</text:p>
          </table:table-cell>
          <table:table-cell table:formula="of:=RIGHT([Sheet1.A146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3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46]" office:value-type="float" office:value="3581">
            <text:p>3581</text:p>
          </table:table-cell>
          <table:table-cell office:value-type="string">
            <text:p>", "a2" : "</text:p>
          </table:table-cell>
          <table:table-cell table:formula="of:=[Sheet1.E146]" office:value-type="float" office:value="3581">
            <text:p>3581</text:p>
          </table:table-cell>
          <table:table-cell office:value-type="string">
            <text:p>", "b1" : "</text:p>
          </table:table-cell>
          <table:table-cell table:formula="of:=[Sheet1.F146]" office:value-type="float" office:value="3581">
            <text:p>3581</text:p>
          </table:table-cell>
          <table:table-cell office:value-type="string">
            <text:p>", "b2" : "</text:p>
          </table:table-cell>
          <table:table-cell table:formula="of:=[Sheet1.G146]" office:value-type="float" office:value="3581">
            <text:p>3581</text:p>
          </table:table-cell>
          <table:table-cell office:value-type="string">
            <text:p>", "historic" : "</text:p>
          </table:table-cell>
          <table:table-cell table:formula="of:=[Sheet1.C146]" office:value-type="float" office:value="3581">
            <text:p>358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6]+1" office:value-type="float" office:value="147">
            <text:p>147</text:p>
          </table:table-cell>
          <table:table-cell office:value-type="string">
            <text:p>" }, "year" : "</text:p>
          </table:table-cell>
          <table:table-cell table:formula="of:=RIGHT([Sheet1.A147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3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47]" office:value-type="float" office:value="3123">
            <text:p>3123</text:p>
          </table:table-cell>
          <table:table-cell office:value-type="string">
            <text:p>", "a2" : "</text:p>
          </table:table-cell>
          <table:table-cell table:formula="of:=[Sheet1.E147]" office:value-type="float" office:value="3123">
            <text:p>3123</text:p>
          </table:table-cell>
          <table:table-cell office:value-type="string">
            <text:p>", "b1" : "</text:p>
          </table:table-cell>
          <table:table-cell table:formula="of:=[Sheet1.F147]" office:value-type="float" office:value="3123">
            <text:p>3123</text:p>
          </table:table-cell>
          <table:table-cell office:value-type="string">
            <text:p>", "b2" : "</text:p>
          </table:table-cell>
          <table:table-cell table:formula="of:=[Sheet1.G147]" office:value-type="float" office:value="3123">
            <text:p>3123</text:p>
          </table:table-cell>
          <table:table-cell office:value-type="string">
            <text:p>", "historic" : "</text:p>
          </table:table-cell>
          <table:table-cell table:formula="of:=[Sheet1.C147]" office:value-type="float" office:value="3123">
            <text:p>312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7]+1" office:value-type="float" office:value="148">
            <text:p>148</text:p>
          </table:table-cell>
          <table:table-cell office:value-type="string">
            <text:p>" }, "year" : "</text:p>
          </table:table-cell>
          <table:table-cell table:formula="of:=RIGHT([Sheet1.A148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3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48]" office:value-type="float" office:value="22220">
            <text:p>22220</text:p>
          </table:table-cell>
          <table:table-cell office:value-type="string">
            <text:p>", "a2" : "</text:p>
          </table:table-cell>
          <table:table-cell table:formula="of:=[Sheet1.E148]" office:value-type="float" office:value="22220">
            <text:p>22220</text:p>
          </table:table-cell>
          <table:table-cell office:value-type="string">
            <text:p>", "b1" : "</text:p>
          </table:table-cell>
          <table:table-cell table:formula="of:=[Sheet1.F148]" office:value-type="float" office:value="22220">
            <text:p>22220</text:p>
          </table:table-cell>
          <table:table-cell office:value-type="string">
            <text:p>", "b2" : "</text:p>
          </table:table-cell>
          <table:table-cell table:formula="of:=[Sheet1.G148]" office:value-type="float" office:value="22220">
            <text:p>22220</text:p>
          </table:table-cell>
          <table:table-cell office:value-type="string">
            <text:p>", "historic" : "</text:p>
          </table:table-cell>
          <table:table-cell table:formula="of:=[Sheet1.C148]" office:value-type="float" office:value="22220">
            <text:p>2222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8]+1" office:value-type="float" office:value="149">
            <text:p>149</text:p>
          </table:table-cell>
          <table:table-cell office:value-type="string">
            <text:p>" }, "year" : "</text:p>
          </table:table-cell>
          <table:table-cell table:formula="of:=RIGHT([Sheet1.A149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3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49]" office:value-type="float" office:value="17621">
            <text:p>17621</text:p>
          </table:table-cell>
          <table:table-cell office:value-type="string">
            <text:p>", "a2" : "</text:p>
          </table:table-cell>
          <table:table-cell table:formula="of:=[Sheet1.E149]" office:value-type="float" office:value="17621">
            <text:p>17621</text:p>
          </table:table-cell>
          <table:table-cell office:value-type="string">
            <text:p>", "b1" : "</text:p>
          </table:table-cell>
          <table:table-cell table:formula="of:=[Sheet1.F149]" office:value-type="float" office:value="17621">
            <text:p>17621</text:p>
          </table:table-cell>
          <table:table-cell office:value-type="string">
            <text:p>", "b2" : "</text:p>
          </table:table-cell>
          <table:table-cell table:formula="of:=[Sheet1.G149]" office:value-type="float" office:value="17621">
            <text:p>17621</text:p>
          </table:table-cell>
          <table:table-cell office:value-type="string">
            <text:p>", "historic" : "</text:p>
          </table:table-cell>
          <table:table-cell table:formula="of:=[Sheet1.C149]" office:value-type="float" office:value="17621">
            <text:p>1762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49]+1" office:value-type="float" office:value="150">
            <text:p>150</text:p>
          </table:table-cell>
          <table:table-cell office:value-type="string">
            <text:p>" }, "year" : "</text:p>
          </table:table-cell>
          <table:table-cell table:formula="of:=RIGHT([Sheet1.A150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4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50]" office:value-type="float" office:value="1006">
            <text:p>1006</text:p>
          </table:table-cell>
          <table:table-cell office:value-type="string">
            <text:p>", "a2" : "</text:p>
          </table:table-cell>
          <table:table-cell table:formula="of:=[Sheet1.E150]" office:value-type="float" office:value="1006">
            <text:p>1006</text:p>
          </table:table-cell>
          <table:table-cell office:value-type="string">
            <text:p>", "b1" : "</text:p>
          </table:table-cell>
          <table:table-cell table:formula="of:=[Sheet1.F150]" office:value-type="float" office:value="1006">
            <text:p>1006</text:p>
          </table:table-cell>
          <table:table-cell office:value-type="string">
            <text:p>", "b2" : "</text:p>
          </table:table-cell>
          <table:table-cell table:formula="of:=[Sheet1.G150]" office:value-type="float" office:value="1006">
            <text:p>1006</text:p>
          </table:table-cell>
          <table:table-cell office:value-type="string">
            <text:p>", "historic" : "</text:p>
          </table:table-cell>
          <table:table-cell table:formula="of:=[Sheet1.C150]" office:value-type="float" office:value="1006">
            <text:p>100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0]+1" office:value-type="float" office:value="151">
            <text:p>151</text:p>
          </table:table-cell>
          <table:table-cell office:value-type="string">
            <text:p>" }, "year" : "</text:p>
          </table:table-cell>
          <table:table-cell table:formula="of:=RIGHT([Sheet1.A151];4)" office:value-type="string" office:string-value="1975">
            <text:p>1975</text:p>
          </table:table-cell>
          <table:table-cell office:value-type="string">
            <text:p>", "continent" : "</text:p>
          </table:table-cell>
          <table:table-cell table:formula="of:=[.F14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51]" office:value-type="float" office:value="283">
            <text:p>283</text:p>
          </table:table-cell>
          <table:table-cell office:value-type="string">
            <text:p>", "a2" : "</text:p>
          </table:table-cell>
          <table:table-cell table:formula="of:=[Sheet1.E151]" office:value-type="float" office:value="283">
            <text:p>283</text:p>
          </table:table-cell>
          <table:table-cell office:value-type="string">
            <text:p>", "b1" : "</text:p>
          </table:table-cell>
          <table:table-cell table:formula="of:=[Sheet1.F151]" office:value-type="float" office:value="283">
            <text:p>283</text:p>
          </table:table-cell>
          <table:table-cell office:value-type="string">
            <text:p>", "b2" : "</text:p>
          </table:table-cell>
          <table:table-cell table:formula="of:=[Sheet1.G151]" office:value-type="float" office:value="283">
            <text:p>283</text:p>
          </table:table-cell>
          <table:table-cell office:value-type="string">
            <text:p>", "historic" : "</text:p>
          </table:table-cell>
          <table:table-cell table:formula="of:=[Sheet1.C151]" office:value-type="float" office:value="283">
            <text:p>28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1]+1" office:value-type="float" office:value="152">
            <text:p>152</text:p>
          </table:table-cell>
          <table:table-cell office:value-type="string">
            <text:p>" }, "year" : "</text:p>
          </table:table-cell>
          <table:table-cell table:formula="of:=RIGHT([Sheet1.A152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4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52]" office:value-type="float" office:value="947">
            <text:p>947</text:p>
          </table:table-cell>
          <table:table-cell office:value-type="string">
            <text:p>", "a2" : "</text:p>
          </table:table-cell>
          <table:table-cell table:formula="of:=[Sheet1.E152]" office:value-type="float" office:value="947">
            <text:p>947</text:p>
          </table:table-cell>
          <table:table-cell office:value-type="string">
            <text:p>", "b1" : "</text:p>
          </table:table-cell>
          <table:table-cell table:formula="of:=[Sheet1.F152]" office:value-type="float" office:value="947">
            <text:p>947</text:p>
          </table:table-cell>
          <table:table-cell office:value-type="string">
            <text:p>", "b2" : "</text:p>
          </table:table-cell>
          <table:table-cell table:formula="of:=[Sheet1.G152]" office:value-type="float" office:value="947">
            <text:p>947</text:p>
          </table:table-cell>
          <table:table-cell office:value-type="string">
            <text:p>", "historic" : "</text:p>
          </table:table-cell>
          <table:table-cell table:formula="of:=[Sheet1.C152]" office:value-type="float" office:value="947">
            <text:p>94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2]+1" office:value-type="float" office:value="153">
            <text:p>153</text:p>
          </table:table-cell>
          <table:table-cell office:value-type="string">
            <text:p>" }, "year" : "</text:p>
          </table:table-cell>
          <table:table-cell table:formula="of:=RIGHT([Sheet1.A153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4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53]" office:value-type="float" office:value="164">
            <text:p>164</text:p>
          </table:table-cell>
          <table:table-cell office:value-type="string">
            <text:p>", "a2" : "</text:p>
          </table:table-cell>
          <table:table-cell table:formula="of:=[Sheet1.E153]" office:value-type="float" office:value="164">
            <text:p>164</text:p>
          </table:table-cell>
          <table:table-cell office:value-type="string">
            <text:p>", "b1" : "</text:p>
          </table:table-cell>
          <table:table-cell table:formula="of:=[Sheet1.F153]" office:value-type="float" office:value="164">
            <text:p>164</text:p>
          </table:table-cell>
          <table:table-cell office:value-type="string">
            <text:p>", "b2" : "</text:p>
          </table:table-cell>
          <table:table-cell table:formula="of:=[Sheet1.G153]" office:value-type="float" office:value="164">
            <text:p>164</text:p>
          </table:table-cell>
          <table:table-cell office:value-type="string">
            <text:p>", "historic" : "</text:p>
          </table:table-cell>
          <table:table-cell table:formula="of:=[Sheet1.C153]" office:value-type="float" office:value="164">
            <text:p>16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3]+1" office:value-type="float" office:value="154">
            <text:p>154</text:p>
          </table:table-cell>
          <table:table-cell office:value-type="string">
            <text:p>" }, "year" : "</text:p>
          </table:table-cell>
          <table:table-cell table:formula="of:=RIGHT([Sheet1.A154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4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54]" office:value-type="float" office:value="14810">
            <text:p>14810</text:p>
          </table:table-cell>
          <table:table-cell office:value-type="string">
            <text:p>", "a2" : "</text:p>
          </table:table-cell>
          <table:table-cell table:formula="of:=[Sheet1.E154]" office:value-type="float" office:value="14810">
            <text:p>14810</text:p>
          </table:table-cell>
          <table:table-cell office:value-type="string">
            <text:p>", "b1" : "</text:p>
          </table:table-cell>
          <table:table-cell table:formula="of:=[Sheet1.F154]" office:value-type="float" office:value="14810">
            <text:p>14810</text:p>
          </table:table-cell>
          <table:table-cell office:value-type="string">
            <text:p>", "b2" : "</text:p>
          </table:table-cell>
          <table:table-cell table:formula="of:=[Sheet1.G154]" office:value-type="float" office:value="14810">
            <text:p>14810</text:p>
          </table:table-cell>
          <table:table-cell office:value-type="string">
            <text:p>", "historic" : "</text:p>
          </table:table-cell>
          <table:table-cell table:formula="of:=[Sheet1.C154]" office:value-type="float" office:value="14810">
            <text:p>1481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4]+1" office:value-type="float" office:value="155">
            <text:p>155</text:p>
          </table:table-cell>
          <table:table-cell office:value-type="string">
            <text:p>" }, "year" : "</text:p>
          </table:table-cell>
          <table:table-cell table:formula="of:=RIGHT([Sheet1.A155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4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55]" office:value-type="float" office:value="2680">
            <text:p>2680</text:p>
          </table:table-cell>
          <table:table-cell office:value-type="string">
            <text:p>", "a2" : "</text:p>
          </table:table-cell>
          <table:table-cell table:formula="of:=[Sheet1.E155]" office:value-type="float" office:value="2680">
            <text:p>2680</text:p>
          </table:table-cell>
          <table:table-cell office:value-type="string">
            <text:p>", "b1" : "</text:p>
          </table:table-cell>
          <table:table-cell table:formula="of:=[Sheet1.F155]" office:value-type="float" office:value="2680">
            <text:p>2680</text:p>
          </table:table-cell>
          <table:table-cell office:value-type="string">
            <text:p>", "b2" : "</text:p>
          </table:table-cell>
          <table:table-cell table:formula="of:=[Sheet1.G155]" office:value-type="float" office:value="2680">
            <text:p>2680</text:p>
          </table:table-cell>
          <table:table-cell office:value-type="string">
            <text:p>", "historic" : "</text:p>
          </table:table-cell>
          <table:table-cell table:formula="of:=[Sheet1.C155]" office:value-type="float" office:value="2680">
            <text:p>268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5]+1" office:value-type="float" office:value="156">
            <text:p>156</text:p>
          </table:table-cell>
          <table:table-cell office:value-type="string">
            <text:p>" }, "year" : "</text:p>
          </table:table-cell>
          <table:table-cell table:formula="of:=RIGHT([Sheet1.A156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4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56]" office:value-type="float" office:value="3699">
            <text:p>3699</text:p>
          </table:table-cell>
          <table:table-cell office:value-type="string">
            <text:p>", "a2" : "</text:p>
          </table:table-cell>
          <table:table-cell table:formula="of:=[Sheet1.E156]" office:value-type="float" office:value="3699">
            <text:p>3699</text:p>
          </table:table-cell>
          <table:table-cell office:value-type="string">
            <text:p>", "b1" : "</text:p>
          </table:table-cell>
          <table:table-cell table:formula="of:=[Sheet1.F156]" office:value-type="float" office:value="3699">
            <text:p>3699</text:p>
          </table:table-cell>
          <table:table-cell office:value-type="string">
            <text:p>", "b2" : "</text:p>
          </table:table-cell>
          <table:table-cell table:formula="of:=[Sheet1.G156]" office:value-type="float" office:value="3699">
            <text:p>3699</text:p>
          </table:table-cell>
          <table:table-cell office:value-type="string">
            <text:p>", "historic" : "</text:p>
          </table:table-cell>
          <table:table-cell table:formula="of:=[Sheet1.C156]" office:value-type="float" office:value="3699">
            <text:p>369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6]+1" office:value-type="float" office:value="157">
            <text:p>157</text:p>
          </table:table-cell>
          <table:table-cell office:value-type="string">
            <text:p>" }, "year" : "</text:p>
          </table:table-cell>
          <table:table-cell table:formula="of:=RIGHT([Sheet1.A157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4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57]" office:value-type="float" office:value="3403">
            <text:p>3403</text:p>
          </table:table-cell>
          <table:table-cell office:value-type="string">
            <text:p>", "a2" : "</text:p>
          </table:table-cell>
          <table:table-cell table:formula="of:=[Sheet1.E157]" office:value-type="float" office:value="3403">
            <text:p>3403</text:p>
          </table:table-cell>
          <table:table-cell office:value-type="string">
            <text:p>", "b1" : "</text:p>
          </table:table-cell>
          <table:table-cell table:formula="of:=[Sheet1.F157]" office:value-type="float" office:value="3403">
            <text:p>3403</text:p>
          </table:table-cell>
          <table:table-cell office:value-type="string">
            <text:p>", "b2" : "</text:p>
          </table:table-cell>
          <table:table-cell table:formula="of:=[Sheet1.G157]" office:value-type="float" office:value="3403">
            <text:p>3403</text:p>
          </table:table-cell>
          <table:table-cell office:value-type="string">
            <text:p>", "historic" : "</text:p>
          </table:table-cell>
          <table:table-cell table:formula="of:=[Sheet1.C157]" office:value-type="float" office:value="3403">
            <text:p>340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7]+1" office:value-type="float" office:value="158">
            <text:p>158</text:p>
          </table:table-cell>
          <table:table-cell office:value-type="string">
            <text:p>" }, "year" : "</text:p>
          </table:table-cell>
          <table:table-cell table:formula="of:=RIGHT([Sheet1.A158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4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58]" office:value-type="float" office:value="23190">
            <text:p>23190</text:p>
          </table:table-cell>
          <table:table-cell office:value-type="string">
            <text:p>", "a2" : "</text:p>
          </table:table-cell>
          <table:table-cell table:formula="of:=[Sheet1.E158]" office:value-type="float" office:value="23190">
            <text:p>23190</text:p>
          </table:table-cell>
          <table:table-cell office:value-type="string">
            <text:p>", "b1" : "</text:p>
          </table:table-cell>
          <table:table-cell table:formula="of:=[Sheet1.F158]" office:value-type="float" office:value="23190">
            <text:p>23190</text:p>
          </table:table-cell>
          <table:table-cell office:value-type="string">
            <text:p>", "b2" : "</text:p>
          </table:table-cell>
          <table:table-cell table:formula="of:=[Sheet1.G158]" office:value-type="float" office:value="23190">
            <text:p>23190</text:p>
          </table:table-cell>
          <table:table-cell office:value-type="string">
            <text:p>", "historic" : "</text:p>
          </table:table-cell>
          <table:table-cell table:formula="of:=[Sheet1.C158]" office:value-type="float" office:value="23190">
            <text:p>2319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8]+1" office:value-type="float" office:value="159">
            <text:p>159</text:p>
          </table:table-cell>
          <table:table-cell office:value-type="string">
            <text:p>" }, "year" : "</text:p>
          </table:table-cell>
          <table:table-cell table:formula="of:=RIGHT([Sheet1.A159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4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59]" office:value-type="float" office:value="18140">
            <text:p>18140</text:p>
          </table:table-cell>
          <table:table-cell office:value-type="string">
            <text:p>", "a2" : "</text:p>
          </table:table-cell>
          <table:table-cell table:formula="of:=[Sheet1.E159]" office:value-type="float" office:value="18140">
            <text:p>18140</text:p>
          </table:table-cell>
          <table:table-cell office:value-type="string">
            <text:p>", "b1" : "</text:p>
          </table:table-cell>
          <table:table-cell table:formula="of:=[Sheet1.F159]" office:value-type="float" office:value="18140">
            <text:p>18140</text:p>
          </table:table-cell>
          <table:table-cell office:value-type="string">
            <text:p>", "b2" : "</text:p>
          </table:table-cell>
          <table:table-cell table:formula="of:=[Sheet1.G159]" office:value-type="float" office:value="18140">
            <text:p>18140</text:p>
          </table:table-cell>
          <table:table-cell office:value-type="string">
            <text:p>", "historic" : "</text:p>
          </table:table-cell>
          <table:table-cell table:formula="of:=[Sheet1.C159]" office:value-type="float" office:value="18140">
            <text:p>1814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59]+1" office:value-type="float" office:value="160">
            <text:p>160</text:p>
          </table:table-cell>
          <table:table-cell office:value-type="string">
            <text:p>" }, "year" : "</text:p>
          </table:table-cell>
          <table:table-cell table:formula="of:=RIGHT([Sheet1.A160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5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60]" office:value-type="float" office:value="1077">
            <text:p>1077</text:p>
          </table:table-cell>
          <table:table-cell office:value-type="string">
            <text:p>", "a2" : "</text:p>
          </table:table-cell>
          <table:table-cell table:formula="of:=[Sheet1.E160]" office:value-type="float" office:value="1077">
            <text:p>1077</text:p>
          </table:table-cell>
          <table:table-cell office:value-type="string">
            <text:p>", "b1" : "</text:p>
          </table:table-cell>
          <table:table-cell table:formula="of:=[Sheet1.F160]" office:value-type="float" office:value="1077">
            <text:p>1077</text:p>
          </table:table-cell>
          <table:table-cell office:value-type="string">
            <text:p>", "b2" : "</text:p>
          </table:table-cell>
          <table:table-cell table:formula="of:=[Sheet1.G160]" office:value-type="float" office:value="1077">
            <text:p>1077</text:p>
          </table:table-cell>
          <table:table-cell office:value-type="string">
            <text:p>", "historic" : "</text:p>
          </table:table-cell>
          <table:table-cell table:formula="of:=[Sheet1.C160]" office:value-type="float" office:value="1077">
            <text:p>107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0]+1" office:value-type="float" office:value="161">
            <text:p>161</text:p>
          </table:table-cell>
          <table:table-cell office:value-type="string">
            <text:p>" }, "year" : "</text:p>
          </table:table-cell>
          <table:table-cell table:formula="of:=RIGHT([Sheet1.A161];4)" office:value-type="string" office:string-value="1976">
            <text:p>1976</text:p>
          </table:table-cell>
          <table:table-cell office:value-type="string">
            <text:p>", "continent" : "</text:p>
          </table:table-cell>
          <table:table-cell table:formula="of:=[.F15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61]" office:value-type="float" office:value="283">
            <text:p>283</text:p>
          </table:table-cell>
          <table:table-cell office:value-type="string">
            <text:p>", "a2" : "</text:p>
          </table:table-cell>
          <table:table-cell table:formula="of:=[Sheet1.E161]" office:value-type="float" office:value="283">
            <text:p>283</text:p>
          </table:table-cell>
          <table:table-cell office:value-type="string">
            <text:p>", "b1" : "</text:p>
          </table:table-cell>
          <table:table-cell table:formula="of:=[Sheet1.F161]" office:value-type="float" office:value="283">
            <text:p>283</text:p>
          </table:table-cell>
          <table:table-cell office:value-type="string">
            <text:p>", "b2" : "</text:p>
          </table:table-cell>
          <table:table-cell table:formula="of:=[Sheet1.G161]" office:value-type="float" office:value="283">
            <text:p>283</text:p>
          </table:table-cell>
          <table:table-cell office:value-type="string">
            <text:p>", "historic" : "</text:p>
          </table:table-cell>
          <table:table-cell table:formula="of:=[Sheet1.C161]" office:value-type="float" office:value="283">
            <text:p>28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1]+1" office:value-type="float" office:value="162">
            <text:p>162</text:p>
          </table:table-cell>
          <table:table-cell office:value-type="string">
            <text:p>" }, "year" : "</text:p>
          </table:table-cell>
          <table:table-cell table:formula="of:=RIGHT([Sheet1.A162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5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62]" office:value-type="float" office:value="939">
            <text:p>939</text:p>
          </table:table-cell>
          <table:table-cell office:value-type="string">
            <text:p>", "a2" : "</text:p>
          </table:table-cell>
          <table:table-cell table:formula="of:=[Sheet1.E162]" office:value-type="float" office:value="939">
            <text:p>939</text:p>
          </table:table-cell>
          <table:table-cell office:value-type="string">
            <text:p>", "b1" : "</text:p>
          </table:table-cell>
          <table:table-cell table:formula="of:=[Sheet1.F162]" office:value-type="float" office:value="939">
            <text:p>939</text:p>
          </table:table-cell>
          <table:table-cell office:value-type="string">
            <text:p>", "b2" : "</text:p>
          </table:table-cell>
          <table:table-cell table:formula="of:=[Sheet1.G162]" office:value-type="float" office:value="939">
            <text:p>939</text:p>
          </table:table-cell>
          <table:table-cell office:value-type="string">
            <text:p>", "historic" : "</text:p>
          </table:table-cell>
          <table:table-cell table:formula="of:=[Sheet1.C162]" office:value-type="float" office:value="939">
            <text:p>93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2]+1" office:value-type="float" office:value="163">
            <text:p>163</text:p>
          </table:table-cell>
          <table:table-cell office:value-type="string">
            <text:p>" }, "year" : "</text:p>
          </table:table-cell>
          <table:table-cell table:formula="of:=RIGHT([Sheet1.A163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5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63]" office:value-type="float" office:value="175">
            <text:p>175</text:p>
          </table:table-cell>
          <table:table-cell office:value-type="string">
            <text:p>", "a2" : "</text:p>
          </table:table-cell>
          <table:table-cell table:formula="of:=[Sheet1.E163]" office:value-type="float" office:value="175">
            <text:p>175</text:p>
          </table:table-cell>
          <table:table-cell office:value-type="string">
            <text:p>", "b1" : "</text:p>
          </table:table-cell>
          <table:table-cell table:formula="of:=[Sheet1.F163]" office:value-type="float" office:value="175">
            <text:p>175</text:p>
          </table:table-cell>
          <table:table-cell office:value-type="string">
            <text:p>", "b2" : "</text:p>
          </table:table-cell>
          <table:table-cell table:formula="of:=[Sheet1.G163]" office:value-type="float" office:value="175">
            <text:p>175</text:p>
          </table:table-cell>
          <table:table-cell office:value-type="string">
            <text:p>", "historic" : "</text:p>
          </table:table-cell>
          <table:table-cell table:formula="of:=[Sheet1.C163]" office:value-type="float" office:value="175">
            <text:p>17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3]+1" office:value-type="float" office:value="164">
            <text:p>164</text:p>
          </table:table-cell>
          <table:table-cell office:value-type="string">
            <text:p>" }, "year" : "</text:p>
          </table:table-cell>
          <table:table-cell table:formula="of:=RIGHT([Sheet1.A164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5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64]" office:value-type="float" office:value="15168">
            <text:p>15168</text:p>
          </table:table-cell>
          <table:table-cell office:value-type="string">
            <text:p>", "a2" : "</text:p>
          </table:table-cell>
          <table:table-cell table:formula="of:=[Sheet1.E164]" office:value-type="float" office:value="15168">
            <text:p>15168</text:p>
          </table:table-cell>
          <table:table-cell office:value-type="string">
            <text:p>", "b1" : "</text:p>
          </table:table-cell>
          <table:table-cell table:formula="of:=[Sheet1.F164]" office:value-type="float" office:value="15168">
            <text:p>15168</text:p>
          </table:table-cell>
          <table:table-cell office:value-type="string">
            <text:p>", "b2" : "</text:p>
          </table:table-cell>
          <table:table-cell table:formula="of:=[Sheet1.G164]" office:value-type="float" office:value="15168">
            <text:p>15168</text:p>
          </table:table-cell>
          <table:table-cell office:value-type="string">
            <text:p>", "historic" : "</text:p>
          </table:table-cell>
          <table:table-cell table:formula="of:=[Sheet1.C164]" office:value-type="float" office:value="15168">
            <text:p>1516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4]+1" office:value-type="float" office:value="165">
            <text:p>165</text:p>
          </table:table-cell>
          <table:table-cell office:value-type="string">
            <text:p>" }, "year" : "</text:p>
          </table:table-cell>
          <table:table-cell table:formula="of:=RIGHT([Sheet1.A165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5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65]" office:value-type="float" office:value="2795">
            <text:p>2795</text:p>
          </table:table-cell>
          <table:table-cell office:value-type="string">
            <text:p>", "a2" : "</text:p>
          </table:table-cell>
          <table:table-cell table:formula="of:=[Sheet1.E165]" office:value-type="float" office:value="2795">
            <text:p>2795</text:p>
          </table:table-cell>
          <table:table-cell office:value-type="string">
            <text:p>", "b1" : "</text:p>
          </table:table-cell>
          <table:table-cell table:formula="of:=[Sheet1.F165]" office:value-type="float" office:value="2795">
            <text:p>2795</text:p>
          </table:table-cell>
          <table:table-cell office:value-type="string">
            <text:p>", "b2" : "</text:p>
          </table:table-cell>
          <table:table-cell table:formula="of:=[Sheet1.G165]" office:value-type="float" office:value="2795">
            <text:p>2795</text:p>
          </table:table-cell>
          <table:table-cell office:value-type="string">
            <text:p>", "historic" : "</text:p>
          </table:table-cell>
          <table:table-cell table:formula="of:=[Sheet1.C165]" office:value-type="float" office:value="2795">
            <text:p>279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5]+1" office:value-type="float" office:value="166">
            <text:p>166</text:p>
          </table:table-cell>
          <table:table-cell office:value-type="string">
            <text:p>" }, "year" : "</text:p>
          </table:table-cell>
          <table:table-cell table:formula="of:=RIGHT([Sheet1.A166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5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66]" office:value-type="float" office:value="3780">
            <text:p>3780</text:p>
          </table:table-cell>
          <table:table-cell office:value-type="string">
            <text:p>", "a2" : "</text:p>
          </table:table-cell>
          <table:table-cell table:formula="of:=[Sheet1.E166]" office:value-type="float" office:value="3780">
            <text:p>3780</text:p>
          </table:table-cell>
          <table:table-cell office:value-type="string">
            <text:p>", "b1" : "</text:p>
          </table:table-cell>
          <table:table-cell table:formula="of:=[Sheet1.F166]" office:value-type="float" office:value="3780">
            <text:p>3780</text:p>
          </table:table-cell>
          <table:table-cell office:value-type="string">
            <text:p>", "b2" : "</text:p>
          </table:table-cell>
          <table:table-cell table:formula="of:=[Sheet1.G166]" office:value-type="float" office:value="3780">
            <text:p>3780</text:p>
          </table:table-cell>
          <table:table-cell office:value-type="string">
            <text:p>", "historic" : "</text:p>
          </table:table-cell>
          <table:table-cell table:formula="of:=[Sheet1.C166]" office:value-type="float" office:value="3780">
            <text:p>378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6]+1" office:value-type="float" office:value="167">
            <text:p>167</text:p>
          </table:table-cell>
          <table:table-cell office:value-type="string">
            <text:p>" }, "year" : "</text:p>
          </table:table-cell>
          <table:table-cell table:formula="of:=RIGHT([Sheet1.A167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5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67]" office:value-type="float" office:value="3473">
            <text:p>3473</text:p>
          </table:table-cell>
          <table:table-cell office:value-type="string">
            <text:p>", "a2" : "</text:p>
          </table:table-cell>
          <table:table-cell table:formula="of:=[Sheet1.E167]" office:value-type="float" office:value="3473">
            <text:p>3473</text:p>
          </table:table-cell>
          <table:table-cell office:value-type="string">
            <text:p>", "b1" : "</text:p>
          </table:table-cell>
          <table:table-cell table:formula="of:=[Sheet1.F167]" office:value-type="float" office:value="3473">
            <text:p>3473</text:p>
          </table:table-cell>
          <table:table-cell office:value-type="string">
            <text:p>", "b2" : "</text:p>
          </table:table-cell>
          <table:table-cell table:formula="of:=[Sheet1.G167]" office:value-type="float" office:value="3473">
            <text:p>3473</text:p>
          </table:table-cell>
          <table:table-cell office:value-type="string">
            <text:p>", "historic" : "</text:p>
          </table:table-cell>
          <table:table-cell table:formula="of:=[Sheet1.C167]" office:value-type="float" office:value="3473">
            <text:p>347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7]+1" office:value-type="float" office:value="168">
            <text:p>168</text:p>
          </table:table-cell>
          <table:table-cell office:value-type="string">
            <text:p>" }, "year" : "</text:p>
          </table:table-cell>
          <table:table-cell table:formula="of:=RIGHT([Sheet1.A168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5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68]" office:value-type="float" office:value="23995">
            <text:p>23995</text:p>
          </table:table-cell>
          <table:table-cell office:value-type="string">
            <text:p>", "a2" : "</text:p>
          </table:table-cell>
          <table:table-cell table:formula="of:=[Sheet1.E168]" office:value-type="float" office:value="23995">
            <text:p>23995</text:p>
          </table:table-cell>
          <table:table-cell office:value-type="string">
            <text:p>", "b1" : "</text:p>
          </table:table-cell>
          <table:table-cell table:formula="of:=[Sheet1.F168]" office:value-type="float" office:value="23995">
            <text:p>23995</text:p>
          </table:table-cell>
          <table:table-cell office:value-type="string">
            <text:p>", "b2" : "</text:p>
          </table:table-cell>
          <table:table-cell table:formula="of:=[Sheet1.G168]" office:value-type="float" office:value="23995">
            <text:p>23995</text:p>
          </table:table-cell>
          <table:table-cell office:value-type="string">
            <text:p>", "historic" : "</text:p>
          </table:table-cell>
          <table:table-cell table:formula="of:=[Sheet1.C168]" office:value-type="float" office:value="23995">
            <text:p>2399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8]+1" office:value-type="float" office:value="169">
            <text:p>169</text:p>
          </table:table-cell>
          <table:table-cell office:value-type="string">
            <text:p>" }, "year" : "</text:p>
          </table:table-cell>
          <table:table-cell table:formula="of:=RIGHT([Sheet1.A169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5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69]" office:value-type="float" office:value="18698">
            <text:p>18698</text:p>
          </table:table-cell>
          <table:table-cell office:value-type="string">
            <text:p>", "a2" : "</text:p>
          </table:table-cell>
          <table:table-cell table:formula="of:=[Sheet1.E169]" office:value-type="float" office:value="18698">
            <text:p>18698</text:p>
          </table:table-cell>
          <table:table-cell office:value-type="string">
            <text:p>", "b1" : "</text:p>
          </table:table-cell>
          <table:table-cell table:formula="of:=[Sheet1.F169]" office:value-type="float" office:value="18698">
            <text:p>18698</text:p>
          </table:table-cell>
          <table:table-cell office:value-type="string">
            <text:p>", "b2" : "</text:p>
          </table:table-cell>
          <table:table-cell table:formula="of:=[Sheet1.G169]" office:value-type="float" office:value="18698">
            <text:p>18698</text:p>
          </table:table-cell>
          <table:table-cell office:value-type="string">
            <text:p>", "historic" : "</text:p>
          </table:table-cell>
          <table:table-cell table:formula="of:=[Sheet1.C169]" office:value-type="float" office:value="18698">
            <text:p>1869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69]+1" office:value-type="float" office:value="170">
            <text:p>170</text:p>
          </table:table-cell>
          <table:table-cell office:value-type="string">
            <text:p>" }, "year" : "</text:p>
          </table:table-cell>
          <table:table-cell table:formula="of:=RIGHT([Sheet1.A170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6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70]" office:value-type="float" office:value="1147">
            <text:p>1147</text:p>
          </table:table-cell>
          <table:table-cell office:value-type="string">
            <text:p>", "a2" : "</text:p>
          </table:table-cell>
          <table:table-cell table:formula="of:=[Sheet1.E170]" office:value-type="float" office:value="1147">
            <text:p>1147</text:p>
          </table:table-cell>
          <table:table-cell office:value-type="string">
            <text:p>", "b1" : "</text:p>
          </table:table-cell>
          <table:table-cell table:formula="of:=[Sheet1.F170]" office:value-type="float" office:value="1147">
            <text:p>1147</text:p>
          </table:table-cell>
          <table:table-cell office:value-type="string">
            <text:p>", "b2" : "</text:p>
          </table:table-cell>
          <table:table-cell table:formula="of:=[Sheet1.G170]" office:value-type="float" office:value="1147">
            <text:p>1147</text:p>
          </table:table-cell>
          <table:table-cell office:value-type="string">
            <text:p>", "historic" : "</text:p>
          </table:table-cell>
          <table:table-cell table:formula="of:=[Sheet1.C170]" office:value-type="float" office:value="1147">
            <text:p>114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0]+1" office:value-type="float" office:value="171">
            <text:p>171</text:p>
          </table:table-cell>
          <table:table-cell office:value-type="string">
            <text:p>" }, "year" : "</text:p>
          </table:table-cell>
          <table:table-cell table:formula="of:=RIGHT([Sheet1.A171];4)" office:value-type="string" office:string-value="1977">
            <text:p>1977</text:p>
          </table:table-cell>
          <table:table-cell office:value-type="string">
            <text:p>", "continent" : "</text:p>
          </table:table-cell>
          <table:table-cell table:formula="of:=[.F16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71]" office:value-type="float" office:value="294">
            <text:p>294</text:p>
          </table:table-cell>
          <table:table-cell office:value-type="string">
            <text:p>", "a2" : "</text:p>
          </table:table-cell>
          <table:table-cell table:formula="of:=[Sheet1.E171]" office:value-type="float" office:value="294">
            <text:p>294</text:p>
          </table:table-cell>
          <table:table-cell office:value-type="string">
            <text:p>", "b1" : "</text:p>
          </table:table-cell>
          <table:table-cell table:formula="of:=[Sheet1.F171]" office:value-type="float" office:value="294">
            <text:p>294</text:p>
          </table:table-cell>
          <table:table-cell office:value-type="string">
            <text:p>", "b2" : "</text:p>
          </table:table-cell>
          <table:table-cell table:formula="of:=[Sheet1.G171]" office:value-type="float" office:value="294">
            <text:p>294</text:p>
          </table:table-cell>
          <table:table-cell office:value-type="string">
            <text:p>", "historic" : "</text:p>
          </table:table-cell>
          <table:table-cell table:formula="of:=[Sheet1.C171]" office:value-type="float" office:value="294">
            <text:p>29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1]+1" office:value-type="float" office:value="172">
            <text:p>172</text:p>
          </table:table-cell>
          <table:table-cell office:value-type="string">
            <text:p>" }, "year" : "</text:p>
          </table:table-cell>
          <table:table-cell table:formula="of:=RIGHT([Sheet1.A172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6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72]" office:value-type="float" office:value="924">
            <text:p>924</text:p>
          </table:table-cell>
          <table:table-cell office:value-type="string">
            <text:p>", "a2" : "</text:p>
          </table:table-cell>
          <table:table-cell table:formula="of:=[Sheet1.E172]" office:value-type="float" office:value="924">
            <text:p>924</text:p>
          </table:table-cell>
          <table:table-cell office:value-type="string">
            <text:p>", "b1" : "</text:p>
          </table:table-cell>
          <table:table-cell table:formula="of:=[Sheet1.F172]" office:value-type="float" office:value="924">
            <text:p>924</text:p>
          </table:table-cell>
          <table:table-cell office:value-type="string">
            <text:p>", "b2" : "</text:p>
          </table:table-cell>
          <table:table-cell table:formula="of:=[Sheet1.G172]" office:value-type="float" office:value="924">
            <text:p>924</text:p>
          </table:table-cell>
          <table:table-cell office:value-type="string">
            <text:p>", "historic" : "</text:p>
          </table:table-cell>
          <table:table-cell table:formula="of:=[Sheet1.C172]" office:value-type="float" office:value="924">
            <text:p>92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2]+1" office:value-type="float" office:value="173">
            <text:p>173</text:p>
          </table:table-cell>
          <table:table-cell office:value-type="string">
            <text:p>" }, "year" : "</text:p>
          </table:table-cell>
          <table:table-cell table:formula="of:=RIGHT([Sheet1.A173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6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73]" office:value-type="float" office:value="192">
            <text:p>192</text:p>
          </table:table-cell>
          <table:table-cell office:value-type="string">
            <text:p>", "a2" : "</text:p>
          </table:table-cell>
          <table:table-cell table:formula="of:=[Sheet1.E173]" office:value-type="float" office:value="192">
            <text:p>192</text:p>
          </table:table-cell>
          <table:table-cell office:value-type="string">
            <text:p>", "b1" : "</text:p>
          </table:table-cell>
          <table:table-cell table:formula="of:=[Sheet1.F173]" office:value-type="float" office:value="192">
            <text:p>192</text:p>
          </table:table-cell>
          <table:table-cell office:value-type="string">
            <text:p>", "b2" : "</text:p>
          </table:table-cell>
          <table:table-cell table:formula="of:=[Sheet1.G173]" office:value-type="float" office:value="192">
            <text:p>192</text:p>
          </table:table-cell>
          <table:table-cell office:value-type="string">
            <text:p>", "historic" : "</text:p>
          </table:table-cell>
          <table:table-cell table:formula="of:=[Sheet1.C173]" office:value-type="float" office:value="192">
            <text:p>19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3]+1" office:value-type="float" office:value="174">
            <text:p>174</text:p>
          </table:table-cell>
          <table:table-cell office:value-type="string">
            <text:p>" }, "year" : "</text:p>
          </table:table-cell>
          <table:table-cell table:formula="of:=RIGHT([Sheet1.A174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6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74]" office:value-type="float" office:value="15550">
            <text:p>15550</text:p>
          </table:table-cell>
          <table:table-cell office:value-type="string">
            <text:p>", "a2" : "</text:p>
          </table:table-cell>
          <table:table-cell table:formula="of:=[Sheet1.E174]" office:value-type="float" office:value="15550">
            <text:p>15550</text:p>
          </table:table-cell>
          <table:table-cell office:value-type="string">
            <text:p>", "b1" : "</text:p>
          </table:table-cell>
          <table:table-cell table:formula="of:=[Sheet1.F174]" office:value-type="float" office:value="15550">
            <text:p>15550</text:p>
          </table:table-cell>
          <table:table-cell office:value-type="string">
            <text:p>", "b2" : "</text:p>
          </table:table-cell>
          <table:table-cell table:formula="of:=[Sheet1.G174]" office:value-type="float" office:value="15550">
            <text:p>15550</text:p>
          </table:table-cell>
          <table:table-cell office:value-type="string">
            <text:p>", "historic" : "</text:p>
          </table:table-cell>
          <table:table-cell table:formula="of:=[Sheet1.C174]" office:value-type="float" office:value="15550">
            <text:p>1555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4]+1" office:value-type="float" office:value="175">
            <text:p>175</text:p>
          </table:table-cell>
          <table:table-cell office:value-type="string">
            <text:p>" }, "year" : "</text:p>
          </table:table-cell>
          <table:table-cell table:formula="of:=RIGHT([Sheet1.A175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6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75]" office:value-type="float" office:value="2914">
            <text:p>2914</text:p>
          </table:table-cell>
          <table:table-cell office:value-type="string">
            <text:p>", "a2" : "</text:p>
          </table:table-cell>
          <table:table-cell table:formula="of:=[Sheet1.E175]" office:value-type="float" office:value="2914">
            <text:p>2914</text:p>
          </table:table-cell>
          <table:table-cell office:value-type="string">
            <text:p>", "b1" : "</text:p>
          </table:table-cell>
          <table:table-cell table:formula="of:=[Sheet1.F175]" office:value-type="float" office:value="2914">
            <text:p>2914</text:p>
          </table:table-cell>
          <table:table-cell office:value-type="string">
            <text:p>", "b2" : "</text:p>
          </table:table-cell>
          <table:table-cell table:formula="of:=[Sheet1.G175]" office:value-type="float" office:value="2914">
            <text:p>2914</text:p>
          </table:table-cell>
          <table:table-cell office:value-type="string">
            <text:p>", "historic" : "</text:p>
          </table:table-cell>
          <table:table-cell table:formula="of:=[Sheet1.C175]" office:value-type="float" office:value="2914">
            <text:p>291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5]+1" office:value-type="float" office:value="176">
            <text:p>176</text:p>
          </table:table-cell>
          <table:table-cell office:value-type="string">
            <text:p>" }, "year" : "</text:p>
          </table:table-cell>
          <table:table-cell table:formula="of:=RIGHT([Sheet1.A176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6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76]" office:value-type="float" office:value="3861">
            <text:p>3861</text:p>
          </table:table-cell>
          <table:table-cell office:value-type="string">
            <text:p>", "a2" : "</text:p>
          </table:table-cell>
          <table:table-cell table:formula="of:=[Sheet1.E176]" office:value-type="float" office:value="3861">
            <text:p>3861</text:p>
          </table:table-cell>
          <table:table-cell office:value-type="string">
            <text:p>", "b1" : "</text:p>
          </table:table-cell>
          <table:table-cell table:formula="of:=[Sheet1.F176]" office:value-type="float" office:value="3861">
            <text:p>3861</text:p>
          </table:table-cell>
          <table:table-cell office:value-type="string">
            <text:p>", "b2" : "</text:p>
          </table:table-cell>
          <table:table-cell table:formula="of:=[Sheet1.G176]" office:value-type="float" office:value="3861">
            <text:p>3861</text:p>
          </table:table-cell>
          <table:table-cell office:value-type="string">
            <text:p>", "historic" : "</text:p>
          </table:table-cell>
          <table:table-cell table:formula="of:=[Sheet1.C176]" office:value-type="float" office:value="3861">
            <text:p>386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6]+1" office:value-type="float" office:value="177">
            <text:p>177</text:p>
          </table:table-cell>
          <table:table-cell office:value-type="string">
            <text:p>" }, "year" : "</text:p>
          </table:table-cell>
          <table:table-cell table:formula="of:=RIGHT([Sheet1.A177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6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77]" office:value-type="float" office:value="3385">
            <text:p>3385</text:p>
          </table:table-cell>
          <table:table-cell office:value-type="string">
            <text:p>", "a2" : "</text:p>
          </table:table-cell>
          <table:table-cell table:formula="of:=[Sheet1.E177]" office:value-type="float" office:value="3385">
            <text:p>3385</text:p>
          </table:table-cell>
          <table:table-cell office:value-type="string">
            <text:p>", "b1" : "</text:p>
          </table:table-cell>
          <table:table-cell table:formula="of:=[Sheet1.F177]" office:value-type="float" office:value="3385">
            <text:p>3385</text:p>
          </table:table-cell>
          <table:table-cell office:value-type="string">
            <text:p>", "b2" : "</text:p>
          </table:table-cell>
          <table:table-cell table:formula="of:=[Sheet1.G177]" office:value-type="float" office:value="3385">
            <text:p>3385</text:p>
          </table:table-cell>
          <table:table-cell office:value-type="string">
            <text:p>", "historic" : "</text:p>
          </table:table-cell>
          <table:table-cell table:formula="of:=[Sheet1.C177]" office:value-type="float" office:value="3385">
            <text:p>338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7]+1" office:value-type="float" office:value="178">
            <text:p>178</text:p>
          </table:table-cell>
          <table:table-cell office:value-type="string">
            <text:p>" }, "year" : "</text:p>
          </table:table-cell>
          <table:table-cell table:formula="of:=RIGHT([Sheet1.A178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6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78]" office:value-type="float" office:value="25044">
            <text:p>25044</text:p>
          </table:table-cell>
          <table:table-cell office:value-type="string">
            <text:p>", "a2" : "</text:p>
          </table:table-cell>
          <table:table-cell table:formula="of:=[Sheet1.E178]" office:value-type="float" office:value="25044">
            <text:p>25044</text:p>
          </table:table-cell>
          <table:table-cell office:value-type="string">
            <text:p>", "b1" : "</text:p>
          </table:table-cell>
          <table:table-cell table:formula="of:=[Sheet1.F178]" office:value-type="float" office:value="25044">
            <text:p>25044</text:p>
          </table:table-cell>
          <table:table-cell office:value-type="string">
            <text:p>", "b2" : "</text:p>
          </table:table-cell>
          <table:table-cell table:formula="of:=[Sheet1.G178]" office:value-type="float" office:value="25044">
            <text:p>25044</text:p>
          </table:table-cell>
          <table:table-cell office:value-type="string">
            <text:p>", "historic" : "</text:p>
          </table:table-cell>
          <table:table-cell table:formula="of:=[Sheet1.C178]" office:value-type="float" office:value="25044">
            <text:p>2504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8]+1" office:value-type="float" office:value="179">
            <text:p>179</text:p>
          </table:table-cell>
          <table:table-cell office:value-type="string">
            <text:p>" }, "year" : "</text:p>
          </table:table-cell>
          <table:table-cell table:formula="of:=RIGHT([Sheet1.A179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6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79]" office:value-type="float" office:value="19387">
            <text:p>19387</text:p>
          </table:table-cell>
          <table:table-cell office:value-type="string">
            <text:p>", "a2" : "</text:p>
          </table:table-cell>
          <table:table-cell table:formula="of:=[Sheet1.E179]" office:value-type="float" office:value="19387">
            <text:p>19387</text:p>
          </table:table-cell>
          <table:table-cell office:value-type="string">
            <text:p>", "b1" : "</text:p>
          </table:table-cell>
          <table:table-cell table:formula="of:=[Sheet1.F179]" office:value-type="float" office:value="19387">
            <text:p>19387</text:p>
          </table:table-cell>
          <table:table-cell office:value-type="string">
            <text:p>", "b2" : "</text:p>
          </table:table-cell>
          <table:table-cell table:formula="of:=[Sheet1.G179]" office:value-type="float" office:value="19387">
            <text:p>19387</text:p>
          </table:table-cell>
          <table:table-cell office:value-type="string">
            <text:p>", "historic" : "</text:p>
          </table:table-cell>
          <table:table-cell table:formula="of:=[Sheet1.C179]" office:value-type="float" office:value="19387">
            <text:p>1938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79]+1" office:value-type="float" office:value="180">
            <text:p>180</text:p>
          </table:table-cell>
          <table:table-cell office:value-type="string">
            <text:p>" }, "year" : "</text:p>
          </table:table-cell>
          <table:table-cell table:formula="of:=RIGHT([Sheet1.A180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7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80]" office:value-type="float" office:value="1217">
            <text:p>1217</text:p>
          </table:table-cell>
          <table:table-cell office:value-type="string">
            <text:p>", "a2" : "</text:p>
          </table:table-cell>
          <table:table-cell table:formula="of:=[Sheet1.E180]" office:value-type="float" office:value="1217">
            <text:p>1217</text:p>
          </table:table-cell>
          <table:table-cell office:value-type="string">
            <text:p>", "b1" : "</text:p>
          </table:table-cell>
          <table:table-cell table:formula="of:=[Sheet1.F180]" office:value-type="float" office:value="1217">
            <text:p>1217</text:p>
          </table:table-cell>
          <table:table-cell office:value-type="string">
            <text:p>", "b2" : "</text:p>
          </table:table-cell>
          <table:table-cell table:formula="of:=[Sheet1.G180]" office:value-type="float" office:value="1217">
            <text:p>1217</text:p>
          </table:table-cell>
          <table:table-cell office:value-type="string">
            <text:p>", "historic" : "</text:p>
          </table:table-cell>
          <table:table-cell table:formula="of:=[Sheet1.C180]" office:value-type="float" office:value="1217">
            <text:p>121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0]+1" office:value-type="float" office:value="181">
            <text:p>181</text:p>
          </table:table-cell>
          <table:table-cell office:value-type="string">
            <text:p>" }, "year" : "</text:p>
          </table:table-cell>
          <table:table-cell table:formula="of:=RIGHT([Sheet1.A181];4)" office:value-type="string" office:string-value="1978">
            <text:p>1978</text:p>
          </table:table-cell>
          <table:table-cell office:value-type="string">
            <text:p>", "continent" : "</text:p>
          </table:table-cell>
          <table:table-cell table:formula="of:=[.F17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81]" office:value-type="float" office:value="304">
            <text:p>304</text:p>
          </table:table-cell>
          <table:table-cell office:value-type="string">
            <text:p>", "a2" : "</text:p>
          </table:table-cell>
          <table:table-cell table:formula="of:=[Sheet1.E181]" office:value-type="float" office:value="304">
            <text:p>304</text:p>
          </table:table-cell>
          <table:table-cell office:value-type="string">
            <text:p>", "b1" : "</text:p>
          </table:table-cell>
          <table:table-cell table:formula="of:=[Sheet1.F181]" office:value-type="float" office:value="304">
            <text:p>304</text:p>
          </table:table-cell>
          <table:table-cell office:value-type="string">
            <text:p>", "b2" : "</text:p>
          </table:table-cell>
          <table:table-cell table:formula="of:=[Sheet1.G181]" office:value-type="float" office:value="304">
            <text:p>304</text:p>
          </table:table-cell>
          <table:table-cell office:value-type="string">
            <text:p>", "historic" : "</text:p>
          </table:table-cell>
          <table:table-cell table:formula="of:=[Sheet1.C181]" office:value-type="float" office:value="304">
            <text:p>30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1]+1" office:value-type="float" office:value="182">
            <text:p>182</text:p>
          </table:table-cell>
          <table:table-cell office:value-type="string">
            <text:p>" }, "year" : "</text:p>
          </table:table-cell>
          <table:table-cell table:formula="of:=RIGHT([Sheet1.A182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7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82]" office:value-type="float" office:value="934">
            <text:p>934</text:p>
          </table:table-cell>
          <table:table-cell office:value-type="string">
            <text:p>", "a2" : "</text:p>
          </table:table-cell>
          <table:table-cell table:formula="of:=[Sheet1.E182]" office:value-type="float" office:value="934">
            <text:p>934</text:p>
          </table:table-cell>
          <table:table-cell office:value-type="string">
            <text:p>", "b1" : "</text:p>
          </table:table-cell>
          <table:table-cell table:formula="of:=[Sheet1.F182]" office:value-type="float" office:value="934">
            <text:p>934</text:p>
          </table:table-cell>
          <table:table-cell office:value-type="string">
            <text:p>", "b2" : "</text:p>
          </table:table-cell>
          <table:table-cell table:formula="of:=[Sheet1.G182]" office:value-type="float" office:value="934">
            <text:p>934</text:p>
          </table:table-cell>
          <table:table-cell office:value-type="string">
            <text:p>", "historic" : "</text:p>
          </table:table-cell>
          <table:table-cell table:formula="of:=[Sheet1.C182]" office:value-type="float" office:value="934">
            <text:p>93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2]+1" office:value-type="float" office:value="183">
            <text:p>183</text:p>
          </table:table-cell>
          <table:table-cell office:value-type="string">
            <text:p>" }, "year" : "</text:p>
          </table:table-cell>
          <table:table-cell table:formula="of:=RIGHT([Sheet1.A183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7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83]" office:value-type="float" office:value="204">
            <text:p>204</text:p>
          </table:table-cell>
          <table:table-cell office:value-type="string">
            <text:p>", "a2" : "</text:p>
          </table:table-cell>
          <table:table-cell table:formula="of:=[Sheet1.E183]" office:value-type="float" office:value="204">
            <text:p>204</text:p>
          </table:table-cell>
          <table:table-cell office:value-type="string">
            <text:p>", "b1" : "</text:p>
          </table:table-cell>
          <table:table-cell table:formula="of:=[Sheet1.F183]" office:value-type="float" office:value="204">
            <text:p>204</text:p>
          </table:table-cell>
          <table:table-cell office:value-type="string">
            <text:p>", "b2" : "</text:p>
          </table:table-cell>
          <table:table-cell table:formula="of:=[Sheet1.G183]" office:value-type="float" office:value="204">
            <text:p>204</text:p>
          </table:table-cell>
          <table:table-cell office:value-type="string">
            <text:p>", "historic" : "</text:p>
          </table:table-cell>
          <table:table-cell table:formula="of:=[Sheet1.C183]" office:value-type="float" office:value="204">
            <text:p>20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3]+1" office:value-type="float" office:value="184">
            <text:p>184</text:p>
          </table:table-cell>
          <table:table-cell office:value-type="string">
            <text:p>" }, "year" : "</text:p>
          </table:table-cell>
          <table:table-cell table:formula="of:=RIGHT([Sheet1.A184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7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84]" office:value-type="float" office:value="16010">
            <text:p>16010</text:p>
          </table:table-cell>
          <table:table-cell office:value-type="string">
            <text:p>", "a2" : "</text:p>
          </table:table-cell>
          <table:table-cell table:formula="of:=[Sheet1.E184]" office:value-type="float" office:value="16010">
            <text:p>16010</text:p>
          </table:table-cell>
          <table:table-cell office:value-type="string">
            <text:p>", "b1" : "</text:p>
          </table:table-cell>
          <table:table-cell table:formula="of:=[Sheet1.F184]" office:value-type="float" office:value="16010">
            <text:p>16010</text:p>
          </table:table-cell>
          <table:table-cell office:value-type="string">
            <text:p>", "b2" : "</text:p>
          </table:table-cell>
          <table:table-cell table:formula="of:=[Sheet1.G184]" office:value-type="float" office:value="16010">
            <text:p>16010</text:p>
          </table:table-cell>
          <table:table-cell office:value-type="string">
            <text:p>", "historic" : "</text:p>
          </table:table-cell>
          <table:table-cell table:formula="of:=[Sheet1.C184]" office:value-type="float" office:value="16010">
            <text:p>1601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4]+1" office:value-type="float" office:value="185">
            <text:p>185</text:p>
          </table:table-cell>
          <table:table-cell office:value-type="string">
            <text:p>" }, "year" : "</text:p>
          </table:table-cell>
          <table:table-cell table:formula="of:=RIGHT([Sheet1.A185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7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85]" office:value-type="float" office:value="2989">
            <text:p>2989</text:p>
          </table:table-cell>
          <table:table-cell office:value-type="string">
            <text:p>", "a2" : "</text:p>
          </table:table-cell>
          <table:table-cell table:formula="of:=[Sheet1.E185]" office:value-type="float" office:value="2989">
            <text:p>2989</text:p>
          </table:table-cell>
          <table:table-cell office:value-type="string">
            <text:p>", "b1" : "</text:p>
          </table:table-cell>
          <table:table-cell table:formula="of:=[Sheet1.F185]" office:value-type="float" office:value="2989">
            <text:p>2989</text:p>
          </table:table-cell>
          <table:table-cell office:value-type="string">
            <text:p>", "b2" : "</text:p>
          </table:table-cell>
          <table:table-cell table:formula="of:=[Sheet1.G185]" office:value-type="float" office:value="2989">
            <text:p>2989</text:p>
          </table:table-cell>
          <table:table-cell office:value-type="string">
            <text:p>", "historic" : "</text:p>
          </table:table-cell>
          <table:table-cell table:formula="of:=[Sheet1.C185]" office:value-type="float" office:value="2989">
            <text:p>298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5]+1" office:value-type="float" office:value="186">
            <text:p>186</text:p>
          </table:table-cell>
          <table:table-cell office:value-type="string">
            <text:p>" }, "year" : "</text:p>
          </table:table-cell>
          <table:table-cell table:formula="of:=RIGHT([Sheet1.A186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7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86]" office:value-type="float" office:value="4035">
            <text:p>4035</text:p>
          </table:table-cell>
          <table:table-cell office:value-type="string">
            <text:p>", "a2" : "</text:p>
          </table:table-cell>
          <table:table-cell table:formula="of:=[Sheet1.E186]" office:value-type="float" office:value="4035">
            <text:p>4035</text:p>
          </table:table-cell>
          <table:table-cell office:value-type="string">
            <text:p>", "b1" : "</text:p>
          </table:table-cell>
          <table:table-cell table:formula="of:=[Sheet1.F186]" office:value-type="float" office:value="4035">
            <text:p>4035</text:p>
          </table:table-cell>
          <table:table-cell office:value-type="string">
            <text:p>", "b2" : "</text:p>
          </table:table-cell>
          <table:table-cell table:formula="of:=[Sheet1.G186]" office:value-type="float" office:value="4035">
            <text:p>4035</text:p>
          </table:table-cell>
          <table:table-cell office:value-type="string">
            <text:p>", "historic" : "</text:p>
          </table:table-cell>
          <table:table-cell table:formula="of:=[Sheet1.C186]" office:value-type="float" office:value="4035">
            <text:p>403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6]+1" office:value-type="float" office:value="187">
            <text:p>187</text:p>
          </table:table-cell>
          <table:table-cell office:value-type="string">
            <text:p>" }, "year" : "</text:p>
          </table:table-cell>
          <table:table-cell table:formula="of:=RIGHT([Sheet1.A187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7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87]" office:value-type="float" office:value="3494">
            <text:p>3494</text:p>
          </table:table-cell>
          <table:table-cell office:value-type="string">
            <text:p>", "a2" : "</text:p>
          </table:table-cell>
          <table:table-cell table:formula="of:=[Sheet1.E187]" office:value-type="float" office:value="3494">
            <text:p>3494</text:p>
          </table:table-cell>
          <table:table-cell office:value-type="string">
            <text:p>", "b1" : "</text:p>
          </table:table-cell>
          <table:table-cell table:formula="of:=[Sheet1.F187]" office:value-type="float" office:value="3494">
            <text:p>3494</text:p>
          </table:table-cell>
          <table:table-cell office:value-type="string">
            <text:p>", "b2" : "</text:p>
          </table:table-cell>
          <table:table-cell table:formula="of:=[Sheet1.G187]" office:value-type="float" office:value="3494">
            <text:p>3494</text:p>
          </table:table-cell>
          <table:table-cell office:value-type="string">
            <text:p>", "historic" : "</text:p>
          </table:table-cell>
          <table:table-cell table:formula="of:=[Sheet1.C187]" office:value-type="float" office:value="3494">
            <text:p>349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7]+1" office:value-type="float" office:value="188">
            <text:p>188</text:p>
          </table:table-cell>
          <table:table-cell office:value-type="string">
            <text:p>" }, "year" : "</text:p>
          </table:table-cell>
          <table:table-cell table:formula="of:=RIGHT([Sheet1.A188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7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88]" office:value-type="float" office:value="25565">
            <text:p>25565</text:p>
          </table:table-cell>
          <table:table-cell office:value-type="string">
            <text:p>", "a2" : "</text:p>
          </table:table-cell>
          <table:table-cell table:formula="of:=[Sheet1.E188]" office:value-type="float" office:value="25565">
            <text:p>25565</text:p>
          </table:table-cell>
          <table:table-cell office:value-type="string">
            <text:p>", "b1" : "</text:p>
          </table:table-cell>
          <table:table-cell table:formula="of:=[Sheet1.F188]" office:value-type="float" office:value="25565">
            <text:p>25565</text:p>
          </table:table-cell>
          <table:table-cell office:value-type="string">
            <text:p>", "b2" : "</text:p>
          </table:table-cell>
          <table:table-cell table:formula="of:=[Sheet1.G188]" office:value-type="float" office:value="25565">
            <text:p>25565</text:p>
          </table:table-cell>
          <table:table-cell office:value-type="string">
            <text:p>", "historic" : "</text:p>
          </table:table-cell>
          <table:table-cell table:formula="of:=[Sheet1.C188]" office:value-type="float" office:value="25565">
            <text:p>2556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8]+1" office:value-type="float" office:value="189">
            <text:p>189</text:p>
          </table:table-cell>
          <table:table-cell office:value-type="string">
            <text:p>" }, "year" : "</text:p>
          </table:table-cell>
          <table:table-cell table:formula="of:=RIGHT([Sheet1.A189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7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89]" office:value-type="float" office:value="20226">
            <text:p>20226</text:p>
          </table:table-cell>
          <table:table-cell office:value-type="string">
            <text:p>", "a2" : "</text:p>
          </table:table-cell>
          <table:table-cell table:formula="of:=[Sheet1.E189]" office:value-type="float" office:value="20226">
            <text:p>20226</text:p>
          </table:table-cell>
          <table:table-cell office:value-type="string">
            <text:p>", "b1" : "</text:p>
          </table:table-cell>
          <table:table-cell table:formula="of:=[Sheet1.F189]" office:value-type="float" office:value="20226">
            <text:p>20226</text:p>
          </table:table-cell>
          <table:table-cell office:value-type="string">
            <text:p>", "b2" : "</text:p>
          </table:table-cell>
          <table:table-cell table:formula="of:=[Sheet1.G189]" office:value-type="float" office:value="20226">
            <text:p>20226</text:p>
          </table:table-cell>
          <table:table-cell office:value-type="string">
            <text:p>", "historic" : "</text:p>
          </table:table-cell>
          <table:table-cell table:formula="of:=[Sheet1.C189]" office:value-type="float" office:value="20226">
            <text:p>2022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89]+1" office:value-type="float" office:value="190">
            <text:p>190</text:p>
          </table:table-cell>
          <table:table-cell office:value-type="string">
            <text:p>" }, "year" : "</text:p>
          </table:table-cell>
          <table:table-cell table:formula="of:=RIGHT([Sheet1.A190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8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190]" office:value-type="float" office:value="1275">
            <text:p>1275</text:p>
          </table:table-cell>
          <table:table-cell office:value-type="string">
            <text:p>", "a2" : "</text:p>
          </table:table-cell>
          <table:table-cell table:formula="of:=[Sheet1.E190]" office:value-type="float" office:value="1275">
            <text:p>1275</text:p>
          </table:table-cell>
          <table:table-cell office:value-type="string">
            <text:p>", "b1" : "</text:p>
          </table:table-cell>
          <table:table-cell table:formula="of:=[Sheet1.F190]" office:value-type="float" office:value="1275">
            <text:p>1275</text:p>
          </table:table-cell>
          <table:table-cell office:value-type="string">
            <text:p>", "b2" : "</text:p>
          </table:table-cell>
          <table:table-cell table:formula="of:=[Sheet1.G190]" office:value-type="float" office:value="1275">
            <text:p>1275</text:p>
          </table:table-cell>
          <table:table-cell office:value-type="string">
            <text:p>", "historic" : "</text:p>
          </table:table-cell>
          <table:table-cell table:formula="of:=[Sheet1.C190]" office:value-type="float" office:value="1275">
            <text:p>127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0]+1" office:value-type="float" office:value="191">
            <text:p>191</text:p>
          </table:table-cell>
          <table:table-cell office:value-type="string">
            <text:p>" }, "year" : "</text:p>
          </table:table-cell>
          <table:table-cell table:formula="of:=RIGHT([Sheet1.A191];4)" office:value-type="string" office:string-value="1979">
            <text:p>1979</text:p>
          </table:table-cell>
          <table:table-cell office:value-type="string">
            <text:p>", "continent" : "</text:p>
          </table:table-cell>
          <table:table-cell table:formula="of:=[.F18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191]" office:value-type="float" office:value="288">
            <text:p>288</text:p>
          </table:table-cell>
          <table:table-cell office:value-type="string">
            <text:p>", "a2" : "</text:p>
          </table:table-cell>
          <table:table-cell table:formula="of:=[Sheet1.E191]" office:value-type="float" office:value="288">
            <text:p>288</text:p>
          </table:table-cell>
          <table:table-cell office:value-type="string">
            <text:p>", "b1" : "</text:p>
          </table:table-cell>
          <table:table-cell table:formula="of:=[Sheet1.F191]" office:value-type="float" office:value="288">
            <text:p>288</text:p>
          </table:table-cell>
          <table:table-cell office:value-type="string">
            <text:p>", "b2" : "</text:p>
          </table:table-cell>
          <table:table-cell table:formula="of:=[Sheet1.G191]" office:value-type="float" office:value="288">
            <text:p>288</text:p>
          </table:table-cell>
          <table:table-cell office:value-type="string">
            <text:p>", "historic" : "</text:p>
          </table:table-cell>
          <table:table-cell table:formula="of:=[Sheet1.C191]" office:value-type="float" office:value="288">
            <text:p>28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1]+1" office:value-type="float" office:value="192">
            <text:p>192</text:p>
          </table:table-cell>
          <table:table-cell office:value-type="string">
            <text:p>" }, "year" : "</text:p>
          </table:table-cell>
          <table:table-cell table:formula="of:=RIGHT([Sheet1.A192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8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192]" office:value-type="float" office:value="944">
            <text:p>944</text:p>
          </table:table-cell>
          <table:table-cell office:value-type="string">
            <text:p>", "a2" : "</text:p>
          </table:table-cell>
          <table:table-cell table:formula="of:=[Sheet1.E192]" office:value-type="float" office:value="944">
            <text:p>944</text:p>
          </table:table-cell>
          <table:table-cell office:value-type="string">
            <text:p>", "b1" : "</text:p>
          </table:table-cell>
          <table:table-cell table:formula="of:=[Sheet1.F192]" office:value-type="float" office:value="944">
            <text:p>944</text:p>
          </table:table-cell>
          <table:table-cell office:value-type="string">
            <text:p>", "b2" : "</text:p>
          </table:table-cell>
          <table:table-cell table:formula="of:=[Sheet1.G192]" office:value-type="float" office:value="944">
            <text:p>944</text:p>
          </table:table-cell>
          <table:table-cell office:value-type="string">
            <text:p>", "historic" : "</text:p>
          </table:table-cell>
          <table:table-cell table:formula="of:=[Sheet1.C192]" office:value-type="float" office:value="944">
            <text:p>94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2]+1" office:value-type="float" office:value="193">
            <text:p>193</text:p>
          </table:table-cell>
          <table:table-cell office:value-type="string">
            <text:p>" }, "year" : "</text:p>
          </table:table-cell>
          <table:table-cell table:formula="of:=RIGHT([Sheet1.A193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8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193]" office:value-type="float" office:value="218">
            <text:p>218</text:p>
          </table:table-cell>
          <table:table-cell office:value-type="string">
            <text:p>", "a2" : "</text:p>
          </table:table-cell>
          <table:table-cell table:formula="of:=[Sheet1.E193]" office:value-type="float" office:value="218">
            <text:p>218</text:p>
          </table:table-cell>
          <table:table-cell office:value-type="string">
            <text:p>", "b1" : "</text:p>
          </table:table-cell>
          <table:table-cell table:formula="of:=[Sheet1.F193]" office:value-type="float" office:value="218">
            <text:p>218</text:p>
          </table:table-cell>
          <table:table-cell office:value-type="string">
            <text:p>", "b2" : "</text:p>
          </table:table-cell>
          <table:table-cell table:formula="of:=[Sheet1.G193]" office:value-type="float" office:value="218">
            <text:p>218</text:p>
          </table:table-cell>
          <table:table-cell office:value-type="string">
            <text:p>", "historic" : "</text:p>
          </table:table-cell>
          <table:table-cell table:formula="of:=[Sheet1.C193]" office:value-type="float" office:value="218">
            <text:p>21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3]+1" office:value-type="float" office:value="194">
            <text:p>194</text:p>
          </table:table-cell>
          <table:table-cell office:value-type="string">
            <text:p>" }, "year" : "</text:p>
          </table:table-cell>
          <table:table-cell table:formula="of:=RIGHT([Sheet1.A194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8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194]" office:value-type="float" office:value="16141">
            <text:p>16141</text:p>
          </table:table-cell>
          <table:table-cell office:value-type="string">
            <text:p>", "a2" : "</text:p>
          </table:table-cell>
          <table:table-cell table:formula="of:=[Sheet1.E194]" office:value-type="float" office:value="16141">
            <text:p>16141</text:p>
          </table:table-cell>
          <table:table-cell office:value-type="string">
            <text:p>", "b1" : "</text:p>
          </table:table-cell>
          <table:table-cell table:formula="of:=[Sheet1.F194]" office:value-type="float" office:value="16141">
            <text:p>16141</text:p>
          </table:table-cell>
          <table:table-cell office:value-type="string">
            <text:p>", "b2" : "</text:p>
          </table:table-cell>
          <table:table-cell table:formula="of:=[Sheet1.G194]" office:value-type="float" office:value="16141">
            <text:p>16141</text:p>
          </table:table-cell>
          <table:table-cell office:value-type="string">
            <text:p>", "historic" : "</text:p>
          </table:table-cell>
          <table:table-cell table:formula="of:=[Sheet1.C194]" office:value-type="float" office:value="16141">
            <text:p>1614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4]+1" office:value-type="float" office:value="195">
            <text:p>195</text:p>
          </table:table-cell>
          <table:table-cell office:value-type="string">
            <text:p>" }, "year" : "</text:p>
          </table:table-cell>
          <table:table-cell table:formula="of:=RIGHT([Sheet1.A195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8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195]" office:value-type="float" office:value="3108">
            <text:p>3108</text:p>
          </table:table-cell>
          <table:table-cell office:value-type="string">
            <text:p>", "a2" : "</text:p>
          </table:table-cell>
          <table:table-cell table:formula="of:=[Sheet1.E195]" office:value-type="float" office:value="3108">
            <text:p>3108</text:p>
          </table:table-cell>
          <table:table-cell office:value-type="string">
            <text:p>", "b1" : "</text:p>
          </table:table-cell>
          <table:table-cell table:formula="of:=[Sheet1.F195]" office:value-type="float" office:value="3108">
            <text:p>3108</text:p>
          </table:table-cell>
          <table:table-cell office:value-type="string">
            <text:p>", "b2" : "</text:p>
          </table:table-cell>
          <table:table-cell table:formula="of:=[Sheet1.G195]" office:value-type="float" office:value="3108">
            <text:p>3108</text:p>
          </table:table-cell>
          <table:table-cell office:value-type="string">
            <text:p>", "historic" : "</text:p>
          </table:table-cell>
          <table:table-cell table:formula="of:=[Sheet1.C195]" office:value-type="float" office:value="3108">
            <text:p>310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5]+1" office:value-type="float" office:value="196">
            <text:p>196</text:p>
          </table:table-cell>
          <table:table-cell office:value-type="string">
            <text:p>" }, "year" : "</text:p>
          </table:table-cell>
          <table:table-cell table:formula="of:=RIGHT([Sheet1.A196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8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196]" office:value-type="float" office:value="4200">
            <text:p>4200</text:p>
          </table:table-cell>
          <table:table-cell office:value-type="string">
            <text:p>", "a2" : "</text:p>
          </table:table-cell>
          <table:table-cell table:formula="of:=[Sheet1.E196]" office:value-type="float" office:value="4200">
            <text:p>4200</text:p>
          </table:table-cell>
          <table:table-cell office:value-type="string">
            <text:p>", "b1" : "</text:p>
          </table:table-cell>
          <table:table-cell table:formula="of:=[Sheet1.F196]" office:value-type="float" office:value="4200">
            <text:p>4200</text:p>
          </table:table-cell>
          <table:table-cell office:value-type="string">
            <text:p>", "b2" : "</text:p>
          </table:table-cell>
          <table:table-cell table:formula="of:=[Sheet1.G196]" office:value-type="float" office:value="4200">
            <text:p>4200</text:p>
          </table:table-cell>
          <table:table-cell office:value-type="string">
            <text:p>", "historic" : "</text:p>
          </table:table-cell>
          <table:table-cell table:formula="of:=[Sheet1.C196]" office:value-type="float" office:value="4200">
            <text:p>420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6]+1" office:value-type="float" office:value="197">
            <text:p>197</text:p>
          </table:table-cell>
          <table:table-cell office:value-type="string">
            <text:p>" }, "year" : "</text:p>
          </table:table-cell>
          <table:table-cell table:formula="of:=RIGHT([Sheet1.A197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8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197]" office:value-type="float" office:value="3546">
            <text:p>3546</text:p>
          </table:table-cell>
          <table:table-cell office:value-type="string">
            <text:p>", "a2" : "</text:p>
          </table:table-cell>
          <table:table-cell table:formula="of:=[Sheet1.E197]" office:value-type="float" office:value="3546">
            <text:p>3546</text:p>
          </table:table-cell>
          <table:table-cell office:value-type="string">
            <text:p>", "b1" : "</text:p>
          </table:table-cell>
          <table:table-cell table:formula="of:=[Sheet1.F197]" office:value-type="float" office:value="3546">
            <text:p>3546</text:p>
          </table:table-cell>
          <table:table-cell office:value-type="string">
            <text:p>", "b2" : "</text:p>
          </table:table-cell>
          <table:table-cell table:formula="of:=[Sheet1.G197]" office:value-type="float" office:value="3546">
            <text:p>3546</text:p>
          </table:table-cell>
          <table:table-cell office:value-type="string">
            <text:p>", "historic" : "</text:p>
          </table:table-cell>
          <table:table-cell table:formula="of:=[Sheet1.C197]" office:value-type="float" office:value="3546">
            <text:p>354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7]+1" office:value-type="float" office:value="198">
            <text:p>198</text:p>
          </table:table-cell>
          <table:table-cell office:value-type="string">
            <text:p>" }, "year" : "</text:p>
          </table:table-cell>
          <table:table-cell table:formula="of:=RIGHT([Sheet1.A198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8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198]" office:value-type="float" office:value="25294">
            <text:p>25294</text:p>
          </table:table-cell>
          <table:table-cell office:value-type="string">
            <text:p>", "a2" : "</text:p>
          </table:table-cell>
          <table:table-cell table:formula="of:=[Sheet1.E198]" office:value-type="float" office:value="25294">
            <text:p>25294</text:p>
          </table:table-cell>
          <table:table-cell office:value-type="string">
            <text:p>", "b1" : "</text:p>
          </table:table-cell>
          <table:table-cell table:formula="of:=[Sheet1.F198]" office:value-type="float" office:value="25294">
            <text:p>25294</text:p>
          </table:table-cell>
          <table:table-cell office:value-type="string">
            <text:p>", "b2" : "</text:p>
          </table:table-cell>
          <table:table-cell table:formula="of:=[Sheet1.G198]" office:value-type="float" office:value="25294">
            <text:p>25294</text:p>
          </table:table-cell>
          <table:table-cell office:value-type="string">
            <text:p>", "historic" : "</text:p>
          </table:table-cell>
          <table:table-cell table:formula="of:=[Sheet1.C198]" office:value-type="float" office:value="25294">
            <text:p>2529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8]+1" office:value-type="float" office:value="199">
            <text:p>199</text:p>
          </table:table-cell>
          <table:table-cell office:value-type="string">
            <text:p>" }, "year" : "</text:p>
          </table:table-cell>
          <table:table-cell table:formula="of:=RIGHT([Sheet1.A199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8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199]" office:value-type="float" office:value="20624">
            <text:p>20624</text:p>
          </table:table-cell>
          <table:table-cell office:value-type="string">
            <text:p>", "a2" : "</text:p>
          </table:table-cell>
          <table:table-cell table:formula="of:=[Sheet1.E199]" office:value-type="float" office:value="20624">
            <text:p>20624</text:p>
          </table:table-cell>
          <table:table-cell office:value-type="string">
            <text:p>", "b1" : "</text:p>
          </table:table-cell>
          <table:table-cell table:formula="of:=[Sheet1.F199]" office:value-type="float" office:value="20624">
            <text:p>20624</text:p>
          </table:table-cell>
          <table:table-cell office:value-type="string">
            <text:p>", "b2" : "</text:p>
          </table:table-cell>
          <table:table-cell table:formula="of:=[Sheet1.G199]" office:value-type="float" office:value="20624">
            <text:p>20624</text:p>
          </table:table-cell>
          <table:table-cell office:value-type="string">
            <text:p>", "historic" : "</text:p>
          </table:table-cell>
          <table:table-cell table:formula="of:=[Sheet1.C199]" office:value-type="float" office:value="20624">
            <text:p>2062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199]+1" office:value-type="float" office:value="200">
            <text:p>200</text:p>
          </table:table-cell>
          <table:table-cell office:value-type="string">
            <text:p>" }, "year" : "</text:p>
          </table:table-cell>
          <table:table-cell table:formula="of:=RIGHT([Sheet1.A200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9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00]" office:value-type="float" office:value="1282">
            <text:p>1282</text:p>
          </table:table-cell>
          <table:table-cell office:value-type="string">
            <text:p>", "a2" : "</text:p>
          </table:table-cell>
          <table:table-cell table:formula="of:=[Sheet1.E200]" office:value-type="float" office:value="1282">
            <text:p>1282</text:p>
          </table:table-cell>
          <table:table-cell office:value-type="string">
            <text:p>", "b1" : "</text:p>
          </table:table-cell>
          <table:table-cell table:formula="of:=[Sheet1.F200]" office:value-type="float" office:value="1282">
            <text:p>1282</text:p>
          </table:table-cell>
          <table:table-cell office:value-type="string">
            <text:p>", "b2" : "</text:p>
          </table:table-cell>
          <table:table-cell table:formula="of:=[Sheet1.G200]" office:value-type="float" office:value="1282">
            <text:p>1282</text:p>
          </table:table-cell>
          <table:table-cell office:value-type="string">
            <text:p>", "historic" : "</text:p>
          </table:table-cell>
          <table:table-cell table:formula="of:=[Sheet1.C200]" office:value-type="float" office:value="1282">
            <text:p>128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0]+1" office:value-type="float" office:value="201">
            <text:p>201</text:p>
          </table:table-cell>
          <table:table-cell office:value-type="string">
            <text:p>" }, "year" : "</text:p>
          </table:table-cell>
          <table:table-cell table:formula="of:=RIGHT([Sheet1.A201];4)" office:value-type="string" office:string-value="1980">
            <text:p>1980</text:p>
          </table:table-cell>
          <table:table-cell office:value-type="string">
            <text:p>", "continent" : "</text:p>
          </table:table-cell>
          <table:table-cell table:formula="of:=[.F19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01]" office:value-type="float" office:value="299">
            <text:p>299</text:p>
          </table:table-cell>
          <table:table-cell office:value-type="string">
            <text:p>", "a2" : "</text:p>
          </table:table-cell>
          <table:table-cell table:formula="of:=[Sheet1.E201]" office:value-type="float" office:value="299">
            <text:p>299</text:p>
          </table:table-cell>
          <table:table-cell office:value-type="string">
            <text:p>", "b1" : "</text:p>
          </table:table-cell>
          <table:table-cell table:formula="of:=[Sheet1.F201]" office:value-type="float" office:value="299">
            <text:p>299</text:p>
          </table:table-cell>
          <table:table-cell office:value-type="string">
            <text:p>", "b2" : "</text:p>
          </table:table-cell>
          <table:table-cell table:formula="of:=[Sheet1.G201]" office:value-type="float" office:value="299">
            <text:p>299</text:p>
          </table:table-cell>
          <table:table-cell office:value-type="string">
            <text:p>", "historic" : "</text:p>
          </table:table-cell>
          <table:table-cell table:formula="of:=[Sheet1.C201]" office:value-type="float" office:value="299">
            <text:p>29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1]+1" office:value-type="float" office:value="202">
            <text:p>202</text:p>
          </table:table-cell>
          <table:table-cell office:value-type="string">
            <text:p>" }, "year" : "</text:p>
          </table:table-cell>
          <table:table-cell table:formula="of:=RIGHT([Sheet1.A202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19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02]" office:value-type="float" office:value="934">
            <text:p>934</text:p>
          </table:table-cell>
          <table:table-cell office:value-type="string">
            <text:p>", "a2" : "</text:p>
          </table:table-cell>
          <table:table-cell table:formula="of:=[Sheet1.E202]" office:value-type="float" office:value="934">
            <text:p>934</text:p>
          </table:table-cell>
          <table:table-cell office:value-type="string">
            <text:p>", "b1" : "</text:p>
          </table:table-cell>
          <table:table-cell table:formula="of:=[Sheet1.F202]" office:value-type="float" office:value="934">
            <text:p>934</text:p>
          </table:table-cell>
          <table:table-cell office:value-type="string">
            <text:p>", "b2" : "</text:p>
          </table:table-cell>
          <table:table-cell table:formula="of:=[Sheet1.G202]" office:value-type="float" office:value="934">
            <text:p>934</text:p>
          </table:table-cell>
          <table:table-cell office:value-type="string">
            <text:p>", "historic" : "</text:p>
          </table:table-cell>
          <table:table-cell table:formula="of:=[Sheet1.C202]" office:value-type="float" office:value="934">
            <text:p>93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2]+1" office:value-type="float" office:value="203">
            <text:p>203</text:p>
          </table:table-cell>
          <table:table-cell office:value-type="string">
            <text:p>" }, "year" : "</text:p>
          </table:table-cell>
          <table:table-cell table:formula="of:=RIGHT([Sheet1.A203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19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03]" office:value-type="float" office:value="226">
            <text:p>226</text:p>
          </table:table-cell>
          <table:table-cell office:value-type="string">
            <text:p>", "a2" : "</text:p>
          </table:table-cell>
          <table:table-cell table:formula="of:=[Sheet1.E203]" office:value-type="float" office:value="226">
            <text:p>226</text:p>
          </table:table-cell>
          <table:table-cell office:value-type="string">
            <text:p>", "b1" : "</text:p>
          </table:table-cell>
          <table:table-cell table:formula="of:=[Sheet1.F203]" office:value-type="float" office:value="226">
            <text:p>226</text:p>
          </table:table-cell>
          <table:table-cell office:value-type="string">
            <text:p>", "b2" : "</text:p>
          </table:table-cell>
          <table:table-cell table:formula="of:=[Sheet1.G203]" office:value-type="float" office:value="226">
            <text:p>226</text:p>
          </table:table-cell>
          <table:table-cell office:value-type="string">
            <text:p>", "historic" : "</text:p>
          </table:table-cell>
          <table:table-cell table:formula="of:=[Sheet1.C203]" office:value-type="float" office:value="226">
            <text:p>22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3]+1" office:value-type="float" office:value="204">
            <text:p>204</text:p>
          </table:table-cell>
          <table:table-cell office:value-type="string">
            <text:p>" }, "year" : "</text:p>
          </table:table-cell>
          <table:table-cell table:formula="of:=RIGHT([Sheet1.A204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19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04]" office:value-type="float" office:value="16076">
            <text:p>16076</text:p>
          </table:table-cell>
          <table:table-cell office:value-type="string">
            <text:p>", "a2" : "</text:p>
          </table:table-cell>
          <table:table-cell table:formula="of:=[Sheet1.E204]" office:value-type="float" office:value="16076">
            <text:p>16076</text:p>
          </table:table-cell>
          <table:table-cell office:value-type="string">
            <text:p>", "b1" : "</text:p>
          </table:table-cell>
          <table:table-cell table:formula="of:=[Sheet1.F204]" office:value-type="float" office:value="16076">
            <text:p>16076</text:p>
          </table:table-cell>
          <table:table-cell office:value-type="string">
            <text:p>", "b2" : "</text:p>
          </table:table-cell>
          <table:table-cell table:formula="of:=[Sheet1.G204]" office:value-type="float" office:value="16076">
            <text:p>16076</text:p>
          </table:table-cell>
          <table:table-cell office:value-type="string">
            <text:p>", "historic" : "</text:p>
          </table:table-cell>
          <table:table-cell table:formula="of:=[Sheet1.C204]" office:value-type="float" office:value="16076">
            <text:p>1607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4]+1" office:value-type="float" office:value="205">
            <text:p>205</text:p>
          </table:table-cell>
          <table:table-cell office:value-type="string">
            <text:p>" }, "year" : "</text:p>
          </table:table-cell>
          <table:table-cell table:formula="of:=RIGHT([Sheet1.A205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19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05]" office:value-type="float" office:value="3243">
            <text:p>3243</text:p>
          </table:table-cell>
          <table:table-cell office:value-type="string">
            <text:p>", "a2" : "</text:p>
          </table:table-cell>
          <table:table-cell table:formula="of:=[Sheet1.E205]" office:value-type="float" office:value="3243">
            <text:p>3243</text:p>
          </table:table-cell>
          <table:table-cell office:value-type="string">
            <text:p>", "b1" : "</text:p>
          </table:table-cell>
          <table:table-cell table:formula="of:=[Sheet1.F205]" office:value-type="float" office:value="3243">
            <text:p>3243</text:p>
          </table:table-cell>
          <table:table-cell office:value-type="string">
            <text:p>", "b2" : "</text:p>
          </table:table-cell>
          <table:table-cell table:formula="of:=[Sheet1.G205]" office:value-type="float" office:value="3243">
            <text:p>3243</text:p>
          </table:table-cell>
          <table:table-cell office:value-type="string">
            <text:p>", "historic" : "</text:p>
          </table:table-cell>
          <table:table-cell table:formula="of:=[Sheet1.C205]" office:value-type="float" office:value="3243">
            <text:p>324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5]+1" office:value-type="float" office:value="206">
            <text:p>206</text:p>
          </table:table-cell>
          <table:table-cell office:value-type="string">
            <text:p>" }, "year" : "</text:p>
          </table:table-cell>
          <table:table-cell table:formula="of:=RIGHT([Sheet1.A206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19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06]" office:value-type="float" office:value="4174">
            <text:p>4174</text:p>
          </table:table-cell>
          <table:table-cell office:value-type="string">
            <text:p>", "a2" : "</text:p>
          </table:table-cell>
          <table:table-cell table:formula="of:=[Sheet1.E206]" office:value-type="float" office:value="4174">
            <text:p>4174</text:p>
          </table:table-cell>
          <table:table-cell office:value-type="string">
            <text:p>", "b1" : "</text:p>
          </table:table-cell>
          <table:table-cell table:formula="of:=[Sheet1.F206]" office:value-type="float" office:value="4174">
            <text:p>4174</text:p>
          </table:table-cell>
          <table:table-cell office:value-type="string">
            <text:p>", "b2" : "</text:p>
          </table:table-cell>
          <table:table-cell table:formula="of:=[Sheet1.G206]" office:value-type="float" office:value="4174">
            <text:p>4174</text:p>
          </table:table-cell>
          <table:table-cell office:value-type="string">
            <text:p>", "historic" : "</text:p>
          </table:table-cell>
          <table:table-cell table:formula="of:=[Sheet1.C206]" office:value-type="float" office:value="4174">
            <text:p>417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6]+1" office:value-type="float" office:value="207">
            <text:p>207</text:p>
          </table:table-cell>
          <table:table-cell office:value-type="string">
            <text:p>" }, "year" : "</text:p>
          </table:table-cell>
          <table:table-cell table:formula="of:=RIGHT([Sheet1.A207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19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07]" office:value-type="float" office:value="3528">
            <text:p>3528</text:p>
          </table:table-cell>
          <table:table-cell office:value-type="string">
            <text:p>", "a2" : "</text:p>
          </table:table-cell>
          <table:table-cell table:formula="of:=[Sheet1.E207]" office:value-type="float" office:value="3528">
            <text:p>3528</text:p>
          </table:table-cell>
          <table:table-cell office:value-type="string">
            <text:p>", "b1" : "</text:p>
          </table:table-cell>
          <table:table-cell table:formula="of:=[Sheet1.F207]" office:value-type="float" office:value="3528">
            <text:p>3528</text:p>
          </table:table-cell>
          <table:table-cell office:value-type="string">
            <text:p>", "b2" : "</text:p>
          </table:table-cell>
          <table:table-cell table:formula="of:=[Sheet1.G207]" office:value-type="float" office:value="3528">
            <text:p>3528</text:p>
          </table:table-cell>
          <table:table-cell office:value-type="string">
            <text:p>", "historic" : "</text:p>
          </table:table-cell>
          <table:table-cell table:formula="of:=[Sheet1.C207]" office:value-type="float" office:value="3528">
            <text:p>352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7]+1" office:value-type="float" office:value="208">
            <text:p>208</text:p>
          </table:table-cell>
          <table:table-cell office:value-type="string">
            <text:p>" }, "year" : "</text:p>
          </table:table-cell>
          <table:table-cell table:formula="of:=RIGHT([Sheet1.A208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19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08]" office:value-type="float" office:value="25699">
            <text:p>25699</text:p>
          </table:table-cell>
          <table:table-cell office:value-type="string">
            <text:p>", "a2" : "</text:p>
          </table:table-cell>
          <table:table-cell table:formula="of:=[Sheet1.E208]" office:value-type="float" office:value="25699">
            <text:p>25699</text:p>
          </table:table-cell>
          <table:table-cell office:value-type="string">
            <text:p>", "b1" : "</text:p>
          </table:table-cell>
          <table:table-cell table:formula="of:=[Sheet1.F208]" office:value-type="float" office:value="25699">
            <text:p>25699</text:p>
          </table:table-cell>
          <table:table-cell office:value-type="string">
            <text:p>", "b2" : "</text:p>
          </table:table-cell>
          <table:table-cell table:formula="of:=[Sheet1.G208]" office:value-type="float" office:value="25699">
            <text:p>25699</text:p>
          </table:table-cell>
          <table:table-cell office:value-type="string">
            <text:p>", "historic" : "</text:p>
          </table:table-cell>
          <table:table-cell table:formula="of:=[Sheet1.C208]" office:value-type="float" office:value="25699">
            <text:p>2569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8]+1" office:value-type="float" office:value="209">
            <text:p>209</text:p>
          </table:table-cell>
          <table:table-cell office:value-type="string">
            <text:p>" }, "year" : "</text:p>
          </table:table-cell>
          <table:table-cell table:formula="of:=RIGHT([Sheet1.A209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19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09]" office:value-type="float" office:value="21285">
            <text:p>21285</text:p>
          </table:table-cell>
          <table:table-cell office:value-type="string">
            <text:p>", "a2" : "</text:p>
          </table:table-cell>
          <table:table-cell table:formula="of:=[Sheet1.E209]" office:value-type="float" office:value="21285">
            <text:p>21285</text:p>
          </table:table-cell>
          <table:table-cell office:value-type="string">
            <text:p>", "b1" : "</text:p>
          </table:table-cell>
          <table:table-cell table:formula="of:=[Sheet1.F209]" office:value-type="float" office:value="21285">
            <text:p>21285</text:p>
          </table:table-cell>
          <table:table-cell office:value-type="string">
            <text:p>", "b2" : "</text:p>
          </table:table-cell>
          <table:table-cell table:formula="of:=[Sheet1.G209]" office:value-type="float" office:value="21285">
            <text:p>21285</text:p>
          </table:table-cell>
          <table:table-cell office:value-type="string">
            <text:p>", "historic" : "</text:p>
          </table:table-cell>
          <table:table-cell table:formula="of:=[Sheet1.C209]" office:value-type="float" office:value="21285">
            <text:p>2128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09]+1" office:value-type="float" office:value="210">
            <text:p>210</text:p>
          </table:table-cell>
          <table:table-cell office:value-type="string">
            <text:p>" }, "year" : "</text:p>
          </table:table-cell>
          <table:table-cell table:formula="of:=RIGHT([Sheet1.A210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20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10]" office:value-type="float" office:value="1326">
            <text:p>1326</text:p>
          </table:table-cell>
          <table:table-cell office:value-type="string">
            <text:p>", "a2" : "</text:p>
          </table:table-cell>
          <table:table-cell table:formula="of:=[Sheet1.E210]" office:value-type="float" office:value="1326">
            <text:p>1326</text:p>
          </table:table-cell>
          <table:table-cell office:value-type="string">
            <text:p>", "b1" : "</text:p>
          </table:table-cell>
          <table:table-cell table:formula="of:=[Sheet1.F210]" office:value-type="float" office:value="1326">
            <text:p>1326</text:p>
          </table:table-cell>
          <table:table-cell office:value-type="string">
            <text:p>", "b2" : "</text:p>
          </table:table-cell>
          <table:table-cell table:formula="of:=[Sheet1.G210]" office:value-type="float" office:value="1326">
            <text:p>1326</text:p>
          </table:table-cell>
          <table:table-cell office:value-type="string">
            <text:p>", "historic" : "</text:p>
          </table:table-cell>
          <table:table-cell table:formula="of:=[Sheet1.C210]" office:value-type="float" office:value="1326">
            <text:p>132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0]+1" office:value-type="float" office:value="211">
            <text:p>211</text:p>
          </table:table-cell>
          <table:table-cell office:value-type="string">
            <text:p>" }, "year" : "</text:p>
          </table:table-cell>
          <table:table-cell table:formula="of:=RIGHT([Sheet1.A211];4)" office:value-type="string" office:string-value="1981">
            <text:p>1981</text:p>
          </table:table-cell>
          <table:table-cell office:value-type="string">
            <text:p>", "continent" : "</text:p>
          </table:table-cell>
          <table:table-cell table:formula="of:=[.F20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11]" office:value-type="float" office:value="310">
            <text:p>310</text:p>
          </table:table-cell>
          <table:table-cell office:value-type="string">
            <text:p>", "a2" : "</text:p>
          </table:table-cell>
          <table:table-cell table:formula="of:=[Sheet1.E211]" office:value-type="float" office:value="310">
            <text:p>310</text:p>
          </table:table-cell>
          <table:table-cell office:value-type="string">
            <text:p>", "b1" : "</text:p>
          </table:table-cell>
          <table:table-cell table:formula="of:=[Sheet1.F211]" office:value-type="float" office:value="310">
            <text:p>310</text:p>
          </table:table-cell>
          <table:table-cell office:value-type="string">
            <text:p>", "b2" : "</text:p>
          </table:table-cell>
          <table:table-cell table:formula="of:=[Sheet1.G211]" office:value-type="float" office:value="310">
            <text:p>310</text:p>
          </table:table-cell>
          <table:table-cell office:value-type="string">
            <text:p>", "historic" : "</text:p>
          </table:table-cell>
          <table:table-cell table:formula="of:=[Sheet1.C211]" office:value-type="float" office:value="310">
            <text:p>31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1]+1" office:value-type="float" office:value="212">
            <text:p>212</text:p>
          </table:table-cell>
          <table:table-cell office:value-type="string">
            <text:p>" }, "year" : "</text:p>
          </table:table-cell>
          <table:table-cell table:formula="of:=RIGHT([Sheet1.A212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0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12]" office:value-type="float" office:value="913">
            <text:p>913</text:p>
          </table:table-cell>
          <table:table-cell office:value-type="string">
            <text:p>", "a2" : "</text:p>
          </table:table-cell>
          <table:table-cell table:formula="of:=[Sheet1.E212]" office:value-type="float" office:value="913">
            <text:p>913</text:p>
          </table:table-cell>
          <table:table-cell office:value-type="string">
            <text:p>", "b1" : "</text:p>
          </table:table-cell>
          <table:table-cell table:formula="of:=[Sheet1.F212]" office:value-type="float" office:value="913">
            <text:p>913</text:p>
          </table:table-cell>
          <table:table-cell office:value-type="string">
            <text:p>", "b2" : "</text:p>
          </table:table-cell>
          <table:table-cell table:formula="of:=[Sheet1.G212]" office:value-type="float" office:value="913">
            <text:p>913</text:p>
          </table:table-cell>
          <table:table-cell office:value-type="string">
            <text:p>", "historic" : "</text:p>
          </table:table-cell>
          <table:table-cell table:formula="of:=[Sheet1.C212]" office:value-type="float" office:value="913">
            <text:p>91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2]+1" office:value-type="float" office:value="213">
            <text:p>213</text:p>
          </table:table-cell>
          <table:table-cell office:value-type="string">
            <text:p>" }, "year" : "</text:p>
          </table:table-cell>
          <table:table-cell table:formula="of:=RIGHT([Sheet1.A213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0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13]" office:value-type="float" office:value="243">
            <text:p>243</text:p>
          </table:table-cell>
          <table:table-cell office:value-type="string">
            <text:p>", "a2" : "</text:p>
          </table:table-cell>
          <table:table-cell table:formula="of:=[Sheet1.E213]" office:value-type="float" office:value="243">
            <text:p>243</text:p>
          </table:table-cell>
          <table:table-cell office:value-type="string">
            <text:p>", "b1" : "</text:p>
          </table:table-cell>
          <table:table-cell table:formula="of:=[Sheet1.F213]" office:value-type="float" office:value="243">
            <text:p>243</text:p>
          </table:table-cell>
          <table:table-cell office:value-type="string">
            <text:p>", "b2" : "</text:p>
          </table:table-cell>
          <table:table-cell table:formula="of:=[Sheet1.G213]" office:value-type="float" office:value="243">
            <text:p>243</text:p>
          </table:table-cell>
          <table:table-cell office:value-type="string">
            <text:p>", "historic" : "</text:p>
          </table:table-cell>
          <table:table-cell table:formula="of:=[Sheet1.C213]" office:value-type="float" office:value="243">
            <text:p>24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3]+1" office:value-type="float" office:value="214">
            <text:p>214</text:p>
          </table:table-cell>
          <table:table-cell office:value-type="string">
            <text:p>" }, "year" : "</text:p>
          </table:table-cell>
          <table:table-cell table:formula="of:=RIGHT([Sheet1.A214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0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14]" office:value-type="float" office:value="16145">
            <text:p>16145</text:p>
          </table:table-cell>
          <table:table-cell office:value-type="string">
            <text:p>", "a2" : "</text:p>
          </table:table-cell>
          <table:table-cell table:formula="of:=[Sheet1.E214]" office:value-type="float" office:value="16145">
            <text:p>16145</text:p>
          </table:table-cell>
          <table:table-cell office:value-type="string">
            <text:p>", "b1" : "</text:p>
          </table:table-cell>
          <table:table-cell table:formula="of:=[Sheet1.F214]" office:value-type="float" office:value="16145">
            <text:p>16145</text:p>
          </table:table-cell>
          <table:table-cell office:value-type="string">
            <text:p>", "b2" : "</text:p>
          </table:table-cell>
          <table:table-cell table:formula="of:=[Sheet1.G214]" office:value-type="float" office:value="16145">
            <text:p>16145</text:p>
          </table:table-cell>
          <table:table-cell office:value-type="string">
            <text:p>", "historic" : "</text:p>
          </table:table-cell>
          <table:table-cell table:formula="of:=[Sheet1.C214]" office:value-type="float" office:value="16145">
            <text:p>1614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4]+1" office:value-type="float" office:value="215">
            <text:p>215</text:p>
          </table:table-cell>
          <table:table-cell office:value-type="string">
            <text:p>" }, "year" : "</text:p>
          </table:table-cell>
          <table:table-cell table:formula="of:=RIGHT([Sheet1.A215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0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15]" office:value-type="float" office:value="3457">
            <text:p>3457</text:p>
          </table:table-cell>
          <table:table-cell office:value-type="string">
            <text:p>", "a2" : "</text:p>
          </table:table-cell>
          <table:table-cell table:formula="of:=[Sheet1.E215]" office:value-type="float" office:value="3457">
            <text:p>3457</text:p>
          </table:table-cell>
          <table:table-cell office:value-type="string">
            <text:p>", "b1" : "</text:p>
          </table:table-cell>
          <table:table-cell table:formula="of:=[Sheet1.F215]" office:value-type="float" office:value="3457">
            <text:p>3457</text:p>
          </table:table-cell>
          <table:table-cell office:value-type="string">
            <text:p>", "b2" : "</text:p>
          </table:table-cell>
          <table:table-cell table:formula="of:=[Sheet1.G215]" office:value-type="float" office:value="3457">
            <text:p>3457</text:p>
          </table:table-cell>
          <table:table-cell office:value-type="string">
            <text:p>", "historic" : "</text:p>
          </table:table-cell>
          <table:table-cell table:formula="of:=[Sheet1.C215]" office:value-type="float" office:value="3457">
            <text:p>345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5]+1" office:value-type="float" office:value="216">
            <text:p>216</text:p>
          </table:table-cell>
          <table:table-cell office:value-type="string">
            <text:p>" }, "year" : "</text:p>
          </table:table-cell>
          <table:table-cell table:formula="of:=RIGHT([Sheet1.A216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0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16]" office:value-type="float" office:value="4054">
            <text:p>4054</text:p>
          </table:table-cell>
          <table:table-cell office:value-type="string">
            <text:p>", "a2" : "</text:p>
          </table:table-cell>
          <table:table-cell table:formula="of:=[Sheet1.E216]" office:value-type="float" office:value="4054">
            <text:p>4054</text:p>
          </table:table-cell>
          <table:table-cell office:value-type="string">
            <text:p>", "b1" : "</text:p>
          </table:table-cell>
          <table:table-cell table:formula="of:=[Sheet1.F216]" office:value-type="float" office:value="4054">
            <text:p>4054</text:p>
          </table:table-cell>
          <table:table-cell office:value-type="string">
            <text:p>", "b2" : "</text:p>
          </table:table-cell>
          <table:table-cell table:formula="of:=[Sheet1.G216]" office:value-type="float" office:value="4054">
            <text:p>4054</text:p>
          </table:table-cell>
          <table:table-cell office:value-type="string">
            <text:p>", "historic" : "</text:p>
          </table:table-cell>
          <table:table-cell table:formula="of:=[Sheet1.C216]" office:value-type="float" office:value="4054">
            <text:p>405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6]+1" office:value-type="float" office:value="217">
            <text:p>217</text:p>
          </table:table-cell>
          <table:table-cell office:value-type="string">
            <text:p>" }, "year" : "</text:p>
          </table:table-cell>
          <table:table-cell table:formula="of:=RIGHT([Sheet1.A217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0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17]" office:value-type="float" office:value="3383">
            <text:p>3383</text:p>
          </table:table-cell>
          <table:table-cell office:value-type="string">
            <text:p>", "a2" : "</text:p>
          </table:table-cell>
          <table:table-cell table:formula="of:=[Sheet1.E217]" office:value-type="float" office:value="3383">
            <text:p>3383</text:p>
          </table:table-cell>
          <table:table-cell office:value-type="string">
            <text:p>", "b1" : "</text:p>
          </table:table-cell>
          <table:table-cell table:formula="of:=[Sheet1.F217]" office:value-type="float" office:value="3383">
            <text:p>3383</text:p>
          </table:table-cell>
          <table:table-cell office:value-type="string">
            <text:p>", "b2" : "</text:p>
          </table:table-cell>
          <table:table-cell table:formula="of:=[Sheet1.G217]" office:value-type="float" office:value="3383">
            <text:p>3383</text:p>
          </table:table-cell>
          <table:table-cell office:value-type="string">
            <text:p>", "historic" : "</text:p>
          </table:table-cell>
          <table:table-cell table:formula="of:=[Sheet1.C217]" office:value-type="float" office:value="3383">
            <text:p>338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7]+1" office:value-type="float" office:value="218">
            <text:p>218</text:p>
          </table:table-cell>
          <table:table-cell office:value-type="string">
            <text:p>" }, "year" : "</text:p>
          </table:table-cell>
          <table:table-cell table:formula="of:=RIGHT([Sheet1.A218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0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18]" office:value-type="float" office:value="24925">
            <text:p>24925</text:p>
          </table:table-cell>
          <table:table-cell office:value-type="string">
            <text:p>", "a2" : "</text:p>
          </table:table-cell>
          <table:table-cell table:formula="of:=[Sheet1.E218]" office:value-type="float" office:value="24925">
            <text:p>24925</text:p>
          </table:table-cell>
          <table:table-cell office:value-type="string">
            <text:p>", "b1" : "</text:p>
          </table:table-cell>
          <table:table-cell table:formula="of:=[Sheet1.F218]" office:value-type="float" office:value="24925">
            <text:p>24925</text:p>
          </table:table-cell>
          <table:table-cell office:value-type="string">
            <text:p>", "b2" : "</text:p>
          </table:table-cell>
          <table:table-cell table:formula="of:=[Sheet1.G218]" office:value-type="float" office:value="24925">
            <text:p>24925</text:p>
          </table:table-cell>
          <table:table-cell office:value-type="string">
            <text:p>", "historic" : "</text:p>
          </table:table-cell>
          <table:table-cell table:formula="of:=[Sheet1.C218]" office:value-type="float" office:value="24925">
            <text:p>2492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8]+1" office:value-type="float" office:value="219">
            <text:p>219</text:p>
          </table:table-cell>
          <table:table-cell office:value-type="string">
            <text:p>" }, "year" : "</text:p>
          </table:table-cell>
          <table:table-cell table:formula="of:=RIGHT([Sheet1.A219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0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19]" office:value-type="float" office:value="21829">
            <text:p>21829</text:p>
          </table:table-cell>
          <table:table-cell office:value-type="string">
            <text:p>", "a2" : "</text:p>
          </table:table-cell>
          <table:table-cell table:formula="of:=[Sheet1.E219]" office:value-type="float" office:value="21829">
            <text:p>21829</text:p>
          </table:table-cell>
          <table:table-cell office:value-type="string">
            <text:p>", "b1" : "</text:p>
          </table:table-cell>
          <table:table-cell table:formula="of:=[Sheet1.F219]" office:value-type="float" office:value="21829">
            <text:p>21829</text:p>
          </table:table-cell>
          <table:table-cell office:value-type="string">
            <text:p>", "b2" : "</text:p>
          </table:table-cell>
          <table:table-cell table:formula="of:=[Sheet1.G219]" office:value-type="float" office:value="21829">
            <text:p>21829</text:p>
          </table:table-cell>
          <table:table-cell office:value-type="string">
            <text:p>", "historic" : "</text:p>
          </table:table-cell>
          <table:table-cell table:formula="of:=[Sheet1.C219]" office:value-type="float" office:value="21829">
            <text:p>2182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19]+1" office:value-type="float" office:value="220">
            <text:p>220</text:p>
          </table:table-cell>
          <table:table-cell office:value-type="string">
            <text:p>" }, "year" : "</text:p>
          </table:table-cell>
          <table:table-cell table:formula="of:=RIGHT([Sheet1.A220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1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20]" office:value-type="float" office:value="1363">
            <text:p>1363</text:p>
          </table:table-cell>
          <table:table-cell office:value-type="string">
            <text:p>", "a2" : "</text:p>
          </table:table-cell>
          <table:table-cell table:formula="of:=[Sheet1.E220]" office:value-type="float" office:value="1363">
            <text:p>1363</text:p>
          </table:table-cell>
          <table:table-cell office:value-type="string">
            <text:p>", "b1" : "</text:p>
          </table:table-cell>
          <table:table-cell table:formula="of:=[Sheet1.F220]" office:value-type="float" office:value="1363">
            <text:p>1363</text:p>
          </table:table-cell>
          <table:table-cell office:value-type="string">
            <text:p>", "b2" : "</text:p>
          </table:table-cell>
          <table:table-cell table:formula="of:=[Sheet1.G220]" office:value-type="float" office:value="1363">
            <text:p>1363</text:p>
          </table:table-cell>
          <table:table-cell office:value-type="string">
            <text:p>", "historic" : "</text:p>
          </table:table-cell>
          <table:table-cell table:formula="of:=[Sheet1.C220]" office:value-type="float" office:value="1363">
            <text:p>136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0]+1" office:value-type="float" office:value="221">
            <text:p>221</text:p>
          </table:table-cell>
          <table:table-cell office:value-type="string">
            <text:p>" }, "year" : "</text:p>
          </table:table-cell>
          <table:table-cell table:formula="of:=RIGHT([Sheet1.A221];4)" office:value-type="string" office:string-value="1982">
            <text:p>1982</text:p>
          </table:table-cell>
          <table:table-cell office:value-type="string">
            <text:p>", "continent" : "</text:p>
          </table:table-cell>
          <table:table-cell table:formula="of:=[.F21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21]" office:value-type="float" office:value="315">
            <text:p>315</text:p>
          </table:table-cell>
          <table:table-cell office:value-type="string">
            <text:p>", "a2" : "</text:p>
          </table:table-cell>
          <table:table-cell table:formula="of:=[Sheet1.E221]" office:value-type="float" office:value="315">
            <text:p>315</text:p>
          </table:table-cell>
          <table:table-cell office:value-type="string">
            <text:p>", "b1" : "</text:p>
          </table:table-cell>
          <table:table-cell table:formula="of:=[Sheet1.F221]" office:value-type="float" office:value="315">
            <text:p>315</text:p>
          </table:table-cell>
          <table:table-cell office:value-type="string">
            <text:p>", "b2" : "</text:p>
          </table:table-cell>
          <table:table-cell table:formula="of:=[Sheet1.G221]" office:value-type="float" office:value="315">
            <text:p>315</text:p>
          </table:table-cell>
          <table:table-cell office:value-type="string">
            <text:p>", "historic" : "</text:p>
          </table:table-cell>
          <table:table-cell table:formula="of:=[Sheet1.C221]" office:value-type="float" office:value="315">
            <text:p>31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1]+1" office:value-type="float" office:value="222">
            <text:p>222</text:p>
          </table:table-cell>
          <table:table-cell office:value-type="string">
            <text:p>" }, "year" : "</text:p>
          </table:table-cell>
          <table:table-cell table:formula="of:=RIGHT([Sheet1.A222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1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22]" office:value-type="float" office:value="875">
            <text:p>875</text:p>
          </table:table-cell>
          <table:table-cell office:value-type="string">
            <text:p>", "a2" : "</text:p>
          </table:table-cell>
          <table:table-cell table:formula="of:=[Sheet1.E222]" office:value-type="float" office:value="875">
            <text:p>875</text:p>
          </table:table-cell>
          <table:table-cell office:value-type="string">
            <text:p>", "b1" : "</text:p>
          </table:table-cell>
          <table:table-cell table:formula="of:=[Sheet1.F222]" office:value-type="float" office:value="875">
            <text:p>875</text:p>
          </table:table-cell>
          <table:table-cell office:value-type="string">
            <text:p>", "b2" : "</text:p>
          </table:table-cell>
          <table:table-cell table:formula="of:=[Sheet1.G222]" office:value-type="float" office:value="875">
            <text:p>875</text:p>
          </table:table-cell>
          <table:table-cell office:value-type="string">
            <text:p>", "historic" : "</text:p>
          </table:table-cell>
          <table:table-cell table:formula="of:=[Sheet1.C222]" office:value-type="float" office:value="875">
            <text:p>87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2]+1" office:value-type="float" office:value="223">
            <text:p>223</text:p>
          </table:table-cell>
          <table:table-cell office:value-type="string">
            <text:p>" }, "year" : "</text:p>
          </table:table-cell>
          <table:table-cell table:formula="of:=RIGHT([Sheet1.A223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1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23]" office:value-type="float" office:value="265">
            <text:p>265</text:p>
          </table:table-cell>
          <table:table-cell office:value-type="string">
            <text:p>", "a2" : "</text:p>
          </table:table-cell>
          <table:table-cell table:formula="of:=[Sheet1.E223]" office:value-type="float" office:value="265">
            <text:p>265</text:p>
          </table:table-cell>
          <table:table-cell office:value-type="string">
            <text:p>", "b1" : "</text:p>
          </table:table-cell>
          <table:table-cell table:formula="of:=[Sheet1.F223]" office:value-type="float" office:value="265">
            <text:p>265</text:p>
          </table:table-cell>
          <table:table-cell office:value-type="string">
            <text:p>", "b2" : "</text:p>
          </table:table-cell>
          <table:table-cell table:formula="of:=[Sheet1.G223]" office:value-type="float" office:value="265">
            <text:p>265</text:p>
          </table:table-cell>
          <table:table-cell office:value-type="string">
            <text:p>", "historic" : "</text:p>
          </table:table-cell>
          <table:table-cell table:formula="of:=[Sheet1.C223]" office:value-type="float" office:value="265">
            <text:p>26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3]+1" office:value-type="float" office:value="224">
            <text:p>224</text:p>
          </table:table-cell>
          <table:table-cell office:value-type="string">
            <text:p>" }, "year" : "</text:p>
          </table:table-cell>
          <table:table-cell table:formula="of:=RIGHT([Sheet1.A224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1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24]" office:value-type="float" office:value="16386">
            <text:p>16386</text:p>
          </table:table-cell>
          <table:table-cell office:value-type="string">
            <text:p>", "a2" : "</text:p>
          </table:table-cell>
          <table:table-cell table:formula="of:=[Sheet1.E224]" office:value-type="float" office:value="16386">
            <text:p>16386</text:p>
          </table:table-cell>
          <table:table-cell office:value-type="string">
            <text:p>", "b1" : "</text:p>
          </table:table-cell>
          <table:table-cell table:formula="of:=[Sheet1.F224]" office:value-type="float" office:value="16386">
            <text:p>16386</text:p>
          </table:table-cell>
          <table:table-cell office:value-type="string">
            <text:p>", "b2" : "</text:p>
          </table:table-cell>
          <table:table-cell table:formula="of:=[Sheet1.G224]" office:value-type="float" office:value="16386">
            <text:p>16386</text:p>
          </table:table-cell>
          <table:table-cell office:value-type="string">
            <text:p>", "historic" : "</text:p>
          </table:table-cell>
          <table:table-cell table:formula="of:=[Sheet1.C224]" office:value-type="float" office:value="16386">
            <text:p>1638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4]+1" office:value-type="float" office:value="225">
            <text:p>225</text:p>
          </table:table-cell>
          <table:table-cell office:value-type="string">
            <text:p>" }, "year" : "</text:p>
          </table:table-cell>
          <table:table-cell table:formula="of:=RIGHT([Sheet1.A225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1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25]" office:value-type="float" office:value="3587">
            <text:p>3587</text:p>
          </table:table-cell>
          <table:table-cell office:value-type="string">
            <text:p>", "a2" : "</text:p>
          </table:table-cell>
          <table:table-cell table:formula="of:=[Sheet1.E225]" office:value-type="float" office:value="3587">
            <text:p>3587</text:p>
          </table:table-cell>
          <table:table-cell office:value-type="string">
            <text:p>", "b1" : "</text:p>
          </table:table-cell>
          <table:table-cell table:formula="of:=[Sheet1.F225]" office:value-type="float" office:value="3587">
            <text:p>3587</text:p>
          </table:table-cell>
          <table:table-cell office:value-type="string">
            <text:p>", "b2" : "</text:p>
          </table:table-cell>
          <table:table-cell table:formula="of:=[Sheet1.G225]" office:value-type="float" office:value="3587">
            <text:p>3587</text:p>
          </table:table-cell>
          <table:table-cell office:value-type="string">
            <text:p>", "historic" : "</text:p>
          </table:table-cell>
          <table:table-cell table:formula="of:=[Sheet1.C225]" office:value-type="float" office:value="3587">
            <text:p>358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5]+1" office:value-type="float" office:value="226">
            <text:p>226</text:p>
          </table:table-cell>
          <table:table-cell office:value-type="string">
            <text:p>" }, "year" : "</text:p>
          </table:table-cell>
          <table:table-cell table:formula="of:=RIGHT([Sheet1.A226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1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26]" office:value-type="float" office:value="3853">
            <text:p>3853</text:p>
          </table:table-cell>
          <table:table-cell office:value-type="string">
            <text:p>", "a2" : "</text:p>
          </table:table-cell>
          <table:table-cell table:formula="of:=[Sheet1.E226]" office:value-type="float" office:value="3853">
            <text:p>3853</text:p>
          </table:table-cell>
          <table:table-cell office:value-type="string">
            <text:p>", "b1" : "</text:p>
          </table:table-cell>
          <table:table-cell table:formula="of:=[Sheet1.F226]" office:value-type="float" office:value="3853">
            <text:p>3853</text:p>
          </table:table-cell>
          <table:table-cell office:value-type="string">
            <text:p>", "b2" : "</text:p>
          </table:table-cell>
          <table:table-cell table:formula="of:=[Sheet1.G226]" office:value-type="float" office:value="3853">
            <text:p>3853</text:p>
          </table:table-cell>
          <table:table-cell office:value-type="string">
            <text:p>", "historic" : "</text:p>
          </table:table-cell>
          <table:table-cell table:formula="of:=[Sheet1.C226]" office:value-type="float" office:value="3853">
            <text:p>385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6]+1" office:value-type="float" office:value="227">
            <text:p>227</text:p>
          </table:table-cell>
          <table:table-cell office:value-type="string">
            <text:p>" }, "year" : "</text:p>
          </table:table-cell>
          <table:table-cell table:formula="of:=RIGHT([Sheet1.A227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1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27]" office:value-type="float" office:value="3289">
            <text:p>3289</text:p>
          </table:table-cell>
          <table:table-cell office:value-type="string">
            <text:p>", "a2" : "</text:p>
          </table:table-cell>
          <table:table-cell table:formula="of:=[Sheet1.E227]" office:value-type="float" office:value="3289">
            <text:p>3289</text:p>
          </table:table-cell>
          <table:table-cell office:value-type="string">
            <text:p>", "b1" : "</text:p>
          </table:table-cell>
          <table:table-cell table:formula="of:=[Sheet1.F227]" office:value-type="float" office:value="3289">
            <text:p>3289</text:p>
          </table:table-cell>
          <table:table-cell office:value-type="string">
            <text:p>", "b2" : "</text:p>
          </table:table-cell>
          <table:table-cell table:formula="of:=[Sheet1.G227]" office:value-type="float" office:value="3289">
            <text:p>3289</text:p>
          </table:table-cell>
          <table:table-cell office:value-type="string">
            <text:p>", "historic" : "</text:p>
          </table:table-cell>
          <table:table-cell table:formula="of:=[Sheet1.C227]" office:value-type="float" office:value="3289">
            <text:p>328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7]+1" office:value-type="float" office:value="228">
            <text:p>228</text:p>
          </table:table-cell>
          <table:table-cell office:value-type="string">
            <text:p>" }, "year" : "</text:p>
          </table:table-cell>
          <table:table-cell table:formula="of:=RIGHT([Sheet1.A228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1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28]" office:value-type="float" office:value="25771">
            <text:p>25771</text:p>
          </table:table-cell>
          <table:table-cell office:value-type="string">
            <text:p>", "a2" : "</text:p>
          </table:table-cell>
          <table:table-cell table:formula="of:=[Sheet1.E228]" office:value-type="float" office:value="25771">
            <text:p>25771</text:p>
          </table:table-cell>
          <table:table-cell office:value-type="string">
            <text:p>", "b1" : "</text:p>
          </table:table-cell>
          <table:table-cell table:formula="of:=[Sheet1.F228]" office:value-type="float" office:value="25771">
            <text:p>25771</text:p>
          </table:table-cell>
          <table:table-cell office:value-type="string">
            <text:p>", "b2" : "</text:p>
          </table:table-cell>
          <table:table-cell table:formula="of:=[Sheet1.G228]" office:value-type="float" office:value="25771">
            <text:p>25771</text:p>
          </table:table-cell>
          <table:table-cell office:value-type="string">
            <text:p>", "historic" : "</text:p>
          </table:table-cell>
          <table:table-cell table:formula="of:=[Sheet1.C228]" office:value-type="float" office:value="25771">
            <text:p>2577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8]+1" office:value-type="float" office:value="229">
            <text:p>229</text:p>
          </table:table-cell>
          <table:table-cell office:value-type="string">
            <text:p>" }, "year" : "</text:p>
          </table:table-cell>
          <table:table-cell table:formula="of:=RIGHT([Sheet1.A229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1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29]" office:value-type="float" office:value="22198">
            <text:p>22198</text:p>
          </table:table-cell>
          <table:table-cell office:value-type="string">
            <text:p>", "a2" : "</text:p>
          </table:table-cell>
          <table:table-cell table:formula="of:=[Sheet1.E229]" office:value-type="float" office:value="22198">
            <text:p>22198</text:p>
          </table:table-cell>
          <table:table-cell office:value-type="string">
            <text:p>", "b1" : "</text:p>
          </table:table-cell>
          <table:table-cell table:formula="of:=[Sheet1.F229]" office:value-type="float" office:value="22198">
            <text:p>22198</text:p>
          </table:table-cell>
          <table:table-cell office:value-type="string">
            <text:p>", "b2" : "</text:p>
          </table:table-cell>
          <table:table-cell table:formula="of:=[Sheet1.G229]" office:value-type="float" office:value="22198">
            <text:p>22198</text:p>
          </table:table-cell>
          <table:table-cell office:value-type="string">
            <text:p>", "historic" : "</text:p>
          </table:table-cell>
          <table:table-cell table:formula="of:=[Sheet1.C229]" office:value-type="float" office:value="22198">
            <text:p>2219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29]+1" office:value-type="float" office:value="230">
            <text:p>230</text:p>
          </table:table-cell>
          <table:table-cell office:value-type="string">
            <text:p>" }, "year" : "</text:p>
          </table:table-cell>
          <table:table-cell table:formula="of:=RIGHT([Sheet1.A230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2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30]" office:value-type="float" office:value="1439">
            <text:p>1439</text:p>
          </table:table-cell>
          <table:table-cell office:value-type="string">
            <text:p>", "a2" : "</text:p>
          </table:table-cell>
          <table:table-cell table:formula="of:=[Sheet1.E230]" office:value-type="float" office:value="1439">
            <text:p>1439</text:p>
          </table:table-cell>
          <table:table-cell office:value-type="string">
            <text:p>", "b1" : "</text:p>
          </table:table-cell>
          <table:table-cell table:formula="of:=[Sheet1.F230]" office:value-type="float" office:value="1439">
            <text:p>1439</text:p>
          </table:table-cell>
          <table:table-cell office:value-type="string">
            <text:p>", "b2" : "</text:p>
          </table:table-cell>
          <table:table-cell table:formula="of:=[Sheet1.G230]" office:value-type="float" office:value="1439">
            <text:p>1439</text:p>
          </table:table-cell>
          <table:table-cell office:value-type="string">
            <text:p>", "historic" : "</text:p>
          </table:table-cell>
          <table:table-cell table:formula="of:=[Sheet1.C230]" office:value-type="float" office:value="1439">
            <text:p>143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0]+1" office:value-type="float" office:value="231">
            <text:p>231</text:p>
          </table:table-cell>
          <table:table-cell office:value-type="string">
            <text:p>" }, "year" : "</text:p>
          </table:table-cell>
          <table:table-cell table:formula="of:=RIGHT([Sheet1.A231];4)" office:value-type="string" office:string-value="1983">
            <text:p>1983</text:p>
          </table:table-cell>
          <table:table-cell office:value-type="string">
            <text:p>", "continent" : "</text:p>
          </table:table-cell>
          <table:table-cell table:formula="of:=[.F22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31]" office:value-type="float" office:value="329">
            <text:p>329</text:p>
          </table:table-cell>
          <table:table-cell office:value-type="string">
            <text:p>", "a2" : "</text:p>
          </table:table-cell>
          <table:table-cell table:formula="of:=[Sheet1.E231]" office:value-type="float" office:value="329">
            <text:p>329</text:p>
          </table:table-cell>
          <table:table-cell office:value-type="string">
            <text:p>", "b1" : "</text:p>
          </table:table-cell>
          <table:table-cell table:formula="of:=[Sheet1.F231]" office:value-type="float" office:value="329">
            <text:p>329</text:p>
          </table:table-cell>
          <table:table-cell office:value-type="string">
            <text:p>", "b2" : "</text:p>
          </table:table-cell>
          <table:table-cell table:formula="of:=[Sheet1.G231]" office:value-type="float" office:value="329">
            <text:p>329</text:p>
          </table:table-cell>
          <table:table-cell office:value-type="string">
            <text:p>", "historic" : "</text:p>
          </table:table-cell>
          <table:table-cell table:formula="of:=[Sheet1.C231]" office:value-type="float" office:value="329">
            <text:p>32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1]+1" office:value-type="float" office:value="232">
            <text:p>232</text:p>
          </table:table-cell>
          <table:table-cell office:value-type="string">
            <text:p>" }, "year" : "</text:p>
          </table:table-cell>
          <table:table-cell table:formula="of:=RIGHT([Sheet1.A232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2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32]" office:value-type="float" office:value="869">
            <text:p>869</text:p>
          </table:table-cell>
          <table:table-cell office:value-type="string">
            <text:p>", "a2" : "</text:p>
          </table:table-cell>
          <table:table-cell table:formula="of:=[Sheet1.E232]" office:value-type="float" office:value="869">
            <text:p>869</text:p>
          </table:table-cell>
          <table:table-cell office:value-type="string">
            <text:p>", "b1" : "</text:p>
          </table:table-cell>
          <table:table-cell table:formula="of:=[Sheet1.F232]" office:value-type="float" office:value="869">
            <text:p>869</text:p>
          </table:table-cell>
          <table:table-cell office:value-type="string">
            <text:p>", "b2" : "</text:p>
          </table:table-cell>
          <table:table-cell table:formula="of:=[Sheet1.G232]" office:value-type="float" office:value="869">
            <text:p>869</text:p>
          </table:table-cell>
          <table:table-cell office:value-type="string">
            <text:p>", "historic" : "</text:p>
          </table:table-cell>
          <table:table-cell table:formula="of:=[Sheet1.C232]" office:value-type="float" office:value="869">
            <text:p>86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2]+1" office:value-type="float" office:value="233">
            <text:p>233</text:p>
          </table:table-cell>
          <table:table-cell office:value-type="string">
            <text:p>" }, "year" : "</text:p>
          </table:table-cell>
          <table:table-cell table:formula="of:=RIGHT([Sheet1.A233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2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33]" office:value-type="float" office:value="301">
            <text:p>301</text:p>
          </table:table-cell>
          <table:table-cell office:value-type="string">
            <text:p>", "a2" : "</text:p>
          </table:table-cell>
          <table:table-cell table:formula="of:=[Sheet1.E233]" office:value-type="float" office:value="301">
            <text:p>301</text:p>
          </table:table-cell>
          <table:table-cell office:value-type="string">
            <text:p>", "b1" : "</text:p>
          </table:table-cell>
          <table:table-cell table:formula="of:=[Sheet1.F233]" office:value-type="float" office:value="301">
            <text:p>301</text:p>
          </table:table-cell>
          <table:table-cell office:value-type="string">
            <text:p>", "b2" : "</text:p>
          </table:table-cell>
          <table:table-cell table:formula="of:=[Sheet1.G233]" office:value-type="float" office:value="301">
            <text:p>301</text:p>
          </table:table-cell>
          <table:table-cell office:value-type="string">
            <text:p>", "historic" : "</text:p>
          </table:table-cell>
          <table:table-cell table:formula="of:=[Sheet1.C233]" office:value-type="float" office:value="301">
            <text:p>30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3]+1" office:value-type="float" office:value="234">
            <text:p>234</text:p>
          </table:table-cell>
          <table:table-cell office:value-type="string">
            <text:p>" }, "year" : "</text:p>
          </table:table-cell>
          <table:table-cell table:formula="of:=RIGHT([Sheet1.A234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2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34]" office:value-type="float" office:value="16771">
            <text:p>16771</text:p>
          </table:table-cell>
          <table:table-cell office:value-type="string">
            <text:p>", "a2" : "</text:p>
          </table:table-cell>
          <table:table-cell table:formula="of:=[Sheet1.E234]" office:value-type="float" office:value="16771">
            <text:p>16771</text:p>
          </table:table-cell>
          <table:table-cell office:value-type="string">
            <text:p>", "b1" : "</text:p>
          </table:table-cell>
          <table:table-cell table:formula="of:=[Sheet1.F234]" office:value-type="float" office:value="16771">
            <text:p>16771</text:p>
          </table:table-cell>
          <table:table-cell office:value-type="string">
            <text:p>", "b2" : "</text:p>
          </table:table-cell>
          <table:table-cell table:formula="of:=[Sheet1.G234]" office:value-type="float" office:value="16771">
            <text:p>16771</text:p>
          </table:table-cell>
          <table:table-cell office:value-type="string">
            <text:p>", "historic" : "</text:p>
          </table:table-cell>
          <table:table-cell table:formula="of:=[Sheet1.C234]" office:value-type="float" office:value="16771">
            <text:p>1677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4]+1" office:value-type="float" office:value="235">
            <text:p>235</text:p>
          </table:table-cell>
          <table:table-cell office:value-type="string">
            <text:p>" }, "year" : "</text:p>
          </table:table-cell>
          <table:table-cell table:formula="of:=RIGHT([Sheet1.A235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2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35]" office:value-type="float" office:value="3699">
            <text:p>3699</text:p>
          </table:table-cell>
          <table:table-cell office:value-type="string">
            <text:p>", "a2" : "</text:p>
          </table:table-cell>
          <table:table-cell table:formula="of:=[Sheet1.E235]" office:value-type="float" office:value="3699">
            <text:p>3699</text:p>
          </table:table-cell>
          <table:table-cell office:value-type="string">
            <text:p>", "b1" : "</text:p>
          </table:table-cell>
          <table:table-cell table:formula="of:=[Sheet1.F235]" office:value-type="float" office:value="3699">
            <text:p>3699</text:p>
          </table:table-cell>
          <table:table-cell office:value-type="string">
            <text:p>", "b2" : "</text:p>
          </table:table-cell>
          <table:table-cell table:formula="of:=[Sheet1.G235]" office:value-type="float" office:value="3699">
            <text:p>3699</text:p>
          </table:table-cell>
          <table:table-cell office:value-type="string">
            <text:p>", "historic" : "</text:p>
          </table:table-cell>
          <table:table-cell table:formula="of:=[Sheet1.C235]" office:value-type="float" office:value="3699">
            <text:p>369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5]+1" office:value-type="float" office:value="236">
            <text:p>236</text:p>
          </table:table-cell>
          <table:table-cell office:value-type="string">
            <text:p>" }, "year" : "</text:p>
          </table:table-cell>
          <table:table-cell table:formula="of:=RIGHT([Sheet1.A236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2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36]" office:value-type="float" office:value="3922">
            <text:p>3922</text:p>
          </table:table-cell>
          <table:table-cell office:value-type="string">
            <text:p>", "a2" : "</text:p>
          </table:table-cell>
          <table:table-cell table:formula="of:=[Sheet1.E236]" office:value-type="float" office:value="3922">
            <text:p>3922</text:p>
          </table:table-cell>
          <table:table-cell office:value-type="string">
            <text:p>", "b1" : "</text:p>
          </table:table-cell>
          <table:table-cell table:formula="of:=[Sheet1.F236]" office:value-type="float" office:value="3922">
            <text:p>3922</text:p>
          </table:table-cell>
          <table:table-cell office:value-type="string">
            <text:p>", "b2" : "</text:p>
          </table:table-cell>
          <table:table-cell table:formula="of:=[Sheet1.G236]" office:value-type="float" office:value="3922">
            <text:p>3922</text:p>
          </table:table-cell>
          <table:table-cell office:value-type="string">
            <text:p>", "historic" : "</text:p>
          </table:table-cell>
          <table:table-cell table:formula="of:=[Sheet1.C236]" office:value-type="float" office:value="3922">
            <text:p>392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6]+1" office:value-type="float" office:value="237">
            <text:p>237</text:p>
          </table:table-cell>
          <table:table-cell office:value-type="string">
            <text:p>" }, "year" : "</text:p>
          </table:table-cell>
          <table:table-cell table:formula="of:=RIGHT([Sheet1.A237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2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37]" office:value-type="float" office:value="3214">
            <text:p>3214</text:p>
          </table:table-cell>
          <table:table-cell office:value-type="string">
            <text:p>", "a2" : "</text:p>
          </table:table-cell>
          <table:table-cell table:formula="of:=[Sheet1.E237]" office:value-type="float" office:value="3214">
            <text:p>3214</text:p>
          </table:table-cell>
          <table:table-cell office:value-type="string">
            <text:p>", "b1" : "</text:p>
          </table:table-cell>
          <table:table-cell table:formula="of:=[Sheet1.F237]" office:value-type="float" office:value="3214">
            <text:p>3214</text:p>
          </table:table-cell>
          <table:table-cell office:value-type="string">
            <text:p>", "b2" : "</text:p>
          </table:table-cell>
          <table:table-cell table:formula="of:=[Sheet1.G237]" office:value-type="float" office:value="3214">
            <text:p>3214</text:p>
          </table:table-cell>
          <table:table-cell office:value-type="string">
            <text:p>", "historic" : "</text:p>
          </table:table-cell>
          <table:table-cell table:formula="of:=[Sheet1.C237]" office:value-type="float" office:value="3214">
            <text:p>321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7]+1" office:value-type="float" office:value="238">
            <text:p>238</text:p>
          </table:table-cell>
          <table:table-cell office:value-type="string">
            <text:p>" }, "year" : "</text:p>
          </table:table-cell>
          <table:table-cell table:formula="of:=RIGHT([Sheet1.A238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2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38]" office:value-type="float" office:value="27354">
            <text:p>27354</text:p>
          </table:table-cell>
          <table:table-cell office:value-type="string">
            <text:p>", "a2" : "</text:p>
          </table:table-cell>
          <table:table-cell table:formula="of:=[Sheet1.E238]" office:value-type="float" office:value="27354">
            <text:p>27354</text:p>
          </table:table-cell>
          <table:table-cell office:value-type="string">
            <text:p>", "b1" : "</text:p>
          </table:table-cell>
          <table:table-cell table:formula="of:=[Sheet1.F238]" office:value-type="float" office:value="27354">
            <text:p>27354</text:p>
          </table:table-cell>
          <table:table-cell office:value-type="string">
            <text:p>", "b2" : "</text:p>
          </table:table-cell>
          <table:table-cell table:formula="of:=[Sheet1.G238]" office:value-type="float" office:value="27354">
            <text:p>27354</text:p>
          </table:table-cell>
          <table:table-cell office:value-type="string">
            <text:p>", "historic" : "</text:p>
          </table:table-cell>
          <table:table-cell table:formula="of:=[Sheet1.C238]" office:value-type="float" office:value="27354">
            <text:p>2735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8]+1" office:value-type="float" office:value="239">
            <text:p>239</text:p>
          </table:table-cell>
          <table:table-cell office:value-type="string">
            <text:p>" }, "year" : "</text:p>
          </table:table-cell>
          <table:table-cell table:formula="of:=RIGHT([Sheet1.A239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2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39]" office:value-type="float" office:value="23034">
            <text:p>23034</text:p>
          </table:table-cell>
          <table:table-cell office:value-type="string">
            <text:p>", "a2" : "</text:p>
          </table:table-cell>
          <table:table-cell table:formula="of:=[Sheet1.E239]" office:value-type="float" office:value="23034">
            <text:p>23034</text:p>
          </table:table-cell>
          <table:table-cell office:value-type="string">
            <text:p>", "b1" : "</text:p>
          </table:table-cell>
          <table:table-cell table:formula="of:=[Sheet1.F239]" office:value-type="float" office:value="23034">
            <text:p>23034</text:p>
          </table:table-cell>
          <table:table-cell office:value-type="string">
            <text:p>", "b2" : "</text:p>
          </table:table-cell>
          <table:table-cell table:formula="of:=[Sheet1.G239]" office:value-type="float" office:value="23034">
            <text:p>23034</text:p>
          </table:table-cell>
          <table:table-cell office:value-type="string">
            <text:p>", "historic" : "</text:p>
          </table:table-cell>
          <table:table-cell table:formula="of:=[Sheet1.C239]" office:value-type="float" office:value="23034">
            <text:p>2303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39]+1" office:value-type="float" office:value="240">
            <text:p>240</text:p>
          </table:table-cell>
          <table:table-cell office:value-type="string">
            <text:p>" }, "year" : "</text:p>
          </table:table-cell>
          <table:table-cell table:formula="of:=RIGHT([Sheet1.A240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3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40]" office:value-type="float" office:value="1488">
            <text:p>1488</text:p>
          </table:table-cell>
          <table:table-cell office:value-type="string">
            <text:p>", "a2" : "</text:p>
          </table:table-cell>
          <table:table-cell table:formula="of:=[Sheet1.E240]" office:value-type="float" office:value="1488">
            <text:p>1488</text:p>
          </table:table-cell>
          <table:table-cell office:value-type="string">
            <text:p>", "b1" : "</text:p>
          </table:table-cell>
          <table:table-cell table:formula="of:=[Sheet1.F240]" office:value-type="float" office:value="1488">
            <text:p>1488</text:p>
          </table:table-cell>
          <table:table-cell office:value-type="string">
            <text:p>", "b2" : "</text:p>
          </table:table-cell>
          <table:table-cell table:formula="of:=[Sheet1.G240]" office:value-type="float" office:value="1488">
            <text:p>1488</text:p>
          </table:table-cell>
          <table:table-cell office:value-type="string">
            <text:p>", "historic" : "</text:p>
          </table:table-cell>
          <table:table-cell table:formula="of:=[Sheet1.C240]" office:value-type="float" office:value="1488">
            <text:p>148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0]+1" office:value-type="float" office:value="241">
            <text:p>241</text:p>
          </table:table-cell>
          <table:table-cell office:value-type="string">
            <text:p>" }, "year" : "</text:p>
          </table:table-cell>
          <table:table-cell table:formula="of:=RIGHT([Sheet1.A241];4)" office:value-type="string" office:string-value="1984">
            <text:p>1984</text:p>
          </table:table-cell>
          <table:table-cell office:value-type="string">
            <text:p>", "continent" : "</text:p>
          </table:table-cell>
          <table:table-cell table:formula="of:=[.F23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41]" office:value-type="float" office:value="335">
            <text:p>335</text:p>
          </table:table-cell>
          <table:table-cell office:value-type="string">
            <text:p>", "a2" : "</text:p>
          </table:table-cell>
          <table:table-cell table:formula="of:=[Sheet1.E241]" office:value-type="float" office:value="335">
            <text:p>335</text:p>
          </table:table-cell>
          <table:table-cell office:value-type="string">
            <text:p>", "b1" : "</text:p>
          </table:table-cell>
          <table:table-cell table:formula="of:=[Sheet1.F241]" office:value-type="float" office:value="335">
            <text:p>335</text:p>
          </table:table-cell>
          <table:table-cell office:value-type="string">
            <text:p>", "b2" : "</text:p>
          </table:table-cell>
          <table:table-cell table:formula="of:=[Sheet1.G241]" office:value-type="float" office:value="335">
            <text:p>335</text:p>
          </table:table-cell>
          <table:table-cell office:value-type="string">
            <text:p>", "historic" : "</text:p>
          </table:table-cell>
          <table:table-cell table:formula="of:=[Sheet1.C241]" office:value-type="float" office:value="335">
            <text:p>33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1]+1" office:value-type="float" office:value="242">
            <text:p>242</text:p>
          </table:table-cell>
          <table:table-cell office:value-type="string">
            <text:p>" }, "year" : "</text:p>
          </table:table-cell>
          <table:table-cell table:formula="of:=RIGHT([Sheet1.A242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3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42]" office:value-type="float" office:value="857">
            <text:p>857</text:p>
          </table:table-cell>
          <table:table-cell office:value-type="string">
            <text:p>", "a2" : "</text:p>
          </table:table-cell>
          <table:table-cell table:formula="of:=[Sheet1.E242]" office:value-type="float" office:value="857">
            <text:p>857</text:p>
          </table:table-cell>
          <table:table-cell office:value-type="string">
            <text:p>", "b1" : "</text:p>
          </table:table-cell>
          <table:table-cell table:formula="of:=[Sheet1.F242]" office:value-type="float" office:value="857">
            <text:p>857</text:p>
          </table:table-cell>
          <table:table-cell office:value-type="string">
            <text:p>", "b2" : "</text:p>
          </table:table-cell>
          <table:table-cell table:formula="of:=[Sheet1.G242]" office:value-type="float" office:value="857">
            <text:p>857</text:p>
          </table:table-cell>
          <table:table-cell office:value-type="string">
            <text:p>", "historic" : "</text:p>
          </table:table-cell>
          <table:table-cell table:formula="of:=[Sheet1.C242]" office:value-type="float" office:value="857">
            <text:p>85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2]+1" office:value-type="float" office:value="243">
            <text:p>243</text:p>
          </table:table-cell>
          <table:table-cell office:value-type="string">
            <text:p>" }, "year" : "</text:p>
          </table:table-cell>
          <table:table-cell table:formula="of:=RIGHT([Sheet1.A243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3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43]" office:value-type="float" office:value="336">
            <text:p>336</text:p>
          </table:table-cell>
          <table:table-cell office:value-type="string">
            <text:p>", "a2" : "</text:p>
          </table:table-cell>
          <table:table-cell table:formula="of:=[Sheet1.E243]" office:value-type="float" office:value="336">
            <text:p>336</text:p>
          </table:table-cell>
          <table:table-cell office:value-type="string">
            <text:p>", "b1" : "</text:p>
          </table:table-cell>
          <table:table-cell table:formula="of:=[Sheet1.F243]" office:value-type="float" office:value="336">
            <text:p>336</text:p>
          </table:table-cell>
          <table:table-cell office:value-type="string">
            <text:p>", "b2" : "</text:p>
          </table:table-cell>
          <table:table-cell table:formula="of:=[Sheet1.G243]" office:value-type="float" office:value="336">
            <text:p>336</text:p>
          </table:table-cell>
          <table:table-cell office:value-type="string">
            <text:p>", "historic" : "</text:p>
          </table:table-cell>
          <table:table-cell table:formula="of:=[Sheet1.C243]" office:value-type="float" office:value="336">
            <text:p>33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3]+1" office:value-type="float" office:value="244">
            <text:p>244</text:p>
          </table:table-cell>
          <table:table-cell office:value-type="string">
            <text:p>" }, "year" : "</text:p>
          </table:table-cell>
          <table:table-cell table:formula="of:=RIGHT([Sheet1.A244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3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44]" office:value-type="float" office:value="17136">
            <text:p>17136</text:p>
          </table:table-cell>
          <table:table-cell office:value-type="string">
            <text:p>", "a2" : "</text:p>
          </table:table-cell>
          <table:table-cell table:formula="of:=[Sheet1.E244]" office:value-type="float" office:value="17136">
            <text:p>17136</text:p>
          </table:table-cell>
          <table:table-cell office:value-type="string">
            <text:p>", "b1" : "</text:p>
          </table:table-cell>
          <table:table-cell table:formula="of:=[Sheet1.F244]" office:value-type="float" office:value="17136">
            <text:p>17136</text:p>
          </table:table-cell>
          <table:table-cell office:value-type="string">
            <text:p>", "b2" : "</text:p>
          </table:table-cell>
          <table:table-cell table:formula="of:=[Sheet1.G244]" office:value-type="float" office:value="17136">
            <text:p>17136</text:p>
          </table:table-cell>
          <table:table-cell office:value-type="string">
            <text:p>", "historic" : "</text:p>
          </table:table-cell>
          <table:table-cell table:formula="of:=[Sheet1.C244]" office:value-type="float" office:value="17136">
            <text:p>1713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4]+1" office:value-type="float" office:value="245">
            <text:p>245</text:p>
          </table:table-cell>
          <table:table-cell office:value-type="string">
            <text:p>" }, "year" : "</text:p>
          </table:table-cell>
          <table:table-cell table:formula="of:=RIGHT([Sheet1.A245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3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45]" office:value-type="float" office:value="3718">
            <text:p>3718</text:p>
          </table:table-cell>
          <table:table-cell office:value-type="string">
            <text:p>", "a2" : "</text:p>
          </table:table-cell>
          <table:table-cell table:formula="of:=[Sheet1.E245]" office:value-type="float" office:value="3718">
            <text:p>3718</text:p>
          </table:table-cell>
          <table:table-cell office:value-type="string">
            <text:p>", "b1" : "</text:p>
          </table:table-cell>
          <table:table-cell table:formula="of:=[Sheet1.F245]" office:value-type="float" office:value="3718">
            <text:p>3718</text:p>
          </table:table-cell>
          <table:table-cell office:value-type="string">
            <text:p>", "b2" : "</text:p>
          </table:table-cell>
          <table:table-cell table:formula="of:=[Sheet1.G245]" office:value-type="float" office:value="3718">
            <text:p>3718</text:p>
          </table:table-cell>
          <table:table-cell office:value-type="string">
            <text:p>", "historic" : "</text:p>
          </table:table-cell>
          <table:table-cell table:formula="of:=[Sheet1.C245]" office:value-type="float" office:value="3718">
            <text:p>371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5]+1" office:value-type="float" office:value="246">
            <text:p>246</text:p>
          </table:table-cell>
          <table:table-cell office:value-type="string">
            <text:p>" }, "year" : "</text:p>
          </table:table-cell>
          <table:table-cell table:formula="of:=RIGHT([Sheet1.A246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3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46]" office:value-type="float" office:value="3971">
            <text:p>3971</text:p>
          </table:table-cell>
          <table:table-cell office:value-type="string">
            <text:p>", "a2" : "</text:p>
          </table:table-cell>
          <table:table-cell table:formula="of:=[Sheet1.E246]" office:value-type="float" office:value="3971">
            <text:p>3971</text:p>
          </table:table-cell>
          <table:table-cell office:value-type="string">
            <text:p>", "b1" : "</text:p>
          </table:table-cell>
          <table:table-cell table:formula="of:=[Sheet1.F246]" office:value-type="float" office:value="3971">
            <text:p>3971</text:p>
          </table:table-cell>
          <table:table-cell office:value-type="string">
            <text:p>", "b2" : "</text:p>
          </table:table-cell>
          <table:table-cell table:formula="of:=[Sheet1.G246]" office:value-type="float" office:value="3971">
            <text:p>3971</text:p>
          </table:table-cell>
          <table:table-cell office:value-type="string">
            <text:p>", "historic" : "</text:p>
          </table:table-cell>
          <table:table-cell table:formula="of:=[Sheet1.C246]" office:value-type="float" office:value="3971">
            <text:p>397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6]+1" office:value-type="float" office:value="247">
            <text:p>247</text:p>
          </table:table-cell>
          <table:table-cell office:value-type="string">
            <text:p>" }, "year" : "</text:p>
          </table:table-cell>
          <table:table-cell table:formula="of:=RIGHT([Sheet1.A247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3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47]" office:value-type="float" office:value="3130">
            <text:p>3130</text:p>
          </table:table-cell>
          <table:table-cell office:value-type="string">
            <text:p>", "a2" : "</text:p>
          </table:table-cell>
          <table:table-cell table:formula="of:=[Sheet1.E247]" office:value-type="float" office:value="3130">
            <text:p>3130</text:p>
          </table:table-cell>
          <table:table-cell office:value-type="string">
            <text:p>", "b1" : "</text:p>
          </table:table-cell>
          <table:table-cell table:formula="of:=[Sheet1.F247]" office:value-type="float" office:value="3130">
            <text:p>3130</text:p>
          </table:table-cell>
          <table:table-cell office:value-type="string">
            <text:p>", "b2" : "</text:p>
          </table:table-cell>
          <table:table-cell table:formula="of:=[Sheet1.G247]" office:value-type="float" office:value="3130">
            <text:p>3130</text:p>
          </table:table-cell>
          <table:table-cell office:value-type="string">
            <text:p>", "historic" : "</text:p>
          </table:table-cell>
          <table:table-cell table:formula="of:=[Sheet1.C247]" office:value-type="float" office:value="3130">
            <text:p>313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7]+1" office:value-type="float" office:value="248">
            <text:p>248</text:p>
          </table:table-cell>
          <table:table-cell office:value-type="string">
            <text:p>" }, "year" : "</text:p>
          </table:table-cell>
          <table:table-cell table:formula="of:=RIGHT([Sheet1.A248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3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48]" office:value-type="float" office:value="28242">
            <text:p>28242</text:p>
          </table:table-cell>
          <table:table-cell office:value-type="string">
            <text:p>", "a2" : "</text:p>
          </table:table-cell>
          <table:table-cell table:formula="of:=[Sheet1.E248]" office:value-type="float" office:value="28242">
            <text:p>28242</text:p>
          </table:table-cell>
          <table:table-cell office:value-type="string">
            <text:p>", "b1" : "</text:p>
          </table:table-cell>
          <table:table-cell table:formula="of:=[Sheet1.F248]" office:value-type="float" office:value="28242">
            <text:p>28242</text:p>
          </table:table-cell>
          <table:table-cell office:value-type="string">
            <text:p>", "b2" : "</text:p>
          </table:table-cell>
          <table:table-cell table:formula="of:=[Sheet1.G248]" office:value-type="float" office:value="28242">
            <text:p>28242</text:p>
          </table:table-cell>
          <table:table-cell office:value-type="string">
            <text:p>", "historic" : "</text:p>
          </table:table-cell>
          <table:table-cell table:formula="of:=[Sheet1.C248]" office:value-type="float" office:value="28242">
            <text:p>2824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8]+1" office:value-type="float" office:value="249">
            <text:p>249</text:p>
          </table:table-cell>
          <table:table-cell office:value-type="string">
            <text:p>" }, "year" : "</text:p>
          </table:table-cell>
          <table:table-cell table:formula="of:=RIGHT([Sheet1.A249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3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49]" office:value-type="float" office:value="24268">
            <text:p>24268</text:p>
          </table:table-cell>
          <table:table-cell office:value-type="string">
            <text:p>", "a2" : "</text:p>
          </table:table-cell>
          <table:table-cell table:formula="of:=[Sheet1.E249]" office:value-type="float" office:value="24268">
            <text:p>24268</text:p>
          </table:table-cell>
          <table:table-cell office:value-type="string">
            <text:p>", "b1" : "</text:p>
          </table:table-cell>
          <table:table-cell table:formula="of:=[Sheet1.F249]" office:value-type="float" office:value="24268">
            <text:p>24268</text:p>
          </table:table-cell>
          <table:table-cell office:value-type="string">
            <text:p>", "b2" : "</text:p>
          </table:table-cell>
          <table:table-cell table:formula="of:=[Sheet1.G249]" office:value-type="float" office:value="24268">
            <text:p>24268</text:p>
          </table:table-cell>
          <table:table-cell office:value-type="string">
            <text:p>", "historic" : "</text:p>
          </table:table-cell>
          <table:table-cell table:formula="of:=[Sheet1.C249]" office:value-type="float" office:value="24268">
            <text:p>2426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49]+1" office:value-type="float" office:value="250">
            <text:p>250</text:p>
          </table:table-cell>
          <table:table-cell office:value-type="string">
            <text:p>" }, "year" : "</text:p>
          </table:table-cell>
          <table:table-cell table:formula="of:=RIGHT([Sheet1.A250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4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50]" office:value-type="float" office:value="1510">
            <text:p>1510</text:p>
          </table:table-cell>
          <table:table-cell office:value-type="string">
            <text:p>", "a2" : "</text:p>
          </table:table-cell>
          <table:table-cell table:formula="of:=[Sheet1.E250]" office:value-type="float" office:value="1510">
            <text:p>1510</text:p>
          </table:table-cell>
          <table:table-cell office:value-type="string">
            <text:p>", "b1" : "</text:p>
          </table:table-cell>
          <table:table-cell table:formula="of:=[Sheet1.F250]" office:value-type="float" office:value="1510">
            <text:p>1510</text:p>
          </table:table-cell>
          <table:table-cell office:value-type="string">
            <text:p>", "b2" : "</text:p>
          </table:table-cell>
          <table:table-cell table:formula="of:=[Sheet1.G250]" office:value-type="float" office:value="1510">
            <text:p>1510</text:p>
          </table:table-cell>
          <table:table-cell office:value-type="string">
            <text:p>", "historic" : "</text:p>
          </table:table-cell>
          <table:table-cell table:formula="of:=[Sheet1.C250]" office:value-type="float" office:value="1510">
            <text:p>151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0]+1" office:value-type="float" office:value="251">
            <text:p>251</text:p>
          </table:table-cell>
          <table:table-cell office:value-type="string">
            <text:p>" }, "year" : "</text:p>
          </table:table-cell>
          <table:table-cell table:formula="of:=RIGHT([Sheet1.A251];4)" office:value-type="string" office:string-value="1985">
            <text:p>1985</text:p>
          </table:table-cell>
          <table:table-cell office:value-type="string">
            <text:p>", "continent" : "</text:p>
          </table:table-cell>
          <table:table-cell table:formula="of:=[.F24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51]" office:value-type="float" office:value="345">
            <text:p>345</text:p>
          </table:table-cell>
          <table:table-cell office:value-type="string">
            <text:p>", "a2" : "</text:p>
          </table:table-cell>
          <table:table-cell table:formula="of:=[Sheet1.E251]" office:value-type="float" office:value="345">
            <text:p>345</text:p>
          </table:table-cell>
          <table:table-cell office:value-type="string">
            <text:p>", "b1" : "</text:p>
          </table:table-cell>
          <table:table-cell table:formula="of:=[Sheet1.F251]" office:value-type="float" office:value="345">
            <text:p>345</text:p>
          </table:table-cell>
          <table:table-cell office:value-type="string">
            <text:p>", "b2" : "</text:p>
          </table:table-cell>
          <table:table-cell table:formula="of:=[Sheet1.G251]" office:value-type="float" office:value="345">
            <text:p>345</text:p>
          </table:table-cell>
          <table:table-cell office:value-type="string">
            <text:p>", "historic" : "</text:p>
          </table:table-cell>
          <table:table-cell table:formula="of:=[Sheet1.C251]" office:value-type="float" office:value="345">
            <text:p>34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1]+1" office:value-type="float" office:value="252">
            <text:p>252</text:p>
          </table:table-cell>
          <table:table-cell office:value-type="string">
            <text:p>" }, "year" : "</text:p>
          </table:table-cell>
          <table:table-cell table:formula="of:=RIGHT([Sheet1.A252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4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52]" office:value-type="float" office:value="848">
            <text:p>848</text:p>
          </table:table-cell>
          <table:table-cell office:value-type="string">
            <text:p>", "a2" : "</text:p>
          </table:table-cell>
          <table:table-cell table:formula="of:=[Sheet1.E252]" office:value-type="float" office:value="848">
            <text:p>848</text:p>
          </table:table-cell>
          <table:table-cell office:value-type="string">
            <text:p>", "b1" : "</text:p>
          </table:table-cell>
          <table:table-cell table:formula="of:=[Sheet1.F252]" office:value-type="float" office:value="848">
            <text:p>848</text:p>
          </table:table-cell>
          <table:table-cell office:value-type="string">
            <text:p>", "b2" : "</text:p>
          </table:table-cell>
          <table:table-cell table:formula="of:=[Sheet1.G252]" office:value-type="float" office:value="848">
            <text:p>848</text:p>
          </table:table-cell>
          <table:table-cell office:value-type="string">
            <text:p>", "historic" : "</text:p>
          </table:table-cell>
          <table:table-cell table:formula="of:=[Sheet1.C252]" office:value-type="float" office:value="848">
            <text:p>84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2]+1" office:value-type="float" office:value="253">
            <text:p>253</text:p>
          </table:table-cell>
          <table:table-cell office:value-type="string">
            <text:p>" }, "year" : "</text:p>
          </table:table-cell>
          <table:table-cell table:formula="of:=RIGHT([Sheet1.A253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4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53]" office:value-type="float" office:value="359">
            <text:p>359</text:p>
          </table:table-cell>
          <table:table-cell office:value-type="string">
            <text:p>", "a2" : "</text:p>
          </table:table-cell>
          <table:table-cell table:formula="of:=[Sheet1.E253]" office:value-type="float" office:value="359">
            <text:p>359</text:p>
          </table:table-cell>
          <table:table-cell office:value-type="string">
            <text:p>", "b1" : "</text:p>
          </table:table-cell>
          <table:table-cell table:formula="of:=[Sheet1.F253]" office:value-type="float" office:value="359">
            <text:p>359</text:p>
          </table:table-cell>
          <table:table-cell office:value-type="string">
            <text:p>", "b2" : "</text:p>
          </table:table-cell>
          <table:table-cell table:formula="of:=[Sheet1.G253]" office:value-type="float" office:value="359">
            <text:p>359</text:p>
          </table:table-cell>
          <table:table-cell office:value-type="string">
            <text:p>", "historic" : "</text:p>
          </table:table-cell>
          <table:table-cell table:formula="of:=[Sheet1.C253]" office:value-type="float" office:value="359">
            <text:p>35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3]+1" office:value-type="float" office:value="254">
            <text:p>254</text:p>
          </table:table-cell>
          <table:table-cell office:value-type="string">
            <text:p>" }, "year" : "</text:p>
          </table:table-cell>
          <table:table-cell table:formula="of:=RIGHT([Sheet1.A254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4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54]" office:value-type="float" office:value="17559">
            <text:p>17559</text:p>
          </table:table-cell>
          <table:table-cell office:value-type="string">
            <text:p>", "a2" : "</text:p>
          </table:table-cell>
          <table:table-cell table:formula="of:=[Sheet1.E254]" office:value-type="float" office:value="17559">
            <text:p>17559</text:p>
          </table:table-cell>
          <table:table-cell office:value-type="string">
            <text:p>", "b1" : "</text:p>
          </table:table-cell>
          <table:table-cell table:formula="of:=[Sheet1.F254]" office:value-type="float" office:value="17559">
            <text:p>17559</text:p>
          </table:table-cell>
          <table:table-cell office:value-type="string">
            <text:p>", "b2" : "</text:p>
          </table:table-cell>
          <table:table-cell table:formula="of:=[Sheet1.G254]" office:value-type="float" office:value="17559">
            <text:p>17559</text:p>
          </table:table-cell>
          <table:table-cell office:value-type="string">
            <text:p>", "historic" : "</text:p>
          </table:table-cell>
          <table:table-cell table:formula="of:=[Sheet1.C254]" office:value-type="float" office:value="17559">
            <text:p>1755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4]+1" office:value-type="float" office:value="255">
            <text:p>255</text:p>
          </table:table-cell>
          <table:table-cell office:value-type="string">
            <text:p>" }, "year" : "</text:p>
          </table:table-cell>
          <table:table-cell table:formula="of:=RIGHT([Sheet1.A255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4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55]" office:value-type="float" office:value="3732">
            <text:p>3732</text:p>
          </table:table-cell>
          <table:table-cell office:value-type="string">
            <text:p>", "a2" : "</text:p>
          </table:table-cell>
          <table:table-cell table:formula="of:=[Sheet1.E255]" office:value-type="float" office:value="3732">
            <text:p>3732</text:p>
          </table:table-cell>
          <table:table-cell office:value-type="string">
            <text:p>", "b1" : "</text:p>
          </table:table-cell>
          <table:table-cell table:formula="of:=[Sheet1.F255]" office:value-type="float" office:value="3732">
            <text:p>3732</text:p>
          </table:table-cell>
          <table:table-cell office:value-type="string">
            <text:p>", "b2" : "</text:p>
          </table:table-cell>
          <table:table-cell table:formula="of:=[Sheet1.G255]" office:value-type="float" office:value="3732">
            <text:p>3732</text:p>
          </table:table-cell>
          <table:table-cell office:value-type="string">
            <text:p>", "historic" : "</text:p>
          </table:table-cell>
          <table:table-cell table:formula="of:=[Sheet1.C255]" office:value-type="float" office:value="3732">
            <text:p>373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5]+1" office:value-type="float" office:value="256">
            <text:p>256</text:p>
          </table:table-cell>
          <table:table-cell office:value-type="string">
            <text:p>" }, "year" : "</text:p>
          </table:table-cell>
          <table:table-cell table:formula="of:=RIGHT([Sheet1.A256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4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56]" office:value-type="float" office:value="4024">
            <text:p>4024</text:p>
          </table:table-cell>
          <table:table-cell office:value-type="string">
            <text:p>", "a2" : "</text:p>
          </table:table-cell>
          <table:table-cell table:formula="of:=[Sheet1.E256]" office:value-type="float" office:value="4024">
            <text:p>4024</text:p>
          </table:table-cell>
          <table:table-cell office:value-type="string">
            <text:p>", "b1" : "</text:p>
          </table:table-cell>
          <table:table-cell table:formula="of:=[Sheet1.F256]" office:value-type="float" office:value="4024">
            <text:p>4024</text:p>
          </table:table-cell>
          <table:table-cell office:value-type="string">
            <text:p>", "b2" : "</text:p>
          </table:table-cell>
          <table:table-cell table:formula="of:=[Sheet1.G256]" office:value-type="float" office:value="4024">
            <text:p>4024</text:p>
          </table:table-cell>
          <table:table-cell office:value-type="string">
            <text:p>", "historic" : "</text:p>
          </table:table-cell>
          <table:table-cell table:formula="of:=[Sheet1.C256]" office:value-type="float" office:value="4024">
            <text:p>402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6]+1" office:value-type="float" office:value="257">
            <text:p>257</text:p>
          </table:table-cell>
          <table:table-cell office:value-type="string">
            <text:p>" }, "year" : "</text:p>
          </table:table-cell>
          <table:table-cell table:formula="of:=RIGHT([Sheet1.A257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4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57]" office:value-type="float" office:value="3021">
            <text:p>3021</text:p>
          </table:table-cell>
          <table:table-cell office:value-type="string">
            <text:p>", "a2" : "</text:p>
          </table:table-cell>
          <table:table-cell table:formula="of:=[Sheet1.E257]" office:value-type="float" office:value="3021">
            <text:p>3021</text:p>
          </table:table-cell>
          <table:table-cell office:value-type="string">
            <text:p>", "b1" : "</text:p>
          </table:table-cell>
          <table:table-cell table:formula="of:=[Sheet1.F257]" office:value-type="float" office:value="3021">
            <text:p>3021</text:p>
          </table:table-cell>
          <table:table-cell office:value-type="string">
            <text:p>", "b2" : "</text:p>
          </table:table-cell>
          <table:table-cell table:formula="of:=[Sheet1.G257]" office:value-type="float" office:value="3021">
            <text:p>3021</text:p>
          </table:table-cell>
          <table:table-cell office:value-type="string">
            <text:p>", "historic" : "</text:p>
          </table:table-cell>
          <table:table-cell table:formula="of:=[Sheet1.C257]" office:value-type="float" office:value="3021">
            <text:p>302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7]+1" office:value-type="float" office:value="258">
            <text:p>258</text:p>
          </table:table-cell>
          <table:table-cell office:value-type="string">
            <text:p>" }, "year" : "</text:p>
          </table:table-cell>
          <table:table-cell table:formula="of:=RIGHT([Sheet1.A258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4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58]" office:value-type="float" office:value="28915">
            <text:p>28915</text:p>
          </table:table-cell>
          <table:table-cell office:value-type="string">
            <text:p>", "a2" : "</text:p>
          </table:table-cell>
          <table:table-cell table:formula="of:=[Sheet1.E258]" office:value-type="float" office:value="28915">
            <text:p>28915</text:p>
          </table:table-cell>
          <table:table-cell office:value-type="string">
            <text:p>", "b1" : "</text:p>
          </table:table-cell>
          <table:table-cell table:formula="of:=[Sheet1.F258]" office:value-type="float" office:value="28915">
            <text:p>28915</text:p>
          </table:table-cell>
          <table:table-cell office:value-type="string">
            <text:p>", "b2" : "</text:p>
          </table:table-cell>
          <table:table-cell table:formula="of:=[Sheet1.G258]" office:value-type="float" office:value="28915">
            <text:p>28915</text:p>
          </table:table-cell>
          <table:table-cell office:value-type="string">
            <text:p>", "historic" : "</text:p>
          </table:table-cell>
          <table:table-cell table:formula="of:=[Sheet1.C258]" office:value-type="float" office:value="28915">
            <text:p>2891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8]+1" office:value-type="float" office:value="259">
            <text:p>259</text:p>
          </table:table-cell>
          <table:table-cell office:value-type="string">
            <text:p>" }, "year" : "</text:p>
          </table:table-cell>
          <table:table-cell table:formula="of:=RIGHT([Sheet1.A259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4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59]" office:value-type="float" office:value="24822">
            <text:p>24822</text:p>
          </table:table-cell>
          <table:table-cell office:value-type="string">
            <text:p>", "a2" : "</text:p>
          </table:table-cell>
          <table:table-cell table:formula="of:=[Sheet1.E259]" office:value-type="float" office:value="24822">
            <text:p>24822</text:p>
          </table:table-cell>
          <table:table-cell office:value-type="string">
            <text:p>", "b1" : "</text:p>
          </table:table-cell>
          <table:table-cell table:formula="of:=[Sheet1.F259]" office:value-type="float" office:value="24822">
            <text:p>24822</text:p>
          </table:table-cell>
          <table:table-cell office:value-type="string">
            <text:p>", "b2" : "</text:p>
          </table:table-cell>
          <table:table-cell table:formula="of:=[Sheet1.G259]" office:value-type="float" office:value="24822">
            <text:p>24822</text:p>
          </table:table-cell>
          <table:table-cell office:value-type="string">
            <text:p>", "historic" : "</text:p>
          </table:table-cell>
          <table:table-cell table:formula="of:=[Sheet1.C259]" office:value-type="float" office:value="24822">
            <text:p>2482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59]+1" office:value-type="float" office:value="260">
            <text:p>260</text:p>
          </table:table-cell>
          <table:table-cell office:value-type="string">
            <text:p>" }, "year" : "</text:p>
          </table:table-cell>
          <table:table-cell table:formula="of:=RIGHT([Sheet1.A260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5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60]" office:value-type="float" office:value="1591">
            <text:p>1591</text:p>
          </table:table-cell>
          <table:table-cell office:value-type="string">
            <text:p>", "a2" : "</text:p>
          </table:table-cell>
          <table:table-cell table:formula="of:=[Sheet1.E260]" office:value-type="float" office:value="1591">
            <text:p>1591</text:p>
          </table:table-cell>
          <table:table-cell office:value-type="string">
            <text:p>", "b1" : "</text:p>
          </table:table-cell>
          <table:table-cell table:formula="of:=[Sheet1.F260]" office:value-type="float" office:value="1591">
            <text:p>1591</text:p>
          </table:table-cell>
          <table:table-cell office:value-type="string">
            <text:p>", "b2" : "</text:p>
          </table:table-cell>
          <table:table-cell table:formula="of:=[Sheet1.G260]" office:value-type="float" office:value="1591">
            <text:p>1591</text:p>
          </table:table-cell>
          <table:table-cell office:value-type="string">
            <text:p>", "historic" : "</text:p>
          </table:table-cell>
          <table:table-cell table:formula="of:=[Sheet1.C260]" office:value-type="float" office:value="1591">
            <text:p>159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0]+1" office:value-type="float" office:value="261">
            <text:p>261</text:p>
          </table:table-cell>
          <table:table-cell office:value-type="string">
            <text:p>" }, "year" : "</text:p>
          </table:table-cell>
          <table:table-cell table:formula="of:=RIGHT([Sheet1.A261];4)" office:value-type="string" office:string-value="1986">
            <text:p>1986</text:p>
          </table:table-cell>
          <table:table-cell office:value-type="string">
            <text:p>", "continent" : "</text:p>
          </table:table-cell>
          <table:table-cell table:formula="of:=[.F25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61]" office:value-type="float" office:value="354">
            <text:p>354</text:p>
          </table:table-cell>
          <table:table-cell office:value-type="string">
            <text:p>", "a2" : "</text:p>
          </table:table-cell>
          <table:table-cell table:formula="of:=[Sheet1.E261]" office:value-type="float" office:value="354">
            <text:p>354</text:p>
          </table:table-cell>
          <table:table-cell office:value-type="string">
            <text:p>", "b1" : "</text:p>
          </table:table-cell>
          <table:table-cell table:formula="of:=[Sheet1.F261]" office:value-type="float" office:value="354">
            <text:p>354</text:p>
          </table:table-cell>
          <table:table-cell office:value-type="string">
            <text:p>", "b2" : "</text:p>
          </table:table-cell>
          <table:table-cell table:formula="of:=[Sheet1.G261]" office:value-type="float" office:value="354">
            <text:p>354</text:p>
          </table:table-cell>
          <table:table-cell office:value-type="string">
            <text:p>", "historic" : "</text:p>
          </table:table-cell>
          <table:table-cell table:formula="of:=[Sheet1.C261]" office:value-type="float" office:value="354">
            <text:p>35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1]+1" office:value-type="float" office:value="262">
            <text:p>262</text:p>
          </table:table-cell>
          <table:table-cell office:value-type="string">
            <text:p>" }, "year" : "</text:p>
          </table:table-cell>
          <table:table-cell table:formula="of:=RIGHT([Sheet1.A262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5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62]" office:value-type="float" office:value="842">
            <text:p>842</text:p>
          </table:table-cell>
          <table:table-cell office:value-type="string">
            <text:p>", "a2" : "</text:p>
          </table:table-cell>
          <table:table-cell table:formula="of:=[Sheet1.E262]" office:value-type="float" office:value="842">
            <text:p>842</text:p>
          </table:table-cell>
          <table:table-cell office:value-type="string">
            <text:p>", "b1" : "</text:p>
          </table:table-cell>
          <table:table-cell table:formula="of:=[Sheet1.F262]" office:value-type="float" office:value="842">
            <text:p>842</text:p>
          </table:table-cell>
          <table:table-cell office:value-type="string">
            <text:p>", "b2" : "</text:p>
          </table:table-cell>
          <table:table-cell table:formula="of:=[Sheet1.G262]" office:value-type="float" office:value="842">
            <text:p>842</text:p>
          </table:table-cell>
          <table:table-cell office:value-type="string">
            <text:p>", "historic" : "</text:p>
          </table:table-cell>
          <table:table-cell table:formula="of:=[Sheet1.C262]" office:value-type="float" office:value="842">
            <text:p>84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2]+1" office:value-type="float" office:value="263">
            <text:p>263</text:p>
          </table:table-cell>
          <table:table-cell office:value-type="string">
            <text:p>" }, "year" : "</text:p>
          </table:table-cell>
          <table:table-cell table:formula="of:=RIGHT([Sheet1.A263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5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63]" office:value-type="float" office:value="393">
            <text:p>393</text:p>
          </table:table-cell>
          <table:table-cell office:value-type="string">
            <text:p>", "a2" : "</text:p>
          </table:table-cell>
          <table:table-cell table:formula="of:=[Sheet1.E263]" office:value-type="float" office:value="393">
            <text:p>393</text:p>
          </table:table-cell>
          <table:table-cell office:value-type="string">
            <text:p>", "b1" : "</text:p>
          </table:table-cell>
          <table:table-cell table:formula="of:=[Sheet1.F263]" office:value-type="float" office:value="393">
            <text:p>393</text:p>
          </table:table-cell>
          <table:table-cell office:value-type="string">
            <text:p>", "b2" : "</text:p>
          </table:table-cell>
          <table:table-cell table:formula="of:=[Sheet1.G263]" office:value-type="float" office:value="393">
            <text:p>393</text:p>
          </table:table-cell>
          <table:table-cell office:value-type="string">
            <text:p>", "historic" : "</text:p>
          </table:table-cell>
          <table:table-cell table:formula="of:=[Sheet1.C263]" office:value-type="float" office:value="393">
            <text:p>39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3]+1" office:value-type="float" office:value="264">
            <text:p>264</text:p>
          </table:table-cell>
          <table:table-cell office:value-type="string">
            <text:p>" }, "year" : "</text:p>
          </table:table-cell>
          <table:table-cell table:formula="of:=RIGHT([Sheet1.A264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5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64]" office:value-type="float" office:value="17983">
            <text:p>17983</text:p>
          </table:table-cell>
          <table:table-cell office:value-type="string">
            <text:p>", "a2" : "</text:p>
          </table:table-cell>
          <table:table-cell table:formula="of:=[Sheet1.E264]" office:value-type="float" office:value="17983">
            <text:p>17983</text:p>
          </table:table-cell>
          <table:table-cell office:value-type="string">
            <text:p>", "b1" : "</text:p>
          </table:table-cell>
          <table:table-cell table:formula="of:=[Sheet1.F264]" office:value-type="float" office:value="17983">
            <text:p>17983</text:p>
          </table:table-cell>
          <table:table-cell office:value-type="string">
            <text:p>", "b2" : "</text:p>
          </table:table-cell>
          <table:table-cell table:formula="of:=[Sheet1.G264]" office:value-type="float" office:value="17983">
            <text:p>17983</text:p>
          </table:table-cell>
          <table:table-cell office:value-type="string">
            <text:p>", "historic" : "</text:p>
          </table:table-cell>
          <table:table-cell table:formula="of:=[Sheet1.C264]" office:value-type="float" office:value="17983">
            <text:p>1798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4]+1" office:value-type="float" office:value="265">
            <text:p>265</text:p>
          </table:table-cell>
          <table:table-cell office:value-type="string">
            <text:p>" }, "year" : "</text:p>
          </table:table-cell>
          <table:table-cell table:formula="of:=RIGHT([Sheet1.A265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5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65]" office:value-type="float" office:value="3775">
            <text:p>3775</text:p>
          </table:table-cell>
          <table:table-cell office:value-type="string">
            <text:p>", "a2" : "</text:p>
          </table:table-cell>
          <table:table-cell table:formula="of:=[Sheet1.E265]" office:value-type="float" office:value="3775">
            <text:p>3775</text:p>
          </table:table-cell>
          <table:table-cell office:value-type="string">
            <text:p>", "b1" : "</text:p>
          </table:table-cell>
          <table:table-cell table:formula="of:=[Sheet1.F265]" office:value-type="float" office:value="3775">
            <text:p>3775</text:p>
          </table:table-cell>
          <table:table-cell office:value-type="string">
            <text:p>", "b2" : "</text:p>
          </table:table-cell>
          <table:table-cell table:formula="of:=[Sheet1.G265]" office:value-type="float" office:value="3775">
            <text:p>3775</text:p>
          </table:table-cell>
          <table:table-cell office:value-type="string">
            <text:p>", "historic" : "</text:p>
          </table:table-cell>
          <table:table-cell table:formula="of:=[Sheet1.C265]" office:value-type="float" office:value="3775">
            <text:p>377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5]+1" office:value-type="float" office:value="266">
            <text:p>266</text:p>
          </table:table-cell>
          <table:table-cell office:value-type="string">
            <text:p>" }, "year" : "</text:p>
          </table:table-cell>
          <table:table-cell table:formula="of:=RIGHT([Sheet1.A266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5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66]" office:value-type="float" office:value="4069">
            <text:p>4069</text:p>
          </table:table-cell>
          <table:table-cell office:value-type="string">
            <text:p>", "a2" : "</text:p>
          </table:table-cell>
          <table:table-cell table:formula="of:=[Sheet1.E266]" office:value-type="float" office:value="4069">
            <text:p>4069</text:p>
          </table:table-cell>
          <table:table-cell office:value-type="string">
            <text:p>", "b1" : "</text:p>
          </table:table-cell>
          <table:table-cell table:formula="of:=[Sheet1.F266]" office:value-type="float" office:value="4069">
            <text:p>4069</text:p>
          </table:table-cell>
          <table:table-cell office:value-type="string">
            <text:p>", "b2" : "</text:p>
          </table:table-cell>
          <table:table-cell table:formula="of:=[Sheet1.G266]" office:value-type="float" office:value="4069">
            <text:p>4069</text:p>
          </table:table-cell>
          <table:table-cell office:value-type="string">
            <text:p>", "historic" : "</text:p>
          </table:table-cell>
          <table:table-cell table:formula="of:=[Sheet1.C266]" office:value-type="float" office:value="4069">
            <text:p>406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6]+1" office:value-type="float" office:value="267">
            <text:p>267</text:p>
          </table:table-cell>
          <table:table-cell office:value-type="string">
            <text:p>" }, "year" : "</text:p>
          </table:table-cell>
          <table:table-cell table:formula="of:=RIGHT([Sheet1.A267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5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67]" office:value-type="float" office:value="2938">
            <text:p>2938</text:p>
          </table:table-cell>
          <table:table-cell office:value-type="string">
            <text:p>", "a2" : "</text:p>
          </table:table-cell>
          <table:table-cell table:formula="of:=[Sheet1.E267]" office:value-type="float" office:value="2938">
            <text:p>2938</text:p>
          </table:table-cell>
          <table:table-cell office:value-type="string">
            <text:p>", "b1" : "</text:p>
          </table:table-cell>
          <table:table-cell table:formula="of:=[Sheet1.F267]" office:value-type="float" office:value="2938">
            <text:p>2938</text:p>
          </table:table-cell>
          <table:table-cell office:value-type="string">
            <text:p>", "b2" : "</text:p>
          </table:table-cell>
          <table:table-cell table:formula="of:=[Sheet1.G267]" office:value-type="float" office:value="2938">
            <text:p>2938</text:p>
          </table:table-cell>
          <table:table-cell office:value-type="string">
            <text:p>", "historic" : "</text:p>
          </table:table-cell>
          <table:table-cell table:formula="of:=[Sheet1.C267]" office:value-type="float" office:value="2938">
            <text:p>293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7]+1" office:value-type="float" office:value="268">
            <text:p>268</text:p>
          </table:table-cell>
          <table:table-cell office:value-type="string">
            <text:p>" }, "year" : "</text:p>
          </table:table-cell>
          <table:table-cell table:formula="of:=RIGHT([Sheet1.A268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5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68]" office:value-type="float" office:value="29579">
            <text:p>29579</text:p>
          </table:table-cell>
          <table:table-cell office:value-type="string">
            <text:p>", "a2" : "</text:p>
          </table:table-cell>
          <table:table-cell table:formula="of:=[Sheet1.E268]" office:value-type="float" office:value="29579">
            <text:p>29579</text:p>
          </table:table-cell>
          <table:table-cell office:value-type="string">
            <text:p>", "b1" : "</text:p>
          </table:table-cell>
          <table:table-cell table:formula="of:=[Sheet1.F268]" office:value-type="float" office:value="29579">
            <text:p>29579</text:p>
          </table:table-cell>
          <table:table-cell office:value-type="string">
            <text:p>", "b2" : "</text:p>
          </table:table-cell>
          <table:table-cell table:formula="of:=[Sheet1.G268]" office:value-type="float" office:value="29579">
            <text:p>29579</text:p>
          </table:table-cell>
          <table:table-cell office:value-type="string">
            <text:p>", "historic" : "</text:p>
          </table:table-cell>
          <table:table-cell table:formula="of:=[Sheet1.C268]" office:value-type="float" office:value="29579">
            <text:p>2957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8]+1" office:value-type="float" office:value="269">
            <text:p>269</text:p>
          </table:table-cell>
          <table:table-cell office:value-type="string">
            <text:p>" }, "year" : "</text:p>
          </table:table-cell>
          <table:table-cell table:formula="of:=RIGHT([Sheet1.A269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5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69]" office:value-type="float" office:value="25617">
            <text:p>25617</text:p>
          </table:table-cell>
          <table:table-cell office:value-type="string">
            <text:p>", "a2" : "</text:p>
          </table:table-cell>
          <table:table-cell table:formula="of:=[Sheet1.E269]" office:value-type="float" office:value="25617">
            <text:p>25617</text:p>
          </table:table-cell>
          <table:table-cell office:value-type="string">
            <text:p>", "b1" : "</text:p>
          </table:table-cell>
          <table:table-cell table:formula="of:=[Sheet1.F269]" office:value-type="float" office:value="25617">
            <text:p>25617</text:p>
          </table:table-cell>
          <table:table-cell office:value-type="string">
            <text:p>", "b2" : "</text:p>
          </table:table-cell>
          <table:table-cell table:formula="of:=[Sheet1.G269]" office:value-type="float" office:value="25617">
            <text:p>25617</text:p>
          </table:table-cell>
          <table:table-cell office:value-type="string">
            <text:p>", "historic" : "</text:p>
          </table:table-cell>
          <table:table-cell table:formula="of:=[Sheet1.C269]" office:value-type="float" office:value="25617">
            <text:p>2561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69]+1" office:value-type="float" office:value="270">
            <text:p>270</text:p>
          </table:table-cell>
          <table:table-cell office:value-type="string">
            <text:p>" }, "year" : "</text:p>
          </table:table-cell>
          <table:table-cell table:formula="of:=RIGHT([Sheet1.A270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6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70]" office:value-type="float" office:value="1693">
            <text:p>1693</text:p>
          </table:table-cell>
          <table:table-cell office:value-type="string">
            <text:p>", "a2" : "</text:p>
          </table:table-cell>
          <table:table-cell table:formula="of:=[Sheet1.E270]" office:value-type="float" office:value="1693">
            <text:p>1693</text:p>
          </table:table-cell>
          <table:table-cell office:value-type="string">
            <text:p>", "b1" : "</text:p>
          </table:table-cell>
          <table:table-cell table:formula="of:=[Sheet1.F270]" office:value-type="float" office:value="1693">
            <text:p>1693</text:p>
          </table:table-cell>
          <table:table-cell office:value-type="string">
            <text:p>", "b2" : "</text:p>
          </table:table-cell>
          <table:table-cell table:formula="of:=[Sheet1.G270]" office:value-type="float" office:value="1693">
            <text:p>1693</text:p>
          </table:table-cell>
          <table:table-cell office:value-type="string">
            <text:p>", "historic" : "</text:p>
          </table:table-cell>
          <table:table-cell table:formula="of:=[Sheet1.C270]" office:value-type="float" office:value="1693">
            <text:p>169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0]+1" office:value-type="float" office:value="271">
            <text:p>271</text:p>
          </table:table-cell>
          <table:table-cell office:value-type="string">
            <text:p>" }, "year" : "</text:p>
          </table:table-cell>
          <table:table-cell table:formula="of:=RIGHT([Sheet1.A271];4)" office:value-type="string" office:string-value="1987">
            <text:p>1987</text:p>
          </table:table-cell>
          <table:table-cell office:value-type="string">
            <text:p>", "continent" : "</text:p>
          </table:table-cell>
          <table:table-cell table:formula="of:=[.F26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71]" office:value-type="float" office:value="361">
            <text:p>361</text:p>
          </table:table-cell>
          <table:table-cell office:value-type="string">
            <text:p>", "a2" : "</text:p>
          </table:table-cell>
          <table:table-cell table:formula="of:=[Sheet1.E271]" office:value-type="float" office:value="361">
            <text:p>361</text:p>
          </table:table-cell>
          <table:table-cell office:value-type="string">
            <text:p>", "b1" : "</text:p>
          </table:table-cell>
          <table:table-cell table:formula="of:=[Sheet1.F271]" office:value-type="float" office:value="361">
            <text:p>361</text:p>
          </table:table-cell>
          <table:table-cell office:value-type="string">
            <text:p>", "b2" : "</text:p>
          </table:table-cell>
          <table:table-cell table:formula="of:=[Sheet1.G271]" office:value-type="float" office:value="361">
            <text:p>361</text:p>
          </table:table-cell>
          <table:table-cell office:value-type="string">
            <text:p>", "historic" : "</text:p>
          </table:table-cell>
          <table:table-cell table:formula="of:=[Sheet1.C271]" office:value-type="float" office:value="361">
            <text:p>36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1]+1" office:value-type="float" office:value="272">
            <text:p>272</text:p>
          </table:table-cell>
          <table:table-cell office:value-type="string">
            <text:p>" }, "year" : "</text:p>
          </table:table-cell>
          <table:table-cell table:formula="of:=RIGHT([Sheet1.A272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6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72]" office:value-type="float" office:value="856">
            <text:p>856</text:p>
          </table:table-cell>
          <table:table-cell office:value-type="string">
            <text:p>", "a2" : "</text:p>
          </table:table-cell>
          <table:table-cell table:formula="of:=[Sheet1.E272]" office:value-type="float" office:value="856">
            <text:p>856</text:p>
          </table:table-cell>
          <table:table-cell office:value-type="string">
            <text:p>", "b1" : "</text:p>
          </table:table-cell>
          <table:table-cell table:formula="of:=[Sheet1.F272]" office:value-type="float" office:value="856">
            <text:p>856</text:p>
          </table:table-cell>
          <table:table-cell office:value-type="string">
            <text:p>", "b2" : "</text:p>
          </table:table-cell>
          <table:table-cell table:formula="of:=[Sheet1.G272]" office:value-type="float" office:value="856">
            <text:p>856</text:p>
          </table:table-cell>
          <table:table-cell office:value-type="string">
            <text:p>", "historic" : "</text:p>
          </table:table-cell>
          <table:table-cell table:formula="of:=[Sheet1.C272]" office:value-type="float" office:value="856">
            <text:p>85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2]+1" office:value-type="float" office:value="273">
            <text:p>273</text:p>
          </table:table-cell>
          <table:table-cell office:value-type="string">
            <text:p>" }, "year" : "</text:p>
          </table:table-cell>
          <table:table-cell table:formula="of:=RIGHT([Sheet1.A273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6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73]" office:value-type="float" office:value="429">
            <text:p>429</text:p>
          </table:table-cell>
          <table:table-cell office:value-type="string">
            <text:p>", "a2" : "</text:p>
          </table:table-cell>
          <table:table-cell table:formula="of:=[Sheet1.E273]" office:value-type="float" office:value="429">
            <text:p>429</text:p>
          </table:table-cell>
          <table:table-cell office:value-type="string">
            <text:p>", "b1" : "</text:p>
          </table:table-cell>
          <table:table-cell table:formula="of:=[Sheet1.F273]" office:value-type="float" office:value="429">
            <text:p>429</text:p>
          </table:table-cell>
          <table:table-cell office:value-type="string">
            <text:p>", "b2" : "</text:p>
          </table:table-cell>
          <table:table-cell table:formula="of:=[Sheet1.G273]" office:value-type="float" office:value="429">
            <text:p>429</text:p>
          </table:table-cell>
          <table:table-cell office:value-type="string">
            <text:p>", "historic" : "</text:p>
          </table:table-cell>
          <table:table-cell table:formula="of:=[Sheet1.C273]" office:value-type="float" office:value="429">
            <text:p>42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3]+1" office:value-type="float" office:value="274">
            <text:p>274</text:p>
          </table:table-cell>
          <table:table-cell office:value-type="string">
            <text:p>" }, "year" : "</text:p>
          </table:table-cell>
          <table:table-cell table:formula="of:=RIGHT([Sheet1.A274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6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74]" office:value-type="float" office:value="18603">
            <text:p>18603</text:p>
          </table:table-cell>
          <table:table-cell office:value-type="string">
            <text:p>", "a2" : "</text:p>
          </table:table-cell>
          <table:table-cell table:formula="of:=[Sheet1.E274]" office:value-type="float" office:value="18603">
            <text:p>18603</text:p>
          </table:table-cell>
          <table:table-cell office:value-type="string">
            <text:p>", "b1" : "</text:p>
          </table:table-cell>
          <table:table-cell table:formula="of:=[Sheet1.F274]" office:value-type="float" office:value="18603">
            <text:p>18603</text:p>
          </table:table-cell>
          <table:table-cell office:value-type="string">
            <text:p>", "b2" : "</text:p>
          </table:table-cell>
          <table:table-cell table:formula="of:=[Sheet1.G274]" office:value-type="float" office:value="18603">
            <text:p>18603</text:p>
          </table:table-cell>
          <table:table-cell office:value-type="string">
            <text:p>", "historic" : "</text:p>
          </table:table-cell>
          <table:table-cell table:formula="of:=[Sheet1.C274]" office:value-type="float" office:value="18603">
            <text:p>1860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4]+1" office:value-type="float" office:value="275">
            <text:p>275</text:p>
          </table:table-cell>
          <table:table-cell office:value-type="string">
            <text:p>" }, "year" : "</text:p>
          </table:table-cell>
          <table:table-cell table:formula="of:=RIGHT([Sheet1.A275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6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75]" office:value-type="float" office:value="3928">
            <text:p>3928</text:p>
          </table:table-cell>
          <table:table-cell office:value-type="string">
            <text:p>", "a2" : "</text:p>
          </table:table-cell>
          <table:table-cell table:formula="of:=[Sheet1.E275]" office:value-type="float" office:value="3928">
            <text:p>3928</text:p>
          </table:table-cell>
          <table:table-cell office:value-type="string">
            <text:p>", "b1" : "</text:p>
          </table:table-cell>
          <table:table-cell table:formula="of:=[Sheet1.F275]" office:value-type="float" office:value="3928">
            <text:p>3928</text:p>
          </table:table-cell>
          <table:table-cell office:value-type="string">
            <text:p>", "b2" : "</text:p>
          </table:table-cell>
          <table:table-cell table:formula="of:=[Sheet1.G275]" office:value-type="float" office:value="3928">
            <text:p>3928</text:p>
          </table:table-cell>
          <table:table-cell office:value-type="string">
            <text:p>", "historic" : "</text:p>
          </table:table-cell>
          <table:table-cell table:formula="of:=[Sheet1.C275]" office:value-type="float" office:value="3928">
            <text:p>392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5]+1" office:value-type="float" office:value="276">
            <text:p>276</text:p>
          </table:table-cell>
          <table:table-cell office:value-type="string">
            <text:p>" }, "year" : "</text:p>
          </table:table-cell>
          <table:table-cell table:formula="of:=RIGHT([Sheet1.A276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6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76]" office:value-type="float" office:value="4026">
            <text:p>4026</text:p>
          </table:table-cell>
          <table:table-cell office:value-type="string">
            <text:p>", "a2" : "</text:p>
          </table:table-cell>
          <table:table-cell table:formula="of:=[Sheet1.E276]" office:value-type="float" office:value="4026">
            <text:p>4026</text:p>
          </table:table-cell>
          <table:table-cell office:value-type="string">
            <text:p>", "b1" : "</text:p>
          </table:table-cell>
          <table:table-cell table:formula="of:=[Sheet1.F276]" office:value-type="float" office:value="4026">
            <text:p>4026</text:p>
          </table:table-cell>
          <table:table-cell office:value-type="string">
            <text:p>", "b2" : "</text:p>
          </table:table-cell>
          <table:table-cell table:formula="of:=[Sheet1.G276]" office:value-type="float" office:value="4026">
            <text:p>4026</text:p>
          </table:table-cell>
          <table:table-cell office:value-type="string">
            <text:p>", "historic" : "</text:p>
          </table:table-cell>
          <table:table-cell table:formula="of:=[Sheet1.C276]" office:value-type="float" office:value="4026">
            <text:p>402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6]+1" office:value-type="float" office:value="277">
            <text:p>277</text:p>
          </table:table-cell>
          <table:table-cell office:value-type="string">
            <text:p>" }, "year" : "</text:p>
          </table:table-cell>
          <table:table-cell table:formula="of:=RIGHT([Sheet1.A277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6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77]" office:value-type="float" office:value="2939">
            <text:p>2939</text:p>
          </table:table-cell>
          <table:table-cell office:value-type="string">
            <text:p>", "a2" : "</text:p>
          </table:table-cell>
          <table:table-cell table:formula="of:=[Sheet1.E277]" office:value-type="float" office:value="2939">
            <text:p>2939</text:p>
          </table:table-cell>
          <table:table-cell office:value-type="string">
            <text:p>", "b1" : "</text:p>
          </table:table-cell>
          <table:table-cell table:formula="of:=[Sheet1.F277]" office:value-type="float" office:value="2939">
            <text:p>2939</text:p>
          </table:table-cell>
          <table:table-cell office:value-type="string">
            <text:p>", "b2" : "</text:p>
          </table:table-cell>
          <table:table-cell table:formula="of:=[Sheet1.G277]" office:value-type="float" office:value="2939">
            <text:p>2939</text:p>
          </table:table-cell>
          <table:table-cell office:value-type="string">
            <text:p>", "historic" : "</text:p>
          </table:table-cell>
          <table:table-cell table:formula="of:=[Sheet1.C277]" office:value-type="float" office:value="2939">
            <text:p>293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7]+1" office:value-type="float" office:value="278">
            <text:p>278</text:p>
          </table:table-cell>
          <table:table-cell office:value-type="string">
            <text:p>" }, "year" : "</text:p>
          </table:table-cell>
          <table:table-cell table:formula="of:=RIGHT([Sheet1.A278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6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78]" office:value-type="float" office:value="30525">
            <text:p>30525</text:p>
          </table:table-cell>
          <table:table-cell office:value-type="string">
            <text:p>", "a2" : "</text:p>
          </table:table-cell>
          <table:table-cell table:formula="of:=[Sheet1.E278]" office:value-type="float" office:value="30525">
            <text:p>30525</text:p>
          </table:table-cell>
          <table:table-cell office:value-type="string">
            <text:p>", "b1" : "</text:p>
          </table:table-cell>
          <table:table-cell table:formula="of:=[Sheet1.F278]" office:value-type="float" office:value="30525">
            <text:p>30525</text:p>
          </table:table-cell>
          <table:table-cell office:value-type="string">
            <text:p>", "b2" : "</text:p>
          </table:table-cell>
          <table:table-cell table:formula="of:=[Sheet1.G278]" office:value-type="float" office:value="30525">
            <text:p>30525</text:p>
          </table:table-cell>
          <table:table-cell office:value-type="string">
            <text:p>", "historic" : "</text:p>
          </table:table-cell>
          <table:table-cell table:formula="of:=[Sheet1.C278]" office:value-type="float" office:value="30525">
            <text:p>3052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8]+1" office:value-type="float" office:value="279">
            <text:p>279</text:p>
          </table:table-cell>
          <table:table-cell office:value-type="string">
            <text:p>" }, "year" : "</text:p>
          </table:table-cell>
          <table:table-cell table:formula="of:=RIGHT([Sheet1.A279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6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79]" office:value-type="float" office:value="27204">
            <text:p>27204</text:p>
          </table:table-cell>
          <table:table-cell office:value-type="string">
            <text:p>", "a2" : "</text:p>
          </table:table-cell>
          <table:table-cell table:formula="of:=[Sheet1.E279]" office:value-type="float" office:value="27204">
            <text:p>27204</text:p>
          </table:table-cell>
          <table:table-cell office:value-type="string">
            <text:p>", "b1" : "</text:p>
          </table:table-cell>
          <table:table-cell table:formula="of:=[Sheet1.F279]" office:value-type="float" office:value="27204">
            <text:p>27204</text:p>
          </table:table-cell>
          <table:table-cell office:value-type="string">
            <text:p>", "b2" : "</text:p>
          </table:table-cell>
          <table:table-cell table:formula="of:=[Sheet1.G279]" office:value-type="float" office:value="27204">
            <text:p>27204</text:p>
          </table:table-cell>
          <table:table-cell office:value-type="string">
            <text:p>", "historic" : "</text:p>
          </table:table-cell>
          <table:table-cell table:formula="of:=[Sheet1.C279]" office:value-type="float" office:value="27204">
            <text:p>2720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79]+1" office:value-type="float" office:value="280">
            <text:p>280</text:p>
          </table:table-cell>
          <table:table-cell office:value-type="string">
            <text:p>" }, "year" : "</text:p>
          </table:table-cell>
          <table:table-cell table:formula="of:=RIGHT([Sheet1.A280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7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80]" office:value-type="float" office:value="1821">
            <text:p>1821</text:p>
          </table:table-cell>
          <table:table-cell office:value-type="string">
            <text:p>", "a2" : "</text:p>
          </table:table-cell>
          <table:table-cell table:formula="of:=[Sheet1.E280]" office:value-type="float" office:value="1821">
            <text:p>1821</text:p>
          </table:table-cell>
          <table:table-cell office:value-type="string">
            <text:p>", "b1" : "</text:p>
          </table:table-cell>
          <table:table-cell table:formula="of:=[Sheet1.F280]" office:value-type="float" office:value="1821">
            <text:p>1821</text:p>
          </table:table-cell>
          <table:table-cell office:value-type="string">
            <text:p>", "b2" : "</text:p>
          </table:table-cell>
          <table:table-cell table:formula="of:=[Sheet1.G280]" office:value-type="float" office:value="1821">
            <text:p>1821</text:p>
          </table:table-cell>
          <table:table-cell office:value-type="string">
            <text:p>", "historic" : "</text:p>
          </table:table-cell>
          <table:table-cell table:formula="of:=[Sheet1.C280]" office:value-type="float" office:value="1821">
            <text:p>182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0]+1" office:value-type="float" office:value="281">
            <text:p>281</text:p>
          </table:table-cell>
          <table:table-cell office:value-type="string">
            <text:p>" }, "year" : "</text:p>
          </table:table-cell>
          <table:table-cell table:formula="of:=RIGHT([Sheet1.A281];4)" office:value-type="string" office:string-value="1988">
            <text:p>1988</text:p>
          </table:table-cell>
          <table:table-cell office:value-type="string">
            <text:p>", "continent" : "</text:p>
          </table:table-cell>
          <table:table-cell table:formula="of:=[.F27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81]" office:value-type="float" office:value="384">
            <text:p>384</text:p>
          </table:table-cell>
          <table:table-cell office:value-type="string">
            <text:p>", "a2" : "</text:p>
          </table:table-cell>
          <table:table-cell table:formula="of:=[Sheet1.E281]" office:value-type="float" office:value="384">
            <text:p>384</text:p>
          </table:table-cell>
          <table:table-cell office:value-type="string">
            <text:p>", "b1" : "</text:p>
          </table:table-cell>
          <table:table-cell table:formula="of:=[Sheet1.F281]" office:value-type="float" office:value="384">
            <text:p>384</text:p>
          </table:table-cell>
          <table:table-cell office:value-type="string">
            <text:p>", "b2" : "</text:p>
          </table:table-cell>
          <table:table-cell table:formula="of:=[Sheet1.G281]" office:value-type="float" office:value="384">
            <text:p>384</text:p>
          </table:table-cell>
          <table:table-cell office:value-type="string">
            <text:p>", "historic" : "</text:p>
          </table:table-cell>
          <table:table-cell table:formula="of:=[Sheet1.C281]" office:value-type="float" office:value="384">
            <text:p>38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1]+1" office:value-type="float" office:value="282">
            <text:p>282</text:p>
          </table:table-cell>
          <table:table-cell office:value-type="string">
            <text:p>" }, "year" : "</text:p>
          </table:table-cell>
          <table:table-cell table:formula="of:=RIGHT([Sheet1.A282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7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82]" office:value-type="float" office:value="861">
            <text:p>861</text:p>
          </table:table-cell>
          <table:table-cell office:value-type="string">
            <text:p>", "a2" : "</text:p>
          </table:table-cell>
          <table:table-cell table:formula="of:=[Sheet1.E282]" office:value-type="float" office:value="861">
            <text:p>861</text:p>
          </table:table-cell>
          <table:table-cell office:value-type="string">
            <text:p>", "b1" : "</text:p>
          </table:table-cell>
          <table:table-cell table:formula="of:=[Sheet1.F282]" office:value-type="float" office:value="861">
            <text:p>861</text:p>
          </table:table-cell>
          <table:table-cell office:value-type="string">
            <text:p>", "b2" : "</text:p>
          </table:table-cell>
          <table:table-cell table:formula="of:=[Sheet1.G282]" office:value-type="float" office:value="861">
            <text:p>861</text:p>
          </table:table-cell>
          <table:table-cell office:value-type="string">
            <text:p>", "historic" : "</text:p>
          </table:table-cell>
          <table:table-cell table:formula="of:=[Sheet1.C282]" office:value-type="float" office:value="861">
            <text:p>86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2]+1" office:value-type="float" office:value="283">
            <text:p>283</text:p>
          </table:table-cell>
          <table:table-cell office:value-type="string">
            <text:p>" }, "year" : "</text:p>
          </table:table-cell>
          <table:table-cell table:formula="of:=RIGHT([Sheet1.A283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7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83]" office:value-type="float" office:value="440">
            <text:p>440</text:p>
          </table:table-cell>
          <table:table-cell office:value-type="string">
            <text:p>", "a2" : "</text:p>
          </table:table-cell>
          <table:table-cell table:formula="of:=[Sheet1.E283]" office:value-type="float" office:value="440">
            <text:p>440</text:p>
          </table:table-cell>
          <table:table-cell office:value-type="string">
            <text:p>", "b1" : "</text:p>
          </table:table-cell>
          <table:table-cell table:formula="of:=[Sheet1.F283]" office:value-type="float" office:value="440">
            <text:p>440</text:p>
          </table:table-cell>
          <table:table-cell office:value-type="string">
            <text:p>", "b2" : "</text:p>
          </table:table-cell>
          <table:table-cell table:formula="of:=[Sheet1.G283]" office:value-type="float" office:value="440">
            <text:p>440</text:p>
          </table:table-cell>
          <table:table-cell office:value-type="string">
            <text:p>", "historic" : "</text:p>
          </table:table-cell>
          <table:table-cell table:formula="of:=[Sheet1.C283]" office:value-type="float" office:value="440">
            <text:p>44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3]+1" office:value-type="float" office:value="284">
            <text:p>284</text:p>
          </table:table-cell>
          <table:table-cell office:value-type="string">
            <text:p>" }, "year" : "</text:p>
          </table:table-cell>
          <table:table-cell table:formula="of:=RIGHT([Sheet1.A284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7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84]" office:value-type="float" office:value="19120">
            <text:p>19120</text:p>
          </table:table-cell>
          <table:table-cell office:value-type="string">
            <text:p>", "a2" : "</text:p>
          </table:table-cell>
          <table:table-cell table:formula="of:=[Sheet1.E284]" office:value-type="float" office:value="19120">
            <text:p>19120</text:p>
          </table:table-cell>
          <table:table-cell office:value-type="string">
            <text:p>", "b1" : "</text:p>
          </table:table-cell>
          <table:table-cell table:formula="of:=[Sheet1.F284]" office:value-type="float" office:value="19120">
            <text:p>19120</text:p>
          </table:table-cell>
          <table:table-cell office:value-type="string">
            <text:p>", "b2" : "</text:p>
          </table:table-cell>
          <table:table-cell table:formula="of:=[Sheet1.G284]" office:value-type="float" office:value="19120">
            <text:p>19120</text:p>
          </table:table-cell>
          <table:table-cell office:value-type="string">
            <text:p>", "historic" : "</text:p>
          </table:table-cell>
          <table:table-cell table:formula="of:=[Sheet1.C284]" office:value-type="float" office:value="19120">
            <text:p>1912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4]+1" office:value-type="float" office:value="285">
            <text:p>285</text:p>
          </table:table-cell>
          <table:table-cell office:value-type="string">
            <text:p>" }, "year" : "</text:p>
          </table:table-cell>
          <table:table-cell table:formula="of:=RIGHT([Sheet1.A285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7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85]" office:value-type="float" office:value="4126">
            <text:p>4126</text:p>
          </table:table-cell>
          <table:table-cell office:value-type="string">
            <text:p>", "a2" : "</text:p>
          </table:table-cell>
          <table:table-cell table:formula="of:=[Sheet1.E285]" office:value-type="float" office:value="4126">
            <text:p>4126</text:p>
          </table:table-cell>
          <table:table-cell office:value-type="string">
            <text:p>", "b1" : "</text:p>
          </table:table-cell>
          <table:table-cell table:formula="of:=[Sheet1.F285]" office:value-type="float" office:value="4126">
            <text:p>4126</text:p>
          </table:table-cell>
          <table:table-cell office:value-type="string">
            <text:p>", "b2" : "</text:p>
          </table:table-cell>
          <table:table-cell table:formula="of:=[Sheet1.G285]" office:value-type="float" office:value="4126">
            <text:p>4126</text:p>
          </table:table-cell>
          <table:table-cell office:value-type="string">
            <text:p>", "historic" : "</text:p>
          </table:table-cell>
          <table:table-cell table:formula="of:=[Sheet1.C285]" office:value-type="float" office:value="4126">
            <text:p>412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5]+1" office:value-type="float" office:value="286">
            <text:p>286</text:p>
          </table:table-cell>
          <table:table-cell office:value-type="string">
            <text:p>" }, "year" : "</text:p>
          </table:table-cell>
          <table:table-cell table:formula="of:=RIGHT([Sheet1.A286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7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86]" office:value-type="float" office:value="4018">
            <text:p>4018</text:p>
          </table:table-cell>
          <table:table-cell office:value-type="string">
            <text:p>", "a2" : "</text:p>
          </table:table-cell>
          <table:table-cell table:formula="of:=[Sheet1.E286]" office:value-type="float" office:value="4018">
            <text:p>4018</text:p>
          </table:table-cell>
          <table:table-cell office:value-type="string">
            <text:p>", "b1" : "</text:p>
          </table:table-cell>
          <table:table-cell table:formula="of:=[Sheet1.F286]" office:value-type="float" office:value="4018">
            <text:p>4018</text:p>
          </table:table-cell>
          <table:table-cell office:value-type="string">
            <text:p>", "b2" : "</text:p>
          </table:table-cell>
          <table:table-cell table:formula="of:=[Sheet1.G286]" office:value-type="float" office:value="4018">
            <text:p>4018</text:p>
          </table:table-cell>
          <table:table-cell office:value-type="string">
            <text:p>", "historic" : "</text:p>
          </table:table-cell>
          <table:table-cell table:formula="of:=[Sheet1.C286]" office:value-type="float" office:value="4018">
            <text:p>401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6]+1" office:value-type="float" office:value="287">
            <text:p>287</text:p>
          </table:table-cell>
          <table:table-cell office:value-type="string">
            <text:p>" }, "year" : "</text:p>
          </table:table-cell>
          <table:table-cell table:formula="of:=RIGHT([Sheet1.A287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7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87]" office:value-type="float" office:value="2920">
            <text:p>2920</text:p>
          </table:table-cell>
          <table:table-cell office:value-type="string">
            <text:p>", "a2" : "</text:p>
          </table:table-cell>
          <table:table-cell table:formula="of:=[Sheet1.E287]" office:value-type="float" office:value="2920">
            <text:p>2920</text:p>
          </table:table-cell>
          <table:table-cell office:value-type="string">
            <text:p>", "b1" : "</text:p>
          </table:table-cell>
          <table:table-cell table:formula="of:=[Sheet1.F287]" office:value-type="float" office:value="2920">
            <text:p>2920</text:p>
          </table:table-cell>
          <table:table-cell office:value-type="string">
            <text:p>", "b2" : "</text:p>
          </table:table-cell>
          <table:table-cell table:formula="of:=[Sheet1.G287]" office:value-type="float" office:value="2920">
            <text:p>2920</text:p>
          </table:table-cell>
          <table:table-cell office:value-type="string">
            <text:p>", "historic" : "</text:p>
          </table:table-cell>
          <table:table-cell table:formula="of:=[Sheet1.C287]" office:value-type="float" office:value="2920">
            <text:p>292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7]+1" office:value-type="float" office:value="288">
            <text:p>288</text:p>
          </table:table-cell>
          <table:table-cell office:value-type="string">
            <text:p>" }, "year" : "</text:p>
          </table:table-cell>
          <table:table-cell table:formula="of:=RIGHT([Sheet1.A288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7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88]" office:value-type="float" office:value="31264">
            <text:p>31264</text:p>
          </table:table-cell>
          <table:table-cell office:value-type="string">
            <text:p>", "a2" : "</text:p>
          </table:table-cell>
          <table:table-cell table:formula="of:=[Sheet1.E288]" office:value-type="float" office:value="31264">
            <text:p>31264</text:p>
          </table:table-cell>
          <table:table-cell office:value-type="string">
            <text:p>", "b1" : "</text:p>
          </table:table-cell>
          <table:table-cell table:formula="of:=[Sheet1.F288]" office:value-type="float" office:value="31264">
            <text:p>31264</text:p>
          </table:table-cell>
          <table:table-cell office:value-type="string">
            <text:p>", "b2" : "</text:p>
          </table:table-cell>
          <table:table-cell table:formula="of:=[Sheet1.G288]" office:value-type="float" office:value="31264">
            <text:p>31264</text:p>
          </table:table-cell>
          <table:table-cell office:value-type="string">
            <text:p>", "historic" : "</text:p>
          </table:table-cell>
          <table:table-cell table:formula="of:=[Sheet1.C288]" office:value-type="float" office:value="31264">
            <text:p>3126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8]+1" office:value-type="float" office:value="289">
            <text:p>289</text:p>
          </table:table-cell>
          <table:table-cell office:value-type="string">
            <text:p>" }, "year" : "</text:p>
          </table:table-cell>
          <table:table-cell table:formula="of:=RIGHT([Sheet1.A289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7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89]" office:value-type="float" office:value="28451">
            <text:p>28451</text:p>
          </table:table-cell>
          <table:table-cell office:value-type="string">
            <text:p>", "a2" : "</text:p>
          </table:table-cell>
          <table:table-cell table:formula="of:=[Sheet1.E289]" office:value-type="float" office:value="28451">
            <text:p>28451</text:p>
          </table:table-cell>
          <table:table-cell office:value-type="string">
            <text:p>", "b1" : "</text:p>
          </table:table-cell>
          <table:table-cell table:formula="of:=[Sheet1.F289]" office:value-type="float" office:value="28451">
            <text:p>28451</text:p>
          </table:table-cell>
          <table:table-cell office:value-type="string">
            <text:p>", "b2" : "</text:p>
          </table:table-cell>
          <table:table-cell table:formula="of:=[Sheet1.G289]" office:value-type="float" office:value="28451">
            <text:p>28451</text:p>
          </table:table-cell>
          <table:table-cell office:value-type="string">
            <text:p>", "historic" : "</text:p>
          </table:table-cell>
          <table:table-cell table:formula="of:=[Sheet1.C289]" office:value-type="float" office:value="28451">
            <text:p>2845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89]+1" office:value-type="float" office:value="290">
            <text:p>290</text:p>
          </table:table-cell>
          <table:table-cell office:value-type="string">
            <text:p>" }, "year" : "</text:p>
          </table:table-cell>
          <table:table-cell table:formula="of:=RIGHT([Sheet1.A290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8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290]" office:value-type="float" office:value="1930">
            <text:p>1930</text:p>
          </table:table-cell>
          <table:table-cell office:value-type="string">
            <text:p>", "a2" : "</text:p>
          </table:table-cell>
          <table:table-cell table:formula="of:=[Sheet1.E290]" office:value-type="float" office:value="1930">
            <text:p>1930</text:p>
          </table:table-cell>
          <table:table-cell office:value-type="string">
            <text:p>", "b1" : "</text:p>
          </table:table-cell>
          <table:table-cell table:formula="of:=[Sheet1.F290]" office:value-type="float" office:value="1930">
            <text:p>1930</text:p>
          </table:table-cell>
          <table:table-cell office:value-type="string">
            <text:p>", "b2" : "</text:p>
          </table:table-cell>
          <table:table-cell table:formula="of:=[Sheet1.G290]" office:value-type="float" office:value="1930">
            <text:p>1930</text:p>
          </table:table-cell>
          <table:table-cell office:value-type="string">
            <text:p>", "historic" : "</text:p>
          </table:table-cell>
          <table:table-cell table:formula="of:=[Sheet1.C290]" office:value-type="float" office:value="1930">
            <text:p>193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0]+1" office:value-type="float" office:value="291">
            <text:p>291</text:p>
          </table:table-cell>
          <table:table-cell office:value-type="string">
            <text:p>" }, "year" : "</text:p>
          </table:table-cell>
          <table:table-cell table:formula="of:=RIGHT([Sheet1.A291];4)" office:value-type="string" office:string-value="1989">
            <text:p>1989</text:p>
          </table:table-cell>
          <table:table-cell office:value-type="string">
            <text:p>", "continent" : "</text:p>
          </table:table-cell>
          <table:table-cell table:formula="of:=[.F28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291]" office:value-type="float" office:value="396">
            <text:p>396</text:p>
          </table:table-cell>
          <table:table-cell office:value-type="string">
            <text:p>", "a2" : "</text:p>
          </table:table-cell>
          <table:table-cell table:formula="of:=[Sheet1.E291]" office:value-type="float" office:value="396">
            <text:p>396</text:p>
          </table:table-cell>
          <table:table-cell office:value-type="string">
            <text:p>", "b1" : "</text:p>
          </table:table-cell>
          <table:table-cell table:formula="of:=[Sheet1.F291]" office:value-type="float" office:value="396">
            <text:p>396</text:p>
          </table:table-cell>
          <table:table-cell office:value-type="string">
            <text:p>", "b2" : "</text:p>
          </table:table-cell>
          <table:table-cell table:formula="of:=[Sheet1.G291]" office:value-type="float" office:value="396">
            <text:p>396</text:p>
          </table:table-cell>
          <table:table-cell office:value-type="string">
            <text:p>", "historic" : "</text:p>
          </table:table-cell>
          <table:table-cell table:formula="of:=[Sheet1.C291]" office:value-type="float" office:value="396">
            <text:p>39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1]+1" office:value-type="float" office:value="292">
            <text:p>292</text:p>
          </table:table-cell>
          <table:table-cell office:value-type="string">
            <text:p>" }, "year" : "</text:p>
          </table:table-cell>
          <table:table-cell table:formula="of:=RIGHT([Sheet1.A292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8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292]" office:value-type="float" office:value="850">
            <text:p>850</text:p>
          </table:table-cell>
          <table:table-cell office:value-type="string">
            <text:p>", "a2" : "</text:p>
          </table:table-cell>
          <table:table-cell table:formula="of:=[Sheet1.E292]" office:value-type="float" office:value="850">
            <text:p>850</text:p>
          </table:table-cell>
          <table:table-cell office:value-type="string">
            <text:p>", "b1" : "</text:p>
          </table:table-cell>
          <table:table-cell table:formula="of:=[Sheet1.F292]" office:value-type="float" office:value="850">
            <text:p>850</text:p>
          </table:table-cell>
          <table:table-cell office:value-type="string">
            <text:p>", "b2" : "</text:p>
          </table:table-cell>
          <table:table-cell table:formula="of:=[Sheet1.G292]" office:value-type="float" office:value="850">
            <text:p>850</text:p>
          </table:table-cell>
          <table:table-cell office:value-type="string">
            <text:p>", "historic" : "</text:p>
          </table:table-cell>
          <table:table-cell table:formula="of:=[Sheet1.C292]" office:value-type="float" office:value="850">
            <text:p>85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2]+1" office:value-type="float" office:value="293">
            <text:p>293</text:p>
          </table:table-cell>
          <table:table-cell office:value-type="string">
            <text:p>" }, "year" : "</text:p>
          </table:table-cell>
          <table:table-cell table:formula="of:=RIGHT([Sheet1.A293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8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293]" office:value-type="float" office:value="450">
            <text:p>450</text:p>
          </table:table-cell>
          <table:table-cell office:value-type="string">
            <text:p>", "a2" : "</text:p>
          </table:table-cell>
          <table:table-cell table:formula="of:=[Sheet1.E293]" office:value-type="float" office:value="450">
            <text:p>450</text:p>
          </table:table-cell>
          <table:table-cell office:value-type="string">
            <text:p>", "b1" : "</text:p>
          </table:table-cell>
          <table:table-cell table:formula="of:=[Sheet1.F293]" office:value-type="float" office:value="450">
            <text:p>450</text:p>
          </table:table-cell>
          <table:table-cell office:value-type="string">
            <text:p>", "b2" : "</text:p>
          </table:table-cell>
          <table:table-cell table:formula="of:=[Sheet1.G293]" office:value-type="float" office:value="450">
            <text:p>450</text:p>
          </table:table-cell>
          <table:table-cell office:value-type="string">
            <text:p>", "historic" : "</text:p>
          </table:table-cell>
          <table:table-cell table:formula="of:=[Sheet1.C293]" office:value-type="float" office:value="450">
            <text:p>45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3]+1" office:value-type="float" office:value="294">
            <text:p>294</text:p>
          </table:table-cell>
          <table:table-cell office:value-type="string">
            <text:p>" }, "year" : "</text:p>
          </table:table-cell>
          <table:table-cell table:formula="of:=RIGHT([Sheet1.A294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8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294]" office:value-type="float" office:value="19524">
            <text:p>19524</text:p>
          </table:table-cell>
          <table:table-cell office:value-type="string">
            <text:p>", "a2" : "</text:p>
          </table:table-cell>
          <table:table-cell table:formula="of:=[Sheet1.E294]" office:value-type="float" office:value="19524">
            <text:p>19524</text:p>
          </table:table-cell>
          <table:table-cell office:value-type="string">
            <text:p>", "b1" : "</text:p>
          </table:table-cell>
          <table:table-cell table:formula="of:=[Sheet1.F294]" office:value-type="float" office:value="19524">
            <text:p>19524</text:p>
          </table:table-cell>
          <table:table-cell office:value-type="string">
            <text:p>", "b2" : "</text:p>
          </table:table-cell>
          <table:table-cell table:formula="of:=[Sheet1.G294]" office:value-type="float" office:value="19524">
            <text:p>19524</text:p>
          </table:table-cell>
          <table:table-cell office:value-type="string">
            <text:p>", "historic" : "</text:p>
          </table:table-cell>
          <table:table-cell table:formula="of:=[Sheet1.C294]" office:value-type="float" office:value="19524">
            <text:p>1952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4]+1" office:value-type="float" office:value="295">
            <text:p>295</text:p>
          </table:table-cell>
          <table:table-cell office:value-type="string">
            <text:p>" }, "year" : "</text:p>
          </table:table-cell>
          <table:table-cell table:formula="of:=RIGHT([Sheet1.A295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8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295]" office:value-type="float" office:value="3972">
            <text:p>3972</text:p>
          </table:table-cell>
          <table:table-cell office:value-type="string">
            <text:p>", "a2" : "</text:p>
          </table:table-cell>
          <table:table-cell table:formula="of:=[Sheet1.E295]" office:value-type="float" office:value="3972">
            <text:p>3972</text:p>
          </table:table-cell>
          <table:table-cell office:value-type="string">
            <text:p>", "b1" : "</text:p>
          </table:table-cell>
          <table:table-cell table:formula="of:=[Sheet1.F295]" office:value-type="float" office:value="3972">
            <text:p>3972</text:p>
          </table:table-cell>
          <table:table-cell office:value-type="string">
            <text:p>", "b2" : "</text:p>
          </table:table-cell>
          <table:table-cell table:formula="of:=[Sheet1.G295]" office:value-type="float" office:value="3972">
            <text:p>3972</text:p>
          </table:table-cell>
          <table:table-cell office:value-type="string">
            <text:p>", "historic" : "</text:p>
          </table:table-cell>
          <table:table-cell table:formula="of:=[Sheet1.C295]" office:value-type="float" office:value="3972">
            <text:p>397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5]+1" office:value-type="float" office:value="296">
            <text:p>296</text:p>
          </table:table-cell>
          <table:table-cell office:value-type="string">
            <text:p>" }, "year" : "</text:p>
          </table:table-cell>
          <table:table-cell table:formula="of:=RIGHT([Sheet1.A296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8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296]" office:value-type="float" office:value="3967">
            <text:p>3967</text:p>
          </table:table-cell>
          <table:table-cell office:value-type="string">
            <text:p>", "a2" : "</text:p>
          </table:table-cell>
          <table:table-cell table:formula="of:=[Sheet1.E296]" office:value-type="float" office:value="3967">
            <text:p>3967</text:p>
          </table:table-cell>
          <table:table-cell office:value-type="string">
            <text:p>", "b1" : "</text:p>
          </table:table-cell>
          <table:table-cell table:formula="of:=[Sheet1.F296]" office:value-type="float" office:value="3967">
            <text:p>3967</text:p>
          </table:table-cell>
          <table:table-cell office:value-type="string">
            <text:p>", "b2" : "</text:p>
          </table:table-cell>
          <table:table-cell table:formula="of:=[Sheet1.G296]" office:value-type="float" office:value="3967">
            <text:p>3967</text:p>
          </table:table-cell>
          <table:table-cell office:value-type="string">
            <text:p>", "historic" : "</text:p>
          </table:table-cell>
          <table:table-cell table:formula="of:=[Sheet1.C296]" office:value-type="float" office:value="3967">
            <text:p>396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6]+1" office:value-type="float" office:value="297">
            <text:p>297</text:p>
          </table:table-cell>
          <table:table-cell office:value-type="string">
            <text:p>" }, "year" : "</text:p>
          </table:table-cell>
          <table:table-cell table:formula="of:=RIGHT([Sheet1.A297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8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297]" office:value-type="float" office:value="3080">
            <text:p>3080</text:p>
          </table:table-cell>
          <table:table-cell office:value-type="string">
            <text:p>", "a2" : "</text:p>
          </table:table-cell>
          <table:table-cell table:formula="of:=[Sheet1.E297]" office:value-type="float" office:value="3080">
            <text:p>3080</text:p>
          </table:table-cell>
          <table:table-cell office:value-type="string">
            <text:p>", "b1" : "</text:p>
          </table:table-cell>
          <table:table-cell table:formula="of:=[Sheet1.F297]" office:value-type="float" office:value="3080">
            <text:p>3080</text:p>
          </table:table-cell>
          <table:table-cell office:value-type="string">
            <text:p>", "b2" : "</text:p>
          </table:table-cell>
          <table:table-cell table:formula="of:=[Sheet1.G297]" office:value-type="float" office:value="3080">
            <text:p>3080</text:p>
          </table:table-cell>
          <table:table-cell office:value-type="string">
            <text:p>", "historic" : "</text:p>
          </table:table-cell>
          <table:table-cell table:formula="of:=[Sheet1.C297]" office:value-type="float" office:value="3080">
            <text:p>308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7]+1" office:value-type="float" office:value="298">
            <text:p>298</text:p>
          </table:table-cell>
          <table:table-cell office:value-type="string">
            <text:p>" }, "year" : "</text:p>
          </table:table-cell>
          <table:table-cell table:formula="of:=RIGHT([Sheet1.A298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8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298]" office:value-type="float" office:value="31431">
            <text:p>31431</text:p>
          </table:table-cell>
          <table:table-cell office:value-type="string">
            <text:p>", "a2" : "</text:p>
          </table:table-cell>
          <table:table-cell table:formula="of:=[Sheet1.E298]" office:value-type="float" office:value="31431">
            <text:p>31431</text:p>
          </table:table-cell>
          <table:table-cell office:value-type="string">
            <text:p>", "b1" : "</text:p>
          </table:table-cell>
          <table:table-cell table:formula="of:=[Sheet1.F298]" office:value-type="float" office:value="31431">
            <text:p>31431</text:p>
          </table:table-cell>
          <table:table-cell office:value-type="string">
            <text:p>", "b2" : "</text:p>
          </table:table-cell>
          <table:table-cell table:formula="of:=[Sheet1.G298]" office:value-type="float" office:value="31431">
            <text:p>31431</text:p>
          </table:table-cell>
          <table:table-cell office:value-type="string">
            <text:p>", "historic" : "</text:p>
          </table:table-cell>
          <table:table-cell table:formula="of:=[Sheet1.C298]" office:value-type="float" office:value="31431">
            <text:p>3143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8]+1" office:value-type="float" office:value="299">
            <text:p>299</text:p>
          </table:table-cell>
          <table:table-cell office:value-type="string">
            <text:p>" }, "year" : "</text:p>
          </table:table-cell>
          <table:table-cell table:formula="of:=RIGHT([Sheet1.A299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8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299]" office:value-type="float" office:value="29784">
            <text:p>29784</text:p>
          </table:table-cell>
          <table:table-cell office:value-type="string">
            <text:p>", "a2" : "</text:p>
          </table:table-cell>
          <table:table-cell table:formula="of:=[Sheet1.E299]" office:value-type="float" office:value="29784">
            <text:p>29784</text:p>
          </table:table-cell>
          <table:table-cell office:value-type="string">
            <text:p>", "b1" : "</text:p>
          </table:table-cell>
          <table:table-cell table:formula="of:=[Sheet1.F299]" office:value-type="float" office:value="29784">
            <text:p>29784</text:p>
          </table:table-cell>
          <table:table-cell office:value-type="string">
            <text:p>", "b2" : "</text:p>
          </table:table-cell>
          <table:table-cell table:formula="of:=[Sheet1.G299]" office:value-type="float" office:value="29784">
            <text:p>29784</text:p>
          </table:table-cell>
          <table:table-cell office:value-type="string">
            <text:p>", "historic" : "</text:p>
          </table:table-cell>
          <table:table-cell table:formula="of:=[Sheet1.C299]" office:value-type="float" office:value="29784">
            <text:p>2978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299]+1" office:value-type="float" office:value="300">
            <text:p>300</text:p>
          </table:table-cell>
          <table:table-cell office:value-type="string">
            <text:p>" }, "year" : "</text:p>
          </table:table-cell>
          <table:table-cell table:formula="of:=RIGHT([Sheet1.A300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9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00]" office:value-type="float" office:value="2062">
            <text:p>2062</text:p>
          </table:table-cell>
          <table:table-cell office:value-type="string">
            <text:p>", "a2" : "</text:p>
          </table:table-cell>
          <table:table-cell table:formula="of:=[Sheet1.E300]" office:value-type="float" office:value="2062">
            <text:p>2062</text:p>
          </table:table-cell>
          <table:table-cell office:value-type="string">
            <text:p>", "b1" : "</text:p>
          </table:table-cell>
          <table:table-cell table:formula="of:=[Sheet1.F300]" office:value-type="float" office:value="2062">
            <text:p>2062</text:p>
          </table:table-cell>
          <table:table-cell office:value-type="string">
            <text:p>", "b2" : "</text:p>
          </table:table-cell>
          <table:table-cell table:formula="of:=[Sheet1.G300]" office:value-type="float" office:value="2062">
            <text:p>2062</text:p>
          </table:table-cell>
          <table:table-cell office:value-type="string">
            <text:p>", "historic" : "</text:p>
          </table:table-cell>
          <table:table-cell table:formula="of:=[Sheet1.C300]" office:value-type="float" office:value="2062">
            <text:p>206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0]+1" office:value-type="float" office:value="301">
            <text:p>301</text:p>
          </table:table-cell>
          <table:table-cell office:value-type="string">
            <text:p>" }, "year" : "</text:p>
          </table:table-cell>
          <table:table-cell table:formula="of:=RIGHT([Sheet1.A301];4)" office:value-type="string" office:string-value="1990">
            <text:p>1990</text:p>
          </table:table-cell>
          <table:table-cell office:value-type="string">
            <text:p>", "continent" : "</text:p>
          </table:table-cell>
          <table:table-cell table:formula="of:=[.F29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01]" office:value-type="float" office:value="409">
            <text:p>409</text:p>
          </table:table-cell>
          <table:table-cell office:value-type="string">
            <text:p>", "a2" : "</text:p>
          </table:table-cell>
          <table:table-cell table:formula="of:=[Sheet1.E301]" office:value-type="float" office:value="409">
            <text:p>409</text:p>
          </table:table-cell>
          <table:table-cell office:value-type="string">
            <text:p>", "b1" : "</text:p>
          </table:table-cell>
          <table:table-cell table:formula="of:=[Sheet1.F301]" office:value-type="float" office:value="409">
            <text:p>409</text:p>
          </table:table-cell>
          <table:table-cell office:value-type="string">
            <text:p>", "b2" : "</text:p>
          </table:table-cell>
          <table:table-cell table:formula="of:=[Sheet1.G301]" office:value-type="float" office:value="409">
            <text:p>409</text:p>
          </table:table-cell>
          <table:table-cell office:value-type="string">
            <text:p>", "historic" : "</text:p>
          </table:table-cell>
          <table:table-cell table:formula="of:=[Sheet1.C301]" office:value-type="float" office:value="409">
            <text:p>40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1]+1" office:value-type="float" office:value="302">
            <text:p>302</text:p>
          </table:table-cell>
          <table:table-cell office:value-type="string">
            <text:p>" }, "year" : "</text:p>
          </table:table-cell>
          <table:table-cell table:formula="of:=RIGHT([Sheet1.A302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29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02]" office:value-type="float" office:value="859">
            <text:p>859</text:p>
          </table:table-cell>
          <table:table-cell office:value-type="string">
            <text:p>", "a2" : "</text:p>
          </table:table-cell>
          <table:table-cell table:formula="of:=[Sheet1.E302]" office:value-type="float" office:value="853">
            <text:p>853</text:p>
          </table:table-cell>
          <table:table-cell office:value-type="string">
            <text:p>", "b1" : "</text:p>
          </table:table-cell>
          <table:table-cell table:formula="of:=[Sheet1.F302]" office:value-type="float" office:value="825">
            <text:p>825</text:p>
          </table:table-cell>
          <table:table-cell office:value-type="string">
            <text:p>", "b2" : "</text:p>
          </table:table-cell>
          <table:table-cell table:formula="of:=[Sheet1.G302]" office:value-type="float" office:value="850">
            <text:p>850</text:p>
          </table:table-cell>
          <table:table-cell office:value-type="string">
            <text:p>", "historic" : "</text:p>
          </table:table-cell>
          <table:table-cell table:formula="of:=[Sheet1.C302]" office:value-type="float" office:value="836">
            <text:p>83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2]+1" office:value-type="float" office:value="303">
            <text:p>303</text:p>
          </table:table-cell>
          <table:table-cell office:value-type="string">
            <text:p>" }, "year" : "</text:p>
          </table:table-cell>
          <table:table-cell table:formula="of:=RIGHT([Sheet1.A303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29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03]" office:value-type="float" office:value="488">
            <text:p>488</text:p>
          </table:table-cell>
          <table:table-cell office:value-type="string">
            <text:p>", "a2" : "</text:p>
          </table:table-cell>
          <table:table-cell table:formula="of:=[Sheet1.E303]" office:value-type="float" office:value="474">
            <text:p>474</text:p>
          </table:table-cell>
          <table:table-cell office:value-type="string">
            <text:p>", "b1" : "</text:p>
          </table:table-cell>
          <table:table-cell table:formula="of:=[Sheet1.F303]" office:value-type="float" office:value="504">
            <text:p>504</text:p>
          </table:table-cell>
          <table:table-cell office:value-type="string">
            <text:p>", "b2" : "</text:p>
          </table:table-cell>
          <table:table-cell table:formula="of:=[Sheet1.G303]" office:value-type="float" office:value="509">
            <text:p>509</text:p>
          </table:table-cell>
          <table:table-cell office:value-type="string">
            <text:p>", "historic" : "</text:p>
          </table:table-cell>
          <table:table-cell table:formula="of:=[Sheet1.C303]" office:value-type="float" office:value="484">
            <text:p>48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3]+1" office:value-type="float" office:value="304">
            <text:p>304</text:p>
          </table:table-cell>
          <table:table-cell office:value-type="string">
            <text:p>" }, "year" : "</text:p>
          </table:table-cell>
          <table:table-cell table:formula="of:=RIGHT([Sheet1.A304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29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04]" office:value-type="float" office:value="19842">
            <text:p>19842</text:p>
          </table:table-cell>
          <table:table-cell office:value-type="string">
            <text:p>", "a2" : "</text:p>
          </table:table-cell>
          <table:table-cell table:formula="of:=[Sheet1.E304]" office:value-type="float" office:value="19808">
            <text:p>19808</text:p>
          </table:table-cell>
          <table:table-cell office:value-type="string">
            <text:p>", "b1" : "</text:p>
          </table:table-cell>
          <table:table-cell table:formula="of:=[Sheet1.F304]" office:value-type="float" office:value="19641">
            <text:p>19641</text:p>
          </table:table-cell>
          <table:table-cell office:value-type="string">
            <text:p>", "b2" : "</text:p>
          </table:table-cell>
          <table:table-cell table:formula="of:=[Sheet1.G304]" office:value-type="float" office:value="19882">
            <text:p>19882</text:p>
          </table:table-cell>
          <table:table-cell office:value-type="string">
            <text:p>", "historic" : "</text:p>
          </table:table-cell>
          <table:table-cell table:formula="of:=[Sheet1.C304]" office:value-type="float" office:value="19630">
            <text:p>1963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4]+1" office:value-type="float" office:value="305">
            <text:p>305</text:p>
          </table:table-cell>
          <table:table-cell office:value-type="string">
            <text:p>" }, "year" : "</text:p>
          </table:table-cell>
          <table:table-cell table:formula="of:=RIGHT([Sheet1.A305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29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05]" office:value-type="float" office:value="3872">
            <text:p>3872</text:p>
          </table:table-cell>
          <table:table-cell office:value-type="string">
            <text:p>", "a2" : "</text:p>
          </table:table-cell>
          <table:table-cell table:formula="of:=[Sheet1.E305]" office:value-type="float" office:value="3825">
            <text:p>3825</text:p>
          </table:table-cell>
          <table:table-cell office:value-type="string">
            <text:p>", "b1" : "</text:p>
          </table:table-cell>
          <table:table-cell table:formula="of:=[Sheet1.F305]" office:value-type="float" office:value="3644">
            <text:p>3644</text:p>
          </table:table-cell>
          <table:table-cell office:value-type="string">
            <text:p>", "b2" : "</text:p>
          </table:table-cell>
          <table:table-cell table:formula="of:=[Sheet1.G305]" office:value-type="float" office:value="3892">
            <text:p>3892</text:p>
          </table:table-cell>
          <table:table-cell office:value-type="string">
            <text:p>", "historic" : "</text:p>
          </table:table-cell>
          <table:table-cell table:formula="of:=[Sheet1.C305]" office:value-type="float" office:value="3722">
            <text:p>372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5]+1" office:value-type="float" office:value="306">
            <text:p>306</text:p>
          </table:table-cell>
          <table:table-cell office:value-type="string">
            <text:p>" }, "year" : "</text:p>
          </table:table-cell>
          <table:table-cell table:formula="of:=RIGHT([Sheet1.A306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29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06]" office:value-type="float" office:value="4030">
            <text:p>4030</text:p>
          </table:table-cell>
          <table:table-cell office:value-type="string">
            <text:p>", "a2" : "</text:p>
          </table:table-cell>
          <table:table-cell table:formula="of:=[Sheet1.E306]" office:value-type="float" office:value="4041">
            <text:p>4041</text:p>
          </table:table-cell>
          <table:table-cell office:value-type="string">
            <text:p>", "b1" : "</text:p>
          </table:table-cell>
          <table:table-cell table:formula="of:=[Sheet1.F306]" office:value-type="float" office:value="3990">
            <text:p>3990</text:p>
          </table:table-cell>
          <table:table-cell office:value-type="string">
            <text:p>", "b2" : "</text:p>
          </table:table-cell>
          <table:table-cell table:formula="of:=[Sheet1.G306]" office:value-type="float" office:value="4061">
            <text:p>4061</text:p>
          </table:table-cell>
          <table:table-cell office:value-type="string">
            <text:p>", "historic" : "</text:p>
          </table:table-cell>
          <table:table-cell table:formula="of:=[Sheet1.C306]" office:value-type="float" office:value="4041">
            <text:p>404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6]+1" office:value-type="float" office:value="307">
            <text:p>307</text:p>
          </table:table-cell>
          <table:table-cell office:value-type="string">
            <text:p>" }, "year" : "</text:p>
          </table:table-cell>
          <table:table-cell table:formula="of:=RIGHT([Sheet1.A307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29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07]" office:value-type="float" office:value="3122">
            <text:p>3122</text:p>
          </table:table-cell>
          <table:table-cell office:value-type="string">
            <text:p>", "a2" : "</text:p>
          </table:table-cell>
          <table:table-cell table:formula="of:=[Sheet1.E307]" office:value-type="float" office:value="3138">
            <text:p>3138</text:p>
          </table:table-cell>
          <table:table-cell office:value-type="string">
            <text:p>", "b1" : "</text:p>
          </table:table-cell>
          <table:table-cell table:formula="of:=[Sheet1.F307]" office:value-type="float" office:value="3039">
            <text:p>3039</text:p>
          </table:table-cell>
          <table:table-cell office:value-type="string">
            <text:p>", "b2" : "</text:p>
          </table:table-cell>
          <table:table-cell table:formula="of:=[Sheet1.G307]" office:value-type="float" office:value="3099">
            <text:p>3099</text:p>
          </table:table-cell>
          <table:table-cell office:value-type="string">
            <text:p>", "historic" : "</text:p>
          </table:table-cell>
          <table:table-cell table:formula="of:=[Sheet1.C307]" office:value-type="float" office:value="3139">
            <text:p>313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7]+1" office:value-type="float" office:value="308">
            <text:p>308</text:p>
          </table:table-cell>
          <table:table-cell office:value-type="string">
            <text:p>" }, "year" : "</text:p>
          </table:table-cell>
          <table:table-cell table:formula="of:=RIGHT([Sheet1.A308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29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08]" office:value-type="float" office:value="32048">
            <text:p>32048</text:p>
          </table:table-cell>
          <table:table-cell office:value-type="string">
            <text:p>", "a2" : "</text:p>
          </table:table-cell>
          <table:table-cell table:formula="of:=[Sheet1.E308]" office:value-type="float" office:value="32033">
            <text:p>32033</text:p>
          </table:table-cell>
          <table:table-cell office:value-type="string">
            <text:p>", "b1" : "</text:p>
          </table:table-cell>
          <table:table-cell table:formula="of:=[Sheet1.F308]" office:value-type="float" office:value="31810">
            <text:p>31810</text:p>
          </table:table-cell>
          <table:table-cell office:value-type="string">
            <text:p>", "b2" : "</text:p>
          </table:table-cell>
          <table:table-cell table:formula="of:=[Sheet1.G308]" office:value-type="float" office:value="32184">
            <text:p>32184</text:p>
          </table:table-cell>
          <table:table-cell office:value-type="string">
            <text:p>", "historic" : "</text:p>
          </table:table-cell>
          <table:table-cell table:formula="of:=[Sheet1.C308]" office:value-type="float" office:value="30883">
            <text:p>3088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8]+1" office:value-type="float" office:value="309">
            <text:p>309</text:p>
          </table:table-cell>
          <table:table-cell office:value-type="string">
            <text:p>" }, "year" : "</text:p>
          </table:table-cell>
          <table:table-cell table:formula="of:=RIGHT([Sheet1.A309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29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09]" office:value-type="float" office:value="30221">
            <text:p>30221</text:p>
          </table:table-cell>
          <table:table-cell office:value-type="string">
            <text:p>", "a2" : "</text:p>
          </table:table-cell>
          <table:table-cell table:formula="of:=[Sheet1.E309]" office:value-type="float" office:value="30342">
            <text:p>30342</text:p>
          </table:table-cell>
          <table:table-cell office:value-type="string">
            <text:p>", "b1" : "</text:p>
          </table:table-cell>
          <table:table-cell table:formula="of:=[Sheet1.F309]" office:value-type="float" office:value="30136">
            <text:p>30136</text:p>
          </table:table-cell>
          <table:table-cell office:value-type="string">
            <text:p>", "b2" : "</text:p>
          </table:table-cell>
          <table:table-cell table:formula="of:=[Sheet1.G309]" office:value-type="float" office:value="30319">
            <text:p>30319</text:p>
          </table:table-cell>
          <table:table-cell office:value-type="string">
            <text:p>", "historic" : "</text:p>
          </table:table-cell>
          <table:table-cell table:formula="of:=[Sheet1.C309]" office:value-type="float" office:value="30507">
            <text:p>3050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09]+1" office:value-type="float" office:value="310">
            <text:p>310</text:p>
          </table:table-cell>
          <table:table-cell office:value-type="string">
            <text:p>" }, "year" : "</text:p>
          </table:table-cell>
          <table:table-cell table:formula="of:=RIGHT([Sheet1.A310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30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10]" office:value-type="float" office:value="2150">
            <text:p>2150</text:p>
          </table:table-cell>
          <table:table-cell office:value-type="string">
            <text:p>", "a2" : "</text:p>
          </table:table-cell>
          <table:table-cell table:formula="of:=[Sheet1.E310]" office:value-type="float" office:value="2145">
            <text:p>2145</text:p>
          </table:table-cell>
          <table:table-cell office:value-type="string">
            <text:p>", "b1" : "</text:p>
          </table:table-cell>
          <table:table-cell table:formula="of:=[Sheet1.F310]" office:value-type="float" office:value="2227">
            <text:p>2227</text:p>
          </table:table-cell>
          <table:table-cell office:value-type="string">
            <text:p>", "b2" : "</text:p>
          </table:table-cell>
          <table:table-cell table:formula="of:=[Sheet1.G310]" office:value-type="float" office:value="2250">
            <text:p>2250</text:p>
          </table:table-cell>
          <table:table-cell office:value-type="string">
            <text:p>", "historic" : "</text:p>
          </table:table-cell>
          <table:table-cell table:formula="of:=[Sheet1.C310]" office:value-type="float" office:value="2195">
            <text:p>219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0]+1" office:value-type="float" office:value="311">
            <text:p>311</text:p>
          </table:table-cell>
          <table:table-cell office:value-type="string">
            <text:p>" }, "year" : "</text:p>
          </table:table-cell>
          <table:table-cell table:formula="of:=RIGHT([Sheet1.A311];4)" office:value-type="string" office:string-value="1991">
            <text:p>1991</text:p>
          </table:table-cell>
          <table:table-cell office:value-type="string">
            <text:p>", "continent" : "</text:p>
          </table:table-cell>
          <table:table-cell table:formula="of:=[.F30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11]" office:value-type="float" office:value="423">
            <text:p>423</text:p>
          </table:table-cell>
          <table:table-cell office:value-type="string">
            <text:p>", "a2" : "</text:p>
          </table:table-cell>
          <table:table-cell table:formula="of:=[Sheet1.E311]" office:value-type="float" office:value="422">
            <text:p>422</text:p>
          </table:table-cell>
          <table:table-cell office:value-type="string">
            <text:p>", "b1" : "</text:p>
          </table:table-cell>
          <table:table-cell table:formula="of:=[Sheet1.F311]" office:value-type="float" office:value="422">
            <text:p>422</text:p>
          </table:table-cell>
          <table:table-cell office:value-type="string">
            <text:p>", "b2" : "</text:p>
          </table:table-cell>
          <table:table-cell table:formula="of:=[Sheet1.G311]" office:value-type="float" office:value="413">
            <text:p>413</text:p>
          </table:table-cell>
          <table:table-cell office:value-type="string">
            <text:p>", "historic" : "</text:p>
          </table:table-cell>
          <table:table-cell table:formula="of:=[Sheet1.C311]" office:value-type="float" office:value="408">
            <text:p>40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1]+1" office:value-type="float" office:value="312">
            <text:p>312</text:p>
          </table:table-cell>
          <table:table-cell office:value-type="string">
            <text:p>" }, "year" : "</text:p>
          </table:table-cell>
          <table:table-cell table:formula="of:=RIGHT([Sheet1.A312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0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12]" office:value-type="float" office:value="867">
            <text:p>867</text:p>
          </table:table-cell>
          <table:table-cell office:value-type="string">
            <text:p>", "a2" : "</text:p>
          </table:table-cell>
          <table:table-cell table:formula="of:=[Sheet1.E312]" office:value-type="float" office:value="856">
            <text:p>856</text:p>
          </table:table-cell>
          <table:table-cell office:value-type="string">
            <text:p>", "b1" : "</text:p>
          </table:table-cell>
          <table:table-cell table:formula="of:=[Sheet1.F312]" office:value-type="float" office:value="801">
            <text:p>801</text:p>
          </table:table-cell>
          <table:table-cell office:value-type="string">
            <text:p>", "b2" : "</text:p>
          </table:table-cell>
          <table:table-cell table:formula="of:=[Sheet1.G312]" office:value-type="float" office:value="850">
            <text:p>850</text:p>
          </table:table-cell>
          <table:table-cell office:value-type="string">
            <text:p>", "historic" : "</text:p>
          </table:table-cell>
          <table:table-cell table:formula="of:=[Sheet1.C312]" office:value-type="float" office:value="809">
            <text:p>80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2]+1" office:value-type="float" office:value="313">
            <text:p>313</text:p>
          </table:table-cell>
          <table:table-cell office:value-type="string">
            <text:p>" }, "year" : "</text:p>
          </table:table-cell>
          <table:table-cell table:formula="of:=RIGHT([Sheet1.A313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0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13]" office:value-type="float" office:value="524">
            <text:p>524</text:p>
          </table:table-cell>
          <table:table-cell office:value-type="string">
            <text:p>", "a2" : "</text:p>
          </table:table-cell>
          <table:table-cell table:formula="of:=[Sheet1.E313]" office:value-type="float" office:value="497">
            <text:p>497</text:p>
          </table:table-cell>
          <table:table-cell office:value-type="string">
            <text:p>", "b1" : "</text:p>
          </table:table-cell>
          <table:table-cell table:formula="of:=[Sheet1.F313]" office:value-type="float" office:value="556">
            <text:p>556</text:p>
          </table:table-cell>
          <table:table-cell office:value-type="string">
            <text:p>", "b2" : "</text:p>
          </table:table-cell>
          <table:table-cell table:formula="of:=[Sheet1.G313]" office:value-type="float" office:value="566">
            <text:p>566</text:p>
          </table:table-cell>
          <table:table-cell office:value-type="string">
            <text:p>", "historic" : "</text:p>
          </table:table-cell>
          <table:table-cell table:formula="of:=[Sheet1.C313]" office:value-type="float" office:value="544">
            <text:p>54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3]+1" office:value-type="float" office:value="314">
            <text:p>314</text:p>
          </table:table-cell>
          <table:table-cell office:value-type="string">
            <text:p>" }, "year" : "</text:p>
          </table:table-cell>
          <table:table-cell table:formula="of:=RIGHT([Sheet1.A314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0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14]" office:value-type="float" office:value="20157">
            <text:p>20157</text:p>
          </table:table-cell>
          <table:table-cell office:value-type="string">
            <text:p>", "a2" : "</text:p>
          </table:table-cell>
          <table:table-cell table:formula="of:=[Sheet1.E314]" office:value-type="float" office:value="20089">
            <text:p>20089</text:p>
          </table:table-cell>
          <table:table-cell office:value-type="string">
            <text:p>", "b1" : "</text:p>
          </table:table-cell>
          <table:table-cell table:formula="of:=[Sheet1.F314]" office:value-type="float" office:value="19756">
            <text:p>19756</text:p>
          </table:table-cell>
          <table:table-cell office:value-type="string">
            <text:p>", "b2" : "</text:p>
          </table:table-cell>
          <table:table-cell table:formula="of:=[Sheet1.G314]" office:value-type="float" office:value="20237">
            <text:p>20237</text:p>
          </table:table-cell>
          <table:table-cell office:value-type="string">
            <text:p>", "historic" : "</text:p>
          </table:table-cell>
          <table:table-cell table:formula="of:=[Sheet1.C314]" office:value-type="float" office:value="19735">
            <text:p>1973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4]+1" office:value-type="float" office:value="315">
            <text:p>315</text:p>
          </table:table-cell>
          <table:table-cell office:value-type="string">
            <text:p>" }, "year" : "</text:p>
          </table:table-cell>
          <table:table-cell table:formula="of:=RIGHT([Sheet1.A315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0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15]" office:value-type="float" office:value="3772">
            <text:p>3772</text:p>
          </table:table-cell>
          <table:table-cell office:value-type="string">
            <text:p>", "a2" : "</text:p>
          </table:table-cell>
          <table:table-cell table:formula="of:=[Sheet1.E315]" office:value-type="float" office:value="3680">
            <text:p>3680</text:p>
          </table:table-cell>
          <table:table-cell office:value-type="string">
            <text:p>", "b1" : "</text:p>
          </table:table-cell>
          <table:table-cell table:formula="of:=[Sheet1.F315]" office:value-type="float" office:value="3317">
            <text:p>3317</text:p>
          </table:table-cell>
          <table:table-cell office:value-type="string">
            <text:p>", "b2" : "</text:p>
          </table:table-cell>
          <table:table-cell table:formula="of:=[Sheet1.G315]" office:value-type="float" office:value="3813">
            <text:p>3813</text:p>
          </table:table-cell>
          <table:table-cell office:value-type="string">
            <text:p>", "historic" : "</text:p>
          </table:table-cell>
          <table:table-cell table:formula="of:=[Sheet1.C315]" office:value-type="float" office:value="3190">
            <text:p>319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5]+1" office:value-type="float" office:value="316">
            <text:p>316</text:p>
          </table:table-cell>
          <table:table-cell office:value-type="string">
            <text:p>" }, "year" : "</text:p>
          </table:table-cell>
          <table:table-cell table:formula="of:=RIGHT([Sheet1.A316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0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16]" office:value-type="float" office:value="4091">
            <text:p>4091</text:p>
          </table:table-cell>
          <table:table-cell office:value-type="string">
            <text:p>", "a2" : "</text:p>
          </table:table-cell>
          <table:table-cell table:formula="of:=[Sheet1.E316]" office:value-type="float" office:value="4113">
            <text:p>4113</text:p>
          </table:table-cell>
          <table:table-cell office:value-type="string">
            <text:p>", "b1" : "</text:p>
          </table:table-cell>
          <table:table-cell table:formula="of:=[Sheet1.F316]" office:value-type="float" office:value="4012">
            <text:p>4012</text:p>
          </table:table-cell>
          <table:table-cell office:value-type="string">
            <text:p>", "b2" : "</text:p>
          </table:table-cell>
          <table:table-cell table:formula="of:=[Sheet1.G316]" office:value-type="float" office:value="4151">
            <text:p>4151</text:p>
          </table:table-cell>
          <table:table-cell office:value-type="string">
            <text:p>", "historic" : "</text:p>
          </table:table-cell>
          <table:table-cell table:formula="of:=[Sheet1.C316]" office:value-type="float" office:value="4088">
            <text:p>408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6]+1" office:value-type="float" office:value="317">
            <text:p>317</text:p>
          </table:table-cell>
          <table:table-cell office:value-type="string">
            <text:p>" }, "year" : "</text:p>
          </table:table-cell>
          <table:table-cell table:formula="of:=RIGHT([Sheet1.A317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0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17]" office:value-type="float" office:value="3162">
            <text:p>3162</text:p>
          </table:table-cell>
          <table:table-cell office:value-type="string">
            <text:p>", "a2" : "</text:p>
          </table:table-cell>
          <table:table-cell table:formula="of:=[Sheet1.E317]" office:value-type="float" office:value="3193">
            <text:p>3193</text:p>
          </table:table-cell>
          <table:table-cell office:value-type="string">
            <text:p>", "b1" : "</text:p>
          </table:table-cell>
          <table:table-cell table:formula="of:=[Sheet1.F317]" office:value-type="float" office:value="3000">
            <text:p>3000</text:p>
          </table:table-cell>
          <table:table-cell office:value-type="string">
            <text:p>", "b2" : "</text:p>
          </table:table-cell>
          <table:table-cell table:formula="of:=[Sheet1.G317]" office:value-type="float" office:value="3116">
            <text:p>3116</text:p>
          </table:table-cell>
          <table:table-cell office:value-type="string">
            <text:p>", "historic" : "</text:p>
          </table:table-cell>
          <table:table-cell table:formula="of:=[Sheet1.C317]" office:value-type="float" office:value="3199">
            <text:p>319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7]+1" office:value-type="float" office:value="318">
            <text:p>318</text:p>
          </table:table-cell>
          <table:table-cell office:value-type="string">
            <text:p>" }, "year" : "</text:p>
          </table:table-cell>
          <table:table-cell table:formula="of:=RIGHT([Sheet1.A318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0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18]" office:value-type="float" office:value="32656">
            <text:p>32656</text:p>
          </table:table-cell>
          <table:table-cell office:value-type="string">
            <text:p>", "a2" : "</text:p>
          </table:table-cell>
          <table:table-cell table:formula="of:=[Sheet1.E318]" office:value-type="float" office:value="32627">
            <text:p>32627</text:p>
          </table:table-cell>
          <table:table-cell office:value-type="string">
            <text:p>", "b1" : "</text:p>
          </table:table-cell>
          <table:table-cell table:formula="of:=[Sheet1.F318]" office:value-type="float" office:value="32183">
            <text:p>32183</text:p>
          </table:table-cell>
          <table:table-cell office:value-type="string">
            <text:p>", "b2" : "</text:p>
          </table:table-cell>
          <table:table-cell table:formula="of:=[Sheet1.G318]" office:value-type="float" office:value="32922">
            <text:p>32922</text:p>
          </table:table-cell>
          <table:table-cell office:value-type="string">
            <text:p>", "historic" : "</text:p>
          </table:table-cell>
          <table:table-cell table:formula="of:=[Sheet1.C318]" office:value-type="float" office:value="31435">
            <text:p>3143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8]+1" office:value-type="float" office:value="319">
            <text:p>319</text:p>
          </table:table-cell>
          <table:table-cell office:value-type="string">
            <text:p>" }, "year" : "</text:p>
          </table:table-cell>
          <table:table-cell table:formula="of:=RIGHT([Sheet1.A319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0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19]" office:value-type="float" office:value="30654">
            <text:p>30654</text:p>
          </table:table-cell>
          <table:table-cell office:value-type="string">
            <text:p>", "a2" : "</text:p>
          </table:table-cell>
          <table:table-cell table:formula="of:=[Sheet1.E319]" office:value-type="float" office:value="30895">
            <text:p>30895</text:p>
          </table:table-cell>
          <table:table-cell office:value-type="string">
            <text:p>", "b1" : "</text:p>
          </table:table-cell>
          <table:table-cell table:formula="of:=[Sheet1.F319]" office:value-type="float" office:value="30485">
            <text:p>30485</text:p>
          </table:table-cell>
          <table:table-cell office:value-type="string">
            <text:p>", "b2" : "</text:p>
          </table:table-cell>
          <table:table-cell table:formula="of:=[Sheet1.G319]" office:value-type="float" office:value="30850">
            <text:p>30850</text:p>
          </table:table-cell>
          <table:table-cell office:value-type="string">
            <text:p>", "historic" : "</text:p>
          </table:table-cell>
          <table:table-cell table:formula="of:=[Sheet1.C319]" office:value-type="float" office:value="30634">
            <text:p>3063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19]+1" office:value-type="float" office:value="320">
            <text:p>320</text:p>
          </table:table-cell>
          <table:table-cell office:value-type="string">
            <text:p>" }, "year" : "</text:p>
          </table:table-cell>
          <table:table-cell table:formula="of:=RIGHT([Sheet1.A320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1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20]" office:value-type="float" office:value="2237">
            <text:p>2237</text:p>
          </table:table-cell>
          <table:table-cell office:value-type="string">
            <text:p>", "a2" : "</text:p>
          </table:table-cell>
          <table:table-cell table:formula="of:=[Sheet1.E320]" office:value-type="float" office:value="2228">
            <text:p>2228</text:p>
          </table:table-cell>
          <table:table-cell office:value-type="string">
            <text:p>", "b1" : "</text:p>
          </table:table-cell>
          <table:table-cell table:formula="of:=[Sheet1.F320]" office:value-type="float" office:value="2390">
            <text:p>2390</text:p>
          </table:table-cell>
          <table:table-cell office:value-type="string">
            <text:p>", "b2" : "</text:p>
          </table:table-cell>
          <table:table-cell table:formula="of:=[Sheet1.G320]" office:value-type="float" office:value="2431">
            <text:p>2431</text:p>
          </table:table-cell>
          <table:table-cell office:value-type="string">
            <text:p>", "historic" : "</text:p>
          </table:table-cell>
          <table:table-cell table:formula="of:=[Sheet1.C320]" office:value-type="float" office:value="2294">
            <text:p>229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0]+1" office:value-type="float" office:value="321">
            <text:p>321</text:p>
          </table:table-cell>
          <table:table-cell office:value-type="string">
            <text:p>" }, "year" : "</text:p>
          </table:table-cell>
          <table:table-cell table:formula="of:=RIGHT([Sheet1.A321];4)" office:value-type="string" office:string-value="1992">
            <text:p>1992</text:p>
          </table:table-cell>
          <table:table-cell office:value-type="string">
            <text:p>", "continent" : "</text:p>
          </table:table-cell>
          <table:table-cell table:formula="of:=[.F31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21]" office:value-type="float" office:value="435">
            <text:p>435</text:p>
          </table:table-cell>
          <table:table-cell office:value-type="string">
            <text:p>", "a2" : "</text:p>
          </table:table-cell>
          <table:table-cell table:formula="of:=[Sheet1.E321]" office:value-type="float" office:value="434">
            <text:p>434</text:p>
          </table:table-cell>
          <table:table-cell office:value-type="string">
            <text:p>", "b1" : "</text:p>
          </table:table-cell>
          <table:table-cell table:formula="of:=[Sheet1.F321]" office:value-type="float" office:value="434">
            <text:p>434</text:p>
          </table:table-cell>
          <table:table-cell office:value-type="string">
            <text:p>", "b2" : "</text:p>
          </table:table-cell>
          <table:table-cell table:formula="of:=[Sheet1.G321]" office:value-type="float" office:value="416">
            <text:p>416</text:p>
          </table:table-cell>
          <table:table-cell office:value-type="string">
            <text:p>", "historic" : "</text:p>
          </table:table-cell>
          <table:table-cell table:formula="of:=[Sheet1.C321]" office:value-type="float" office:value="423">
            <text:p>42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1]+1" office:value-type="float" office:value="322">
            <text:p>322</text:p>
          </table:table-cell>
          <table:table-cell office:value-type="string">
            <text:p>" }, "year" : "</text:p>
          </table:table-cell>
          <table:table-cell table:formula="of:=RIGHT([Sheet1.A322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1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22]" office:value-type="float" office:value="875">
            <text:p>875</text:p>
          </table:table-cell>
          <table:table-cell office:value-type="string">
            <text:p>", "a2" : "</text:p>
          </table:table-cell>
          <table:table-cell table:formula="of:=[Sheet1.E322]" office:value-type="float" office:value="859">
            <text:p>859</text:p>
          </table:table-cell>
          <table:table-cell office:value-type="string">
            <text:p>", "b1" : "</text:p>
          </table:table-cell>
          <table:table-cell table:formula="of:=[Sheet1.F322]" office:value-type="float" office:value="778">
            <text:p>778</text:p>
          </table:table-cell>
          <table:table-cell office:value-type="string">
            <text:p>", "b2" : "</text:p>
          </table:table-cell>
          <table:table-cell table:formula="of:=[Sheet1.G322]" office:value-type="float" office:value="850">
            <text:p>850</text:p>
          </table:table-cell>
          <table:table-cell office:value-type="string">
            <text:p>", "historic" : "</text:p>
          </table:table-cell>
          <table:table-cell table:formula="of:=[Sheet1.C322]" office:value-type="float" office:value="793">
            <text:p>79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2]+1" office:value-type="float" office:value="323">
            <text:p>323</text:p>
          </table:table-cell>
          <table:table-cell office:value-type="string">
            <text:p>" }, "year" : "</text:p>
          </table:table-cell>
          <table:table-cell table:formula="of:=RIGHT([Sheet1.A323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1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23]" office:value-type="float" office:value="559">
            <text:p>559</text:p>
          </table:table-cell>
          <table:table-cell office:value-type="string">
            <text:p>", "a2" : "</text:p>
          </table:table-cell>
          <table:table-cell table:formula="of:=[Sheet1.E323]" office:value-type="float" office:value="518">
            <text:p>518</text:p>
          </table:table-cell>
          <table:table-cell office:value-type="string">
            <text:p>", "b1" : "</text:p>
          </table:table-cell>
          <table:table-cell table:formula="of:=[Sheet1.F323]" office:value-type="float" office:value="606">
            <text:p>606</text:p>
          </table:table-cell>
          <table:table-cell office:value-type="string">
            <text:p>", "b2" : "</text:p>
          </table:table-cell>
          <table:table-cell table:formula="of:=[Sheet1.G323]" office:value-type="float" office:value="622">
            <text:p>622</text:p>
          </table:table-cell>
          <table:table-cell office:value-type="string">
            <text:p>", "historic" : "</text:p>
          </table:table-cell>
          <table:table-cell table:formula="of:=[Sheet1.C323]" office:value-type="float" office:value="612">
            <text:p>61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3]+1" office:value-type="float" office:value="324">
            <text:p>324</text:p>
          </table:table-cell>
          <table:table-cell office:value-type="string">
            <text:p>" }, "year" : "</text:p>
          </table:table-cell>
          <table:table-cell table:formula="of:=RIGHT([Sheet1.A324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1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24]" office:value-type="float" office:value="20470">
            <text:p>20470</text:p>
          </table:table-cell>
          <table:table-cell office:value-type="string">
            <text:p>", "a2" : "</text:p>
          </table:table-cell>
          <table:table-cell table:formula="of:=[Sheet1.E324]" office:value-type="float" office:value="20368">
            <text:p>20368</text:p>
          </table:table-cell>
          <table:table-cell office:value-type="string">
            <text:p>", "b1" : "</text:p>
          </table:table-cell>
          <table:table-cell table:formula="of:=[Sheet1.F324]" office:value-type="float" office:value="19871">
            <text:p>19871</text:p>
          </table:table-cell>
          <table:table-cell office:value-type="string">
            <text:p>", "b2" : "</text:p>
          </table:table-cell>
          <table:table-cell table:formula="of:=[Sheet1.G324]" office:value-type="float" office:value="20590">
            <text:p>20590</text:p>
          </table:table-cell>
          <table:table-cell office:value-type="string">
            <text:p>", "historic" : "</text:p>
          </table:table-cell>
          <table:table-cell table:formula="of:=[Sheet1.C324]" office:value-type="float" office:value="19643">
            <text:p>1964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4]+1" office:value-type="float" office:value="325">
            <text:p>325</text:p>
          </table:table-cell>
          <table:table-cell office:value-type="string">
            <text:p>" }, "year" : "</text:p>
          </table:table-cell>
          <table:table-cell table:formula="of:=RIGHT([Sheet1.A325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1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25]" office:value-type="float" office:value="3672">
            <text:p>3672</text:p>
          </table:table-cell>
          <table:table-cell office:value-type="string">
            <text:p>", "a2" : "</text:p>
          </table:table-cell>
          <table:table-cell table:formula="of:=[Sheet1.E325]" office:value-type="float" office:value="3534">
            <text:p>3534</text:p>
          </table:table-cell>
          <table:table-cell office:value-type="string">
            <text:p>", "b1" : "</text:p>
          </table:table-cell>
          <table:table-cell table:formula="of:=[Sheet1.F325]" office:value-type="float" office:value="2990">
            <text:p>2990</text:p>
          </table:table-cell>
          <table:table-cell office:value-type="string">
            <text:p>", "b2" : "</text:p>
          </table:table-cell>
          <table:table-cell table:formula="of:=[Sheet1.G325]" office:value-type="float" office:value="3735">
            <text:p>3735</text:p>
          </table:table-cell>
          <table:table-cell office:value-type="string">
            <text:p>", "historic" : "</text:p>
          </table:table-cell>
          <table:table-cell table:formula="of:=[Sheet1.C325]" office:value-type="float" office:value="2879">
            <text:p>287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5]+1" office:value-type="float" office:value="326">
            <text:p>326</text:p>
          </table:table-cell>
          <table:table-cell office:value-type="string">
            <text:p>" }, "year" : "</text:p>
          </table:table-cell>
          <table:table-cell table:formula="of:=RIGHT([Sheet1.A326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1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26]" office:value-type="float" office:value="4149">
            <text:p>4149</text:p>
          </table:table-cell>
          <table:table-cell office:value-type="string">
            <text:p>", "a2" : "</text:p>
          </table:table-cell>
          <table:table-cell table:formula="of:=[Sheet1.E326]" office:value-type="float" office:value="4182">
            <text:p>4182</text:p>
          </table:table-cell>
          <table:table-cell office:value-type="string">
            <text:p>", "b1" : "</text:p>
          </table:table-cell>
          <table:table-cell table:formula="of:=[Sheet1.F326]" office:value-type="float" office:value="4033">
            <text:p>4033</text:p>
          </table:table-cell>
          <table:table-cell office:value-type="string">
            <text:p>", "b2" : "</text:p>
          </table:table-cell>
          <table:table-cell table:formula="of:=[Sheet1.G326]" office:value-type="float" office:value="4239">
            <text:p>4239</text:p>
          </table:table-cell>
          <table:table-cell office:value-type="string">
            <text:p>", "historic" : "</text:p>
          </table:table-cell>
          <table:table-cell table:formula="of:=[Sheet1.C326]" office:value-type="float" office:value="4145">
            <text:p>414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6]+1" office:value-type="float" office:value="327">
            <text:p>327</text:p>
          </table:table-cell>
          <table:table-cell office:value-type="string">
            <text:p>" }, "year" : "</text:p>
          </table:table-cell>
          <table:table-cell table:formula="of:=RIGHT([Sheet1.A327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1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27]" office:value-type="float" office:value="3201">
            <text:p>3201</text:p>
          </table:table-cell>
          <table:table-cell office:value-type="string">
            <text:p>", "a2" : "</text:p>
          </table:table-cell>
          <table:table-cell table:formula="of:=[Sheet1.E327]" office:value-type="float" office:value="3245">
            <text:p>3245</text:p>
          </table:table-cell>
          <table:table-cell office:value-type="string">
            <text:p>", "b1" : "</text:p>
          </table:table-cell>
          <table:table-cell table:formula="of:=[Sheet1.F327]" office:value-type="float" office:value="2962">
            <text:p>2962</text:p>
          </table:table-cell>
          <table:table-cell office:value-type="string">
            <text:p>", "b2" : "</text:p>
          </table:table-cell>
          <table:table-cell table:formula="of:=[Sheet1.G327]" office:value-type="float" office:value="3132">
            <text:p>3132</text:p>
          </table:table-cell>
          <table:table-cell office:value-type="string">
            <text:p>", "historic" : "</text:p>
          </table:table-cell>
          <table:table-cell table:formula="of:=[Sheet1.C327]" office:value-type="float" office:value="3193">
            <text:p>319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7]+1" office:value-type="float" office:value="328">
            <text:p>328</text:p>
          </table:table-cell>
          <table:table-cell office:value-type="string">
            <text:p>" }, "year" : "</text:p>
          </table:table-cell>
          <table:table-cell table:formula="of:=RIGHT([Sheet1.A328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1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28]" office:value-type="float" office:value="33254">
            <text:p>33254</text:p>
          </table:table-cell>
          <table:table-cell office:value-type="string">
            <text:p>", "a2" : "</text:p>
          </table:table-cell>
          <table:table-cell table:formula="of:=[Sheet1.E328]" office:value-type="float" office:value="33210">
            <text:p>33210</text:p>
          </table:table-cell>
          <table:table-cell office:value-type="string">
            <text:p>", "b1" : "</text:p>
          </table:table-cell>
          <table:table-cell table:formula="of:=[Sheet1.F328]" office:value-type="float" office:value="32551">
            <text:p>32551</text:p>
          </table:table-cell>
          <table:table-cell office:value-type="string">
            <text:p>", "b2" : "</text:p>
          </table:table-cell>
          <table:table-cell table:formula="of:=[Sheet1.G328]" office:value-type="float" office:value="33646">
            <text:p>33646</text:p>
          </table:table-cell>
          <table:table-cell office:value-type="string">
            <text:p>", "historic" : "</text:p>
          </table:table-cell>
          <table:table-cell table:formula="of:=[Sheet1.C328]" office:value-type="float" office:value="31907">
            <text:p>3190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8]+1" office:value-type="float" office:value="329">
            <text:p>329</text:p>
          </table:table-cell>
          <table:table-cell office:value-type="string">
            <text:p>" }, "year" : "</text:p>
          </table:table-cell>
          <table:table-cell table:formula="of:=RIGHT([Sheet1.A329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1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29]" office:value-type="float" office:value="31084">
            <text:p>31084</text:p>
          </table:table-cell>
          <table:table-cell office:value-type="string">
            <text:p>", "a2" : "</text:p>
          </table:table-cell>
          <table:table-cell table:formula="of:=[Sheet1.E329]" office:value-type="float" office:value="31443">
            <text:p>31443</text:p>
          </table:table-cell>
          <table:table-cell office:value-type="string">
            <text:p>", "b1" : "</text:p>
          </table:table-cell>
          <table:table-cell table:formula="of:=[Sheet1.F329]" office:value-type="float" office:value="30831">
            <text:p>30831</text:p>
          </table:table-cell>
          <table:table-cell office:value-type="string">
            <text:p>", "b2" : "</text:p>
          </table:table-cell>
          <table:table-cell table:formula="of:=[Sheet1.G329]" office:value-type="float" office:value="31376">
            <text:p>31376</text:p>
          </table:table-cell>
          <table:table-cell office:value-type="string">
            <text:p>", "historic" : "</text:p>
          </table:table-cell>
          <table:table-cell table:formula="of:=[Sheet1.C329]" office:value-type="float" office:value="30719">
            <text:p>3071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29]+1" office:value-type="float" office:value="330">
            <text:p>330</text:p>
          </table:table-cell>
          <table:table-cell office:value-type="string">
            <text:p>" }, "year" : "</text:p>
          </table:table-cell>
          <table:table-cell table:formula="of:=RIGHT([Sheet1.A330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2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30]" office:value-type="float" office:value="2322">
            <text:p>2322</text:p>
          </table:table-cell>
          <table:table-cell office:value-type="string">
            <text:p>", "a2" : "</text:p>
          </table:table-cell>
          <table:table-cell table:formula="of:=[Sheet1.E330]" office:value-type="float" office:value="2309">
            <text:p>2309</text:p>
          </table:table-cell>
          <table:table-cell office:value-type="string">
            <text:p>", "b1" : "</text:p>
          </table:table-cell>
          <table:table-cell table:formula="of:=[Sheet1.F330]" office:value-type="float" office:value="2549">
            <text:p>2549</text:p>
          </table:table-cell>
          <table:table-cell office:value-type="string">
            <text:p>", "b2" : "</text:p>
          </table:table-cell>
          <table:table-cell table:formula="of:=[Sheet1.G330]" office:value-type="float" office:value="2607">
            <text:p>2607</text:p>
          </table:table-cell>
          <table:table-cell office:value-type="string">
            <text:p>", "historic" : "</text:p>
          </table:table-cell>
          <table:table-cell table:formula="of:=[Sheet1.C330]" office:value-type="float" office:value="2406">
            <text:p>240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0]+1" office:value-type="float" office:value="331">
            <text:p>331</text:p>
          </table:table-cell>
          <table:table-cell office:value-type="string">
            <text:p>" }, "year" : "</text:p>
          </table:table-cell>
          <table:table-cell table:formula="of:=RIGHT([Sheet1.A331];4)" office:value-type="string" office:string-value="1993">
            <text:p>1993</text:p>
          </table:table-cell>
          <table:table-cell office:value-type="string">
            <text:p>", "continent" : "</text:p>
          </table:table-cell>
          <table:table-cell table:formula="of:=[.F32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31]" office:value-type="float" office:value="448">
            <text:p>448</text:p>
          </table:table-cell>
          <table:table-cell office:value-type="string">
            <text:p>", "a2" : "</text:p>
          </table:table-cell>
          <table:table-cell table:formula="of:=[Sheet1.E331]" office:value-type="float" office:value="445">
            <text:p>445</text:p>
          </table:table-cell>
          <table:table-cell office:value-type="string">
            <text:p>", "b1" : "</text:p>
          </table:table-cell>
          <table:table-cell table:formula="of:=[Sheet1.F331]" office:value-type="float" office:value="445">
            <text:p>445</text:p>
          </table:table-cell>
          <table:table-cell office:value-type="string">
            <text:p>", "b2" : "</text:p>
          </table:table-cell>
          <table:table-cell table:formula="of:=[Sheet1.G331]" office:value-type="float" office:value="419">
            <text:p>419</text:p>
          </table:table-cell>
          <table:table-cell office:value-type="string">
            <text:p>", "historic" : "</text:p>
          </table:table-cell>
          <table:table-cell table:formula="of:=[Sheet1.C331]" office:value-type="float" office:value="433">
            <text:p>43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1]+1" office:value-type="float" office:value="332">
            <text:p>332</text:p>
          </table:table-cell>
          <table:table-cell office:value-type="string">
            <text:p>" }, "year" : "</text:p>
          </table:table-cell>
          <table:table-cell table:formula="of:=RIGHT([Sheet1.A332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2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32]" office:value-type="float" office:value="883">
            <text:p>883</text:p>
          </table:table-cell>
          <table:table-cell office:value-type="string">
            <text:p>", "a2" : "</text:p>
          </table:table-cell>
          <table:table-cell table:formula="of:=[Sheet1.E332]" office:value-type="float" office:value="862">
            <text:p>862</text:p>
          </table:table-cell>
          <table:table-cell office:value-type="string">
            <text:p>", "b1" : "</text:p>
          </table:table-cell>
          <table:table-cell table:formula="of:=[Sheet1.F332]" office:value-type="float" office:value="757">
            <text:p>757</text:p>
          </table:table-cell>
          <table:table-cell office:value-type="string">
            <text:p>", "b2" : "</text:p>
          </table:table-cell>
          <table:table-cell table:formula="of:=[Sheet1.G332]" office:value-type="float" office:value="850">
            <text:p>850</text:p>
          </table:table-cell>
          <table:table-cell office:value-type="string">
            <text:p>", "historic" : "</text:p>
          </table:table-cell>
          <table:table-cell table:formula="of:=[Sheet1.C332]" office:value-type="float" office:value="787">
            <text:p>78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2]+1" office:value-type="float" office:value="333">
            <text:p>333</text:p>
          </table:table-cell>
          <table:table-cell office:value-type="string">
            <text:p>" }, "year" : "</text:p>
          </table:table-cell>
          <table:table-cell table:formula="of:=RIGHT([Sheet1.A333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2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33]" office:value-type="float" office:value="593">
            <text:p>593</text:p>
          </table:table-cell>
          <table:table-cell office:value-type="string">
            <text:p>", "a2" : "</text:p>
          </table:table-cell>
          <table:table-cell table:formula="of:=[Sheet1.E333]" office:value-type="float" office:value="540">
            <text:p>540</text:p>
          </table:table-cell>
          <table:table-cell office:value-type="string">
            <text:p>", "b1" : "</text:p>
          </table:table-cell>
          <table:table-cell table:formula="of:=[Sheet1.F333]" office:value-type="float" office:value="655">
            <text:p>655</text:p>
          </table:table-cell>
          <table:table-cell office:value-type="string">
            <text:p>", "b2" : "</text:p>
          </table:table-cell>
          <table:table-cell table:formula="of:=[Sheet1.G333]" office:value-type="float" office:value="677">
            <text:p>677</text:p>
          </table:table-cell>
          <table:table-cell office:value-type="string">
            <text:p>", "historic" : "</text:p>
          </table:table-cell>
          <table:table-cell table:formula="of:=[Sheet1.C333]" office:value-type="float" office:value="683">
            <text:p>68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3]+1" office:value-type="float" office:value="334">
            <text:p>334</text:p>
          </table:table-cell>
          <table:table-cell office:value-type="string">
            <text:p>" }, "year" : "</text:p>
          </table:table-cell>
          <table:table-cell table:formula="of:=RIGHT([Sheet1.A334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2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34]" office:value-type="float" office:value="20779">
            <text:p>20779</text:p>
          </table:table-cell>
          <table:table-cell office:value-type="string">
            <text:p>", "a2" : "</text:p>
          </table:table-cell>
          <table:table-cell table:formula="of:=[Sheet1.E334]" office:value-type="float" office:value="20644">
            <text:p>20644</text:p>
          </table:table-cell>
          <table:table-cell office:value-type="string">
            <text:p>", "b1" : "</text:p>
          </table:table-cell>
          <table:table-cell table:formula="of:=[Sheet1.F334]" office:value-type="float" office:value="19984">
            <text:p>19984</text:p>
          </table:table-cell>
          <table:table-cell office:value-type="string">
            <text:p>", "b2" : "</text:p>
          </table:table-cell>
          <table:table-cell table:formula="of:=[Sheet1.G334]" office:value-type="float" office:value="20939">
            <text:p>20939</text:p>
          </table:table-cell>
          <table:table-cell office:value-type="string">
            <text:p>", "historic" : "</text:p>
          </table:table-cell>
          <table:table-cell table:formula="of:=[Sheet1.C334]" office:value-type="float" office:value="20099">
            <text:p>2009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4]+1" office:value-type="float" office:value="335">
            <text:p>335</text:p>
          </table:table-cell>
          <table:table-cell office:value-type="string">
            <text:p>" }, "year" : "</text:p>
          </table:table-cell>
          <table:table-cell table:formula="of:=RIGHT([Sheet1.A335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2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35]" office:value-type="float" office:value="3573">
            <text:p>3573</text:p>
          </table:table-cell>
          <table:table-cell office:value-type="string">
            <text:p>", "a2" : "</text:p>
          </table:table-cell>
          <table:table-cell table:formula="of:=[Sheet1.E335]" office:value-type="float" office:value="3389">
            <text:p>3389</text:p>
          </table:table-cell>
          <table:table-cell office:value-type="string">
            <text:p>", "b1" : "</text:p>
          </table:table-cell>
          <table:table-cell table:formula="of:=[Sheet1.F335]" office:value-type="float" office:value="2664">
            <text:p>2664</text:p>
          </table:table-cell>
          <table:table-cell office:value-type="string">
            <text:p>", "b2" : "</text:p>
          </table:table-cell>
          <table:table-cell table:formula="of:=[Sheet1.G335]" office:value-type="float" office:value="3656">
            <text:p>3656</text:p>
          </table:table-cell>
          <table:table-cell office:value-type="string">
            <text:p>", "historic" : "</text:p>
          </table:table-cell>
          <table:table-cell table:formula="of:=[Sheet1.C335]" office:value-type="float" office:value="2481">
            <text:p>248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5]+1" office:value-type="float" office:value="336">
            <text:p>336</text:p>
          </table:table-cell>
          <table:table-cell office:value-type="string">
            <text:p>" }, "year" : "</text:p>
          </table:table-cell>
          <table:table-cell table:formula="of:=RIGHT([Sheet1.A336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2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36]" office:value-type="float" office:value="4206">
            <text:p>4206</text:p>
          </table:table-cell>
          <table:table-cell office:value-type="string">
            <text:p>", "a2" : "</text:p>
          </table:table-cell>
          <table:table-cell table:formula="of:=[Sheet1.E336]" office:value-type="float" office:value="4248">
            <text:p>4248</text:p>
          </table:table-cell>
          <table:table-cell office:value-type="string">
            <text:p>", "b1" : "</text:p>
          </table:table-cell>
          <table:table-cell table:formula="of:=[Sheet1.F336]" office:value-type="float" office:value="4054">
            <text:p>4054</text:p>
          </table:table-cell>
          <table:table-cell office:value-type="string">
            <text:p>", "b2" : "</text:p>
          </table:table-cell>
          <table:table-cell table:formula="of:=[Sheet1.G336]" office:value-type="float" office:value="4324">
            <text:p>4324</text:p>
          </table:table-cell>
          <table:table-cell office:value-type="string">
            <text:p>", "historic" : "</text:p>
          </table:table-cell>
          <table:table-cell table:formula="of:=[Sheet1.C336]" office:value-type="float" office:value="4263">
            <text:p>426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6]+1" office:value-type="float" office:value="337">
            <text:p>337</text:p>
          </table:table-cell>
          <table:table-cell office:value-type="string">
            <text:p>" }, "year" : "</text:p>
          </table:table-cell>
          <table:table-cell table:formula="of:=RIGHT([Sheet1.A337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2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37]" office:value-type="float" office:value="3237">
            <text:p>3237</text:p>
          </table:table-cell>
          <table:table-cell office:value-type="string">
            <text:p>", "a2" : "</text:p>
          </table:table-cell>
          <table:table-cell table:formula="of:=[Sheet1.E337]" office:value-type="float" office:value="3295">
            <text:p>3295</text:p>
          </table:table-cell>
          <table:table-cell office:value-type="string">
            <text:p>", "b1" : "</text:p>
          </table:table-cell>
          <table:table-cell table:formula="of:=[Sheet1.F337]" office:value-type="float" office:value="2926">
            <text:p>2926</text:p>
          </table:table-cell>
          <table:table-cell office:value-type="string">
            <text:p>", "b2" : "</text:p>
          </table:table-cell>
          <table:table-cell table:formula="of:=[Sheet1.G337]" office:value-type="float" office:value="3147">
            <text:p>3147</text:p>
          </table:table-cell>
          <table:table-cell office:value-type="string">
            <text:p>", "historic" : "</text:p>
          </table:table-cell>
          <table:table-cell table:formula="of:=[Sheet1.C337]" office:value-type="float" office:value="3225">
            <text:p>322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7]+1" office:value-type="float" office:value="338">
            <text:p>338</text:p>
          </table:table-cell>
          <table:table-cell office:value-type="string">
            <text:p>" }, "year" : "</text:p>
          </table:table-cell>
          <table:table-cell table:formula="of:=RIGHT([Sheet1.A338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2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38]" office:value-type="float" office:value="33843">
            <text:p>33843</text:p>
          </table:table-cell>
          <table:table-cell office:value-type="string">
            <text:p>", "a2" : "</text:p>
          </table:table-cell>
          <table:table-cell table:formula="of:=[Sheet1.E338]" office:value-type="float" office:value="33785">
            <text:p>33785</text:p>
          </table:table-cell>
          <table:table-cell office:value-type="string">
            <text:p>", "b1" : "</text:p>
          </table:table-cell>
          <table:table-cell table:formula="of:=[Sheet1.F338]" office:value-type="float" office:value="32912">
            <text:p>32912</text:p>
          </table:table-cell>
          <table:table-cell office:value-type="string">
            <text:p>", "b2" : "</text:p>
          </table:table-cell>
          <table:table-cell table:formula="of:=[Sheet1.G338]" office:value-type="float" office:value="34355">
            <text:p>34355</text:p>
          </table:table-cell>
          <table:table-cell office:value-type="string">
            <text:p>", "historic" : "</text:p>
          </table:table-cell>
          <table:table-cell table:formula="of:=[Sheet1.C338]" office:value-type="float" office:value="32842">
            <text:p>3284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8]+1" office:value-type="float" office:value="339">
            <text:p>339</text:p>
          </table:table-cell>
          <table:table-cell office:value-type="string">
            <text:p>" }, "year" : "</text:p>
          </table:table-cell>
          <table:table-cell table:formula="of:=RIGHT([Sheet1.A339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2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39]" office:value-type="float" office:value="31509">
            <text:p>31509</text:p>
          </table:table-cell>
          <table:table-cell office:value-type="string">
            <text:p>", "a2" : "</text:p>
          </table:table-cell>
          <table:table-cell table:formula="of:=[Sheet1.E339]" office:value-type="float" office:value="31987">
            <text:p>31987</text:p>
          </table:table-cell>
          <table:table-cell office:value-type="string">
            <text:p>", "b1" : "</text:p>
          </table:table-cell>
          <table:table-cell table:formula="of:=[Sheet1.F339]" office:value-type="float" office:value="31174">
            <text:p>31174</text:p>
          </table:table-cell>
          <table:table-cell office:value-type="string">
            <text:p>", "b2" : "</text:p>
          </table:table-cell>
          <table:table-cell table:formula="of:=[Sheet1.G339]" office:value-type="float" office:value="31899">
            <text:p>31899</text:p>
          </table:table-cell>
          <table:table-cell office:value-type="string">
            <text:p>", "historic" : "</text:p>
          </table:table-cell>
          <table:table-cell table:formula="of:=[Sheet1.C339]" office:value-type="float" office:value="30957">
            <text:p>3095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39]+1" office:value-type="float" office:value="340">
            <text:p>340</text:p>
          </table:table-cell>
          <table:table-cell office:value-type="string">
            <text:p>" }, "year" : "</text:p>
          </table:table-cell>
          <table:table-cell table:formula="of:=RIGHT([Sheet1.A340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3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40]" office:value-type="float" office:value="2406">
            <text:p>2406</text:p>
          </table:table-cell>
          <table:table-cell office:value-type="string">
            <text:p>", "a2" : "</text:p>
          </table:table-cell>
          <table:table-cell table:formula="of:=[Sheet1.E340]" office:value-type="float" office:value="2388">
            <text:p>2388</text:p>
          </table:table-cell>
          <table:table-cell office:value-type="string">
            <text:p>", "b1" : "</text:p>
          </table:table-cell>
          <table:table-cell table:formula="of:=[Sheet1.F340]" office:value-type="float" office:value="2707">
            <text:p>2707</text:p>
          </table:table-cell>
          <table:table-cell office:value-type="string">
            <text:p>", "b2" : "</text:p>
          </table:table-cell>
          <table:table-cell table:formula="of:=[Sheet1.G340]" office:value-type="float" office:value="2777">
            <text:p>2777</text:p>
          </table:table-cell>
          <table:table-cell office:value-type="string">
            <text:p>", "historic" : "</text:p>
          </table:table-cell>
          <table:table-cell table:formula="of:=[Sheet1.C340]" office:value-type="float" office:value="2560">
            <text:p>256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0]+1" office:value-type="float" office:value="341">
            <text:p>341</text:p>
          </table:table-cell>
          <table:table-cell office:value-type="string">
            <text:p>" }, "year" : "</text:p>
          </table:table-cell>
          <table:table-cell table:formula="of:=RIGHT([Sheet1.A341];4)" office:value-type="string" office:string-value="1994">
            <text:p>1994</text:p>
          </table:table-cell>
          <table:table-cell office:value-type="string">
            <text:p>", "continent" : "</text:p>
          </table:table-cell>
          <table:table-cell table:formula="of:=[.F33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41]" office:value-type="float" office:value="460">
            <text:p>460</text:p>
          </table:table-cell>
          <table:table-cell office:value-type="string">
            <text:p>", "a2" : "</text:p>
          </table:table-cell>
          <table:table-cell table:formula="of:=[Sheet1.E341]" office:value-type="float" office:value="457">
            <text:p>457</text:p>
          </table:table-cell>
          <table:table-cell office:value-type="string">
            <text:p>", "b1" : "</text:p>
          </table:table-cell>
          <table:table-cell table:formula="of:=[Sheet1.F341]" office:value-type="float" office:value="456">
            <text:p>456</text:p>
          </table:table-cell>
          <table:table-cell office:value-type="string">
            <text:p>", "b2" : "</text:p>
          </table:table-cell>
          <table:table-cell table:formula="of:=[Sheet1.G341]" office:value-type="float" office:value="422">
            <text:p>422</text:p>
          </table:table-cell>
          <table:table-cell office:value-type="string">
            <text:p>", "historic" : "</text:p>
          </table:table-cell>
          <table:table-cell table:formula="of:=[Sheet1.C341]" office:value-type="float" office:value="451">
            <text:p>45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1]+1" office:value-type="float" office:value="342">
            <text:p>342</text:p>
          </table:table-cell>
          <table:table-cell office:value-type="string">
            <text:p>" }, "year" : "</text:p>
          </table:table-cell>
          <table:table-cell table:formula="of:=RIGHT([Sheet1.A342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3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42]" office:value-type="float" office:value="890">
            <text:p>890</text:p>
          </table:table-cell>
          <table:table-cell office:value-type="string">
            <text:p>", "a2" : "</text:p>
          </table:table-cell>
          <table:table-cell table:formula="of:=[Sheet1.E342]" office:value-type="float" office:value="865">
            <text:p>865</text:p>
          </table:table-cell>
          <table:table-cell office:value-type="string">
            <text:p>", "b1" : "</text:p>
          </table:table-cell>
          <table:table-cell table:formula="of:=[Sheet1.F342]" office:value-type="float" office:value="736">
            <text:p>736</text:p>
          </table:table-cell>
          <table:table-cell office:value-type="string">
            <text:p>", "b2" : "</text:p>
          </table:table-cell>
          <table:table-cell table:formula="of:=[Sheet1.G342]" office:value-type="float" office:value="850">
            <text:p>850</text:p>
          </table:table-cell>
          <table:table-cell office:value-type="string">
            <text:p>", "historic" : "</text:p>
          </table:table-cell>
          <table:table-cell table:formula="of:=[Sheet1.C342]" office:value-type="float" office:value="796">
            <text:p>79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2]+1" office:value-type="float" office:value="343">
            <text:p>343</text:p>
          </table:table-cell>
          <table:table-cell office:value-type="string">
            <text:p>" }, "year" : "</text:p>
          </table:table-cell>
          <table:table-cell table:formula="of:=RIGHT([Sheet1.A343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3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43]" office:value-type="float" office:value="626">
            <text:p>626</text:p>
          </table:table-cell>
          <table:table-cell office:value-type="string">
            <text:p>", "a2" : "</text:p>
          </table:table-cell>
          <table:table-cell table:formula="of:=[Sheet1.E343]" office:value-type="float" office:value="560">
            <text:p>560</text:p>
          </table:table-cell>
          <table:table-cell office:value-type="string">
            <text:p>", "b1" : "</text:p>
          </table:table-cell>
          <table:table-cell table:formula="of:=[Sheet1.F343]" office:value-type="float" office:value="701">
            <text:p>701</text:p>
          </table:table-cell>
          <table:table-cell office:value-type="string">
            <text:p>", "b2" : "</text:p>
          </table:table-cell>
          <table:table-cell table:formula="of:=[Sheet1.G343]" office:value-type="float" office:value="730">
            <text:p>730</text:p>
          </table:table-cell>
          <table:table-cell office:value-type="string">
            <text:p>", "historic" : "</text:p>
          </table:table-cell>
          <table:table-cell table:formula="of:=[Sheet1.C343]" office:value-type="float" office:value="748">
            <text:p>74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3]+1" office:value-type="float" office:value="344">
            <text:p>344</text:p>
          </table:table-cell>
          <table:table-cell office:value-type="string">
            <text:p>" }, "year" : "</text:p>
          </table:table-cell>
          <table:table-cell table:formula="of:=RIGHT([Sheet1.A344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3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44]" office:value-type="float" office:value="21086">
            <text:p>21086</text:p>
          </table:table-cell>
          <table:table-cell office:value-type="string">
            <text:p>", "a2" : "</text:p>
          </table:table-cell>
          <table:table-cell table:formula="of:=[Sheet1.E344]" office:value-type="float" office:value="20918">
            <text:p>20918</text:p>
          </table:table-cell>
          <table:table-cell office:value-type="string">
            <text:p>", "b1" : "</text:p>
          </table:table-cell>
          <table:table-cell table:formula="of:=[Sheet1.F344]" office:value-type="float" office:value="20096">
            <text:p>20096</text:p>
          </table:table-cell>
          <table:table-cell office:value-type="string">
            <text:p>", "b2" : "</text:p>
          </table:table-cell>
          <table:table-cell table:formula="of:=[Sheet1.G344]" office:value-type="float" office:value="21286">
            <text:p>21286</text:p>
          </table:table-cell>
          <table:table-cell office:value-type="string">
            <text:p>", "historic" : "</text:p>
          </table:table-cell>
          <table:table-cell table:formula="of:=[Sheet1.C344]" office:value-type="float" office:value="20609">
            <text:p>2060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4]+1" office:value-type="float" office:value="345">
            <text:p>345</text:p>
          </table:table-cell>
          <table:table-cell office:value-type="string">
            <text:p>" }, "year" : "</text:p>
          </table:table-cell>
          <table:table-cell table:formula="of:=RIGHT([Sheet1.A345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3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45]" office:value-type="float" office:value="3473">
            <text:p>3473</text:p>
          </table:table-cell>
          <table:table-cell office:value-type="string">
            <text:p>", "a2" : "</text:p>
          </table:table-cell>
          <table:table-cell table:formula="of:=[Sheet1.E345]" office:value-type="float" office:value="3243">
            <text:p>3243</text:p>
          </table:table-cell>
          <table:table-cell office:value-type="string">
            <text:p>", "b1" : "</text:p>
          </table:table-cell>
          <table:table-cell table:formula="of:=[Sheet1.F345]" office:value-type="float" office:value="2338">
            <text:p>2338</text:p>
          </table:table-cell>
          <table:table-cell office:value-type="string">
            <text:p>", "b2" : "</text:p>
          </table:table-cell>
          <table:table-cell table:formula="of:=[Sheet1.G345]" office:value-type="float" office:value="3578">
            <text:p>3578</text:p>
          </table:table-cell>
          <table:table-cell office:value-type="string">
            <text:p>", "historic" : "</text:p>
          </table:table-cell>
          <table:table-cell table:formula="of:=[Sheet1.C345]" office:value-type="float" office:value="2352">
            <text:p>235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5]+1" office:value-type="float" office:value="346">
            <text:p>346</text:p>
          </table:table-cell>
          <table:table-cell office:value-type="string">
            <text:p>" }, "year" : "</text:p>
          </table:table-cell>
          <table:table-cell table:formula="of:=RIGHT([Sheet1.A346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3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46]" office:value-type="float" office:value="4260">
            <text:p>4260</text:p>
          </table:table-cell>
          <table:table-cell office:value-type="string">
            <text:p>", "a2" : "</text:p>
          </table:table-cell>
          <table:table-cell table:formula="of:=[Sheet1.E346]" office:value-type="float" office:value="4312">
            <text:p>4312</text:p>
          </table:table-cell>
          <table:table-cell office:value-type="string">
            <text:p>", "b1" : "</text:p>
          </table:table-cell>
          <table:table-cell table:formula="of:=[Sheet1.F346]" office:value-type="float" office:value="4073">
            <text:p>4073</text:p>
          </table:table-cell>
          <table:table-cell office:value-type="string">
            <text:p>", "b2" : "</text:p>
          </table:table-cell>
          <table:table-cell table:formula="of:=[Sheet1.G346]" office:value-type="float" office:value="4406">
            <text:p>4406</text:p>
          </table:table-cell>
          <table:table-cell office:value-type="string">
            <text:p>", "historic" : "</text:p>
          </table:table-cell>
          <table:table-cell table:formula="of:=[Sheet1.C346]" office:value-type="float" office:value="4224">
            <text:p>422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6]+1" office:value-type="float" office:value="347">
            <text:p>347</text:p>
          </table:table-cell>
          <table:table-cell office:value-type="string">
            <text:p>" }, "year" : "</text:p>
          </table:table-cell>
          <table:table-cell table:formula="of:=RIGHT([Sheet1.A347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3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47]" office:value-type="float" office:value="3272">
            <text:p>3272</text:p>
          </table:table-cell>
          <table:table-cell office:value-type="string">
            <text:p>", "a2" : "</text:p>
          </table:table-cell>
          <table:table-cell table:formula="of:=[Sheet1.E347]" office:value-type="float" office:value="3343">
            <text:p>3343</text:p>
          </table:table-cell>
          <table:table-cell office:value-type="string">
            <text:p>", "b1" : "</text:p>
          </table:table-cell>
          <table:table-cell table:formula="of:=[Sheet1.F347]" office:value-type="float" office:value="2891">
            <text:p>2891</text:p>
          </table:table-cell>
          <table:table-cell office:value-type="string">
            <text:p>", "b2" : "</text:p>
          </table:table-cell>
          <table:table-cell table:formula="of:=[Sheet1.G347]" office:value-type="float" office:value="3161">
            <text:p>3161</text:p>
          </table:table-cell>
          <table:table-cell office:value-type="string">
            <text:p>", "historic" : "</text:p>
          </table:table-cell>
          <table:table-cell table:formula="of:=[Sheet1.C347]" office:value-type="float" office:value="3254">
            <text:p>325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7]+1" office:value-type="float" office:value="348">
            <text:p>348</text:p>
          </table:table-cell>
          <table:table-cell office:value-type="string">
            <text:p>" }, "year" : "</text:p>
          </table:table-cell>
          <table:table-cell table:formula="of:=RIGHT([Sheet1.A348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3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48]" office:value-type="float" office:value="34423">
            <text:p>34423</text:p>
          </table:table-cell>
          <table:table-cell office:value-type="string">
            <text:p>", "a2" : "</text:p>
          </table:table-cell>
          <table:table-cell table:formula="of:=[Sheet1.E348]" office:value-type="float" office:value="34352">
            <text:p>34352</text:p>
          </table:table-cell>
          <table:table-cell office:value-type="string">
            <text:p>", "b1" : "</text:p>
          </table:table-cell>
          <table:table-cell table:formula="of:=[Sheet1.F348]" office:value-type="float" office:value="33268">
            <text:p>33268</text:p>
          </table:table-cell>
          <table:table-cell office:value-type="string">
            <text:p>", "b2" : "</text:p>
          </table:table-cell>
          <table:table-cell table:formula="of:=[Sheet1.G348]" office:value-type="float" office:value="35051">
            <text:p>35051</text:p>
          </table:table-cell>
          <table:table-cell office:value-type="string">
            <text:p>", "historic" : "</text:p>
          </table:table-cell>
          <table:table-cell table:formula="of:=[Sheet1.C348]" office:value-type="float" office:value="33299">
            <text:p>3329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8]+1" office:value-type="float" office:value="349">
            <text:p>349</text:p>
          </table:table-cell>
          <table:table-cell office:value-type="string">
            <text:p>" }, "year" : "</text:p>
          </table:table-cell>
          <table:table-cell table:formula="of:=RIGHT([Sheet1.A349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3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49]" office:value-type="float" office:value="31931">
            <text:p>31931</text:p>
          </table:table-cell>
          <table:table-cell office:value-type="string">
            <text:p>", "a2" : "</text:p>
          </table:table-cell>
          <table:table-cell table:formula="of:=[Sheet1.E349]" office:value-type="float" office:value="32526">
            <text:p>32526</text:p>
          </table:table-cell>
          <table:table-cell office:value-type="string">
            <text:p>", "b1" : "</text:p>
          </table:table-cell>
          <table:table-cell table:formula="of:=[Sheet1.F349]" office:value-type="float" office:value="31513">
            <text:p>31513</text:p>
          </table:table-cell>
          <table:table-cell office:value-type="string">
            <text:p>", "b2" : "</text:p>
          </table:table-cell>
          <table:table-cell table:formula="of:=[Sheet1.G349]" office:value-type="float" office:value="32417">
            <text:p>32417</text:p>
          </table:table-cell>
          <table:table-cell office:value-type="string">
            <text:p>", "historic" : "</text:p>
          </table:table-cell>
          <table:table-cell table:formula="of:=[Sheet1.C349]" office:value-type="float" office:value="31460">
            <text:p>3146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49]+1" office:value-type="float" office:value="350">
            <text:p>350</text:p>
          </table:table-cell>
          <table:table-cell office:value-type="string">
            <text:p>" }, "year" : "</text:p>
          </table:table-cell>
          <table:table-cell table:formula="of:=RIGHT([Sheet1.A350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4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50]" office:value-type="float" office:value="2489">
            <text:p>2489</text:p>
          </table:table-cell>
          <table:table-cell office:value-type="string">
            <text:p>", "a2" : "</text:p>
          </table:table-cell>
          <table:table-cell table:formula="of:=[Sheet1.E350]" office:value-type="float" office:value="2467">
            <text:p>2467</text:p>
          </table:table-cell>
          <table:table-cell office:value-type="string">
            <text:p>", "b1" : "</text:p>
          </table:table-cell>
          <table:table-cell table:formula="of:=[Sheet1.F350]" office:value-type="float" office:value="2862">
            <text:p>2862</text:p>
          </table:table-cell>
          <table:table-cell office:value-type="string">
            <text:p>", "b2" : "</text:p>
          </table:table-cell>
          <table:table-cell table:formula="of:=[Sheet1.G350]" office:value-type="float" office:value="2942">
            <text:p>2942</text:p>
          </table:table-cell>
          <table:table-cell office:value-type="string">
            <text:p>", "historic" : "</text:p>
          </table:table-cell>
          <table:table-cell table:formula="of:=[Sheet1.C350]" office:value-type="float" office:value="2740">
            <text:p>274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0]+1" office:value-type="float" office:value="351">
            <text:p>351</text:p>
          </table:table-cell>
          <table:table-cell office:value-type="string">
            <text:p>" }, "year" : "</text:p>
          </table:table-cell>
          <table:table-cell table:formula="of:=RIGHT([Sheet1.A351];4)" office:value-type="string" office:string-value="1995">
            <text:p>1995</text:p>
          </table:table-cell>
          <table:table-cell office:value-type="string">
            <text:p>", "continent" : "</text:p>
          </table:table-cell>
          <table:table-cell table:formula="of:=[.F34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51]" office:value-type="float" office:value="472">
            <text:p>472</text:p>
          </table:table-cell>
          <table:table-cell office:value-type="string">
            <text:p>", "a2" : "</text:p>
          </table:table-cell>
          <table:table-cell table:formula="of:=[Sheet1.E351]" office:value-type="float" office:value="467">
            <text:p>467</text:p>
          </table:table-cell>
          <table:table-cell office:value-type="string">
            <text:p>", "b1" : "</text:p>
          </table:table-cell>
          <table:table-cell table:formula="of:=[Sheet1.F351]" office:value-type="float" office:value="467">
            <text:p>467</text:p>
          </table:table-cell>
          <table:table-cell office:value-type="string">
            <text:p>", "b2" : "</text:p>
          </table:table-cell>
          <table:table-cell table:formula="of:=[Sheet1.G351]" office:value-type="float" office:value="425">
            <text:p>425</text:p>
          </table:table-cell>
          <table:table-cell office:value-type="string">
            <text:p>", "historic" : "</text:p>
          </table:table-cell>
          <table:table-cell table:formula="of:=[Sheet1.C351]" office:value-type="float" office:value="474">
            <text:p>47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1]+1" office:value-type="float" office:value="352">
            <text:p>352</text:p>
          </table:table-cell>
          <table:table-cell office:value-type="string">
            <text:p>" }, "year" : "</text:p>
          </table:table-cell>
          <table:table-cell table:formula="of:=RIGHT([Sheet1.A352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4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52]" office:value-type="float" office:value="893">
            <text:p>893</text:p>
          </table:table-cell>
          <table:table-cell office:value-type="string">
            <text:p>", "a2" : "</text:p>
          </table:table-cell>
          <table:table-cell table:formula="of:=[Sheet1.E352]" office:value-type="float" office:value="865">
            <text:p>865</text:p>
          </table:table-cell>
          <table:table-cell office:value-type="string">
            <text:p>", "b1" : "</text:p>
          </table:table-cell>
          <table:table-cell table:formula="of:=[Sheet1.F352]" office:value-type="float" office:value="764">
            <text:p>764</text:p>
          </table:table-cell>
          <table:table-cell office:value-type="string">
            <text:p>", "b2" : "</text:p>
          </table:table-cell>
          <table:table-cell table:formula="of:=[Sheet1.G352]" office:value-type="float" office:value="853">
            <text:p>853</text:p>
          </table:table-cell>
          <table:table-cell office:value-type="string">
            <text:p>", "historic" : "</text:p>
          </table:table-cell>
          <table:table-cell table:formula="of:=[Sheet1.C352]" office:value-type="float" office:value="815">
            <text:p>81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2]+1" office:value-type="float" office:value="353">
            <text:p>353</text:p>
          </table:table-cell>
          <table:table-cell office:value-type="string">
            <text:p>" }, "year" : "</text:p>
          </table:table-cell>
          <table:table-cell table:formula="of:=RIGHT([Sheet1.A353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4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53]" office:value-type="float" office:value="684">
            <text:p>684</text:p>
          </table:table-cell>
          <table:table-cell office:value-type="string">
            <text:p>", "a2" : "</text:p>
          </table:table-cell>
          <table:table-cell table:formula="of:=[Sheet1.E353]" office:value-type="float" office:value="586">
            <text:p>586</text:p>
          </table:table-cell>
          <table:table-cell office:value-type="string">
            <text:p>", "b1" : "</text:p>
          </table:table-cell>
          <table:table-cell table:formula="of:=[Sheet1.F353]" office:value-type="float" office:value="728">
            <text:p>728</text:p>
          </table:table-cell>
          <table:table-cell office:value-type="string">
            <text:p>", "b2" : "</text:p>
          </table:table-cell>
          <table:table-cell table:formula="of:=[Sheet1.G353]" office:value-type="float" office:value="827">
            <text:p>827</text:p>
          </table:table-cell>
          <table:table-cell office:value-type="string">
            <text:p>", "historic" : "</text:p>
          </table:table-cell>
          <table:table-cell table:formula="of:=[Sheet1.C353]" office:value-type="float" office:value="814">
            <text:p>81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3]+1" office:value-type="float" office:value="354">
            <text:p>354</text:p>
          </table:table-cell>
          <table:table-cell office:value-type="string">
            <text:p>" }, "year" : "</text:p>
          </table:table-cell>
          <table:table-cell table:formula="of:=RIGHT([Sheet1.A354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4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54]" office:value-type="float" office:value="21440">
            <text:p>21440</text:p>
          </table:table-cell>
          <table:table-cell office:value-type="string">
            <text:p>", "a2" : "</text:p>
          </table:table-cell>
          <table:table-cell table:formula="of:=[Sheet1.E354]" office:value-type="float" office:value="21157">
            <text:p>21157</text:p>
          </table:table-cell>
          <table:table-cell office:value-type="string">
            <text:p>", "b1" : "</text:p>
          </table:table-cell>
          <table:table-cell table:formula="of:=[Sheet1.F354]" office:value-type="float" office:value="20542">
            <text:p>20542</text:p>
          </table:table-cell>
          <table:table-cell office:value-type="string">
            <text:p>", "b2" : "</text:p>
          </table:table-cell>
          <table:table-cell table:formula="of:=[Sheet1.G354]" office:value-type="float" office:value="21693">
            <text:p>21693</text:p>
          </table:table-cell>
          <table:table-cell office:value-type="string">
            <text:p>", "historic" : "</text:p>
          </table:table-cell>
          <table:table-cell table:formula="of:=[Sheet1.C354]" office:value-type="float" office:value="20989">
            <text:p>2098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4]+1" office:value-type="float" office:value="355">
            <text:p>355</text:p>
          </table:table-cell>
          <table:table-cell office:value-type="string">
            <text:p>" }, "year" : "</text:p>
          </table:table-cell>
          <table:table-cell table:formula="of:=RIGHT([Sheet1.A355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4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55]" office:value-type="float" office:value="3386">
            <text:p>3386</text:p>
          </table:table-cell>
          <table:table-cell office:value-type="string">
            <text:p>", "a2" : "</text:p>
          </table:table-cell>
          <table:table-cell table:formula="of:=[Sheet1.E355]" office:value-type="float" office:value="3273">
            <text:p>3273</text:p>
          </table:table-cell>
          <table:table-cell office:value-type="string">
            <text:p>", "b1" : "</text:p>
          </table:table-cell>
          <table:table-cell table:formula="of:=[Sheet1.F355]" office:value-type="float" office:value="2358">
            <text:p>2358</text:p>
          </table:table-cell>
          <table:table-cell office:value-type="string">
            <text:p>", "b2" : "</text:p>
          </table:table-cell>
          <table:table-cell table:formula="of:=[Sheet1.G355]" office:value-type="float" office:value="3515">
            <text:p>3515</text:p>
          </table:table-cell>
          <table:table-cell office:value-type="string">
            <text:p>", "historic" : "</text:p>
          </table:table-cell>
          <table:table-cell table:formula="of:=[Sheet1.C355]" office:value-type="float" office:value="2270">
            <text:p>227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5]+1" office:value-type="float" office:value="356">
            <text:p>356</text:p>
          </table:table-cell>
          <table:table-cell office:value-type="string">
            <text:p>" }, "year" : "</text:p>
          </table:table-cell>
          <table:table-cell table:formula="of:=RIGHT([Sheet1.A356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4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56]" office:value-type="float" office:value="4331">
            <text:p>4331</text:p>
          </table:table-cell>
          <table:table-cell office:value-type="string">
            <text:p>", "a2" : "</text:p>
          </table:table-cell>
          <table:table-cell table:formula="of:=[Sheet1.E356]" office:value-type="float" office:value="4392">
            <text:p>4392</text:p>
          </table:table-cell>
          <table:table-cell office:value-type="string">
            <text:p>", "b1" : "</text:p>
          </table:table-cell>
          <table:table-cell table:formula="of:=[Sheet1.F356]" office:value-type="float" office:value="4298">
            <text:p>4298</text:p>
          </table:table-cell>
          <table:table-cell office:value-type="string">
            <text:p>", "b2" : "</text:p>
          </table:table-cell>
          <table:table-cell table:formula="of:=[Sheet1.G356]" office:value-type="float" office:value="4513">
            <text:p>4513</text:p>
          </table:table-cell>
          <table:table-cell office:value-type="string">
            <text:p>", "historic" : "</text:p>
          </table:table-cell>
          <table:table-cell table:formula="of:=[Sheet1.C356]" office:value-type="float" office:value="4303">
            <text:p>430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6]+1" office:value-type="float" office:value="357">
            <text:p>357</text:p>
          </table:table-cell>
          <table:table-cell office:value-type="string">
            <text:p>" }, "year" : "</text:p>
          </table:table-cell>
          <table:table-cell table:formula="of:=RIGHT([Sheet1.A357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4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57]" office:value-type="float" office:value="3289">
            <text:p>3289</text:p>
          </table:table-cell>
          <table:table-cell office:value-type="string">
            <text:p>", "a2" : "</text:p>
          </table:table-cell>
          <table:table-cell table:formula="of:=[Sheet1.E357]" office:value-type="float" office:value="3374">
            <text:p>3374</text:p>
          </table:table-cell>
          <table:table-cell office:value-type="string">
            <text:p>", "b1" : "</text:p>
          </table:table-cell>
          <table:table-cell table:formula="of:=[Sheet1.F357]" office:value-type="float" office:value="2998">
            <text:p>2998</text:p>
          </table:table-cell>
          <table:table-cell office:value-type="string">
            <text:p>", "b2" : "</text:p>
          </table:table-cell>
          <table:table-cell table:formula="of:=[Sheet1.G357]" office:value-type="float" office:value="3195">
            <text:p>3195</text:p>
          </table:table-cell>
          <table:table-cell office:value-type="string">
            <text:p>", "historic" : "</text:p>
          </table:table-cell>
          <table:table-cell table:formula="of:=[Sheet1.C357]" office:value-type="float" office:value="3351">
            <text:p>335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7]+1" office:value-type="float" office:value="358">
            <text:p>358</text:p>
          </table:table-cell>
          <table:table-cell office:value-type="string">
            <text:p>" }, "year" : "</text:p>
          </table:table-cell>
          <table:table-cell table:formula="of:=RIGHT([Sheet1.A358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4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58]" office:value-type="float" office:value="35007">
            <text:p>35007</text:p>
          </table:table-cell>
          <table:table-cell office:value-type="string">
            <text:p>", "a2" : "</text:p>
          </table:table-cell>
          <table:table-cell table:formula="of:=[Sheet1.E358]" office:value-type="float" office:value="34648">
            <text:p>34648</text:p>
          </table:table-cell>
          <table:table-cell office:value-type="string">
            <text:p>", "b1" : "</text:p>
          </table:table-cell>
          <table:table-cell table:formula="of:=[Sheet1.F358]" office:value-type="float" office:value="33858">
            <text:p>33858</text:p>
          </table:table-cell>
          <table:table-cell office:value-type="string">
            <text:p>", "b2" : "</text:p>
          </table:table-cell>
          <table:table-cell table:formula="of:=[Sheet1.G358]" office:value-type="float" office:value="35957">
            <text:p>35957</text:p>
          </table:table-cell>
          <table:table-cell office:value-type="string">
            <text:p>", "historic" : "</text:p>
          </table:table-cell>
          <table:table-cell table:formula="of:=[Sheet1.C358]" office:value-type="float" office:value="34104">
            <text:p>3410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8]+1" office:value-type="float" office:value="359">
            <text:p>359</text:p>
          </table:table-cell>
          <table:table-cell office:value-type="string">
            <text:p>" }, "year" : "</text:p>
          </table:table-cell>
          <table:table-cell table:formula="of:=RIGHT([Sheet1.A359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4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59]" office:value-type="float" office:value="32355">
            <text:p>32355</text:p>
          </table:table-cell>
          <table:table-cell office:value-type="string">
            <text:p>", "a2" : "</text:p>
          </table:table-cell>
          <table:table-cell table:formula="of:=[Sheet1.E359]" office:value-type="float" office:value="32859">
            <text:p>32859</text:p>
          </table:table-cell>
          <table:table-cell office:value-type="string">
            <text:p>", "b1" : "</text:p>
          </table:table-cell>
          <table:table-cell table:formula="of:=[Sheet1.F359]" office:value-type="float" office:value="32307">
            <text:p>32307</text:p>
          </table:table-cell>
          <table:table-cell office:value-type="string">
            <text:p>", "b2" : "</text:p>
          </table:table-cell>
          <table:table-cell table:formula="of:=[Sheet1.G359]" office:value-type="float" office:value="33010">
            <text:p>33010</text:p>
          </table:table-cell>
          <table:table-cell office:value-type="string">
            <text:p>", "historic" : "</text:p>
          </table:table-cell>
          <table:table-cell table:formula="of:=[Sheet1.C359]" office:value-type="float" office:value="32209">
            <text:p>3220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59]+1" office:value-type="float" office:value="360">
            <text:p>360</text:p>
          </table:table-cell>
          <table:table-cell office:value-type="string">
            <text:p>" }, "year" : "</text:p>
          </table:table-cell>
          <table:table-cell table:formula="of:=RIGHT([Sheet1.A360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5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60]" office:value-type="float" office:value="2573">
            <text:p>2573</text:p>
          </table:table-cell>
          <table:table-cell office:value-type="string">
            <text:p>", "a2" : "</text:p>
          </table:table-cell>
          <table:table-cell table:formula="of:=[Sheet1.E360]" office:value-type="float" office:value="2528">
            <text:p>2528</text:p>
          </table:table-cell>
          <table:table-cell office:value-type="string">
            <text:p>", "b1" : "</text:p>
          </table:table-cell>
          <table:table-cell table:formula="of:=[Sheet1.F360]" office:value-type="float" office:value="3000">
            <text:p>3000</text:p>
          </table:table-cell>
          <table:table-cell office:value-type="string">
            <text:p>", "b2" : "</text:p>
          </table:table-cell>
          <table:table-cell table:formula="of:=[Sheet1.G360]" office:value-type="float" office:value="3216">
            <text:p>3216</text:p>
          </table:table-cell>
          <table:table-cell office:value-type="string">
            <text:p>", "historic" : "</text:p>
          </table:table-cell>
          <table:table-cell table:formula="of:=[Sheet1.C360]" office:value-type="float" office:value="2892">
            <text:p>289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0]+1" office:value-type="float" office:value="361">
            <text:p>361</text:p>
          </table:table-cell>
          <table:table-cell office:value-type="string">
            <text:p>" }, "year" : "</text:p>
          </table:table-cell>
          <table:table-cell table:formula="of:=RIGHT([Sheet1.A361];4)" office:value-type="string" office:string-value="1996">
            <text:p>1996</text:p>
          </table:table-cell>
          <table:table-cell office:value-type="string">
            <text:p>", "continent" : "</text:p>
          </table:table-cell>
          <table:table-cell table:formula="of:=[.F35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61]" office:value-type="float" office:value="486">
            <text:p>486</text:p>
          </table:table-cell>
          <table:table-cell office:value-type="string">
            <text:p>", "a2" : "</text:p>
          </table:table-cell>
          <table:table-cell table:formula="of:=[Sheet1.E361]" office:value-type="float" office:value="478">
            <text:p>478</text:p>
          </table:table-cell>
          <table:table-cell office:value-type="string">
            <text:p>", "b1" : "</text:p>
          </table:table-cell>
          <table:table-cell table:formula="of:=[Sheet1.F361]" office:value-type="float" office:value="492">
            <text:p>492</text:p>
          </table:table-cell>
          <table:table-cell office:value-type="string">
            <text:p>", "b2" : "</text:p>
          </table:table-cell>
          <table:table-cell table:formula="of:=[Sheet1.G361]" office:value-type="float" office:value="431">
            <text:p>431</text:p>
          </table:table-cell>
          <table:table-cell office:value-type="string">
            <text:p>", "historic" : "</text:p>
          </table:table-cell>
          <table:table-cell table:formula="of:=[Sheet1.C361]" office:value-type="float" office:value="497">
            <text:p>49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1]+1" office:value-type="float" office:value="362">
            <text:p>362</text:p>
          </table:table-cell>
          <table:table-cell office:value-type="string">
            <text:p>" }, "year" : "</text:p>
          </table:table-cell>
          <table:table-cell table:formula="of:=RIGHT([Sheet1.A362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5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62]" office:value-type="float" office:value="895">
            <text:p>895</text:p>
          </table:table-cell>
          <table:table-cell office:value-type="string">
            <text:p>", "a2" : "</text:p>
          </table:table-cell>
          <table:table-cell table:formula="of:=[Sheet1.E362]" office:value-type="float" office:value="865">
            <text:p>865</text:p>
          </table:table-cell>
          <table:table-cell office:value-type="string">
            <text:p>", "b1" : "</text:p>
          </table:table-cell>
          <table:table-cell table:formula="of:=[Sheet1.F362]" office:value-type="float" office:value="790">
            <text:p>790</text:p>
          </table:table-cell>
          <table:table-cell office:value-type="string">
            <text:p>", "b2" : "</text:p>
          </table:table-cell>
          <table:table-cell table:formula="of:=[Sheet1.G362]" office:value-type="float" office:value="857">
            <text:p>857</text:p>
          </table:table-cell>
          <table:table-cell office:value-type="string">
            <text:p>", "historic" : "</text:p>
          </table:table-cell>
          <table:table-cell table:formula="of:=[Sheet1.C362]" office:value-type="float" office:value="823">
            <text:p>82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2]+1" office:value-type="float" office:value="363">
            <text:p>363</text:p>
          </table:table-cell>
          <table:table-cell office:value-type="string">
            <text:p>" }, "year" : "</text:p>
          </table:table-cell>
          <table:table-cell table:formula="of:=RIGHT([Sheet1.A363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5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63]" office:value-type="float" office:value="741">
            <text:p>741</text:p>
          </table:table-cell>
          <table:table-cell office:value-type="string">
            <text:p>", "a2" : "</text:p>
          </table:table-cell>
          <table:table-cell table:formula="of:=[Sheet1.E363]" office:value-type="float" office:value="612">
            <text:p>612</text:p>
          </table:table-cell>
          <table:table-cell office:value-type="string">
            <text:p>", "b1" : "</text:p>
          </table:table-cell>
          <table:table-cell table:formula="of:=[Sheet1.F363]" office:value-type="float" office:value="755">
            <text:p>755</text:p>
          </table:table-cell>
          <table:table-cell office:value-type="string">
            <text:p>", "b2" : "</text:p>
          </table:table-cell>
          <table:table-cell table:formula="of:=[Sheet1.G363]" office:value-type="float" office:value="922">
            <text:p>922</text:p>
          </table:table-cell>
          <table:table-cell office:value-type="string">
            <text:p>", "historic" : "</text:p>
          </table:table-cell>
          <table:table-cell table:formula="of:=[Sheet1.C363]" office:value-type="float" office:value="879">
            <text:p>87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3]+1" office:value-type="float" office:value="364">
            <text:p>364</text:p>
          </table:table-cell>
          <table:table-cell office:value-type="string">
            <text:p>" }, "year" : "</text:p>
          </table:table-cell>
          <table:table-cell table:formula="of:=RIGHT([Sheet1.A364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5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64]" office:value-type="float" office:value="21791">
            <text:p>21791</text:p>
          </table:table-cell>
          <table:table-cell office:value-type="string">
            <text:p>", "a2" : "</text:p>
          </table:table-cell>
          <table:table-cell table:formula="of:=[Sheet1.E364]" office:value-type="float" office:value="21394">
            <text:p>21394</text:p>
          </table:table-cell>
          <table:table-cell office:value-type="string">
            <text:p>", "b1" : "</text:p>
          </table:table-cell>
          <table:table-cell table:formula="of:=[Sheet1.F364]" office:value-type="float" office:value="20985">
            <text:p>20985</text:p>
          </table:table-cell>
          <table:table-cell office:value-type="string">
            <text:p>", "b2" : "</text:p>
          </table:table-cell>
          <table:table-cell table:formula="of:=[Sheet1.G364]" office:value-type="float" office:value="22097">
            <text:p>22097</text:p>
          </table:table-cell>
          <table:table-cell office:value-type="string">
            <text:p>", "historic" : "</text:p>
          </table:table-cell>
          <table:table-cell table:formula="of:=[Sheet1.C364]" office:value-type="float" office:value="21538">
            <text:p>2153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4]+1" office:value-type="float" office:value="365">
            <text:p>365</text:p>
          </table:table-cell>
          <table:table-cell office:value-type="string">
            <text:p>" }, "year" : "</text:p>
          </table:table-cell>
          <table:table-cell table:formula="of:=RIGHT([Sheet1.A365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5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65]" office:value-type="float" office:value="3299">
            <text:p>3299</text:p>
          </table:table-cell>
          <table:table-cell office:value-type="string">
            <text:p>", "a2" : "</text:p>
          </table:table-cell>
          <table:table-cell table:formula="of:=[Sheet1.E365]" office:value-type="float" office:value="3302">
            <text:p>3302</text:p>
          </table:table-cell>
          <table:table-cell office:value-type="string">
            <text:p>", "b1" : "</text:p>
          </table:table-cell>
          <table:table-cell table:formula="of:=[Sheet1.F365]" office:value-type="float" office:value="2378">
            <text:p>2378</text:p>
          </table:table-cell>
          <table:table-cell office:value-type="string">
            <text:p>", "b2" : "</text:p>
          </table:table-cell>
          <table:table-cell table:formula="of:=[Sheet1.G365]" office:value-type="float" office:value="3452">
            <text:p>3452</text:p>
          </table:table-cell>
          <table:table-cell office:value-type="string">
            <text:p>", "historic" : "</text:p>
          </table:table-cell>
          <table:table-cell table:formula="of:=[Sheet1.C365]" office:value-type="float" office:value="2306">
            <text:p>230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5]+1" office:value-type="float" office:value="366">
            <text:p>366</text:p>
          </table:table-cell>
          <table:table-cell office:value-type="string">
            <text:p>" }, "year" : "</text:p>
          </table:table-cell>
          <table:table-cell table:formula="of:=RIGHT([Sheet1.A366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5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66]" office:value-type="float" office:value="4399">
            <text:p>4399</text:p>
          </table:table-cell>
          <table:table-cell office:value-type="string">
            <text:p>", "a2" : "</text:p>
          </table:table-cell>
          <table:table-cell table:formula="of:=[Sheet1.E366]" office:value-type="float" office:value="4469">
            <text:p>4469</text:p>
          </table:table-cell>
          <table:table-cell office:value-type="string">
            <text:p>", "b1" : "</text:p>
          </table:table-cell>
          <table:table-cell table:formula="of:=[Sheet1.F366]" office:value-type="float" office:value="4515">
            <text:p>4515</text:p>
          </table:table-cell>
          <table:table-cell office:value-type="string">
            <text:p>", "b2" : "</text:p>
          </table:table-cell>
          <table:table-cell table:formula="of:=[Sheet1.G366]" office:value-type="float" office:value="4616">
            <text:p>4616</text:p>
          </table:table-cell>
          <table:table-cell office:value-type="string">
            <text:p>", "historic" : "</text:p>
          </table:table-cell>
          <table:table-cell table:formula="of:=[Sheet1.C366]" office:value-type="float" office:value="4460">
            <text:p>446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6]+1" office:value-type="float" office:value="367">
            <text:p>367</text:p>
          </table:table-cell>
          <table:table-cell office:value-type="string">
            <text:p>" }, "year" : "</text:p>
          </table:table-cell>
          <table:table-cell table:formula="of:=RIGHT([Sheet1.A367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5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67]" office:value-type="float" office:value="3306">
            <text:p>3306</text:p>
          </table:table-cell>
          <table:table-cell office:value-type="string">
            <text:p>", "a2" : "</text:p>
          </table:table-cell>
          <table:table-cell table:formula="of:=[Sheet1.E367]" office:value-type="float" office:value="3403">
            <text:p>3403</text:p>
          </table:table-cell>
          <table:table-cell office:value-type="string">
            <text:p>", "b1" : "</text:p>
          </table:table-cell>
          <table:table-cell table:formula="of:=[Sheet1.F367]" office:value-type="float" office:value="3099">
            <text:p>3099</text:p>
          </table:table-cell>
          <table:table-cell office:value-type="string">
            <text:p>", "b2" : "</text:p>
          </table:table-cell>
          <table:table-cell table:formula="of:=[Sheet1.G367]" office:value-type="float" office:value="3227">
            <text:p>3227</text:p>
          </table:table-cell>
          <table:table-cell office:value-type="string">
            <text:p>", "historic" : "</text:p>
          </table:table-cell>
          <table:table-cell table:formula="of:=[Sheet1.C367]" office:value-type="float" office:value="3383">
            <text:p>338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7]+1" office:value-type="float" office:value="368">
            <text:p>368</text:p>
          </table:table-cell>
          <table:table-cell office:value-type="string">
            <text:p>" }, "year" : "</text:p>
          </table:table-cell>
          <table:table-cell table:formula="of:=RIGHT([Sheet1.A368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5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68]" office:value-type="float" office:value="35580">
            <text:p>35580</text:p>
          </table:table-cell>
          <table:table-cell office:value-type="string">
            <text:p>", "a2" : "</text:p>
          </table:table-cell>
          <table:table-cell table:formula="of:=[Sheet1.E368]" office:value-type="float" office:value="34937">
            <text:p>34937</text:p>
          </table:table-cell>
          <table:table-cell office:value-type="string">
            <text:p>", "b1" : "</text:p>
          </table:table-cell>
          <table:table-cell table:formula="of:=[Sheet1.F368]" office:value-type="float" office:value="34435">
            <text:p>34435</text:p>
          </table:table-cell>
          <table:table-cell office:value-type="string">
            <text:p>", "b2" : "</text:p>
          </table:table-cell>
          <table:table-cell table:formula="of:=[Sheet1.G368]" office:value-type="float" office:value="36849">
            <text:p>36849</text:p>
          </table:table-cell>
          <table:table-cell office:value-type="string">
            <text:p>", "historic" : "</text:p>
          </table:table-cell>
          <table:table-cell table:formula="of:=[Sheet1.C368]" office:value-type="float" office:value="35211">
            <text:p>3521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8]+1" office:value-type="float" office:value="369">
            <text:p>369</text:p>
          </table:table-cell>
          <table:table-cell office:value-type="string">
            <text:p>" }, "year" : "</text:p>
          </table:table-cell>
          <table:table-cell table:formula="of:=RIGHT([Sheet1.A369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5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69]" office:value-type="float" office:value="32774">
            <text:p>32774</text:p>
          </table:table-cell>
          <table:table-cell office:value-type="string">
            <text:p>", "a2" : "</text:p>
          </table:table-cell>
          <table:table-cell table:formula="of:=[Sheet1.E369]" office:value-type="float" office:value="33188">
            <text:p>33188</text:p>
          </table:table-cell>
          <table:table-cell office:value-type="string">
            <text:p>", "b1" : "</text:p>
          </table:table-cell>
          <table:table-cell table:formula="of:=[Sheet1.F369]" office:value-type="float" office:value="33092">
            <text:p>33092</text:p>
          </table:table-cell>
          <table:table-cell office:value-type="string">
            <text:p>", "b2" : "</text:p>
          </table:table-cell>
          <table:table-cell table:formula="of:=[Sheet1.G369]" office:value-type="float" office:value="33599">
            <text:p>33599</text:p>
          </table:table-cell>
          <table:table-cell office:value-type="string">
            <text:p>", "historic" : "</text:p>
          </table:table-cell>
          <table:table-cell table:formula="of:=[Sheet1.C369]" office:value-type="float" office:value="32663">
            <text:p>3266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69]+1" office:value-type="float" office:value="370">
            <text:p>370</text:p>
          </table:table-cell>
          <table:table-cell office:value-type="string">
            <text:p>" }, "year" : "</text:p>
          </table:table-cell>
          <table:table-cell table:formula="of:=RIGHT([Sheet1.A370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6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70]" office:value-type="float" office:value="2654">
            <text:p>2654</text:p>
          </table:table-cell>
          <table:table-cell office:value-type="string">
            <text:p>", "a2" : "</text:p>
          </table:table-cell>
          <table:table-cell table:formula="of:=[Sheet1.E370]" office:value-type="float" office:value="2588">
            <text:p>2588</text:p>
          </table:table-cell>
          <table:table-cell office:value-type="string">
            <text:p>", "b1" : "</text:p>
          </table:table-cell>
          <table:table-cell table:formula="of:=[Sheet1.F370]" office:value-type="float" office:value="3134">
            <text:p>3134</text:p>
          </table:table-cell>
          <table:table-cell office:value-type="string">
            <text:p>", "b2" : "</text:p>
          </table:table-cell>
          <table:table-cell table:formula="of:=[Sheet1.G370]" office:value-type="float" office:value="3482">
            <text:p>3482</text:p>
          </table:table-cell>
          <table:table-cell office:value-type="string">
            <text:p>", "historic" : "</text:p>
          </table:table-cell>
          <table:table-cell table:formula="of:=[Sheet1.C370]" office:value-type="float" office:value="2969">
            <text:p>296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0]+1" office:value-type="float" office:value="371">
            <text:p>371</text:p>
          </table:table-cell>
          <table:table-cell office:value-type="string">
            <text:p>" }, "year" : "</text:p>
          </table:table-cell>
          <table:table-cell table:formula="of:=RIGHT([Sheet1.A371];4)" office:value-type="string" office:string-value="1997">
            <text:p>1997</text:p>
          </table:table-cell>
          <table:table-cell office:value-type="string">
            <text:p>", "continent" : "</text:p>
          </table:table-cell>
          <table:table-cell table:formula="of:=[.F36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71]" office:value-type="float" office:value="499">
            <text:p>499</text:p>
          </table:table-cell>
          <table:table-cell office:value-type="string">
            <text:p>", "a2" : "</text:p>
          </table:table-cell>
          <table:table-cell table:formula="of:=[Sheet1.E371]" office:value-type="float" office:value="488">
            <text:p>488</text:p>
          </table:table-cell>
          <table:table-cell office:value-type="string">
            <text:p>", "b1" : "</text:p>
          </table:table-cell>
          <table:table-cell table:formula="of:=[Sheet1.F371]" office:value-type="float" office:value="516">
            <text:p>516</text:p>
          </table:table-cell>
          <table:table-cell office:value-type="string">
            <text:p>", "b2" : "</text:p>
          </table:table-cell>
          <table:table-cell table:formula="of:=[Sheet1.G371]" office:value-type="float" office:value="436">
            <text:p>436</text:p>
          </table:table-cell>
          <table:table-cell office:value-type="string">
            <text:p>", "historic" : "</text:p>
          </table:table-cell>
          <table:table-cell table:formula="of:=[Sheet1.C371]" office:value-type="float" office:value="507">
            <text:p>50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1]+1" office:value-type="float" office:value="372">
            <text:p>372</text:p>
          </table:table-cell>
          <table:table-cell office:value-type="string">
            <text:p>" }, "year" : "</text:p>
          </table:table-cell>
          <table:table-cell table:formula="of:=RIGHT([Sheet1.A372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6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72]" office:value-type="float" office:value="898">
            <text:p>898</text:p>
          </table:table-cell>
          <table:table-cell office:value-type="string">
            <text:p>", "a2" : "</text:p>
          </table:table-cell>
          <table:table-cell table:formula="of:=[Sheet1.E372]" office:value-type="float" office:value="864">
            <text:p>864</text:p>
          </table:table-cell>
          <table:table-cell office:value-type="string">
            <text:p>", "b1" : "</text:p>
          </table:table-cell>
          <table:table-cell table:formula="of:=[Sheet1.F372]" office:value-type="float" office:value="815">
            <text:p>815</text:p>
          </table:table-cell>
          <table:table-cell office:value-type="string">
            <text:p>", "b2" : "</text:p>
          </table:table-cell>
          <table:table-cell table:formula="of:=[Sheet1.G372]" office:value-type="float" office:value="860">
            <text:p>860</text:p>
          </table:table-cell>
          <table:table-cell office:value-type="string">
            <text:p>", "historic" : "</text:p>
          </table:table-cell>
          <table:table-cell table:formula="of:=[Sheet1.C372]" office:value-type="float" office:value="820">
            <text:p>82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2]+1" office:value-type="float" office:value="373">
            <text:p>373</text:p>
          </table:table-cell>
          <table:table-cell office:value-type="string">
            <text:p>" }, "year" : "</text:p>
          </table:table-cell>
          <table:table-cell table:formula="of:=RIGHT([Sheet1.A373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6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73]" office:value-type="float" office:value="797">
            <text:p>797</text:p>
          </table:table-cell>
          <table:table-cell office:value-type="string">
            <text:p>", "a2" : "</text:p>
          </table:table-cell>
          <table:table-cell table:formula="of:=[Sheet1.E373]" office:value-type="float" office:value="637">
            <text:p>637</text:p>
          </table:table-cell>
          <table:table-cell office:value-type="string">
            <text:p>", "b1" : "</text:p>
          </table:table-cell>
          <table:table-cell table:formula="of:=[Sheet1.F373]" office:value-type="float" office:value="781">
            <text:p>781</text:p>
          </table:table-cell>
          <table:table-cell office:value-type="string">
            <text:p>", "b2" : "</text:p>
          </table:table-cell>
          <table:table-cell table:formula="of:=[Sheet1.G373]" office:value-type="float" office:value="1015">
            <text:p>1015</text:p>
          </table:table-cell>
          <table:table-cell office:value-type="string">
            <text:p>", "historic" : "</text:p>
          </table:table-cell>
          <table:table-cell table:formula="of:=[Sheet1.C373]" office:value-type="float" office:value="938">
            <text:p>93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3]+1" office:value-type="float" office:value="374">
            <text:p>374</text:p>
          </table:table-cell>
          <table:table-cell office:value-type="string">
            <text:p>" }, "year" : "</text:p>
          </table:table-cell>
          <table:table-cell table:formula="of:=RIGHT([Sheet1.A374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6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74]" office:value-type="float" office:value="22139">
            <text:p>22139</text:p>
          </table:table-cell>
          <table:table-cell office:value-type="string">
            <text:p>", "a2" : "</text:p>
          </table:table-cell>
          <table:table-cell table:formula="of:=[Sheet1.E374]" office:value-type="float" office:value="21629">
            <text:p>21629</text:p>
          </table:table-cell>
          <table:table-cell office:value-type="string">
            <text:p>", "b1" : "</text:p>
          </table:table-cell>
          <table:table-cell table:formula="of:=[Sheet1.F374]" office:value-type="float" office:value="21423">
            <text:p>21423</text:p>
          </table:table-cell>
          <table:table-cell office:value-type="string">
            <text:p>", "b2" : "</text:p>
          </table:table-cell>
          <table:table-cell table:formula="of:=[Sheet1.G374]" office:value-type="float" office:value="22498">
            <text:p>22498</text:p>
          </table:table-cell>
          <table:table-cell office:value-type="string">
            <text:p>", "historic" : "</text:p>
          </table:table-cell>
          <table:table-cell table:formula="of:=[Sheet1.C374]" office:value-type="float" office:value="22107">
            <text:p>2210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4]+1" office:value-type="float" office:value="375">
            <text:p>375</text:p>
          </table:table-cell>
          <table:table-cell office:value-type="string">
            <text:p>" }, "year" : "</text:p>
          </table:table-cell>
          <table:table-cell table:formula="of:=RIGHT([Sheet1.A375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6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75]" office:value-type="float" office:value="3212">
            <text:p>3212</text:p>
          </table:table-cell>
          <table:table-cell office:value-type="string">
            <text:p>", "a2" : "</text:p>
          </table:table-cell>
          <table:table-cell table:formula="of:=[Sheet1.E375]" office:value-type="float" office:value="3331">
            <text:p>3331</text:p>
          </table:table-cell>
          <table:table-cell office:value-type="string">
            <text:p>", "b1" : "</text:p>
          </table:table-cell>
          <table:table-cell table:formula="of:=[Sheet1.F375]" office:value-type="float" office:value="2397">
            <text:p>2397</text:p>
          </table:table-cell>
          <table:table-cell office:value-type="string">
            <text:p>", "b2" : "</text:p>
          </table:table-cell>
          <table:table-cell table:formula="of:=[Sheet1.G375]" office:value-type="float" office:value="3389">
            <text:p>3389</text:p>
          </table:table-cell>
          <table:table-cell office:value-type="string">
            <text:p>", "historic" : "</text:p>
          </table:table-cell>
          <table:table-cell table:formula="of:=[Sheet1.C375]" office:value-type="float" office:value="2218">
            <text:p>221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5]+1" office:value-type="float" office:value="376">
            <text:p>376</text:p>
          </table:table-cell>
          <table:table-cell office:value-type="string">
            <text:p>" }, "year" : "</text:p>
          </table:table-cell>
          <table:table-cell table:formula="of:=RIGHT([Sheet1.A376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6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76]" office:value-type="float" office:value="4465">
            <text:p>4465</text:p>
          </table:table-cell>
          <table:table-cell office:value-type="string">
            <text:p>", "a2" : "</text:p>
          </table:table-cell>
          <table:table-cell table:formula="of:=[Sheet1.E376]" office:value-type="float" office:value="4543">
            <text:p>4543</text:p>
          </table:table-cell>
          <table:table-cell office:value-type="string">
            <text:p>", "b1" : "</text:p>
          </table:table-cell>
          <table:table-cell table:formula="of:=[Sheet1.F376]" office:value-type="float" office:value="4725">
            <text:p>4725</text:p>
          </table:table-cell>
          <table:table-cell office:value-type="string">
            <text:p>", "b2" : "</text:p>
          </table:table-cell>
          <table:table-cell table:formula="of:=[Sheet1.G376]" office:value-type="float" office:value="4716">
            <text:p>4716</text:p>
          </table:table-cell>
          <table:table-cell office:value-type="string">
            <text:p>", "historic" : "</text:p>
          </table:table-cell>
          <table:table-cell table:formula="of:=[Sheet1.C376]" office:value-type="float" office:value="4496">
            <text:p>449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6]+1" office:value-type="float" office:value="377">
            <text:p>377</text:p>
          </table:table-cell>
          <table:table-cell office:value-type="string">
            <text:p>" }, "year" : "</text:p>
          </table:table-cell>
          <table:table-cell table:formula="of:=RIGHT([Sheet1.A377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6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77]" office:value-type="float" office:value="3321">
            <text:p>3321</text:p>
          </table:table-cell>
          <table:table-cell office:value-type="string">
            <text:p>", "a2" : "</text:p>
          </table:table-cell>
          <table:table-cell table:formula="of:=[Sheet1.E377]" office:value-type="float" office:value="3431">
            <text:p>3431</text:p>
          </table:table-cell>
          <table:table-cell office:value-type="string">
            <text:p>", "b1" : "</text:p>
          </table:table-cell>
          <table:table-cell table:formula="of:=[Sheet1.F377]" office:value-type="float" office:value="3194">
            <text:p>3194</text:p>
          </table:table-cell>
          <table:table-cell office:value-type="string">
            <text:p>", "b2" : "</text:p>
          </table:table-cell>
          <table:table-cell table:formula="of:=[Sheet1.G377]" office:value-type="float" office:value="3258">
            <text:p>3258</text:p>
          </table:table-cell>
          <table:table-cell office:value-type="string">
            <text:p>", "historic" : "</text:p>
          </table:table-cell>
          <table:table-cell table:formula="of:=[Sheet1.C377]" office:value-type="float" office:value="3449">
            <text:p>344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7]+1" office:value-type="float" office:value="378">
            <text:p>378</text:p>
          </table:table-cell>
          <table:table-cell office:value-type="string">
            <text:p>" }, "year" : "</text:p>
          </table:table-cell>
          <table:table-cell table:formula="of:=RIGHT([Sheet1.A378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6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78]" office:value-type="float" office:value="36142">
            <text:p>36142</text:p>
          </table:table-cell>
          <table:table-cell office:value-type="string">
            <text:p>", "a2" : "</text:p>
          </table:table-cell>
          <table:table-cell table:formula="of:=[Sheet1.E378]" office:value-type="float" office:value="35220">
            <text:p>35220</text:p>
          </table:table-cell>
          <table:table-cell office:value-type="string">
            <text:p>", "b1" : "</text:p>
          </table:table-cell>
          <table:table-cell table:formula="of:=[Sheet1.F378]" office:value-type="float" office:value="35002">
            <text:p>35002</text:p>
          </table:table-cell>
          <table:table-cell office:value-type="string">
            <text:p>", "b2" : "</text:p>
          </table:table-cell>
          <table:table-cell table:formula="of:=[Sheet1.G378]" office:value-type="float" office:value="37726">
            <text:p>37726</text:p>
          </table:table-cell>
          <table:table-cell office:value-type="string">
            <text:p>", "historic" : "</text:p>
          </table:table-cell>
          <table:table-cell table:formula="of:=[Sheet1.C378]" office:value-type="float" office:value="36337">
            <text:p>3633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8]+1" office:value-type="float" office:value="379">
            <text:p>379</text:p>
          </table:table-cell>
          <table:table-cell office:value-type="string">
            <text:p>" }, "year" : "</text:p>
          </table:table-cell>
          <table:table-cell table:formula="of:=RIGHT([Sheet1.A379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6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79]" office:value-type="float" office:value="33189">
            <text:p>33189</text:p>
          </table:table-cell>
          <table:table-cell office:value-type="string">
            <text:p>", "a2" : "</text:p>
          </table:table-cell>
          <table:table-cell table:formula="of:=[Sheet1.E379]" office:value-type="float" office:value="33513">
            <text:p>33513</text:p>
          </table:table-cell>
          <table:table-cell office:value-type="string">
            <text:p>", "b1" : "</text:p>
          </table:table-cell>
          <table:table-cell table:formula="of:=[Sheet1.F379]" office:value-type="float" office:value="33868">
            <text:p>33868</text:p>
          </table:table-cell>
          <table:table-cell office:value-type="string">
            <text:p>", "b2" : "</text:p>
          </table:table-cell>
          <table:table-cell table:formula="of:=[Sheet1.G379]" office:value-type="float" office:value="34183">
            <text:p>34183</text:p>
          </table:table-cell>
          <table:table-cell office:value-type="string">
            <text:p>", "historic" : "</text:p>
          </table:table-cell>
          <table:table-cell table:formula="of:=[Sheet1.C379]" office:value-type="float" office:value="32118">
            <text:p>3211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79]+1" office:value-type="float" office:value="380">
            <text:p>380</text:p>
          </table:table-cell>
          <table:table-cell office:value-type="string">
            <text:p>" }, "year" : "</text:p>
          </table:table-cell>
          <table:table-cell table:formula="of:=RIGHT([Sheet1.A380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7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80]" office:value-type="float" office:value="2733">
            <text:p>2733</text:p>
          </table:table-cell>
          <table:table-cell office:value-type="string">
            <text:p>", "a2" : "</text:p>
          </table:table-cell>
          <table:table-cell table:formula="of:=[Sheet1.E380]" office:value-type="float" office:value="2645">
            <text:p>2645</text:p>
          </table:table-cell>
          <table:table-cell office:value-type="string">
            <text:p>", "b1" : "</text:p>
          </table:table-cell>
          <table:table-cell table:formula="of:=[Sheet1.F380]" office:value-type="float" office:value="3264">
            <text:p>3264</text:p>
          </table:table-cell>
          <table:table-cell office:value-type="string">
            <text:p>", "b2" : "</text:p>
          </table:table-cell>
          <table:table-cell table:formula="of:=[Sheet1.G380]" office:value-type="float" office:value="3740">
            <text:p>3740</text:p>
          </table:table-cell>
          <table:table-cell office:value-type="string">
            <text:p>", "historic" : "</text:p>
          </table:table-cell>
          <table:table-cell table:formula="of:=[Sheet1.C380]" office:value-type="float" office:value="2690">
            <text:p>269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0]+1" office:value-type="float" office:value="381">
            <text:p>381</text:p>
          </table:table-cell>
          <table:table-cell office:value-type="string">
            <text:p>" }, "year" : "</text:p>
          </table:table-cell>
          <table:table-cell table:formula="of:=RIGHT([Sheet1.A381];4)" office:value-type="string" office:string-value="1998">
            <text:p>1998</text:p>
          </table:table-cell>
          <table:table-cell office:value-type="string">
            <text:p>", "continent" : "</text:p>
          </table:table-cell>
          <table:table-cell table:formula="of:=[.F37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81]" office:value-type="float" office:value="512">
            <text:p>512</text:p>
          </table:table-cell>
          <table:table-cell office:value-type="string">
            <text:p>", "a2" : "</text:p>
          </table:table-cell>
          <table:table-cell table:formula="of:=[Sheet1.E381]" office:value-type="float" office:value="498">
            <text:p>498</text:p>
          </table:table-cell>
          <table:table-cell office:value-type="string">
            <text:p>", "b1" : "</text:p>
          </table:table-cell>
          <table:table-cell table:formula="of:=[Sheet1.F381]" office:value-type="float" office:value="540">
            <text:p>540</text:p>
          </table:table-cell>
          <table:table-cell office:value-type="string">
            <text:p>", "b2" : "</text:p>
          </table:table-cell>
          <table:table-cell table:formula="of:=[Sheet1.G381]" office:value-type="float" office:value="441">
            <text:p>441</text:p>
          </table:table-cell>
          <table:table-cell office:value-type="string">
            <text:p>", "historic" : "</text:p>
          </table:table-cell>
          <table:table-cell table:formula="of:=[Sheet1.C381]" office:value-type="float" office:value="526">
            <text:p>52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1]+1" office:value-type="float" office:value="382">
            <text:p>382</text:p>
          </table:table-cell>
          <table:table-cell office:value-type="string">
            <text:p>" }, "year" : "</text:p>
          </table:table-cell>
          <table:table-cell table:formula="of:=RIGHT([Sheet1.A382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7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82]" office:value-type="float" office:value="900">
            <text:p>900</text:p>
          </table:table-cell>
          <table:table-cell office:value-type="string">
            <text:p>", "a2" : "</text:p>
          </table:table-cell>
          <table:table-cell table:formula="of:=[Sheet1.E382]" office:value-type="float" office:value="864">
            <text:p>864</text:p>
          </table:table-cell>
          <table:table-cell office:value-type="string">
            <text:p>", "b1" : "</text:p>
          </table:table-cell>
          <table:table-cell table:formula="of:=[Sheet1.F382]" office:value-type="float" office:value="839">
            <text:p>839</text:p>
          </table:table-cell>
          <table:table-cell office:value-type="string">
            <text:p>", "b2" : "</text:p>
          </table:table-cell>
          <table:table-cell table:formula="of:=[Sheet1.G382]" office:value-type="float" office:value="863">
            <text:p>863</text:p>
          </table:table-cell>
          <table:table-cell office:value-type="string">
            <text:p>", "historic" : "</text:p>
          </table:table-cell>
          <table:table-cell table:formula="of:=[Sheet1.C382]" office:value-type="float" office:value="817">
            <text:p>81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2]+1" office:value-type="float" office:value="383">
            <text:p>383</text:p>
          </table:table-cell>
          <table:table-cell office:value-type="string">
            <text:p>" }, "year" : "</text:p>
          </table:table-cell>
          <table:table-cell table:formula="of:=RIGHT([Sheet1.A383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7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83]" office:value-type="float" office:value="852">
            <text:p>852</text:p>
          </table:table-cell>
          <table:table-cell office:value-type="string">
            <text:p>", "a2" : "</text:p>
          </table:table-cell>
          <table:table-cell table:formula="of:=[Sheet1.E383]" office:value-type="float" office:value="661">
            <text:p>661</text:p>
          </table:table-cell>
          <table:table-cell office:value-type="string">
            <text:p>", "b1" : "</text:p>
          </table:table-cell>
          <table:table-cell table:formula="of:=[Sheet1.F383]" office:value-type="float" office:value="806">
            <text:p>806</text:p>
          </table:table-cell>
          <table:table-cell office:value-type="string">
            <text:p>", "b2" : "</text:p>
          </table:table-cell>
          <table:table-cell table:formula="of:=[Sheet1.G383]" office:value-type="float" office:value="1107">
            <text:p>1107</text:p>
          </table:table-cell>
          <table:table-cell office:value-type="string">
            <text:p>", "historic" : "</text:p>
          </table:table-cell>
          <table:table-cell table:formula="of:=[Sheet1.C383]" office:value-type="float" office:value="999">
            <text:p>99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3]+1" office:value-type="float" office:value="384">
            <text:p>384</text:p>
          </table:table-cell>
          <table:table-cell office:value-type="string">
            <text:p>" }, "year" : "</text:p>
          </table:table-cell>
          <table:table-cell table:formula="of:=RIGHT([Sheet1.A384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7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84]" office:value-type="float" office:value="22483">
            <text:p>22483</text:p>
          </table:table-cell>
          <table:table-cell office:value-type="string">
            <text:p>", "a2" : "</text:p>
          </table:table-cell>
          <table:table-cell table:formula="of:=[Sheet1.E384]" office:value-type="float" office:value="21861">
            <text:p>21861</text:p>
          </table:table-cell>
          <table:table-cell office:value-type="string">
            <text:p>", "b1" : "</text:p>
          </table:table-cell>
          <table:table-cell table:formula="of:=[Sheet1.F384]" office:value-type="float" office:value="21858">
            <text:p>21858</text:p>
          </table:table-cell>
          <table:table-cell office:value-type="string">
            <text:p>", "b2" : "</text:p>
          </table:table-cell>
          <table:table-cell table:formula="of:=[Sheet1.G384]" office:value-type="float" office:value="22897">
            <text:p>22897</text:p>
          </table:table-cell>
          <table:table-cell office:value-type="string">
            <text:p>", "historic" : "</text:p>
          </table:table-cell>
          <table:table-cell table:formula="of:=[Sheet1.C384]" office:value-type="float" office:value="22644">
            <text:p>2264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4]+1" office:value-type="float" office:value="385">
            <text:p>385</text:p>
          </table:table-cell>
          <table:table-cell office:value-type="string">
            <text:p>" }, "year" : "</text:p>
          </table:table-cell>
          <table:table-cell table:formula="of:=RIGHT([Sheet1.A385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7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85]" office:value-type="float" office:value="3125">
            <text:p>3125</text:p>
          </table:table-cell>
          <table:table-cell office:value-type="string">
            <text:p>", "a2" : "</text:p>
          </table:table-cell>
          <table:table-cell table:formula="of:=[Sheet1.E385]" office:value-type="float" office:value="3360">
            <text:p>3360</text:p>
          </table:table-cell>
          <table:table-cell office:value-type="string">
            <text:p>", "b1" : "</text:p>
          </table:table-cell>
          <table:table-cell table:formula="of:=[Sheet1.F385]" office:value-type="float" office:value="2417">
            <text:p>2417</text:p>
          </table:table-cell>
          <table:table-cell office:value-type="string">
            <text:p>", "b2" : "</text:p>
          </table:table-cell>
          <table:table-cell table:formula="of:=[Sheet1.G385]" office:value-type="float" office:value="3326">
            <text:p>3326</text:p>
          </table:table-cell>
          <table:table-cell office:value-type="string">
            <text:p>", "historic" : "</text:p>
          </table:table-cell>
          <table:table-cell table:formula="of:=[Sheet1.C385]" office:value-type="float" office:value="2345">
            <text:p>234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5]+1" office:value-type="float" office:value="386">
            <text:p>386</text:p>
          </table:table-cell>
          <table:table-cell office:value-type="string">
            <text:p>" }, "year" : "</text:p>
          </table:table-cell>
          <table:table-cell table:formula="of:=RIGHT([Sheet1.A386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7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86]" office:value-type="float" office:value="4528">
            <text:p>4528</text:p>
          </table:table-cell>
          <table:table-cell office:value-type="string">
            <text:p>", "a2" : "</text:p>
          </table:table-cell>
          <table:table-cell table:formula="of:=[Sheet1.E386]" office:value-type="float" office:value="4614">
            <text:p>4614</text:p>
          </table:table-cell>
          <table:table-cell office:value-type="string">
            <text:p>", "b1" : "</text:p>
          </table:table-cell>
          <table:table-cell table:formula="of:=[Sheet1.F386]" office:value-type="float" office:value="4929">
            <text:p>4929</text:p>
          </table:table-cell>
          <table:table-cell office:value-type="string">
            <text:p>", "b2" : "</text:p>
          </table:table-cell>
          <table:table-cell table:formula="of:=[Sheet1.G386]" office:value-type="float" office:value="4813">
            <text:p>4813</text:p>
          </table:table-cell>
          <table:table-cell office:value-type="string">
            <text:p>", "historic" : "</text:p>
          </table:table-cell>
          <table:table-cell table:formula="of:=[Sheet1.C386]" office:value-type="float" office:value="4460">
            <text:p>446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6]+1" office:value-type="float" office:value="387">
            <text:p>387</text:p>
          </table:table-cell>
          <table:table-cell office:value-type="string">
            <text:p>" }, "year" : "</text:p>
          </table:table-cell>
          <table:table-cell table:formula="of:=RIGHT([Sheet1.A387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7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87]" office:value-type="float" office:value="3336">
            <text:p>3336</text:p>
          </table:table-cell>
          <table:table-cell office:value-type="string">
            <text:p>", "a2" : "</text:p>
          </table:table-cell>
          <table:table-cell table:formula="of:=[Sheet1.E387]" office:value-type="float" office:value="3457">
            <text:p>3457</text:p>
          </table:table-cell>
          <table:table-cell office:value-type="string">
            <text:p>", "b1" : "</text:p>
          </table:table-cell>
          <table:table-cell table:formula="of:=[Sheet1.F387]" office:value-type="float" office:value="3285">
            <text:p>3285</text:p>
          </table:table-cell>
          <table:table-cell office:value-type="string">
            <text:p>", "b2" : "</text:p>
          </table:table-cell>
          <table:table-cell table:formula="of:=[Sheet1.G387]" office:value-type="float" office:value="3287">
            <text:p>3287</text:p>
          </table:table-cell>
          <table:table-cell office:value-type="string">
            <text:p>", "historic" : "</text:p>
          </table:table-cell>
          <table:table-cell table:formula="of:=[Sheet1.C387]" office:value-type="float" office:value="3440">
            <text:p>344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7]+1" office:value-type="float" office:value="388">
            <text:p>388</text:p>
          </table:table-cell>
          <table:table-cell office:value-type="string">
            <text:p>" }, "year" : "</text:p>
          </table:table-cell>
          <table:table-cell table:formula="of:=RIGHT([Sheet1.A388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7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88]" office:value-type="float" office:value="36694">
            <text:p>36694</text:p>
          </table:table-cell>
          <table:table-cell office:value-type="string">
            <text:p>", "a2" : "</text:p>
          </table:table-cell>
          <table:table-cell table:formula="of:=[Sheet1.E388]" office:value-type="float" office:value="35498">
            <text:p>35498</text:p>
          </table:table-cell>
          <table:table-cell office:value-type="string">
            <text:p>", "b1" : "</text:p>
          </table:table-cell>
          <table:table-cell table:formula="of:=[Sheet1.F388]" office:value-type="float" office:value="35558">
            <text:p>35558</text:p>
          </table:table-cell>
          <table:table-cell office:value-type="string">
            <text:p>", "b2" : "</text:p>
          </table:table-cell>
          <table:table-cell table:formula="of:=[Sheet1.G388]" office:value-type="float" office:value="38589">
            <text:p>38589</text:p>
          </table:table-cell>
          <table:table-cell office:value-type="string">
            <text:p>", "historic" : "</text:p>
          </table:table-cell>
          <table:table-cell table:formula="of:=[Sheet1.C388]" office:value-type="float" office:value="37703">
            <text:p>3770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8]+1" office:value-type="float" office:value="389">
            <text:p>389</text:p>
          </table:table-cell>
          <table:table-cell office:value-type="string">
            <text:p>" }, "year" : "</text:p>
          </table:table-cell>
          <table:table-cell table:formula="of:=RIGHT([Sheet1.A389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7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89]" office:value-type="float" office:value="33599">
            <text:p>33599</text:p>
          </table:table-cell>
          <table:table-cell office:value-type="string">
            <text:p>", "a2" : "</text:p>
          </table:table-cell>
          <table:table-cell table:formula="of:=[Sheet1.E389]" office:value-type="float" office:value="33834">
            <text:p>33834</text:p>
          </table:table-cell>
          <table:table-cell office:value-type="string">
            <text:p>", "b1" : "</text:p>
          </table:table-cell>
          <table:table-cell table:formula="of:=[Sheet1.F389]" office:value-type="float" office:value="34636">
            <text:p>34636</text:p>
          </table:table-cell>
          <table:table-cell office:value-type="string">
            <text:p>", "b2" : "</text:p>
          </table:table-cell>
          <table:table-cell table:formula="of:=[Sheet1.G389]" office:value-type="float" office:value="34763">
            <text:p>34763</text:p>
          </table:table-cell>
          <table:table-cell office:value-type="string">
            <text:p>", "historic" : "</text:p>
          </table:table-cell>
          <table:table-cell table:formula="of:=[Sheet1.C389]" office:value-type="float" office:value="32194">
            <text:p>3219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89]+1" office:value-type="float" office:value="390">
            <text:p>390</text:p>
          </table:table-cell>
          <table:table-cell office:value-type="string">
            <text:p>" }, "year" : "</text:p>
          </table:table-cell>
          <table:table-cell table:formula="of:=RIGHT([Sheet1.A390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8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390]" office:value-type="float" office:value="2809">
            <text:p>2809</text:p>
          </table:table-cell>
          <table:table-cell office:value-type="string">
            <text:p>", "a2" : "</text:p>
          </table:table-cell>
          <table:table-cell table:formula="of:=[Sheet1.E390]" office:value-type="float" office:value="2700">
            <text:p>2700</text:p>
          </table:table-cell>
          <table:table-cell office:value-type="string">
            <text:p>", "b1" : "</text:p>
          </table:table-cell>
          <table:table-cell table:formula="of:=[Sheet1.F390]" office:value-type="float" office:value="3390">
            <text:p>3390</text:p>
          </table:table-cell>
          <table:table-cell office:value-type="string">
            <text:p>", "b2" : "</text:p>
          </table:table-cell>
          <table:table-cell table:formula="of:=[Sheet1.G390]" office:value-type="float" office:value="3991">
            <text:p>3991</text:p>
          </table:table-cell>
          <table:table-cell office:value-type="string">
            <text:p>", "historic" : "</text:p>
          </table:table-cell>
          <table:table-cell table:formula="of:=[Sheet1.C390]" office:value-type="float" office:value="2823">
            <text:p>282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0]+1" office:value-type="float" office:value="391">
            <text:p>391</text:p>
          </table:table-cell>
          <table:table-cell office:value-type="string">
            <text:p>" }, "year" : "</text:p>
          </table:table-cell>
          <table:table-cell table:formula="of:=RIGHT([Sheet1.A391];4)" office:value-type="string" office:string-value="1999">
            <text:p>1999</text:p>
          </table:table-cell>
          <table:table-cell office:value-type="string">
            <text:p>", "continent" : "</text:p>
          </table:table-cell>
          <table:table-cell table:formula="of:=[.F38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391]" office:value-type="float" office:value="525">
            <text:p>525</text:p>
          </table:table-cell>
          <table:table-cell office:value-type="string">
            <text:p>", "a2" : "</text:p>
          </table:table-cell>
          <table:table-cell table:formula="of:=[Sheet1.E391]" office:value-type="float" office:value="508">
            <text:p>508</text:p>
          </table:table-cell>
          <table:table-cell office:value-type="string">
            <text:p>", "b1" : "</text:p>
          </table:table-cell>
          <table:table-cell table:formula="of:=[Sheet1.F391]" office:value-type="float" office:value="562">
            <text:p>562</text:p>
          </table:table-cell>
          <table:table-cell office:value-type="string">
            <text:p>", "b2" : "</text:p>
          </table:table-cell>
          <table:table-cell table:formula="of:=[Sheet1.G391]" office:value-type="float" office:value="446">
            <text:p>446</text:p>
          </table:table-cell>
          <table:table-cell office:value-type="string">
            <text:p>", "historic" : "</text:p>
          </table:table-cell>
          <table:table-cell table:formula="of:=[Sheet1.C391]" office:value-type="float" office:value="551">
            <text:p>55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1]+1" office:value-type="float" office:value="392">
            <text:p>392</text:p>
          </table:table-cell>
          <table:table-cell office:value-type="string">
            <text:p>" }, "year" : "</text:p>
          </table:table-cell>
          <table:table-cell table:formula="of:=RIGHT([Sheet1.A392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8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392]" office:value-type="float" office:value="902">
            <text:p>902</text:p>
          </table:table-cell>
          <table:table-cell office:value-type="string">
            <text:p>", "a2" : "</text:p>
          </table:table-cell>
          <table:table-cell table:formula="of:=[Sheet1.E392]" office:value-type="float" office:value="864">
            <text:p>864</text:p>
          </table:table-cell>
          <table:table-cell office:value-type="string">
            <text:p>", "b1" : "</text:p>
          </table:table-cell>
          <table:table-cell table:formula="of:=[Sheet1.F392]" office:value-type="float" office:value="861">
            <text:p>861</text:p>
          </table:table-cell>
          <table:table-cell office:value-type="string">
            <text:p>", "b2" : "</text:p>
          </table:table-cell>
          <table:table-cell table:formula="of:=[Sheet1.G392]" office:value-type="float" office:value="866">
            <text:p>866</text:p>
          </table:table-cell>
          <table:table-cell office:value-type="string">
            <text:p>", "historic" : "</text:p>
          </table:table-cell>
          <table:table-cell table:formula="of:=[Sheet1.C392]" office:value-type="float" office:value="827">
            <text:p>82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2]+1" office:value-type="float" office:value="393">
            <text:p>393</text:p>
          </table:table-cell>
          <table:table-cell office:value-type="string">
            <text:p>" }, "year" : "</text:p>
          </table:table-cell>
          <table:table-cell table:formula="of:=RIGHT([Sheet1.A393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8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393]" office:value-type="float" office:value="906">
            <text:p>906</text:p>
          </table:table-cell>
          <table:table-cell office:value-type="string">
            <text:p>", "a2" : "</text:p>
          </table:table-cell>
          <table:table-cell table:formula="of:=[Sheet1.E393]" office:value-type="float" office:value="685">
            <text:p>685</text:p>
          </table:table-cell>
          <table:table-cell office:value-type="string">
            <text:p>", "b1" : "</text:p>
          </table:table-cell>
          <table:table-cell table:formula="of:=[Sheet1.F393]" office:value-type="float" office:value="832">
            <text:p>832</text:p>
          </table:table-cell>
          <table:table-cell office:value-type="string">
            <text:p>", "b2" : "</text:p>
          </table:table-cell>
          <table:table-cell table:formula="of:=[Sheet1.G393]" office:value-type="float" office:value="1196">
            <text:p>1196</text:p>
          </table:table-cell>
          <table:table-cell office:value-type="string">
            <text:p>", "historic" : "</text:p>
          </table:table-cell>
          <table:table-cell table:formula="of:=[Sheet1.C393]" office:value-type="float" office:value="1074">
            <text:p>107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3]+1" office:value-type="float" office:value="394">
            <text:p>394</text:p>
          </table:table-cell>
          <table:table-cell office:value-type="string">
            <text:p>" }, "year" : "</text:p>
          </table:table-cell>
          <table:table-cell table:formula="of:=RIGHT([Sheet1.A394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8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394]" office:value-type="float" office:value="22825">
            <text:p>22825</text:p>
          </table:table-cell>
          <table:table-cell office:value-type="string">
            <text:p>", "a2" : "</text:p>
          </table:table-cell>
          <table:table-cell table:formula="of:=[Sheet1.E394]" office:value-type="float" office:value="22091">
            <text:p>22091</text:p>
          </table:table-cell>
          <table:table-cell office:value-type="string">
            <text:p>", "b1" : "</text:p>
          </table:table-cell>
          <table:table-cell table:formula="of:=[Sheet1.F394]" office:value-type="float" office:value="22289">
            <text:p>22289</text:p>
          </table:table-cell>
          <table:table-cell office:value-type="string">
            <text:p>", "b2" : "</text:p>
          </table:table-cell>
          <table:table-cell table:formula="of:=[Sheet1.G394]" office:value-type="float" office:value="23293">
            <text:p>23293</text:p>
          </table:table-cell>
          <table:table-cell office:value-type="string">
            <text:p>", "historic" : "</text:p>
          </table:table-cell>
          <table:table-cell table:formula="of:=[Sheet1.C394]" office:value-type="float" office:value="23458">
            <text:p>2345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4]+1" office:value-type="float" office:value="395">
            <text:p>395</text:p>
          </table:table-cell>
          <table:table-cell office:value-type="string">
            <text:p>" }, "year" : "</text:p>
          </table:table-cell>
          <table:table-cell table:formula="of:=RIGHT([Sheet1.A395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8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395]" office:value-type="float" office:value="3038">
            <text:p>3038</text:p>
          </table:table-cell>
          <table:table-cell office:value-type="string">
            <text:p>", "a2" : "</text:p>
          </table:table-cell>
          <table:table-cell table:formula="of:=[Sheet1.E395]" office:value-type="float" office:value="3389">
            <text:p>3389</text:p>
          </table:table-cell>
          <table:table-cell office:value-type="string">
            <text:p>", "b1" : "</text:p>
          </table:table-cell>
          <table:table-cell table:formula="of:=[Sheet1.F395]" office:value-type="float" office:value="2437">
            <text:p>2437</text:p>
          </table:table-cell>
          <table:table-cell office:value-type="string">
            <text:p>", "b2" : "</text:p>
          </table:table-cell>
          <table:table-cell table:formula="of:=[Sheet1.G395]" office:value-type="float" office:value="3263">
            <text:p>3263</text:p>
          </table:table-cell>
          <table:table-cell office:value-type="string">
            <text:p>", "historic" : "</text:p>
          </table:table-cell>
          <table:table-cell table:formula="of:=[Sheet1.C395]" office:value-type="float" office:value="2565">
            <text:p>256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5]+1" office:value-type="float" office:value="396">
            <text:p>396</text:p>
          </table:table-cell>
          <table:table-cell office:value-type="string">
            <text:p>" }, "year" : "</text:p>
          </table:table-cell>
          <table:table-cell table:formula="of:=RIGHT([Sheet1.A396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8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396]" office:value-type="float" office:value="4590">
            <text:p>4590</text:p>
          </table:table-cell>
          <table:table-cell office:value-type="string">
            <text:p>", "a2" : "</text:p>
          </table:table-cell>
          <table:table-cell table:formula="of:=[Sheet1.E396]" office:value-type="float" office:value="4683">
            <text:p>4683</text:p>
          </table:table-cell>
          <table:table-cell office:value-type="string">
            <text:p>", "b1" : "</text:p>
          </table:table-cell>
          <table:table-cell table:formula="of:=[Sheet1.F396]" office:value-type="float" office:value="5126">
            <text:p>5126</text:p>
          </table:table-cell>
          <table:table-cell office:value-type="string">
            <text:p>", "b2" : "</text:p>
          </table:table-cell>
          <table:table-cell table:formula="of:=[Sheet1.G396]" office:value-type="float" office:value="4907">
            <text:p>4907</text:p>
          </table:table-cell>
          <table:table-cell office:value-type="string">
            <text:p>", "historic" : "</text:p>
          </table:table-cell>
          <table:table-cell table:formula="of:=[Sheet1.C396]" office:value-type="float" office:value="4593">
            <text:p>459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6]+1" office:value-type="float" office:value="397">
            <text:p>397</text:p>
          </table:table-cell>
          <table:table-cell office:value-type="string">
            <text:p>" }, "year" : "</text:p>
          </table:table-cell>
          <table:table-cell table:formula="of:=RIGHT([Sheet1.A397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8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397]" office:value-type="float" office:value="3350">
            <text:p>3350</text:p>
          </table:table-cell>
          <table:table-cell office:value-type="string">
            <text:p>", "a2" : "</text:p>
          </table:table-cell>
          <table:table-cell table:formula="of:=[Sheet1.E397]" office:value-type="float" office:value="3482">
            <text:p>3482</text:p>
          </table:table-cell>
          <table:table-cell office:value-type="string">
            <text:p>", "b1" : "</text:p>
          </table:table-cell>
          <table:table-cell table:formula="of:=[Sheet1.F397]" office:value-type="float" office:value="3371">
            <text:p>3371</text:p>
          </table:table-cell>
          <table:table-cell office:value-type="string">
            <text:p>", "b2" : "</text:p>
          </table:table-cell>
          <table:table-cell table:formula="of:=[Sheet1.G397]" office:value-type="float" office:value="3315">
            <text:p>3315</text:p>
          </table:table-cell>
          <table:table-cell office:value-type="string">
            <text:p>", "historic" : "</text:p>
          </table:table-cell>
          <table:table-cell table:formula="of:=[Sheet1.C397]" office:value-type="float" office:value="3540">
            <text:p>354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7]+1" office:value-type="float" office:value="398">
            <text:p>398</text:p>
          </table:table-cell>
          <table:table-cell office:value-type="string">
            <text:p>" }, "year" : "</text:p>
          </table:table-cell>
          <table:table-cell table:formula="of:=RIGHT([Sheet1.A398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8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398]" office:value-type="float" office:value="37235">
            <text:p>37235</text:p>
          </table:table-cell>
          <table:table-cell office:value-type="string">
            <text:p>", "a2" : "</text:p>
          </table:table-cell>
          <table:table-cell table:formula="of:=[Sheet1.E398]" office:value-type="float" office:value="35769">
            <text:p>35769</text:p>
          </table:table-cell>
          <table:table-cell office:value-type="string">
            <text:p>", "b1" : "</text:p>
          </table:table-cell>
          <table:table-cell table:formula="of:=[Sheet1.F398]" office:value-type="float" office:value="36104">
            <text:p>36104</text:p>
          </table:table-cell>
          <table:table-cell office:value-type="string">
            <text:p>", "b2" : "</text:p>
          </table:table-cell>
          <table:table-cell table:formula="of:=[Sheet1.G398]" office:value-type="float" office:value="39438">
            <text:p>39438</text:p>
          </table:table-cell>
          <table:table-cell office:value-type="string">
            <text:p>", "historic" : "</text:p>
          </table:table-cell>
          <table:table-cell table:formula="of:=[Sheet1.C398]" office:value-type="float" office:value="38881">
            <text:p>3888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8]+1" office:value-type="float" office:value="399">
            <text:p>399</text:p>
          </table:table-cell>
          <table:table-cell office:value-type="string">
            <text:p>" }, "year" : "</text:p>
          </table:table-cell>
          <table:table-cell table:formula="of:=RIGHT([Sheet1.A399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8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399]" office:value-type="float" office:value="34005">
            <text:p>34005</text:p>
          </table:table-cell>
          <table:table-cell office:value-type="string">
            <text:p>", "a2" : "</text:p>
          </table:table-cell>
          <table:table-cell table:formula="of:=[Sheet1.E399]" office:value-type="float" office:value="34151">
            <text:p>34151</text:p>
          </table:table-cell>
          <table:table-cell office:value-type="string">
            <text:p>", "b1" : "</text:p>
          </table:table-cell>
          <table:table-cell table:formula="of:=[Sheet1.F399]" office:value-type="float" office:value="35396">
            <text:p>35396</text:p>
          </table:table-cell>
          <table:table-cell office:value-type="string">
            <text:p>", "b2" : "</text:p>
          </table:table-cell>
          <table:table-cell table:formula="of:=[Sheet1.G399]" office:value-type="float" office:value="35339">
            <text:p>35339</text:p>
          </table:table-cell>
          <table:table-cell office:value-type="string">
            <text:p>", "historic" : "</text:p>
          </table:table-cell>
          <table:table-cell table:formula="of:=[Sheet1.C399]" office:value-type="float" office:value="33052">
            <text:p>3305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399]+1" office:value-type="float" office:value="400">
            <text:p>400</text:p>
          </table:table-cell>
          <table:table-cell office:value-type="string">
            <text:p>" }, "year" : "</text:p>
          </table:table-cell>
          <table:table-cell table:formula="of:=RIGHT([Sheet1.A400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9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00]" office:value-type="float" office:value="2884">
            <text:p>2884</text:p>
          </table:table-cell>
          <table:table-cell office:value-type="string">
            <text:p>", "a2" : "</text:p>
          </table:table-cell>
          <table:table-cell table:formula="of:=[Sheet1.E400]" office:value-type="float" office:value="2754">
            <text:p>2754</text:p>
          </table:table-cell>
          <table:table-cell office:value-type="string">
            <text:p>", "b1" : "</text:p>
          </table:table-cell>
          <table:table-cell table:formula="of:=[Sheet1.F400]" office:value-type="float" office:value="3513">
            <text:p>3513</text:p>
          </table:table-cell>
          <table:table-cell office:value-type="string">
            <text:p>", "b2" : "</text:p>
          </table:table-cell>
          <table:table-cell table:formula="of:=[Sheet1.G400]" office:value-type="float" office:value="4235">
            <text:p>4235</text:p>
          </table:table-cell>
          <table:table-cell office:value-type="string">
            <text:p>", "historic" : "</text:p>
          </table:table-cell>
          <table:table-cell table:formula="of:=[Sheet1.C400]" office:value-type="float" office:value="2981">
            <text:p>298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0]+1" office:value-type="float" office:value="401">
            <text:p>401</text:p>
          </table:table-cell>
          <table:table-cell office:value-type="string">
            <text:p>" }, "year" : "</text:p>
          </table:table-cell>
          <table:table-cell table:formula="of:=RIGHT([Sheet1.A401];4)" office:value-type="string" office:string-value="2000">
            <text:p>2000</text:p>
          </table:table-cell>
          <table:table-cell office:value-type="string">
            <text:p>", "continent" : "</text:p>
          </table:table-cell>
          <table:table-cell table:formula="of:=[.F39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01]" office:value-type="float" office:value="537">
            <text:p>537</text:p>
          </table:table-cell>
          <table:table-cell office:value-type="string">
            <text:p>", "a2" : "</text:p>
          </table:table-cell>
          <table:table-cell table:formula="of:=[Sheet1.E401]" office:value-type="float" office:value="517">
            <text:p>517</text:p>
          </table:table-cell>
          <table:table-cell office:value-type="string">
            <text:p>", "b1" : "</text:p>
          </table:table-cell>
          <table:table-cell table:formula="of:=[Sheet1.F401]" office:value-type="float" office:value="584">
            <text:p>584</text:p>
          </table:table-cell>
          <table:table-cell office:value-type="string">
            <text:p>", "b2" : "</text:p>
          </table:table-cell>
          <table:table-cell table:formula="of:=[Sheet1.G401]" office:value-type="float" office:value="450">
            <text:p>450</text:p>
          </table:table-cell>
          <table:table-cell office:value-type="string">
            <text:p>", "historic" : "</text:p>
          </table:table-cell>
          <table:table-cell table:formula="of:=[Sheet1.C401]" office:value-type="float" office:value="564">
            <text:p>56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1]+1" office:value-type="float" office:value="402">
            <text:p>402</text:p>
          </table:table-cell>
          <table:table-cell office:value-type="string">
            <text:p>" }, "year" : "</text:p>
          </table:table-cell>
          <table:table-cell table:formula="of:=RIGHT([Sheet1.A402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39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02]" office:value-type="float" office:value="948">
            <text:p>948</text:p>
          </table:table-cell>
          <table:table-cell office:value-type="string">
            <text:p>", "a2" : "</text:p>
          </table:table-cell>
          <table:table-cell table:formula="of:=[Sheet1.E402]" office:value-type="float" office:value="873">
            <text:p>873</text:p>
          </table:table-cell>
          <table:table-cell office:value-type="string">
            <text:p>", "b1" : "</text:p>
          </table:table-cell>
          <table:table-cell table:formula="of:=[Sheet1.F402]" office:value-type="float" office:value="899">
            <text:p>899</text:p>
          </table:table-cell>
          <table:table-cell office:value-type="string">
            <text:p>", "b2" : "</text:p>
          </table:table-cell>
          <table:table-cell table:formula="of:=[Sheet1.G402]" office:value-type="float" office:value="875">
            <text:p>875</text:p>
          </table:table-cell>
          <table:table-cell office:value-type="string">
            <text:p>", "historic" : "</text:p>
          </table:table-cell>
          <table:table-cell table:formula="of:=[Sheet1.C402]" office:value-type="float" office:value="834">
            <text:p>83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2]+1" office:value-type="float" office:value="403">
            <text:p>403</text:p>
          </table:table-cell>
          <table:table-cell office:value-type="string">
            <text:p>" }, "year" : "</text:p>
          </table:table-cell>
          <table:table-cell table:formula="of:=RIGHT([Sheet1.A403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39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03]" office:value-type="float" office:value="994">
            <text:p>994</text:p>
          </table:table-cell>
          <table:table-cell office:value-type="string">
            <text:p>", "a2" : "</text:p>
          </table:table-cell>
          <table:table-cell table:formula="of:=[Sheet1.E403]" office:value-type="float" office:value="716">
            <text:p>716</text:p>
          </table:table-cell>
          <table:table-cell office:value-type="string">
            <text:p>", "b1" : "</text:p>
          </table:table-cell>
          <table:table-cell table:formula="of:=[Sheet1.F403]" office:value-type="float" office:value="875">
            <text:p>875</text:p>
          </table:table-cell>
          <table:table-cell office:value-type="string">
            <text:p>", "b2" : "</text:p>
          </table:table-cell>
          <table:table-cell table:formula="of:=[Sheet1.G403]" office:value-type="float" office:value="1325">
            <text:p>1325</text:p>
          </table:table-cell>
          <table:table-cell office:value-type="string">
            <text:p>", "historic" : "</text:p>
          </table:table-cell>
          <table:table-cell table:formula="of:=[Sheet1.C403]" office:value-type="float" office:value="1154">
            <text:p>115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3]+1" office:value-type="float" office:value="404">
            <text:p>404</text:p>
          </table:table-cell>
          <table:table-cell office:value-type="string">
            <text:p>" }, "year" : "</text:p>
          </table:table-cell>
          <table:table-cell table:formula="of:=RIGHT([Sheet1.A404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39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04]" office:value-type="float" office:value="23278">
            <text:p>23278</text:p>
          </table:table-cell>
          <table:table-cell office:value-type="string">
            <text:p>", "a2" : "</text:p>
          </table:table-cell>
          <table:table-cell table:formula="of:=[Sheet1.E404]" office:value-type="float" office:value="22369">
            <text:p>22369</text:p>
          </table:table-cell>
          <table:table-cell office:value-type="string">
            <text:p>", "b1" : "</text:p>
          </table:table-cell>
          <table:table-cell table:formula="of:=[Sheet1.F404]" office:value-type="float" office:value="22826">
            <text:p>22826</text:p>
          </table:table-cell>
          <table:table-cell office:value-type="string">
            <text:p>", "b2" : "</text:p>
          </table:table-cell>
          <table:table-cell table:formula="of:=[Sheet1.G404]" office:value-type="float" office:value="23818">
            <text:p>23818</text:p>
          </table:table-cell>
          <table:table-cell office:value-type="string">
            <text:p>", "historic" : "</text:p>
          </table:table-cell>
          <table:table-cell table:formula="of:=[Sheet1.C404]" office:value-type="float" office:value="23793">
            <text:p>2379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4]+1" office:value-type="float" office:value="405">
            <text:p>405</text:p>
          </table:table-cell>
          <table:table-cell office:value-type="string">
            <text:p>" }, "year" : "</text:p>
          </table:table-cell>
          <table:table-cell table:formula="of:=RIGHT([Sheet1.A405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39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05]" office:value-type="float" office:value="3256">
            <text:p>3256</text:p>
          </table:table-cell>
          <table:table-cell office:value-type="string">
            <text:p>", "a2" : "</text:p>
          </table:table-cell>
          <table:table-cell table:formula="of:=[Sheet1.E405]" office:value-type="float" office:value="3449">
            <text:p>3449</text:p>
          </table:table-cell>
          <table:table-cell office:value-type="string">
            <text:p>", "b1" : "</text:p>
          </table:table-cell>
          <table:table-cell table:formula="of:=[Sheet1.F405]" office:value-type="float" office:value="2496">
            <text:p>2496</text:p>
          </table:table-cell>
          <table:table-cell office:value-type="string">
            <text:p>", "b2" : "</text:p>
          </table:table-cell>
          <table:table-cell table:formula="of:=[Sheet1.G405]" office:value-type="float" office:value="3340">
            <text:p>3340</text:p>
          </table:table-cell>
          <table:table-cell office:value-type="string">
            <text:p>", "historic" : "</text:p>
          </table:table-cell>
          <table:table-cell table:formula="of:=[Sheet1.C405]" office:value-type="float" office:value="2723">
            <text:p>272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5]+1" office:value-type="float" office:value="406">
            <text:p>406</text:p>
          </table:table-cell>
          <table:table-cell office:value-type="string">
            <text:p>" }, "year" : "</text:p>
          </table:table-cell>
          <table:table-cell table:formula="of:=RIGHT([Sheet1.A406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39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06]" office:value-type="float" office:value="4901">
            <text:p>4901</text:p>
          </table:table-cell>
          <table:table-cell office:value-type="string">
            <text:p>", "a2" : "</text:p>
          </table:table-cell>
          <table:table-cell table:formula="of:=[Sheet1.E406]" office:value-type="float" office:value="4785">
            <text:p>4785</text:p>
          </table:table-cell>
          <table:table-cell office:value-type="string">
            <text:p>", "b1" : "</text:p>
          </table:table-cell>
          <table:table-cell table:formula="of:=[Sheet1.F406]" office:value-type="float" office:value="5397">
            <text:p>5397</text:p>
          </table:table-cell>
          <table:table-cell office:value-type="string">
            <text:p>", "b2" : "</text:p>
          </table:table-cell>
          <table:table-cell table:formula="of:=[Sheet1.G406]" office:value-type="float" office:value="4989">
            <text:p>4989</text:p>
          </table:table-cell>
          <table:table-cell office:value-type="string">
            <text:p>", "historic" : "</text:p>
          </table:table-cell>
          <table:table-cell table:formula="of:=[Sheet1.C406]" office:value-type="float" office:value="4563">
            <text:p>456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6]+1" office:value-type="float" office:value="407">
            <text:p>407</text:p>
          </table:table-cell>
          <table:table-cell office:value-type="string">
            <text:p>" }, "year" : "</text:p>
          </table:table-cell>
          <table:table-cell table:formula="of:=RIGHT([Sheet1.A407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39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07]" office:value-type="float" office:value="3555">
            <text:p>3555</text:p>
          </table:table-cell>
          <table:table-cell office:value-type="string">
            <text:p>", "a2" : "</text:p>
          </table:table-cell>
          <table:table-cell table:formula="of:=[Sheet1.E407]" office:value-type="float" office:value="3529">
            <text:p>3529</text:p>
          </table:table-cell>
          <table:table-cell office:value-type="string">
            <text:p>", "b1" : "</text:p>
          </table:table-cell>
          <table:table-cell table:formula="of:=[Sheet1.F407]" office:value-type="float" office:value="3512">
            <text:p>3512</text:p>
          </table:table-cell>
          <table:table-cell office:value-type="string">
            <text:p>", "b2" : "</text:p>
          </table:table-cell>
          <table:table-cell table:formula="of:=[Sheet1.G407]" office:value-type="float" office:value="3340">
            <text:p>3340</text:p>
          </table:table-cell>
          <table:table-cell office:value-type="string">
            <text:p>", "historic" : "</text:p>
          </table:table-cell>
          <table:table-cell table:formula="of:=[Sheet1.C407]" office:value-type="float" office:value="3542">
            <text:p>354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7]+1" office:value-type="float" office:value="408">
            <text:p>408</text:p>
          </table:table-cell>
          <table:table-cell office:value-type="string">
            <text:p>" }, "year" : "</text:p>
          </table:table-cell>
          <table:table-cell table:formula="of:=RIGHT([Sheet1.A408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39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08]" office:value-type="float" office:value="37830">
            <text:p>37830</text:p>
          </table:table-cell>
          <table:table-cell office:value-type="string">
            <text:p>", "a2" : "</text:p>
          </table:table-cell>
          <table:table-cell table:formula="of:=[Sheet1.E408]" office:value-type="float" office:value="36123">
            <text:p>36123</text:p>
          </table:table-cell>
          <table:table-cell office:value-type="string">
            <text:p>", "b1" : "</text:p>
          </table:table-cell>
          <table:table-cell table:formula="of:=[Sheet1.F408]" office:value-type="float" office:value="36717">
            <text:p>36717</text:p>
          </table:table-cell>
          <table:table-cell office:value-type="string">
            <text:p>", "b2" : "</text:p>
          </table:table-cell>
          <table:table-cell table:formula="of:=[Sheet1.G408]" office:value-type="float" office:value="40215">
            <text:p>40215</text:p>
          </table:table-cell>
          <table:table-cell office:value-type="string">
            <text:p>", "historic" : "</text:p>
          </table:table-cell>
          <table:table-cell table:formula="of:=[Sheet1.C408]" office:value-type="float" office:value="38928">
            <text:p>3892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8]+1" office:value-type="float" office:value="409">
            <text:p>409</text:p>
          </table:table-cell>
          <table:table-cell office:value-type="string">
            <text:p>" }, "year" : "</text:p>
          </table:table-cell>
          <table:table-cell table:formula="of:=RIGHT([Sheet1.A409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39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09]" office:value-type="float" office:value="34447">
            <text:p>34447</text:p>
          </table:table-cell>
          <table:table-cell office:value-type="string">
            <text:p>", "a2" : "</text:p>
          </table:table-cell>
          <table:table-cell table:formula="of:=[Sheet1.E409]" office:value-type="float" office:value="34542">
            <text:p>34542</text:p>
          </table:table-cell>
          <table:table-cell office:value-type="string">
            <text:p>", "b1" : "</text:p>
          </table:table-cell>
          <table:table-cell table:formula="of:=[Sheet1.F409]" office:value-type="float" office:value="36245">
            <text:p>36245</text:p>
          </table:table-cell>
          <table:table-cell office:value-type="string">
            <text:p>", "b2" : "</text:p>
          </table:table-cell>
          <table:table-cell table:formula="of:=[Sheet1.G409]" office:value-type="float" office:value="35820">
            <text:p>35820</text:p>
          </table:table-cell>
          <table:table-cell office:value-type="string">
            <text:p>", "historic" : "</text:p>
          </table:table-cell>
          <table:table-cell table:formula="of:=[Sheet1.C409]" office:value-type="float" office:value="33080">
            <text:p>3308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09]+1" office:value-type="float" office:value="410">
            <text:p>410</text:p>
          </table:table-cell>
          <table:table-cell office:value-type="string">
            <text:p>" }, "year" : "</text:p>
          </table:table-cell>
          <table:table-cell table:formula="of:=RIGHT([Sheet1.A410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40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10]" office:value-type="float" office:value="3088">
            <text:p>3088</text:p>
          </table:table-cell>
          <table:table-cell office:value-type="string">
            <text:p>", "a2" : "</text:p>
          </table:table-cell>
          <table:table-cell table:formula="of:=[Sheet1.E410]" office:value-type="float" office:value="2828">
            <text:p>2828</text:p>
          </table:table-cell>
          <table:table-cell office:value-type="string">
            <text:p>", "b1" : "</text:p>
          </table:table-cell>
          <table:table-cell table:formula="of:=[Sheet1.F410]" office:value-type="float" office:value="3698">
            <text:p>3698</text:p>
          </table:table-cell>
          <table:table-cell office:value-type="string">
            <text:p>", "b2" : "</text:p>
          </table:table-cell>
          <table:table-cell table:formula="of:=[Sheet1.G410]" office:value-type="float" office:value="4485">
            <text:p>4485</text:p>
          </table:table-cell>
          <table:table-cell office:value-type="string">
            <text:p>", "historic" : "</text:p>
          </table:table-cell>
          <table:table-cell table:formula="of:=[Sheet1.C410]" office:value-type="float" office:value="3037">
            <text:p>303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0]+1" office:value-type="float" office:value="411">
            <text:p>411</text:p>
          </table:table-cell>
          <table:table-cell office:value-type="string">
            <text:p>" }, "year" : "</text:p>
          </table:table-cell>
          <table:table-cell table:formula="of:=RIGHT([Sheet1.A411];4)" office:value-type="string" office:string-value="2001">
            <text:p>2001</text:p>
          </table:table-cell>
          <table:table-cell office:value-type="string">
            <text:p>", "continent" : "</text:p>
          </table:table-cell>
          <table:table-cell table:formula="of:=[.F40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11]" office:value-type="float" office:value="573">
            <text:p>573</text:p>
          </table:table-cell>
          <table:table-cell office:value-type="string">
            <text:p>", "a2" : "</text:p>
          </table:table-cell>
          <table:table-cell table:formula="of:=[Sheet1.E411]" office:value-type="float" office:value="530">
            <text:p>530</text:p>
          </table:table-cell>
          <table:table-cell office:value-type="string">
            <text:p>", "b1" : "</text:p>
          </table:table-cell>
          <table:table-cell table:formula="of:=[Sheet1.F411]" office:value-type="float" office:value="617">
            <text:p>617</text:p>
          </table:table-cell>
          <table:table-cell office:value-type="string">
            <text:p>", "b2" : "</text:p>
          </table:table-cell>
          <table:table-cell table:formula="of:=[Sheet1.G411]" office:value-type="float" office:value="463">
            <text:p>463</text:p>
          </table:table-cell>
          <table:table-cell office:value-type="string">
            <text:p>", "historic" : "</text:p>
          </table:table-cell>
          <table:table-cell table:formula="of:=[Sheet1.C411]" office:value-type="float" office:value="581">
            <text:p>58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1]+1" office:value-type="float" office:value="412">
            <text:p>412</text:p>
          </table:table-cell>
          <table:table-cell office:value-type="string">
            <text:p>" }, "year" : "</text:p>
          </table:table-cell>
          <table:table-cell table:formula="of:=RIGHT([Sheet1.A412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0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12]" office:value-type="float" office:value="992">
            <text:p>992</text:p>
          </table:table-cell>
          <table:table-cell office:value-type="string">
            <text:p>", "a2" : "</text:p>
          </table:table-cell>
          <table:table-cell table:formula="of:=[Sheet1.E412]" office:value-type="float" office:value="881">
            <text:p>881</text:p>
          </table:table-cell>
          <table:table-cell office:value-type="string">
            <text:p>", "b1" : "</text:p>
          </table:table-cell>
          <table:table-cell table:formula="of:=[Sheet1.F412]" office:value-type="float" office:value="935">
            <text:p>935</text:p>
          </table:table-cell>
          <table:table-cell office:value-type="string">
            <text:p>", "b2" : "</text:p>
          </table:table-cell>
          <table:table-cell table:formula="of:=[Sheet1.G412]" office:value-type="float" office:value="884">
            <text:p>884</text:p>
          </table:table-cell>
          <table:table-cell office:value-type="string">
            <text:p>", "historic" : "</text:p>
          </table:table-cell>
          <table:table-cell table:formula="of:=[Sheet1.C412]" office:value-type="float" office:value="841">
            <text:p>84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2]+1" office:value-type="float" office:value="413">
            <text:p>413</text:p>
          </table:table-cell>
          <table:table-cell office:value-type="string">
            <text:p>" }, "year" : "</text:p>
          </table:table-cell>
          <table:table-cell table:formula="of:=RIGHT([Sheet1.A413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0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13]" office:value-type="float" office:value="1082">
            <text:p>1082</text:p>
          </table:table-cell>
          <table:table-cell office:value-type="string">
            <text:p>", "a2" : "</text:p>
          </table:table-cell>
          <table:table-cell table:formula="of:=[Sheet1.E413]" office:value-type="float" office:value="745">
            <text:p>745</text:p>
          </table:table-cell>
          <table:table-cell office:value-type="string">
            <text:p>", "b1" : "</text:p>
          </table:table-cell>
          <table:table-cell table:formula="of:=[Sheet1.F413]" office:value-type="float" office:value="919">
            <text:p>919</text:p>
          </table:table-cell>
          <table:table-cell office:value-type="string">
            <text:p>", "b2" : "</text:p>
          </table:table-cell>
          <table:table-cell table:formula="of:=[Sheet1.G413]" office:value-type="float" office:value="1452">
            <text:p>1452</text:p>
          </table:table-cell>
          <table:table-cell office:value-type="string">
            <text:p>", "historic" : "</text:p>
          </table:table-cell>
          <table:table-cell table:formula="of:=[Sheet1.C413]" office:value-type="float" office:value="1249">
            <text:p>124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3]+1" office:value-type="float" office:value="414">
            <text:p>414</text:p>
          </table:table-cell>
          <table:table-cell office:value-type="string">
            <text:p>" }, "year" : "</text:p>
          </table:table-cell>
          <table:table-cell table:formula="of:=RIGHT([Sheet1.A414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0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14]" office:value-type="float" office:value="23727">
            <text:p>23727</text:p>
          </table:table-cell>
          <table:table-cell office:value-type="string">
            <text:p>", "a2" : "</text:p>
          </table:table-cell>
          <table:table-cell table:formula="of:=[Sheet1.E414]" office:value-type="float" office:value="22645">
            <text:p>22645</text:p>
          </table:table-cell>
          <table:table-cell office:value-type="string">
            <text:p>", "b1" : "</text:p>
          </table:table-cell>
          <table:table-cell table:formula="of:=[Sheet1.F414]" office:value-type="float" office:value="23359">
            <text:p>23359</text:p>
          </table:table-cell>
          <table:table-cell office:value-type="string">
            <text:p>", "b2" : "</text:p>
          </table:table-cell>
          <table:table-cell table:formula="of:=[Sheet1.G414]" office:value-type="float" office:value="24340">
            <text:p>24340</text:p>
          </table:table-cell>
          <table:table-cell office:value-type="string">
            <text:p>", "historic" : "</text:p>
          </table:table-cell>
          <table:table-cell table:formula="of:=[Sheet1.C414]" office:value-type="float" office:value="24015">
            <text:p>2401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4]+1" office:value-type="float" office:value="415">
            <text:p>415</text:p>
          </table:table-cell>
          <table:table-cell office:value-type="string">
            <text:p>" }, "year" : "</text:p>
          </table:table-cell>
          <table:table-cell table:formula="of:=RIGHT([Sheet1.A415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0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15]" office:value-type="float" office:value="3474">
            <text:p>3474</text:p>
          </table:table-cell>
          <table:table-cell office:value-type="string">
            <text:p>", "a2" : "</text:p>
          </table:table-cell>
          <table:table-cell table:formula="of:=[Sheet1.E415]" office:value-type="float" office:value="3508">
            <text:p>3508</text:p>
          </table:table-cell>
          <table:table-cell office:value-type="string">
            <text:p>", "b1" : "</text:p>
          </table:table-cell>
          <table:table-cell table:formula="of:=[Sheet1.F415]" office:value-type="float" office:value="2555">
            <text:p>2555</text:p>
          </table:table-cell>
          <table:table-cell office:value-type="string">
            <text:p>", "b2" : "</text:p>
          </table:table-cell>
          <table:table-cell table:formula="of:=[Sheet1.G415]" office:value-type="float" office:value="3416">
            <text:p>3416</text:p>
          </table:table-cell>
          <table:table-cell office:value-type="string">
            <text:p>", "historic" : "</text:p>
          </table:table-cell>
          <table:table-cell table:formula="of:=[Sheet1.C415]" office:value-type="float" office:value="2871">
            <text:p>287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5]+1" office:value-type="float" office:value="416">
            <text:p>416</text:p>
          </table:table-cell>
          <table:table-cell office:value-type="string">
            <text:p>" }, "year" : "</text:p>
          </table:table-cell>
          <table:table-cell table:formula="of:=RIGHT([Sheet1.A416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0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16]" office:value-type="float" office:value="5203">
            <text:p>5203</text:p>
          </table:table-cell>
          <table:table-cell office:value-type="string">
            <text:p>", "a2" : "</text:p>
          </table:table-cell>
          <table:table-cell table:formula="of:=[Sheet1.E416]" office:value-type="float" office:value="4883">
            <text:p>4883</text:p>
          </table:table-cell>
          <table:table-cell office:value-type="string">
            <text:p>", "b1" : "</text:p>
          </table:table-cell>
          <table:table-cell table:formula="of:=[Sheet1.F416]" office:value-type="float" office:value="5660">
            <text:p>5660</text:p>
          </table:table-cell>
          <table:table-cell office:value-type="string">
            <text:p>", "b2" : "</text:p>
          </table:table-cell>
          <table:table-cell table:formula="of:=[Sheet1.G416]" office:value-type="float" office:value="5069">
            <text:p>5069</text:p>
          </table:table-cell>
          <table:table-cell office:value-type="string">
            <text:p>", "historic" : "</text:p>
          </table:table-cell>
          <table:table-cell table:formula="of:=[Sheet1.C416]" office:value-type="float" office:value="4527">
            <text:p>452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6]+1" office:value-type="float" office:value="417">
            <text:p>417</text:p>
          </table:table-cell>
          <table:table-cell office:value-type="string">
            <text:p>" }, "year" : "</text:p>
          </table:table-cell>
          <table:table-cell table:formula="of:=RIGHT([Sheet1.A417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0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17]" office:value-type="float" office:value="3749">
            <text:p>3749</text:p>
          </table:table-cell>
          <table:table-cell office:value-type="string">
            <text:p>", "a2" : "</text:p>
          </table:table-cell>
          <table:table-cell table:formula="of:=[Sheet1.E417]" office:value-type="float" office:value="3574">
            <text:p>3574</text:p>
          </table:table-cell>
          <table:table-cell office:value-type="string">
            <text:p>", "b1" : "</text:p>
          </table:table-cell>
          <table:table-cell table:formula="of:=[Sheet1.F417]" office:value-type="float" office:value="3646">
            <text:p>3646</text:p>
          </table:table-cell>
          <table:table-cell office:value-type="string">
            <text:p>", "b2" : "</text:p>
          </table:table-cell>
          <table:table-cell table:formula="of:=[Sheet1.G417]" office:value-type="float" office:value="3364">
            <text:p>3364</text:p>
          </table:table-cell>
          <table:table-cell office:value-type="string">
            <text:p>", "historic" : "</text:p>
          </table:table-cell>
          <table:table-cell table:formula="of:=[Sheet1.C417]" office:value-type="float" office:value="3562">
            <text:p>356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7]+1" office:value-type="float" office:value="418">
            <text:p>418</text:p>
          </table:table-cell>
          <table:table-cell office:value-type="string">
            <text:p>" }, "year" : "</text:p>
          </table:table-cell>
          <table:table-cell table:formula="of:=RIGHT([Sheet1.A418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0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18]" office:value-type="float" office:value="38416">
            <text:p>38416</text:p>
          </table:table-cell>
          <table:table-cell office:value-type="string">
            <text:p>", "a2" : "</text:p>
          </table:table-cell>
          <table:table-cell table:formula="of:=[Sheet1.E418]" office:value-type="float" office:value="36469">
            <text:p>36469</text:p>
          </table:table-cell>
          <table:table-cell office:value-type="string">
            <text:p>", "b1" : "</text:p>
          </table:table-cell>
          <table:table-cell table:formula="of:=[Sheet1.F418]" office:value-type="float" office:value="37321">
            <text:p>37321</text:p>
          </table:table-cell>
          <table:table-cell office:value-type="string">
            <text:p>", "b2" : "</text:p>
          </table:table-cell>
          <table:table-cell table:formula="of:=[Sheet1.G418]" office:value-type="float" office:value="40981">
            <text:p>40981</text:p>
          </table:table-cell>
          <table:table-cell office:value-type="string">
            <text:p>", "historic" : "</text:p>
          </table:table-cell>
          <table:table-cell table:formula="of:=[Sheet1.C418]" office:value-type="float" office:value="39301">
            <text:p>3930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8]+1" office:value-type="float" office:value="419">
            <text:p>419</text:p>
          </table:table-cell>
          <table:table-cell office:value-type="string">
            <text:p>" }, "year" : "</text:p>
          </table:table-cell>
          <table:table-cell table:formula="of:=RIGHT([Sheet1.A419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0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19]" office:value-type="float" office:value="34884">
            <text:p>34884</text:p>
          </table:table-cell>
          <table:table-cell office:value-type="string">
            <text:p>", "a2" : "</text:p>
          </table:table-cell>
          <table:table-cell table:formula="of:=[Sheet1.E419]" office:value-type="float" office:value="34928">
            <text:p>34928</text:p>
          </table:table-cell>
          <table:table-cell office:value-type="string">
            <text:p>", "b1" : "</text:p>
          </table:table-cell>
          <table:table-cell table:formula="of:=[Sheet1.F419]" office:value-type="float" office:value="37086">
            <text:p>37086</text:p>
          </table:table-cell>
          <table:table-cell office:value-type="string">
            <text:p>", "b2" : "</text:p>
          </table:table-cell>
          <table:table-cell table:formula="of:=[Sheet1.G419]" office:value-type="float" office:value="36299">
            <text:p>36299</text:p>
          </table:table-cell>
          <table:table-cell office:value-type="string">
            <text:p>", "historic" : "</text:p>
          </table:table-cell>
          <table:table-cell table:formula="of:=[Sheet1.C419]" office:value-type="float" office:value="33207">
            <text:p>3320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19]+1" office:value-type="float" office:value="420">
            <text:p>420</text:p>
          </table:table-cell>
          <table:table-cell office:value-type="string">
            <text:p>" }, "year" : "</text:p>
          </table:table-cell>
          <table:table-cell table:formula="of:=RIGHT([Sheet1.A420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1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20]" office:value-type="float" office:value="3288">
            <text:p>3288</text:p>
          </table:table-cell>
          <table:table-cell office:value-type="string">
            <text:p>", "a2" : "</text:p>
          </table:table-cell>
          <table:table-cell table:formula="of:=[Sheet1.E420]" office:value-type="float" office:value="2900">
            <text:p>2900</text:p>
          </table:table-cell>
          <table:table-cell office:value-type="string">
            <text:p>", "b1" : "</text:p>
          </table:table-cell>
          <table:table-cell table:formula="of:=[Sheet1.F420]" office:value-type="float" office:value="3878">
            <text:p>3878</text:p>
          </table:table-cell>
          <table:table-cell office:value-type="string">
            <text:p>", "b2" : "</text:p>
          </table:table-cell>
          <table:table-cell table:formula="of:=[Sheet1.G420]" office:value-type="float" office:value="4728">
            <text:p>4728</text:p>
          </table:table-cell>
          <table:table-cell office:value-type="string">
            <text:p>", "historic" : "</text:p>
          </table:table-cell>
          <table:table-cell table:formula="of:=[Sheet1.C420]" office:value-type="float" office:value="3177">
            <text:p>317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0]+1" office:value-type="float" office:value="421">
            <text:p>421</text:p>
          </table:table-cell>
          <table:table-cell office:value-type="string">
            <text:p>" }, "year" : "</text:p>
          </table:table-cell>
          <table:table-cell table:formula="of:=RIGHT([Sheet1.A421];4)" office:value-type="string" office:string-value="2002">
            <text:p>2002</text:p>
          </table:table-cell>
          <table:table-cell office:value-type="string">
            <text:p>", "continent" : "</text:p>
          </table:table-cell>
          <table:table-cell table:formula="of:=[.F41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21]" office:value-type="float" office:value="608">
            <text:p>608</text:p>
          </table:table-cell>
          <table:table-cell office:value-type="string">
            <text:p>", "a2" : "</text:p>
          </table:table-cell>
          <table:table-cell table:formula="of:=[Sheet1.E421]" office:value-type="float" office:value="543">
            <text:p>543</text:p>
          </table:table-cell>
          <table:table-cell office:value-type="string">
            <text:p>", "b1" : "</text:p>
          </table:table-cell>
          <table:table-cell table:formula="of:=[Sheet1.F421]" office:value-type="float" office:value="650">
            <text:p>650</text:p>
          </table:table-cell>
          <table:table-cell office:value-type="string">
            <text:p>", "b2" : "</text:p>
          </table:table-cell>
          <table:table-cell table:formula="of:=[Sheet1.G421]" office:value-type="float" office:value="475">
            <text:p>475</text:p>
          </table:table-cell>
          <table:table-cell office:value-type="string">
            <text:p>", "historic" : "</text:p>
          </table:table-cell>
          <table:table-cell table:formula="of:=[Sheet1.C421]" office:value-type="float" office:value="592">
            <text:p>59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1]+1" office:value-type="float" office:value="422">
            <text:p>422</text:p>
          </table:table-cell>
          <table:table-cell office:value-type="string">
            <text:p>" }, "year" : "</text:p>
          </table:table-cell>
          <table:table-cell table:formula="of:=RIGHT([Sheet1.A422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1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22]" office:value-type="float" office:value="1033">
            <text:p>1033</text:p>
          </table:table-cell>
          <table:table-cell office:value-type="string">
            <text:p>", "a2" : "</text:p>
          </table:table-cell>
          <table:table-cell table:formula="of:=[Sheet1.E422]" office:value-type="float" office:value="889">
            <text:p>889</text:p>
          </table:table-cell>
          <table:table-cell office:value-type="string">
            <text:p>", "b1" : "</text:p>
          </table:table-cell>
          <table:table-cell table:formula="of:=[Sheet1.F422]" office:value-type="float" office:value="969">
            <text:p>969</text:p>
          </table:table-cell>
          <table:table-cell office:value-type="string">
            <text:p>", "b2" : "</text:p>
          </table:table-cell>
          <table:table-cell table:formula="of:=[Sheet1.G422]" office:value-type="float" office:value="892">
            <text:p>892</text:p>
          </table:table-cell>
          <table:table-cell office:value-type="string">
            <text:p>", "historic" : "</text:p>
          </table:table-cell>
          <table:table-cell table:formula="of:=[Sheet1.C422]" office:value-type="float" office:value="857">
            <text:p>85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2]+1" office:value-type="float" office:value="423">
            <text:p>423</text:p>
          </table:table-cell>
          <table:table-cell office:value-type="string">
            <text:p>" }, "year" : "</text:p>
          </table:table-cell>
          <table:table-cell table:formula="of:=RIGHT([Sheet1.A423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1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23]" office:value-type="float" office:value="1168">
            <text:p>1168</text:p>
          </table:table-cell>
          <table:table-cell office:value-type="string">
            <text:p>", "a2" : "</text:p>
          </table:table-cell>
          <table:table-cell table:formula="of:=[Sheet1.E423]" office:value-type="float" office:value="775">
            <text:p>775</text:p>
          </table:table-cell>
          <table:table-cell office:value-type="string">
            <text:p>", "b1" : "</text:p>
          </table:table-cell>
          <table:table-cell table:formula="of:=[Sheet1.F423]" office:value-type="float" office:value="961">
            <text:p>961</text:p>
          </table:table-cell>
          <table:table-cell office:value-type="string">
            <text:p>", "b2" : "</text:p>
          </table:table-cell>
          <table:table-cell table:formula="of:=[Sheet1.G423]" office:value-type="float" office:value="1577">
            <text:p>1577</text:p>
          </table:table-cell>
          <table:table-cell office:value-type="string">
            <text:p>", "historic" : "</text:p>
          </table:table-cell>
          <table:table-cell table:formula="of:=[Sheet1.C423]" office:value-type="float" office:value="1364">
            <text:p>136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3]+1" office:value-type="float" office:value="424">
            <text:p>424</text:p>
          </table:table-cell>
          <table:table-cell office:value-type="string">
            <text:p>" }, "year" : "</text:p>
          </table:table-cell>
          <table:table-cell table:formula="of:=RIGHT([Sheet1.A424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1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24]" office:value-type="float" office:value="24174">
            <text:p>24174</text:p>
          </table:table-cell>
          <table:table-cell office:value-type="string">
            <text:p>", "a2" : "</text:p>
          </table:table-cell>
          <table:table-cell table:formula="of:=[Sheet1.E424]" office:value-type="float" office:value="22918">
            <text:p>22918</text:p>
          </table:table-cell>
          <table:table-cell office:value-type="string">
            <text:p>", "b1" : "</text:p>
          </table:table-cell>
          <table:table-cell table:formula="of:=[Sheet1.F424]" office:value-type="float" office:value="23888">
            <text:p>23888</text:p>
          </table:table-cell>
          <table:table-cell office:value-type="string">
            <text:p>", "b2" : "</text:p>
          </table:table-cell>
          <table:table-cell table:formula="of:=[Sheet1.G424]" office:value-type="float" office:value="24860">
            <text:p>24860</text:p>
          </table:table-cell>
          <table:table-cell office:value-type="string">
            <text:p>", "historic" : "</text:p>
          </table:table-cell>
          <table:table-cell table:formula="of:=[Sheet1.C424]" office:value-type="float" office:value="24228">
            <text:p>2422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4]+1" office:value-type="float" office:value="425">
            <text:p>425</text:p>
          </table:table-cell>
          <table:table-cell office:value-type="string">
            <text:p>" }, "year" : "</text:p>
          </table:table-cell>
          <table:table-cell table:formula="of:=RIGHT([Sheet1.A425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1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25]" office:value-type="float" office:value="3691">
            <text:p>3691</text:p>
          </table:table-cell>
          <table:table-cell office:value-type="string">
            <text:p>", "a2" : "</text:p>
          </table:table-cell>
          <table:table-cell table:formula="of:=[Sheet1.E425]" office:value-type="float" office:value="3567">
            <text:p>3567</text:p>
          </table:table-cell>
          <table:table-cell office:value-type="string">
            <text:p>", "b1" : "</text:p>
          </table:table-cell>
          <table:table-cell table:formula="of:=[Sheet1.F425]" office:value-type="float" office:value="2614">
            <text:p>2614</text:p>
          </table:table-cell>
          <table:table-cell office:value-type="string">
            <text:p>", "b2" : "</text:p>
          </table:table-cell>
          <table:table-cell table:formula="of:=[Sheet1.G425]" office:value-type="float" office:value="3493">
            <text:p>3493</text:p>
          </table:table-cell>
          <table:table-cell office:value-type="string">
            <text:p>", "historic" : "</text:p>
          </table:table-cell>
          <table:table-cell table:formula="of:=[Sheet1.C425]" office:value-type="float" office:value="3099">
            <text:p>309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5]+1" office:value-type="float" office:value="426">
            <text:p>426</text:p>
          </table:table-cell>
          <table:table-cell office:value-type="string">
            <text:p>" }, "year" : "</text:p>
          </table:table-cell>
          <table:table-cell table:formula="of:=RIGHT([Sheet1.A426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1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26]" office:value-type="float" office:value="5497">
            <text:p>5497</text:p>
          </table:table-cell>
          <table:table-cell office:value-type="string">
            <text:p>", "a2" : "</text:p>
          </table:table-cell>
          <table:table-cell table:formula="of:=[Sheet1.E426]" office:value-type="float" office:value="4977">
            <text:p>4977</text:p>
          </table:table-cell>
          <table:table-cell office:value-type="string">
            <text:p>", "b1" : "</text:p>
          </table:table-cell>
          <table:table-cell table:formula="of:=[Sheet1.F426]" office:value-type="float" office:value="5916">
            <text:p>5916</text:p>
          </table:table-cell>
          <table:table-cell office:value-type="string">
            <text:p>", "b2" : "</text:p>
          </table:table-cell>
          <table:table-cell table:formula="of:=[Sheet1.G426]" office:value-type="float" office:value="5147">
            <text:p>5147</text:p>
          </table:table-cell>
          <table:table-cell office:value-type="string">
            <text:p>", "historic" : "</text:p>
          </table:table-cell>
          <table:table-cell table:formula="of:=[Sheet1.C426]" office:value-type="float" office:value="4550">
            <text:p>455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6]+1" office:value-type="float" office:value="427">
            <text:p>427</text:p>
          </table:table-cell>
          <table:table-cell office:value-type="string">
            <text:p>" }, "year" : "</text:p>
          </table:table-cell>
          <table:table-cell table:formula="of:=RIGHT([Sheet1.A427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1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27]" office:value-type="float" office:value="3935">
            <text:p>3935</text:p>
          </table:table-cell>
          <table:table-cell office:value-type="string">
            <text:p>", "a2" : "</text:p>
          </table:table-cell>
          <table:table-cell table:formula="of:=[Sheet1.E427]" office:value-type="float" office:value="3615">
            <text:p>3615</text:p>
          </table:table-cell>
          <table:table-cell office:value-type="string">
            <text:p>", "b1" : "</text:p>
          </table:table-cell>
          <table:table-cell table:formula="of:=[Sheet1.F427]" office:value-type="float" office:value="3773">
            <text:p>3773</text:p>
          </table:table-cell>
          <table:table-cell office:value-type="string">
            <text:p>", "b2" : "</text:p>
          </table:table-cell>
          <table:table-cell table:formula="of:=[Sheet1.G427]" office:value-type="float" office:value="3388">
            <text:p>3388</text:p>
          </table:table-cell>
          <table:table-cell office:value-type="string">
            <text:p>", "historic" : "</text:p>
          </table:table-cell>
          <table:table-cell table:formula="of:=[Sheet1.C427]" office:value-type="float" office:value="3746">
            <text:p>374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7]+1" office:value-type="float" office:value="428">
            <text:p>428</text:p>
          </table:table-cell>
          <table:table-cell office:value-type="string">
            <text:p>" }, "year" : "</text:p>
          </table:table-cell>
          <table:table-cell table:formula="of:=RIGHT([Sheet1.A428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1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28]" office:value-type="float" office:value="38992">
            <text:p>38992</text:p>
          </table:table-cell>
          <table:table-cell office:value-type="string">
            <text:p>", "a2" : "</text:p>
          </table:table-cell>
          <table:table-cell table:formula="of:=[Sheet1.E428]" office:value-type="float" office:value="36808">
            <text:p>36808</text:p>
          </table:table-cell>
          <table:table-cell office:value-type="string">
            <text:p>", "b1" : "</text:p>
          </table:table-cell>
          <table:table-cell table:formula="of:=[Sheet1.F428]" office:value-type="float" office:value="37914">
            <text:p>37914</text:p>
          </table:table-cell>
          <table:table-cell office:value-type="string">
            <text:p>", "b2" : "</text:p>
          </table:table-cell>
          <table:table-cell table:formula="of:=[Sheet1.G428]" office:value-type="float" office:value="41735">
            <text:p>41735</text:p>
          </table:table-cell>
          <table:table-cell office:value-type="string">
            <text:p>", "historic" : "</text:p>
          </table:table-cell>
          <table:table-cell table:formula="of:=[Sheet1.C428]" office:value-type="float" office:value="39910">
            <text:p>3991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8]+1" office:value-type="float" office:value="429">
            <text:p>429</text:p>
          </table:table-cell>
          <table:table-cell office:value-type="string">
            <text:p>" }, "year" : "</text:p>
          </table:table-cell>
          <table:table-cell table:formula="of:=RIGHT([Sheet1.A429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1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29]" office:value-type="float" office:value="35318">
            <text:p>35318</text:p>
          </table:table-cell>
          <table:table-cell office:value-type="string">
            <text:p>", "a2" : "</text:p>
          </table:table-cell>
          <table:table-cell table:formula="of:=[Sheet1.E429]" office:value-type="float" office:value="35310">
            <text:p>35310</text:p>
          </table:table-cell>
          <table:table-cell office:value-type="string">
            <text:p>", "b1" : "</text:p>
          </table:table-cell>
          <table:table-cell table:formula="of:=[Sheet1.F429]" office:value-type="float" office:value="37919">
            <text:p>37919</text:p>
          </table:table-cell>
          <table:table-cell office:value-type="string">
            <text:p>", "b2" : "</text:p>
          </table:table-cell>
          <table:table-cell table:formula="of:=[Sheet1.G429]" office:value-type="float" office:value="36775">
            <text:p>36775</text:p>
          </table:table-cell>
          <table:table-cell office:value-type="string">
            <text:p>", "historic" : "</text:p>
          </table:table-cell>
          <table:table-cell table:formula="of:=[Sheet1.C429]" office:value-type="float" office:value="33633">
            <text:p>3363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29]+1" office:value-type="float" office:value="430">
            <text:p>430</text:p>
          </table:table-cell>
          <table:table-cell office:value-type="string">
            <text:p>" }, "year" : "</text:p>
          </table:table-cell>
          <table:table-cell table:formula="of:=RIGHT([Sheet1.A430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2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30]" office:value-type="float" office:value="3483">
            <text:p>3483</text:p>
          </table:table-cell>
          <table:table-cell office:value-type="string">
            <text:p>", "a2" : "</text:p>
          </table:table-cell>
          <table:table-cell table:formula="of:=[Sheet1.E430]" office:value-type="float" office:value="2969">
            <text:p>2969</text:p>
          </table:table-cell>
          <table:table-cell office:value-type="string">
            <text:p>", "b1" : "</text:p>
          </table:table-cell>
          <table:table-cell table:formula="of:=[Sheet1.F430]" office:value-type="float" office:value="4053">
            <text:p>4053</text:p>
          </table:table-cell>
          <table:table-cell office:value-type="string">
            <text:p>", "b2" : "</text:p>
          </table:table-cell>
          <table:table-cell table:formula="of:=[Sheet1.G430]" office:value-type="float" office:value="4965">
            <text:p>4965</text:p>
          </table:table-cell>
          <table:table-cell office:value-type="string">
            <text:p>", "historic" : "</text:p>
          </table:table-cell>
          <table:table-cell table:formula="of:=[Sheet1.C430]" office:value-type="float" office:value="3260">
            <text:p>326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0]+1" office:value-type="float" office:value="431">
            <text:p>431</text:p>
          </table:table-cell>
          <table:table-cell office:value-type="string">
            <text:p>" }, "year" : "</text:p>
          </table:table-cell>
          <table:table-cell table:formula="of:=RIGHT([Sheet1.A431];4)" office:value-type="string" office:string-value="2003">
            <text:p>2003</text:p>
          </table:table-cell>
          <table:table-cell office:value-type="string">
            <text:p>", "continent" : "</text:p>
          </table:table-cell>
          <table:table-cell table:formula="of:=[.F42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31]" office:value-type="float" office:value="642">
            <text:p>642</text:p>
          </table:table-cell>
          <table:table-cell office:value-type="string">
            <text:p>", "a2" : "</text:p>
          </table:table-cell>
          <table:table-cell table:formula="of:=[Sheet1.E431]" office:value-type="float" office:value="555">
            <text:p>555</text:p>
          </table:table-cell>
          <table:table-cell office:value-type="string">
            <text:p>", "b1" : "</text:p>
          </table:table-cell>
          <table:table-cell table:formula="of:=[Sheet1.F431]" office:value-type="float" office:value="681">
            <text:p>681</text:p>
          </table:table-cell>
          <table:table-cell office:value-type="string">
            <text:p>", "b2" : "</text:p>
          </table:table-cell>
          <table:table-cell table:formula="of:=[Sheet1.G431]" office:value-type="float" office:value="487">
            <text:p>487</text:p>
          </table:table-cell>
          <table:table-cell office:value-type="string">
            <text:p>", "historic" : "</text:p>
          </table:table-cell>
          <table:table-cell table:formula="of:=[Sheet1.C431]" office:value-type="float" office:value="628">
            <text:p>62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1]+1" office:value-type="float" office:value="432">
            <text:p>432</text:p>
          </table:table-cell>
          <table:table-cell office:value-type="string">
            <text:p>" }, "year" : "</text:p>
          </table:table-cell>
          <table:table-cell table:formula="of:=RIGHT([Sheet1.A432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2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32]" office:value-type="float" office:value="1073">
            <text:p>1073</text:p>
          </table:table-cell>
          <table:table-cell office:value-type="string">
            <text:p>", "a2" : "</text:p>
          </table:table-cell>
          <table:table-cell table:formula="of:=[Sheet1.E432]" office:value-type="float" office:value="896">
            <text:p>896</text:p>
          </table:table-cell>
          <table:table-cell office:value-type="string">
            <text:p>", "b1" : "</text:p>
          </table:table-cell>
          <table:table-cell table:formula="of:=[Sheet1.F432]" office:value-type="float" office:value="1001">
            <text:p>1001</text:p>
          </table:table-cell>
          <table:table-cell office:value-type="string">
            <text:p>", "b2" : "</text:p>
          </table:table-cell>
          <table:table-cell table:formula="of:=[Sheet1.G432]" office:value-type="float" office:value="900">
            <text:p>900</text:p>
          </table:table-cell>
          <table:table-cell office:value-type="string">
            <text:p>", "historic" : "</text:p>
          </table:table-cell>
          <table:table-cell table:formula="of:=[Sheet1.C432]" office:value-type="float" office:value="886">
            <text:p>88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2]+1" office:value-type="float" office:value="433">
            <text:p>433</text:p>
          </table:table-cell>
          <table:table-cell office:value-type="string">
            <text:p>" }, "year" : "</text:p>
          </table:table-cell>
          <table:table-cell table:formula="of:=RIGHT([Sheet1.A433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2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33]" office:value-type="float" office:value="1254">
            <text:p>1254</text:p>
          </table:table-cell>
          <table:table-cell office:value-type="string">
            <text:p>", "a2" : "</text:p>
          </table:table-cell>
          <table:table-cell table:formula="of:=[Sheet1.E433]" office:value-type="float" office:value="803">
            <text:p>803</text:p>
          </table:table-cell>
          <table:table-cell office:value-type="string">
            <text:p>", "b1" : "</text:p>
          </table:table-cell>
          <table:table-cell table:formula="of:=[Sheet1.F433]" office:value-type="float" office:value="1004">
            <text:p>1004</text:p>
          </table:table-cell>
          <table:table-cell office:value-type="string">
            <text:p>", "b2" : "</text:p>
          </table:table-cell>
          <table:table-cell table:formula="of:=[Sheet1.G433]" office:value-type="float" office:value="1700">
            <text:p>1700</text:p>
          </table:table-cell>
          <table:table-cell office:value-type="string">
            <text:p>", "historic" : "</text:p>
          </table:table-cell>
          <table:table-cell table:formula="of:=[Sheet1.C433]" office:value-type="float" office:value="1491">
            <text:p>149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3]+1" office:value-type="float" office:value="434">
            <text:p>434</text:p>
          </table:table-cell>
          <table:table-cell office:value-type="string">
            <text:p>" }, "year" : "</text:p>
          </table:table-cell>
          <table:table-cell table:formula="of:=RIGHT([Sheet1.A434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2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34]" office:value-type="float" office:value="24618">
            <text:p>24618</text:p>
          </table:table-cell>
          <table:table-cell office:value-type="string">
            <text:p>", "a2" : "</text:p>
          </table:table-cell>
          <table:table-cell table:formula="of:=[Sheet1.E434]" office:value-type="float" office:value="23189">
            <text:p>23189</text:p>
          </table:table-cell>
          <table:table-cell office:value-type="string">
            <text:p>", "b1" : "</text:p>
          </table:table-cell>
          <table:table-cell table:formula="of:=[Sheet1.F434]" office:value-type="float" office:value="24414">
            <text:p>24414</text:p>
          </table:table-cell>
          <table:table-cell office:value-type="string">
            <text:p>", "b2" : "</text:p>
          </table:table-cell>
          <table:table-cell table:formula="of:=[Sheet1.G434]" office:value-type="float" office:value="25379">
            <text:p>25379</text:p>
          </table:table-cell>
          <table:table-cell office:value-type="string">
            <text:p>", "historic" : "</text:p>
          </table:table-cell>
          <table:table-cell table:formula="of:=[Sheet1.C434]" office:value-type="float" office:value="24769">
            <text:p>2476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4]+1" office:value-type="float" office:value="435">
            <text:p>435</text:p>
          </table:table-cell>
          <table:table-cell office:value-type="string">
            <text:p>" }, "year" : "</text:p>
          </table:table-cell>
          <table:table-cell table:formula="of:=RIGHT([Sheet1.A435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2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35]" office:value-type="float" office:value="3909">
            <text:p>3909</text:p>
          </table:table-cell>
          <table:table-cell office:value-type="string">
            <text:p>", "a2" : "</text:p>
          </table:table-cell>
          <table:table-cell table:formula="of:=[Sheet1.E435]" office:value-type="float" office:value="3625">
            <text:p>3625</text:p>
          </table:table-cell>
          <table:table-cell office:value-type="string">
            <text:p>", "b1" : "</text:p>
          </table:table-cell>
          <table:table-cell table:formula="of:=[Sheet1.F435]" office:value-type="float" office:value="2673">
            <text:p>2673</text:p>
          </table:table-cell>
          <table:table-cell office:value-type="string">
            <text:p>", "b2" : "</text:p>
          </table:table-cell>
          <table:table-cell table:formula="of:=[Sheet1.G435]" office:value-type="float" office:value="3571">
            <text:p>3571</text:p>
          </table:table-cell>
          <table:table-cell office:value-type="string">
            <text:p>", "historic" : "</text:p>
          </table:table-cell>
          <table:table-cell table:formula="of:=[Sheet1.C435]" office:value-type="float" office:value="3352">
            <text:p>335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5]+1" office:value-type="float" office:value="436">
            <text:p>436</text:p>
          </table:table-cell>
          <table:table-cell office:value-type="string">
            <text:p>" }, "year" : "</text:p>
          </table:table-cell>
          <table:table-cell table:formula="of:=RIGHT([Sheet1.A436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2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36]" office:value-type="float" office:value="5783">
            <text:p>5783</text:p>
          </table:table-cell>
          <table:table-cell office:value-type="string">
            <text:p>", "a2" : "</text:p>
          </table:table-cell>
          <table:table-cell table:formula="of:=[Sheet1.E436]" office:value-type="float" office:value="5069">
            <text:p>5069</text:p>
          </table:table-cell>
          <table:table-cell office:value-type="string">
            <text:p>", "b1" : "</text:p>
          </table:table-cell>
          <table:table-cell table:formula="of:=[Sheet1.F436]" office:value-type="float" office:value="6166">
            <text:p>6166</text:p>
          </table:table-cell>
          <table:table-cell office:value-type="string">
            <text:p>", "b2" : "</text:p>
          </table:table-cell>
          <table:table-cell table:formula="of:=[Sheet1.G436]" office:value-type="float" office:value="5222">
            <text:p>5222</text:p>
          </table:table-cell>
          <table:table-cell office:value-type="string">
            <text:p>", "historic" : "</text:p>
          </table:table-cell>
          <table:table-cell table:formula="of:=[Sheet1.C436]" office:value-type="float" office:value="4755">
            <text:p>475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6]+1" office:value-type="float" office:value="437">
            <text:p>437</text:p>
          </table:table-cell>
          <table:table-cell office:value-type="string">
            <text:p>" }, "year" : "</text:p>
          </table:table-cell>
          <table:table-cell table:formula="of:=RIGHT([Sheet1.A437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2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37]" office:value-type="float" office:value="4112">
            <text:p>4112</text:p>
          </table:table-cell>
          <table:table-cell office:value-type="string">
            <text:p>", "a2" : "</text:p>
          </table:table-cell>
          <table:table-cell table:formula="of:=[Sheet1.E437]" office:value-type="float" office:value="3655">
            <text:p>3655</text:p>
          </table:table-cell>
          <table:table-cell office:value-type="string">
            <text:p>", "b1" : "</text:p>
          </table:table-cell>
          <table:table-cell table:formula="of:=[Sheet1.F437]" office:value-type="float" office:value="3895">
            <text:p>3895</text:p>
          </table:table-cell>
          <table:table-cell office:value-type="string">
            <text:p>", "b2" : "</text:p>
          </table:table-cell>
          <table:table-cell table:formula="of:=[Sheet1.G437]" office:value-type="float" office:value="3410">
            <text:p>3410</text:p>
          </table:table-cell>
          <table:table-cell office:value-type="string">
            <text:p>", "historic" : "</text:p>
          </table:table-cell>
          <table:table-cell table:formula="of:=[Sheet1.C437]" office:value-type="float" office:value="3893">
            <text:p>389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7]+1" office:value-type="float" office:value="438">
            <text:p>438</text:p>
          </table:table-cell>
          <table:table-cell office:value-type="string">
            <text:p>" }, "year" : "</text:p>
          </table:table-cell>
          <table:table-cell table:formula="of:=RIGHT([Sheet1.A438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2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38]" office:value-type="float" office:value="39558">
            <text:p>39558</text:p>
          </table:table-cell>
          <table:table-cell office:value-type="string">
            <text:p>", "a2" : "</text:p>
          </table:table-cell>
          <table:table-cell table:formula="of:=[Sheet1.E438]" office:value-type="float" office:value="37141">
            <text:p>37141</text:p>
          </table:table-cell>
          <table:table-cell office:value-type="string">
            <text:p>", "b1" : "</text:p>
          </table:table-cell>
          <table:table-cell table:formula="of:=[Sheet1.F438]" office:value-type="float" office:value="38497">
            <text:p>38497</text:p>
          </table:table-cell>
          <table:table-cell office:value-type="string">
            <text:p>", "b2" : "</text:p>
          </table:table-cell>
          <table:table-cell table:formula="of:=[Sheet1.G438]" office:value-type="float" office:value="42479">
            <text:p>42479</text:p>
          </table:table-cell>
          <table:table-cell office:value-type="string">
            <text:p>", "historic" : "</text:p>
          </table:table-cell>
          <table:table-cell table:formula="of:=[Sheet1.C438]" office:value-type="float" office:value="40939">
            <text:p>4093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8]+1" office:value-type="float" office:value="439">
            <text:p>439</text:p>
          </table:table-cell>
          <table:table-cell office:value-type="string">
            <text:p>" }, "year" : "</text:p>
          </table:table-cell>
          <table:table-cell table:formula="of:=RIGHT([Sheet1.A439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2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39]" office:value-type="float" office:value="35747">
            <text:p>35747</text:p>
          </table:table-cell>
          <table:table-cell office:value-type="string">
            <text:p>", "a2" : "</text:p>
          </table:table-cell>
          <table:table-cell table:formula="of:=[Sheet1.E439]" office:value-type="float" office:value="35687">
            <text:p>35687</text:p>
          </table:table-cell>
          <table:table-cell office:value-type="string">
            <text:p>", "b1" : "</text:p>
          </table:table-cell>
          <table:table-cell table:formula="of:=[Sheet1.F439]" office:value-type="float" office:value="38745">
            <text:p>38745</text:p>
          </table:table-cell>
          <table:table-cell office:value-type="string">
            <text:p>", "b2" : "</text:p>
          </table:table-cell>
          <table:table-cell table:formula="of:=[Sheet1.G439]" office:value-type="float" office:value="37248">
            <text:p>37248</text:p>
          </table:table-cell>
          <table:table-cell office:value-type="string">
            <text:p>", "historic" : "</text:p>
          </table:table-cell>
          <table:table-cell table:formula="of:=[Sheet1.C439]" office:value-type="float" office:value="34545">
            <text:p>3454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39]+1" office:value-type="float" office:value="440">
            <text:p>440</text:p>
          </table:table-cell>
          <table:table-cell office:value-type="string">
            <text:p>" }, "year" : "</text:p>
          </table:table-cell>
          <table:table-cell table:formula="of:=RIGHT([Sheet1.A440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3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40]" office:value-type="float" office:value="3673">
            <text:p>3673</text:p>
          </table:table-cell>
          <table:table-cell office:value-type="string">
            <text:p>", "a2" : "</text:p>
          </table:table-cell>
          <table:table-cell table:formula="of:=[Sheet1.E440]" office:value-type="float" office:value="3035">
            <text:p>3035</text:p>
          </table:table-cell>
          <table:table-cell office:value-type="string">
            <text:p>", "b1" : "</text:p>
          </table:table-cell>
          <table:table-cell table:formula="of:=[Sheet1.F440]" office:value-type="float" office:value="4225">
            <text:p>4225</text:p>
          </table:table-cell>
          <table:table-cell office:value-type="string">
            <text:p>", "b2" : "</text:p>
          </table:table-cell>
          <table:table-cell table:formula="of:=[Sheet1.G440]" office:value-type="float" office:value="5196">
            <text:p>5196</text:p>
          </table:table-cell>
          <table:table-cell office:value-type="string">
            <text:p>", "historic" : "</text:p>
          </table:table-cell>
          <table:table-cell table:formula="of:=[Sheet1.C440]" office:value-type="float" office:value="3384">
            <text:p>338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0]+1" office:value-type="float" office:value="441">
            <text:p>441</text:p>
          </table:table-cell>
          <table:table-cell office:value-type="string">
            <text:p>" }, "year" : "</text:p>
          </table:table-cell>
          <table:table-cell table:formula="of:=RIGHT([Sheet1.A441];4)" office:value-type="string" office:string-value="2004">
            <text:p>2004</text:p>
          </table:table-cell>
          <table:table-cell office:value-type="string">
            <text:p>", "continent" : "</text:p>
          </table:table-cell>
          <table:table-cell table:formula="of:=[.F43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41]" office:value-type="float" office:value="674">
            <text:p>674</text:p>
          </table:table-cell>
          <table:table-cell office:value-type="string">
            <text:p>", "a2" : "</text:p>
          </table:table-cell>
          <table:table-cell table:formula="of:=[Sheet1.E441]" office:value-type="float" office:value="567">
            <text:p>567</text:p>
          </table:table-cell>
          <table:table-cell office:value-type="string">
            <text:p>", "b1" : "</text:p>
          </table:table-cell>
          <table:table-cell table:formula="of:=[Sheet1.F441]" office:value-type="float" office:value="711">
            <text:p>711</text:p>
          </table:table-cell>
          <table:table-cell office:value-type="string">
            <text:p>", "b2" : "</text:p>
          </table:table-cell>
          <table:table-cell table:formula="of:=[Sheet1.G441]" office:value-type="float" office:value="499">
            <text:p>499</text:p>
          </table:table-cell>
          <table:table-cell office:value-type="string">
            <text:p>", "historic" : "</text:p>
          </table:table-cell>
          <table:table-cell table:formula="of:=[Sheet1.C441]" office:value-type="float" office:value="667">
            <text:p>66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1]+1" office:value-type="float" office:value="442">
            <text:p>442</text:p>
          </table:table-cell>
          <table:table-cell office:value-type="string">
            <text:p>" }, "year" : "</text:p>
          </table:table-cell>
          <table:table-cell table:formula="of:=RIGHT([Sheet1.A442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3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42]" office:value-type="float" office:value="1110">
            <text:p>1110</text:p>
          </table:table-cell>
          <table:table-cell office:value-type="string">
            <text:p>", "a2" : "</text:p>
          </table:table-cell>
          <table:table-cell table:formula="of:=[Sheet1.E442]" office:value-type="float" office:value="903">
            <text:p>903</text:p>
          </table:table-cell>
          <table:table-cell office:value-type="string">
            <text:p>", "b1" : "</text:p>
          </table:table-cell>
          <table:table-cell table:formula="of:=[Sheet1.F442]" office:value-type="float" office:value="1032">
            <text:p>1032</text:p>
          </table:table-cell>
          <table:table-cell office:value-type="string">
            <text:p>", "b2" : "</text:p>
          </table:table-cell>
          <table:table-cell table:formula="of:=[Sheet1.G442]" office:value-type="float" office:value="907">
            <text:p>907</text:p>
          </table:table-cell>
          <table:table-cell office:value-type="string">
            <text:p>", "historic" : "</text:p>
          </table:table-cell>
          <table:table-cell table:formula="of:=[Sheet1.C442]" office:value-type="float" office:value="915">
            <text:p>91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2]+1" office:value-type="float" office:value="443">
            <text:p>443</text:p>
          </table:table-cell>
          <table:table-cell office:value-type="string">
            <text:p>" }, "year" : "</text:p>
          </table:table-cell>
          <table:table-cell table:formula="of:=RIGHT([Sheet1.A443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3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43]" office:value-type="float" office:value="1338">
            <text:p>1338</text:p>
          </table:table-cell>
          <table:table-cell office:value-type="string">
            <text:p>", "a2" : "</text:p>
          </table:table-cell>
          <table:table-cell table:formula="of:=[Sheet1.E443]" office:value-type="float" office:value="831">
            <text:p>831</text:p>
          </table:table-cell>
          <table:table-cell office:value-type="string">
            <text:p>", "b1" : "</text:p>
          </table:table-cell>
          <table:table-cell table:formula="of:=[Sheet1.F443]" office:value-type="float" office:value="1046">
            <text:p>1046</text:p>
          </table:table-cell>
          <table:table-cell office:value-type="string">
            <text:p>", "b2" : "</text:p>
          </table:table-cell>
          <table:table-cell table:formula="of:=[Sheet1.G443]" office:value-type="float" office:value="1821">
            <text:p>1821</text:p>
          </table:table-cell>
          <table:table-cell office:value-type="string">
            <text:p>", "historic" : "</text:p>
          </table:table-cell>
          <table:table-cell table:formula="of:=[Sheet1.C443]" office:value-type="float" office:value="1648">
            <text:p>164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3]+1" office:value-type="float" office:value="444">
            <text:p>444</text:p>
          </table:table-cell>
          <table:table-cell office:value-type="string">
            <text:p>" }, "year" : "</text:p>
          </table:table-cell>
          <table:table-cell table:formula="of:=RIGHT([Sheet1.A444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3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44]" office:value-type="float" office:value="25058">
            <text:p>25058</text:p>
          </table:table-cell>
          <table:table-cell office:value-type="string">
            <text:p>", "a2" : "</text:p>
          </table:table-cell>
          <table:table-cell table:formula="of:=[Sheet1.E444]" office:value-type="float" office:value="23457">
            <text:p>23457</text:p>
          </table:table-cell>
          <table:table-cell office:value-type="string">
            <text:p>", "b1" : "</text:p>
          </table:table-cell>
          <table:table-cell table:formula="of:=[Sheet1.F444]" office:value-type="float" office:value="24937">
            <text:p>24937</text:p>
          </table:table-cell>
          <table:table-cell office:value-type="string">
            <text:p>", "b2" : "</text:p>
          </table:table-cell>
          <table:table-cell table:formula="of:=[Sheet1.G444]" office:value-type="float" office:value="25895">
            <text:p>25895</text:p>
          </table:table-cell>
          <table:table-cell office:value-type="string">
            <text:p>", "historic" : "</text:p>
          </table:table-cell>
          <table:table-cell table:formula="of:=[Sheet1.C444]" office:value-type="float" office:value="25186">
            <text:p>2518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4]+1" office:value-type="float" office:value="445">
            <text:p>445</text:p>
          </table:table-cell>
          <table:table-cell office:value-type="string">
            <text:p>" }, "year" : "</text:p>
          </table:table-cell>
          <table:table-cell table:formula="of:=RIGHT([Sheet1.A445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3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45]" office:value-type="float" office:value="4126">
            <text:p>4126</text:p>
          </table:table-cell>
          <table:table-cell office:value-type="string">
            <text:p>", "a2" : "</text:p>
          </table:table-cell>
          <table:table-cell table:formula="of:=[Sheet1.E445]" office:value-type="float" office:value="3683">
            <text:p>3683</text:p>
          </table:table-cell>
          <table:table-cell office:value-type="string">
            <text:p>", "b1" : "</text:p>
          </table:table-cell>
          <table:table-cell table:formula="of:=[Sheet1.F445]" office:value-type="float" office:value="2733">
            <text:p>2733</text:p>
          </table:table-cell>
          <table:table-cell office:value-type="string">
            <text:p>", "b2" : "</text:p>
          </table:table-cell>
          <table:table-cell table:formula="of:=[Sheet1.G445]" office:value-type="float" office:value="3648">
            <text:p>3648</text:p>
          </table:table-cell>
          <table:table-cell office:value-type="string">
            <text:p>", "historic" : "</text:p>
          </table:table-cell>
          <table:table-cell table:formula="of:=[Sheet1.C445]" office:value-type="float" office:value="3578">
            <text:p>357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5]+1" office:value-type="float" office:value="446">
            <text:p>446</text:p>
          </table:table-cell>
          <table:table-cell office:value-type="string">
            <text:p>" }, "year" : "</text:p>
          </table:table-cell>
          <table:table-cell table:formula="of:=RIGHT([Sheet1.A446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3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46]" office:value-type="float" office:value="6062">
            <text:p>6062</text:p>
          </table:table-cell>
          <table:table-cell office:value-type="string">
            <text:p>", "a2" : "</text:p>
          </table:table-cell>
          <table:table-cell table:formula="of:=[Sheet1.E446]" office:value-type="float" office:value="5157">
            <text:p>5157</text:p>
          </table:table-cell>
          <table:table-cell office:value-type="string">
            <text:p>", "b1" : "</text:p>
          </table:table-cell>
          <table:table-cell table:formula="of:=[Sheet1.F446]" office:value-type="float" office:value="6409">
            <text:p>6409</text:p>
          </table:table-cell>
          <table:table-cell office:value-type="string">
            <text:p>", "b2" : "</text:p>
          </table:table-cell>
          <table:table-cell table:formula="of:=[Sheet1.G446]" office:value-type="float" office:value="5295">
            <text:p>5295</text:p>
          </table:table-cell>
          <table:table-cell office:value-type="string">
            <text:p>", "historic" : "</text:p>
          </table:table-cell>
          <table:table-cell table:formula="of:=[Sheet1.C446]" office:value-type="float" office:value="4911">
            <text:p>491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6]+1" office:value-type="float" office:value="447">
            <text:p>447</text:p>
          </table:table-cell>
          <table:table-cell office:value-type="string">
            <text:p>" }, "year" : "</text:p>
          </table:table-cell>
          <table:table-cell table:formula="of:=RIGHT([Sheet1.A447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3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47]" office:value-type="float" office:value="4281">
            <text:p>4281</text:p>
          </table:table-cell>
          <table:table-cell office:value-type="string">
            <text:p>", "a2" : "</text:p>
          </table:table-cell>
          <table:table-cell table:formula="of:=[Sheet1.E447]" office:value-type="float" office:value="3693">
            <text:p>3693</text:p>
          </table:table-cell>
          <table:table-cell office:value-type="string">
            <text:p>", "b1" : "</text:p>
          </table:table-cell>
          <table:table-cell table:formula="of:=[Sheet1.F447]" office:value-type="float" office:value="4011">
            <text:p>4011</text:p>
          </table:table-cell>
          <table:table-cell office:value-type="string">
            <text:p>", "b2" : "</text:p>
          </table:table-cell>
          <table:table-cell table:formula="of:=[Sheet1.G447]" office:value-type="float" office:value="3431">
            <text:p>3431</text:p>
          </table:table-cell>
          <table:table-cell office:value-type="string">
            <text:p>", "historic" : "</text:p>
          </table:table-cell>
          <table:table-cell table:formula="of:=[Sheet1.C447]" office:value-type="float" office:value="4041">
            <text:p>404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7]+1" office:value-type="float" office:value="448">
            <text:p>448</text:p>
          </table:table-cell>
          <table:table-cell office:value-type="string">
            <text:p>" }, "year" : "</text:p>
          </table:table-cell>
          <table:table-cell table:formula="of:=RIGHT([Sheet1.A448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3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48]" office:value-type="float" office:value="40116">
            <text:p>40116</text:p>
          </table:table-cell>
          <table:table-cell office:value-type="string">
            <text:p>", "a2" : "</text:p>
          </table:table-cell>
          <table:table-cell table:formula="of:=[Sheet1.E448]" office:value-type="float" office:value="37467">
            <text:p>37467</text:p>
          </table:table-cell>
          <table:table-cell office:value-type="string">
            <text:p>", "b1" : "</text:p>
          </table:table-cell>
          <table:table-cell table:formula="of:=[Sheet1.F448]" office:value-type="float" office:value="39072">
            <text:p>39072</text:p>
          </table:table-cell>
          <table:table-cell office:value-type="string">
            <text:p>", "b2" : "</text:p>
          </table:table-cell>
          <table:table-cell table:formula="of:=[Sheet1.G448]" office:value-type="float" office:value="43211">
            <text:p>43211</text:p>
          </table:table-cell>
          <table:table-cell office:value-type="string">
            <text:p>", "historic" : "</text:p>
          </table:table-cell>
          <table:table-cell table:formula="of:=[Sheet1.C448]" office:value-type="float" office:value="41801">
            <text:p>4180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8]+1" office:value-type="float" office:value="449">
            <text:p>449</text:p>
          </table:table-cell>
          <table:table-cell office:value-type="string">
            <text:p>" }, "year" : "</text:p>
          </table:table-cell>
          <table:table-cell table:formula="of:=RIGHT([Sheet1.A449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3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49]" office:value-type="float" office:value="36173">
            <text:p>36173</text:p>
          </table:table-cell>
          <table:table-cell office:value-type="string">
            <text:p>", "a2" : "</text:p>
          </table:table-cell>
          <table:table-cell table:formula="of:=[Sheet1.E449]" office:value-type="float" office:value="36059">
            <text:p>36059</text:p>
          </table:table-cell>
          <table:table-cell office:value-type="string">
            <text:p>", "b1" : "</text:p>
          </table:table-cell>
          <table:table-cell table:formula="of:=[Sheet1.F449]" office:value-type="float" office:value="39564">
            <text:p>39564</text:p>
          </table:table-cell>
          <table:table-cell office:value-type="string">
            <text:p>", "b2" : "</text:p>
          </table:table-cell>
          <table:table-cell table:formula="of:=[Sheet1.G449]" office:value-type="float" office:value="37718">
            <text:p>37718</text:p>
          </table:table-cell>
          <table:table-cell office:value-type="string">
            <text:p>", "historic" : "</text:p>
          </table:table-cell>
          <table:table-cell table:formula="of:=[Sheet1.C449]" office:value-type="float" office:value="35187">
            <text:p>3518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49]+1" office:value-type="float" office:value="450">
            <text:p>450</text:p>
          </table:table-cell>
          <table:table-cell office:value-type="string">
            <text:p>" }, "year" : "</text:p>
          </table:table-cell>
          <table:table-cell table:formula="of:=RIGHT([Sheet1.A450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4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50]" office:value-type="float" office:value="3858">
            <text:p>3858</text:p>
          </table:table-cell>
          <table:table-cell office:value-type="string">
            <text:p>", "a2" : "</text:p>
          </table:table-cell>
          <table:table-cell table:formula="of:=[Sheet1.E450]" office:value-type="float" office:value="3100">
            <text:p>3100</text:p>
          </table:table-cell>
          <table:table-cell office:value-type="string">
            <text:p>", "b1" : "</text:p>
          </table:table-cell>
          <table:table-cell table:formula="of:=[Sheet1.F450]" office:value-type="float" office:value="4392">
            <text:p>4392</text:p>
          </table:table-cell>
          <table:table-cell office:value-type="string">
            <text:p>", "b2" : "</text:p>
          </table:table-cell>
          <table:table-cell table:formula="of:=[Sheet1.G450]" office:value-type="float" office:value="5421">
            <text:p>5421</text:p>
          </table:table-cell>
          <table:table-cell office:value-type="string">
            <text:p>", "historic" : "</text:p>
          </table:table-cell>
          <table:table-cell table:formula="of:=[Sheet1.C450]" office:value-type="float" office:value="3491">
            <text:p>349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0]+1" office:value-type="float" office:value="451">
            <text:p>451</text:p>
          </table:table-cell>
          <table:table-cell office:value-type="string">
            <text:p>" }, "year" : "</text:p>
          </table:table-cell>
          <table:table-cell table:formula="of:=RIGHT([Sheet1.A451];4)" office:value-type="string" office:string-value="2005">
            <text:p>2005</text:p>
          </table:table-cell>
          <table:table-cell office:value-type="string">
            <text:p>", "continent" : "</text:p>
          </table:table-cell>
          <table:table-cell table:formula="of:=[.F44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51]" office:value-type="float" office:value="706">
            <text:p>706</text:p>
          </table:table-cell>
          <table:table-cell office:value-type="string">
            <text:p>", "a2" : "</text:p>
          </table:table-cell>
          <table:table-cell table:formula="of:=[Sheet1.E451]" office:value-type="float" office:value="579">
            <text:p>579</text:p>
          </table:table-cell>
          <table:table-cell office:value-type="string">
            <text:p>", "b1" : "</text:p>
          </table:table-cell>
          <table:table-cell table:formula="of:=[Sheet1.F451]" office:value-type="float" office:value="741">
            <text:p>741</text:p>
          </table:table-cell>
          <table:table-cell office:value-type="string">
            <text:p>", "b2" : "</text:p>
          </table:table-cell>
          <table:table-cell table:formula="of:=[Sheet1.G451]" office:value-type="float" office:value="510">
            <text:p>510</text:p>
          </table:table-cell>
          <table:table-cell office:value-type="string">
            <text:p>", "historic" : "</text:p>
          </table:table-cell>
          <table:table-cell table:formula="of:=[Sheet1.C451]" office:value-type="float" office:value="715">
            <text:p>71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1]+1" office:value-type="float" office:value="452">
            <text:p>452</text:p>
          </table:table-cell>
          <table:table-cell office:value-type="string">
            <text:p>" }, "year" : "</text:p>
          </table:table-cell>
          <table:table-cell table:formula="of:=RIGHT([Sheet1.A452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4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52]" office:value-type="float" office:value="1165">
            <text:p>1165</text:p>
          </table:table-cell>
          <table:table-cell office:value-type="string">
            <text:p>", "a2" : "</text:p>
          </table:table-cell>
          <table:table-cell table:formula="of:=[Sheet1.E452]" office:value-type="float" office:value="922">
            <text:p>922</text:p>
          </table:table-cell>
          <table:table-cell office:value-type="string">
            <text:p>", "b1" : "</text:p>
          </table:table-cell>
          <table:table-cell table:formula="of:=[Sheet1.F452]" office:value-type="float" office:value="1090">
            <text:p>1090</text:p>
          </table:table-cell>
          <table:table-cell office:value-type="string">
            <text:p>", "b2" : "</text:p>
          </table:table-cell>
          <table:table-cell table:formula="of:=[Sheet1.G452]" office:value-type="float" office:value="917">
            <text:p>917</text:p>
          </table:table-cell>
          <table:table-cell office:value-type="string">
            <text:p>", "historic" : "</text:p>
          </table:table-cell>
          <table:table-cell table:formula="of:=[Sheet1.C452]" office:value-type="float" office:value="950">
            <text:p>95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2]+1" office:value-type="float" office:value="453">
            <text:p>453</text:p>
          </table:table-cell>
          <table:table-cell office:value-type="string">
            <text:p>" }, "year" : "</text:p>
          </table:table-cell>
          <table:table-cell table:formula="of:=RIGHT([Sheet1.A453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4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53]" office:value-type="float" office:value="1471">
            <text:p>1471</text:p>
          </table:table-cell>
          <table:table-cell office:value-type="string">
            <text:p>", "a2" : "</text:p>
          </table:table-cell>
          <table:table-cell table:formula="of:=[Sheet1.E453]" office:value-type="float" office:value="866">
            <text:p>866</text:p>
          </table:table-cell>
          <table:table-cell office:value-type="string">
            <text:p>", "b1" : "</text:p>
          </table:table-cell>
          <table:table-cell table:formula="of:=[Sheet1.F453]" office:value-type="float" office:value="1102">
            <text:p>1102</text:p>
          </table:table-cell>
          <table:table-cell office:value-type="string">
            <text:p>", "b2" : "</text:p>
          </table:table-cell>
          <table:table-cell table:formula="of:=[Sheet1.G453]" office:value-type="float" office:value="2019">
            <text:p>2019</text:p>
          </table:table-cell>
          <table:table-cell office:value-type="string">
            <text:p>", "historic" : "</text:p>
          </table:table-cell>
          <table:table-cell table:formula="of:=[Sheet1.C453]" office:value-type="float" office:value="1844">
            <text:p>184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3]+1" office:value-type="float" office:value="454">
            <text:p>454</text:p>
          </table:table-cell>
          <table:table-cell office:value-type="string">
            <text:p>" }, "year" : "</text:p>
          </table:table-cell>
          <table:table-cell table:formula="of:=RIGHT([Sheet1.A454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4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54]" office:value-type="float" office:value="25590">
            <text:p>25590</text:p>
          </table:table-cell>
          <table:table-cell office:value-type="string">
            <text:p>", "a2" : "</text:p>
          </table:table-cell>
          <table:table-cell table:formula="of:=[Sheet1.E454]" office:value-type="float" office:value="23791">
            <text:p>23791</text:p>
          </table:table-cell>
          <table:table-cell office:value-type="string">
            <text:p>", "b1" : "</text:p>
          </table:table-cell>
          <table:table-cell table:formula="of:=[Sheet1.F454]" office:value-type="float" office:value="25572">
            <text:p>25572</text:p>
          </table:table-cell>
          <table:table-cell office:value-type="string">
            <text:p>", "b2" : "</text:p>
          </table:table-cell>
          <table:table-cell table:formula="of:=[Sheet1.G454]" office:value-type="float" office:value="26497">
            <text:p>26497</text:p>
          </table:table-cell>
          <table:table-cell office:value-type="string">
            <text:p>", "historic" : "</text:p>
          </table:table-cell>
          <table:table-cell table:formula="of:=[Sheet1.C454]" office:value-type="float" office:value="25900">
            <text:p>2590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4]+1" office:value-type="float" office:value="455">
            <text:p>455</text:p>
          </table:table-cell>
          <table:table-cell office:value-type="string">
            <text:p>" }, "year" : "</text:p>
          </table:table-cell>
          <table:table-cell table:formula="of:=RIGHT([Sheet1.A455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4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55]" office:value-type="float" office:value="4421">
            <text:p>4421</text:p>
          </table:table-cell>
          <table:table-cell office:value-type="string">
            <text:p>", "a2" : "</text:p>
          </table:table-cell>
          <table:table-cell table:formula="of:=[Sheet1.E455]" office:value-type="float" office:value="3782">
            <text:p>3782</text:p>
          </table:table-cell>
          <table:table-cell office:value-type="string">
            <text:p>", "b1" : "</text:p>
          </table:table-cell>
          <table:table-cell table:formula="of:=[Sheet1.F455]" office:value-type="float" office:value="2860">
            <text:p>2860</text:p>
          </table:table-cell>
          <table:table-cell office:value-type="string">
            <text:p>", "b2" : "</text:p>
          </table:table-cell>
          <table:table-cell table:formula="of:=[Sheet1.G455]" office:value-type="float" office:value="3732">
            <text:p>3732</text:p>
          </table:table-cell>
          <table:table-cell office:value-type="string">
            <text:p>", "historic" : "</text:p>
          </table:table-cell>
          <table:table-cell table:formula="of:=[Sheet1.C455]" office:value-type="float" office:value="3891">
            <text:p>389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5]+1" office:value-type="float" office:value="456">
            <text:p>456</text:p>
          </table:table-cell>
          <table:table-cell office:value-type="string">
            <text:p>" }, "year" : "</text:p>
          </table:table-cell>
          <table:table-cell table:formula="of:=RIGHT([Sheet1.A456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4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56]" office:value-type="float" office:value="6477">
            <text:p>6477</text:p>
          </table:table-cell>
          <table:table-cell office:value-type="string">
            <text:p>", "a2" : "</text:p>
          </table:table-cell>
          <table:table-cell table:formula="of:=[Sheet1.E456]" office:value-type="float" office:value="5284">
            <text:p>5284</text:p>
          </table:table-cell>
          <table:table-cell office:value-type="string">
            <text:p>", "b1" : "</text:p>
          </table:table-cell>
          <table:table-cell table:formula="of:=[Sheet1.F456]" office:value-type="float" office:value="6741">
            <text:p>6741</text:p>
          </table:table-cell>
          <table:table-cell office:value-type="string">
            <text:p>", "b2" : "</text:p>
          </table:table-cell>
          <table:table-cell table:formula="of:=[Sheet1.G456]" office:value-type="float" office:value="5390">
            <text:p>5390</text:p>
          </table:table-cell>
          <table:table-cell office:value-type="string">
            <text:p>", "historic" : "</text:p>
          </table:table-cell>
          <table:table-cell table:formula="of:=[Sheet1.C456]" office:value-type="float" office:value="5126">
            <text:p>512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6]+1" office:value-type="float" office:value="457">
            <text:p>457</text:p>
          </table:table-cell>
          <table:table-cell office:value-type="string">
            <text:p>" }, "year" : "</text:p>
          </table:table-cell>
          <table:table-cell table:formula="of:=RIGHT([Sheet1.A457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4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57]" office:value-type="float" office:value="4534">
            <text:p>4534</text:p>
          </table:table-cell>
          <table:table-cell office:value-type="string">
            <text:p>", "a2" : "</text:p>
          </table:table-cell>
          <table:table-cell table:formula="of:=[Sheet1.E457]" office:value-type="float" office:value="3758">
            <text:p>3758</text:p>
          </table:table-cell>
          <table:table-cell office:value-type="string">
            <text:p>", "b1" : "</text:p>
          </table:table-cell>
          <table:table-cell table:formula="of:=[Sheet1.F457]" office:value-type="float" office:value="4191">
            <text:p>4191</text:p>
          </table:table-cell>
          <table:table-cell office:value-type="string">
            <text:p>", "b2" : "</text:p>
          </table:table-cell>
          <table:table-cell table:formula="of:=[Sheet1.G457]" office:value-type="float" office:value="3464">
            <text:p>3464</text:p>
          </table:table-cell>
          <table:table-cell office:value-type="string">
            <text:p>", "historic" : "</text:p>
          </table:table-cell>
          <table:table-cell table:formula="of:=[Sheet1.C457]" office:value-type="float" office:value="4173">
            <text:p>417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7]+1" office:value-type="float" office:value="458">
            <text:p>458</text:p>
          </table:table-cell>
          <table:table-cell office:value-type="string">
            <text:p>" }, "year" : "</text:p>
          </table:table-cell>
          <table:table-cell table:formula="of:=RIGHT([Sheet1.A458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4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58]" office:value-type="float" office:value="40769">
            <text:p>40769</text:p>
          </table:table-cell>
          <table:table-cell office:value-type="string">
            <text:p>", "a2" : "</text:p>
          </table:table-cell>
          <table:table-cell table:formula="of:=[Sheet1.E458]" office:value-type="float" office:value="37874">
            <text:p>37874</text:p>
          </table:table-cell>
          <table:table-cell office:value-type="string">
            <text:p>", "b1" : "</text:p>
          </table:table-cell>
          <table:table-cell table:formula="of:=[Sheet1.F458]" office:value-type="float" office:value="39820">
            <text:p>39820</text:p>
          </table:table-cell>
          <table:table-cell office:value-type="string">
            <text:p>", "b2" : "</text:p>
          </table:table-cell>
          <table:table-cell table:formula="of:=[Sheet1.G458]" office:value-type="float" office:value="44048">
            <text:p>44048</text:p>
          </table:table-cell>
          <table:table-cell office:value-type="string">
            <text:p>", "historic" : "</text:p>
          </table:table-cell>
          <table:table-cell table:formula="of:=[Sheet1.C458]" office:value-type="float" office:value="42512">
            <text:p>4251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8]+1" office:value-type="float" office:value="459">
            <text:p>459</text:p>
          </table:table-cell>
          <table:table-cell office:value-type="string">
            <text:p>" }, "year" : "</text:p>
          </table:table-cell>
          <table:table-cell table:formula="of:=RIGHT([Sheet1.A459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4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59]" office:value-type="float" office:value="36707">
            <text:p>36707</text:p>
          </table:table-cell>
          <table:table-cell office:value-type="string">
            <text:p>", "a2" : "</text:p>
          </table:table-cell>
          <table:table-cell table:formula="of:=[Sheet1.E459]" office:value-type="float" office:value="36552">
            <text:p>36552</text:p>
          </table:table-cell>
          <table:table-cell office:value-type="string">
            <text:p>", "b1" : "</text:p>
          </table:table-cell>
          <table:table-cell table:formula="of:=[Sheet1.F459]" office:value-type="float" office:value="40501">
            <text:p>40501</text:p>
          </table:table-cell>
          <table:table-cell office:value-type="string">
            <text:p>", "b2" : "</text:p>
          </table:table-cell>
          <table:table-cell table:formula="of:=[Sheet1.G459]" office:value-type="float" office:value="38280">
            <text:p>38280</text:p>
          </table:table-cell>
          <table:table-cell office:value-type="string">
            <text:p>", "historic" : "</text:p>
          </table:table-cell>
          <table:table-cell table:formula="of:=[Sheet1.C459]" office:value-type="float" office:value="35874">
            <text:p>3587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59]+1" office:value-type="float" office:value="460">
            <text:p>460</text:p>
          </table:table-cell>
          <table:table-cell office:value-type="string">
            <text:p>" }, "year" : "</text:p>
          </table:table-cell>
          <table:table-cell table:formula="of:=RIGHT([Sheet1.A460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5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60]" office:value-type="float" office:value="4132">
            <text:p>4132</text:p>
          </table:table-cell>
          <table:table-cell office:value-type="string">
            <text:p>", "a2" : "</text:p>
          </table:table-cell>
          <table:table-cell table:formula="of:=[Sheet1.E460]" office:value-type="float" office:value="3191">
            <text:p>3191</text:p>
          </table:table-cell>
          <table:table-cell office:value-type="string">
            <text:p>", "b1" : "</text:p>
          </table:table-cell>
          <table:table-cell table:formula="of:=[Sheet1.F460]" office:value-type="float" office:value="4614">
            <text:p>4614</text:p>
          </table:table-cell>
          <table:table-cell office:value-type="string">
            <text:p>", "b2" : "</text:p>
          </table:table-cell>
          <table:table-cell table:formula="of:=[Sheet1.G460]" office:value-type="float" office:value="5753">
            <text:p>5753</text:p>
          </table:table-cell>
          <table:table-cell office:value-type="string">
            <text:p>", "historic" : "</text:p>
          </table:table-cell>
          <table:table-cell table:formula="of:=[Sheet1.C460]" office:value-type="float" office:value="3630">
            <text:p>363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0]+1" office:value-type="float" office:value="461">
            <text:p>461</text:p>
          </table:table-cell>
          <table:table-cell office:value-type="string">
            <text:p>" }, "year" : "</text:p>
          </table:table-cell>
          <table:table-cell table:formula="of:=RIGHT([Sheet1.A461];4)" office:value-type="string" office:string-value="2006">
            <text:p>2006</text:p>
          </table:table-cell>
          <table:table-cell office:value-type="string">
            <text:p>", "continent" : "</text:p>
          </table:table-cell>
          <table:table-cell table:formula="of:=[.F45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61]" office:value-type="float" office:value="754">
            <text:p>754</text:p>
          </table:table-cell>
          <table:table-cell office:value-type="string">
            <text:p>", "a2" : "</text:p>
          </table:table-cell>
          <table:table-cell table:formula="of:=[Sheet1.E461]" office:value-type="float" office:value="595">
            <text:p>595</text:p>
          </table:table-cell>
          <table:table-cell office:value-type="string">
            <text:p>", "b1" : "</text:p>
          </table:table-cell>
          <table:table-cell table:formula="of:=[Sheet1.F461]" office:value-type="float" office:value="792">
            <text:p>792</text:p>
          </table:table-cell>
          <table:table-cell office:value-type="string">
            <text:p>", "b2" : "</text:p>
          </table:table-cell>
          <table:table-cell table:formula="of:=[Sheet1.G461]" office:value-type="float" office:value="526">
            <text:p>526</text:p>
          </table:table-cell>
          <table:table-cell office:value-type="string">
            <text:p>", "historic" : "</text:p>
          </table:table-cell>
          <table:table-cell table:formula="of:=[Sheet1.C461]" office:value-type="float" office:value="766">
            <text:p>76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1]+1" office:value-type="float" office:value="462">
            <text:p>462</text:p>
          </table:table-cell>
          <table:table-cell office:value-type="string">
            <text:p>" }, "year" : "</text:p>
          </table:table-cell>
          <table:table-cell table:formula="of:=RIGHT([Sheet1.A462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5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62]" office:value-type="float" office:value="1217">
            <text:p>1217</text:p>
          </table:table-cell>
          <table:table-cell office:value-type="string">
            <text:p>", "a2" : "</text:p>
          </table:table-cell>
          <table:table-cell table:formula="of:=[Sheet1.E462]" office:value-type="float" office:value="940">
            <text:p>940</text:p>
          </table:table-cell>
          <table:table-cell office:value-type="string">
            <text:p>", "b1" : "</text:p>
          </table:table-cell>
          <table:table-cell table:formula="of:=[Sheet1.F462]" office:value-type="float" office:value="1145">
            <text:p>1145</text:p>
          </table:table-cell>
          <table:table-cell office:value-type="string">
            <text:p>", "b2" : "</text:p>
          </table:table-cell>
          <table:table-cell table:formula="of:=[Sheet1.G462]" office:value-type="float" office:value="927">
            <text:p>927</text:p>
          </table:table-cell>
          <table:table-cell office:value-type="string">
            <text:p>", "historic" : "</text:p>
          </table:table-cell>
          <table:table-cell table:formula="of:=[Sheet1.C462]" office:value-type="float" office:value="989">
            <text:p>98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2]+1" office:value-type="float" office:value="463">
            <text:p>463</text:p>
          </table:table-cell>
          <table:table-cell office:value-type="string">
            <text:p>" }, "year" : "</text:p>
          </table:table-cell>
          <table:table-cell table:formula="of:=RIGHT([Sheet1.A463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5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63]" office:value-type="float" office:value="1602">
            <text:p>1602</text:p>
          </table:table-cell>
          <table:table-cell office:value-type="string">
            <text:p>", "a2" : "</text:p>
          </table:table-cell>
          <table:table-cell table:formula="of:=[Sheet1.E463]" office:value-type="float" office:value="900">
            <text:p>900</text:p>
          </table:table-cell>
          <table:table-cell office:value-type="string">
            <text:p>", "b1" : "</text:p>
          </table:table-cell>
          <table:table-cell table:formula="of:=[Sheet1.F463]" office:value-type="float" office:value="1159">
            <text:p>1159</text:p>
          </table:table-cell>
          <table:table-cell office:value-type="string">
            <text:p>", "b2" : "</text:p>
          </table:table-cell>
          <table:table-cell table:formula="of:=[Sheet1.G463]" office:value-type="float" office:value="2214">
            <text:p>2214</text:p>
          </table:table-cell>
          <table:table-cell office:value-type="string">
            <text:p>", "historic" : "</text:p>
          </table:table-cell>
          <table:table-cell table:formula="of:=[Sheet1.C463]" office:value-type="float" office:value="2091">
            <text:p>2091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3]+1" office:value-type="float" office:value="464">
            <text:p>464</text:p>
          </table:table-cell>
          <table:table-cell office:value-type="string">
            <text:p>" }, "year" : "</text:p>
          </table:table-cell>
          <table:table-cell table:formula="of:=RIGHT([Sheet1.A464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5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64]" office:value-type="float" office:value="26120">
            <text:p>26120</text:p>
          </table:table-cell>
          <table:table-cell office:value-type="string">
            <text:p>", "a2" : "</text:p>
          </table:table-cell>
          <table:table-cell table:formula="of:=[Sheet1.E464]" office:value-type="float" office:value="24124">
            <text:p>24124</text:p>
          </table:table-cell>
          <table:table-cell office:value-type="string">
            <text:p>", "b1" : "</text:p>
          </table:table-cell>
          <table:table-cell table:formula="of:=[Sheet1.F464]" office:value-type="float" office:value="26203">
            <text:p>26203</text:p>
          </table:table-cell>
          <table:table-cell office:value-type="string">
            <text:p>", "b2" : "</text:p>
          </table:table-cell>
          <table:table-cell table:formula="of:=[Sheet1.G464]" office:value-type="float" office:value="27097">
            <text:p>27097</text:p>
          </table:table-cell>
          <table:table-cell office:value-type="string">
            <text:p>", "historic" : "</text:p>
          </table:table-cell>
          <table:table-cell table:formula="of:=[Sheet1.C464]" office:value-type="float" office:value="26548">
            <text:p>2654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4]+1" office:value-type="float" office:value="465">
            <text:p>465</text:p>
          </table:table-cell>
          <table:table-cell office:value-type="string">
            <text:p>" }, "year" : "</text:p>
          </table:table-cell>
          <table:table-cell table:formula="of:=RIGHT([Sheet1.A465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5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65]" office:value-type="float" office:value="4716">
            <text:p>4716</text:p>
          </table:table-cell>
          <table:table-cell office:value-type="string">
            <text:p>", "a2" : "</text:p>
          </table:table-cell>
          <table:table-cell table:formula="of:=[Sheet1.E465]" office:value-type="float" office:value="3881">
            <text:p>3881</text:p>
          </table:table-cell>
          <table:table-cell office:value-type="string">
            <text:p>", "b1" : "</text:p>
          </table:table-cell>
          <table:table-cell table:formula="of:=[Sheet1.F465]" office:value-type="float" office:value="2987">
            <text:p>2987</text:p>
          </table:table-cell>
          <table:table-cell office:value-type="string">
            <text:p>", "b2" : "</text:p>
          </table:table-cell>
          <table:table-cell table:formula="of:=[Sheet1.G465]" office:value-type="float" office:value="3816">
            <text:p>3816</text:p>
          </table:table-cell>
          <table:table-cell office:value-type="string">
            <text:p>", "historic" : "</text:p>
          </table:table-cell>
          <table:table-cell table:formula="of:=[Sheet1.C465]" office:value-type="float" office:value="4235">
            <text:p>423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5]+1" office:value-type="float" office:value="466">
            <text:p>466</text:p>
          </table:table-cell>
          <table:table-cell office:value-type="string">
            <text:p>" }, "year" : "</text:p>
          </table:table-cell>
          <table:table-cell table:formula="of:=RIGHT([Sheet1.A466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5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66]" office:value-type="float" office:value="6882">
            <text:p>6882</text:p>
          </table:table-cell>
          <table:table-cell office:value-type="string">
            <text:p>", "a2" : "</text:p>
          </table:table-cell>
          <table:table-cell table:formula="of:=[Sheet1.E466]" office:value-type="float" office:value="5406">
            <text:p>5406</text:p>
          </table:table-cell>
          <table:table-cell office:value-type="string">
            <text:p>", "b1" : "</text:p>
          </table:table-cell>
          <table:table-cell table:formula="of:=[Sheet1.F466]" office:value-type="float" office:value="7066">
            <text:p>7066</text:p>
          </table:table-cell>
          <table:table-cell office:value-type="string">
            <text:p>", "b2" : "</text:p>
          </table:table-cell>
          <table:table-cell table:formula="of:=[Sheet1.G466]" office:value-type="float" office:value="5483">
            <text:p>5483</text:p>
          </table:table-cell>
          <table:table-cell office:value-type="string">
            <text:p>", "historic" : "</text:p>
          </table:table-cell>
          <table:table-cell table:formula="of:=[Sheet1.C466]" office:value-type="float" office:value="5349">
            <text:p>534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6]+1" office:value-type="float" office:value="467">
            <text:p>467</text:p>
          </table:table-cell>
          <table:table-cell office:value-type="string">
            <text:p>" }, "year" : "</text:p>
          </table:table-cell>
          <table:table-cell table:formula="of:=RIGHT([Sheet1.A467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5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67]" office:value-type="float" office:value="4775">
            <text:p>4775</text:p>
          </table:table-cell>
          <table:table-cell office:value-type="string">
            <text:p>", "a2" : "</text:p>
          </table:table-cell>
          <table:table-cell table:formula="of:=[Sheet1.E467]" office:value-type="float" office:value="3819">
            <text:p>3819</text:p>
          </table:table-cell>
          <table:table-cell office:value-type="string">
            <text:p>", "b1" : "</text:p>
          </table:table-cell>
          <table:table-cell table:formula="of:=[Sheet1.F467]" office:value-type="float" office:value="4364">
            <text:p>4364</text:p>
          </table:table-cell>
          <table:table-cell office:value-type="string">
            <text:p>", "b2" : "</text:p>
          </table:table-cell>
          <table:table-cell table:formula="of:=[Sheet1.G467]" office:value-type="float" office:value="3496">
            <text:p>3496</text:p>
          </table:table-cell>
          <table:table-cell office:value-type="string">
            <text:p>", "historic" : "</text:p>
          </table:table-cell>
          <table:table-cell table:formula="of:=[Sheet1.C467]" office:value-type="float" office:value="4298">
            <text:p>429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7]+1" office:value-type="float" office:value="468">
            <text:p>468</text:p>
          </table:table-cell>
          <table:table-cell office:value-type="string">
            <text:p>" }, "year" : "</text:p>
          </table:table-cell>
          <table:table-cell table:formula="of:=RIGHT([Sheet1.A468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5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68]" office:value-type="float" office:value="41412">
            <text:p>41412</text:p>
          </table:table-cell>
          <table:table-cell office:value-type="string">
            <text:p>", "a2" : "</text:p>
          </table:table-cell>
          <table:table-cell table:formula="of:=[Sheet1.E468]" office:value-type="float" office:value="38273">
            <text:p>38273</text:p>
          </table:table-cell>
          <table:table-cell office:value-type="string">
            <text:p>", "b1" : "</text:p>
          </table:table-cell>
          <table:table-cell table:formula="of:=[Sheet1.F468]" office:value-type="float" office:value="40556">
            <text:p>40556</text:p>
          </table:table-cell>
          <table:table-cell office:value-type="string">
            <text:p>", "b2" : "</text:p>
          </table:table-cell>
          <table:table-cell table:formula="of:=[Sheet1.G468]" office:value-type="float" office:value="44871">
            <text:p>44871</text:p>
          </table:table-cell>
          <table:table-cell office:value-type="string">
            <text:p>", "historic" : "</text:p>
          </table:table-cell>
          <table:table-cell table:formula="of:=[Sheet1.C468]" office:value-type="float" office:value="42917">
            <text:p>4291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8]+1" office:value-type="float" office:value="469">
            <text:p>469</text:p>
          </table:table-cell>
          <table:table-cell office:value-type="string">
            <text:p>" }, "year" : "</text:p>
          </table:table-cell>
          <table:table-cell table:formula="of:=RIGHT([Sheet1.A469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5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69]" office:value-type="float" office:value="37237">
            <text:p>37237</text:p>
          </table:table-cell>
          <table:table-cell office:value-type="string">
            <text:p>", "a2" : "</text:p>
          </table:table-cell>
          <table:table-cell table:formula="of:=[Sheet1.E469]" office:value-type="float" office:value="37041">
            <text:p>37041</text:p>
          </table:table-cell>
          <table:table-cell office:value-type="string">
            <text:p>", "b1" : "</text:p>
          </table:table-cell>
          <table:table-cell table:formula="of:=[Sheet1.F469]" office:value-type="float" office:value="41431">
            <text:p>41431</text:p>
          </table:table-cell>
          <table:table-cell office:value-type="string">
            <text:p>", "b2" : "</text:p>
          </table:table-cell>
          <table:table-cell table:formula="of:=[Sheet1.G469]" office:value-type="float" office:value="38840">
            <text:p>38840</text:p>
          </table:table-cell>
          <table:table-cell office:value-type="string">
            <text:p>", "historic" : "</text:p>
          </table:table-cell>
          <table:table-cell table:formula="of:=[Sheet1.C469]" office:value-type="float" office:value="36687">
            <text:p>3668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69]+1" office:value-type="float" office:value="470">
            <text:p>470</text:p>
          </table:table-cell>
          <table:table-cell office:value-type="string">
            <text:p>" }, "year" : "</text:p>
          </table:table-cell>
          <table:table-cell table:formula="of:=RIGHT([Sheet1.A470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6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70]" office:value-type="float" office:value="4401">
            <text:p>4401</text:p>
          </table:table-cell>
          <table:table-cell office:value-type="string">
            <text:p>", "a2" : "</text:p>
          </table:table-cell>
          <table:table-cell table:formula="of:=[Sheet1.E470]" office:value-type="float" office:value="3280">
            <text:p>3280</text:p>
          </table:table-cell>
          <table:table-cell office:value-type="string">
            <text:p>", "b1" : "</text:p>
          </table:table-cell>
          <table:table-cell table:formula="of:=[Sheet1.F470]" office:value-type="float" office:value="4832">
            <text:p>4832</text:p>
          </table:table-cell>
          <table:table-cell office:value-type="string">
            <text:p>", "b2" : "</text:p>
          </table:table-cell>
          <table:table-cell table:formula="of:=[Sheet1.G470]" office:value-type="float" office:value="6077">
            <text:p>6077</text:p>
          </table:table-cell>
          <table:table-cell office:value-type="string">
            <text:p>", "historic" : "</text:p>
          </table:table-cell>
          <table:table-cell table:formula="of:=[Sheet1.C470]" office:value-type="float" office:value="3784">
            <text:p>378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0]+1" office:value-type="float" office:value="471">
            <text:p>471</text:p>
          </table:table-cell>
          <table:table-cell office:value-type="string">
            <text:p>" }, "year" : "</text:p>
          </table:table-cell>
          <table:table-cell table:formula="of:=RIGHT([Sheet1.A471];4)" office:value-type="string" office:string-value="2007">
            <text:p>2007</text:p>
          </table:table-cell>
          <table:table-cell office:value-type="string">
            <text:p>", "continent" : "</text:p>
          </table:table-cell>
          <table:table-cell table:formula="of:=[.F46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71]" office:value-type="float" office:value="801">
            <text:p>801</text:p>
          </table:table-cell>
          <table:table-cell office:value-type="string">
            <text:p>", "a2" : "</text:p>
          </table:table-cell>
          <table:table-cell table:formula="of:=[Sheet1.E471]" office:value-type="float" office:value="611">
            <text:p>611</text:p>
          </table:table-cell>
          <table:table-cell office:value-type="string">
            <text:p>", "b1" : "</text:p>
          </table:table-cell>
          <table:table-cell table:formula="of:=[Sheet1.F471]" office:value-type="float" office:value="843">
            <text:p>843</text:p>
          </table:table-cell>
          <table:table-cell office:value-type="string">
            <text:p>", "b2" : "</text:p>
          </table:table-cell>
          <table:table-cell table:formula="of:=[Sheet1.G471]" office:value-type="float" office:value="541">
            <text:p>541</text:p>
          </table:table-cell>
          <table:table-cell office:value-type="string">
            <text:p>", "historic" : "</text:p>
          </table:table-cell>
          <table:table-cell table:formula="of:=[Sheet1.C471]" office:value-type="float" office:value="823">
            <text:p>82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1]+1" office:value-type="float" office:value="472">
            <text:p>472</text:p>
          </table:table-cell>
          <table:table-cell office:value-type="string">
            <text:p>" }, "year" : "</text:p>
          </table:table-cell>
          <table:table-cell table:formula="of:=RIGHT([Sheet1.A472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6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72]" office:value-type="float" office:value="1267">
            <text:p>1267</text:p>
          </table:table-cell>
          <table:table-cell office:value-type="string">
            <text:p>", "a2" : "</text:p>
          </table:table-cell>
          <table:table-cell table:formula="of:=[Sheet1.E472]" office:value-type="float" office:value="957">
            <text:p>957</text:p>
          </table:table-cell>
          <table:table-cell office:value-type="string">
            <text:p>", "b1" : "</text:p>
          </table:table-cell>
          <table:table-cell table:formula="of:=[Sheet1.F472]" office:value-type="float" office:value="1197">
            <text:p>1197</text:p>
          </table:table-cell>
          <table:table-cell office:value-type="string">
            <text:p>", "b2" : "</text:p>
          </table:table-cell>
          <table:table-cell table:formula="of:=[Sheet1.G472]" office:value-type="float" office:value="937">
            <text:p>937</text:p>
          </table:table-cell>
          <table:table-cell office:value-type="string">
            <text:p>", "historic" : "</text:p>
          </table:table-cell>
          <table:table-cell table:formula="of:=[Sheet1.C472]" office:value-type="float" office:value="1014">
            <text:p>101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2]+1" office:value-type="float" office:value="473">
            <text:p>473</text:p>
          </table:table-cell>
          <table:table-cell office:value-type="string">
            <text:p>" }, "year" : "</text:p>
          </table:table-cell>
          <table:table-cell table:formula="of:=RIGHT([Sheet1.A473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6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73]" office:value-type="float" office:value="1732">
            <text:p>1732</text:p>
          </table:table-cell>
          <table:table-cell office:value-type="string">
            <text:p>", "a2" : "</text:p>
          </table:table-cell>
          <table:table-cell table:formula="of:=[Sheet1.E473]" office:value-type="float" office:value="934">
            <text:p>934</text:p>
          </table:table-cell>
          <table:table-cell office:value-type="string">
            <text:p>", "b1" : "</text:p>
          </table:table-cell>
          <table:table-cell table:formula="of:=[Sheet1.F473]" office:value-type="float" office:value="1214">
            <text:p>1214</text:p>
          </table:table-cell>
          <table:table-cell office:value-type="string">
            <text:p>", "b2" : "</text:p>
          </table:table-cell>
          <table:table-cell table:formula="of:=[Sheet1.G473]" office:value-type="float" office:value="2406">
            <text:p>2406</text:p>
          </table:table-cell>
          <table:table-cell office:value-type="string">
            <text:p>", "historic" : "</text:p>
          </table:table-cell>
          <table:table-cell table:formula="of:=[Sheet1.C473]" office:value-type="float" office:value="2277">
            <text:p>227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3]+1" office:value-type="float" office:value="474">
            <text:p>474</text:p>
          </table:table-cell>
          <table:table-cell office:value-type="string">
            <text:p>" }, "year" : "</text:p>
          </table:table-cell>
          <table:table-cell table:formula="of:=RIGHT([Sheet1.A474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6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74]" office:value-type="float" office:value="26646">
            <text:p>26646</text:p>
          </table:table-cell>
          <table:table-cell office:value-type="string">
            <text:p>", "a2" : "</text:p>
          </table:table-cell>
          <table:table-cell table:formula="of:=[Sheet1.E474]" office:value-type="float" office:value="24453">
            <text:p>24453</text:p>
          </table:table-cell>
          <table:table-cell office:value-type="string">
            <text:p>", "b1" : "</text:p>
          </table:table-cell>
          <table:table-cell table:formula="of:=[Sheet1.F474]" office:value-type="float" office:value="26831">
            <text:p>26831</text:p>
          </table:table-cell>
          <table:table-cell office:value-type="string">
            <text:p>", "b2" : "</text:p>
          </table:table-cell>
          <table:table-cell table:formula="of:=[Sheet1.G474]" office:value-type="float" office:value="27696">
            <text:p>27696</text:p>
          </table:table-cell>
          <table:table-cell office:value-type="string">
            <text:p>", "historic" : "</text:p>
          </table:table-cell>
          <table:table-cell table:formula="of:=[Sheet1.C474]" office:value-type="float" office:value="26548">
            <text:p>2654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4]+1" office:value-type="float" office:value="475">
            <text:p>475</text:p>
          </table:table-cell>
          <table:table-cell office:value-type="string">
            <text:p>" }, "year" : "</text:p>
          </table:table-cell>
          <table:table-cell table:formula="of:=RIGHT([Sheet1.A475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6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75]" office:value-type="float" office:value="5010">
            <text:p>5010</text:p>
          </table:table-cell>
          <table:table-cell office:value-type="string">
            <text:p>", "a2" : "</text:p>
          </table:table-cell>
          <table:table-cell table:formula="of:=[Sheet1.E475]" office:value-type="float" office:value="3979">
            <text:p>3979</text:p>
          </table:table-cell>
          <table:table-cell office:value-type="string">
            <text:p>", "b1" : "</text:p>
          </table:table-cell>
          <table:table-cell table:formula="of:=[Sheet1.F475]" office:value-type="float" office:value="3114">
            <text:p>3114</text:p>
          </table:table-cell>
          <table:table-cell office:value-type="string">
            <text:p>", "b2" : "</text:p>
          </table:table-cell>
          <table:table-cell table:formula="of:=[Sheet1.G475]" office:value-type="float" office:value="3900">
            <text:p>3900</text:p>
          </table:table-cell>
          <table:table-cell office:value-type="string">
            <text:p>", "historic" : "</text:p>
          </table:table-cell>
          <table:table-cell table:formula="of:=[Sheet1.C475]" office:value-type="float" office:value="4450">
            <text:p>445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5]+1" office:value-type="float" office:value="476">
            <text:p>476</text:p>
          </table:table-cell>
          <table:table-cell office:value-type="string">
            <text:p>" }, "year" : "</text:p>
          </table:table-cell>
          <table:table-cell table:formula="of:=RIGHT([Sheet1.A476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6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76]" office:value-type="float" office:value="7277">
            <text:p>7277</text:p>
          </table:table-cell>
          <table:table-cell office:value-type="string">
            <text:p>", "a2" : "</text:p>
          </table:table-cell>
          <table:table-cell table:formula="of:=[Sheet1.E476]" office:value-type="float" office:value="5524">
            <text:p>5524</text:p>
          </table:table-cell>
          <table:table-cell office:value-type="string">
            <text:p>", "b1" : "</text:p>
          </table:table-cell>
          <table:table-cell table:formula="of:=[Sheet1.F476]" office:value-type="float" office:value="7382">
            <text:p>7382</text:p>
          </table:table-cell>
          <table:table-cell office:value-type="string">
            <text:p>", "b2" : "</text:p>
          </table:table-cell>
          <table:table-cell table:formula="of:=[Sheet1.G476]" office:value-type="float" office:value="5573">
            <text:p>5573</text:p>
          </table:table-cell>
          <table:table-cell office:value-type="string">
            <text:p>", "historic" : "</text:p>
          </table:table-cell>
          <table:table-cell table:formula="of:=[Sheet1.C476]" office:value-type="float" office:value="5505">
            <text:p>550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6]+1" office:value-type="float" office:value="477">
            <text:p>477</text:p>
          </table:table-cell>
          <table:table-cell office:value-type="string">
            <text:p>" }, "year" : "</text:p>
          </table:table-cell>
          <table:table-cell table:formula="of:=RIGHT([Sheet1.A477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6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77]" office:value-type="float" office:value="5005">
            <text:p>5005</text:p>
          </table:table-cell>
          <table:table-cell office:value-type="string">
            <text:p>", "a2" : "</text:p>
          </table:table-cell>
          <table:table-cell table:formula="of:=[Sheet1.E477]" office:value-type="float" office:value="3878">
            <text:p>3878</text:p>
          </table:table-cell>
          <table:table-cell office:value-type="string">
            <text:p>", "b1" : "</text:p>
          </table:table-cell>
          <table:table-cell table:formula="of:=[Sheet1.F477]" office:value-type="float" office:value="4529">
            <text:p>4529</text:p>
          </table:table-cell>
          <table:table-cell office:value-type="string">
            <text:p>", "b2" : "</text:p>
          </table:table-cell>
          <table:table-cell table:formula="of:=[Sheet1.G477]" office:value-type="float" office:value="3526">
            <text:p>3526</text:p>
          </table:table-cell>
          <table:table-cell office:value-type="string">
            <text:p>", "historic" : "</text:p>
          </table:table-cell>
          <table:table-cell table:formula="of:=[Sheet1.C477]" office:value-type="float" office:value="4408">
            <text:p>440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7]+1" office:value-type="float" office:value="478">
            <text:p>478</text:p>
          </table:table-cell>
          <table:table-cell office:value-type="string">
            <text:p>" }, "year" : "</text:p>
          </table:table-cell>
          <table:table-cell table:formula="of:=RIGHT([Sheet1.A478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6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78]" office:value-type="float" office:value="42045">
            <text:p>42045</text:p>
          </table:table-cell>
          <table:table-cell office:value-type="string">
            <text:p>", "a2" : "</text:p>
          </table:table-cell>
          <table:table-cell table:formula="of:=[Sheet1.E478]" office:value-type="float" office:value="38664">
            <text:p>38664</text:p>
          </table:table-cell>
          <table:table-cell office:value-type="string">
            <text:p>", "b1" : "</text:p>
          </table:table-cell>
          <table:table-cell table:formula="of:=[Sheet1.F478]" office:value-type="float" office:value="41280">
            <text:p>41280</text:p>
          </table:table-cell>
          <table:table-cell office:value-type="string">
            <text:p>", "b2" : "</text:p>
          </table:table-cell>
          <table:table-cell table:formula="of:=[Sheet1.G478]" office:value-type="float" office:value="45682">
            <text:p>45682</text:p>
          </table:table-cell>
          <table:table-cell office:value-type="string">
            <text:p>", "historic" : "</text:p>
          </table:table-cell>
          <table:table-cell table:formula="of:=[Sheet1.C478]" office:value-type="float" office:value="42530">
            <text:p>4253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8]+1" office:value-type="float" office:value="479">
            <text:p>479</text:p>
          </table:table-cell>
          <table:table-cell office:value-type="string">
            <text:p>" }, "year" : "</text:p>
          </table:table-cell>
          <table:table-cell table:formula="of:=RIGHT([Sheet1.A479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6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79]" office:value-type="float" office:value="37764">
            <text:p>37764</text:p>
          </table:table-cell>
          <table:table-cell office:value-type="string">
            <text:p>", "a2" : "</text:p>
          </table:table-cell>
          <table:table-cell table:formula="of:=[Sheet1.E479]" office:value-type="float" office:value="37526">
            <text:p>37526</text:p>
          </table:table-cell>
          <table:table-cell office:value-type="string">
            <text:p>", "b1" : "</text:p>
          </table:table-cell>
          <table:table-cell table:formula="of:=[Sheet1.F479]" office:value-type="float" office:value="42356">
            <text:p>42356</text:p>
          </table:table-cell>
          <table:table-cell office:value-type="string">
            <text:p>", "b2" : "</text:p>
          </table:table-cell>
          <table:table-cell table:formula="of:=[Sheet1.G479]" office:value-type="float" office:value="39398">
            <text:p>39398</text:p>
          </table:table-cell>
          <table:table-cell office:value-type="string">
            <text:p>", "historic" : "</text:p>
          </table:table-cell>
          <table:table-cell table:formula="of:=[Sheet1.C479]" office:value-type="float" office:value="36419">
            <text:p>36419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79]+1" office:value-type="float" office:value="480">
            <text:p>480</text:p>
          </table:table-cell>
          <table:table-cell office:value-type="string">
            <text:p>" }, "year" : "</text:p>
          </table:table-cell>
          <table:table-cell table:formula="of:=RIGHT([Sheet1.A480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7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80]" office:value-type="float" office:value="4663">
            <text:p>4663</text:p>
          </table:table-cell>
          <table:table-cell office:value-type="string">
            <text:p>", "a2" : "</text:p>
          </table:table-cell>
          <table:table-cell table:formula="of:=[Sheet1.E480]" office:value-type="float" office:value="3365">
            <text:p>3365</text:p>
          </table:table-cell>
          <table:table-cell office:value-type="string">
            <text:p>", "b1" : "</text:p>
          </table:table-cell>
          <table:table-cell table:formula="of:=[Sheet1.F480]" office:value-type="float" office:value="5044">
            <text:p>5044</text:p>
          </table:table-cell>
          <table:table-cell office:value-type="string">
            <text:p>", "b2" : "</text:p>
          </table:table-cell>
          <table:table-cell table:formula="of:=[Sheet1.G480]" office:value-type="float" office:value="6394">
            <text:p>6394</text:p>
          </table:table-cell>
          <table:table-cell office:value-type="string">
            <text:p>", "historic" : "</text:p>
          </table:table-cell>
          <table:table-cell table:formula="of:=[Sheet1.C480]" office:value-type="float" office:value="3865">
            <text:p>386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0]+1" office:value-type="float" office:value="481">
            <text:p>481</text:p>
          </table:table-cell>
          <table:table-cell office:value-type="string">
            <text:p>" }, "year" : "</text:p>
          </table:table-cell>
          <table:table-cell table:formula="of:=RIGHT([Sheet1.A481];4)" office:value-type="string" office:string-value="2008">
            <text:p>2008</text:p>
          </table:table-cell>
          <table:table-cell office:value-type="string">
            <text:p>", "continent" : "</text:p>
          </table:table-cell>
          <table:table-cell table:formula="of:=[.F47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81]" office:value-type="float" office:value="846">
            <text:p>846</text:p>
          </table:table-cell>
          <table:table-cell office:value-type="string">
            <text:p>", "a2" : "</text:p>
          </table:table-cell>
          <table:table-cell table:formula="of:=[Sheet1.E481]" office:value-type="float" office:value="627">
            <text:p>627</text:p>
          </table:table-cell>
          <table:table-cell office:value-type="string">
            <text:p>", "b1" : "</text:p>
          </table:table-cell>
          <table:table-cell table:formula="of:=[Sheet1.F481]" office:value-type="float" office:value="892">
            <text:p>892</text:p>
          </table:table-cell>
          <table:table-cell office:value-type="string">
            <text:p>", "b2" : "</text:p>
          </table:table-cell>
          <table:table-cell table:formula="of:=[Sheet1.G481]" office:value-type="float" office:value="555">
            <text:p>555</text:p>
          </table:table-cell>
          <table:table-cell office:value-type="string">
            <text:p>", "historic" : "</text:p>
          </table:table-cell>
          <table:table-cell table:formula="of:=[Sheet1.C481]" office:value-type="float" office:value="850">
            <text:p>85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1]+1" office:value-type="float" office:value="482">
            <text:p>482</text:p>
          </table:table-cell>
          <table:table-cell office:value-type="string">
            <text:p>" }, "year" : "</text:p>
          </table:table-cell>
          <table:table-cell table:formula="of:=RIGHT([Sheet1.A482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7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82]" office:value-type="float" office:value="1315">
            <text:p>1315</text:p>
          </table:table-cell>
          <table:table-cell office:value-type="string">
            <text:p>", "a2" : "</text:p>
          </table:table-cell>
          <table:table-cell table:formula="of:=[Sheet1.E482]" office:value-type="float" office:value="973">
            <text:p>973</text:p>
          </table:table-cell>
          <table:table-cell office:value-type="string">
            <text:p>", "b1" : "</text:p>
          </table:table-cell>
          <table:table-cell table:formula="of:=[Sheet1.F482]" office:value-type="float" office:value="1247">
            <text:p>1247</text:p>
          </table:table-cell>
          <table:table-cell office:value-type="string">
            <text:p>", "b2" : "</text:p>
          </table:table-cell>
          <table:table-cell table:formula="of:=[Sheet1.G482]" office:value-type="float" office:value="945">
            <text:p>945</text:p>
          </table:table-cell>
          <table:table-cell office:value-type="string">
            <text:p>", "historic" : "</text:p>
          </table:table-cell>
          <table:table-cell table:formula="of:=[Sheet1.C482]" office:value-type="float" office:value="1010">
            <text:p>101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2]+1" office:value-type="float" office:value="483">
            <text:p>483</text:p>
          </table:table-cell>
          <table:table-cell office:value-type="string">
            <text:p>" }, "year" : "</text:p>
          </table:table-cell>
          <table:table-cell table:formula="of:=RIGHT([Sheet1.A483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7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83]" office:value-type="float" office:value="1861">
            <text:p>1861</text:p>
          </table:table-cell>
          <table:table-cell office:value-type="string">
            <text:p>", "a2" : "</text:p>
          </table:table-cell>
          <table:table-cell table:formula="of:=[Sheet1.E483]" office:value-type="float" office:value="967">
            <text:p>967</text:p>
          </table:table-cell>
          <table:table-cell office:value-type="string">
            <text:p>", "b1" : "</text:p>
          </table:table-cell>
          <table:table-cell table:formula="of:=[Sheet1.F483]" office:value-type="float" office:value="1269">
            <text:p>1269</text:p>
          </table:table-cell>
          <table:table-cell office:value-type="string">
            <text:p>", "b2" : "</text:p>
          </table:table-cell>
          <table:table-cell table:formula="of:=[Sheet1.G483]" office:value-type="float" office:value="2595">
            <text:p>2595</text:p>
          </table:table-cell>
          <table:table-cell office:value-type="string">
            <text:p>", "historic" : "</text:p>
          </table:table-cell>
          <table:table-cell table:formula="of:=[Sheet1.C483]" office:value-type="float" office:value="2470">
            <text:p>247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3]+1" office:value-type="float" office:value="484">
            <text:p>484</text:p>
          </table:table-cell>
          <table:table-cell office:value-type="string">
            <text:p>" }, "year" : "</text:p>
          </table:table-cell>
          <table:table-cell table:formula="of:=RIGHT([Sheet1.A484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7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84]" office:value-type="float" office:value="27170">
            <text:p>27170</text:p>
          </table:table-cell>
          <table:table-cell office:value-type="string">
            <text:p>", "a2" : "</text:p>
          </table:table-cell>
          <table:table-cell table:formula="of:=[Sheet1.E484]" office:value-type="float" office:value="24781">
            <text:p>24781</text:p>
          </table:table-cell>
          <table:table-cell office:value-type="string">
            <text:p>", "b1" : "</text:p>
          </table:table-cell>
          <table:table-cell table:formula="of:=[Sheet1.F484]" office:value-type="float" office:value="27457">
            <text:p>27457</text:p>
          </table:table-cell>
          <table:table-cell office:value-type="string">
            <text:p>", "b2" : "</text:p>
          </table:table-cell>
          <table:table-cell table:formula="of:=[Sheet1.G484]" office:value-type="float" office:value="28294">
            <text:p>28294</text:p>
          </table:table-cell>
          <table:table-cell office:value-type="string">
            <text:p>", "historic" : "</text:p>
          </table:table-cell>
          <table:table-cell table:formula="of:=[Sheet1.C484]" office:value-type="float" office:value="25318">
            <text:p>2531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4]+1" office:value-type="float" office:value="485">
            <text:p>485</text:p>
          </table:table-cell>
          <table:table-cell office:value-type="string">
            <text:p>" }, "year" : "</text:p>
          </table:table-cell>
          <table:table-cell table:formula="of:=RIGHT([Sheet1.A485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7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85]" office:value-type="float" office:value="5303">
            <text:p>5303</text:p>
          </table:table-cell>
          <table:table-cell office:value-type="string">
            <text:p>", "a2" : "</text:p>
          </table:table-cell>
          <table:table-cell table:formula="of:=[Sheet1.E485]" office:value-type="float" office:value="4076">
            <text:p>4076</text:p>
          </table:table-cell>
          <table:table-cell office:value-type="string">
            <text:p>", "b1" : "</text:p>
          </table:table-cell>
          <table:table-cell table:formula="of:=[Sheet1.F485]" office:value-type="float" office:value="3241">
            <text:p>3241</text:p>
          </table:table-cell>
          <table:table-cell office:value-type="string">
            <text:p>", "b2" : "</text:p>
          </table:table-cell>
          <table:table-cell table:formula="of:=[Sheet1.G485]" office:value-type="float" office:value="3985">
            <text:p>3985</text:p>
          </table:table-cell>
          <table:table-cell office:value-type="string">
            <text:p>", "historic" : "</text:p>
          </table:table-cell>
          <table:table-cell table:formula="of:=[Sheet1.C485]" office:value-type="float" office:value="4135">
            <text:p>413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5]+1" office:value-type="float" office:value="486">
            <text:p>486</text:p>
          </table:table-cell>
          <table:table-cell office:value-type="string">
            <text:p>" }, "year" : "</text:p>
          </table:table-cell>
          <table:table-cell table:formula="of:=RIGHT([Sheet1.A486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7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86]" office:value-type="float" office:value="7662">
            <text:p>7662</text:p>
          </table:table-cell>
          <table:table-cell office:value-type="string">
            <text:p>", "a2" : "</text:p>
          </table:table-cell>
          <table:table-cell table:formula="of:=[Sheet1.E486]" office:value-type="float" office:value="5639">
            <text:p>5639</text:p>
          </table:table-cell>
          <table:table-cell office:value-type="string">
            <text:p>", "b1" : "</text:p>
          </table:table-cell>
          <table:table-cell table:formula="of:=[Sheet1.F486]" office:value-type="float" office:value="7690">
            <text:p>7690</text:p>
          </table:table-cell>
          <table:table-cell office:value-type="string">
            <text:p>", "b2" : "</text:p>
          </table:table-cell>
          <table:table-cell table:formula="of:=[Sheet1.G486]" office:value-type="float" office:value="5661">
            <text:p>5661</text:p>
          </table:table-cell>
          <table:table-cell office:value-type="string">
            <text:p>", "historic" : "</text:p>
          </table:table-cell>
          <table:table-cell table:formula="of:=[Sheet1.C486]" office:value-type="float" office:value="5327">
            <text:p>532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6]+1" office:value-type="float" office:value="487">
            <text:p>487</text:p>
          </table:table-cell>
          <table:table-cell office:value-type="string">
            <text:p>" }, "year" : "</text:p>
          </table:table-cell>
          <table:table-cell table:formula="of:=RIGHT([Sheet1.A487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7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87]" office:value-type="float" office:value="5225">
            <text:p>5225</text:p>
          </table:table-cell>
          <table:table-cell office:value-type="string">
            <text:p>", "a2" : "</text:p>
          </table:table-cell>
          <table:table-cell table:formula="of:=[Sheet1.E487]" office:value-type="float" office:value="3933">
            <text:p>3933</text:p>
          </table:table-cell>
          <table:table-cell office:value-type="string">
            <text:p>", "b1" : "</text:p>
          </table:table-cell>
          <table:table-cell table:formula="of:=[Sheet1.F487]" office:value-type="float" office:value="4687">
            <text:p>4687</text:p>
          </table:table-cell>
          <table:table-cell office:value-type="string">
            <text:p>", "b2" : "</text:p>
          </table:table-cell>
          <table:table-cell table:formula="of:=[Sheet1.G487]" office:value-type="float" office:value="3555">
            <text:p>3555</text:p>
          </table:table-cell>
          <table:table-cell office:value-type="string">
            <text:p>", "historic" : "</text:p>
          </table:table-cell>
          <table:table-cell table:formula="of:=[Sheet1.C487]" office:value-type="float" office:value="4425">
            <text:p>4425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7]+1" office:value-type="float" office:value="488">
            <text:p>488</text:p>
          </table:table-cell>
          <table:table-cell office:value-type="string">
            <text:p>" }, "year" : "</text:p>
          </table:table-cell>
          <table:table-cell table:formula="of:=RIGHT([Sheet1.A488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7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88]" office:value-type="float" office:value="42668">
            <text:p>42668</text:p>
          </table:table-cell>
          <table:table-cell office:value-type="string">
            <text:p>", "a2" : "</text:p>
          </table:table-cell>
          <table:table-cell table:formula="of:=[Sheet1.E488]" office:value-type="float" office:value="39049">
            <text:p>39049</text:p>
          </table:table-cell>
          <table:table-cell office:value-type="string">
            <text:p>", "b1" : "</text:p>
          </table:table-cell>
          <table:table-cell table:formula="of:=[Sheet1.F488]" office:value-type="float" office:value="41993">
            <text:p>41993</text:p>
          </table:table-cell>
          <table:table-cell office:value-type="string">
            <text:p>", "b2" : "</text:p>
          </table:table-cell>
          <table:table-cell table:formula="of:=[Sheet1.G488]" office:value-type="float" office:value="46481">
            <text:p>46481</text:p>
          </table:table-cell>
          <table:table-cell office:value-type="string">
            <text:p>", "historic" : "</text:p>
          </table:table-cell>
          <table:table-cell table:formula="of:=[Sheet1.C488]" office:value-type="float" office:value="41030">
            <text:p>41030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8]+1" office:value-type="float" office:value="489">
            <text:p>489</text:p>
          </table:table-cell>
          <table:table-cell office:value-type="string">
            <text:p>" }, "year" : "</text:p>
          </table:table-cell>
          <table:table-cell table:formula="of:=RIGHT([Sheet1.A489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7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89]" office:value-type="float" office:value="38287">
            <text:p>38287</text:p>
          </table:table-cell>
          <table:table-cell office:value-type="string">
            <text:p>", "a2" : "</text:p>
          </table:table-cell>
          <table:table-cell table:formula="of:=[Sheet1.E489]" office:value-type="float" office:value="38006">
            <text:p>38006</text:p>
          </table:table-cell>
          <table:table-cell office:value-type="string">
            <text:p>", "b1" : "</text:p>
          </table:table-cell>
          <table:table-cell table:formula="of:=[Sheet1.F489]" office:value-type="float" office:value="43274">
            <text:p>43274</text:p>
          </table:table-cell>
          <table:table-cell office:value-type="string">
            <text:p>", "b2" : "</text:p>
          </table:table-cell>
          <table:table-cell table:formula="of:=[Sheet1.G489]" office:value-type="float" office:value="39954">
            <text:p>39954</text:p>
          </table:table-cell>
          <table:table-cell office:value-type="string">
            <text:p>", "historic" : "</text:p>
          </table:table-cell>
          <table:table-cell table:formula="of:=[Sheet1.C489]" office:value-type="float" office:value="34486">
            <text:p>3448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89]+1" office:value-type="float" office:value="490">
            <text:p>490</text:p>
          </table:table-cell>
          <table:table-cell office:value-type="string">
            <text:p>" }, "year" : "</text:p>
          </table:table-cell>
          <table:table-cell table:formula="of:=RIGHT([Sheet1.A490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8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490]" office:value-type="float" office:value="4919">
            <text:p>4919</text:p>
          </table:table-cell>
          <table:table-cell office:value-type="string">
            <text:p>", "a2" : "</text:p>
          </table:table-cell>
          <table:table-cell table:formula="of:=[Sheet1.E490]" office:value-type="float" office:value="3448">
            <text:p>3448</text:p>
          </table:table-cell>
          <table:table-cell office:value-type="string">
            <text:p>", "b1" : "</text:p>
          </table:table-cell>
          <table:table-cell table:formula="of:=[Sheet1.F490]" office:value-type="float" office:value="5251">
            <text:p>5251</text:p>
          </table:table-cell>
          <table:table-cell office:value-type="string">
            <text:p>", "b2" : "</text:p>
          </table:table-cell>
          <table:table-cell table:formula="of:=[Sheet1.G490]" office:value-type="float" office:value="6705">
            <text:p>6705</text:p>
          </table:table-cell>
          <table:table-cell office:value-type="string">
            <text:p>", "historic" : "</text:p>
          </table:table-cell>
          <table:table-cell table:formula="of:=[Sheet1.C490]" office:value-type="float" office:value="3847">
            <text:p>384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0]+1" office:value-type="float" office:value="491">
            <text:p>491</text:p>
          </table:table-cell>
          <table:table-cell office:value-type="string">
            <text:p>" }, "year" : "</text:p>
          </table:table-cell>
          <table:table-cell table:formula="of:=RIGHT([Sheet1.A491];4)" office:value-type="string" office:string-value="2009">
            <text:p>2009</text:p>
          </table:table-cell>
          <table:table-cell office:value-type="string">
            <text:p>", "continent" : "</text:p>
          </table:table-cell>
          <table:table-cell table:formula="of:=[.F48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491]" office:value-type="float" office:value="890">
            <text:p>890</text:p>
          </table:table-cell>
          <table:table-cell office:value-type="string">
            <text:p>", "a2" : "</text:p>
          </table:table-cell>
          <table:table-cell table:formula="of:=[Sheet1.E491]" office:value-type="float" office:value="642">
            <text:p>642</text:p>
          </table:table-cell>
          <table:table-cell office:value-type="string">
            <text:p>", "b1" : "</text:p>
          </table:table-cell>
          <table:table-cell table:formula="of:=[Sheet1.F491]" office:value-type="float" office:value="939">
            <text:p>939</text:p>
          </table:table-cell>
          <table:table-cell office:value-type="string">
            <text:p>", "b2" : "</text:p>
          </table:table-cell>
          <table:table-cell table:formula="of:=[Sheet1.G491]" office:value-type="float" office:value="569">
            <text:p>569</text:p>
          </table:table-cell>
          <table:table-cell office:value-type="string">
            <text:p>", "historic" : "</text:p>
          </table:table-cell>
          <table:table-cell table:formula="of:=[Sheet1.C491]" office:value-type="float" office:value="907">
            <text:p>90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1]+1" office:value-type="float" office:value="492">
            <text:p>492</text:p>
          </table:table-cell>
          <table:table-cell office:value-type="string">
            <text:p>" }, "year" : "</text:p>
          </table:table-cell>
          <table:table-cell table:formula="of:=RIGHT([Sheet1.A492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8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492]" office:value-type="float" office:value="1360">
            <text:p>1360</text:p>
          </table:table-cell>
          <table:table-cell office:value-type="string">
            <text:p>", "a2" : "</text:p>
          </table:table-cell>
          <table:table-cell table:formula="of:=[Sheet1.E492]" office:value-type="float" office:value="989">
            <text:p>989</text:p>
          </table:table-cell>
          <table:table-cell office:value-type="string">
            <text:p>", "b1" : "</text:p>
          </table:table-cell>
          <table:table-cell table:formula="of:=[Sheet1.F492]" office:value-type="float" office:value="1295">
            <text:p>1295</text:p>
          </table:table-cell>
          <table:table-cell office:value-type="string">
            <text:p>", "b2" : "</text:p>
          </table:table-cell>
          <table:table-cell table:formula="of:=[Sheet1.G492]" office:value-type="float" office:value="954">
            <text:p>954</text:p>
          </table:table-cell>
          <table:table-cell office:value-type="string">
            <text:p>", "historic" : "</text:p>
          </table:table-cell>
          <table:table-cell table:formula="of:=[Sheet1.C492]" office:value-type="float" office:value="1032">
            <text:p>1032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2]+1" office:value-type="float" office:value="493">
            <text:p>493</text:p>
          </table:table-cell>
          <table:table-cell office:value-type="string">
            <text:p>" }, "year" : "</text:p>
          </table:table-cell>
          <table:table-cell table:formula="of:=RIGHT([Sheet1.A493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8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493]" office:value-type="float" office:value="1989">
            <text:p>1989</text:p>
          </table:table-cell>
          <table:table-cell office:value-type="string">
            <text:p>", "a2" : "</text:p>
          </table:table-cell>
          <table:table-cell table:formula="of:=[Sheet1.E493]" office:value-type="float" office:value="999">
            <text:p>999</text:p>
          </table:table-cell>
          <table:table-cell office:value-type="string">
            <text:p>", "b1" : "</text:p>
          </table:table-cell>
          <table:table-cell table:formula="of:=[Sheet1.F493]" office:value-type="float" office:value="1324">
            <text:p>1324</text:p>
          </table:table-cell>
          <table:table-cell office:value-type="string">
            <text:p>", "b2" : "</text:p>
          </table:table-cell>
          <table:table-cell table:formula="of:=[Sheet1.G493]" office:value-type="float" office:value="2781">
            <text:p>2781</text:p>
          </table:table-cell>
          <table:table-cell office:value-type="string">
            <text:p>", "historic" : "</text:p>
          </table:table-cell>
          <table:table-cell table:formula="of:=[Sheet1.C493]" office:value-type="float" office:value="2707">
            <text:p>270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3]+1" office:value-type="float" office:value="494">
            <text:p>494</text:p>
          </table:table-cell>
          <table:table-cell office:value-type="string">
            <text:p>" }, "year" : "</text:p>
          </table:table-cell>
          <table:table-cell table:formula="of:=RIGHT([Sheet1.A494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8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494]" office:value-type="float" office:value="27692">
            <text:p>27692</text:p>
          </table:table-cell>
          <table:table-cell office:value-type="string">
            <text:p>", "a2" : "</text:p>
          </table:table-cell>
          <table:table-cell table:formula="of:=[Sheet1.E494]" office:value-type="float" office:value="25106">
            <text:p>25106</text:p>
          </table:table-cell>
          <table:table-cell office:value-type="string">
            <text:p>", "b1" : "</text:p>
          </table:table-cell>
          <table:table-cell table:formula="of:=[Sheet1.F494]" office:value-type="float" office:value="28078">
            <text:p>28078</text:p>
          </table:table-cell>
          <table:table-cell office:value-type="string">
            <text:p>", "b2" : "</text:p>
          </table:table-cell>
          <table:table-cell table:formula="of:=[Sheet1.G494]" office:value-type="float" office:value="28890">
            <text:p>28890</text:p>
          </table:table-cell>
          <table:table-cell office:value-type="string">
            <text:p>", "historic" : "</text:p>
          </table:table-cell>
          <table:table-cell table:formula="of:=[Sheet1.C494]" office:value-type="float" office:value="25726">
            <text:p>25726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4]+1" office:value-type="float" office:value="495">
            <text:p>495</text:p>
          </table:table-cell>
          <table:table-cell office:value-type="string">
            <text:p>" }, "year" : "</text:p>
          </table:table-cell>
          <table:table-cell table:formula="of:=RIGHT([Sheet1.A495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8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495]" office:value-type="float" office:value="5596">
            <text:p>5596</text:p>
          </table:table-cell>
          <table:table-cell office:value-type="string">
            <text:p>", "a2" : "</text:p>
          </table:table-cell>
          <table:table-cell table:formula="of:=[Sheet1.E495]" office:value-type="float" office:value="4172">
            <text:p>4172</text:p>
          </table:table-cell>
          <table:table-cell office:value-type="string">
            <text:p>", "b1" : "</text:p>
          </table:table-cell>
          <table:table-cell table:formula="of:=[Sheet1.F495]" office:value-type="float" office:value="3367">
            <text:p>3367</text:p>
          </table:table-cell>
          <table:table-cell office:value-type="string">
            <text:p>", "b2" : "</text:p>
          </table:table-cell>
          <table:table-cell table:formula="of:=[Sheet1.G495]" office:value-type="float" office:value="4069">
            <text:p>4069</text:p>
          </table:table-cell>
          <table:table-cell office:value-type="string">
            <text:p>", "historic" : "</text:p>
          </table:table-cell>
          <table:table-cell table:formula="of:=[Sheet1.C495]" office:value-type="float" office:value="4308">
            <text:p>4308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5]+1" office:value-type="float" office:value="496">
            <text:p>496</text:p>
          </table:table-cell>
          <table:table-cell office:value-type="string">
            <text:p>" }, "year" : "</text:p>
          </table:table-cell>
          <table:table-cell table:formula="of:=RIGHT([Sheet1.A496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8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496]" office:value-type="float" office:value="8038">
            <text:p>8038</text:p>
          </table:table-cell>
          <table:table-cell office:value-type="string">
            <text:p>", "a2" : "</text:p>
          </table:table-cell>
          <table:table-cell table:formula="of:=[Sheet1.E496]" office:value-type="float" office:value="5750">
            <text:p>5750</text:p>
          </table:table-cell>
          <table:table-cell office:value-type="string">
            <text:p>", "b1" : "</text:p>
          </table:table-cell>
          <table:table-cell table:formula="of:=[Sheet1.F496]" office:value-type="float" office:value="7991">
            <text:p>7991</text:p>
          </table:table-cell>
          <table:table-cell office:value-type="string">
            <text:p>", "b2" : "</text:p>
          </table:table-cell>
          <table:table-cell table:formula="of:=[Sheet1.G496]" office:value-type="float" office:value="5747">
            <text:p>5747</text:p>
          </table:table-cell>
          <table:table-cell office:value-type="string">
            <text:p>", "historic" : "</text:p>
          </table:table-cell>
          <table:table-cell table:formula="of:=[Sheet1.C496]" office:value-type="float" office:value="5584">
            <text:p>558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6]+1" office:value-type="float" office:value="497">
            <text:p>497</text:p>
          </table:table-cell>
          <table:table-cell office:value-type="string">
            <text:p>" }, "year" : "</text:p>
          </table:table-cell>
          <table:table-cell table:formula="of:=RIGHT([Sheet1.A497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8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497]" office:value-type="float" office:value="5436">
            <text:p>5436</text:p>
          </table:table-cell>
          <table:table-cell office:value-type="string">
            <text:p>", "a2" : "</text:p>
          </table:table-cell>
          <table:table-cell table:formula="of:=[Sheet1.E497]" office:value-type="float" office:value="3986">
            <text:p>3986</text:p>
          </table:table-cell>
          <table:table-cell office:value-type="string">
            <text:p>", "b1" : "</text:p>
          </table:table-cell>
          <table:table-cell table:formula="of:=[Sheet1.F497]" office:value-type="float" office:value="4838">
            <text:p>4838</text:p>
          </table:table-cell>
          <table:table-cell office:value-type="string">
            <text:p>", "b2" : "</text:p>
          </table:table-cell>
          <table:table-cell table:formula="of:=[Sheet1.G497]" office:value-type="float" office:value="3583">
            <text:p>3583</text:p>
          </table:table-cell>
          <table:table-cell office:value-type="string">
            <text:p>", "historic" : "</text:p>
          </table:table-cell>
          <table:table-cell table:formula="of:=[Sheet1.C497]" office:value-type="float" office:value="4543">
            <text:p>454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7]+1" office:value-type="float" office:value="498">
            <text:p>498</text:p>
          </table:table-cell>
          <table:table-cell office:value-type="string">
            <text:p>" }, "year" : "</text:p>
          </table:table-cell>
          <table:table-cell table:formula="of:=RIGHT([Sheet1.A498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8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498]" office:value-type="float" office:value="43281">
            <text:p>43281</text:p>
          </table:table-cell>
          <table:table-cell office:value-type="string">
            <text:p>", "a2" : "</text:p>
          </table:table-cell>
          <table:table-cell table:formula="of:=[Sheet1.E498]" office:value-type="float" office:value="39427">
            <text:p>39427</text:p>
          </table:table-cell>
          <table:table-cell office:value-type="string">
            <text:p>", "b1" : "</text:p>
          </table:table-cell>
          <table:table-cell table:formula="of:=[Sheet1.F498]" office:value-type="float" office:value="42695">
            <text:p>42695</text:p>
          </table:table-cell>
          <table:table-cell office:value-type="string">
            <text:p>", "b2" : "</text:p>
          </table:table-cell>
          <table:table-cell table:formula="of:=[Sheet1.G498]" office:value-type="float" office:value="47267">
            <text:p>47267</text:p>
          </table:table-cell>
          <table:table-cell office:value-type="string">
            <text:p>", "historic" : "</text:p>
          </table:table-cell>
          <table:table-cell table:formula="of:=[Sheet1.C498]" office:value-type="float" office:value="41824">
            <text:p>41824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8]+1" office:value-type="float" office:value="499">
            <text:p>499</text:p>
          </table:table-cell>
          <table:table-cell office:value-type="string">
            <text:p>" }, "year" : "</text:p>
          </table:table-cell>
          <table:table-cell table:formula="of:=RIGHT([Sheet1.A499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8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499]" office:value-type="float" office:value="38806">
            <text:p>38806</text:p>
          </table:table-cell>
          <table:table-cell office:value-type="string">
            <text:p>", "a2" : "</text:p>
          </table:table-cell>
          <table:table-cell table:formula="of:=[Sheet1.E499]" office:value-type="float" office:value="38483">
            <text:p>38483</text:p>
          </table:table-cell>
          <table:table-cell office:value-type="string">
            <text:p>", "b1" : "</text:p>
          </table:table-cell>
          <table:table-cell table:formula="of:=[Sheet1.F499]" office:value-type="float" office:value="44186">
            <text:p>44186</text:p>
          </table:table-cell>
          <table:table-cell office:value-type="string">
            <text:p>", "b2" : "</text:p>
          </table:table-cell>
          <table:table-cell table:formula="of:=[Sheet1.G499]" office:value-type="float" office:value="40508">
            <text:p>40508</text:p>
          </table:table-cell>
          <table:table-cell office:value-type="string">
            <text:p>", "historic" : "</text:p>
          </table:table-cell>
          <table:table-cell table:formula="of:=[Sheet1.C499]" office:value-type="float" office:value="36267">
            <text:p>36267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499]+1" office:value-type="float" office:value="500">
            <text:p>500</text:p>
          </table:table-cell>
          <table:table-cell office:value-type="string">
            <text:p>" }, "year" : "</text:p>
          </table:table-cell>
          <table:table-cell table:formula="of:=RIGHT([Sheet1.A500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9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00]" office:value-type="float" office:value="5169">
            <text:p>5169</text:p>
          </table:table-cell>
          <table:table-cell office:value-type="string">
            <text:p>", "a2" : "</text:p>
          </table:table-cell>
          <table:table-cell table:formula="of:=[Sheet1.E500]" office:value-type="float" office:value="3528">
            <text:p>3528</text:p>
          </table:table-cell>
          <table:table-cell office:value-type="string">
            <text:p>", "b1" : "</text:p>
          </table:table-cell>
          <table:table-cell table:formula="of:=[Sheet1.F500]" office:value-type="float" office:value="5454">
            <text:p>5454</text:p>
          </table:table-cell>
          <table:table-cell office:value-type="string">
            <text:p>", "b2" : "</text:p>
          </table:table-cell>
          <table:table-cell table:formula="of:=[Sheet1.G500]" office:value-type="float" office:value="7009">
            <text:p>7009</text:p>
          </table:table-cell>
          <table:table-cell office:value-type="string">
            <text:p>", "historic" : "</text:p>
          </table:table-cell>
          <table:table-cell table:formula="of:=[Sheet1.C500]" office:value-type="float" office:value="4053">
            <text:p>405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0]+1" office:value-type="float" office:value="501">
            <text:p>501</text:p>
          </table:table-cell>
          <table:table-cell office:value-type="string">
            <text:p>" }, "year" : "</text:p>
          </table:table-cell>
          <table:table-cell table:formula="of:=RIGHT([Sheet1.A501];4)" office:value-type="string" office:string-value="2010">
            <text:p>2010</text:p>
          </table:table-cell>
          <table:table-cell office:value-type="string">
            <text:p>", "continent" : "</text:p>
          </table:table-cell>
          <table:table-cell table:formula="of:=[.F49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01]" office:value-type="float" office:value="933">
            <text:p>933</text:p>
          </table:table-cell>
          <table:table-cell office:value-type="string">
            <text:p>", "a2" : "</text:p>
          </table:table-cell>
          <table:table-cell table:formula="of:=[Sheet1.E501]" office:value-type="float" office:value="656">
            <text:p>656</text:p>
          </table:table-cell>
          <table:table-cell office:value-type="string">
            <text:p>", "b1" : "</text:p>
          </table:table-cell>
          <table:table-cell table:formula="of:=[Sheet1.F501]" office:value-type="float" office:value="985">
            <text:p>985</text:p>
          </table:table-cell>
          <table:table-cell office:value-type="string">
            <text:p>", "b2" : "</text:p>
          </table:table-cell>
          <table:table-cell table:formula="of:=[Sheet1.G501]" office:value-type="float" office:value="583">
            <text:p>583</text:p>
          </table:table-cell>
          <table:table-cell office:value-type="string">
            <text:p>", "historic" : "</text:p>
          </table:table-cell>
          <table:table-cell table:formula="of:=[Sheet1.C501]" office:value-type="float" office:value="973">
            <text:p>973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1]+1" office:value-type="float" office:value="502">
            <text:p>502</text:p>
          </table:table-cell>
          <table:table-cell office:value-type="string">
            <text:p>" }, "year" : "</text:p>
          </table:table-cell>
          <table:table-cell table:formula="of:=RIGHT([Sheet1.A502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49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02]" office:value-type="float" office:value="1730">
            <text:p>1730</text:p>
          </table:table-cell>
          <table:table-cell office:value-type="string">
            <text:p>", "a2" : "</text:p>
          </table:table-cell>
          <table:table-cell table:formula="of:=[Sheet1.E502]" office:value-type="float" office:value="1151">
            <text:p>1151</text:p>
          </table:table-cell>
          <table:table-cell office:value-type="string">
            <text:p>", "b1" : "</text:p>
          </table:table-cell>
          <table:table-cell table:formula="of:=[Sheet1.F502]" office:value-type="float" office:value="1644">
            <text:p>1644</text:p>
          </table:table-cell>
          <table:table-cell office:value-type="string">
            <text:p>", "b2" : "</text:p>
          </table:table-cell>
          <table:table-cell table:formula="of:=[Sheet1.G502]" office:value-type="float" office:value="1064">
            <text:p>1064</text:p>
          </table:table-cell>
          <table:table-cell office:value-type="string">
            <text:p>", "historic" : "</text:p>
          </table:table-cell>
          <table:table-cell table:formula="of:=[Sheet1.C50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2]+1" office:value-type="float" office:value="503">
            <text:p>503</text:p>
          </table:table-cell>
          <table:table-cell office:value-type="string">
            <text:p>" }, "year" : "</text:p>
          </table:table-cell>
          <table:table-cell table:formula="of:=RIGHT([Sheet1.A503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49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03]" office:value-type="float" office:value="3222">
            <text:p>3222</text:p>
          </table:table-cell>
          <table:table-cell office:value-type="string">
            <text:p>", "a2" : "</text:p>
          </table:table-cell>
          <table:table-cell table:formula="of:=[Sheet1.E503]" office:value-type="float" office:value="1181">
            <text:p>1181</text:p>
          </table:table-cell>
          <table:table-cell office:value-type="string">
            <text:p>", "b1" : "</text:p>
          </table:table-cell>
          <table:table-cell table:formula="of:=[Sheet1.F503]" office:value-type="float" office:value="1682">
            <text:p>1682</text:p>
          </table:table-cell>
          <table:table-cell office:value-type="string">
            <text:p>", "b2" : "</text:p>
          </table:table-cell>
          <table:table-cell table:formula="of:=[Sheet1.G503]" office:value-type="float" office:value="3738">
            <text:p>3738</text:p>
          </table:table-cell>
          <table:table-cell office:value-type="string">
            <text:p>", "historic" : "</text:p>
          </table:table-cell>
          <table:table-cell table:formula="of:=[Sheet1.C50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3]+1" office:value-type="float" office:value="504">
            <text:p>504</text:p>
          </table:table-cell>
          <table:table-cell office:value-type="string">
            <text:p>" }, "year" : "</text:p>
          </table:table-cell>
          <table:table-cell table:formula="of:=RIGHT([Sheet1.A504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49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04]" office:value-type="float" office:value="30939">
            <text:p>30939</text:p>
          </table:table-cell>
          <table:table-cell office:value-type="string">
            <text:p>", "a2" : "</text:p>
          </table:table-cell>
          <table:table-cell table:formula="of:=[Sheet1.E504]" office:value-type="float" office:value="26836">
            <text:p>26836</text:p>
          </table:table-cell>
          <table:table-cell office:value-type="string">
            <text:p>", "b1" : "</text:p>
          </table:table-cell>
          <table:table-cell table:formula="of:=[Sheet1.F504]" office:value-type="float" office:value="31688">
            <text:p>31688</text:p>
          </table:table-cell>
          <table:table-cell office:value-type="string">
            <text:p>", "b2" : "</text:p>
          </table:table-cell>
          <table:table-cell table:formula="of:=[Sheet1.G504]" office:value-type="float" office:value="30880">
            <text:p>30880</text:p>
          </table:table-cell>
          <table:table-cell office:value-type="string">
            <text:p>", "historic" : "</text:p>
          </table:table-cell>
          <table:table-cell table:formula="of:=[Sheet1.C50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4]+1" office:value-type="float" office:value="505">
            <text:p>505</text:p>
          </table:table-cell>
          <table:table-cell office:value-type="string">
            <text:p>" }, "year" : "</text:p>
          </table:table-cell>
          <table:table-cell table:formula="of:=RIGHT([Sheet1.A505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49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05]" office:value-type="float" office:value="7949">
            <text:p>7949</text:p>
          </table:table-cell>
          <table:table-cell office:value-type="string">
            <text:p>", "a2" : "</text:p>
          </table:table-cell>
          <table:table-cell table:formula="of:=[Sheet1.E505]" office:value-type="float" office:value="4706">
            <text:p>4706</text:p>
          </table:table-cell>
          <table:table-cell office:value-type="string">
            <text:p>", "b1" : "</text:p>
          </table:table-cell>
          <table:table-cell table:formula="of:=[Sheet1.F505]" office:value-type="float" office:value="4386">
            <text:p>4386</text:p>
          </table:table-cell>
          <table:table-cell office:value-type="string">
            <text:p>", "b2" : "</text:p>
          </table:table-cell>
          <table:table-cell table:formula="of:=[Sheet1.G505]" office:value-type="float" office:value="4929">
            <text:p>4929</text:p>
          </table:table-cell>
          <table:table-cell office:value-type="string">
            <text:p>", "historic" : "</text:p>
          </table:table-cell>
          <table:table-cell table:formula="of:=[Sheet1.C50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5]+1" office:value-type="float" office:value="506">
            <text:p>506</text:p>
          </table:table-cell>
          <table:table-cell office:value-type="string">
            <text:p>" }, "year" : "</text:p>
          </table:table-cell>
          <table:table-cell table:formula="of:=RIGHT([Sheet1.A506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49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06]" office:value-type="float" office:value="11280">
            <text:p>11280</text:p>
          </table:table-cell>
          <table:table-cell office:value-type="string">
            <text:p>", "a2" : "</text:p>
          </table:table-cell>
          <table:table-cell table:formula="of:=[Sheet1.E506]" office:value-type="float" office:value="6298">
            <text:p>6298</text:p>
          </table:table-cell>
          <table:table-cell office:value-type="string">
            <text:p>", "b1" : "</text:p>
          </table:table-cell>
          <table:table-cell table:formula="of:=[Sheet1.F506]" office:value-type="float" office:value="9850">
            <text:p>9850</text:p>
          </table:table-cell>
          <table:table-cell office:value-type="string">
            <text:p>", "b2" : "</text:p>
          </table:table-cell>
          <table:table-cell table:formula="of:=[Sheet1.G506]" office:value-type="float" office:value="6621">
            <text:p>6621</text:p>
          </table:table-cell>
          <table:table-cell office:value-type="string">
            <text:p>", "historic" : "</text:p>
          </table:table-cell>
          <table:table-cell table:formula="of:=[Sheet1.C50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6]+1" office:value-type="float" office:value="507">
            <text:p>507</text:p>
          </table:table-cell>
          <table:table-cell office:value-type="string">
            <text:p>" }, "year" : "</text:p>
          </table:table-cell>
          <table:table-cell table:formula="of:=RIGHT([Sheet1.A507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49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07]" office:value-type="float" office:value="7238">
            <text:p>7238</text:p>
          </table:table-cell>
          <table:table-cell office:value-type="string">
            <text:p>", "a2" : "</text:p>
          </table:table-cell>
          <table:table-cell table:formula="of:=[Sheet1.E507]" office:value-type="float" office:value="4532">
            <text:p>4532</text:p>
          </table:table-cell>
          <table:table-cell office:value-type="string">
            <text:p>", "b1" : "</text:p>
          </table:table-cell>
          <table:table-cell table:formula="of:=[Sheet1.F507]" office:value-type="float" office:value="5818">
            <text:p>5818</text:p>
          </table:table-cell>
          <table:table-cell office:value-type="string">
            <text:p>", "b2" : "</text:p>
          </table:table-cell>
          <table:table-cell table:formula="of:=[Sheet1.G507]" office:value-type="float" office:value="3832">
            <text:p>3832</text:p>
          </table:table-cell>
          <table:table-cell office:value-type="string">
            <text:p>", "historic" : "</text:p>
          </table:table-cell>
          <table:table-cell table:formula="of:=[Sheet1.C50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7]+1" office:value-type="float" office:value="508">
            <text:p>508</text:p>
          </table:table-cell>
          <table:table-cell office:value-type="string">
            <text:p>" }, "year" : "</text:p>
          </table:table-cell>
          <table:table-cell table:formula="of:=RIGHT([Sheet1.A508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49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08]" office:value-type="float" office:value="46861">
            <text:p>46861</text:p>
          </table:table-cell>
          <table:table-cell office:value-type="string">
            <text:p>", "a2" : "</text:p>
          </table:table-cell>
          <table:table-cell table:formula="of:=[Sheet1.E508]" office:value-type="float" office:value="41272">
            <text:p>41272</text:p>
          </table:table-cell>
          <table:table-cell office:value-type="string">
            <text:p>", "b1" : "</text:p>
          </table:table-cell>
          <table:table-cell table:formula="of:=[Sheet1.F508]" office:value-type="float" office:value="46737">
            <text:p>46737</text:p>
          </table:table-cell>
          <table:table-cell office:value-type="string">
            <text:p>", "b2" : "</text:p>
          </table:table-cell>
          <table:table-cell table:formula="of:=[Sheet1.G508]" office:value-type="float" office:value="49066">
            <text:p>49066</text:p>
          </table:table-cell>
          <table:table-cell office:value-type="string">
            <text:p>", "historic" : "</text:p>
          </table:table-cell>
          <table:table-cell table:formula="of:=[Sheet1.C50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8]+1" office:value-type="float" office:value="509">
            <text:p>509</text:p>
          </table:table-cell>
          <table:table-cell office:value-type="string">
            <text:p>" }, "year" : "</text:p>
          </table:table-cell>
          <table:table-cell table:formula="of:=RIGHT([Sheet1.A509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49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09]" office:value-type="float" office:value="41960">
            <text:p>41960</text:p>
          </table:table-cell>
          <table:table-cell office:value-type="string">
            <text:p>", "a2" : "</text:p>
          </table:table-cell>
          <table:table-cell table:formula="of:=[Sheet1.E509]" office:value-type="float" office:value="39584">
            <text:p>39584</text:p>
          </table:table-cell>
          <table:table-cell office:value-type="string">
            <text:p>", "b1" : "</text:p>
          </table:table-cell>
          <table:table-cell table:formula="of:=[Sheet1.F509]" office:value-type="float" office:value="47946">
            <text:p>47946</text:p>
          </table:table-cell>
          <table:table-cell office:value-type="string">
            <text:p>", "b2" : "</text:p>
          </table:table-cell>
          <table:table-cell table:formula="of:=[Sheet1.G509]" office:value-type="float" office:value="42516">
            <text:p>42516</text:p>
          </table:table-cell>
          <table:table-cell office:value-type="string">
            <text:p>", "historic" : "</text:p>
          </table:table-cell>
          <table:table-cell table:formula="of:=[Sheet1.C50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09]+1" office:value-type="float" office:value="510">
            <text:p>510</text:p>
          </table:table-cell>
          <table:table-cell office:value-type="string">
            <text:p>" }, "year" : "</text:p>
          </table:table-cell>
          <table:table-cell table:formula="of:=RIGHT([Sheet1.A510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50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10]" office:value-type="float" office:value="7323">
            <text:p>7323</text:p>
          </table:table-cell>
          <table:table-cell office:value-type="string">
            <text:p>", "a2" : "</text:p>
          </table:table-cell>
          <table:table-cell table:formula="of:=[Sheet1.E510]" office:value-type="float" office:value="4019">
            <text:p>4019</text:p>
          </table:table-cell>
          <table:table-cell office:value-type="string">
            <text:p>", "b1" : "</text:p>
          </table:table-cell>
          <table:table-cell table:formula="of:=[Sheet1.F510]" office:value-type="float" office:value="6742">
            <text:p>6742</text:p>
          </table:table-cell>
          <table:table-cell office:value-type="string">
            <text:p>", "b2" : "</text:p>
          </table:table-cell>
          <table:table-cell table:formula="of:=[Sheet1.G510]" office:value-type="float" office:value="8734">
            <text:p>8734</text:p>
          </table:table-cell>
          <table:table-cell office:value-type="string">
            <text:p>", "historic" : "</text:p>
          </table:table-cell>
          <table:table-cell table:formula="of:=[Sheet1.C51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0]+1" office:value-type="float" office:value="511">
            <text:p>511</text:p>
          </table:table-cell>
          <table:table-cell office:value-type="string">
            <text:p>" }, "year" : "</text:p>
          </table:table-cell>
          <table:table-cell table:formula="of:=RIGHT([Sheet1.A511];4)" office:value-type="string" office:string-value="2015">
            <text:p>2015</text:p>
          </table:table-cell>
          <table:table-cell office:value-type="string">
            <text:p>", "continent" : "</text:p>
          </table:table-cell>
          <table:table-cell table:formula="of:=[.F50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11]" office:value-type="float" office:value="1307">
            <text:p>1307</text:p>
          </table:table-cell>
          <table:table-cell office:value-type="string">
            <text:p>", "a2" : "</text:p>
          </table:table-cell>
          <table:table-cell table:formula="of:=[Sheet1.E511]" office:value-type="float" office:value="745">
            <text:p>745</text:p>
          </table:table-cell>
          <table:table-cell office:value-type="string">
            <text:p>", "b1" : "</text:p>
          </table:table-cell>
          <table:table-cell table:formula="of:=[Sheet1.F511]" office:value-type="float" office:value="1318">
            <text:p>1318</text:p>
          </table:table-cell>
          <table:table-cell office:value-type="string">
            <text:p>", "b2" : "</text:p>
          </table:table-cell>
          <table:table-cell table:formula="of:=[Sheet1.G511]" office:value-type="float" office:value="735">
            <text:p>735</text:p>
          </table:table-cell>
          <table:table-cell office:value-type="string">
            <text:p>", "historic" : "</text:p>
          </table:table-cell>
          <table:table-cell table:formula="of:=[Sheet1.C51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1]+1" office:value-type="float" office:value="512">
            <text:p>512</text:p>
          </table:table-cell>
          <table:table-cell office:value-type="string">
            <text:p>" }, "year" : "</text:p>
          </table:table-cell>
          <table:table-cell table:formula="of:=RIGHT([Sheet1.A512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0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12]" office:value-type="float" office:value="2035">
            <text:p>2035</text:p>
          </table:table-cell>
          <table:table-cell office:value-type="string">
            <text:p>", "a2" : "</text:p>
          </table:table-cell>
          <table:table-cell table:formula="of:=[Sheet1.E512]" office:value-type="float" office:value="1377">
            <text:p>1377</text:p>
          </table:table-cell>
          <table:table-cell office:value-type="string">
            <text:p>", "b1" : "</text:p>
          </table:table-cell>
          <table:table-cell table:formula="of:=[Sheet1.F512]" office:value-type="float" office:value="2200">
            <text:p>2200</text:p>
          </table:table-cell>
          <table:table-cell office:value-type="string">
            <text:p>", "b2" : "</text:p>
          </table:table-cell>
          <table:table-cell table:formula="of:=[Sheet1.G512]" office:value-type="float" office:value="1198">
            <text:p>1198</text:p>
          </table:table-cell>
          <table:table-cell office:value-type="string">
            <text:p>", "historic" : "</text:p>
          </table:table-cell>
          <table:table-cell table:formula="of:=[Sheet1.C51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2]+1" office:value-type="float" office:value="513">
            <text:p>513</text:p>
          </table:table-cell>
          <table:table-cell office:value-type="string">
            <text:p>" }, "year" : "</text:p>
          </table:table-cell>
          <table:table-cell table:formula="of:=RIGHT([Sheet1.A513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0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13]" office:value-type="float" office:value="4427">
            <text:p>4427</text:p>
          </table:table-cell>
          <table:table-cell office:value-type="string">
            <text:p>", "a2" : "</text:p>
          </table:table-cell>
          <table:table-cell table:formula="of:=[Sheet1.E513]" office:value-type="float" office:value="1377">
            <text:p>1377</text:p>
          </table:table-cell>
          <table:table-cell office:value-type="string">
            <text:p>", "b1" : "</text:p>
          </table:table-cell>
          <table:table-cell table:formula="of:=[Sheet1.F513]" office:value-type="float" office:value="2172">
            <text:p>2172</text:p>
          </table:table-cell>
          <table:table-cell office:value-type="string">
            <text:p>", "b2" : "</text:p>
          </table:table-cell>
          <table:table-cell table:formula="of:=[Sheet1.G513]" office:value-type="float" office:value="5044">
            <text:p>5044</text:p>
          </table:table-cell>
          <table:table-cell office:value-type="string">
            <text:p>", "historic" : "</text:p>
          </table:table-cell>
          <table:table-cell table:formula="of:=[Sheet1.C51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3]+1" office:value-type="float" office:value="514">
            <text:p>514</text:p>
          </table:table-cell>
          <table:table-cell office:value-type="string">
            <text:p>" }, "year" : "</text:p>
          </table:table-cell>
          <table:table-cell table:formula="of:=RIGHT([Sheet1.A514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0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14]" office:value-type="float" office:value="34162">
            <text:p>34162</text:p>
          </table:table-cell>
          <table:table-cell office:value-type="string">
            <text:p>", "a2" : "</text:p>
          </table:table-cell>
          <table:table-cell table:formula="of:=[Sheet1.E514]" office:value-type="float" office:value="28804">
            <text:p>28804</text:p>
          </table:table-cell>
          <table:table-cell office:value-type="string">
            <text:p>", "b1" : "</text:p>
          </table:table-cell>
          <table:table-cell table:formula="of:=[Sheet1.F514]" office:value-type="float" office:value="35452">
            <text:p>35452</text:p>
          </table:table-cell>
          <table:table-cell office:value-type="string">
            <text:p>", "b2" : "</text:p>
          </table:table-cell>
          <table:table-cell table:formula="of:=[Sheet1.G514]" office:value-type="float" office:value="33105">
            <text:p>33105</text:p>
          </table:table-cell>
          <table:table-cell office:value-type="string">
            <text:p>", "historic" : "</text:p>
          </table:table-cell>
          <table:table-cell table:formula="of:=[Sheet1.C51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4]+1" office:value-type="float" office:value="515">
            <text:p>515</text:p>
          </table:table-cell>
          <table:table-cell office:value-type="string">
            <text:p>" }, "year" : "</text:p>
          </table:table-cell>
          <table:table-cell table:formula="of:=RIGHT([Sheet1.A515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0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15]" office:value-type="float" office:value="10318">
            <text:p>10318</text:p>
          </table:table-cell>
          <table:table-cell office:value-type="string">
            <text:p>", "a2" : "</text:p>
          </table:table-cell>
          <table:table-cell table:formula="of:=[Sheet1.E515]" office:value-type="float" office:value="5557">
            <text:p>5557</text:p>
          </table:table-cell>
          <table:table-cell office:value-type="string">
            <text:p>", "b1" : "</text:p>
          </table:table-cell>
          <table:table-cell table:formula="of:=[Sheet1.F515]" office:value-type="float" office:value="5880">
            <text:p>5880</text:p>
          </table:table-cell>
          <table:table-cell office:value-type="string">
            <text:p>", "b2" : "</text:p>
          </table:table-cell>
          <table:table-cell table:formula="of:=[Sheet1.G515]" office:value-type="float" office:value="5999">
            <text:p>5999</text:p>
          </table:table-cell>
          <table:table-cell office:value-type="string">
            <text:p>", "historic" : "</text:p>
          </table:table-cell>
          <table:table-cell table:formula="of:=[Sheet1.C51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5]+1" office:value-type="float" office:value="516">
            <text:p>516</text:p>
          </table:table-cell>
          <table:table-cell office:value-type="string">
            <text:p>" }, "year" : "</text:p>
          </table:table-cell>
          <table:table-cell table:formula="of:=RIGHT([Sheet1.A516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0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16]" office:value-type="float" office:value="14245">
            <text:p>14245</text:p>
          </table:table-cell>
          <table:table-cell office:value-type="string">
            <text:p>", "a2" : "</text:p>
          </table:table-cell>
          <table:table-cell table:formula="of:=[Sheet1.E516]" office:value-type="float" office:value="6940">
            <text:p>6940</text:p>
          </table:table-cell>
          <table:table-cell office:value-type="string">
            <text:p>", "b1" : "</text:p>
          </table:table-cell>
          <table:table-cell table:formula="of:=[Sheet1.F516]" office:value-type="float" office:value="12156">
            <text:p>12156</text:p>
          </table:table-cell>
          <table:table-cell office:value-type="string">
            <text:p>", "b2" : "</text:p>
          </table:table-cell>
          <table:table-cell table:formula="of:=[Sheet1.G516]" office:value-type="float" office:value="7678">
            <text:p>7678</text:p>
          </table:table-cell>
          <table:table-cell office:value-type="string">
            <text:p>", "historic" : "</text:p>
          </table:table-cell>
          <table:table-cell table:formula="of:=[Sheet1.C51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6]+1" office:value-type="float" office:value="517">
            <text:p>517</text:p>
          </table:table-cell>
          <table:table-cell office:value-type="string">
            <text:p>" }, "year" : "</text:p>
          </table:table-cell>
          <table:table-cell table:formula="of:=RIGHT([Sheet1.A517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0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17]" office:value-type="float" office:value="8717">
            <text:p>8717</text:p>
          </table:table-cell>
          <table:table-cell office:value-type="string">
            <text:p>", "a2" : "</text:p>
          </table:table-cell>
          <table:table-cell table:formula="of:=[Sheet1.E517]" office:value-type="float" office:value="5141">
            <text:p>5141</text:p>
          </table:table-cell>
          <table:table-cell office:value-type="string">
            <text:p>", "b1" : "</text:p>
          </table:table-cell>
          <table:table-cell table:formula="of:=[Sheet1.F517]" office:value-type="float" office:value="7241">
            <text:p>7241</text:p>
          </table:table-cell>
          <table:table-cell office:value-type="string">
            <text:p>", "b2" : "</text:p>
          </table:table-cell>
          <table:table-cell table:formula="of:=[Sheet1.G517]" office:value-type="float" office:value="4136">
            <text:p>4136</text:p>
          </table:table-cell>
          <table:table-cell office:value-type="string">
            <text:p>", "historic" : "</text:p>
          </table:table-cell>
          <table:table-cell table:formula="of:=[Sheet1.C51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7]+1" office:value-type="float" office:value="518">
            <text:p>518</text:p>
          </table:table-cell>
          <table:table-cell office:value-type="string">
            <text:p>" }, "year" : "</text:p>
          </table:table-cell>
          <table:table-cell table:formula="of:=RIGHT([Sheet1.A518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0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18]" office:value-type="float" office:value="50128">
            <text:p>50128</text:p>
          </table:table-cell>
          <table:table-cell office:value-type="string">
            <text:p>", "a2" : "</text:p>
          </table:table-cell>
          <table:table-cell table:formula="of:=[Sheet1.E518]" office:value-type="float" office:value="43233">
            <text:p>43233</text:p>
          </table:table-cell>
          <table:table-cell office:value-type="string">
            <text:p>", "b1" : "</text:p>
          </table:table-cell>
          <table:table-cell table:formula="of:=[Sheet1.F518]" office:value-type="float" office:value="50322">
            <text:p>50322</text:p>
          </table:table-cell>
          <table:table-cell office:value-type="string">
            <text:p>", "b2" : "</text:p>
          </table:table-cell>
          <table:table-cell table:formula="of:=[Sheet1.G518]" office:value-type="float" office:value="51079">
            <text:p>51079</text:p>
          </table:table-cell>
          <table:table-cell office:value-type="string">
            <text:p>", "historic" : "</text:p>
          </table:table-cell>
          <table:table-cell table:formula="of:=[Sheet1.C51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8]+1" office:value-type="float" office:value="519">
            <text:p>519</text:p>
          </table:table-cell>
          <table:table-cell office:value-type="string">
            <text:p>" }, "year" : "</text:p>
          </table:table-cell>
          <table:table-cell table:formula="of:=RIGHT([Sheet1.A519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0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19]" office:value-type="float" office:value="45225">
            <text:p>45225</text:p>
          </table:table-cell>
          <table:table-cell office:value-type="string">
            <text:p>", "a2" : "</text:p>
          </table:table-cell>
          <table:table-cell table:formula="of:=[Sheet1.E519]" office:value-type="float" office:value="41040">
            <text:p>41040</text:p>
          </table:table-cell>
          <table:table-cell office:value-type="string">
            <text:p>", "b1" : "</text:p>
          </table:table-cell>
          <table:table-cell table:formula="of:=[Sheet1.F519]" office:value-type="float" office:value="51739">
            <text:p>51739</text:p>
          </table:table-cell>
          <table:table-cell office:value-type="string">
            <text:p>", "b2" : "</text:p>
          </table:table-cell>
          <table:table-cell table:formula="of:=[Sheet1.G519]" office:value-type="float" office:value="44848">
            <text:p>44848</text:p>
          </table:table-cell>
          <table:table-cell office:value-type="string">
            <text:p>", "historic" : "</text:p>
          </table:table-cell>
          <table:table-cell table:formula="of:=[Sheet1.C51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19]+1" office:value-type="float" office:value="520">
            <text:p>520</text:p>
          </table:table-cell>
          <table:table-cell office:value-type="string">
            <text:p>" }, "year" : "</text:p>
          </table:table-cell>
          <table:table-cell table:formula="of:=RIGHT([Sheet1.A520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1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20]" office:value-type="float" office:value="9299">
            <text:p>9299</text:p>
          </table:table-cell>
          <table:table-cell office:value-type="string">
            <text:p>", "a2" : "</text:p>
          </table:table-cell>
          <table:table-cell table:formula="of:=[Sheet1.E520]" office:value-type="float" office:value="4602">
            <text:p>4602</text:p>
          </table:table-cell>
          <table:table-cell office:value-type="string">
            <text:p>", "b1" : "</text:p>
          </table:table-cell>
          <table:table-cell table:formula="of:=[Sheet1.F520]" office:value-type="float" office:value="8400">
            <text:p>8400</text:p>
          </table:table-cell>
          <table:table-cell office:value-type="string">
            <text:p>", "b2" : "</text:p>
          </table:table-cell>
          <table:table-cell table:formula="of:=[Sheet1.G520]" office:value-type="float" office:value="10943">
            <text:p>10943</text:p>
          </table:table-cell>
          <table:table-cell office:value-type="string">
            <text:p>", "historic" : "</text:p>
          </table:table-cell>
          <table:table-cell table:formula="of:=[Sheet1.C52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0]+1" office:value-type="float" office:value="521">
            <text:p>521</text:p>
          </table:table-cell>
          <table:table-cell office:value-type="string">
            <text:p>" }, "year" : "</text:p>
          </table:table-cell>
          <table:table-cell table:formula="of:=RIGHT([Sheet1.A521];4)" office:value-type="string" office:string-value="2020">
            <text:p>2020</text:p>
          </table:table-cell>
          <table:table-cell office:value-type="string">
            <text:p>", "continent" : "</text:p>
          </table:table-cell>
          <table:table-cell table:formula="of:=[.F51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21]" office:value-type="float" office:value="1644">
            <text:p>1644</text:p>
          </table:table-cell>
          <table:table-cell office:value-type="string">
            <text:p>", "a2" : "</text:p>
          </table:table-cell>
          <table:table-cell table:formula="of:=[Sheet1.E521]" office:value-type="float" office:value="850">
            <text:p>850</text:p>
          </table:table-cell>
          <table:table-cell office:value-type="string">
            <text:p>", "b1" : "</text:p>
          </table:table-cell>
          <table:table-cell table:formula="of:=[Sheet1.F521]" office:value-type="float" office:value="1799">
            <text:p>1799</text:p>
          </table:table-cell>
          <table:table-cell office:value-type="string">
            <text:p>", "b2" : "</text:p>
          </table:table-cell>
          <table:table-cell table:formula="of:=[Sheet1.G521]" office:value-type="float" office:value="932">
            <text:p>932</text:p>
          </table:table-cell>
          <table:table-cell office:value-type="string">
            <text:p>", "historic" : "</text:p>
          </table:table-cell>
          <table:table-cell table:formula="of:=[Sheet1.C52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1]+1" office:value-type="float" office:value="522">
            <text:p>522</text:p>
          </table:table-cell>
          <table:table-cell office:value-type="string">
            <text:p>" }, "year" : "</text:p>
          </table:table-cell>
          <table:table-cell table:formula="of:=RIGHT([Sheet1.A522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1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22]" office:value-type="float" office:value="2603">
            <text:p>2603</text:p>
          </table:table-cell>
          <table:table-cell office:value-type="string">
            <text:p>", "a2" : "</text:p>
          </table:table-cell>
          <table:table-cell table:formula="of:=[Sheet1.E522]" office:value-type="float" office:value="1688">
            <text:p>1688</text:p>
          </table:table-cell>
          <table:table-cell office:value-type="string">
            <text:p>", "b1" : "</text:p>
          </table:table-cell>
          <table:table-cell table:formula="of:=[Sheet1.F522]" office:value-type="float" office:value="2961">
            <text:p>2961</text:p>
          </table:table-cell>
          <table:table-cell office:value-type="string">
            <text:p>", "b2" : "</text:p>
          </table:table-cell>
          <table:table-cell table:formula="of:=[Sheet1.G522]" office:value-type="float" office:value="1466">
            <text:p>1466</text:p>
          </table:table-cell>
          <table:table-cell office:value-type="string">
            <text:p>", "historic" : "</text:p>
          </table:table-cell>
          <table:table-cell table:formula="of:=[Sheet1.C52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2]+1" office:value-type="float" office:value="523">
            <text:p>523</text:p>
          </table:table-cell>
          <table:table-cell office:value-type="string">
            <text:p>" }, "year" : "</text:p>
          </table:table-cell>
          <table:table-cell table:formula="of:=RIGHT([Sheet1.A523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1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23]" office:value-type="float" office:value="7268">
            <text:p>7268</text:p>
          </table:table-cell>
          <table:table-cell office:value-type="string">
            <text:p>", "a2" : "</text:p>
          </table:table-cell>
          <table:table-cell table:formula="of:=[Sheet1.E523]" office:value-type="float" office:value="1571">
            <text:p>1571</text:p>
          </table:table-cell>
          <table:table-cell office:value-type="string">
            <text:p>", "b1" : "</text:p>
          </table:table-cell>
          <table:table-cell table:formula="of:=[Sheet1.F523]" office:value-type="float" office:value="2758">
            <text:p>2758</text:p>
          </table:table-cell>
          <table:table-cell office:value-type="string">
            <text:p>", "b2" : "</text:p>
          </table:table-cell>
          <table:table-cell table:formula="of:=[Sheet1.G523]" office:value-type="float" office:value="6275">
            <text:p>6275</text:p>
          </table:table-cell>
          <table:table-cell office:value-type="string">
            <text:p>", "historic" : "</text:p>
          </table:table-cell>
          <table:table-cell table:formula="of:=[Sheet1.C52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3]+1" office:value-type="float" office:value="524">
            <text:p>524</text:p>
          </table:table-cell>
          <table:table-cell office:value-type="string">
            <text:p>" }, "year" : "</text:p>
          </table:table-cell>
          <table:table-cell table:formula="of:=RIGHT([Sheet1.A524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1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24]" office:value-type="float" office:value="38543">
            <text:p>38543</text:p>
          </table:table-cell>
          <table:table-cell office:value-type="string">
            <text:p>", "a2" : "</text:p>
          </table:table-cell>
          <table:table-cell table:formula="of:=[Sheet1.E524]" office:value-type="float" office:value="30944">
            <text:p>30944</text:p>
          </table:table-cell>
          <table:table-cell office:value-type="string">
            <text:p>", "b1" : "</text:p>
          </table:table-cell>
          <table:table-cell table:formula="of:=[Sheet1.F524]" office:value-type="float" office:value="39423">
            <text:p>39423</text:p>
          </table:table-cell>
          <table:table-cell office:value-type="string">
            <text:p>", "b2" : "</text:p>
          </table:table-cell>
          <table:table-cell table:formula="of:=[Sheet1.G524]" office:value-type="float" office:value="34909">
            <text:p>34909</text:p>
          </table:table-cell>
          <table:table-cell office:value-type="string">
            <text:p>", "historic" : "</text:p>
          </table:table-cell>
          <table:table-cell table:formula="of:=[Sheet1.C52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4]+1" office:value-type="float" office:value="525">
            <text:p>525</text:p>
          </table:table-cell>
          <table:table-cell office:value-type="string">
            <text:p>" }, "year" : "</text:p>
          </table:table-cell>
          <table:table-cell table:formula="of:=RIGHT([Sheet1.A525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1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25]" office:value-type="float" office:value="14754">
            <text:p>14754</text:p>
          </table:table-cell>
          <table:table-cell office:value-type="string">
            <text:p>", "a2" : "</text:p>
          </table:table-cell>
          <table:table-cell table:formula="of:=[Sheet1.E525]" office:value-type="float" office:value="6833">
            <text:p>6833</text:p>
          </table:table-cell>
          <table:table-cell office:value-type="string">
            <text:p>", "b1" : "</text:p>
          </table:table-cell>
          <table:table-cell table:formula="of:=[Sheet1.F525]" office:value-type="float" office:value="7775">
            <text:p>7775</text:p>
          </table:table-cell>
          <table:table-cell office:value-type="string">
            <text:p>", "b2" : "</text:p>
          </table:table-cell>
          <table:table-cell table:formula="of:=[Sheet1.G525]" office:value-type="float" office:value="7718">
            <text:p>7718</text:p>
          </table:table-cell>
          <table:table-cell office:value-type="string">
            <text:p>", "historic" : "</text:p>
          </table:table-cell>
          <table:table-cell table:formula="of:=[Sheet1.C52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5]+1" office:value-type="float" office:value="526">
            <text:p>526</text:p>
          </table:table-cell>
          <table:table-cell office:value-type="string">
            <text:p>" }, "year" : "</text:p>
          </table:table-cell>
          <table:table-cell table:formula="of:=RIGHT([Sheet1.A526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1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26]" office:value-type="float" office:value="20156">
            <text:p>20156</text:p>
          </table:table-cell>
          <table:table-cell office:value-type="string">
            <text:p>", "a2" : "</text:p>
          </table:table-cell>
          <table:table-cell table:formula="of:=[Sheet1.E526]" office:value-type="float" office:value="7649">
            <text:p>7649</text:p>
          </table:table-cell>
          <table:table-cell office:value-type="string">
            <text:p>", "b1" : "</text:p>
          </table:table-cell>
          <table:table-cell table:formula="of:=[Sheet1.F526]" office:value-type="float" office:value="14783">
            <text:p>14783</text:p>
          </table:table-cell>
          <table:table-cell office:value-type="string">
            <text:p>", "b2" : "</text:p>
          </table:table-cell>
          <table:table-cell table:formula="of:=[Sheet1.G526]" office:value-type="float" office:value="9243">
            <text:p>9243</text:p>
          </table:table-cell>
          <table:table-cell office:value-type="string">
            <text:p>", "historic" : "</text:p>
          </table:table-cell>
          <table:table-cell table:formula="of:=[Sheet1.C52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6]+1" office:value-type="float" office:value="527">
            <text:p>527</text:p>
          </table:table-cell>
          <table:table-cell office:value-type="string">
            <text:p>" }, "year" : "</text:p>
          </table:table-cell>
          <table:table-cell table:formula="of:=RIGHT([Sheet1.A527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1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27]" office:value-type="float" office:value="11590">
            <text:p>11590</text:p>
          </table:table-cell>
          <table:table-cell office:value-type="string">
            <text:p>", "a2" : "</text:p>
          </table:table-cell>
          <table:table-cell table:formula="of:=[Sheet1.E527]" office:value-type="float" office:value="5798">
            <text:p>5798</text:p>
          </table:table-cell>
          <table:table-cell office:value-type="string">
            <text:p>", "b1" : "</text:p>
          </table:table-cell>
          <table:table-cell table:formula="of:=[Sheet1.F527]" office:value-type="float" office:value="8989">
            <text:p>8989</text:p>
          </table:table-cell>
          <table:table-cell office:value-type="string">
            <text:p>", "b2" : "</text:p>
          </table:table-cell>
          <table:table-cell table:formula="of:=[Sheet1.G527]" office:value-type="float" office:value="4746">
            <text:p>4746</text:p>
          </table:table-cell>
          <table:table-cell office:value-type="string">
            <text:p>", "historic" : "</text:p>
          </table:table-cell>
          <table:table-cell table:formula="of:=[Sheet1.C52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7]+1" office:value-type="float" office:value="528">
            <text:p>528</text:p>
          </table:table-cell>
          <table:table-cell office:value-type="string">
            <text:p>" }, "year" : "</text:p>
          </table:table-cell>
          <table:table-cell table:formula="of:=RIGHT([Sheet1.A528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1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28]" office:value-type="float" office:value="54284">
            <text:p>54284</text:p>
          </table:table-cell>
          <table:table-cell office:value-type="string">
            <text:p>", "a2" : "</text:p>
          </table:table-cell>
          <table:table-cell table:formula="of:=[Sheet1.E528]" office:value-type="float" office:value="45227">
            <text:p>45227</text:p>
          </table:table-cell>
          <table:table-cell office:value-type="string">
            <text:p>", "b1" : "</text:p>
          </table:table-cell>
          <table:table-cell table:formula="of:=[Sheet1.F528]" office:value-type="float" office:value="53198">
            <text:p>53198</text:p>
          </table:table-cell>
          <table:table-cell office:value-type="string">
            <text:p>", "b2" : "</text:p>
          </table:table-cell>
          <table:table-cell table:formula="of:=[Sheet1.G528]" office:value-type="float" office:value="52156">
            <text:p>52156</text:p>
          </table:table-cell>
          <table:table-cell office:value-type="string">
            <text:p>", "historic" : "</text:p>
          </table:table-cell>
          <table:table-cell table:formula="of:=[Sheet1.C52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8]+1" office:value-type="float" office:value="529">
            <text:p>529</text:p>
          </table:table-cell>
          <table:table-cell office:value-type="string">
            <text:p>" }, "year" : "</text:p>
          </table:table-cell>
          <table:table-cell table:formula="of:=RIGHT([Sheet1.A529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1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29]" office:value-type="float" office:value="49166">
            <text:p>49166</text:p>
          </table:table-cell>
          <table:table-cell office:value-type="string">
            <text:p>", "a2" : "</text:p>
          </table:table-cell>
          <table:table-cell table:formula="of:=[Sheet1.E529]" office:value-type="float" office:value="42679">
            <text:p>42679</text:p>
          </table:table-cell>
          <table:table-cell office:value-type="string">
            <text:p>", "b1" : "</text:p>
          </table:table-cell>
          <table:table-cell table:formula="of:=[Sheet1.F529]" office:value-type="float" office:value="55167">
            <text:p>55167</text:p>
          </table:table-cell>
          <table:table-cell office:value-type="string">
            <text:p>", "b2" : "</text:p>
          </table:table-cell>
          <table:table-cell table:formula="of:=[Sheet1.G529]" office:value-type="float" office:value="46546">
            <text:p>46546</text:p>
          </table:table-cell>
          <table:table-cell office:value-type="string">
            <text:p>", "historic" : "</text:p>
          </table:table-cell>
          <table:table-cell table:formula="of:=[Sheet1.C52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29]+1" office:value-type="float" office:value="530">
            <text:p>530</text:p>
          </table:table-cell>
          <table:table-cell office:value-type="string">
            <text:p>" }, "year" : "</text:p>
          </table:table-cell>
          <table:table-cell table:formula="of:=RIGHT([Sheet1.A530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2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30]" office:value-type="float" office:value="13246">
            <text:p>13246</text:p>
          </table:table-cell>
          <table:table-cell office:value-type="string">
            <text:p>", "a2" : "</text:p>
          </table:table-cell>
          <table:table-cell table:formula="of:=[Sheet1.E530]" office:value-type="float" office:value="5262">
            <text:p>5262</text:p>
          </table:table-cell>
          <table:table-cell office:value-type="string">
            <text:p>", "b1" : "</text:p>
          </table:table-cell>
          <table:table-cell table:formula="of:=[Sheet1.F530]" office:value-type="float" office:value="10355">
            <text:p>10355</text:p>
          </table:table-cell>
          <table:table-cell office:value-type="string">
            <text:p>", "b2" : "</text:p>
          </table:table-cell>
          <table:table-cell table:formula="of:=[Sheet1.G530]" office:value-type="float" office:value="12862">
            <text:p>12862</text:p>
          </table:table-cell>
          <table:table-cell office:value-type="string">
            <text:p>", "historic" : "</text:p>
          </table:table-cell>
          <table:table-cell table:formula="of:=[Sheet1.C53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0]+1" office:value-type="float" office:value="531">
            <text:p>531</text:p>
          </table:table-cell>
          <table:table-cell office:value-type="string">
            <text:p>" }, "year" : "</text:p>
          </table:table-cell>
          <table:table-cell table:formula="of:=RIGHT([Sheet1.A531];4)" office:value-type="string" office:string-value="2025">
            <text:p>2025</text:p>
          </table:table-cell>
          <table:table-cell office:value-type="string">
            <text:p>", "continent" : "</text:p>
          </table:table-cell>
          <table:table-cell table:formula="of:=[.F52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31]" office:value-type="float" office:value="2327">
            <text:p>2327</text:p>
          </table:table-cell>
          <table:table-cell office:value-type="string">
            <text:p>", "a2" : "</text:p>
          </table:table-cell>
          <table:table-cell table:formula="of:=[Sheet1.E531]" office:value-type="float" office:value="972">
            <text:p>972</text:p>
          </table:table-cell>
          <table:table-cell office:value-type="string">
            <text:p>", "b1" : "</text:p>
          </table:table-cell>
          <table:table-cell table:formula="of:=[Sheet1.F531]" office:value-type="float" office:value="2443">
            <text:p>2443</text:p>
          </table:table-cell>
          <table:table-cell office:value-type="string">
            <text:p>", "b2" : "</text:p>
          </table:table-cell>
          <table:table-cell table:formula="of:=[Sheet1.G531]" office:value-type="float" office:value="1239">
            <text:p>1239</text:p>
          </table:table-cell>
          <table:table-cell office:value-type="string">
            <text:p>", "historic" : "</text:p>
          </table:table-cell>
          <table:table-cell table:formula="of:=[Sheet1.C53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1]+1" office:value-type="float" office:value="532">
            <text:p>532</text:p>
          </table:table-cell>
          <table:table-cell office:value-type="string">
            <text:p>" }, "year" : "</text:p>
          </table:table-cell>
          <table:table-cell table:formula="of:=RIGHT([Sheet1.A532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2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32]" office:value-type="float" office:value="3124">
            <text:p>3124</text:p>
          </table:table-cell>
          <table:table-cell office:value-type="string">
            <text:p>", "a2" : "</text:p>
          </table:table-cell>
          <table:table-cell table:formula="of:=[Sheet1.E532]" office:value-type="float" office:value="2075">
            <text:p>2075</text:p>
          </table:table-cell>
          <table:table-cell office:value-type="string">
            <text:p>", "b1" : "</text:p>
          </table:table-cell>
          <table:table-cell table:formula="of:=[Sheet1.F532]" office:value-type="float" office:value="4035">
            <text:p>4035</text:p>
          </table:table-cell>
          <table:table-cell office:value-type="string">
            <text:p>", "b2" : "</text:p>
          </table:table-cell>
          <table:table-cell table:formula="of:=[Sheet1.G532]" office:value-type="float" office:value="1815">
            <text:p>1815</text:p>
          </table:table-cell>
          <table:table-cell office:value-type="string">
            <text:p>", "historic" : "</text:p>
          </table:table-cell>
          <table:table-cell table:formula="of:=[Sheet1.C53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2]+1" office:value-type="float" office:value="533">
            <text:p>533</text:p>
          </table:table-cell>
          <table:table-cell office:value-type="string">
            <text:p>" }, "year" : "</text:p>
          </table:table-cell>
          <table:table-cell table:formula="of:=RIGHT([Sheet1.A533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2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33]" office:value-type="float" office:value="10152">
            <text:p>10152</text:p>
          </table:table-cell>
          <table:table-cell office:value-type="string">
            <text:p>", "a2" : "</text:p>
          </table:table-cell>
          <table:table-cell table:formula="of:=[Sheet1.E533]" office:value-type="float" office:value="1893">
            <text:p>1893</text:p>
          </table:table-cell>
          <table:table-cell office:value-type="string">
            <text:p>", "b1" : "</text:p>
          </table:table-cell>
          <table:table-cell table:formula="of:=[Sheet1.F533]" office:value-type="float" office:value="3544">
            <text:p>3544</text:p>
          </table:table-cell>
          <table:table-cell office:value-type="string">
            <text:p>", "b2" : "</text:p>
          </table:table-cell>
          <table:table-cell table:formula="of:=[Sheet1.G533]" office:value-type="float" office:value="7875">
            <text:p>7875</text:p>
          </table:table-cell>
          <table:table-cell office:value-type="string">
            <text:p>", "historic" : "</text:p>
          </table:table-cell>
          <table:table-cell table:formula="of:=[Sheet1.C53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3]+1" office:value-type="float" office:value="534">
            <text:p>534</text:p>
          </table:table-cell>
          <table:table-cell office:value-type="string">
            <text:p>" }, "year" : "</text:p>
          </table:table-cell>
          <table:table-cell table:formula="of:=RIGHT([Sheet1.A534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2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34]" office:value-type="float" office:value="42934">
            <text:p>42934</text:p>
          </table:table-cell>
          <table:table-cell office:value-type="string">
            <text:p>", "a2" : "</text:p>
          </table:table-cell>
          <table:table-cell table:formula="of:=[Sheet1.E534]" office:value-type="float" office:value="33359">
            <text:p>33359</text:p>
          </table:table-cell>
          <table:table-cell office:value-type="string">
            <text:p>", "b1" : "</text:p>
          </table:table-cell>
          <table:table-cell table:formula="of:=[Sheet1.F534]" office:value-type="float" office:value="43473">
            <text:p>43473</text:p>
          </table:table-cell>
          <table:table-cell office:value-type="string">
            <text:p>", "b2" : "</text:p>
          </table:table-cell>
          <table:table-cell table:formula="of:=[Sheet1.G534]" office:value-type="float" office:value="37065">
            <text:p>37065</text:p>
          </table:table-cell>
          <table:table-cell office:value-type="string">
            <text:p>", "historic" : "</text:p>
          </table:table-cell>
          <table:table-cell table:formula="of:=[Sheet1.C53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4]+1" office:value-type="float" office:value="535">
            <text:p>535</text:p>
          </table:table-cell>
          <table:table-cell office:value-type="string">
            <text:p>" }, "year" : "</text:p>
          </table:table-cell>
          <table:table-cell table:formula="of:=RIGHT([Sheet1.A535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2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35]" office:value-type="float" office:value="19231">
            <text:p>19231</text:p>
          </table:table-cell>
          <table:table-cell office:value-type="string">
            <text:p>", "a2" : "</text:p>
          </table:table-cell>
          <table:table-cell table:formula="of:=[Sheet1.E535]" office:value-type="float" office:value="8133">
            <text:p>8133</text:p>
          </table:table-cell>
          <table:table-cell office:value-type="string">
            <text:p>", "b1" : "</text:p>
          </table:table-cell>
          <table:table-cell table:formula="of:=[Sheet1.F535]" office:value-type="float" office:value="10131">
            <text:p>10131</text:p>
          </table:table-cell>
          <table:table-cell office:value-type="string">
            <text:p>", "b2" : "</text:p>
          </table:table-cell>
          <table:table-cell table:formula="of:=[Sheet1.G535]" office:value-type="float" office:value="9943">
            <text:p>9943</text:p>
          </table:table-cell>
          <table:table-cell office:value-type="string">
            <text:p>", "historic" : "</text:p>
          </table:table-cell>
          <table:table-cell table:formula="of:=[Sheet1.C53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5]+1" office:value-type="float" office:value="536">
            <text:p>536</text:p>
          </table:table-cell>
          <table:table-cell office:value-type="string">
            <text:p>" }, "year" : "</text:p>
          </table:table-cell>
          <table:table-cell table:formula="of:=RIGHT([Sheet1.A536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2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36]" office:value-type="float" office:value="25774">
            <text:p>25774</text:p>
          </table:table-cell>
          <table:table-cell office:value-type="string">
            <text:p>", "a2" : "</text:p>
          </table:table-cell>
          <table:table-cell table:formula="of:=[Sheet1.E536]" office:value-type="float" office:value="8773">
            <text:p>8773</text:p>
          </table:table-cell>
          <table:table-cell office:value-type="string">
            <text:p>", "b1" : "</text:p>
          </table:table-cell>
          <table:table-cell table:formula="of:=[Sheet1.F536]" office:value-type="float" office:value="17860">
            <text:p>17860</text:p>
          </table:table-cell>
          <table:table-cell office:value-type="string">
            <text:p>", "b2" : "</text:p>
          </table:table-cell>
          <table:table-cell table:formula="of:=[Sheet1.G536]" office:value-type="float" office:value="11164">
            <text:p>11164</text:p>
          </table:table-cell>
          <table:table-cell office:value-type="string">
            <text:p>", "historic" : "</text:p>
          </table:table-cell>
          <table:table-cell table:formula="of:=[Sheet1.C53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6]+1" office:value-type="float" office:value="537">
            <text:p>537</text:p>
          </table:table-cell>
          <table:table-cell office:value-type="string">
            <text:p>" }, "year" : "</text:p>
          </table:table-cell>
          <table:table-cell table:formula="of:=RIGHT([Sheet1.A537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2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37]" office:value-type="float" office:value="14097">
            <text:p>14097</text:p>
          </table:table-cell>
          <table:table-cell office:value-type="string">
            <text:p>", "a2" : "</text:p>
          </table:table-cell>
          <table:table-cell table:formula="of:=[Sheet1.E537]" office:value-type="float" office:value="6748">
            <text:p>6748</text:p>
          </table:table-cell>
          <table:table-cell office:value-type="string">
            <text:p>", "b1" : "</text:p>
          </table:table-cell>
          <table:table-cell table:formula="of:=[Sheet1.F537]" office:value-type="float" office:value="11314">
            <text:p>11314</text:p>
          </table:table-cell>
          <table:table-cell office:value-type="string">
            <text:p>", "b2" : "</text:p>
          </table:table-cell>
          <table:table-cell table:formula="of:=[Sheet1.G537]" office:value-type="float" office:value="5481">
            <text:p>5481</text:p>
          </table:table-cell>
          <table:table-cell office:value-type="string">
            <text:p>", "historic" : "</text:p>
          </table:table-cell>
          <table:table-cell table:formula="of:=[Sheet1.C53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7]+1" office:value-type="float" office:value="538">
            <text:p>538</text:p>
          </table:table-cell>
          <table:table-cell office:value-type="string">
            <text:p>" }, "year" : "</text:p>
          </table:table-cell>
          <table:table-cell table:formula="of:=RIGHT([Sheet1.A538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2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38]" office:value-type="float" office:value="58266">
            <text:p>58266</text:p>
          </table:table-cell>
          <table:table-cell office:value-type="string">
            <text:p>", "a2" : "</text:p>
          </table:table-cell>
          <table:table-cell table:formula="of:=[Sheet1.E538]" office:value-type="float" office:value="47884">
            <text:p>47884</text:p>
          </table:table-cell>
          <table:table-cell office:value-type="string">
            <text:p>", "b1" : "</text:p>
          </table:table-cell>
          <table:table-cell table:formula="of:=[Sheet1.F538]" office:value-type="float" office:value="55782">
            <text:p>55782</text:p>
          </table:table-cell>
          <table:table-cell office:value-type="string">
            <text:p>", "b2" : "</text:p>
          </table:table-cell>
          <table:table-cell table:formula="of:=[Sheet1.G538]" office:value-type="float" office:value="54190">
            <text:p>54190</text:p>
          </table:table-cell>
          <table:table-cell office:value-type="string">
            <text:p>", "historic" : "</text:p>
          </table:table-cell>
          <table:table-cell table:formula="of:=[Sheet1.C53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8]+1" office:value-type="float" office:value="539">
            <text:p>539</text:p>
          </table:table-cell>
          <table:table-cell office:value-type="string">
            <text:p>" }, "year" : "</text:p>
          </table:table-cell>
          <table:table-cell table:formula="of:=RIGHT([Sheet1.A539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2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39]" office:value-type="float" office:value="53093">
            <text:p>53093</text:p>
          </table:table-cell>
          <table:table-cell office:value-type="string">
            <text:p>", "a2" : "</text:p>
          </table:table-cell>
          <table:table-cell table:formula="of:=[Sheet1.E539]" office:value-type="float" office:value="44901">
            <text:p>44901</text:p>
          </table:table-cell>
          <table:table-cell office:value-type="string">
            <text:p>", "b1" : "</text:p>
          </table:table-cell>
          <table:table-cell table:formula="of:=[Sheet1.F539]" office:value-type="float" office:value="58381">
            <text:p>58381</text:p>
          </table:table-cell>
          <table:table-cell office:value-type="string">
            <text:p>", "b2" : "</text:p>
          </table:table-cell>
          <table:table-cell table:formula="of:=[Sheet1.G539]" office:value-type="float" office:value="48618">
            <text:p>48618</text:p>
          </table:table-cell>
          <table:table-cell office:value-type="string">
            <text:p>", "historic" : "</text:p>
          </table:table-cell>
          <table:table-cell table:formula="of:=[Sheet1.C53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39]+1" office:value-type="float" office:value="540">
            <text:p>540</text:p>
          </table:table-cell>
          <table:table-cell office:value-type="string">
            <text:p>" }, "year" : "</text:p>
          </table:table-cell>
          <table:table-cell table:formula="of:=RIGHT([Sheet1.A540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3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40]" office:value-type="float" office:value="16983">
            <text:p>16983</text:p>
          </table:table-cell>
          <table:table-cell office:value-type="string">
            <text:p>", "a2" : "</text:p>
          </table:table-cell>
          <table:table-cell table:formula="of:=[Sheet1.E540]" office:value-type="float" office:value="6266">
            <text:p>6266</text:p>
          </table:table-cell>
          <table:table-cell office:value-type="string">
            <text:p>", "b1" : "</text:p>
          </table:table-cell>
          <table:table-cell table:formula="of:=[Sheet1.F540]" office:value-type="float" office:value="12583">
            <text:p>12583</text:p>
          </table:table-cell>
          <table:table-cell office:value-type="string">
            <text:p>", "b2" : "</text:p>
          </table:table-cell>
          <table:table-cell table:formula="of:=[Sheet1.G540]" office:value-type="float" office:value="15127">
            <text:p>15127</text:p>
          </table:table-cell>
          <table:table-cell office:value-type="string">
            <text:p>", "historic" : "</text:p>
          </table:table-cell>
          <table:table-cell table:formula="of:=[Sheet1.C54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0]+1" office:value-type="float" office:value="541">
            <text:p>541</text:p>
          </table:table-cell>
          <table:table-cell office:value-type="string">
            <text:p>" }, "year" : "</text:p>
          </table:table-cell>
          <table:table-cell table:formula="of:=RIGHT([Sheet1.A541];4)" office:value-type="string" office:string-value="2030">
            <text:p>2030</text:p>
          </table:table-cell>
          <table:table-cell office:value-type="string">
            <text:p>", "continent" : "</text:p>
          </table:table-cell>
          <table:table-cell table:formula="of:=[.F53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41]" office:value-type="float" office:value="2975">
            <text:p>2975</text:p>
          </table:table-cell>
          <table:table-cell office:value-type="string">
            <text:p>", "a2" : "</text:p>
          </table:table-cell>
          <table:table-cell table:formula="of:=[Sheet1.E541]" office:value-type="float" office:value="1160">
            <text:p>1160</text:p>
          </table:table-cell>
          <table:table-cell office:value-type="string">
            <text:p>", "b1" : "</text:p>
          </table:table-cell>
          <table:table-cell table:formula="of:=[Sheet1.F541]" office:value-type="float" office:value="3331">
            <text:p>3331</text:p>
          </table:table-cell>
          <table:table-cell office:value-type="string">
            <text:p>", "b2" : "</text:p>
          </table:table-cell>
          <table:table-cell table:formula="of:=[Sheet1.G541]" office:value-type="float" office:value="1659">
            <text:p>1659</text:p>
          </table:table-cell>
          <table:table-cell office:value-type="string">
            <text:p>", "historic" : "</text:p>
          </table:table-cell>
          <table:table-cell table:formula="of:=[Sheet1.C54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1]+1" office:value-type="float" office:value="542">
            <text:p>542</text:p>
          </table:table-cell>
          <table:table-cell office:value-type="string">
            <text:p>" }, "year" : "</text:p>
          </table:table-cell>
          <table:table-cell table:formula="of:=RIGHT([Sheet1.A542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3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42]" office:value-type="float" office:value="5960">
            <text:p>5960</text:p>
          </table:table-cell>
          <table:table-cell office:value-type="string">
            <text:p>", "a2" : "</text:p>
          </table:table-cell>
          <table:table-cell table:formula="of:=[Sheet1.E542]" office:value-type="float" office:value="2423">
            <text:p>2423</text:p>
          </table:table-cell>
          <table:table-cell office:value-type="string">
            <text:p>", "b1" : "</text:p>
          </table:table-cell>
          <table:table-cell table:formula="of:=[Sheet1.F542]" office:value-type="float" office:value="5434">
            <text:p>5434</text:p>
          </table:table-cell>
          <table:table-cell office:value-type="string">
            <text:p>", "b2" : "</text:p>
          </table:table-cell>
          <table:table-cell table:formula="of:=[Sheet1.G542]" office:value-type="float" office:value="2364">
            <text:p>2364</text:p>
          </table:table-cell>
          <table:table-cell office:value-type="string">
            <text:p>", "historic" : "</text:p>
          </table:table-cell>
          <table:table-cell table:formula="of:=[Sheet1.C54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2]+1" office:value-type="float" office:value="543">
            <text:p>543</text:p>
          </table:table-cell>
          <table:table-cell office:value-type="string">
            <text:p>" }, "year" : "</text:p>
          </table:table-cell>
          <table:table-cell table:formula="of:=RIGHT([Sheet1.A543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3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43]" office:value-type="float" office:value="13607">
            <text:p>13607</text:p>
          </table:table-cell>
          <table:table-cell office:value-type="string">
            <text:p>", "a2" : "</text:p>
          </table:table-cell>
          <table:table-cell table:formula="of:=[Sheet1.E543]" office:value-type="float" office:value="2180">
            <text:p>2180</text:p>
          </table:table-cell>
          <table:table-cell office:value-type="string">
            <text:p>", "b1" : "</text:p>
          </table:table-cell>
          <table:table-cell table:formula="of:=[Sheet1.F543]" office:value-type="float" office:value="4503">
            <text:p>4503</text:p>
          </table:table-cell>
          <table:table-cell office:value-type="string">
            <text:p>", "b2" : "</text:p>
          </table:table-cell>
          <table:table-cell table:formula="of:=[Sheet1.G543]" office:value-type="float" office:value="9201">
            <text:p>9201</text:p>
          </table:table-cell>
          <table:table-cell office:value-type="string">
            <text:p>", "historic" : "</text:p>
          </table:table-cell>
          <table:table-cell table:formula="of:=[Sheet1.C54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3]+1" office:value-type="float" office:value="544">
            <text:p>544</text:p>
          </table:table-cell>
          <table:table-cell office:value-type="string">
            <text:p>" }, "year" : "</text:p>
          </table:table-cell>
          <table:table-cell table:formula="of:=RIGHT([Sheet1.A544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3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44]" office:value-type="float" office:value="48374">
            <text:p>48374</text:p>
          </table:table-cell>
          <table:table-cell office:value-type="string">
            <text:p>", "a2" : "</text:p>
          </table:table-cell>
          <table:table-cell table:formula="of:=[Sheet1.E544]" office:value-type="float" office:value="35760">
            <text:p>35760</text:p>
          </table:table-cell>
          <table:table-cell office:value-type="string">
            <text:p>", "b1" : "</text:p>
          </table:table-cell>
          <table:table-cell table:formula="of:=[Sheet1.F544]" office:value-type="float" office:value="47549">
            <text:p>47549</text:p>
          </table:table-cell>
          <table:table-cell office:value-type="string">
            <text:p>", "b2" : "</text:p>
          </table:table-cell>
          <table:table-cell table:formula="of:=[Sheet1.G544]" office:value-type="float" office:value="39125">
            <text:p>39125</text:p>
          </table:table-cell>
          <table:table-cell office:value-type="string">
            <text:p>", "historic" : "</text:p>
          </table:table-cell>
          <table:table-cell table:formula="of:=[Sheet1.C54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4]+1" office:value-type="float" office:value="545">
            <text:p>545</text:p>
          </table:table-cell>
          <table:table-cell office:value-type="string">
            <text:p>" }, "year" : "</text:p>
          </table:table-cell>
          <table:table-cell table:formula="of:=RIGHT([Sheet1.A545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3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45]" office:value-type="float" office:value="25766">
            <text:p>25766</text:p>
          </table:table-cell>
          <table:table-cell office:value-type="string">
            <text:p>", "a2" : "</text:p>
          </table:table-cell>
          <table:table-cell table:formula="of:=[Sheet1.E545]" office:value-type="float" office:value="9331">
            <text:p>9331</text:p>
          </table:table-cell>
          <table:table-cell office:value-type="string">
            <text:p>", "b1" : "</text:p>
          </table:table-cell>
          <table:table-cell table:formula="of:=[Sheet1.F545]" office:value-type="float" office:value="12970">
            <text:p>12970</text:p>
          </table:table-cell>
          <table:table-cell office:value-type="string">
            <text:p>", "b2" : "</text:p>
          </table:table-cell>
          <table:table-cell table:formula="of:=[Sheet1.G545]" office:value-type="float" office:value="12817">
            <text:p>12817</text:p>
          </table:table-cell>
          <table:table-cell office:value-type="string">
            <text:p>", "historic" : "</text:p>
          </table:table-cell>
          <table:table-cell table:formula="of:=[Sheet1.C54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5]+1" office:value-type="float" office:value="546">
            <text:p>546</text:p>
          </table:table-cell>
          <table:table-cell office:value-type="string">
            <text:p>" }, "year" : "</text:p>
          </table:table-cell>
          <table:table-cell table:formula="of:=RIGHT([Sheet1.A546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3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46]" office:value-type="float" office:value="30901">
            <text:p>30901</text:p>
          </table:table-cell>
          <table:table-cell office:value-type="string">
            <text:p>", "a2" : "</text:p>
          </table:table-cell>
          <table:table-cell table:formula="of:=[Sheet1.E546]" office:value-type="float" office:value="9734">
            <text:p>9734</text:p>
          </table:table-cell>
          <table:table-cell office:value-type="string">
            <text:p>", "b1" : "</text:p>
          </table:table-cell>
          <table:table-cell table:formula="of:=[Sheet1.F546]" office:value-type="float" office:value="21188">
            <text:p>21188</text:p>
          </table:table-cell>
          <table:table-cell office:value-type="string">
            <text:p>", "b2" : "</text:p>
          </table:table-cell>
          <table:table-cell table:formula="of:=[Sheet1.G546]" office:value-type="float" office:value="13383">
            <text:p>13383</text:p>
          </table:table-cell>
          <table:table-cell office:value-type="string">
            <text:p>", "historic" : "</text:p>
          </table:table-cell>
          <table:table-cell table:formula="of:=[Sheet1.C54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6]+1" office:value-type="float" office:value="547">
            <text:p>547</text:p>
          </table:table-cell>
          <table:table-cell office:value-type="string">
            <text:p>" }, "year" : "</text:p>
          </table:table-cell>
          <table:table-cell table:formula="of:=RIGHT([Sheet1.A547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3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47]" office:value-type="float" office:value="19004">
            <text:p>19004</text:p>
          </table:table-cell>
          <table:table-cell office:value-type="string">
            <text:p>", "a2" : "</text:p>
          </table:table-cell>
          <table:table-cell table:formula="of:=[Sheet1.E547]" office:value-type="float" office:value="7452">
            <text:p>7452</text:p>
          </table:table-cell>
          <table:table-cell office:value-type="string">
            <text:p>", "b1" : "</text:p>
          </table:table-cell>
          <table:table-cell table:formula="of:=[Sheet1.F547]" office:value-type="float" office:value="14125">
            <text:p>14125</text:p>
          </table:table-cell>
          <table:table-cell office:value-type="string">
            <text:p>", "b2" : "</text:p>
          </table:table-cell>
          <table:table-cell table:formula="of:=[Sheet1.G547]" office:value-type="float" office:value="6654">
            <text:p>6654</text:p>
          </table:table-cell>
          <table:table-cell office:value-type="string">
            <text:p>", "historic" : "</text:p>
          </table:table-cell>
          <table:table-cell table:formula="of:=[Sheet1.C54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7]+1" office:value-type="float" office:value="548">
            <text:p>548</text:p>
          </table:table-cell>
          <table:table-cell office:value-type="string">
            <text:p>" }, "year" : "</text:p>
          </table:table-cell>
          <table:table-cell table:formula="of:=RIGHT([Sheet1.A548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3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48]" office:value-type="float" office:value="63197">
            <text:p>63197</text:p>
          </table:table-cell>
          <table:table-cell office:value-type="string">
            <text:p>", "a2" : "</text:p>
          </table:table-cell>
          <table:table-cell table:formula="of:=[Sheet1.E548]" office:value-type="float" office:value="50404">
            <text:p>50404</text:p>
          </table:table-cell>
          <table:table-cell office:value-type="string">
            <text:p>", "b1" : "</text:p>
          </table:table-cell>
          <table:table-cell table:formula="of:=[Sheet1.F548]" office:value-type="float" office:value="58190">
            <text:p>58190</text:p>
          </table:table-cell>
          <table:table-cell office:value-type="string">
            <text:p>", "b2" : "</text:p>
          </table:table-cell>
          <table:table-cell table:formula="of:=[Sheet1.G548]" office:value-type="float" office:value="56804">
            <text:p>56804</text:p>
          </table:table-cell>
          <table:table-cell office:value-type="string">
            <text:p>", "historic" : "</text:p>
          </table:table-cell>
          <table:table-cell table:formula="of:=[Sheet1.C54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8]+1" office:value-type="float" office:value="549">
            <text:p>549</text:p>
          </table:table-cell>
          <table:table-cell office:value-type="string">
            <text:p>" }, "year" : "</text:p>
          </table:table-cell>
          <table:table-cell table:formula="of:=RIGHT([Sheet1.A549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3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49]" office:value-type="float" office:value="57479">
            <text:p>57479</text:p>
          </table:table-cell>
          <table:table-cell office:value-type="string">
            <text:p>", "a2" : "</text:p>
          </table:table-cell>
          <table:table-cell table:formula="of:=[Sheet1.E549]" office:value-type="float" office:value="47018">
            <text:p>47018</text:p>
          </table:table-cell>
          <table:table-cell office:value-type="string">
            <text:p>", "b1" : "</text:p>
          </table:table-cell>
          <table:table-cell table:formula="of:=[Sheet1.F549]" office:value-type="float" office:value="62091">
            <text:p>62091</text:p>
          </table:table-cell>
          <table:table-cell office:value-type="string">
            <text:p>", "b2" : "</text:p>
          </table:table-cell>
          <table:table-cell table:formula="of:=[Sheet1.G549]" office:value-type="float" office:value="50218">
            <text:p>50218</text:p>
          </table:table-cell>
          <table:table-cell office:value-type="string">
            <text:p>", "historic" : "</text:p>
          </table:table-cell>
          <table:table-cell table:formula="of:=[Sheet1.C54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49]+1" office:value-type="float" office:value="550">
            <text:p>550</text:p>
          </table:table-cell>
          <table:table-cell office:value-type="string">
            <text:p>" }, "year" : "</text:p>
          </table:table-cell>
          <table:table-cell table:formula="of:=RIGHT([Sheet1.A550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4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50]" office:value-type="float" office:value="22626">
            <text:p>22626</text:p>
          </table:table-cell>
          <table:table-cell office:value-type="string">
            <text:p>", "a2" : "</text:p>
          </table:table-cell>
          <table:table-cell table:formula="of:=[Sheet1.E550]" office:value-type="float" office:value="7150">
            <text:p>7150</text:p>
          </table:table-cell>
          <table:table-cell office:value-type="string">
            <text:p>", "b1" : "</text:p>
          </table:table-cell>
          <table:table-cell table:formula="of:=[Sheet1.F550]" office:value-type="float" office:value="15005">
            <text:p>15005</text:p>
          </table:table-cell>
          <table:table-cell office:value-type="string">
            <text:p>", "b2" : "</text:p>
          </table:table-cell>
          <table:table-cell table:formula="of:=[Sheet1.G550]" office:value-type="float" office:value="16959">
            <text:p>16959</text:p>
          </table:table-cell>
          <table:table-cell office:value-type="string">
            <text:p>", "historic" : "</text:p>
          </table:table-cell>
          <table:table-cell table:formula="of:=[Sheet1.C55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0]+1" office:value-type="float" office:value="551">
            <text:p>551</text:p>
          </table:table-cell>
          <table:table-cell office:value-type="string">
            <text:p>" }, "year" : "</text:p>
          </table:table-cell>
          <table:table-cell table:formula="of:=RIGHT([Sheet1.A551];4)" office:value-type="string" office:string-value="2035">
            <text:p>2035</text:p>
          </table:table-cell>
          <table:table-cell office:value-type="string">
            <text:p>", "continent" : "</text:p>
          </table:table-cell>
          <table:table-cell table:formula="of:=[.F54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51]" office:value-type="float" office:value="3967">
            <text:p>3967</text:p>
          </table:table-cell>
          <table:table-cell office:value-type="string">
            <text:p>", "a2" : "</text:p>
          </table:table-cell>
          <table:table-cell table:formula="of:=[Sheet1.E551]" office:value-type="float" office:value="1331">
            <text:p>1331</text:p>
          </table:table-cell>
          <table:table-cell office:value-type="string">
            <text:p>", "b1" : "</text:p>
          </table:table-cell>
          <table:table-cell table:formula="of:=[Sheet1.F551]" office:value-type="float" office:value="4480">
            <text:p>4480</text:p>
          </table:table-cell>
          <table:table-cell office:value-type="string">
            <text:p>", "b2" : "</text:p>
          </table:table-cell>
          <table:table-cell table:formula="of:=[Sheet1.G551]" office:value-type="float" office:value="2199">
            <text:p>2199</text:p>
          </table:table-cell>
          <table:table-cell office:value-type="string">
            <text:p>", "historic" : "</text:p>
          </table:table-cell>
          <table:table-cell table:formula="of:=[Sheet1.C55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1]+1" office:value-type="float" office:value="552">
            <text:p>552</text:p>
          </table:table-cell>
          <table:table-cell office:value-type="string">
            <text:p>" }, "year" : "</text:p>
          </table:table-cell>
          <table:table-cell table:formula="of:=RIGHT([Sheet1.A552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4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52]" office:value-type="float" office:value="8560">
            <text:p>8560</text:p>
          </table:table-cell>
          <table:table-cell office:value-type="string">
            <text:p>", "a2" : "</text:p>
          </table:table-cell>
          <table:table-cell table:formula="of:=[Sheet1.E552]" office:value-type="float" office:value="2728">
            <text:p>2728</text:p>
          </table:table-cell>
          <table:table-cell office:value-type="string">
            <text:p>", "b1" : "</text:p>
          </table:table-cell>
          <table:table-cell table:formula="of:=[Sheet1.F552]" office:value-type="float" office:value="7240">
            <text:p>7240</text:p>
          </table:table-cell>
          <table:table-cell office:value-type="string">
            <text:p>", "b2" : "</text:p>
          </table:table-cell>
          <table:table-cell table:formula="of:=[Sheet1.G552]" office:value-type="float" office:value="3120">
            <text:p>3120</text:p>
          </table:table-cell>
          <table:table-cell office:value-type="string">
            <text:p>", "historic" : "</text:p>
          </table:table-cell>
          <table:table-cell table:formula="of:=[Sheet1.C55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2]+1" office:value-type="float" office:value="553">
            <text:p>553</text:p>
          </table:table-cell>
          <table:table-cell office:value-type="string">
            <text:p>" }, "year" : "</text:p>
          </table:table-cell>
          <table:table-cell table:formula="of:=RIGHT([Sheet1.A553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4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53]" office:value-type="float" office:value="17236">
            <text:p>17236</text:p>
          </table:table-cell>
          <table:table-cell office:value-type="string">
            <text:p>", "a2" : "</text:p>
          </table:table-cell>
          <table:table-cell table:formula="of:=[Sheet1.E553]" office:value-type="float" office:value="2448">
            <text:p>2448</text:p>
          </table:table-cell>
          <table:table-cell office:value-type="string">
            <text:p>", "b1" : "</text:p>
          </table:table-cell>
          <table:table-cell table:formula="of:=[Sheet1.F553]" office:value-type="float" office:value="5630">
            <text:p>5630</text:p>
          </table:table-cell>
          <table:table-cell office:value-type="string">
            <text:p>", "b2" : "</text:p>
          </table:table-cell>
          <table:table-cell table:formula="of:=[Sheet1.G553]" office:value-type="float" office:value="10776">
            <text:p>10776</text:p>
          </table:table-cell>
          <table:table-cell office:value-type="string">
            <text:p>", "historic" : "</text:p>
          </table:table-cell>
          <table:table-cell table:formula="of:=[Sheet1.C55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3]+1" office:value-type="float" office:value="554">
            <text:p>554</text:p>
          </table:table-cell>
          <table:table-cell office:value-type="string">
            <text:p>" }, "year" : "</text:p>
          </table:table-cell>
          <table:table-cell table:formula="of:=RIGHT([Sheet1.A554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4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54]" office:value-type="float" office:value="53993">
            <text:p>53993</text:p>
          </table:table-cell>
          <table:table-cell office:value-type="string">
            <text:p>", "a2" : "</text:p>
          </table:table-cell>
          <table:table-cell table:formula="of:=[Sheet1.E554]" office:value-type="float" office:value="38236">
            <text:p>38236</text:p>
          </table:table-cell>
          <table:table-cell office:value-type="string">
            <text:p>", "b1" : "</text:p>
          </table:table-cell>
          <table:table-cell table:formula="of:=[Sheet1.F554]" office:value-type="float" office:value="51938">
            <text:p>51938</text:p>
          </table:table-cell>
          <table:table-cell office:value-type="string">
            <text:p>", "b2" : "</text:p>
          </table:table-cell>
          <table:table-cell table:formula="of:=[Sheet1.G554]" office:value-type="float" office:value="41548">
            <text:p>41548</text:p>
          </table:table-cell>
          <table:table-cell office:value-type="string">
            <text:p>", "historic" : "</text:p>
          </table:table-cell>
          <table:table-cell table:formula="of:=[Sheet1.C55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4]+1" office:value-type="float" office:value="555">
            <text:p>555</text:p>
          </table:table-cell>
          <table:table-cell office:value-type="string">
            <text:p>" }, "year" : "</text:p>
          </table:table-cell>
          <table:table-cell table:formula="of:=RIGHT([Sheet1.A555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4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55]" office:value-type="float" office:value="32504">
            <text:p>32504</text:p>
          </table:table-cell>
          <table:table-cell office:value-type="string">
            <text:p>", "a2" : "</text:p>
          </table:table-cell>
          <table:table-cell table:formula="of:=[Sheet1.E555]" office:value-type="float" office:value="10463">
            <text:p>10463</text:p>
          </table:table-cell>
          <table:table-cell office:value-type="string">
            <text:p>", "b1" : "</text:p>
          </table:table-cell>
          <table:table-cell table:formula="of:=[Sheet1.F555]" office:value-type="float" office:value="16512">
            <text:p>16512</text:p>
          </table:table-cell>
          <table:table-cell office:value-type="string">
            <text:p>", "b2" : "</text:p>
          </table:table-cell>
          <table:table-cell table:formula="of:=[Sheet1.G555]" office:value-type="float" office:value="16544">
            <text:p>16544</text:p>
          </table:table-cell>
          <table:table-cell office:value-type="string">
            <text:p>", "historic" : "</text:p>
          </table:table-cell>
          <table:table-cell table:formula="of:=[Sheet1.C55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5]+1" office:value-type="float" office:value="556">
            <text:p>556</text:p>
          </table:table-cell>
          <table:table-cell office:value-type="string">
            <text:p>" }, "year" : "</text:p>
          </table:table-cell>
          <table:table-cell table:formula="of:=RIGHT([Sheet1.A556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4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56]" office:value-type="float" office:value="35964">
            <text:p>35964</text:p>
          </table:table-cell>
          <table:table-cell office:value-type="string">
            <text:p>", "a2" : "</text:p>
          </table:table-cell>
          <table:table-cell table:formula="of:=[Sheet1.E556]" office:value-type="float" office:value="10578">
            <text:p>10578</text:p>
          </table:table-cell>
          <table:table-cell office:value-type="string">
            <text:p>", "b1" : "</text:p>
          </table:table-cell>
          <table:table-cell table:formula="of:=[Sheet1.F556]" office:value-type="float" office:value="24949">
            <text:p>24949</text:p>
          </table:table-cell>
          <table:table-cell office:value-type="string">
            <text:p>", "b2" : "</text:p>
          </table:table-cell>
          <table:table-cell table:formula="of:=[Sheet1.G556]" office:value-type="float" office:value="16133">
            <text:p>16133</text:p>
          </table:table-cell>
          <table:table-cell office:value-type="string">
            <text:p>", "historic" : "</text:p>
          </table:table-cell>
          <table:table-cell table:formula="of:=[Sheet1.C55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6]+1" office:value-type="float" office:value="557">
            <text:p>557</text:p>
          </table:table-cell>
          <table:table-cell office:value-type="string">
            <text:p>" }, "year" : "</text:p>
          </table:table-cell>
          <table:table-cell table:formula="of:=RIGHT([Sheet1.A557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4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57]" office:value-type="float" office:value="23406">
            <text:p>23406</text:p>
          </table:table-cell>
          <table:table-cell office:value-type="string">
            <text:p>", "a2" : "</text:p>
          </table:table-cell>
          <table:table-cell table:formula="of:=[Sheet1.E557]" office:value-type="float" office:value="7985">
            <text:p>7985</text:p>
          </table:table-cell>
          <table:table-cell office:value-type="string">
            <text:p>", "b1" : "</text:p>
          </table:table-cell>
          <table:table-cell table:formula="of:=[Sheet1.F557]" office:value-type="float" office:value="17554">
            <text:p>17554</text:p>
          </table:table-cell>
          <table:table-cell office:value-type="string">
            <text:p>", "b2" : "</text:p>
          </table:table-cell>
          <table:table-cell table:formula="of:=[Sheet1.G557]" office:value-type="float" office:value="8148">
            <text:p>8148</text:p>
          </table:table-cell>
          <table:table-cell office:value-type="string">
            <text:p>", "historic" : "</text:p>
          </table:table-cell>
          <table:table-cell table:formula="of:=[Sheet1.C55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7]+1" office:value-type="float" office:value="558">
            <text:p>558</text:p>
          </table:table-cell>
          <table:table-cell office:value-type="string">
            <text:p>" }, "year" : "</text:p>
          </table:table-cell>
          <table:table-cell table:formula="of:=RIGHT([Sheet1.A558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4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58]" office:value-type="float" office:value="68062">
            <text:p>68062</text:p>
          </table:table-cell>
          <table:table-cell office:value-type="string">
            <text:p>", "a2" : "</text:p>
          </table:table-cell>
          <table:table-cell table:formula="of:=[Sheet1.E558]" office:value-type="float" office:value="52828">
            <text:p>52828</text:p>
          </table:table-cell>
          <table:table-cell office:value-type="string">
            <text:p>", "b1" : "</text:p>
          </table:table-cell>
          <table:table-cell table:formula="of:=[Sheet1.F558]" office:value-type="float" office:value="61364">
            <text:p>61364</text:p>
          </table:table-cell>
          <table:table-cell office:value-type="string">
            <text:p>", "b2" : "</text:p>
          </table:table-cell>
          <table:table-cell table:formula="of:=[Sheet1.G558]" office:value-type="float" office:value="59724">
            <text:p>59724</text:p>
          </table:table-cell>
          <table:table-cell office:value-type="string">
            <text:p>", "historic" : "</text:p>
          </table:table-cell>
          <table:table-cell table:formula="of:=[Sheet1.C55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8]+1" office:value-type="float" office:value="559">
            <text:p>559</text:p>
          </table:table-cell>
          <table:table-cell office:value-type="string">
            <text:p>" }, "year" : "</text:p>
          </table:table-cell>
          <table:table-cell table:formula="of:=RIGHT([Sheet1.A559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4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59]" office:value-type="float" office:value="62136">
            <text:p>62136</text:p>
          </table:table-cell>
          <table:table-cell office:value-type="string">
            <text:p>", "a2" : "</text:p>
          </table:table-cell>
          <table:table-cell table:formula="of:=[Sheet1.E559]" office:value-type="float" office:value="49259">
            <text:p>49259</text:p>
          </table:table-cell>
          <table:table-cell office:value-type="string">
            <text:p>", "b1" : "</text:p>
          </table:table-cell>
          <table:table-cell table:formula="of:=[Sheet1.F559]" office:value-type="float" office:value="66449">
            <text:p>66449</text:p>
          </table:table-cell>
          <table:table-cell office:value-type="string">
            <text:p>", "b2" : "</text:p>
          </table:table-cell>
          <table:table-cell table:formula="of:=[Sheet1.G559]" office:value-type="float" office:value="51820">
            <text:p>51820</text:p>
          </table:table-cell>
          <table:table-cell office:value-type="string">
            <text:p>", "historic" : "</text:p>
          </table:table-cell>
          <table:table-cell table:formula="of:=[Sheet1.C55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59]+1" office:value-type="float" office:value="560">
            <text:p>560</text:p>
          </table:table-cell>
          <table:table-cell office:value-type="string">
            <text:p>" }, "year" : "</text:p>
          </table:table-cell>
          <table:table-cell table:formula="of:=RIGHT([Sheet1.A560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5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60]" office:value-type="float" office:value="28152">
            <text:p>28152</text:p>
          </table:table-cell>
          <table:table-cell office:value-type="string">
            <text:p>", "a2" : "</text:p>
          </table:table-cell>
          <table:table-cell table:formula="of:=[Sheet1.E560]" office:value-type="float" office:value="7954">
            <text:p>7954</text:p>
          </table:table-cell>
          <table:table-cell office:value-type="string">
            <text:p>", "b1" : "</text:p>
          </table:table-cell>
          <table:table-cell table:formula="of:=[Sheet1.F560]" office:value-type="float" office:value="17861">
            <text:p>17861</text:p>
          </table:table-cell>
          <table:table-cell office:value-type="string">
            <text:p>", "b2" : "</text:p>
          </table:table-cell>
          <table:table-cell table:formula="of:=[Sheet1.G560]" office:value-type="float" office:value="19132">
            <text:p>19132</text:p>
          </table:table-cell>
          <table:table-cell office:value-type="string">
            <text:p>", "historic" : "</text:p>
          </table:table-cell>
          <table:table-cell table:formula="of:=[Sheet1.C56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0]+1" office:value-type="float" office:value="561">
            <text:p>561</text:p>
          </table:table-cell>
          <table:table-cell office:value-type="string">
            <text:p>" }, "year" : "</text:p>
          </table:table-cell>
          <table:table-cell table:formula="of:=RIGHT([Sheet1.A561];4)" office:value-type="string" office:string-value="2040">
            <text:p>2040</text:p>
          </table:table-cell>
          <table:table-cell office:value-type="string">
            <text:p>", "continent" : "</text:p>
          </table:table-cell>
          <table:table-cell table:formula="of:=[.F55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61]" office:value-type="float" office:value="4932">
            <text:p>4932</text:p>
          </table:table-cell>
          <table:table-cell office:value-type="string">
            <text:p>", "a2" : "</text:p>
          </table:table-cell>
          <table:table-cell table:formula="of:=[Sheet1.E561]" office:value-type="float" office:value="1488">
            <text:p>1488</text:p>
          </table:table-cell>
          <table:table-cell office:value-type="string">
            <text:p>", "b1" : "</text:p>
          </table:table-cell>
          <table:table-cell table:formula="of:=[Sheet1.F561]" office:value-type="float" office:value="5988">
            <text:p>5988</text:p>
          </table:table-cell>
          <table:table-cell office:value-type="string">
            <text:p>", "b2" : "</text:p>
          </table:table-cell>
          <table:table-cell table:formula="of:=[Sheet1.G561]" office:value-type="float" office:value="2931">
            <text:p>2931</text:p>
          </table:table-cell>
          <table:table-cell office:value-type="string">
            <text:p>", "historic" : "</text:p>
          </table:table-cell>
          <table:table-cell table:formula="of:=[Sheet1.C56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1]+1" office:value-type="float" office:value="562">
            <text:p>562</text:p>
          </table:table-cell>
          <table:table-cell office:value-type="string">
            <text:p>" }, "year" : "</text:p>
          </table:table-cell>
          <table:table-cell table:formula="of:=RIGHT([Sheet1.A562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5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62]" office:value-type="float" office:value="10980">
            <text:p>10980</text:p>
          </table:table-cell>
          <table:table-cell office:value-type="string">
            <text:p>", "a2" : "</text:p>
          </table:table-cell>
          <table:table-cell table:formula="of:=[Sheet1.E562]" office:value-type="float" office:value="3002">
            <text:p>3002</text:p>
          </table:table-cell>
          <table:table-cell office:value-type="string">
            <text:p>", "b1" : "</text:p>
          </table:table-cell>
          <table:table-cell table:formula="of:=[Sheet1.F562]" office:value-type="float" office:value="9308">
            <text:p>9308</text:p>
          </table:table-cell>
          <table:table-cell office:value-type="string">
            <text:p>", "b2" : "</text:p>
          </table:table-cell>
          <table:table-cell table:formula="of:=[Sheet1.G562]" office:value-type="float" office:value="4037">
            <text:p>4037</text:p>
          </table:table-cell>
          <table:table-cell office:value-type="string">
            <text:p>", "historic" : "</text:p>
          </table:table-cell>
          <table:table-cell table:formula="of:=[Sheet1.C56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2]+1" office:value-type="float" office:value="563">
            <text:p>563</text:p>
          </table:table-cell>
          <table:table-cell office:value-type="string">
            <text:p>" }, "year" : "</text:p>
          </table:table-cell>
          <table:table-cell table:formula="of:=RIGHT([Sheet1.A563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5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63]" office:value-type="float" office:value="21122">
            <text:p>21122</text:p>
          </table:table-cell>
          <table:table-cell office:value-type="string">
            <text:p>", "a2" : "</text:p>
          </table:table-cell>
          <table:table-cell table:formula="of:=[Sheet1.E563]" office:value-type="float" office:value="2699">
            <text:p>2699</text:p>
          </table:table-cell>
          <table:table-cell office:value-type="string">
            <text:p>", "b1" : "</text:p>
          </table:table-cell>
          <table:table-cell table:formula="of:=[Sheet1.F563]" office:value-type="float" office:value="6911">
            <text:p>6911</text:p>
          </table:table-cell>
          <table:table-cell office:value-type="string">
            <text:p>", "b2" : "</text:p>
          </table:table-cell>
          <table:table-cell table:formula="of:=[Sheet1.G563]" office:value-type="float" office:value="12351">
            <text:p>12351</text:p>
          </table:table-cell>
          <table:table-cell office:value-type="string">
            <text:p>", "historic" : "</text:p>
          </table:table-cell>
          <table:table-cell table:formula="of:=[Sheet1.C56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3]+1" office:value-type="float" office:value="564">
            <text:p>564</text:p>
          </table:table-cell>
          <table:table-cell office:value-type="string">
            <text:p>" }, "year" : "</text:p>
          </table:table-cell>
          <table:table-cell table:formula="of:=RIGHT([Sheet1.A564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5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64]" office:value-type="float" office:value="59849">
            <text:p>59849</text:p>
          </table:table-cell>
          <table:table-cell office:value-type="string">
            <text:p>", "a2" : "</text:p>
          </table:table-cell>
          <table:table-cell table:formula="of:=[Sheet1.E564]" office:value-type="float" office:value="40781">
            <text:p>40781</text:p>
          </table:table-cell>
          <table:table-cell office:value-type="string">
            <text:p>", "b1" : "</text:p>
          </table:table-cell>
          <table:table-cell table:formula="of:=[Sheet1.F564]" office:value-type="float" office:value="56635">
            <text:p>56635</text:p>
          </table:table-cell>
          <table:table-cell office:value-type="string">
            <text:p>", "b2" : "</text:p>
          </table:table-cell>
          <table:table-cell table:formula="of:=[Sheet1.G564]" office:value-type="float" office:value="43891">
            <text:p>43891</text:p>
          </table:table-cell>
          <table:table-cell office:value-type="string">
            <text:p>", "historic" : "</text:p>
          </table:table-cell>
          <table:table-cell table:formula="of:=[Sheet1.C56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4]+1" office:value-type="float" office:value="565">
            <text:p>565</text:p>
          </table:table-cell>
          <table:table-cell office:value-type="string">
            <text:p>" }, "year" : "</text:p>
          </table:table-cell>
          <table:table-cell table:formula="of:=RIGHT([Sheet1.A565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5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65]" office:value-type="float" office:value="39555">
            <text:p>39555</text:p>
          </table:table-cell>
          <table:table-cell office:value-type="string">
            <text:p>", "a2" : "</text:p>
          </table:table-cell>
          <table:table-cell table:formula="of:=[Sheet1.E565]" office:value-type="float" office:value="11535">
            <text:p>11535</text:p>
          </table:table-cell>
          <table:table-cell office:value-type="string">
            <text:p>", "b1" : "</text:p>
          </table:table-cell>
          <table:table-cell table:formula="of:=[Sheet1.F565]" office:value-type="float" office:value="20612">
            <text:p>20612</text:p>
          </table:table-cell>
          <table:table-cell office:value-type="string">
            <text:p>", "b2" : "</text:p>
          </table:table-cell>
          <table:table-cell table:formula="of:=[Sheet1.G565]" office:value-type="float" office:value="20453">
            <text:p>20453</text:p>
          </table:table-cell>
          <table:table-cell office:value-type="string">
            <text:p>", "historic" : "</text:p>
          </table:table-cell>
          <table:table-cell table:formula="of:=[Sheet1.C56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5]+1" office:value-type="float" office:value="566">
            <text:p>566</text:p>
          </table:table-cell>
          <table:table-cell office:value-type="string">
            <text:p>" }, "year" : "</text:p>
          </table:table-cell>
          <table:table-cell table:formula="of:=RIGHT([Sheet1.A566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5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66]" office:value-type="float" office:value="41064">
            <text:p>41064</text:p>
          </table:table-cell>
          <table:table-cell office:value-type="string">
            <text:p>", "a2" : "</text:p>
          </table:table-cell>
          <table:table-cell table:formula="of:=[Sheet1.E566]" office:value-type="float" office:value="11328">
            <text:p>11328</text:p>
          </table:table-cell>
          <table:table-cell office:value-type="string">
            <text:p>", "b1" : "</text:p>
          </table:table-cell>
          <table:table-cell table:formula="of:=[Sheet1.F566]" office:value-type="float" office:value="28856">
            <text:p>28856</text:p>
          </table:table-cell>
          <table:table-cell office:value-type="string">
            <text:p>", "b2" : "</text:p>
          </table:table-cell>
          <table:table-cell table:formula="of:=[Sheet1.G566]" office:value-type="float" office:value="18773">
            <text:p>18773</text:p>
          </table:table-cell>
          <table:table-cell office:value-type="string">
            <text:p>", "historic" : "</text:p>
          </table:table-cell>
          <table:table-cell table:formula="of:=[Sheet1.C56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6]+1" office:value-type="float" office:value="567">
            <text:p>567</text:p>
          </table:table-cell>
          <table:table-cell office:value-type="string">
            <text:p>" }, "year" : "</text:p>
          </table:table-cell>
          <table:table-cell table:formula="of:=RIGHT([Sheet1.A567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5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67]" office:value-type="float" office:value="27448">
            <text:p>27448</text:p>
          </table:table-cell>
          <table:table-cell office:value-type="string">
            <text:p>", "a2" : "</text:p>
          </table:table-cell>
          <table:table-cell table:formula="of:=[Sheet1.E567]" office:value-type="float" office:value="8391">
            <text:p>8391</text:p>
          </table:table-cell>
          <table:table-cell office:value-type="string">
            <text:p>", "b1" : "</text:p>
          </table:table-cell>
          <table:table-cell table:formula="of:=[Sheet1.F567]" office:value-type="float" office:value="21364">
            <text:p>21364</text:p>
          </table:table-cell>
          <table:table-cell office:value-type="string">
            <text:p>", "b2" : "</text:p>
          </table:table-cell>
          <table:table-cell table:formula="of:=[Sheet1.G567]" office:value-type="float" office:value="9857">
            <text:p>9857</text:p>
          </table:table-cell>
          <table:table-cell office:value-type="string">
            <text:p>", "historic" : "</text:p>
          </table:table-cell>
          <table:table-cell table:formula="of:=[Sheet1.C56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7]+1" office:value-type="float" office:value="568">
            <text:p>568</text:p>
          </table:table-cell>
          <table:table-cell office:value-type="string">
            <text:p>" }, "year" : "</text:p>
          </table:table-cell>
          <table:table-cell table:formula="of:=RIGHT([Sheet1.A568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5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68]" office:value-type="float" office:value="72910">
            <text:p>72910</text:p>
          </table:table-cell>
          <table:table-cell office:value-type="string">
            <text:p>", "a2" : "</text:p>
          </table:table-cell>
          <table:table-cell table:formula="of:=[Sheet1.E568]" office:value-type="float" office:value="55091">
            <text:p>55091</text:p>
          </table:table-cell>
          <table:table-cell office:value-type="string">
            <text:p>", "b1" : "</text:p>
          </table:table-cell>
          <table:table-cell table:formula="of:=[Sheet1.F568]" office:value-type="float" office:value="65182">
            <text:p>65182</text:p>
          </table:table-cell>
          <table:table-cell office:value-type="string">
            <text:p>", "b2" : "</text:p>
          </table:table-cell>
          <table:table-cell table:formula="of:=[Sheet1.G568]" office:value-type="float" office:value="62466">
            <text:p>62466</text:p>
          </table:table-cell>
          <table:table-cell office:value-type="string">
            <text:p>", "historic" : "</text:p>
          </table:table-cell>
          <table:table-cell table:formula="of:=[Sheet1.C56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8]+1" office:value-type="float" office:value="569">
            <text:p>569</text:p>
          </table:table-cell>
          <table:table-cell office:value-type="string">
            <text:p>" }, "year" : "</text:p>
          </table:table-cell>
          <table:table-cell table:formula="of:=RIGHT([Sheet1.A569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5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69]" office:value-type="float" office:value="67096">
            <text:p>67096</text:p>
          </table:table-cell>
          <table:table-cell office:value-type="string">
            <text:p>", "a2" : "</text:p>
          </table:table-cell>
          <table:table-cell table:formula="of:=[Sheet1.E569]" office:value-type="float" office:value="51633">
            <text:p>51633</text:p>
          </table:table-cell>
          <table:table-cell office:value-type="string">
            <text:p>", "b1" : "</text:p>
          </table:table-cell>
          <table:table-cell table:formula="of:=[Sheet1.F569]" office:value-type="float" office:value="70034">
            <text:p>70034</text:p>
          </table:table-cell>
          <table:table-cell office:value-type="string">
            <text:p>", "b2" : "</text:p>
          </table:table-cell>
          <table:table-cell table:formula="of:=[Sheet1.G569]" office:value-type="float" office:value="53266">
            <text:p>53266</text:p>
          </table:table-cell>
          <table:table-cell office:value-type="string">
            <text:p>", "historic" : "</text:p>
          </table:table-cell>
          <table:table-cell table:formula="of:=[Sheet1.C56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69]+1" office:value-type="float" office:value="570">
            <text:p>570</text:p>
          </table:table-cell>
          <table:table-cell office:value-type="string">
            <text:p>" }, "year" : "</text:p>
          </table:table-cell>
          <table:table-cell table:formula="of:=RIGHT([Sheet1.A570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6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70]" office:value-type="float" office:value="33700">
            <text:p>33700</text:p>
          </table:table-cell>
          <table:table-cell office:value-type="string">
            <text:p>", "a2" : "</text:p>
          </table:table-cell>
          <table:table-cell table:formula="of:=[Sheet1.E570]" office:value-type="float" office:value="8692">
            <text:p>8692</text:p>
          </table:table-cell>
          <table:table-cell office:value-type="string">
            <text:p>", "b1" : "</text:p>
          </table:table-cell>
          <table:table-cell table:formula="of:=[Sheet1.F570]" office:value-type="float" office:value="20814">
            <text:p>20814</text:p>
          </table:table-cell>
          <table:table-cell office:value-type="string">
            <text:p>", "b2" : "</text:p>
          </table:table-cell>
          <table:table-cell table:formula="of:=[Sheet1.G570]" office:value-type="float" office:value="20904">
            <text:p>20904</text:p>
          </table:table-cell>
          <table:table-cell office:value-type="string">
            <text:p>", "historic" : "</text:p>
          </table:table-cell>
          <table:table-cell table:formula="of:=[Sheet1.C57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0]+1" office:value-type="float" office:value="571">
            <text:p>571</text:p>
          </table:table-cell>
          <table:table-cell office:value-type="string">
            <text:p>" }, "year" : "</text:p>
          </table:table-cell>
          <table:table-cell table:formula="of:=RIGHT([Sheet1.A571];4)" office:value-type="string" office:string-value="2045">
            <text:p>2045</text:p>
          </table:table-cell>
          <table:table-cell office:value-type="string">
            <text:p>", "continent" : "</text:p>
          </table:table-cell>
          <table:table-cell table:formula="of:=[.F56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71]" office:value-type="float" office:value="5892">
            <text:p>5892</text:p>
          </table:table-cell>
          <table:table-cell office:value-type="string">
            <text:p>", "a2" : "</text:p>
          </table:table-cell>
          <table:table-cell table:formula="of:=[Sheet1.E571]" office:value-type="float" office:value="1636">
            <text:p>1636</text:p>
          </table:table-cell>
          <table:table-cell office:value-type="string">
            <text:p>", "b1" : "</text:p>
          </table:table-cell>
          <table:table-cell table:formula="of:=[Sheet1.F571]" office:value-type="float" office:value="7770">
            <text:p>7770</text:p>
          </table:table-cell>
          <table:table-cell office:value-type="string">
            <text:p>", "b2" : "</text:p>
          </table:table-cell>
          <table:table-cell table:formula="of:=[Sheet1.G571]" office:value-type="float" office:value="3695">
            <text:p>3695</text:p>
          </table:table-cell>
          <table:table-cell office:value-type="string">
            <text:p>", "historic" : "</text:p>
          </table:table-cell>
          <table:table-cell table:formula="of:=[Sheet1.C57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1]+1" office:value-type="float" office:value="572">
            <text:p>572</text:p>
          </table:table-cell>
          <table:table-cell office:value-type="string">
            <text:p>" }, "year" : "</text:p>
          </table:table-cell>
          <table:table-cell table:formula="of:=RIGHT([Sheet1.A572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6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72]" office:value-type="float" office:value="13291">
            <text:p>13291</text:p>
          </table:table-cell>
          <table:table-cell office:value-type="string">
            <text:p>", "a2" : "</text:p>
          </table:table-cell>
          <table:table-cell table:formula="of:=[Sheet1.E572]" office:value-type="float" office:value="3258">
            <text:p>3258</text:p>
          </table:table-cell>
          <table:table-cell office:value-type="string">
            <text:p>", "b1" : "</text:p>
          </table:table-cell>
          <table:table-cell table:formula="of:=[Sheet1.F572]" office:value-type="float" office:value="11672">
            <text:p>11672</text:p>
          </table:table-cell>
          <table:table-cell office:value-type="string">
            <text:p>", "b2" : "</text:p>
          </table:table-cell>
          <table:table-cell table:formula="of:=[Sheet1.G572]" office:value-type="float" office:value="5239">
            <text:p>5239</text:p>
          </table:table-cell>
          <table:table-cell office:value-type="string">
            <text:p>", "historic" : "</text:p>
          </table:table-cell>
          <table:table-cell table:formula="of:=[Sheet1.C57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2]+1" office:value-type="float" office:value="573">
            <text:p>573</text:p>
          </table:table-cell>
          <table:table-cell office:value-type="string">
            <text:p>" }, "year" : "</text:p>
          </table:table-cell>
          <table:table-cell table:formula="of:=RIGHT([Sheet1.A573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6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73]" office:value-type="float" office:value="25378">
            <text:p>25378</text:p>
          </table:table-cell>
          <table:table-cell office:value-type="string">
            <text:p>", "a2" : "</text:p>
          </table:table-cell>
          <table:table-cell table:formula="of:=[Sheet1.E573]" office:value-type="float" office:value="2930">
            <text:p>2930</text:p>
          </table:table-cell>
          <table:table-cell office:value-type="string">
            <text:p>", "b1" : "</text:p>
          </table:table-cell>
          <table:table-cell table:formula="of:=[Sheet1.F573]" office:value-type="float" office:value="8576">
            <text:p>8576</text:p>
          </table:table-cell>
          <table:table-cell office:value-type="string">
            <text:p>", "b2" : "</text:p>
          </table:table-cell>
          <table:table-cell table:formula="of:=[Sheet1.G573]" office:value-type="float" office:value="14218">
            <text:p>14218</text:p>
          </table:table-cell>
          <table:table-cell office:value-type="string">
            <text:p>", "historic" : "</text:p>
          </table:table-cell>
          <table:table-cell table:formula="of:=[Sheet1.C57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3]+1" office:value-type="float" office:value="574">
            <text:p>574</text:p>
          </table:table-cell>
          <table:table-cell office:value-type="string">
            <text:p>" }, "year" : "</text:p>
          </table:table-cell>
          <table:table-cell table:formula="of:=RIGHT([Sheet1.A574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6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74]" office:value-type="float" office:value="65987">
            <text:p>65987</text:p>
          </table:table-cell>
          <table:table-cell office:value-type="string">
            <text:p>", "a2" : "</text:p>
          </table:table-cell>
          <table:table-cell table:formula="of:=[Sheet1.E574]" office:value-type="float" office:value="43344">
            <text:p>43344</text:p>
          </table:table-cell>
          <table:table-cell office:value-type="string">
            <text:p>", "b1" : "</text:p>
          </table:table-cell>
          <table:table-cell table:formula="of:=[Sheet1.F574]" office:value-type="float" office:value="61997">
            <text:p>61997</text:p>
          </table:table-cell>
          <table:table-cell office:value-type="string">
            <text:p>", "b2" : "</text:p>
          </table:table-cell>
          <table:table-cell table:formula="of:=[Sheet1.G574]" office:value-type="float" office:value="46559">
            <text:p>46559</text:p>
          </table:table-cell>
          <table:table-cell office:value-type="string">
            <text:p>", "historic" : "</text:p>
          </table:table-cell>
          <table:table-cell table:formula="of:=[Sheet1.C57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4]+1" office:value-type="float" office:value="575">
            <text:p>575</text:p>
          </table:table-cell>
          <table:table-cell office:value-type="string">
            <text:p>" }, "year" : "</text:p>
          </table:table-cell>
          <table:table-cell table:formula="of:=RIGHT([Sheet1.A575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6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75]" office:value-type="float" office:value="47012">
            <text:p>47012</text:p>
          </table:table-cell>
          <table:table-cell office:value-type="string">
            <text:p>", "a2" : "</text:p>
          </table:table-cell>
          <table:table-cell table:formula="of:=[Sheet1.E575]" office:value-type="float" office:value="12526">
            <text:p>12526</text:p>
          </table:table-cell>
          <table:table-cell office:value-type="string">
            <text:p>", "b1" : "</text:p>
          </table:table-cell>
          <table:table-cell table:formula="of:=[Sheet1.F575]" office:value-type="float" office:value="25445">
            <text:p>25445</text:p>
          </table:table-cell>
          <table:table-cell office:value-type="string">
            <text:p>", "b2" : "</text:p>
          </table:table-cell>
          <table:table-cell table:formula="of:=[Sheet1.G575]" office:value-type="float" office:value="25271">
            <text:p>25271</text:p>
          </table:table-cell>
          <table:table-cell office:value-type="string">
            <text:p>", "historic" : "</text:p>
          </table:table-cell>
          <table:table-cell table:formula="of:=[Sheet1.C57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5]+1" office:value-type="float" office:value="576">
            <text:p>576</text:p>
          </table:table-cell>
          <table:table-cell office:value-type="string">
            <text:p>" }, "year" : "</text:p>
          </table:table-cell>
          <table:table-cell table:formula="of:=RIGHT([Sheet1.A576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6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76]" office:value-type="float" office:value="46316">
            <text:p>46316</text:p>
          </table:table-cell>
          <table:table-cell office:value-type="string">
            <text:p>", "a2" : "</text:p>
          </table:table-cell>
          <table:table-cell table:formula="of:=[Sheet1.E576]" office:value-type="float" office:value="11993">
            <text:p>11993</text:p>
          </table:table-cell>
          <table:table-cell office:value-type="string">
            <text:p>", "b1" : "</text:p>
          </table:table-cell>
          <table:table-cell table:formula="of:=[Sheet1.F576]" office:value-type="float" office:value="33087">
            <text:p>33087</text:p>
          </table:table-cell>
          <table:table-cell office:value-type="string">
            <text:p>", "b2" : "</text:p>
          </table:table-cell>
          <table:table-cell table:formula="of:=[Sheet1.G576]" office:value-type="float" office:value="21939">
            <text:p>21939</text:p>
          </table:table-cell>
          <table:table-cell office:value-type="string">
            <text:p>", "historic" : "</text:p>
          </table:table-cell>
          <table:table-cell table:formula="of:=[Sheet1.C57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6]+1" office:value-type="float" office:value="577">
            <text:p>577</text:p>
          </table:table-cell>
          <table:table-cell office:value-type="string">
            <text:p>" }, "year" : "</text:p>
          </table:table-cell>
          <table:table-cell table:formula="of:=RIGHT([Sheet1.A577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6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77]" office:value-type="float" office:value="31262">
            <text:p>31262</text:p>
          </table:table-cell>
          <table:table-cell office:value-type="string">
            <text:p>", "a2" : "</text:p>
          </table:table-cell>
          <table:table-cell table:formula="of:=[Sheet1.E577]" office:value-type="float" office:value="8703">
            <text:p>8703</text:p>
          </table:table-cell>
          <table:table-cell office:value-type="string">
            <text:p>", "b1" : "</text:p>
          </table:table-cell>
          <table:table-cell table:formula="of:=[Sheet1.F577]" office:value-type="float" office:value="25632">
            <text:p>25632</text:p>
          </table:table-cell>
          <table:table-cell office:value-type="string">
            <text:p>", "b2" : "</text:p>
          </table:table-cell>
          <table:table-cell table:formula="of:=[Sheet1.G577]" office:value-type="float" office:value="11984">
            <text:p>11984</text:p>
          </table:table-cell>
          <table:table-cell office:value-type="string">
            <text:p>", "historic" : "</text:p>
          </table:table-cell>
          <table:table-cell table:formula="of:=[Sheet1.C57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7]+1" office:value-type="float" office:value="578">
            <text:p>578</text:p>
          </table:table-cell>
          <table:table-cell office:value-type="string">
            <text:p>" }, "year" : "</text:p>
          </table:table-cell>
          <table:table-cell table:formula="of:=RIGHT([Sheet1.A578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6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78]" office:value-type="float" office:value="77724">
            <text:p>77724</text:p>
          </table:table-cell>
          <table:table-cell office:value-type="string">
            <text:p>", "a2" : "</text:p>
          </table:table-cell>
          <table:table-cell table:formula="of:=[Sheet1.E578]" office:value-type="float" office:value="57128">
            <text:p>57128</text:p>
          </table:table-cell>
          <table:table-cell office:value-type="string">
            <text:p>", "b1" : "</text:p>
          </table:table-cell>
          <table:table-cell table:formula="of:=[Sheet1.F578]" office:value-type="float" office:value="69369">
            <text:p>69369</text:p>
          </table:table-cell>
          <table:table-cell office:value-type="string">
            <text:p>", "b2" : "</text:p>
          </table:table-cell>
          <table:table-cell table:formula="of:=[Sheet1.G578]" office:value-type="float" office:value="65311">
            <text:p>65311</text:p>
          </table:table-cell>
          <table:table-cell office:value-type="string">
            <text:p>", "historic" : "</text:p>
          </table:table-cell>
          <table:table-cell table:formula="of:=[Sheet1.C57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8]+1" office:value-type="float" office:value="579">
            <text:p>579</text:p>
          </table:table-cell>
          <table:table-cell office:value-type="string">
            <text:p>" }, "year" : "</text:p>
          </table:table-cell>
          <table:table-cell table:formula="of:=RIGHT([Sheet1.A579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6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79]" office:value-type="float" office:value="72292">
            <text:p>72292</text:p>
          </table:table-cell>
          <table:table-cell office:value-type="string">
            <text:p>", "a2" : "</text:p>
          </table:table-cell>
          <table:table-cell table:formula="of:=[Sheet1.E579]" office:value-type="float" office:value="54027">
            <text:p>54027</text:p>
          </table:table-cell>
          <table:table-cell office:value-type="string">
            <text:p>", "b1" : "</text:p>
          </table:table-cell>
          <table:table-cell table:formula="of:=[Sheet1.F579]" office:value-type="float" office:value="73220">
            <text:p>73220</text:p>
          </table:table-cell>
          <table:table-cell office:value-type="string">
            <text:p>", "b2" : "</text:p>
          </table:table-cell>
          <table:table-cell table:formula="of:=[Sheet1.G579]" office:value-type="float" office:value="54813">
            <text:p>54813</text:p>
          </table:table-cell>
          <table:table-cell office:value-type="string">
            <text:p>", "historic" : "</text:p>
          </table:table-cell>
          <table:table-cell table:formula="of:=[Sheet1.C57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79]+1" office:value-type="float" office:value="580">
            <text:p>580</text:p>
          </table:table-cell>
          <table:table-cell office:value-type="string">
            <text:p>" }, "year" : "</text:p>
          </table:table-cell>
          <table:table-cell table:formula="of:=RIGHT([Sheet1.A580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7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80]" office:value-type="float" office:value="39393">
            <text:p>39393</text:p>
          </table:table-cell>
          <table:table-cell office:value-type="string">
            <text:p>", "a2" : "</text:p>
          </table:table-cell>
          <table:table-cell table:formula="of:=[Sheet1.E580]" office:value-type="float" office:value="9374">
            <text:p>9374</text:p>
          </table:table-cell>
          <table:table-cell office:value-type="string">
            <text:p>", "b1" : "</text:p>
          </table:table-cell>
          <table:table-cell table:formula="of:=[Sheet1.F580]" office:value-type="float" office:value="24142">
            <text:p>24142</text:p>
          </table:table-cell>
          <table:table-cell office:value-type="string">
            <text:p>", "b2" : "</text:p>
          </table:table-cell>
          <table:table-cell table:formula="of:=[Sheet1.G580]" office:value-type="float" office:value="22926">
            <text:p>22926</text:p>
          </table:table-cell>
          <table:table-cell office:value-type="string">
            <text:p>", "historic" : "</text:p>
          </table:table-cell>
          <table:table-cell table:formula="of:=[Sheet1.C58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0]+1" office:value-type="float" office:value="581">
            <text:p>581</text:p>
          </table:table-cell>
          <table:table-cell office:value-type="string">
            <text:p>" }, "year" : "</text:p>
          </table:table-cell>
          <table:table-cell table:formula="of:=RIGHT([Sheet1.A581];4)" office:value-type="string" office:string-value="2050">
            <text:p>2050</text:p>
          </table:table-cell>
          <table:table-cell office:value-type="string">
            <text:p>", "continent" : "</text:p>
          </table:table-cell>
          <table:table-cell table:formula="of:=[.F57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81]" office:value-type="float" office:value="6872">
            <text:p>6872</text:p>
          </table:table-cell>
          <table:table-cell office:value-type="string">
            <text:p>", "a2" : "</text:p>
          </table:table-cell>
          <table:table-cell table:formula="of:=[Sheet1.E581]" office:value-type="float" office:value="1778">
            <text:p>1778</text:p>
          </table:table-cell>
          <table:table-cell office:value-type="string">
            <text:p>", "b1" : "</text:p>
          </table:table-cell>
          <table:table-cell table:formula="of:=[Sheet1.F581]" office:value-type="float" office:value="9863">
            <text:p>9863</text:p>
          </table:table-cell>
          <table:table-cell office:value-type="string">
            <text:p>", "b2" : "</text:p>
          </table:table-cell>
          <table:table-cell table:formula="of:=[Sheet1.G581]" office:value-type="float" office:value="4680">
            <text:p>4680</text:p>
          </table:table-cell>
          <table:table-cell office:value-type="string">
            <text:p>", "historic" : "</text:p>
          </table:table-cell>
          <table:table-cell table:formula="of:=[Sheet1.C58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1]+1" office:value-type="float" office:value="582">
            <text:p>582</text:p>
          </table:table-cell>
          <table:table-cell office:value-type="string">
            <text:p>" }, "year" : "</text:p>
          </table:table-cell>
          <table:table-cell table:formula="of:=RIGHT([Sheet1.A582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7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82]" office:value-type="float" office:value="17423">
            <text:p>17423</text:p>
          </table:table-cell>
          <table:table-cell office:value-type="string">
            <text:p>", "a2" : "</text:p>
          </table:table-cell>
          <table:table-cell table:formula="of:=[Sheet1.E582]" office:value-type="float" office:value="3818">
            <text:p>3818</text:p>
          </table:table-cell>
          <table:table-cell office:value-type="string">
            <text:p>", "b1" : "</text:p>
          </table:table-cell>
          <table:table-cell table:formula="of:=[Sheet1.F582]" office:value-type="float" office:value="14012">
            <text:p>14012</text:p>
          </table:table-cell>
          <table:table-cell office:value-type="string">
            <text:p>", "b2" : "</text:p>
          </table:table-cell>
          <table:table-cell table:formula="of:=[Sheet1.G582]" office:value-type="float" office:value="6385">
            <text:p>6385</text:p>
          </table:table-cell>
          <table:table-cell office:value-type="string">
            <text:p>", "historic" : "</text:p>
          </table:table-cell>
          <table:table-cell table:formula="of:=[Sheet1.C58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2]+1" office:value-type="float" office:value="583">
            <text:p>583</text:p>
          </table:table-cell>
          <table:table-cell office:value-type="string">
            <text:p>" }, "year" : "</text:p>
          </table:table-cell>
          <table:table-cell table:formula="of:=RIGHT([Sheet1.A583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7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83]" office:value-type="float" office:value="30130">
            <text:p>30130</text:p>
          </table:table-cell>
          <table:table-cell office:value-type="string">
            <text:p>", "a2" : "</text:p>
          </table:table-cell>
          <table:table-cell table:formula="of:=[Sheet1.E583]" office:value-type="float" office:value="3484">
            <text:p>3484</text:p>
          </table:table-cell>
          <table:table-cell office:value-type="string">
            <text:p>", "b1" : "</text:p>
          </table:table-cell>
          <table:table-cell table:formula="of:=[Sheet1.F583]" office:value-type="float" office:value="10395">
            <text:p>10395</text:p>
          </table:table-cell>
          <table:table-cell office:value-type="string">
            <text:p>", "b2" : "</text:p>
          </table:table-cell>
          <table:table-cell table:formula="of:=[Sheet1.G583]" office:value-type="float" office:value="15799">
            <text:p>15799</text:p>
          </table:table-cell>
          <table:table-cell office:value-type="string">
            <text:p>", "historic" : "</text:p>
          </table:table-cell>
          <table:table-cell table:formula="of:=[Sheet1.C58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3]+1" office:value-type="float" office:value="584">
            <text:p>584</text:p>
          </table:table-cell>
          <table:table-cell office:value-type="string">
            <text:p>" }, "year" : "</text:p>
          </table:table-cell>
          <table:table-cell table:formula="of:=RIGHT([Sheet1.A584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7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84]" office:value-type="float" office:value="74213">
            <text:p>74213</text:p>
          </table:table-cell>
          <table:table-cell office:value-type="string">
            <text:p>", "a2" : "</text:p>
          </table:table-cell>
          <table:table-cell table:formula="of:=[Sheet1.E584]" office:value-type="float" office:value="47256">
            <text:p>47256</text:p>
          </table:table-cell>
          <table:table-cell office:value-type="string">
            <text:p>", "b1" : "</text:p>
          </table:table-cell>
          <table:table-cell table:formula="of:=[Sheet1.F584]" office:value-type="float" office:value="67522">
            <text:p>67522</text:p>
          </table:table-cell>
          <table:table-cell office:value-type="string">
            <text:p>", "b2" : "</text:p>
          </table:table-cell>
          <table:table-cell table:formula="of:=[Sheet1.G584]" office:value-type="float" office:value="49276">
            <text:p>49276</text:p>
          </table:table-cell>
          <table:table-cell office:value-type="string">
            <text:p>", "historic" : "</text:p>
          </table:table-cell>
          <table:table-cell table:formula="of:=[Sheet1.C58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4]+1" office:value-type="float" office:value="585">
            <text:p>585</text:p>
          </table:table-cell>
          <table:table-cell office:value-type="string">
            <text:p>" }, "year" : "</text:p>
          </table:table-cell>
          <table:table-cell table:formula="of:=RIGHT([Sheet1.A585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7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85]" office:value-type="float" office:value="55426">
            <text:p>55426</text:p>
          </table:table-cell>
          <table:table-cell office:value-type="string">
            <text:p>", "a2" : "</text:p>
          </table:table-cell>
          <table:table-cell table:formula="of:=[Sheet1.E585]" office:value-type="float" office:value="14636">
            <text:p>14636</text:p>
          </table:table-cell>
          <table:table-cell office:value-type="string">
            <text:p>", "b1" : "</text:p>
          </table:table-cell>
          <table:table-cell table:formula="of:=[Sheet1.F585]" office:value-type="float" office:value="30606">
            <text:p>30606</text:p>
          </table:table-cell>
          <table:table-cell office:value-type="string">
            <text:p>", "b2" : "</text:p>
          </table:table-cell>
          <table:table-cell table:formula="of:=[Sheet1.G585]" office:value-type="float" office:value="29727">
            <text:p>29727</text:p>
          </table:table-cell>
          <table:table-cell office:value-type="string">
            <text:p>", "historic" : "</text:p>
          </table:table-cell>
          <table:table-cell table:formula="of:=[Sheet1.C58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5]+1" office:value-type="float" office:value="586">
            <text:p>586</text:p>
          </table:table-cell>
          <table:table-cell office:value-type="string">
            <text:p>" }, "year" : "</text:p>
          </table:table-cell>
          <table:table-cell table:formula="of:=RIGHT([Sheet1.A586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7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86]" office:value-type="float" office:value="52193">
            <text:p>52193</text:p>
          </table:table-cell>
          <table:table-cell office:value-type="string">
            <text:p>", "a2" : "</text:p>
          </table:table-cell>
          <table:table-cell table:formula="of:=[Sheet1.E586]" office:value-type="float" office:value="13600">
            <text:p>13600</text:p>
          </table:table-cell>
          <table:table-cell office:value-type="string">
            <text:p>", "b1" : "</text:p>
          </table:table-cell>
          <table:table-cell table:formula="of:=[Sheet1.F586]" office:value-type="float" office:value="37085">
            <text:p>37085</text:p>
          </table:table-cell>
          <table:table-cell office:value-type="string">
            <text:p>", "b2" : "</text:p>
          </table:table-cell>
          <table:table-cell table:formula="of:=[Sheet1.G586]" office:value-type="float" office:value="24717">
            <text:p>24717</text:p>
          </table:table-cell>
          <table:table-cell office:value-type="string">
            <text:p>", "historic" : "</text:p>
          </table:table-cell>
          <table:table-cell table:formula="of:=[Sheet1.C58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6]+1" office:value-type="float" office:value="587">
            <text:p>587</text:p>
          </table:table-cell>
          <table:table-cell office:value-type="string">
            <text:p>" }, "year" : "</text:p>
          </table:table-cell>
          <table:table-cell table:formula="of:=RIGHT([Sheet1.A587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7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87]" office:value-type="float" office:value="35036">
            <text:p>35036</text:p>
          </table:table-cell>
          <table:table-cell office:value-type="string">
            <text:p>", "a2" : "</text:p>
          </table:table-cell>
          <table:table-cell table:formula="of:=[Sheet1.E587]" office:value-type="float" office:value="9711">
            <text:p>9711</text:p>
          </table:table-cell>
          <table:table-cell office:value-type="string">
            <text:p>", "b1" : "</text:p>
          </table:table-cell>
          <table:table-cell table:formula="of:=[Sheet1.F587]" office:value-type="float" office:value="29826">
            <text:p>29826</text:p>
          </table:table-cell>
          <table:table-cell office:value-type="string">
            <text:p>", "b2" : "</text:p>
          </table:table-cell>
          <table:table-cell table:formula="of:=[Sheet1.G587]" office:value-type="float" office:value="13729">
            <text:p>13729</text:p>
          </table:table-cell>
          <table:table-cell office:value-type="string">
            <text:p>", "historic" : "</text:p>
          </table:table-cell>
          <table:table-cell table:formula="of:=[Sheet1.C58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7]+1" office:value-type="float" office:value="588">
            <text:p>588</text:p>
          </table:table-cell>
          <table:table-cell office:value-type="string">
            <text:p>" }, "year" : "</text:p>
          </table:table-cell>
          <table:table-cell table:formula="of:=RIGHT([Sheet1.A588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7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88]" office:value-type="float" office:value="85378">
            <text:p>85378</text:p>
          </table:table-cell>
          <table:table-cell office:value-type="string">
            <text:p>", "a2" : "</text:p>
          </table:table-cell>
          <table:table-cell table:formula="of:=[Sheet1.E588]" office:value-type="float" office:value="61188">
            <text:p>61188</text:p>
          </table:table-cell>
          <table:table-cell office:value-type="string">
            <text:p>", "b1" : "</text:p>
          </table:table-cell>
          <table:table-cell table:formula="of:=[Sheet1.F588]" office:value-type="float" office:value="73378">
            <text:p>73378</text:p>
          </table:table-cell>
          <table:table-cell office:value-type="string">
            <text:p>", "b2" : "</text:p>
          </table:table-cell>
          <table:table-cell table:formula="of:=[Sheet1.G588]" office:value-type="float" office:value="67816">
            <text:p>67816</text:p>
          </table:table-cell>
          <table:table-cell office:value-type="string">
            <text:p>", "historic" : "</text:p>
          </table:table-cell>
          <table:table-cell table:formula="of:=[Sheet1.C58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8]+1" office:value-type="float" office:value="589">
            <text:p>589</text:p>
          </table:table-cell>
          <table:table-cell office:value-type="string">
            <text:p>" }, "year" : "</text:p>
          </table:table-cell>
          <table:table-cell table:formula="of:=RIGHT([Sheet1.A589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7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89]" office:value-type="float" office:value="78403">
            <text:p>78403</text:p>
          </table:table-cell>
          <table:table-cell office:value-type="string">
            <text:p>", "a2" : "</text:p>
          </table:table-cell>
          <table:table-cell table:formula="of:=[Sheet1.E589]" office:value-type="float" office:value="57411">
            <text:p>57411</text:p>
          </table:table-cell>
          <table:table-cell office:value-type="string">
            <text:p>", "b1" : "</text:p>
          </table:table-cell>
          <table:table-cell table:formula="of:=[Sheet1.F589]" office:value-type="float" office:value="76409">
            <text:p>76409</text:p>
          </table:table-cell>
          <table:table-cell office:value-type="string">
            <text:p>", "b2" : "</text:p>
          </table:table-cell>
          <table:table-cell table:formula="of:=[Sheet1.G589]" office:value-type="float" office:value="56497">
            <text:p>56497</text:p>
          </table:table-cell>
          <table:table-cell office:value-type="string">
            <text:p>", "historic" : "</text:p>
          </table:table-cell>
          <table:table-cell table:formula="of:=[Sheet1.C58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89]+1" office:value-type="float" office:value="590">
            <text:p>590</text:p>
          </table:table-cell>
          <table:table-cell office:value-type="string">
            <text:p>" }, "year" : "</text:p>
          </table:table-cell>
          <table:table-cell table:formula="of:=RIGHT([Sheet1.A590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8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590]" office:value-type="float" office:value="52114">
            <text:p>52114</text:p>
          </table:table-cell>
          <table:table-cell office:value-type="string">
            <text:p>", "a2" : "</text:p>
          </table:table-cell>
          <table:table-cell table:formula="of:=[Sheet1.E590]" office:value-type="float" office:value="10777">
            <text:p>10777</text:p>
          </table:table-cell>
          <table:table-cell office:value-type="string">
            <text:p>", "b1" : "</text:p>
          </table:table-cell>
          <table:table-cell table:formula="of:=[Sheet1.F590]" office:value-type="float" office:value="27354">
            <text:p>27354</text:p>
          </table:table-cell>
          <table:table-cell office:value-type="string">
            <text:p>", "b2" : "</text:p>
          </table:table-cell>
          <table:table-cell table:formula="of:=[Sheet1.G590]" office:value-type="float" office:value="24792">
            <text:p>24792</text:p>
          </table:table-cell>
          <table:table-cell office:value-type="string">
            <text:p>", "historic" : "</text:p>
          </table:table-cell>
          <table:table-cell table:formula="of:=[Sheet1.C59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0]+1" office:value-type="float" office:value="591">
            <text:p>591</text:p>
          </table:table-cell>
          <table:table-cell office:value-type="string">
            <text:p>" }, "year" : "</text:p>
          </table:table-cell>
          <table:table-cell table:formula="of:=RIGHT([Sheet1.A591];4)" office:value-type="string" office:string-value="2055">
            <text:p>2055</text:p>
          </table:table-cell>
          <table:table-cell office:value-type="string">
            <text:p>", "continent" : "</text:p>
          </table:table-cell>
          <table:table-cell table:formula="of:=[.F58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591]" office:value-type="float" office:value="9050">
            <text:p>9050</text:p>
          </table:table-cell>
          <table:table-cell office:value-type="string">
            <text:p>", "a2" : "</text:p>
          </table:table-cell>
          <table:table-cell table:formula="of:=[Sheet1.E591]" office:value-type="float" office:value="2061">
            <text:p>2061</text:p>
          </table:table-cell>
          <table:table-cell office:value-type="string">
            <text:p>", "b1" : "</text:p>
          </table:table-cell>
          <table:table-cell table:formula="of:=[Sheet1.F591]" office:value-type="float" office:value="11945">
            <text:p>11945</text:p>
          </table:table-cell>
          <table:table-cell office:value-type="string">
            <text:p>", "b2" : "</text:p>
          </table:table-cell>
          <table:table-cell table:formula="of:=[Sheet1.G591]" office:value-type="float" office:value="5535">
            <text:p>5535</text:p>
          </table:table-cell>
          <table:table-cell office:value-type="string">
            <text:p>", "historic" : "</text:p>
          </table:table-cell>
          <table:table-cell table:formula="of:=[Sheet1.C59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1]+1" office:value-type="float" office:value="592">
            <text:p>592</text:p>
          </table:table-cell>
          <table:table-cell office:value-type="string">
            <text:p>" }, "year" : "</text:p>
          </table:table-cell>
          <table:table-cell table:formula="of:=RIGHT([Sheet1.A592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8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592]" office:value-type="float" office:value="21508">
            <text:p>21508</text:p>
          </table:table-cell>
          <table:table-cell office:value-type="string">
            <text:p>", "a2" : "</text:p>
          </table:table-cell>
          <table:table-cell table:formula="of:=[Sheet1.E592]" office:value-type="float" office:value="4356">
            <text:p>4356</text:p>
          </table:table-cell>
          <table:table-cell office:value-type="string">
            <text:p>", "b1" : "</text:p>
          </table:table-cell>
          <table:table-cell table:formula="of:=[Sheet1.F592]" office:value-type="float" office:value="16660">
            <text:p>16660</text:p>
          </table:table-cell>
          <table:table-cell office:value-type="string">
            <text:p>", "b2" : "</text:p>
          </table:table-cell>
          <table:table-cell table:formula="of:=[Sheet1.G592]" office:value-type="float" office:value="7837">
            <text:p>7837</text:p>
          </table:table-cell>
          <table:table-cell office:value-type="string">
            <text:p>", "historic" : "</text:p>
          </table:table-cell>
          <table:table-cell table:formula="of:=[Sheet1.C59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2]+1" office:value-type="float" office:value="593">
            <text:p>593</text:p>
          </table:table-cell>
          <table:table-cell office:value-type="string">
            <text:p>" }, "year" : "</text:p>
          </table:table-cell>
          <table:table-cell table:formula="of:=RIGHT([Sheet1.A593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8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593]" office:value-type="float" office:value="35394">
            <text:p>35394</text:p>
          </table:table-cell>
          <table:table-cell office:value-type="string">
            <text:p>", "a2" : "</text:p>
          </table:table-cell>
          <table:table-cell table:formula="of:=[Sheet1.E593]" office:value-type="float" office:value="3986">
            <text:p>3986</text:p>
          </table:table-cell>
          <table:table-cell office:value-type="string">
            <text:p>", "b1" : "</text:p>
          </table:table-cell>
          <table:table-cell table:formula="of:=[Sheet1.F593]" office:value-type="float" office:value="12515">
            <text:p>12515</text:p>
          </table:table-cell>
          <table:table-cell office:value-type="string">
            <text:p>", "b2" : "</text:p>
          </table:table-cell>
          <table:table-cell table:formula="of:=[Sheet1.G593]" office:value-type="float" office:value="17539">
            <text:p>17539</text:p>
          </table:table-cell>
          <table:table-cell office:value-type="string">
            <text:p>", "historic" : "</text:p>
          </table:table-cell>
          <table:table-cell table:formula="of:=[Sheet1.C59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3]+1" office:value-type="float" office:value="594">
            <text:p>594</text:p>
          </table:table-cell>
          <table:table-cell office:value-type="string">
            <text:p>" }, "year" : "</text:p>
          </table:table-cell>
          <table:table-cell table:formula="of:=RIGHT([Sheet1.A594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8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594]" office:value-type="float" office:value="82761">
            <text:p>82761</text:p>
          </table:table-cell>
          <table:table-cell office:value-type="string">
            <text:p>", "a2" : "</text:p>
          </table:table-cell>
          <table:table-cell table:formula="of:=[Sheet1.E594]" office:value-type="float" office:value="51025">
            <text:p>51025</text:p>
          </table:table-cell>
          <table:table-cell office:value-type="string">
            <text:p>", "b1" : "</text:p>
          </table:table-cell>
          <table:table-cell table:formula="of:=[Sheet1.F594]" office:value-type="float" office:value="73268">
            <text:p>73268</text:p>
          </table:table-cell>
          <table:table-cell office:value-type="string">
            <text:p>", "b2" : "</text:p>
          </table:table-cell>
          <table:table-cell table:formula="of:=[Sheet1.G594]" office:value-type="float" office:value="52405">
            <text:p>52405</text:p>
          </table:table-cell>
          <table:table-cell office:value-type="string">
            <text:p>", "historic" : "</text:p>
          </table:table-cell>
          <table:table-cell table:formula="of:=[Sheet1.C59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4]+1" office:value-type="float" office:value="595">
            <text:p>595</text:p>
          </table:table-cell>
          <table:table-cell office:value-type="string">
            <text:p>" }, "year" : "</text:p>
          </table:table-cell>
          <table:table-cell table:formula="of:=RIGHT([Sheet1.A595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8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595]" office:value-type="float" office:value="64284">
            <text:p>64284</text:p>
          </table:table-cell>
          <table:table-cell office:value-type="string">
            <text:p>", "a2" : "</text:p>
          </table:table-cell>
          <table:table-cell table:formula="of:=[Sheet1.E595]" office:value-type="float" office:value="16563">
            <text:p>16563</text:p>
          </table:table-cell>
          <table:table-cell office:value-type="string">
            <text:p>", "b1" : "</text:p>
          </table:table-cell>
          <table:table-cell table:formula="of:=[Sheet1.F595]" office:value-type="float" office:value="35886">
            <text:p>35886</text:p>
          </table:table-cell>
          <table:table-cell office:value-type="string">
            <text:p>", "b2" : "</text:p>
          </table:table-cell>
          <table:table-cell table:formula="of:=[Sheet1.G595]" office:value-type="float" office:value="34806">
            <text:p>34806</text:p>
          </table:table-cell>
          <table:table-cell office:value-type="string">
            <text:p>", "historic" : "</text:p>
          </table:table-cell>
          <table:table-cell table:formula="of:=[Sheet1.C59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5]+1" office:value-type="float" office:value="596">
            <text:p>596</text:p>
          </table:table-cell>
          <table:table-cell office:value-type="string">
            <text:p>" }, "year" : "</text:p>
          </table:table-cell>
          <table:table-cell table:formula="of:=RIGHT([Sheet1.A596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8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596]" office:value-type="float" office:value="58401">
            <text:p>58401</text:p>
          </table:table-cell>
          <table:table-cell office:value-type="string">
            <text:p>", "a2" : "</text:p>
          </table:table-cell>
          <table:table-cell table:formula="of:=[Sheet1.E596]" office:value-type="float" office:value="15034">
            <text:p>15034</text:p>
          </table:table-cell>
          <table:table-cell office:value-type="string">
            <text:p>", "b1" : "</text:p>
          </table:table-cell>
          <table:table-cell table:formula="of:=[Sheet1.F596]" office:value-type="float" office:value="41031">
            <text:p>41031</text:p>
          </table:table-cell>
          <table:table-cell office:value-type="string">
            <text:p>", "b2" : "</text:p>
          </table:table-cell>
          <table:table-cell table:formula="of:=[Sheet1.G596]" office:value-type="float" office:value="27961">
            <text:p>27961</text:p>
          </table:table-cell>
          <table:table-cell office:value-type="string">
            <text:p>", "historic" : "</text:p>
          </table:table-cell>
          <table:table-cell table:formula="of:=[Sheet1.C59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6]+1" office:value-type="float" office:value="597">
            <text:p>597</text:p>
          </table:table-cell>
          <table:table-cell office:value-type="string">
            <text:p>" }, "year" : "</text:p>
          </table:table-cell>
          <table:table-cell table:formula="of:=RIGHT([Sheet1.A597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8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597]" office:value-type="float" office:value="38795">
            <text:p>38795</text:p>
          </table:table-cell>
          <table:table-cell office:value-type="string">
            <text:p>", "a2" : "</text:p>
          </table:table-cell>
          <table:table-cell table:formula="of:=[Sheet1.E597]" office:value-type="float" office:value="10556">
            <text:p>10556</text:p>
          </table:table-cell>
          <table:table-cell office:value-type="string">
            <text:p>", "b1" : "</text:p>
          </table:table-cell>
          <table:table-cell table:formula="of:=[Sheet1.F597]" office:value-type="float" office:value="34412">
            <text:p>34412</text:p>
          </table:table-cell>
          <table:table-cell office:value-type="string">
            <text:p>", "b2" : "</text:p>
          </table:table-cell>
          <table:table-cell table:formula="of:=[Sheet1.G597]" office:value-type="float" office:value="15833">
            <text:p>15833</text:p>
          </table:table-cell>
          <table:table-cell office:value-type="string">
            <text:p>", "historic" : "</text:p>
          </table:table-cell>
          <table:table-cell table:formula="of:=[Sheet1.C59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7]+1" office:value-type="float" office:value="598">
            <text:p>598</text:p>
          </table:table-cell>
          <table:table-cell office:value-type="string">
            <text:p>" }, "year" : "</text:p>
          </table:table-cell>
          <table:table-cell table:formula="of:=RIGHT([Sheet1.A598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8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598]" office:value-type="float" office:value="92745">
            <text:p>92745</text:p>
          </table:table-cell>
          <table:table-cell office:value-type="string">
            <text:p>", "a2" : "</text:p>
          </table:table-cell>
          <table:table-cell table:formula="of:=[Sheet1.E598]" office:value-type="float" office:value="64769">
            <text:p>64769</text:p>
          </table:table-cell>
          <table:table-cell office:value-type="string">
            <text:p>", "b1" : "</text:p>
          </table:table-cell>
          <table:table-cell table:formula="of:=[Sheet1.F598]" office:value-type="float" office:value="76427">
            <text:p>76427</text:p>
          </table:table-cell>
          <table:table-cell office:value-type="string">
            <text:p>", "b2" : "</text:p>
          </table:table-cell>
          <table:table-cell table:formula="of:=[Sheet1.G598]" office:value-type="float" office:value="70458">
            <text:p>70458</text:p>
          </table:table-cell>
          <table:table-cell office:value-type="string">
            <text:p>", "historic" : "</text:p>
          </table:table-cell>
          <table:table-cell table:formula="of:=[Sheet1.C59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8]+1" office:value-type="float" office:value="599">
            <text:p>599</text:p>
          </table:table-cell>
          <table:table-cell office:value-type="string">
            <text:p>" }, "year" : "</text:p>
          </table:table-cell>
          <table:table-cell table:formula="of:=RIGHT([Sheet1.A599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8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599]" office:value-type="float" office:value="84608">
            <text:p>84608</text:p>
          </table:table-cell>
          <table:table-cell office:value-type="string">
            <text:p>", "a2" : "</text:p>
          </table:table-cell>
          <table:table-cell table:formula="of:=[Sheet1.E599]" office:value-type="float" office:value="60600">
            <text:p>60600</text:p>
          </table:table-cell>
          <table:table-cell office:value-type="string">
            <text:p>", "b1" : "</text:p>
          </table:table-cell>
          <table:table-cell table:formula="of:=[Sheet1.F599]" office:value-type="float" office:value="79064">
            <text:p>79064</text:p>
          </table:table-cell>
          <table:table-cell office:value-type="string">
            <text:p>", "b2" : "</text:p>
          </table:table-cell>
          <table:table-cell table:formula="of:=[Sheet1.G599]" office:value-type="float" office:value="57928">
            <text:p>57928</text:p>
          </table:table-cell>
          <table:table-cell office:value-type="string">
            <text:p>", "historic" : "</text:p>
          </table:table-cell>
          <table:table-cell table:formula="of:=[Sheet1.C59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599]+1" office:value-type="float" office:value="600">
            <text:p>600</text:p>
          </table:table-cell>
          <table:table-cell office:value-type="string">
            <text:p>" }, "year" : "</text:p>
          </table:table-cell>
          <table:table-cell table:formula="of:=RIGHT([Sheet1.A600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9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00]" office:value-type="float" office:value="65350">
            <text:p>65350</text:p>
          </table:table-cell>
          <table:table-cell office:value-type="string">
            <text:p>", "a2" : "</text:p>
          </table:table-cell>
          <table:table-cell table:formula="of:=[Sheet1.E600]" office:value-type="float" office:value="12076">
            <text:p>12076</text:p>
          </table:table-cell>
          <table:table-cell office:value-type="string">
            <text:p>", "b1" : "</text:p>
          </table:table-cell>
          <table:table-cell table:formula="of:=[Sheet1.F600]" office:value-type="float" office:value="30807">
            <text:p>30807</text:p>
          </table:table-cell>
          <table:table-cell office:value-type="string">
            <text:p>", "b2" : "</text:p>
          </table:table-cell>
          <table:table-cell table:formula="of:=[Sheet1.G600]" office:value-type="float" office:value="26682">
            <text:p>26682</text:p>
          </table:table-cell>
          <table:table-cell office:value-type="string">
            <text:p>", "historic" : "</text:p>
          </table:table-cell>
          <table:table-cell table:formula="of:=[Sheet1.C60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0]+1" office:value-type="float" office:value="601">
            <text:p>601</text:p>
          </table:table-cell>
          <table:table-cell office:value-type="string">
            <text:p>" }, "year" : "</text:p>
          </table:table-cell>
          <table:table-cell table:formula="of:=RIGHT([Sheet1.A601];4)" office:value-type="string" office:string-value="2060">
            <text:p>2060</text:p>
          </table:table-cell>
          <table:table-cell office:value-type="string">
            <text:p>", "continent" : "</text:p>
          </table:table-cell>
          <table:table-cell table:formula="of:=[.F59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01]" office:value-type="float" office:value="11308">
            <text:p>11308</text:p>
          </table:table-cell>
          <table:table-cell office:value-type="string">
            <text:p>", "a2" : "</text:p>
          </table:table-cell>
          <table:table-cell table:formula="of:=[Sheet1.E601]" office:value-type="float" office:value="2335">
            <text:p>2335</text:p>
          </table:table-cell>
          <table:table-cell office:value-type="string">
            <text:p>", "b1" : "</text:p>
          </table:table-cell>
          <table:table-cell table:formula="of:=[Sheet1.F601]" office:value-type="float" office:value="14090">
            <text:p>14090</text:p>
          </table:table-cell>
          <table:table-cell office:value-type="string">
            <text:p>", "b2" : "</text:p>
          </table:table-cell>
          <table:table-cell table:formula="of:=[Sheet1.G601]" office:value-type="float" office:value="6574">
            <text:p>6574</text:p>
          </table:table-cell>
          <table:table-cell office:value-type="string">
            <text:p>", "historic" : "</text:p>
          </table:table-cell>
          <table:table-cell table:formula="of:=[Sheet1.C60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1]+1" office:value-type="float" office:value="602">
            <text:p>602</text:p>
          </table:table-cell>
          <table:table-cell office:value-type="string">
            <text:p>" }, "year" : "</text:p>
          </table:table-cell>
          <table:table-cell table:formula="of:=RIGHT([Sheet1.A602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59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602]" office:value-type="float" office:value="25640">
            <text:p>25640</text:p>
          </table:table-cell>
          <table:table-cell office:value-type="string">
            <text:p>", "a2" : "</text:p>
          </table:table-cell>
          <table:table-cell table:formula="of:=[Sheet1.E602]" office:value-type="float" office:value="4884">
            <text:p>4884</text:p>
          </table:table-cell>
          <table:table-cell office:value-type="string">
            <text:p>", "b1" : "</text:p>
          </table:table-cell>
          <table:table-cell table:formula="of:=[Sheet1.F602]" office:value-type="float" office:value="19622">
            <text:p>19622</text:p>
          </table:table-cell>
          <table:table-cell office:value-type="string">
            <text:p>", "b2" : "</text:p>
          </table:table-cell>
          <table:table-cell table:formula="of:=[Sheet1.G602]" office:value-type="float" office:value="9087">
            <text:p>9087</text:p>
          </table:table-cell>
          <table:table-cell office:value-type="string">
            <text:p>", "historic" : "</text:p>
          </table:table-cell>
          <table:table-cell table:formula="of:=[Sheet1.C60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2]+1" office:value-type="float" office:value="603">
            <text:p>603</text:p>
          </table:table-cell>
          <table:table-cell office:value-type="string">
            <text:p>" }, "year" : "</text:p>
          </table:table-cell>
          <table:table-cell table:formula="of:=RIGHT([Sheet1.A603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59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603]" office:value-type="float" office:value="41192">
            <text:p>41192</text:p>
          </table:table-cell>
          <table:table-cell office:value-type="string">
            <text:p>", "a2" : "</text:p>
          </table:table-cell>
          <table:table-cell table:formula="of:=[Sheet1.E603]" office:value-type="float" office:value="4443">
            <text:p>4443</text:p>
          </table:table-cell>
          <table:table-cell office:value-type="string">
            <text:p>", "b1" : "</text:p>
          </table:table-cell>
          <table:table-cell table:formula="of:=[Sheet1.F603]" office:value-type="float" office:value="15028">
            <text:p>15028</text:p>
          </table:table-cell>
          <table:table-cell office:value-type="string">
            <text:p>", "b2" : "</text:p>
          </table:table-cell>
          <table:table-cell table:formula="of:=[Sheet1.G603]" office:value-type="float" office:value="19268">
            <text:p>19268</text:p>
          </table:table-cell>
          <table:table-cell office:value-type="string">
            <text:p>", "historic" : "</text:p>
          </table:table-cell>
          <table:table-cell table:formula="of:=[Sheet1.C60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3]+1" office:value-type="float" office:value="604">
            <text:p>604</text:p>
          </table:table-cell>
          <table:table-cell office:value-type="string">
            <text:p>" }, "year" : "</text:p>
          </table:table-cell>
          <table:table-cell table:formula="of:=RIGHT([Sheet1.A604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59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604]" office:value-type="float" office:value="91583">
            <text:p>91583</text:p>
          </table:table-cell>
          <table:table-cell office:value-type="string">
            <text:p>", "a2" : "</text:p>
          </table:table-cell>
          <table:table-cell table:formula="of:=[Sheet1.E604]" office:value-type="float" office:value="54604">
            <text:p>54604</text:p>
          </table:table-cell>
          <table:table-cell office:value-type="string">
            <text:p>", "b1" : "</text:p>
          </table:table-cell>
          <table:table-cell table:formula="of:=[Sheet1.F604]" office:value-type="float" office:value="78646">
            <text:p>78646</text:p>
          </table:table-cell>
          <table:table-cell office:value-type="string">
            <text:p>", "b2" : "</text:p>
          </table:table-cell>
          <table:table-cell table:formula="of:=[Sheet1.G604]" office:value-type="float" office:value="55988">
            <text:p>55988</text:p>
          </table:table-cell>
          <table:table-cell office:value-type="string">
            <text:p>", "historic" : "</text:p>
          </table:table-cell>
          <table:table-cell table:formula="of:=[Sheet1.C60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4]+1" office:value-type="float" office:value="605">
            <text:p>605</text:p>
          </table:table-cell>
          <table:table-cell office:value-type="string">
            <text:p>" }, "year" : "</text:p>
          </table:table-cell>
          <table:table-cell table:formula="of:=RIGHT([Sheet1.A605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59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605]" office:value-type="float" office:value="73630">
            <text:p>73630</text:p>
          </table:table-cell>
          <table:table-cell office:value-type="string">
            <text:p>", "a2" : "</text:p>
          </table:table-cell>
          <table:table-cell table:formula="of:=[Sheet1.E605]" office:value-type="float" office:value="18335">
            <text:p>18335</text:p>
          </table:table-cell>
          <table:table-cell office:value-type="string">
            <text:p>", "b1" : "</text:p>
          </table:table-cell>
          <table:table-cell table:formula="of:=[Sheet1.F605]" office:value-type="float" office:value="41479">
            <text:p>41479</text:p>
          </table:table-cell>
          <table:table-cell office:value-type="string">
            <text:p>", "b2" : "</text:p>
          </table:table-cell>
          <table:table-cell table:formula="of:=[Sheet1.G605]" office:value-type="float" office:value="39157">
            <text:p>39157</text:p>
          </table:table-cell>
          <table:table-cell office:value-type="string">
            <text:p>", "historic" : "</text:p>
          </table:table-cell>
          <table:table-cell table:formula="of:=[Sheet1.C60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5]+1" office:value-type="float" office:value="606">
            <text:p>606</text:p>
          </table:table-cell>
          <table:table-cell office:value-type="string">
            <text:p>" }, "year" : "</text:p>
          </table:table-cell>
          <table:table-cell table:formula="of:=RIGHT([Sheet1.A606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59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606]" office:value-type="float" office:value="65018">
            <text:p>65018</text:p>
          </table:table-cell>
          <table:table-cell office:value-type="string">
            <text:p>", "a2" : "</text:p>
          </table:table-cell>
          <table:table-cell table:formula="of:=[Sheet1.E606]" office:value-type="float" office:value="16323">
            <text:p>16323</text:p>
          </table:table-cell>
          <table:table-cell office:value-type="string">
            <text:p>", "b1" : "</text:p>
          </table:table-cell>
          <table:table-cell table:formula="of:=[Sheet1.F606]" office:value-type="float" office:value="44566">
            <text:p>44566</text:p>
          </table:table-cell>
          <table:table-cell office:value-type="string">
            <text:p>", "b2" : "</text:p>
          </table:table-cell>
          <table:table-cell table:formula="of:=[Sheet1.G606]" office:value-type="float" office:value="30644">
            <text:p>30644</text:p>
          </table:table-cell>
          <table:table-cell office:value-type="string">
            <text:p>", "historic" : "</text:p>
          </table:table-cell>
          <table:table-cell table:formula="of:=[Sheet1.C60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6]+1" office:value-type="float" office:value="607">
            <text:p>607</text:p>
          </table:table-cell>
          <table:table-cell office:value-type="string">
            <text:p>" }, "year" : "</text:p>
          </table:table-cell>
          <table:table-cell table:formula="of:=RIGHT([Sheet1.A607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59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607]" office:value-type="float" office:value="42598">
            <text:p>42598</text:p>
          </table:table-cell>
          <table:table-cell office:value-type="string">
            <text:p>", "a2" : "</text:p>
          </table:table-cell>
          <table:table-cell table:formula="of:=[Sheet1.E607]" office:value-type="float" office:value="11285">
            <text:p>11285</text:p>
          </table:table-cell>
          <table:table-cell office:value-type="string">
            <text:p>", "b1" : "</text:p>
          </table:table-cell>
          <table:table-cell table:formula="of:=[Sheet1.F607]" office:value-type="float" office:value="39297">
            <text:p>39297</text:p>
          </table:table-cell>
          <table:table-cell office:value-type="string">
            <text:p>", "b2" : "</text:p>
          </table:table-cell>
          <table:table-cell table:formula="of:=[Sheet1.G607]" office:value-type="float" office:value="17277">
            <text:p>17277</text:p>
          </table:table-cell>
          <table:table-cell office:value-type="string">
            <text:p>", "historic" : "</text:p>
          </table:table-cell>
          <table:table-cell table:formula="of:=[Sheet1.C60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7]+1" office:value-type="float" office:value="608">
            <text:p>608</text:p>
          </table:table-cell>
          <table:table-cell office:value-type="string">
            <text:p>" }, "year" : "</text:p>
          </table:table-cell>
          <table:table-cell table:formula="of:=RIGHT([Sheet1.A608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59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608]" office:value-type="float" office:value="99714">
            <text:p>99714</text:p>
          </table:table-cell>
          <table:table-cell office:value-type="string">
            <text:p>", "a2" : "</text:p>
          </table:table-cell>
          <table:table-cell table:formula="of:=[Sheet1.E608]" office:value-type="float" office:value="67869">
            <text:p>67869</text:p>
          </table:table-cell>
          <table:table-cell office:value-type="string">
            <text:p>", "b1" : "</text:p>
          </table:table-cell>
          <table:table-cell table:formula="of:=[Sheet1.F608]" office:value-type="float" office:value="78800">
            <text:p>78800</text:p>
          </table:table-cell>
          <table:table-cell office:value-type="string">
            <text:p>", "b2" : "</text:p>
          </table:table-cell>
          <table:table-cell table:formula="of:=[Sheet1.G608]" office:value-type="float" office:value="73837">
            <text:p>73837</text:p>
          </table:table-cell>
          <table:table-cell office:value-type="string">
            <text:p>", "historic" : "</text:p>
          </table:table-cell>
          <table:table-cell table:formula="of:=[Sheet1.C60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8]+1" office:value-type="float" office:value="609">
            <text:p>609</text:p>
          </table:table-cell>
          <table:table-cell office:value-type="string">
            <text:p>" }, "year" : "</text:p>
          </table:table-cell>
          <table:table-cell table:formula="of:=RIGHT([Sheet1.A609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59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609]" office:value-type="float" office:value="91033">
            <text:p>91033</text:p>
          </table:table-cell>
          <table:table-cell office:value-type="string">
            <text:p>", "a2" : "</text:p>
          </table:table-cell>
          <table:table-cell table:formula="of:=[Sheet1.E609]" office:value-type="float" office:value="63569">
            <text:p>63569</text:p>
          </table:table-cell>
          <table:table-cell office:value-type="string">
            <text:p>", "b1" : "</text:p>
          </table:table-cell>
          <table:table-cell table:formula="of:=[Sheet1.F609]" office:value-type="float" office:value="82035">
            <text:p>82035</text:p>
          </table:table-cell>
          <table:table-cell office:value-type="string">
            <text:p>", "b2" : "</text:p>
          </table:table-cell>
          <table:table-cell table:formula="of:=[Sheet1.G609]" office:value-type="float" office:value="59256">
            <text:p>59256</text:p>
          </table:table-cell>
          <table:table-cell office:value-type="string">
            <text:p>", "historic" : "</text:p>
          </table:table-cell>
          <table:table-cell table:formula="of:=[Sheet1.C60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09]+1" office:value-type="float" office:value="610">
            <text:p>610</text:p>
          </table:table-cell>
          <table:table-cell office:value-type="string">
            <text:p>" }, "year" : "</text:p>
          </table:table-cell>
          <table:table-cell table:formula="of:=RIGHT([Sheet1.A610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60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10]" office:value-type="float" office:value="79311">
            <text:p>79311</text:p>
          </table:table-cell>
          <table:table-cell office:value-type="string">
            <text:p>", "a2" : "</text:p>
          </table:table-cell>
          <table:table-cell table:formula="of:=[Sheet1.E610]" office:value-type="float" office:value="13292">
            <text:p>13292</text:p>
          </table:table-cell>
          <table:table-cell office:value-type="string">
            <text:p>", "b1" : "</text:p>
          </table:table-cell>
          <table:table-cell table:formula="of:=[Sheet1.F610]" office:value-type="float" office:value="34098">
            <text:p>34098</text:p>
          </table:table-cell>
          <table:table-cell office:value-type="string">
            <text:p>", "b2" : "</text:p>
          </table:table-cell>
          <table:table-cell table:formula="of:=[Sheet1.G610]" office:value-type="float" office:value="28463">
            <text:p>28463</text:p>
          </table:table-cell>
          <table:table-cell office:value-type="string">
            <text:p>", "historic" : "</text:p>
          </table:table-cell>
          <table:table-cell table:formula="of:=[Sheet1.C61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0]+1" office:value-type="float" office:value="611">
            <text:p>611</text:p>
          </table:table-cell>
          <table:table-cell office:value-type="string">
            <text:p>" }, "year" : "</text:p>
          </table:table-cell>
          <table:table-cell table:formula="of:=RIGHT([Sheet1.A611];4)" office:value-type="string" office:string-value="2065">
            <text:p>2065</text:p>
          </table:table-cell>
          <table:table-cell office:value-type="string">
            <text:p>", "continent" : "</text:p>
          </table:table-cell>
          <table:table-cell table:formula="of:=[.F60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11]" office:value-type="float" office:value="13685">
            <text:p>13685</text:p>
          </table:table-cell>
          <table:table-cell office:value-type="string">
            <text:p>", "a2" : "</text:p>
          </table:table-cell>
          <table:table-cell table:formula="of:=[Sheet1.E611]" office:value-type="float" office:value="2604">
            <text:p>2604</text:p>
          </table:table-cell>
          <table:table-cell office:value-type="string">
            <text:p>", "b1" : "</text:p>
          </table:table-cell>
          <table:table-cell table:formula="of:=[Sheet1.F611]" office:value-type="float" office:value="16085">
            <text:p>16085</text:p>
          </table:table-cell>
          <table:table-cell office:value-type="string">
            <text:p>", "b2" : "</text:p>
          </table:table-cell>
          <table:table-cell table:formula="of:=[Sheet1.G611]" office:value-type="float" office:value="7409">
            <text:p>7409</text:p>
          </table:table-cell>
          <table:table-cell office:value-type="string">
            <text:p>", "historic" : "</text:p>
          </table:table-cell>
          <table:table-cell table:formula="of:=[Sheet1.C61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1]+1" office:value-type="float" office:value="612">
            <text:p>612</text:p>
          </table:table-cell>
          <table:table-cell office:value-type="string">
            <text:p>" }, "year" : "</text:p>
          </table:table-cell>
          <table:table-cell table:formula="of:=RIGHT([Sheet1.A612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0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612]" office:value-type="float" office:value="29900">
            <text:p>29900</text:p>
          </table:table-cell>
          <table:table-cell office:value-type="string">
            <text:p>", "a2" : "</text:p>
          </table:table-cell>
          <table:table-cell table:formula="of:=[Sheet1.E612]" office:value-type="float" office:value="5416">
            <text:p>5416</text:p>
          </table:table-cell>
          <table:table-cell office:value-type="string">
            <text:p>", "b1" : "</text:p>
          </table:table-cell>
          <table:table-cell table:formula="of:=[Sheet1.F612]" office:value-type="float" office:value="23342">
            <text:p>23342</text:p>
          </table:table-cell>
          <table:table-cell office:value-type="string">
            <text:p>", "b2" : "</text:p>
          </table:table-cell>
          <table:table-cell table:formula="of:=[Sheet1.G612]" office:value-type="float" office:value="10596">
            <text:p>10596</text:p>
          </table:table-cell>
          <table:table-cell office:value-type="string">
            <text:p>", "historic" : "</text:p>
          </table:table-cell>
          <table:table-cell table:formula="of:=[Sheet1.C61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2]+1" office:value-type="float" office:value="613">
            <text:p>613</text:p>
          </table:table-cell>
          <table:table-cell office:value-type="string">
            <text:p>" }, "year" : "</text:p>
          </table:table-cell>
          <table:table-cell table:formula="of:=RIGHT([Sheet1.A613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0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613]" office:value-type="float" office:value="47556">
            <text:p>47556</text:p>
          </table:table-cell>
          <table:table-cell office:value-type="string">
            <text:p>", "a2" : "</text:p>
          </table:table-cell>
          <table:table-cell table:formula="of:=[Sheet1.E613]" office:value-type="float" office:value="4862">
            <text:p>4862</text:p>
          </table:table-cell>
          <table:table-cell office:value-type="string">
            <text:p>", "b1" : "</text:p>
          </table:table-cell>
          <table:table-cell table:formula="of:=[Sheet1.F613]" office:value-type="float" office:value="18267">
            <text:p>18267</text:p>
          </table:table-cell>
          <table:table-cell office:value-type="string">
            <text:p>", "b2" : "</text:p>
          </table:table-cell>
          <table:table-cell table:formula="of:=[Sheet1.G613]" office:value-type="float" office:value="21165">
            <text:p>21165</text:p>
          </table:table-cell>
          <table:table-cell office:value-type="string">
            <text:p>", "historic" : "</text:p>
          </table:table-cell>
          <table:table-cell table:formula="of:=[Sheet1.C61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3]+1" office:value-type="float" office:value="614">
            <text:p>614</text:p>
          </table:table-cell>
          <table:table-cell office:value-type="string">
            <text:p>" }, "year" : "</text:p>
          </table:table-cell>
          <table:table-cell table:formula="of:=RIGHT([Sheet1.A614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0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614]" office:value-type="float" office:value="100533">
            <text:p>100533</text:p>
          </table:table-cell>
          <table:table-cell office:value-type="string">
            <text:p>", "a2" : "</text:p>
          </table:table-cell>
          <table:table-cell table:formula="of:=[Sheet1.E614]" office:value-type="float" office:value="57961">
            <text:p>57961</text:p>
          </table:table-cell>
          <table:table-cell office:value-type="string">
            <text:p>", "b1" : "</text:p>
          </table:table-cell>
          <table:table-cell table:formula="of:=[Sheet1.F614]" office:value-type="float" office:value="84339">
            <text:p>84339</text:p>
          </table:table-cell>
          <table:table-cell office:value-type="string">
            <text:p>", "b2" : "</text:p>
          </table:table-cell>
          <table:table-cell table:formula="of:=[Sheet1.G614]" office:value-type="float" office:value="59720">
            <text:p>59720</text:p>
          </table:table-cell>
          <table:table-cell office:value-type="string">
            <text:p>", "historic" : "</text:p>
          </table:table-cell>
          <table:table-cell table:formula="of:=[Sheet1.C61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4]+1" office:value-type="float" office:value="615">
            <text:p>615</text:p>
          </table:table-cell>
          <table:table-cell office:value-type="string">
            <text:p>" }, "year" : "</text:p>
          </table:table-cell>
          <table:table-cell table:formula="of:=RIGHT([Sheet1.A615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0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615]" office:value-type="float" office:value="83570">
            <text:p>83570</text:p>
          </table:table-cell>
          <table:table-cell office:value-type="string">
            <text:p>", "a2" : "</text:p>
          </table:table-cell>
          <table:table-cell table:formula="of:=[Sheet1.E615]" office:value-type="float" office:value="19974">
            <text:p>19974</text:p>
          </table:table-cell>
          <table:table-cell office:value-type="string">
            <text:p>", "b1" : "</text:p>
          </table:table-cell>
          <table:table-cell table:formula="of:=[Sheet1.F615]" office:value-type="float" office:value="48052">
            <text:p>48052</text:p>
          </table:table-cell>
          <table:table-cell office:value-type="string">
            <text:p>", "b2" : "</text:p>
          </table:table-cell>
          <table:table-cell table:formula="of:=[Sheet1.G615]" office:value-type="float" office:value="44034">
            <text:p>44034</text:p>
          </table:table-cell>
          <table:table-cell office:value-type="string">
            <text:p>", "historic" : "</text:p>
          </table:table-cell>
          <table:table-cell table:formula="of:=[Sheet1.C61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5]+1" office:value-type="float" office:value="616">
            <text:p>616</text:p>
          </table:table-cell>
          <table:table-cell office:value-type="string">
            <text:p>" }, "year" : "</text:p>
          </table:table-cell>
          <table:table-cell table:formula="of:=RIGHT([Sheet1.A616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0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616]" office:value-type="float" office:value="72089">
            <text:p>72089</text:p>
          </table:table-cell>
          <table:table-cell office:value-type="string">
            <text:p>", "a2" : "</text:p>
          </table:table-cell>
          <table:table-cell table:formula="of:=[Sheet1.E616]" office:value-type="float" office:value="17486">
            <text:p>17486</text:p>
          </table:table-cell>
          <table:table-cell office:value-type="string">
            <text:p>", "b1" : "</text:p>
          </table:table-cell>
          <table:table-cell table:formula="of:=[Sheet1.F616]" office:value-type="float" office:value="48501">
            <text:p>48501</text:p>
          </table:table-cell>
          <table:table-cell office:value-type="string">
            <text:p>", "b2" : "</text:p>
          </table:table-cell>
          <table:table-cell table:formula="of:=[Sheet1.G616]" office:value-type="float" office:value="33646">
            <text:p>33646</text:p>
          </table:table-cell>
          <table:table-cell office:value-type="string">
            <text:p>", "historic" : "</text:p>
          </table:table-cell>
          <table:table-cell table:formula="of:=[Sheet1.C61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6]+1" office:value-type="float" office:value="617">
            <text:p>617</text:p>
          </table:table-cell>
          <table:table-cell office:value-type="string">
            <text:p>" }, "year" : "</text:p>
          </table:table-cell>
          <table:table-cell table:formula="of:=RIGHT([Sheet1.A617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0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617]" office:value-type="float" office:value="46518">
            <text:p>46518</text:p>
          </table:table-cell>
          <table:table-cell office:value-type="string">
            <text:p>", "a2" : "</text:p>
          </table:table-cell>
          <table:table-cell table:formula="of:=[Sheet1.E617]" office:value-type="float" office:value="11937">
            <text:p>11937</text:p>
          </table:table-cell>
          <table:table-cell office:value-type="string">
            <text:p>", "b1" : "</text:p>
          </table:table-cell>
          <table:table-cell table:formula="of:=[Sheet1.F617]" office:value-type="float" office:value="45298">
            <text:p>45298</text:p>
          </table:table-cell>
          <table:table-cell office:value-type="string">
            <text:p>", "b2" : "</text:p>
          </table:table-cell>
          <table:table-cell table:formula="of:=[Sheet1.G617]" office:value-type="float" office:value="18921">
            <text:p>18921</text:p>
          </table:table-cell>
          <table:table-cell office:value-type="string">
            <text:p>", "historic" : "</text:p>
          </table:table-cell>
          <table:table-cell table:formula="of:=[Sheet1.C61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7]+1" office:value-type="float" office:value="618">
            <text:p>618</text:p>
          </table:table-cell>
          <table:table-cell office:value-type="string">
            <text:p>" }, "year" : "</text:p>
          </table:table-cell>
          <table:table-cell table:formula="of:=RIGHT([Sheet1.A618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0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618]" office:value-type="float" office:value="106232">
            <text:p>106232</text:p>
          </table:table-cell>
          <table:table-cell office:value-type="string">
            <text:p>", "a2" : "</text:p>
          </table:table-cell>
          <table:table-cell table:formula="of:=[Sheet1.E618]" office:value-type="float" office:value="70519">
            <text:p>70519</text:p>
          </table:table-cell>
          <table:table-cell office:value-type="string">
            <text:p>", "b1" : "</text:p>
          </table:table-cell>
          <table:table-cell table:formula="of:=[Sheet1.F618]" office:value-type="float" office:value="81450">
            <text:p>81450</text:p>
          </table:table-cell>
          <table:table-cell office:value-type="string">
            <text:p>", "b2" : "</text:p>
          </table:table-cell>
          <table:table-cell table:formula="of:=[Sheet1.G618]" office:value-type="float" office:value="77419">
            <text:p>77419</text:p>
          </table:table-cell>
          <table:table-cell office:value-type="string">
            <text:p>", "historic" : "</text:p>
          </table:table-cell>
          <table:table-cell table:formula="of:=[Sheet1.C61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8]+1" office:value-type="float" office:value="619">
            <text:p>619</text:p>
          </table:table-cell>
          <table:table-cell office:value-type="string">
            <text:p>" }, "year" : "</text:p>
          </table:table-cell>
          <table:table-cell table:formula="of:=RIGHT([Sheet1.A619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0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619]" office:value-type="float" office:value="97706">
            <text:p>97706</text:p>
          </table:table-cell>
          <table:table-cell office:value-type="string">
            <text:p>", "a2" : "</text:p>
          </table:table-cell>
          <table:table-cell table:formula="of:=[Sheet1.E619]" office:value-type="float" office:value="66351">
            <text:p>66351</text:p>
          </table:table-cell>
          <table:table-cell office:value-type="string">
            <text:p>", "b1" : "</text:p>
          </table:table-cell>
          <table:table-cell table:formula="of:=[Sheet1.F619]" office:value-type="float" office:value="84992">
            <text:p>84992</text:p>
          </table:table-cell>
          <table:table-cell office:value-type="string">
            <text:p>", "b2" : "</text:p>
          </table:table-cell>
          <table:table-cell table:formula="of:=[Sheet1.G619]" office:value-type="float" office:value="61044">
            <text:p>61044</text:p>
          </table:table-cell>
          <table:table-cell office:value-type="string">
            <text:p>", "historic" : "</text:p>
          </table:table-cell>
          <table:table-cell table:formula="of:=[Sheet1.C61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19]+1" office:value-type="float" office:value="620">
            <text:p>620</text:p>
          </table:table-cell>
          <table:table-cell office:value-type="string">
            <text:p>" }, "year" : "</text:p>
          </table:table-cell>
          <table:table-cell table:formula="of:=RIGHT([Sheet1.A620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1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20]" office:value-type="float" office:value="94205">
            <text:p>94205</text:p>
          </table:table-cell>
          <table:table-cell office:value-type="string">
            <text:p>", "a2" : "</text:p>
          </table:table-cell>
          <table:table-cell table:formula="of:=[Sheet1.E620]" office:value-type="float" office:value="14448">
            <text:p>14448</text:p>
          </table:table-cell>
          <table:table-cell office:value-type="string">
            <text:p>", "b1" : "</text:p>
          </table:table-cell>
          <table:table-cell table:formula="of:=[Sheet1.F620]" office:value-type="float" office:value="38085">
            <text:p>38085</text:p>
          </table:table-cell>
          <table:table-cell office:value-type="string">
            <text:p>", "b2" : "</text:p>
          </table:table-cell>
          <table:table-cell table:formula="of:=[Sheet1.G620]" office:value-type="float" office:value="30444">
            <text:p>30444</text:p>
          </table:table-cell>
          <table:table-cell office:value-type="string">
            <text:p>", "historic" : "</text:p>
          </table:table-cell>
          <table:table-cell table:formula="of:=[Sheet1.C62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0]+1" office:value-type="float" office:value="621">
            <text:p>621</text:p>
          </table:table-cell>
          <table:table-cell office:value-type="string">
            <text:p>" }, "year" : "</text:p>
          </table:table-cell>
          <table:table-cell table:formula="of:=RIGHT([Sheet1.A621];4)" office:value-type="string" office:string-value="2070">
            <text:p>2070</text:p>
          </table:table-cell>
          <table:table-cell office:value-type="string">
            <text:p>", "continent" : "</text:p>
          </table:table-cell>
          <table:table-cell table:formula="of:=[.F61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21]" office:value-type="float" office:value="16231">
            <text:p>16231</text:p>
          </table:table-cell>
          <table:table-cell office:value-type="string">
            <text:p>", "a2" : "</text:p>
          </table:table-cell>
          <table:table-cell table:formula="of:=[Sheet1.E621]" office:value-type="float" office:value="2873">
            <text:p>2873</text:p>
          </table:table-cell>
          <table:table-cell office:value-type="string">
            <text:p>", "b1" : "</text:p>
          </table:table-cell>
          <table:table-cell table:formula="of:=[Sheet1.F621]" office:value-type="float" office:value="18308">
            <text:p>18308</text:p>
          </table:table-cell>
          <table:table-cell office:value-type="string">
            <text:p>", "b2" : "</text:p>
          </table:table-cell>
          <table:table-cell table:formula="of:=[Sheet1.G621]" office:value-type="float" office:value="8370">
            <text:p>8370</text:p>
          </table:table-cell>
          <table:table-cell office:value-type="string">
            <text:p>", "historic" : "</text:p>
          </table:table-cell>
          <table:table-cell table:formula="of:=[Sheet1.C62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1]+1" office:value-type="float" office:value="622">
            <text:p>622</text:p>
          </table:table-cell>
          <table:table-cell office:value-type="string">
            <text:p>" }, "year" : "</text:p>
          </table:table-cell>
          <table:table-cell table:formula="of:=RIGHT([Sheet1.A622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1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622]" office:value-type="float" office:value="34394">
            <text:p>34394</text:p>
          </table:table-cell>
          <table:table-cell office:value-type="string">
            <text:p>", "a2" : "</text:p>
          </table:table-cell>
          <table:table-cell table:formula="of:=[Sheet1.E622]" office:value-type="float" office:value="5969">
            <text:p>5969</text:p>
          </table:table-cell>
          <table:table-cell office:value-type="string">
            <text:p>", "b1" : "</text:p>
          </table:table-cell>
          <table:table-cell table:formula="of:=[Sheet1.F622]" office:value-type="float" office:value="27250">
            <text:p>27250</text:p>
          </table:table-cell>
          <table:table-cell office:value-type="string">
            <text:p>", "b2" : "</text:p>
          </table:table-cell>
          <table:table-cell table:formula="of:=[Sheet1.G622]" office:value-type="float" office:value="11711">
            <text:p>11711</text:p>
          </table:table-cell>
          <table:table-cell office:value-type="string">
            <text:p>", "historic" : "</text:p>
          </table:table-cell>
          <table:table-cell table:formula="of:=[Sheet1.C62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2]+1" office:value-type="float" office:value="623">
            <text:p>623</text:p>
          </table:table-cell>
          <table:table-cell office:value-type="string">
            <text:p>" }, "year" : "</text:p>
          </table:table-cell>
          <table:table-cell table:formula="of:=RIGHT([Sheet1.A623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1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623]" office:value-type="float" office:value="54565">
            <text:p>54565</text:p>
          </table:table-cell>
          <table:table-cell office:value-type="string">
            <text:p>", "a2" : "</text:p>
          </table:table-cell>
          <table:table-cell table:formula="of:=[Sheet1.E623]" office:value-type="float" office:value="5249">
            <text:p>5249</text:p>
          </table:table-cell>
          <table:table-cell office:value-type="string">
            <text:p>", "b1" : "</text:p>
          </table:table-cell>
          <table:table-cell table:formula="of:=[Sheet1.F623]" office:value-type="float" office:value="22211">
            <text:p>22211</text:p>
          </table:table-cell>
          <table:table-cell office:value-type="string">
            <text:p>", "b2" : "</text:p>
          </table:table-cell>
          <table:table-cell table:formula="of:=[Sheet1.G623]" office:value-type="float" office:value="22824">
            <text:p>22824</text:p>
          </table:table-cell>
          <table:table-cell office:value-type="string">
            <text:p>", "historic" : "</text:p>
          </table:table-cell>
          <table:table-cell table:formula="of:=[Sheet1.C62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3]+1" office:value-type="float" office:value="624">
            <text:p>624</text:p>
          </table:table-cell>
          <table:table-cell office:value-type="string">
            <text:p>" }, "year" : "</text:p>
          </table:table-cell>
          <table:table-cell table:formula="of:=RIGHT([Sheet1.A624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1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624]" office:value-type="float" office:value="109565">
            <text:p>109565</text:p>
          </table:table-cell>
          <table:table-cell office:value-type="string">
            <text:p>", "a2" : "</text:p>
          </table:table-cell>
          <table:table-cell table:formula="of:=[Sheet1.E624]" office:value-type="float" office:value="61085">
            <text:p>61085</text:p>
          </table:table-cell>
          <table:table-cell office:value-type="string">
            <text:p>", "b1" : "</text:p>
          </table:table-cell>
          <table:table-cell table:formula="of:=[Sheet1.F624]" office:value-type="float" office:value="91183">
            <text:p>91183</text:p>
          </table:table-cell>
          <table:table-cell office:value-type="string">
            <text:p>", "b2" : "</text:p>
          </table:table-cell>
          <table:table-cell table:formula="of:=[Sheet1.G624]" office:value-type="float" office:value="63045">
            <text:p>63045</text:p>
          </table:table-cell>
          <table:table-cell office:value-type="string">
            <text:p>", "historic" : "</text:p>
          </table:table-cell>
          <table:table-cell table:formula="of:=[Sheet1.C62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4]+1" office:value-type="float" office:value="625">
            <text:p>625</text:p>
          </table:table-cell>
          <table:table-cell office:value-type="string">
            <text:p>" }, "year" : "</text:p>
          </table:table-cell>
          <table:table-cell table:formula="of:=RIGHT([Sheet1.A625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1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625]" office:value-type="float" office:value="94144">
            <text:p>94144</text:p>
          </table:table-cell>
          <table:table-cell office:value-type="string">
            <text:p>", "a2" : "</text:p>
          </table:table-cell>
          <table:table-cell table:formula="of:=[Sheet1.E625]" office:value-type="float" office:value="21499">
            <text:p>21499</text:p>
          </table:table-cell>
          <table:table-cell office:value-type="string">
            <text:p>", "b1" : "</text:p>
          </table:table-cell>
          <table:table-cell table:formula="of:=[Sheet1.F625]" office:value-type="float" office:value="55631">
            <text:p>55631</text:p>
          </table:table-cell>
          <table:table-cell office:value-type="string">
            <text:p>", "b2" : "</text:p>
          </table:table-cell>
          <table:table-cell table:formula="of:=[Sheet1.G625]" office:value-type="float" office:value="47742">
            <text:p>47742</text:p>
          </table:table-cell>
          <table:table-cell office:value-type="string">
            <text:p>", "historic" : "</text:p>
          </table:table-cell>
          <table:table-cell table:formula="of:=[Sheet1.C62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5]+1" office:value-type="float" office:value="626">
            <text:p>626</text:p>
          </table:table-cell>
          <table:table-cell office:value-type="string">
            <text:p>" }, "year" : "</text:p>
          </table:table-cell>
          <table:table-cell table:formula="of:=RIGHT([Sheet1.A626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1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626]" office:value-type="float" office:value="79687">
            <text:p>79687</text:p>
          </table:table-cell>
          <table:table-cell office:value-type="string">
            <text:p>", "a2" : "</text:p>
          </table:table-cell>
          <table:table-cell table:formula="of:=[Sheet1.E626]" office:value-type="float" office:value="18539">
            <text:p>18539</text:p>
          </table:table-cell>
          <table:table-cell office:value-type="string">
            <text:p>", "b1" : "</text:p>
          </table:table-cell>
          <table:table-cell table:formula="of:=[Sheet1.F626]" office:value-type="float" office:value="52539">
            <text:p>52539</text:p>
          </table:table-cell>
          <table:table-cell office:value-type="string">
            <text:p>", "b2" : "</text:p>
          </table:table-cell>
          <table:table-cell table:formula="of:=[Sheet1.G626]" office:value-type="float" office:value="36035">
            <text:p>36035</text:p>
          </table:table-cell>
          <table:table-cell office:value-type="string">
            <text:p>", "historic" : "</text:p>
          </table:table-cell>
          <table:table-cell table:formula="of:=[Sheet1.C62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6]+1" office:value-type="float" office:value="627">
            <text:p>627</text:p>
          </table:table-cell>
          <table:table-cell office:value-type="string">
            <text:p>" }, "year" : "</text:p>
          </table:table-cell>
          <table:table-cell table:formula="of:=RIGHT([Sheet1.A627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1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627]" office:value-type="float" office:value="50616">
            <text:p>50616</text:p>
          </table:table-cell>
          <table:table-cell office:value-type="string">
            <text:p>", "a2" : "</text:p>
          </table:table-cell>
          <table:table-cell table:formula="of:=[Sheet1.E627]" office:value-type="float" office:value="12546">
            <text:p>12546</text:p>
          </table:table-cell>
          <table:table-cell office:value-type="string">
            <text:p>", "b1" : "</text:p>
          </table:table-cell>
          <table:table-cell table:formula="of:=[Sheet1.F627]" office:value-type="float" office:value="51317">
            <text:p>51317</text:p>
          </table:table-cell>
          <table:table-cell office:value-type="string">
            <text:p>", "b2" : "</text:p>
          </table:table-cell>
          <table:table-cell table:formula="of:=[Sheet1.G627]" office:value-type="float" office:value="19965">
            <text:p>19965</text:p>
          </table:table-cell>
          <table:table-cell office:value-type="string">
            <text:p>", "historic" : "</text:p>
          </table:table-cell>
          <table:table-cell table:formula="of:=[Sheet1.C62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7]+1" office:value-type="float" office:value="628">
            <text:p>628</text:p>
          </table:table-cell>
          <table:table-cell office:value-type="string">
            <text:p>" }, "year" : "</text:p>
          </table:table-cell>
          <table:table-cell table:formula="of:=RIGHT([Sheet1.A628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1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628]" office:value-type="float" office:value="112354">
            <text:p>112354</text:p>
          </table:table-cell>
          <table:table-cell office:value-type="string">
            <text:p>", "a2" : "</text:p>
          </table:table-cell>
          <table:table-cell table:formula="of:=[Sheet1.E628]" office:value-type="float" office:value="72759">
            <text:p>72759</text:p>
          </table:table-cell>
          <table:table-cell office:value-type="string">
            <text:p>", "b1" : "</text:p>
          </table:table-cell>
          <table:table-cell table:formula="of:=[Sheet1.F628]" office:value-type="float" office:value="85161">
            <text:p>85161</text:p>
          </table:table-cell>
          <table:table-cell office:value-type="string">
            <text:p>", "b2" : "</text:p>
          </table:table-cell>
          <table:table-cell table:formula="of:=[Sheet1.G628]" office:value-type="float" office:value="80796">
            <text:p>80796</text:p>
          </table:table-cell>
          <table:table-cell office:value-type="string">
            <text:p>", "historic" : "</text:p>
          </table:table-cell>
          <table:table-cell table:formula="of:=[Sheet1.C62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8]+1" office:value-type="float" office:value="629">
            <text:p>629</text:p>
          </table:table-cell>
          <table:table-cell office:value-type="string">
            <text:p>" }, "year" : "</text:p>
          </table:table-cell>
          <table:table-cell table:formula="of:=RIGHT([Sheet1.A629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1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629]" office:value-type="float" office:value="104664">
            <text:p>104664</text:p>
          </table:table-cell>
          <table:table-cell office:value-type="string">
            <text:p>", "a2" : "</text:p>
          </table:table-cell>
          <table:table-cell table:formula="of:=[Sheet1.E629]" office:value-type="float" office:value="68932">
            <text:p>68932</text:p>
          </table:table-cell>
          <table:table-cell office:value-type="string">
            <text:p>", "b1" : "</text:p>
          </table:table-cell>
          <table:table-cell table:formula="of:=[Sheet1.F629]" office:value-type="float" office:value="87870">
            <text:p>87870</text:p>
          </table:table-cell>
          <table:table-cell office:value-type="string">
            <text:p>", "b2" : "</text:p>
          </table:table-cell>
          <table:table-cell table:formula="of:=[Sheet1.G629]" office:value-type="float" office:value="62386">
            <text:p>62386</text:p>
          </table:table-cell>
          <table:table-cell office:value-type="string">
            <text:p>", "historic" : "</text:p>
          </table:table-cell>
          <table:table-cell table:formula="of:=[Sheet1.C62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29]+1" office:value-type="float" office:value="630">
            <text:p>630</text:p>
          </table:table-cell>
          <table:table-cell office:value-type="string">
            <text:p>" }, "year" : "</text:p>
          </table:table-cell>
          <table:table-cell table:formula="of:=RIGHT([Sheet1.A630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2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30]" office:value-type="float" office:value="110253">
            <text:p>110253</text:p>
          </table:table-cell>
          <table:table-cell office:value-type="string">
            <text:p>", "a2" : "</text:p>
          </table:table-cell>
          <table:table-cell table:formula="of:=[Sheet1.E630]" office:value-type="float" office:value="15566">
            <text:p>15566</text:p>
          </table:table-cell>
          <table:table-cell office:value-type="string">
            <text:p>", "b1" : "</text:p>
          </table:table-cell>
          <table:table-cell table:formula="of:=[Sheet1.F630]" office:value-type="float" office:value="42049">
            <text:p>42049</text:p>
          </table:table-cell>
          <table:table-cell office:value-type="string">
            <text:p>", "b2" : "</text:p>
          </table:table-cell>
          <table:table-cell table:formula="of:=[Sheet1.G630]" office:value-type="float" office:value="32340">
            <text:p>32340</text:p>
          </table:table-cell>
          <table:table-cell office:value-type="string">
            <text:p>", "historic" : "</text:p>
          </table:table-cell>
          <table:table-cell table:formula="of:=[Sheet1.C63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0]+1" office:value-type="float" office:value="631">
            <text:p>631</text:p>
          </table:table-cell>
          <table:table-cell office:value-type="string">
            <text:p>" }, "year" : "</text:p>
          </table:table-cell>
          <table:table-cell table:formula="of:=RIGHT([Sheet1.A631];4)" office:value-type="string" office:string-value="2075">
            <text:p>2075</text:p>
          </table:table-cell>
          <table:table-cell office:value-type="string">
            <text:p>", "continent" : "</text:p>
          </table:table-cell>
          <table:table-cell table:formula="of:=[.F62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31]" office:value-type="float" office:value="19000">
            <text:p>19000</text:p>
          </table:table-cell>
          <table:table-cell office:value-type="string">
            <text:p>", "a2" : "</text:p>
          </table:table-cell>
          <table:table-cell table:formula="of:=[Sheet1.E631]" office:value-type="float" office:value="3147">
            <text:p>3147</text:p>
          </table:table-cell>
          <table:table-cell office:value-type="string">
            <text:p>", "b1" : "</text:p>
          </table:table-cell>
          <table:table-cell table:formula="of:=[Sheet1.F631]" office:value-type="float" office:value="20460">
            <text:p>20460</text:p>
          </table:table-cell>
          <table:table-cell office:value-type="string">
            <text:p>", "b2" : "</text:p>
          </table:table-cell>
          <table:table-cell table:formula="of:=[Sheet1.G631]" office:value-type="float" office:value="9152">
            <text:p>9152</text:p>
          </table:table-cell>
          <table:table-cell office:value-type="string">
            <text:p>", "historic" : "</text:p>
          </table:table-cell>
          <table:table-cell table:formula="of:=[Sheet1.C63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1]+1" office:value-type="float" office:value="632">
            <text:p>632</text:p>
          </table:table-cell>
          <table:table-cell office:value-type="string">
            <text:p>" }, "year" : "</text:p>
          </table:table-cell>
          <table:table-cell table:formula="of:=RIGHT([Sheet1.A632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2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632]" office:value-type="float" office:value="39715">
            <text:p>39715</text:p>
          </table:table-cell>
          <table:table-cell office:value-type="string">
            <text:p>", "a2" : "</text:p>
          </table:table-cell>
          <table:table-cell table:formula="of:=[Sheet1.E632]" office:value-type="float" office:value="6823">
            <text:p>6823</text:p>
          </table:table-cell>
          <table:table-cell office:value-type="string">
            <text:p>", "b1" : "</text:p>
          </table:table-cell>
          <table:table-cell table:formula="of:=[Sheet1.F632]" office:value-type="float" office:value="31749">
            <text:p>31749</text:p>
          </table:table-cell>
          <table:table-cell office:value-type="string">
            <text:p>", "b2" : "</text:p>
          </table:table-cell>
          <table:table-cell table:formula="of:=[Sheet1.G632]" office:value-type="float" office:value="12999">
            <text:p>12999</text:p>
          </table:table-cell>
          <table:table-cell office:value-type="string">
            <text:p>", "historic" : "</text:p>
          </table:table-cell>
          <table:table-cell table:formula="of:=[Sheet1.C63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2]+1" office:value-type="float" office:value="633">
            <text:p>633</text:p>
          </table:table-cell>
          <table:table-cell office:value-type="string">
            <text:p>" }, "year" : "</text:p>
          </table:table-cell>
          <table:table-cell table:formula="of:=RIGHT([Sheet1.A633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2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633]" office:value-type="float" office:value="63073">
            <text:p>63073</text:p>
          </table:table-cell>
          <table:table-cell office:value-type="string">
            <text:p>", "a2" : "</text:p>
          </table:table-cell>
          <table:table-cell table:formula="of:=[Sheet1.E633]" office:value-type="float" office:value="6122">
            <text:p>6122</text:p>
          </table:table-cell>
          <table:table-cell office:value-type="string">
            <text:p>", "b1" : "</text:p>
          </table:table-cell>
          <table:table-cell table:formula="of:=[Sheet1.F633]" office:value-type="float" office:value="27060">
            <text:p>27060</text:p>
          </table:table-cell>
          <table:table-cell office:value-type="string">
            <text:p>", "b2" : "</text:p>
          </table:table-cell>
          <table:table-cell table:formula="of:=[Sheet1.G633]" office:value-type="float" office:value="24605">
            <text:p>24605</text:p>
          </table:table-cell>
          <table:table-cell office:value-type="string">
            <text:p>", "historic" : "</text:p>
          </table:table-cell>
          <table:table-cell table:formula="of:=[Sheet1.C63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3]+1" office:value-type="float" office:value="634">
            <text:p>634</text:p>
          </table:table-cell>
          <table:table-cell office:value-type="string">
            <text:p>" }, "year" : "</text:p>
          </table:table-cell>
          <table:table-cell table:formula="of:=RIGHT([Sheet1.A634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2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634]" office:value-type="float" office:value="121542">
            <text:p>121542</text:p>
          </table:table-cell>
          <table:table-cell office:value-type="string">
            <text:p>", "a2" : "</text:p>
          </table:table-cell>
          <table:table-cell table:formula="of:=[Sheet1.E634]" office:value-type="float" office:value="66443">
            <text:p>66443</text:p>
          </table:table-cell>
          <table:table-cell office:value-type="string">
            <text:p>", "b1" : "</text:p>
          </table:table-cell>
          <table:table-cell table:formula="of:=[Sheet1.F634]" office:value-type="float" office:value="98511">
            <text:p>98511</text:p>
          </table:table-cell>
          <table:table-cell office:value-type="string">
            <text:p>", "b2" : "</text:p>
          </table:table-cell>
          <table:table-cell table:formula="of:=[Sheet1.G634]" office:value-type="float" office:value="66348">
            <text:p>66348</text:p>
          </table:table-cell>
          <table:table-cell office:value-type="string">
            <text:p>", "historic" : "</text:p>
          </table:table-cell>
          <table:table-cell table:formula="of:=[Sheet1.C63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4]+1" office:value-type="float" office:value="635">
            <text:p>635</text:p>
          </table:table-cell>
          <table:table-cell office:value-type="string">
            <text:p>" }, "year" : "</text:p>
          </table:table-cell>
          <table:table-cell table:formula="of:=RIGHT([Sheet1.A635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2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635]" office:value-type="float" office:value="107643">
            <text:p>107643</text:p>
          </table:table-cell>
          <table:table-cell office:value-type="string">
            <text:p>", "a2" : "</text:p>
          </table:table-cell>
          <table:table-cell table:formula="of:=[Sheet1.E635]" office:value-type="float" office:value="24578">
            <text:p>24578</text:p>
          </table:table-cell>
          <table:table-cell office:value-type="string">
            <text:p>", "b1" : "</text:p>
          </table:table-cell>
          <table:table-cell table:formula="of:=[Sheet1.F635]" office:value-type="float" office:value="63672">
            <text:p>63672</text:p>
          </table:table-cell>
          <table:table-cell office:value-type="string">
            <text:p>", "b2" : "</text:p>
          </table:table-cell>
          <table:table-cell table:formula="of:=[Sheet1.G635]" office:value-type="float" office:value="51720">
            <text:p>51720</text:p>
          </table:table-cell>
          <table:table-cell office:value-type="string">
            <text:p>", "historic" : "</text:p>
          </table:table-cell>
          <table:table-cell table:formula="of:=[Sheet1.C63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5]+1" office:value-type="float" office:value="636">
            <text:p>636</text:p>
          </table:table-cell>
          <table:table-cell office:value-type="string">
            <text:p>" }, "year" : "</text:p>
          </table:table-cell>
          <table:table-cell table:formula="of:=RIGHT([Sheet1.A636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2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636]" office:value-type="float" office:value="87837">
            <text:p>87837</text:p>
          </table:table-cell>
          <table:table-cell office:value-type="string">
            <text:p>", "a2" : "</text:p>
          </table:table-cell>
          <table:table-cell table:formula="of:=[Sheet1.E636]" office:value-type="float" office:value="20787">
            <text:p>20787</text:p>
          </table:table-cell>
          <table:table-cell office:value-type="string">
            <text:p>", "b1" : "</text:p>
          </table:table-cell>
          <table:table-cell table:formula="of:=[Sheet1.F636]" office:value-type="float" office:value="56929">
            <text:p>56929</text:p>
          </table:table-cell>
          <table:table-cell office:value-type="string">
            <text:p>", "b2" : "</text:p>
          </table:table-cell>
          <table:table-cell table:formula="of:=[Sheet1.G636]" office:value-type="float" office:value="38647">
            <text:p>38647</text:p>
          </table:table-cell>
          <table:table-cell office:value-type="string">
            <text:p>", "historic" : "</text:p>
          </table:table-cell>
          <table:table-cell table:formula="of:=[Sheet1.C63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6]+1" office:value-type="float" office:value="637">
            <text:p>637</text:p>
          </table:table-cell>
          <table:table-cell office:value-type="string">
            <text:p>" }, "year" : "</text:p>
          </table:table-cell>
          <table:table-cell table:formula="of:=RIGHT([Sheet1.A637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2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637]" office:value-type="float" office:value="55459">
            <text:p>55459</text:p>
          </table:table-cell>
          <table:table-cell office:value-type="string">
            <text:p>", "a2" : "</text:p>
          </table:table-cell>
          <table:table-cell table:formula="of:=[Sheet1.E637]" office:value-type="float" office:value="13656">
            <text:p>13656</text:p>
          </table:table-cell>
          <table:table-cell office:value-type="string">
            <text:p>", "b1" : "</text:p>
          </table:table-cell>
          <table:table-cell table:formula="of:=[Sheet1.F637]" office:value-type="float" office:value="57986">
            <text:p>57986</text:p>
          </table:table-cell>
          <table:table-cell office:value-type="string">
            <text:p>", "b2" : "</text:p>
          </table:table-cell>
          <table:table-cell table:formula="of:=[Sheet1.G637]" office:value-type="float" office:value="21118">
            <text:p>21118</text:p>
          </table:table-cell>
          <table:table-cell office:value-type="string">
            <text:p>", "historic" : "</text:p>
          </table:table-cell>
          <table:table-cell table:formula="of:=[Sheet1.C63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7]+1" office:value-type="float" office:value="638">
            <text:p>638</text:p>
          </table:table-cell>
          <table:table-cell office:value-type="string">
            <text:p>" }, "year" : "</text:p>
          </table:table-cell>
          <table:table-cell table:formula="of:=RIGHT([Sheet1.A638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2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638]" office:value-type="float" office:value="120988">
            <text:p>120988</text:p>
          </table:table-cell>
          <table:table-cell office:value-type="string">
            <text:p>", "a2" : "</text:p>
          </table:table-cell>
          <table:table-cell table:formula="of:=[Sheet1.E638]" office:value-type="float" office:value="77737">
            <text:p>77737</text:p>
          </table:table-cell>
          <table:table-cell office:value-type="string">
            <text:p>", "b1" : "</text:p>
          </table:table-cell>
          <table:table-cell table:formula="of:=[Sheet1.F638]" office:value-type="float" office:value="89133">
            <text:p>89133</text:p>
          </table:table-cell>
          <table:table-cell office:value-type="string">
            <text:p>", "b2" : "</text:p>
          </table:table-cell>
          <table:table-cell table:formula="of:=[Sheet1.G638]" office:value-type="float" office:value="84291">
            <text:p>84291</text:p>
          </table:table-cell>
          <table:table-cell office:value-type="string">
            <text:p>", "historic" : "</text:p>
          </table:table-cell>
          <table:table-cell table:formula="of:=[Sheet1.C63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8]+1" office:value-type="float" office:value="639">
            <text:p>639</text:p>
          </table:table-cell>
          <table:table-cell office:value-type="string">
            <text:p>" }, "year" : "</text:p>
          </table:table-cell>
          <table:table-cell table:formula="of:=RIGHT([Sheet1.A639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2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639]" office:value-type="float" office:value="112697">
            <text:p>112697</text:p>
          </table:table-cell>
          <table:table-cell office:value-type="string">
            <text:p>", "a2" : "</text:p>
          </table:table-cell>
          <table:table-cell table:formula="of:=[Sheet1.E639]" office:value-type="float" office:value="73261">
            <text:p>73261</text:p>
          </table:table-cell>
          <table:table-cell office:value-type="string">
            <text:p>", "b1" : "</text:p>
          </table:table-cell>
          <table:table-cell table:formula="of:=[Sheet1.F639]" office:value-type="float" office:value="90447">
            <text:p>90447</text:p>
          </table:table-cell>
          <table:table-cell office:value-type="string">
            <text:p>", "b2" : "</text:p>
          </table:table-cell>
          <table:table-cell table:formula="of:=[Sheet1.G639]" office:value-type="float" office:value="64308">
            <text:p>64308</text:p>
          </table:table-cell>
          <table:table-cell office:value-type="string">
            <text:p>", "historic" : "</text:p>
          </table:table-cell>
          <table:table-cell table:formula="of:=[Sheet1.C63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39]+1" office:value-type="float" office:value="640">
            <text:p>640</text:p>
          </table:table-cell>
          <table:table-cell office:value-type="string">
            <text:p>" }, "year" : "</text:p>
          </table:table-cell>
          <table:table-cell table:formula="of:=RIGHT([Sheet1.A640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3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40]" office:value-type="float" office:value="126399">
            <text:p>126399</text:p>
          </table:table-cell>
          <table:table-cell office:value-type="string">
            <text:p>", "a2" : "</text:p>
          </table:table-cell>
          <table:table-cell table:formula="of:=[Sheet1.E640]" office:value-type="float" office:value="17393">
            <text:p>17393</text:p>
          </table:table-cell>
          <table:table-cell office:value-type="string">
            <text:p>", "b1" : "</text:p>
          </table:table-cell>
          <table:table-cell table:formula="of:=[Sheet1.F640]" office:value-type="float" office:value="46386">
            <text:p>46386</text:p>
          </table:table-cell>
          <table:table-cell office:value-type="string">
            <text:p>", "b2" : "</text:p>
          </table:table-cell>
          <table:table-cell table:formula="of:=[Sheet1.G640]" office:value-type="float" office:value="34446">
            <text:p>34446</text:p>
          </table:table-cell>
          <table:table-cell office:value-type="string">
            <text:p>", "historic" : "</text:p>
          </table:table-cell>
          <table:table-cell table:formula="of:=[Sheet1.C64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0]+1" office:value-type="float" office:value="641">
            <text:p>641</text:p>
          </table:table-cell>
          <table:table-cell office:value-type="string">
            <text:p>" }, "year" : "</text:p>
          </table:table-cell>
          <table:table-cell table:formula="of:=RIGHT([Sheet1.A641];4)" office:value-type="string" office:string-value="2080">
            <text:p>2080</text:p>
          </table:table-cell>
          <table:table-cell office:value-type="string">
            <text:p>", "continent" : "</text:p>
          </table:table-cell>
          <table:table-cell table:formula="of:=[.F63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41]" office:value-type="float" office:value="21834">
            <text:p>21834</text:p>
          </table:table-cell>
          <table:table-cell office:value-type="string">
            <text:p>", "a2" : "</text:p>
          </table:table-cell>
          <table:table-cell table:formula="of:=[Sheet1.E641]" office:value-type="float" office:value="3579">
            <text:p>3579</text:p>
          </table:table-cell>
          <table:table-cell office:value-type="string">
            <text:p>", "b1" : "</text:p>
          </table:table-cell>
          <table:table-cell table:formula="of:=[Sheet1.F641]" office:value-type="float" office:value="22825">
            <text:p>22825</text:p>
          </table:table-cell>
          <table:table-cell office:value-type="string">
            <text:p>", "b2" : "</text:p>
          </table:table-cell>
          <table:table-cell table:formula="of:=[Sheet1.G641]" office:value-type="float" office:value="10021">
            <text:p>10021</text:p>
          </table:table-cell>
          <table:table-cell office:value-type="string">
            <text:p>", "historic" : "</text:p>
          </table:table-cell>
          <table:table-cell table:formula="of:=[Sheet1.C64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1]+1" office:value-type="float" office:value="642">
            <text:p>642</text:p>
          </table:table-cell>
          <table:table-cell office:value-type="string">
            <text:p>" }, "year" : "</text:p>
          </table:table-cell>
          <table:table-cell table:formula="of:=RIGHT([Sheet1.A642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3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642]" office:value-type="float" office:value="45511">
            <text:p>45511</text:p>
          </table:table-cell>
          <table:table-cell office:value-type="string">
            <text:p>", "a2" : "</text:p>
          </table:table-cell>
          <table:table-cell table:formula="of:=[Sheet1.E642]" office:value-type="float" office:value="7730">
            <text:p>7730</text:p>
          </table:table-cell>
          <table:table-cell office:value-type="string">
            <text:p>", "b1" : "</text:p>
          </table:table-cell>
          <table:table-cell table:formula="of:=[Sheet1.F642]" office:value-type="float" office:value="36261">
            <text:p>36261</text:p>
          </table:table-cell>
          <table:table-cell office:value-type="string">
            <text:p>", "b2" : "</text:p>
          </table:table-cell>
          <table:table-cell table:formula="of:=[Sheet1.G642]" office:value-type="float" office:value="13915">
            <text:p>13915</text:p>
          </table:table-cell>
          <table:table-cell office:value-type="string">
            <text:p>", "historic" : "</text:p>
          </table:table-cell>
          <table:table-cell table:formula="of:=[Sheet1.C64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2]+1" office:value-type="float" office:value="643">
            <text:p>643</text:p>
          </table:table-cell>
          <table:table-cell office:value-type="string">
            <text:p>" }, "year" : "</text:p>
          </table:table-cell>
          <table:table-cell table:formula="of:=RIGHT([Sheet1.A643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3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643]" office:value-type="float" office:value="72461">
            <text:p>72461</text:p>
          </table:table-cell>
          <table:table-cell office:value-type="string">
            <text:p>", "a2" : "</text:p>
          </table:table-cell>
          <table:table-cell table:formula="of:=[Sheet1.E643]" office:value-type="float" office:value="6942">
            <text:p>6942</text:p>
          </table:table-cell>
          <table:table-cell office:value-type="string">
            <text:p>", "b1" : "</text:p>
          </table:table-cell>
          <table:table-cell table:formula="of:=[Sheet1.F643]" office:value-type="float" office:value="32537">
            <text:p>32537</text:p>
          </table:table-cell>
          <table:table-cell office:value-type="string">
            <text:p>", "b2" : "</text:p>
          </table:table-cell>
          <table:table-cell table:formula="of:=[Sheet1.G643]" office:value-type="float" office:value="26221">
            <text:p>26221</text:p>
          </table:table-cell>
          <table:table-cell office:value-type="string">
            <text:p>", "historic" : "</text:p>
          </table:table-cell>
          <table:table-cell table:formula="of:=[Sheet1.C64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3]+1" office:value-type="float" office:value="644">
            <text:p>644</text:p>
          </table:table-cell>
          <table:table-cell office:value-type="string">
            <text:p>" }, "year" : "</text:p>
          </table:table-cell>
          <table:table-cell table:formula="of:=RIGHT([Sheet1.A644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3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644]" office:value-type="float" office:value="133554">
            <text:p>133554</text:p>
          </table:table-cell>
          <table:table-cell office:value-type="string">
            <text:p>", "a2" : "</text:p>
          </table:table-cell>
          <table:table-cell table:formula="of:=[Sheet1.E644]" office:value-type="float" office:value="71468">
            <text:p>71468</text:p>
          </table:table-cell>
          <table:table-cell office:value-type="string">
            <text:p>", "b1" : "</text:p>
          </table:table-cell>
          <table:table-cell table:formula="of:=[Sheet1.F644]" office:value-type="float" office:value="105587">
            <text:p>105587</text:p>
          </table:table-cell>
          <table:table-cell office:value-type="string">
            <text:p>", "b2" : "</text:p>
          </table:table-cell>
          <table:table-cell table:formula="of:=[Sheet1.G644]" office:value-type="float" office:value="69821">
            <text:p>69821</text:p>
          </table:table-cell>
          <table:table-cell office:value-type="string">
            <text:p>", "historic" : "</text:p>
          </table:table-cell>
          <table:table-cell table:formula="of:=[Sheet1.C64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4]+1" office:value-type="float" office:value="645">
            <text:p>645</text:p>
          </table:table-cell>
          <table:table-cell office:value-type="string">
            <text:p>" }, "year" : "</text:p>
          </table:table-cell>
          <table:table-cell table:formula="of:=RIGHT([Sheet1.A645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3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645]" office:value-type="float" office:value="121727">
            <text:p>121727</text:p>
          </table:table-cell>
          <table:table-cell office:value-type="string">
            <text:p>", "a2" : "</text:p>
          </table:table-cell>
          <table:table-cell table:formula="of:=[Sheet1.E645]" office:value-type="float" office:value="27485">
            <text:p>27485</text:p>
          </table:table-cell>
          <table:table-cell office:value-type="string">
            <text:p>", "b1" : "</text:p>
          </table:table-cell>
          <table:table-cell table:formula="of:=[Sheet1.F645]" office:value-type="float" office:value="72368">
            <text:p>72368</text:p>
          </table:table-cell>
          <table:table-cell office:value-type="string">
            <text:p>", "b2" : "</text:p>
          </table:table-cell>
          <table:table-cell table:formula="of:=[Sheet1.G645]" office:value-type="float" office:value="55130">
            <text:p>55130</text:p>
          </table:table-cell>
          <table:table-cell office:value-type="string">
            <text:p>", "historic" : "</text:p>
          </table:table-cell>
          <table:table-cell table:formula="of:=[Sheet1.C64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5]+1" office:value-type="float" office:value="646">
            <text:p>646</text:p>
          </table:table-cell>
          <table:table-cell office:value-type="string">
            <text:p>" }, "year" : "</text:p>
          </table:table-cell>
          <table:table-cell table:formula="of:=RIGHT([Sheet1.A646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3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646]" office:value-type="float" office:value="96657">
            <text:p>96657</text:p>
          </table:table-cell>
          <table:table-cell office:value-type="string">
            <text:p>", "a2" : "</text:p>
          </table:table-cell>
          <table:table-cell table:formula="of:=[Sheet1.E646]" office:value-type="float" office:value="22856">
            <text:p>22856</text:p>
          </table:table-cell>
          <table:table-cell office:value-type="string">
            <text:p>", "b1" : "</text:p>
          </table:table-cell>
          <table:table-cell table:formula="of:=[Sheet1.F646]" office:value-type="float" office:value="61177">
            <text:p>61177</text:p>
          </table:table-cell>
          <table:table-cell office:value-type="string">
            <text:p>", "b2" : "</text:p>
          </table:table-cell>
          <table:table-cell table:formula="of:=[Sheet1.G646]" office:value-type="float" office:value="40894">
            <text:p>40894</text:p>
          </table:table-cell>
          <table:table-cell office:value-type="string">
            <text:p>", "historic" : "</text:p>
          </table:table-cell>
          <table:table-cell table:formula="of:=[Sheet1.C64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6]+1" office:value-type="float" office:value="647">
            <text:p>647</text:p>
          </table:table-cell>
          <table:table-cell office:value-type="string">
            <text:p>" }, "year" : "</text:p>
          </table:table-cell>
          <table:table-cell table:formula="of:=RIGHT([Sheet1.A647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3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647]" office:value-type="float" office:value="60636">
            <text:p>60636</text:p>
          </table:table-cell>
          <table:table-cell office:value-type="string">
            <text:p>", "a2" : "</text:p>
          </table:table-cell>
          <table:table-cell table:formula="of:=[Sheet1.E647]" office:value-type="float" office:value="14731">
            <text:p>14731</text:p>
          </table:table-cell>
          <table:table-cell office:value-type="string">
            <text:p>", "b1" : "</text:p>
          </table:table-cell>
          <table:table-cell table:formula="of:=[Sheet1.F647]" office:value-type="float" office:value="64242">
            <text:p>64242</text:p>
          </table:table-cell>
          <table:table-cell office:value-type="string">
            <text:p>", "b2" : "</text:p>
          </table:table-cell>
          <table:table-cell table:formula="of:=[Sheet1.G647]" office:value-type="float" office:value="21998">
            <text:p>21998</text:p>
          </table:table-cell>
          <table:table-cell office:value-type="string">
            <text:p>", "historic" : "</text:p>
          </table:table-cell>
          <table:table-cell table:formula="of:=[Sheet1.C64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7]+1" office:value-type="float" office:value="648">
            <text:p>648</text:p>
          </table:table-cell>
          <table:table-cell office:value-type="string">
            <text:p>" }, "year" : "</text:p>
          </table:table-cell>
          <table:table-cell table:formula="of:=RIGHT([Sheet1.A648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3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648]" office:value-type="float" office:value="129187">
            <text:p>129187</text:p>
          </table:table-cell>
          <table:table-cell office:value-type="string">
            <text:p>", "a2" : "</text:p>
          </table:table-cell>
          <table:table-cell table:formula="of:=[Sheet1.E648]" office:value-type="float" office:value="82070">
            <text:p>82070</text:p>
          </table:table-cell>
          <table:table-cell office:value-type="string">
            <text:p>", "b1" : "</text:p>
          </table:table-cell>
          <table:table-cell table:formula="of:=[Sheet1.F648]" office:value-type="float" office:value="93160">
            <text:p>93160</text:p>
          </table:table-cell>
          <table:table-cell office:value-type="string">
            <text:p>", "b2" : "</text:p>
          </table:table-cell>
          <table:table-cell table:formula="of:=[Sheet1.G648]" office:value-type="float" office:value="87810">
            <text:p>87810</text:p>
          </table:table-cell>
          <table:table-cell office:value-type="string">
            <text:p>", "historic" : "</text:p>
          </table:table-cell>
          <table:table-cell table:formula="of:=[Sheet1.C64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8]+1" office:value-type="float" office:value="649">
            <text:p>649</text:p>
          </table:table-cell>
          <table:table-cell office:value-type="string">
            <text:p>" }, "year" : "</text:p>
          </table:table-cell>
          <table:table-cell table:formula="of:=RIGHT([Sheet1.A649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3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649]" office:value-type="float" office:value="120581">
            <text:p>120581</text:p>
          </table:table-cell>
          <table:table-cell office:value-type="string">
            <text:p>", "a2" : "</text:p>
          </table:table-cell>
          <table:table-cell table:formula="of:=[Sheet1.E649]" office:value-type="float" office:value="77256">
            <text:p>77256</text:p>
          </table:table-cell>
          <table:table-cell office:value-type="string">
            <text:p>", "b1" : "</text:p>
          </table:table-cell>
          <table:table-cell table:formula="of:=[Sheet1.F649]" office:value-type="float" office:value="93054">
            <text:p>93054</text:p>
          </table:table-cell>
          <table:table-cell office:value-type="string">
            <text:p>", "b2" : "</text:p>
          </table:table-cell>
          <table:table-cell table:formula="of:=[Sheet1.G649]" office:value-type="float" office:value="65915">
            <text:p>65915</text:p>
          </table:table-cell>
          <table:table-cell office:value-type="string">
            <text:p>", "historic" : "</text:p>
          </table:table-cell>
          <table:table-cell table:formula="of:=[Sheet1.C64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49]+1" office:value-type="float" office:value="650">
            <text:p>650</text:p>
          </table:table-cell>
          <table:table-cell office:value-type="string">
            <text:p>" }, "year" : "</text:p>
          </table:table-cell>
          <table:table-cell table:formula="of:=RIGHT([Sheet1.A650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4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50]" office:value-type="float" office:value="144053">
            <text:p>144053</text:p>
          </table:table-cell>
          <table:table-cell office:value-type="string">
            <text:p>", "a2" : "</text:p>
          </table:table-cell>
          <table:table-cell table:formula="of:=[Sheet1.E650]" office:value-type="float" office:value="19188">
            <text:p>19188</text:p>
          </table:table-cell>
          <table:table-cell office:value-type="string">
            <text:p>", "b1" : "</text:p>
          </table:table-cell>
          <table:table-cell table:formula="of:=[Sheet1.F650]" office:value-type="float" office:value="50470">
            <text:p>50470</text:p>
          </table:table-cell>
          <table:table-cell office:value-type="string">
            <text:p>", "b2" : "</text:p>
          </table:table-cell>
          <table:table-cell table:formula="of:=[Sheet1.G650]" office:value-type="float" office:value="36673">
            <text:p>36673</text:p>
          </table:table-cell>
          <table:table-cell office:value-type="string">
            <text:p>", "historic" : "</text:p>
          </table:table-cell>
          <table:table-cell table:formula="of:=[Sheet1.C65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0]+1" office:value-type="float" office:value="651">
            <text:p>651</text:p>
          </table:table-cell>
          <table:table-cell office:value-type="string">
            <text:p>" }, "year" : "</text:p>
          </table:table-cell>
          <table:table-cell table:formula="of:=RIGHT([Sheet1.A651];4)" office:value-type="string" office:string-value="2085">
            <text:p>2085</text:p>
          </table:table-cell>
          <table:table-cell office:value-type="string">
            <text:p>", "continent" : "</text:p>
          </table:table-cell>
          <table:table-cell table:formula="of:=[.F64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51]" office:value-type="float" office:value="24998">
            <text:p>24998</text:p>
          </table:table-cell>
          <table:table-cell office:value-type="string">
            <text:p>", "a2" : "</text:p>
          </table:table-cell>
          <table:table-cell table:formula="of:=[Sheet1.E651]" office:value-type="float" office:value="4024">
            <text:p>4024</text:p>
          </table:table-cell>
          <table:table-cell office:value-type="string">
            <text:p>", "b1" : "</text:p>
          </table:table-cell>
          <table:table-cell table:formula="of:=[Sheet1.F651]" office:value-type="float" office:value="25107">
            <text:p>25107</text:p>
          </table:table-cell>
          <table:table-cell office:value-type="string">
            <text:p>", "b2" : "</text:p>
          </table:table-cell>
          <table:table-cell table:formula="of:=[Sheet1.G651]" office:value-type="float" office:value="10744">
            <text:p>10744</text:p>
          </table:table-cell>
          <table:table-cell office:value-type="string">
            <text:p>", "historic" : "</text:p>
          </table:table-cell>
          <table:table-cell table:formula="of:=[Sheet1.C65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1]+1" office:value-type="float" office:value="652">
            <text:p>652</text:p>
          </table:table-cell>
          <table:table-cell office:value-type="string">
            <text:p>" }, "year" : "</text:p>
          </table:table-cell>
          <table:table-cell table:formula="of:=RIGHT([Sheet1.A652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4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652]" office:value-type="float" office:value="51984">
            <text:p>51984</text:p>
          </table:table-cell>
          <table:table-cell office:value-type="string">
            <text:p>", "a2" : "</text:p>
          </table:table-cell>
          <table:table-cell table:formula="of:=[Sheet1.E652]" office:value-type="float" office:value="8666">
            <text:p>8666</text:p>
          </table:table-cell>
          <table:table-cell office:value-type="string">
            <text:p>", "b1" : "</text:p>
          </table:table-cell>
          <table:table-cell table:formula="of:=[Sheet1.F652]" office:value-type="float" office:value="41542">
            <text:p>41542</text:p>
          </table:table-cell>
          <table:table-cell office:value-type="string">
            <text:p>", "b2" : "</text:p>
          </table:table-cell>
          <table:table-cell table:formula="of:=[Sheet1.G652]" office:value-type="float" office:value="14960">
            <text:p>14960</text:p>
          </table:table-cell>
          <table:table-cell office:value-type="string">
            <text:p>", "historic" : "</text:p>
          </table:table-cell>
          <table:table-cell table:formula="of:=[Sheet1.C65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2]+1" office:value-type="float" office:value="653">
            <text:p>653</text:p>
          </table:table-cell>
          <table:table-cell office:value-type="string">
            <text:p>" }, "year" : "</text:p>
          </table:table-cell>
          <table:table-cell table:formula="of:=RIGHT([Sheet1.A653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4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653]" office:value-type="float" office:value="83135">
            <text:p>83135</text:p>
          </table:table-cell>
          <table:table-cell office:value-type="string">
            <text:p>", "a2" : "</text:p>
          </table:table-cell>
          <table:table-cell table:formula="of:=[Sheet1.E653]" office:value-type="float" office:value="7709">
            <text:p>7709</text:p>
          </table:table-cell>
          <table:table-cell office:value-type="string">
            <text:p>", "b1" : "</text:p>
          </table:table-cell>
          <table:table-cell table:formula="of:=[Sheet1.F653]" office:value-type="float" office:value="39090">
            <text:p>39090</text:p>
          </table:table-cell>
          <table:table-cell office:value-type="string">
            <text:p>", "b2" : "</text:p>
          </table:table-cell>
          <table:table-cell table:formula="of:=[Sheet1.G653]" office:value-type="float" office:value="27936">
            <text:p>27936</text:p>
          </table:table-cell>
          <table:table-cell office:value-type="string">
            <text:p>", "historic" : "</text:p>
          </table:table-cell>
          <table:table-cell table:formula="of:=[Sheet1.C65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3]+1" office:value-type="float" office:value="654">
            <text:p>654</text:p>
          </table:table-cell>
          <table:table-cell office:value-type="string">
            <text:p>" }, "year" : "</text:p>
          </table:table-cell>
          <table:table-cell table:formula="of:=RIGHT([Sheet1.A654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4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654]" office:value-type="float" office:value="146294">
            <text:p>146294</text:p>
          </table:table-cell>
          <table:table-cell office:value-type="string">
            <text:p>", "a2" : "</text:p>
          </table:table-cell>
          <table:table-cell table:formula="of:=[Sheet1.E654]" office:value-type="float" office:value="76205">
            <text:p>76205</text:p>
          </table:table-cell>
          <table:table-cell office:value-type="string">
            <text:p>", "b1" : "</text:p>
          </table:table-cell>
          <table:table-cell table:formula="of:=[Sheet1.F654]" office:value-type="float" office:value="113620">
            <text:p>113620</text:p>
          </table:table-cell>
          <table:table-cell office:value-type="string">
            <text:p>", "b2" : "</text:p>
          </table:table-cell>
          <table:table-cell table:formula="of:=[Sheet1.G654]" office:value-type="float" office:value="73375">
            <text:p>73375</text:p>
          </table:table-cell>
          <table:table-cell office:value-type="string">
            <text:p>", "historic" : "</text:p>
          </table:table-cell>
          <table:table-cell table:formula="of:=[Sheet1.C65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4]+1" office:value-type="float" office:value="655">
            <text:p>655</text:p>
          </table:table-cell>
          <table:table-cell office:value-type="string">
            <text:p>" }, "year" : "</text:p>
          </table:table-cell>
          <table:table-cell table:formula="of:=RIGHT([Sheet1.A655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4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655]" office:value-type="float" office:value="136849">
            <text:p>136849</text:p>
          </table:table-cell>
          <table:table-cell office:value-type="string">
            <text:p>", "a2" : "</text:p>
          </table:table-cell>
          <table:table-cell table:formula="of:=[Sheet1.E655]" office:value-type="float" office:value="30194">
            <text:p>30194</text:p>
          </table:table-cell>
          <table:table-cell office:value-type="string">
            <text:p>", "b1" : "</text:p>
          </table:table-cell>
          <table:table-cell table:formula="of:=[Sheet1.F655]" office:value-type="float" office:value="81711">
            <text:p>81711</text:p>
          </table:table-cell>
          <table:table-cell office:value-type="string">
            <text:p>", "b2" : "</text:p>
          </table:table-cell>
          <table:table-cell table:formula="of:=[Sheet1.G655]" office:value-type="float" office:value="58754">
            <text:p>58754</text:p>
          </table:table-cell>
          <table:table-cell office:value-type="string">
            <text:p>", "historic" : "</text:p>
          </table:table-cell>
          <table:table-cell table:formula="of:=[Sheet1.C65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5]+1" office:value-type="float" office:value="656">
            <text:p>656</text:p>
          </table:table-cell>
          <table:table-cell office:value-type="string">
            <text:p>" }, "year" : "</text:p>
          </table:table-cell>
          <table:table-cell table:formula="of:=RIGHT([Sheet1.A656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4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656]" office:value-type="float" office:value="106608">
            <text:p>106608</text:p>
          </table:table-cell>
          <table:table-cell office:value-type="string">
            <text:p>", "a2" : "</text:p>
          </table:table-cell>
          <table:table-cell table:formula="of:=[Sheet1.E656]" office:value-type="float" office:value="24754">
            <text:p>24754</text:p>
          </table:table-cell>
          <table:table-cell office:value-type="string">
            <text:p>", "b1" : "</text:p>
          </table:table-cell>
          <table:table-cell table:formula="of:=[Sheet1.F656]" office:value-type="float" office:value="66212">
            <text:p>66212</text:p>
          </table:table-cell>
          <table:table-cell office:value-type="string">
            <text:p>", "b2" : "</text:p>
          </table:table-cell>
          <table:table-cell table:formula="of:=[Sheet1.G656]" office:value-type="float" office:value="43315">
            <text:p>43315</text:p>
          </table:table-cell>
          <table:table-cell office:value-type="string">
            <text:p>", "historic" : "</text:p>
          </table:table-cell>
          <table:table-cell table:formula="of:=[Sheet1.C65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6]+1" office:value-type="float" office:value="657">
            <text:p>657</text:p>
          </table:table-cell>
          <table:table-cell office:value-type="string">
            <text:p>" }, "year" : "</text:p>
          </table:table-cell>
          <table:table-cell table:formula="of:=RIGHT([Sheet1.A657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4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657]" office:value-type="float" office:value="66437">
            <text:p>66437</text:p>
          </table:table-cell>
          <table:table-cell office:value-type="string">
            <text:p>", "a2" : "</text:p>
          </table:table-cell>
          <table:table-cell table:formula="of:=[Sheet1.E657]" office:value-type="float" office:value="15724">
            <text:p>15724</text:p>
          </table:table-cell>
          <table:table-cell office:value-type="string">
            <text:p>", "b1" : "</text:p>
          </table:table-cell>
          <table:table-cell table:formula="of:=[Sheet1.F657]" office:value-type="float" office:value="71500">
            <text:p>71500</text:p>
          </table:table-cell>
          <table:table-cell office:value-type="string">
            <text:p>", "b2" : "</text:p>
          </table:table-cell>
          <table:table-cell table:formula="of:=[Sheet1.G657]" office:value-type="float" office:value="22958">
            <text:p>22958</text:p>
          </table:table-cell>
          <table:table-cell office:value-type="string">
            <text:p>", "historic" : "</text:p>
          </table:table-cell>
          <table:table-cell table:formula="of:=[Sheet1.C65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7]+1" office:value-type="float" office:value="658">
            <text:p>658</text:p>
          </table:table-cell>
          <table:table-cell office:value-type="string">
            <text:p>" }, "year" : "</text:p>
          </table:table-cell>
          <table:table-cell table:formula="of:=RIGHT([Sheet1.A658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4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658]" office:value-type="float" office:value="137528">
            <text:p>137528</text:p>
          </table:table-cell>
          <table:table-cell office:value-type="string">
            <text:p>", "a2" : "</text:p>
          </table:table-cell>
          <table:table-cell table:formula="of:=[Sheet1.E658]" office:value-type="float" office:value="85837">
            <text:p>85837</text:p>
          </table:table-cell>
          <table:table-cell office:value-type="string">
            <text:p>", "b1" : "</text:p>
          </table:table-cell>
          <table:table-cell table:formula="of:=[Sheet1.F658]" office:value-type="float" office:value="97921">
            <text:p>97921</text:p>
          </table:table-cell>
          <table:table-cell office:value-type="string">
            <text:p>", "b2" : "</text:p>
          </table:table-cell>
          <table:table-cell table:formula="of:=[Sheet1.G658]" office:value-type="float" office:value="91499">
            <text:p>91499</text:p>
          </table:table-cell>
          <table:table-cell office:value-type="string">
            <text:p>", "historic" : "</text:p>
          </table:table-cell>
          <table:table-cell table:formula="of:=[Sheet1.C65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8]+1" office:value-type="float" office:value="659">
            <text:p>659</text:p>
          </table:table-cell>
          <table:table-cell office:value-type="string">
            <text:p>" }, "year" : "</text:p>
          </table:table-cell>
          <table:table-cell table:formula="of:=RIGHT([Sheet1.A659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4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659]" office:value-type="float" office:value="128888">
            <text:p>128888</text:p>
          </table:table-cell>
          <table:table-cell office:value-type="string">
            <text:p>", "a2" : "</text:p>
          </table:table-cell>
          <table:table-cell table:formula="of:=[Sheet1.E659]" office:value-type="float" office:value="80998">
            <text:p>80998</text:p>
          </table:table-cell>
          <table:table-cell office:value-type="string">
            <text:p>", "b1" : "</text:p>
          </table:table-cell>
          <table:table-cell table:formula="of:=[Sheet1.F659]" office:value-type="float" office:value="97395">
            <text:p>97395</text:p>
          </table:table-cell>
          <table:table-cell office:value-type="string">
            <text:p>", "b2" : "</text:p>
          </table:table-cell>
          <table:table-cell table:formula="of:=[Sheet1.G659]" office:value-type="float" office:value="68266">
            <text:p>68266</text:p>
          </table:table-cell>
          <table:table-cell office:value-type="string">
            <text:p>", "historic" : "</text:p>
          </table:table-cell>
          <table:table-cell table:formula="of:=[Sheet1.C65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59]+1" office:value-type="float" office:value="660">
            <text:p>660</text:p>
          </table:table-cell>
          <table:table-cell office:value-type="string">
            <text:p>" }, "year" : "</text:p>
          </table:table-cell>
          <table:table-cell table:formula="of:=RIGHT([Sheet1.A660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5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60]" office:value-type="float" office:value="164085">
            <text:p>164085</text:p>
          </table:table-cell>
          <table:table-cell office:value-type="string">
            <text:p>", "a2" : "</text:p>
          </table:table-cell>
          <table:table-cell table:formula="of:=[Sheet1.E660]" office:value-type="float" office:value="20931">
            <text:p>20931</text:p>
          </table:table-cell>
          <table:table-cell office:value-type="string">
            <text:p>", "b1" : "</text:p>
          </table:table-cell>
          <table:table-cell table:formula="of:=[Sheet1.F660]" office:value-type="float" office:value="55299">
            <text:p>55299</text:p>
          </table:table-cell>
          <table:table-cell office:value-type="string">
            <text:p>", "b2" : "</text:p>
          </table:table-cell>
          <table:table-cell table:formula="of:=[Sheet1.G660]" office:value-type="float" office:value="39110">
            <text:p>39110</text:p>
          </table:table-cell>
          <table:table-cell office:value-type="string">
            <text:p>", "historic" : "</text:p>
          </table:table-cell>
          <table:table-cell table:formula="of:=[Sheet1.C66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0]+1" office:value-type="float" office:value="661">
            <text:p>661</text:p>
          </table:table-cell>
          <table:table-cell office:value-type="string">
            <text:p>" }, "year" : "</text:p>
          </table:table-cell>
          <table:table-cell table:formula="of:=RIGHT([Sheet1.A661];4)" office:value-type="string" office:string-value="2090">
            <text:p>2090</text:p>
          </table:table-cell>
          <table:table-cell office:value-type="string">
            <text:p>", "continent" : "</text:p>
          </table:table-cell>
          <table:table-cell table:formula="of:=[.F65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61]" office:value-type="float" office:value="28639">
            <text:p>28639</text:p>
          </table:table-cell>
          <table:table-cell office:value-type="string">
            <text:p>", "a2" : "</text:p>
          </table:table-cell>
          <table:table-cell table:formula="of:=[Sheet1.E661]" office:value-type="float" office:value="4479">
            <text:p>4479</text:p>
          </table:table-cell>
          <table:table-cell office:value-type="string">
            <text:p>", "b1" : "</text:p>
          </table:table-cell>
          <table:table-cell table:formula="of:=[Sheet1.F661]" office:value-type="float" office:value="27811">
            <text:p>27811</text:p>
          </table:table-cell>
          <table:table-cell office:value-type="string">
            <text:p>", "b2" : "</text:p>
          </table:table-cell>
          <table:table-cell table:formula="of:=[Sheet1.G661]" office:value-type="float" office:value="11524">
            <text:p>11524</text:p>
          </table:table-cell>
          <table:table-cell office:value-type="string">
            <text:p>", "historic" : "</text:p>
          </table:table-cell>
          <table:table-cell table:formula="of:=[Sheet1.C66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1]+1" office:value-type="float" office:value="662">
            <text:p>662</text:p>
          </table:table-cell>
          <table:table-cell office:value-type="string">
            <text:p>" }, "year" : "</text:p>
          </table:table-cell>
          <table:table-cell table:formula="of:=RIGHT([Sheet1.A662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5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662]" office:value-type="float" office:value="59297">
            <text:p>59297</text:p>
          </table:table-cell>
          <table:table-cell office:value-type="string">
            <text:p>", "a2" : "</text:p>
          </table:table-cell>
          <table:table-cell table:formula="of:=[Sheet1.E662]" office:value-type="float" office:value="9649">
            <text:p>9649</text:p>
          </table:table-cell>
          <table:table-cell office:value-type="string">
            <text:p>", "b1" : "</text:p>
          </table:table-cell>
          <table:table-cell table:formula="of:=[Sheet1.F662]" office:value-type="float" office:value="46974">
            <text:p>46974</text:p>
          </table:table-cell>
          <table:table-cell office:value-type="string">
            <text:p>", "b2" : "</text:p>
          </table:table-cell>
          <table:table-cell table:formula="of:=[Sheet1.G662]" office:value-type="float" office:value="15838">
            <text:p>15838</text:p>
          </table:table-cell>
          <table:table-cell office:value-type="string">
            <text:p>", "historic" : "</text:p>
          </table:table-cell>
          <table:table-cell table:formula="of:=[Sheet1.C66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2]+1" office:value-type="float" office:value="663">
            <text:p>663</text:p>
          </table:table-cell>
          <table:table-cell office:value-type="string">
            <text:p>" }, "year" : "</text:p>
          </table:table-cell>
          <table:table-cell table:formula="of:=RIGHT([Sheet1.A663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5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663]" office:value-type="float" office:value="95108">
            <text:p>95108</text:p>
          </table:table-cell>
          <table:table-cell office:value-type="string">
            <text:p>", "a2" : "</text:p>
          </table:table-cell>
          <table:table-cell table:formula="of:=[Sheet1.E663]" office:value-type="float" office:value="8435">
            <text:p>8435</text:p>
          </table:table-cell>
          <table:table-cell office:value-type="string">
            <text:p>", "b1" : "</text:p>
          </table:table-cell>
          <table:table-cell table:formula="of:=[Sheet1.F663]" office:value-type="float" office:value="46346">
            <text:p>46346</text:p>
          </table:table-cell>
          <table:table-cell office:value-type="string">
            <text:p>", "b2" : "</text:p>
          </table:table-cell>
          <table:table-cell table:formula="of:=[Sheet1.G663]" office:value-type="float" office:value="29655">
            <text:p>29655</text:p>
          </table:table-cell>
          <table:table-cell office:value-type="string">
            <text:p>", "historic" : "</text:p>
          </table:table-cell>
          <table:table-cell table:formula="of:=[Sheet1.C66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3]+1" office:value-type="float" office:value="664">
            <text:p>664</text:p>
          </table:table-cell>
          <table:table-cell office:value-type="string">
            <text:p>" }, "year" : "</text:p>
          </table:table-cell>
          <table:table-cell table:formula="of:=RIGHT([Sheet1.A664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5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664]" office:value-type="float" office:value="159611">
            <text:p>159611</text:p>
          </table:table-cell>
          <table:table-cell office:value-type="string">
            <text:p>", "a2" : "</text:p>
          </table:table-cell>
          <table:table-cell table:formula="of:=[Sheet1.E664]" office:value-type="float" office:value="80645">
            <text:p>80645</text:p>
          </table:table-cell>
          <table:table-cell office:value-type="string">
            <text:p>", "b1" : "</text:p>
          </table:table-cell>
          <table:table-cell table:formula="of:=[Sheet1.F664]" office:value-type="float" office:value="121640">
            <text:p>121640</text:p>
          </table:table-cell>
          <table:table-cell office:value-type="string">
            <text:p>", "b2" : "</text:p>
          </table:table-cell>
          <table:table-cell table:formula="of:=[Sheet1.G664]" office:value-type="float" office:value="77020">
            <text:p>77020</text:p>
          </table:table-cell>
          <table:table-cell office:value-type="string">
            <text:p>", "historic" : "</text:p>
          </table:table-cell>
          <table:table-cell table:formula="of:=[Sheet1.C66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4]+1" office:value-type="float" office:value="665">
            <text:p>665</text:p>
          </table:table-cell>
          <table:table-cell office:value-type="string">
            <text:p>" }, "year" : "</text:p>
          </table:table-cell>
          <table:table-cell table:formula="of:=RIGHT([Sheet1.A665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5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665]" office:value-type="float" office:value="153007">
            <text:p>153007</text:p>
          </table:table-cell>
          <table:table-cell office:value-type="string">
            <text:p>", "a2" : "</text:p>
          </table:table-cell>
          <table:table-cell table:formula="of:=[Sheet1.E665]" office:value-type="float" office:value="32744">
            <text:p>32744</text:p>
          </table:table-cell>
          <table:table-cell office:value-type="string">
            <text:p>", "b1" : "</text:p>
          </table:table-cell>
          <table:table-cell table:formula="of:=[Sheet1.F665]" office:value-type="float" office:value="91741">
            <text:p>91741</text:p>
          </table:table-cell>
          <table:table-cell office:value-type="string">
            <text:p>", "b2" : "</text:p>
          </table:table-cell>
          <table:table-cell table:formula="of:=[Sheet1.G665]" office:value-type="float" office:value="62069">
            <text:p>62069</text:p>
          </table:table-cell>
          <table:table-cell office:value-type="string">
            <text:p>", "historic" : "</text:p>
          </table:table-cell>
          <table:table-cell table:formula="of:=[Sheet1.C66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5]+1" office:value-type="float" office:value="666">
            <text:p>666</text:p>
          </table:table-cell>
          <table:table-cell office:value-type="string">
            <text:p>" }, "year" : "</text:p>
          </table:table-cell>
          <table:table-cell table:formula="of:=RIGHT([Sheet1.A666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5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666]" office:value-type="float" office:value="117761">
            <text:p>117761</text:p>
          </table:table-cell>
          <table:table-cell office:value-type="string">
            <text:p>", "a2" : "</text:p>
          </table:table-cell>
          <table:table-cell table:formula="of:=[Sheet1.E666]" office:value-type="float" office:value="26500">
            <text:p>26500</text:p>
          </table:table-cell>
          <table:table-cell office:value-type="string">
            <text:p>", "b1" : "</text:p>
          </table:table-cell>
          <table:table-cell table:formula="of:=[Sheet1.F666]" office:value-type="float" office:value="71323">
            <text:p>71323</text:p>
          </table:table-cell>
          <table:table-cell office:value-type="string">
            <text:p>", "b2" : "</text:p>
          </table:table-cell>
          <table:table-cell table:formula="of:=[Sheet1.G666]" office:value-type="float" office:value="45506">
            <text:p>45506</text:p>
          </table:table-cell>
          <table:table-cell office:value-type="string">
            <text:p>", "historic" : "</text:p>
          </table:table-cell>
          <table:table-cell table:formula="of:=[Sheet1.C66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6]+1" office:value-type="float" office:value="667">
            <text:p>667</text:p>
          </table:table-cell>
          <table:table-cell office:value-type="string">
            <text:p>" }, "year" : "</text:p>
          </table:table-cell>
          <table:table-cell table:formula="of:=RIGHT([Sheet1.A667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5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667]" office:value-type="float" office:value="72998">
            <text:p>72998</text:p>
          </table:table-cell>
          <table:table-cell office:value-type="string">
            <text:p>", "a2" : "</text:p>
          </table:table-cell>
          <table:table-cell table:formula="of:=[Sheet1.E667]" office:value-type="float" office:value="16660">
            <text:p>16660</text:p>
          </table:table-cell>
          <table:table-cell office:value-type="string">
            <text:p>", "b1" : "</text:p>
          </table:table-cell>
          <table:table-cell table:formula="of:=[Sheet1.F667]" office:value-type="float" office:value="78676">
            <text:p>78676</text:p>
          </table:table-cell>
          <table:table-cell office:value-type="string">
            <text:p>", "b2" : "</text:p>
          </table:table-cell>
          <table:table-cell table:formula="of:=[Sheet1.G667]" office:value-type="float" office:value="23901">
            <text:p>23901</text:p>
          </table:table-cell>
          <table:table-cell office:value-type="string">
            <text:p>", "historic" : "</text:p>
          </table:table-cell>
          <table:table-cell table:formula="of:=[Sheet1.C66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7]+1" office:value-type="float" office:value="668">
            <text:p>668</text:p>
          </table:table-cell>
          <table:table-cell office:value-type="string">
            <text:p>" }, "year" : "</text:p>
          </table:table-cell>
          <table:table-cell table:formula="of:=RIGHT([Sheet1.A668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5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668]" office:value-type="float" office:value="145812">
            <text:p>145812</text:p>
          </table:table-cell>
          <table:table-cell office:value-type="string">
            <text:p>", "a2" : "</text:p>
          </table:table-cell>
          <table:table-cell table:formula="of:=[Sheet1.E668]" office:value-type="float" office:value="89065">
            <text:p>89065</text:p>
          </table:table-cell>
          <table:table-cell office:value-type="string">
            <text:p>", "b1" : "</text:p>
          </table:table-cell>
          <table:table-cell table:formula="of:=[Sheet1.F668]" office:value-type="float" office:value="102785">
            <text:p>102785</text:p>
          </table:table-cell>
          <table:table-cell office:value-type="string">
            <text:p>", "b2" : "</text:p>
          </table:table-cell>
          <table:table-cell table:formula="of:=[Sheet1.G668]" office:value-type="float" office:value="95535">
            <text:p>95535</text:p>
          </table:table-cell>
          <table:table-cell office:value-type="string">
            <text:p>", "historic" : "</text:p>
          </table:table-cell>
          <table:table-cell table:formula="of:=[Sheet1.C66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8]+1" office:value-type="float" office:value="669">
            <text:p>669</text:p>
          </table:table-cell>
          <table:table-cell office:value-type="string">
            <text:p>" }, "year" : "</text:p>
          </table:table-cell>
          <table:table-cell table:formula="of:=RIGHT([Sheet1.A669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5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669]" office:value-type="float" office:value="137547">
            <text:p>137547</text:p>
          </table:table-cell>
          <table:table-cell office:value-type="string">
            <text:p>", "a2" : "</text:p>
          </table:table-cell>
          <table:table-cell table:formula="of:=[Sheet1.E669]" office:value-type="float" office:value="84524">
            <text:p>84524</text:p>
          </table:table-cell>
          <table:table-cell office:value-type="string">
            <text:p>", "b1" : "</text:p>
          </table:table-cell>
          <table:table-cell table:formula="of:=[Sheet1.F669]" office:value-type="float" office:value="101953">
            <text:p>101953</text:p>
          </table:table-cell>
          <table:table-cell office:value-type="string">
            <text:p>", "b2" : "</text:p>
          </table:table-cell>
          <table:table-cell table:formula="of:=[Sheet1.G669]" office:value-type="float" office:value="70059">
            <text:p>70059</text:p>
          </table:table-cell>
          <table:table-cell office:value-type="string">
            <text:p>", "historic" : "</text:p>
          </table:table-cell>
          <table:table-cell table:formula="of:=[Sheet1.C66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69]+1" office:value-type="float" office:value="670">
            <text:p>670</text:p>
          </table:table-cell>
          <table:table-cell office:value-type="string">
            <text:p>" }, "year" : "</text:p>
          </table:table-cell>
          <table:table-cell table:formula="of:=RIGHT([Sheet1.A670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6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70]" office:value-type="float" office:value="186767">
            <text:p>186767</text:p>
          </table:table-cell>
          <table:table-cell office:value-type="string">
            <text:p>", "a2" : "</text:p>
          </table:table-cell>
          <table:table-cell table:formula="of:=[Sheet1.E670]" office:value-type="float" office:value="22641">
            <text:p>22641</text:p>
          </table:table-cell>
          <table:table-cell office:value-type="string">
            <text:p>", "b1" : "</text:p>
          </table:table-cell>
          <table:table-cell table:formula="of:=[Sheet1.F670]" office:value-type="float" office:value="59927">
            <text:p>59927</text:p>
          </table:table-cell>
          <table:table-cell office:value-type="string">
            <text:p>", "b2" : "</text:p>
          </table:table-cell>
          <table:table-cell table:formula="of:=[Sheet1.G670]" office:value-type="float" office:value="41684">
            <text:p>41684</text:p>
          </table:table-cell>
          <table:table-cell office:value-type="string">
            <text:p>", "historic" : "</text:p>
          </table:table-cell>
          <table:table-cell table:formula="of:=[Sheet1.C67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0]+1" office:value-type="float" office:value="671">
            <text:p>671</text:p>
          </table:table-cell>
          <table:table-cell office:value-type="string">
            <text:p>" }, "year" : "</text:p>
          </table:table-cell>
          <table:table-cell table:formula="of:=RIGHT([Sheet1.A671];4)" office:value-type="string" office:string-value="2095">
            <text:p>2095</text:p>
          </table:table-cell>
          <table:table-cell office:value-type="string">
            <text:p>", "continent" : "</text:p>
          </table:table-cell>
          <table:table-cell table:formula="of:=[.F66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71]" office:value-type="float" office:value="32862">
            <text:p>32862</text:p>
          </table:table-cell>
          <table:table-cell office:value-type="string">
            <text:p>", "a2" : "</text:p>
          </table:table-cell>
          <table:table-cell table:formula="of:=[Sheet1.E671]" office:value-type="float" office:value="4948">
            <text:p>4948</text:p>
          </table:table-cell>
          <table:table-cell office:value-type="string">
            <text:p>", "b1" : "</text:p>
          </table:table-cell>
          <table:table-cell table:formula="of:=[Sheet1.F671]" office:value-type="float" office:value="30471">
            <text:p>30471</text:p>
          </table:table-cell>
          <table:table-cell office:value-type="string">
            <text:p>", "b2" : "</text:p>
          </table:table-cell>
          <table:table-cell table:formula="of:=[Sheet1.G671]" office:value-type="float" office:value="12219">
            <text:p>12219</text:p>
          </table:table-cell>
          <table:table-cell office:value-type="string">
            <text:p>", "historic" : "</text:p>
          </table:table-cell>
          <table:table-cell table:formula="of:=[Sheet1.C671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1]+1" office:value-type="float" office:value="672">
            <text:p>672</text:p>
          </table:table-cell>
          <table:table-cell office:value-type="string">
            <text:p>" }, "year" : "</text:p>
          </table:table-cell>
          <table:table-cell table:formula="of:=RIGHT([Sheet1.A672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62]" office:value-type="string" office:string-value="AFR">
            <text:p>AFR</text:p>
          </table:table-cell>
          <table:table-cell office:value-type="string">
            <text:p>", "a1" : "</text:p>
          </table:table-cell>
          <table:table-cell table:formula="of:=[Sheet1.D672]" office:value-type="float" office:value="67595">
            <text:p>67595</text:p>
          </table:table-cell>
          <table:table-cell office:value-type="string">
            <text:p>", "a2" : "</text:p>
          </table:table-cell>
          <table:table-cell table:formula="of:=[Sheet1.E672]" office:value-type="float" office:value="10691">
            <text:p>10691</text:p>
          </table:table-cell>
          <table:table-cell office:value-type="string">
            <text:p>", "b1" : "</text:p>
          </table:table-cell>
          <table:table-cell table:formula="of:=[Sheet1.F672]" office:value-type="float" office:value="53462">
            <text:p>53462</text:p>
          </table:table-cell>
          <table:table-cell office:value-type="string">
            <text:p>", "b2" : "</text:p>
          </table:table-cell>
          <table:table-cell table:formula="of:=[Sheet1.G672]" office:value-type="float" office:value="16811">
            <text:p>16811</text:p>
          </table:table-cell>
          <table:table-cell office:value-type="string">
            <text:p>", "historic" : "</text:p>
          </table:table-cell>
          <table:table-cell table:formula="of:=[Sheet1.C672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2]+1" office:value-type="float" office:value="673">
            <text:p>673</text:p>
          </table:table-cell>
          <table:table-cell office:value-type="string">
            <text:p>" }, "year" : "</text:p>
          </table:table-cell>
          <table:table-cell table:formula="of:=RIGHT([Sheet1.A673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63]" office:value-type="string" office:string-value="CPA">
            <text:p>CPA</text:p>
          </table:table-cell>
          <table:table-cell office:value-type="string">
            <text:p>", "a1" : "</text:p>
          </table:table-cell>
          <table:table-cell table:formula="of:=[Sheet1.D673]" office:value-type="float" office:value="108534">
            <text:p>108534</text:p>
          </table:table-cell>
          <table:table-cell office:value-type="string">
            <text:p>", "a2" : "</text:p>
          </table:table-cell>
          <table:table-cell table:formula="of:=[Sheet1.E673]" office:value-type="float" office:value="9130">
            <text:p>9130</text:p>
          </table:table-cell>
          <table:table-cell office:value-type="string">
            <text:p>", "b1" : "</text:p>
          </table:table-cell>
          <table:table-cell table:formula="of:=[Sheet1.F673]" office:value-type="float" office:value="54750">
            <text:p>54750</text:p>
          </table:table-cell>
          <table:table-cell office:value-type="string">
            <text:p>", "b2" : "</text:p>
          </table:table-cell>
          <table:table-cell table:formula="of:=[Sheet1.G673]" office:value-type="float" office:value="31490">
            <text:p>31490</text:p>
          </table:table-cell>
          <table:table-cell office:value-type="string">
            <text:p>", "historic" : "</text:p>
          </table:table-cell>
          <table:table-cell table:formula="of:=[Sheet1.C673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3]+1" office:value-type="float" office:value="674">
            <text:p>674</text:p>
          </table:table-cell>
          <table:table-cell office:value-type="string">
            <text:p>" }, "year" : "</text:p>
          </table:table-cell>
          <table:table-cell table:formula="of:=RIGHT([Sheet1.A674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64]" office:value-type="string" office:string-value="EUR">
            <text:p>EUR</text:p>
          </table:table-cell>
          <table:table-cell office:value-type="string">
            <text:p>", "a1" : "</text:p>
          </table:table-cell>
          <table:table-cell table:formula="of:=[Sheet1.D674]" office:value-type="float" office:value="173292">
            <text:p>173292</text:p>
          </table:table-cell>
          <table:table-cell office:value-type="string">
            <text:p>", "a2" : "</text:p>
          </table:table-cell>
          <table:table-cell table:formula="of:=[Sheet1.E674]" office:value-type="float" office:value="84763">
            <text:p>84763</text:p>
          </table:table-cell>
          <table:table-cell office:value-type="string">
            <text:p>", "b1" : "</text:p>
          </table:table-cell>
          <table:table-cell table:formula="of:=[Sheet1.F674]" office:value-type="float" office:value="130559">
            <text:p>130559</text:p>
          </table:table-cell>
          <table:table-cell office:value-type="string">
            <text:p>", "b2" : "</text:p>
          </table:table-cell>
          <table:table-cell table:formula="of:=[Sheet1.G674]" office:value-type="float" office:value="80730">
            <text:p>80730</text:p>
          </table:table-cell>
          <table:table-cell office:value-type="string">
            <text:p>", "historic" : "</text:p>
          </table:table-cell>
          <table:table-cell table:formula="of:=[Sheet1.C674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4]+1" office:value-type="float" office:value="675">
            <text:p>675</text:p>
          </table:table-cell>
          <table:table-cell office:value-type="string">
            <text:p>" }, "year" : "</text:p>
          </table:table-cell>
          <table:table-cell table:formula="of:=RIGHT([Sheet1.A675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65]" office:value-type="string" office:string-value="FSU">
            <text:p>FSU</text:p>
          </table:table-cell>
          <table:table-cell office:value-type="string">
            <text:p>", "a1" : "</text:p>
          </table:table-cell>
          <table:table-cell table:formula="of:=[Sheet1.D675]" office:value-type="float" office:value="170352">
            <text:p>170352</text:p>
          </table:table-cell>
          <table:table-cell office:value-type="string">
            <text:p>", "a2" : "</text:p>
          </table:table-cell>
          <table:table-cell table:formula="of:=[Sheet1.E675]" office:value-type="float" office:value="35172">
            <text:p>35172</text:p>
          </table:table-cell>
          <table:table-cell office:value-type="string">
            <text:p>", "b1" : "</text:p>
          </table:table-cell>
          <table:table-cell table:formula="of:=[Sheet1.F675]" office:value-type="float" office:value="103081">
            <text:p>103081</text:p>
          </table:table-cell>
          <table:table-cell office:value-type="string">
            <text:p>", "b2" : "</text:p>
          </table:table-cell>
          <table:table-cell table:formula="of:=[Sheet1.G675]" office:value-type="float" office:value="65532">
            <text:p>65532</text:p>
          </table:table-cell>
          <table:table-cell office:value-type="string">
            <text:p>", "historic" : "</text:p>
          </table:table-cell>
          <table:table-cell table:formula="of:=[Sheet1.C675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5]+1" office:value-type="float" office:value="676">
            <text:p>676</text:p>
          </table:table-cell>
          <table:table-cell office:value-type="string">
            <text:p>" }, "year" : "</text:p>
          </table:table-cell>
          <table:table-cell table:formula="of:=RIGHT([Sheet1.A676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66]" office:value-type="string" office:string-value="LAM">
            <text:p>LAM</text:p>
          </table:table-cell>
          <table:table-cell office:value-type="string">
            <text:p>", "a1" : "</text:p>
          </table:table-cell>
          <table:table-cell table:formula="of:=[Sheet1.D676]" office:value-type="float" office:value="130170">
            <text:p>130170</text:p>
          </table:table-cell>
          <table:table-cell office:value-type="string">
            <text:p>", "a2" : "</text:p>
          </table:table-cell>
          <table:table-cell table:formula="of:=[Sheet1.E676]" office:value-type="float" office:value="28106">
            <text:p>28106</text:p>
          </table:table-cell>
          <table:table-cell office:value-type="string">
            <text:p>", "b1" : "</text:p>
          </table:table-cell>
          <table:table-cell table:formula="of:=[Sheet1.F676]" office:value-type="float" office:value="77435">
            <text:p>77435</text:p>
          </table:table-cell>
          <table:table-cell office:value-type="string">
            <text:p>", "b2" : "</text:p>
          </table:table-cell>
          <table:table-cell table:formula="of:=[Sheet1.G676]" office:value-type="float" office:value="47835">
            <text:p>47835</text:p>
          </table:table-cell>
          <table:table-cell office:value-type="string">
            <text:p>", "historic" : "</text:p>
          </table:table-cell>
          <table:table-cell table:formula="of:=[Sheet1.C676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6]+1" office:value-type="float" office:value="677">
            <text:p>677</text:p>
          </table:table-cell>
          <table:table-cell office:value-type="string">
            <text:p>" }, "year" : "</text:p>
          </table:table-cell>
          <table:table-cell table:formula="of:=RIGHT([Sheet1.A677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67]" office:value-type="string" office:string-value="MEA">
            <text:p>MEA</text:p>
          </table:table-cell>
          <table:table-cell office:value-type="string">
            <text:p>", "a1" : "</text:p>
          </table:table-cell>
          <table:table-cell table:formula="of:=[Sheet1.D677]" office:value-type="float" office:value="80414">
            <text:p>80414</text:p>
          </table:table-cell>
          <table:table-cell office:value-type="string">
            <text:p>", "a2" : "</text:p>
          </table:table-cell>
          <table:table-cell table:formula="of:=[Sheet1.E677]" office:value-type="float" office:value="17566">
            <text:p>17566</text:p>
          </table:table-cell>
          <table:table-cell office:value-type="string">
            <text:p>", "b1" : "</text:p>
          </table:table-cell>
          <table:table-cell table:formula="of:=[Sheet1.F677]" office:value-type="float" office:value="87222">
            <text:p>87222</text:p>
          </table:table-cell>
          <table:table-cell office:value-type="string">
            <text:p>", "b2" : "</text:p>
          </table:table-cell>
          <table:table-cell table:formula="of:=[Sheet1.G677]" office:value-type="float" office:value="24906">
            <text:p>24906</text:p>
          </table:table-cell>
          <table:table-cell office:value-type="string">
            <text:p>", "historic" : "</text:p>
          </table:table-cell>
          <table:table-cell table:formula="of:=[Sheet1.C677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7]+1" office:value-type="float" office:value="678">
            <text:p>678</text:p>
          </table:table-cell>
          <table:table-cell office:value-type="string">
            <text:p>" }, "year" : "</text:p>
          </table:table-cell>
          <table:table-cell table:formula="of:=RIGHT([Sheet1.A678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68]" office:value-type="string" office:string-value="NAM">
            <text:p>NAM</text:p>
          </table:table-cell>
          <table:table-cell office:value-type="string">
            <text:p>", "a1" : "</text:p>
          </table:table-cell>
          <table:table-cell table:formula="of:=[Sheet1.D678]" office:value-type="float" office:value="153829">
            <text:p>153829</text:p>
          </table:table-cell>
          <table:table-cell office:value-type="string">
            <text:p>", "a2" : "</text:p>
          </table:table-cell>
          <table:table-cell table:formula="of:=[Sheet1.E678]" office:value-type="float" office:value="91770">
            <text:p>91770</text:p>
          </table:table-cell>
          <table:table-cell office:value-type="string">
            <text:p>", "b1" : "</text:p>
          </table:table-cell>
          <table:table-cell table:formula="of:=[Sheet1.F678]" office:value-type="float" office:value="108347">
            <text:p>108347</text:p>
          </table:table-cell>
          <table:table-cell office:value-type="string">
            <text:p>", "b2" : "</text:p>
          </table:table-cell>
          <table:table-cell table:formula="of:=[Sheet1.G678]" office:value-type="float" office:value="99780">
            <text:p>99780</text:p>
          </table:table-cell>
          <table:table-cell office:value-type="string">
            <text:p>", "historic" : "</text:p>
          </table:table-cell>
          <table:table-cell table:formula="of:=[Sheet1.C678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8]+1" office:value-type="float" office:value="679">
            <text:p>679</text:p>
          </table:table-cell>
          <table:table-cell office:value-type="string">
            <text:p>" }, "year" : "</text:p>
          </table:table-cell>
          <table:table-cell table:formula="of:=RIGHT([Sheet1.A679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69]" office:value-type="string" office:string-value="PAO">
            <text:p>PAO</text:p>
          </table:table-cell>
          <table:table-cell office:value-type="string">
            <text:p>", "a1" : "</text:p>
          </table:table-cell>
          <table:table-cell table:formula="of:=[Sheet1.D679]" office:value-type="float" office:value="146593">
            <text:p>146593</text:p>
          </table:table-cell>
          <table:table-cell office:value-type="string">
            <text:p>", "a2" : "</text:p>
          </table:table-cell>
          <table:table-cell table:formula="of:=[Sheet1.E679]" office:value-type="float" office:value="87867">
            <text:p>87867</text:p>
          </table:table-cell>
          <table:table-cell office:value-type="string">
            <text:p>", "b1" : "</text:p>
          </table:table-cell>
          <table:table-cell table:formula="of:=[Sheet1.F679]" office:value-type="float" office:value="106450">
            <text:p>106450</text:p>
          </table:table-cell>
          <table:table-cell office:value-type="string">
            <text:p>", "b2" : "</text:p>
          </table:table-cell>
          <table:table-cell table:formula="of:=[Sheet1.G679]" office:value-type="float" office:value="72913">
            <text:p>72913</text:p>
          </table:table-cell>
          <table:table-cell office:value-type="string">
            <text:p>", "historic" : "</text:p>
          </table:table-cell>
          <table:table-cell table:formula="of:=[Sheet1.C679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79]+1" office:value-type="float" office:value="680">
            <text:p>680</text:p>
          </table:table-cell>
          <table:table-cell office:value-type="string">
            <text:p>" }, "year" : "</text:p>
          </table:table-cell>
          <table:table-cell table:formula="of:=RIGHT([Sheet1.A680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70]" office:value-type="string" office:string-value="PAS">
            <text:p>PAS</text:p>
          </table:table-cell>
          <table:table-cell office:value-type="string">
            <text:p>", "a1" : "</text:p>
          </table:table-cell>
          <table:table-cell table:formula="of:=[Sheet1.D680]" office:value-type="float" office:value="212464">
            <text:p>212464</text:p>
          </table:table-cell>
          <table:table-cell office:value-type="string">
            <text:p>", "a2" : "</text:p>
          </table:table-cell>
          <table:table-cell table:formula="of:=[Sheet1.E680]" office:value-type="float" office:value="24339">
            <text:p>24339</text:p>
          </table:table-cell>
          <table:table-cell office:value-type="string">
            <text:p>", "b1" : "</text:p>
          </table:table-cell>
          <table:table-cell table:formula="of:=[Sheet1.F680]" office:value-type="float" office:value="65089">
            <text:p>65089</text:p>
          </table:table-cell>
          <table:table-cell office:value-type="string">
            <text:p>", "b2" : "</text:p>
          </table:table-cell>
          <table:table-cell table:formula="of:=[Sheet1.G680]" office:value-type="float" office:value="44467">
            <text:p>44467</text:p>
          </table:table-cell>
          <table:table-cell office:value-type="string">
            <text:p>", "historic" : "</text:p>
          </table:table-cell>
          <table:table-cell table:formula="of:=[Sheet1.C680]" office:value-type="string" office:string-value="NA">
            <text:p>NA</text:p>
          </table:table-cell>
          <table:table-cell office:value-type="string">
            <text:p>" }, </text:p>
          </table:table-cell>
        </table:table-row>
        <table:table-row table:style-name="ro1">
          <table:table-cell office:value-type="string">
            <text:p>{"@attributes": { "id" : "</text:p>
          </table:table-cell>
          <table:table-cell table:formula="of:=[.B680]+1" office:value-type="float" office:value="681">
            <text:p>681</text:p>
          </table:table-cell>
          <table:table-cell office:value-type="string">
            <text:p>" }, "year" : "</text:p>
          </table:table-cell>
          <table:table-cell table:formula="of:=RIGHT([Sheet1.A681];4)" office:value-type="string" office:string-value="2100">
            <text:p>2100</text:p>
          </table:table-cell>
          <table:table-cell office:value-type="string">
            <text:p>", "continent" : "</text:p>
          </table:table-cell>
          <table:table-cell table:formula="of:=[.F671]" office:value-type="string" office:string-value="SAS">
            <text:p>SAS</text:p>
          </table:table-cell>
          <table:table-cell office:value-type="string">
            <text:p>", "a1" : "</text:p>
          </table:table-cell>
          <table:table-cell table:formula="of:=[Sheet1.D681]" office:value-type="float" office:value="37768">
            <text:p>37768</text:p>
          </table:table-cell>
          <table:table-cell office:value-type="string">
            <text:p>", "a2" : "</text:p>
          </table:table-cell>
          <table:table-cell table:formula="of:=[Sheet1.E681]" office:value-type="float" office:value="5434">
            <text:p>5434</text:p>
          </table:table-cell>
          <table:table-cell office:value-type="string">
            <text:p>", "b1" : "</text:p>
          </table:table-cell>
          <table:table-cell table:formula="of:=[Sheet1.F681]" office:value-type="float" office:value="33601">
            <text:p>33601</text:p>
          </table:table-cell>
          <table:table-cell office:value-type="string">
            <text:p>", "b2" : "</text:p>
          </table:table-cell>
          <table:table-cell table:formula="of:=[Sheet1.G681]" office:value-type="float" office:value="12960">
            <text:p>12960</text:p>
          </table:table-cell>
          <table:table-cell office:value-type="string">
            <text:p>", "historic" : "</text:p>
          </table:table-cell>
          <table:table-cell table:formula="of:=[Sheet1.C681]" office:value-type="string" office:string-value="NA">
            <text:p>NA</text:p>
          </table:table-cell>
          <table:table-cell office:value-type="string">
            <text:p>" }</text:p>
          </table:table-cell>
        </table:table-row>
        <table:table-row table:style-name="ro1">
          <table:table-cell office:value-type="string">
            <text:p>] } }</text:p>
          </table:table-cell>
          <table:table-cell table:number-columns-repeated="16"/>
        </table:table-row>
      </table:table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number-columns-repeated="2" office:value-type="string">
            <text:p>dummy</text:p>
          </table:table-cell>
          <table:table-cell office:value-type="string">
            <text:p>measured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string">
            <text:p>y1961</text:p>
          </table:table-cell>
          <table:table-cell office:value-type="string">
            <text:p>Subsahara Afrika</text:p>
          </table:table-cell>
          <table:table-cell table:number-columns-repeated="5" office:value-type="float" office:value="673">
            <text:p>673</text:p>
          </table:table-cell>
        </table:table-row>
        <table:table-row table:style-name="ro1">
          <table:table-cell office:value-type="string">
            <text:p>y1961</text:p>
          </table:table-cell>
          <table:table-cell office:value-type="string">
            <text:p>China</text:p>
          </table:table-cell>
          <table:table-cell table:number-columns-repeated="5" office:value-type="float" office:value="90">
            <text:p>90</text:p>
          </table:table-cell>
        </table:table-row>
        <table:table-row table:style-name="ro1">
          <table:table-cell office:value-type="string">
            <text:p>y1961</text:p>
          </table:table-cell>
          <table:table-cell office:value-type="string">
            <text:p>Europa</text:p>
          </table:table-cell>
          <table:table-cell table:number-columns-repeated="5" office:value-type="float" office:value="8934">
            <text:p>8934</text:p>
          </table:table-cell>
        </table:table-row>
        <table:table-row table:style-name="ro2">
          <table:table-cell office:value-type="string">
            <text:p>y1961</text:p>
          </table:table-cell>
          <table:table-cell office:value-type="string">
            <text:p>Ehemalige Sovietunio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2">
          <table:table-cell office:value-type="string">
            <text:p>y1961</text:p>
          </table:table-cell>
          <table:table-cell office:value-type="string">
            <text:p>Latein Amerika</text:p>
          </table:table-cell>
          <table:table-cell table:number-columns-repeated="5" office:value-type="float" office:value="2323">
            <text:p>2323</text:p>
          </table:table-cell>
        </table:table-row>
        <table:table-row table:style-name="ro2">
          <table:table-cell office:value-type="string">
            <text:p>y1961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1341">
            <text:p>1341</text:p>
          </table:table-cell>
        </table:table-row>
        <table:table-row table:style-name="ro2">
          <table:table-cell office:value-type="string">
            <text:p>y1961</text:p>
          </table:table-cell>
          <table:table-cell office:value-type="string">
            <text:p>USA+Kanada</text:p>
          </table:table-cell>
          <table:table-cell table:number-columns-repeated="5" office:value-type="float" office:value="14837">
            <text:p>14837</text:p>
          </table:table-cell>
        </table:table-row>
        <table:table-row table:style-name="ro2">
          <table:table-cell office:value-type="string">
            <text:p>y1961</text:p>
          </table:table-cell>
          <table:table-cell office:value-type="string">
            <text:p>Australien+Japan</text:p>
          </table:table-cell>
          <table:table-cell table:number-columns-repeated="5" office:value-type="float" office:value="7804">
            <text:p>7804</text:p>
          </table:table-cell>
        </table:table-row>
        <table:table-row table:style-name="ro2">
          <table:table-cell office:value-type="string">
            <text:p>y1961</text:p>
          </table:table-cell>
          <table:table-cell office:value-type="string">
            <text:p>Südostasien</text:p>
          </table:table-cell>
          <table:table-cell table:number-columns-repeated="5" office:value-type="float" office:value="567">
            <text:p>567</text:p>
          </table:table-cell>
        </table:table-row>
        <table:table-row table:style-name="ro2">
          <table:table-cell office:value-type="string">
            <text:p>y1961</text:p>
          </table:table-cell>
          <table:table-cell office:value-type="string">
            <text:p>Indien</text:p>
          </table:table-cell>
          <table:table-cell table:number-columns-repeated="5" office:value-type="float" office:value="201">
            <text:p>201</text:p>
          </table:table-cell>
        </table:table-row>
        <table:table-row table:style-name="ro2">
          <table:table-cell office:value-type="string">
            <text:p>y1962</text:p>
          </table:table-cell>
          <table:table-cell office:value-type="string">
            <text:p>Subsahara Afrika</text:p>
          </table:table-cell>
          <table:table-cell table:number-columns-repeated="5" office:value-type="float" office:value="690">
            <text:p>690</text:p>
          </table:table-cell>
        </table:table-row>
        <table:table-row table:style-name="ro1">
          <table:table-cell office:value-type="string">
            <text:p>y1962</text:p>
          </table:table-cell>
          <table:table-cell office:value-type="string">
            <text:p>China</text:p>
          </table:table-cell>
          <table:table-cell table:number-columns-repeated="5" office:value-type="float" office:value="84">
            <text:p>84</text:p>
          </table:table-cell>
        </table:table-row>
        <table:table-row table:style-name="ro1">
          <table:table-cell office:value-type="string">
            <text:p>y1962</text:p>
          </table:table-cell>
          <table:table-cell office:value-type="string">
            <text:p>Europa</text:p>
          </table:table-cell>
          <table:table-cell table:number-columns-repeated="5" office:value-type="float" office:value="9264">
            <text:p>9264</text:p>
          </table:table-cell>
        </table:table-row>
        <table:table-row table:style-name="ro2">
          <table:table-cell office:value-type="string">
            <text:p>y1962</text:p>
          </table:table-cell>
          <table:table-cell office:value-type="string">
            <text:p>Ehemalige Sovietunio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2">
          <table:table-cell office:value-type="string">
            <text:p>y1962</text:p>
          </table:table-cell>
          <table:table-cell office:value-type="string">
            <text:p>Latein Amerika</text:p>
          </table:table-cell>
          <table:table-cell table:number-columns-repeated="5" office:value-type="float" office:value="2366">
            <text:p>2366</text:p>
          </table:table-cell>
        </table:table-row>
        <table:table-row table:style-name="ro2">
          <table:table-cell office:value-type="string">
            <text:p>y1962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1327">
            <text:p>1327</text:p>
          </table:table-cell>
        </table:table-row>
        <table:table-row table:style-name="ro2">
          <table:table-cell office:value-type="string">
            <text:p>y1962</text:p>
          </table:table-cell>
          <table:table-cell office:value-type="string">
            <text:p>USA+Kanada</text:p>
          </table:table-cell>
          <table:table-cell table:number-columns-repeated="5" office:value-type="float" office:value="15600">
            <text:p>15600</text:p>
          </table:table-cell>
        </table:table-row>
        <table:table-row table:style-name="ro2">
          <table:table-cell office:value-type="string">
            <text:p>y1962</text:p>
          </table:table-cell>
          <table:table-cell office:value-type="string">
            <text:p>Australien+Japan</text:p>
          </table:table-cell>
          <table:table-cell table:number-columns-repeated="5" office:value-type="float" office:value="8401">
            <text:p>8401</text:p>
          </table:table-cell>
        </table:table-row>
        <table:table-row table:style-name="ro2">
          <table:table-cell office:value-type="string">
            <text:p>y1962</text:p>
          </table:table-cell>
          <table:table-cell office:value-type="string">
            <text:p>Südostasien</text:p>
          </table:table-cell>
          <table:table-cell table:number-columns-repeated="5" office:value-type="float" office:value="573">
            <text:p>573</text:p>
          </table:table-cell>
        </table:table-row>
        <table:table-row table:style-name="ro2">
          <table:table-cell office:value-type="string">
            <text:p>y1962</text:p>
          </table:table-cell>
          <table:table-cell office:value-type="string">
            <text:p>Indien</text:p>
          </table:table-cell>
          <table:table-cell table:number-columns-repeated="5" office:value-type="float" office:value="203">
            <text:p>203</text:p>
          </table:table-cell>
        </table:table-row>
        <table:table-row table:style-name="ro2">
          <table:table-cell office:value-type="string">
            <text:p>y1963</text:p>
          </table:table-cell>
          <table:table-cell office:value-type="string">
            <text:p>Subsahara Afrika</text:p>
          </table:table-cell>
          <table:table-cell table:number-columns-repeated="5" office:value-type="float" office:value="715">
            <text:p>715</text:p>
          </table:table-cell>
        </table:table-row>
        <table:table-row table:style-name="ro1">
          <table:table-cell office:value-type="string">
            <text:p>y1963</text:p>
          </table:table-cell>
          <table:table-cell office:value-type="string">
            <text:p>China</text:p>
          </table:table-cell>
          <table:table-cell table:number-columns-repeated="5" office:value-type="float" office:value="91">
            <text:p>91</text:p>
          </table:table-cell>
        </table:table-row>
        <table:table-row table:style-name="ro1">
          <table:table-cell office:value-type="string">
            <text:p>y1963</text:p>
          </table:table-cell>
          <table:table-cell office:value-type="string">
            <text:p>Europa</text:p>
          </table:table-cell>
          <table:table-cell table:number-columns-repeated="5" office:value-type="float" office:value="9654">
            <text:p>9654</text:p>
          </table:table-cell>
        </table:table-row>
        <table:table-row table:style-name="ro2">
          <table:table-cell office:value-type="string">
            <text:p>y1963</text:p>
          </table:table-cell>
          <table:table-cell office:value-type="string">
            <text:p>Ehemalige Sovietunio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y1963</text:p>
          </table:table-cell>
          <table:table-cell office:value-type="string">
            <text:p>Latein Amerika</text:p>
          </table:table-cell>
          <table:table-cell table:number-columns-repeated="5" office:value-type="float" office:value="2372">
            <text:p>2372</text:p>
          </table:table-cell>
        </table:table-row>
        <table:table-row table:style-name="ro1">
          <table:table-cell office:value-type="string">
            <text:p>y1963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1487">
            <text:p>1487</text:p>
          </table:table-cell>
        </table:table-row>
        <table:table-row table:style-name="ro1">
          <table:table-cell office:value-type="string">
            <text:p>y1963</text:p>
          </table:table-cell>
          <table:table-cell office:value-type="string">
            <text:p>USA+Kanada</text:p>
          </table:table-cell>
          <table:table-cell table:number-columns-repeated="5" office:value-type="float" office:value="16105">
            <text:p>16105</text:p>
          </table:table-cell>
        </table:table-row>
        <table:table-row table:style-name="ro1">
          <table:table-cell office:value-type="string">
            <text:p>y1963</text:p>
          </table:table-cell>
          <table:table-cell office:value-type="string">
            <text:p>Australien+Japan</text:p>
          </table:table-cell>
          <table:table-cell table:number-columns-repeated="5" office:value-type="float" office:value="9012">
            <text:p>9012</text:p>
          </table:table-cell>
        </table:table-row>
        <table:table-row table:style-name="ro1">
          <table:table-cell office:value-type="string">
            <text:p>y1963</text:p>
          </table:table-cell>
          <table:table-cell office:value-type="string">
            <text:p>Südostasien</text:p>
          </table:table-cell>
          <table:table-cell table:number-columns-repeated="5" office:value-type="float" office:value="590">
            <text:p>590</text:p>
          </table:table-cell>
        </table:table-row>
        <table:table-row table:style-name="ro1">
          <table:table-cell office:value-type="string">
            <text:p>y1963</text:p>
          </table:table-cell>
          <table:table-cell office:value-type="string">
            <text:p>Indien</text:p>
          </table:table-cell>
          <table:table-cell table:number-columns-repeated="5" office:value-type="float" office:value="210">
            <text:p>210</text:p>
          </table:table-cell>
        </table:table-row>
        <table:table-row table:style-name="ro1">
          <table:table-cell office:value-type="string">
            <text:p>y1964</text:p>
          </table:table-cell>
          <table:table-cell office:value-type="string">
            <text:p>Subsahara Afrika</text:p>
          </table:table-cell>
          <table:table-cell table:number-columns-repeated="5" office:value-type="float" office:value="741">
            <text:p>741</text:p>
          </table:table-cell>
        </table:table-row>
        <table:table-row table:style-name="ro1">
          <table:table-cell office:value-type="string">
            <text:p>y1964</text:p>
          </table:table-cell>
          <table:table-cell office:value-type="string">
            <text:p>China</text:p>
          </table:table-cell>
          <table:table-cell table:number-columns-repeated="5" office:value-type="float" office:value="103">
            <text:p>103</text:p>
          </table:table-cell>
        </table:table-row>
        <table:table-row table:style-name="ro1">
          <table:table-cell office:value-type="string">
            <text:p>y1964</text:p>
          </table:table-cell>
          <table:table-cell office:value-type="string">
            <text:p>Europa</text:p>
          </table:table-cell>
          <table:table-cell table:number-columns-repeated="5" office:value-type="float" office:value="10073">
            <text:p>10073</text:p>
          </table:table-cell>
        </table:table-row>
        <table:table-row table:style-name="ro2">
          <table:table-cell office:value-type="string">
            <text:p>y1964</text:p>
          </table:table-cell>
          <table:table-cell office:value-type="string">
            <text:p>Ehemalige Sovietunio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y1964</text:p>
          </table:table-cell>
          <table:table-cell office:value-type="string">
            <text:p>Latein Amerika</text:p>
          </table:table-cell>
          <table:table-cell table:number-columns-repeated="5" office:value-type="float" office:value="2489">
            <text:p>2489</text:p>
          </table:table-cell>
        </table:table-row>
        <table:table-row table:style-name="ro1">
          <table:table-cell office:value-type="string">
            <text:p>y1964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1549">
            <text:p>1549</text:p>
          </table:table-cell>
        </table:table-row>
        <table:table-row table:style-name="ro1">
          <table:table-cell office:value-type="string">
            <text:p>y1964</text:p>
          </table:table-cell>
          <table:table-cell office:value-type="string">
            <text:p>USA+Kanada</text:p>
          </table:table-cell>
          <table:table-cell table:number-columns-repeated="5" office:value-type="float" office:value="16862">
            <text:p>16862</text:p>
          </table:table-cell>
        </table:table-row>
        <table:table-row table:style-name="ro1">
          <table:table-cell office:value-type="string">
            <text:p>y1964</text:p>
          </table:table-cell>
          <table:table-cell office:value-type="string">
            <text:p>Australien+Japan</text:p>
          </table:table-cell>
          <table:table-cell table:number-columns-repeated="5" office:value-type="float" office:value="9939">
            <text:p>9939</text:p>
          </table:table-cell>
        </table:table-row>
        <table:table-row table:style-name="ro1">
          <table:table-cell office:value-type="string">
            <text:p>y1964</text:p>
          </table:table-cell>
          <table:table-cell office:value-type="string">
            <text:p>Südostasien</text:p>
          </table:table-cell>
          <table:table-cell table:number-columns-repeated="5" office:value-type="float" office:value="607">
            <text:p>607</text:p>
          </table:table-cell>
        </table:table-row>
        <table:table-row table:style-name="ro1">
          <table:table-cell office:value-type="string">
            <text:p>y1964</text:p>
          </table:table-cell>
          <table:table-cell office:value-type="string">
            <text:p>Indien</text:p>
          </table:table-cell>
          <table:table-cell table:number-columns-repeated="5" office:value-type="float" office:value="221">
            <text:p>221</text:p>
          </table:table-cell>
        </table:table-row>
        <table:table-row table:style-name="ro1">
          <table:table-cell office:value-type="string">
            <text:p>y1965</text:p>
          </table:table-cell>
          <table:table-cell office:value-type="string">
            <text:p>Subsahara Afrika</text:p>
          </table:table-cell>
          <table:table-cell table:number-columns-repeated="5" office:value-type="float" office:value="772">
            <text:p>772</text:p>
          </table:table-cell>
        </table:table-row>
        <table:table-row table:style-name="ro1">
          <table:table-cell office:value-type="string">
            <text:p>y1965</text:p>
          </table:table-cell>
          <table:table-cell office:value-type="string">
            <text:p>China</text:p>
          </table:table-cell>
          <table:table-cell table:number-columns-repeated="5" office:value-type="float" office:value="117">
            <text:p>117</text:p>
          </table:table-cell>
        </table:table-row>
        <table:table-row table:style-name="ro1">
          <table:table-cell office:value-type="string">
            <text:p>y1965</text:p>
          </table:table-cell>
          <table:table-cell office:value-type="string">
            <text:p>Europa</text:p>
          </table:table-cell>
          <table:table-cell table:number-columns-repeated="5" office:value-type="float" office:value="10387">
            <text:p>10387</text:p>
          </table:table-cell>
        </table:table-row>
        <table:table-row table:style-name="ro2">
          <table:table-cell office:value-type="string">
            <text:p>y1965</text:p>
          </table:table-cell>
          <table:table-cell office:value-type="string">
            <text:p>Ehemalige Sovietunio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y1965</text:p>
          </table:table-cell>
          <table:table-cell office:value-type="string">
            <text:p>Latein Amerika</text:p>
          </table:table-cell>
          <table:table-cell table:number-columns-repeated="5" office:value-type="float" office:value="2545">
            <text:p>2545</text:p>
          </table:table-cell>
        </table:table-row>
        <table:table-row table:style-name="ro1">
          <table:table-cell office:value-type="string">
            <text:p>y1965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1617">
            <text:p>1617</text:p>
          </table:table-cell>
        </table:table-row>
        <table:table-row table:style-name="ro1">
          <table:table-cell office:value-type="string">
            <text:p>y1965</text:p>
          </table:table-cell>
          <table:table-cell office:value-type="string">
            <text:p>USA+Kanada</text:p>
          </table:table-cell>
          <table:table-cell table:number-columns-repeated="5" office:value-type="float" office:value="17657">
            <text:p>17657</text:p>
          </table:table-cell>
        </table:table-row>
        <table:table-row table:style-name="ro1">
          <table:table-cell office:value-type="string">
            <text:p>y1965</text:p>
          </table:table-cell>
          <table:table-cell office:value-type="string">
            <text:p>Australien+Japan</text:p>
          </table:table-cell>
          <table:table-cell table:number-columns-repeated="5" office:value-type="float" office:value="10409">
            <text:p>10409</text:p>
          </table:table-cell>
        </table:table-row>
        <table:table-row table:style-name="ro1">
          <table:table-cell office:value-type="string">
            <text:p>y1965</text:p>
          </table:table-cell>
          <table:table-cell office:value-type="string">
            <text:p>Südostasien</text:p>
          </table:table-cell>
          <table:table-cell table:number-columns-repeated="5" office:value-type="float" office:value="620">
            <text:p>620</text:p>
          </table:table-cell>
        </table:table-row>
        <table:table-row table:style-name="ro1">
          <table:table-cell office:value-type="string">
            <text:p>y1965</text:p>
          </table:table-cell>
          <table:table-cell office:value-type="string">
            <text:p>Indien</text:p>
          </table:table-cell>
          <table:table-cell table:number-columns-repeated="5" office:value-type="float" office:value="253">
            <text:p>253</text:p>
          </table:table-cell>
        </table:table-row>
        <table:table-row table:style-name="ro1">
          <table:table-cell office:value-type="string">
            <text:p>y1966</text:p>
          </table:table-cell>
          <table:table-cell office:value-type="string">
            <text:p>Subsahara Afrika</text:p>
          </table:table-cell>
          <table:table-cell table:number-columns-repeated="5" office:value-type="float" office:value="770">
            <text:p>770</text:p>
          </table:table-cell>
        </table:table-row>
        <table:table-row table:style-name="ro1">
          <table:table-cell office:value-type="string">
            <text:p>y1966</text:p>
          </table:table-cell>
          <table:table-cell office:value-type="string">
            <text:p>China</text:p>
          </table:table-cell>
          <table:table-cell table:number-columns-repeated="5" office:value-type="float" office:value="126">
            <text:p>126</text:p>
          </table:table-cell>
        </table:table-row>
        <table:table-row table:style-name="ro1">
          <table:table-cell office:value-type="string">
            <text:p>y1966</text:p>
          </table:table-cell>
          <table:table-cell office:value-type="string">
            <text:p>Europa</text:p>
          </table:table-cell>
          <table:table-cell table:number-columns-repeated="5" office:value-type="float" office:value="10729">
            <text:p>10729</text:p>
          </table:table-cell>
        </table:table-row>
        <table:table-row table:style-name="ro2">
          <table:table-cell office:value-type="string">
            <text:p>y1966</text:p>
          </table:table-cell>
          <table:table-cell office:value-type="string">
            <text:p>Ehemalige Sovietunio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y1966</text:p>
          </table:table-cell>
          <table:table-cell office:value-type="string">
            <text:p>Latein Amerika</text:p>
          </table:table-cell>
          <table:table-cell table:number-columns-repeated="5" office:value-type="float" office:value="2587">
            <text:p>2587</text:p>
          </table:table-cell>
        </table:table-row>
        <table:table-row table:style-name="ro1">
          <table:table-cell office:value-type="string">
            <text:p>y1966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1593">
            <text:p>1593</text:p>
          </table:table-cell>
        </table:table-row>
        <table:table-row table:style-name="ro1">
          <table:table-cell office:value-type="string">
            <text:p>y1966</text:p>
          </table:table-cell>
          <table:table-cell office:value-type="string">
            <text:p>USA+Kanada</text:p>
          </table:table-cell>
          <table:table-cell table:number-columns-repeated="5" office:value-type="float" office:value="18471">
            <text:p>18471</text:p>
          </table:table-cell>
        </table:table-row>
        <table:table-row table:style-name="ro1">
          <table:table-cell office:value-type="string">
            <text:p>y1966</text:p>
          </table:table-cell>
          <table:table-cell office:value-type="string">
            <text:p>Australien+Japan</text:p>
          </table:table-cell>
          <table:table-cell table:number-columns-repeated="5" office:value-type="float" office:value="11251">
            <text:p>11251</text:p>
          </table:table-cell>
        </table:table-row>
        <table:table-row table:style-name="ro1">
          <table:table-cell office:value-type="string">
            <text:p>y1966</text:p>
          </table:table-cell>
          <table:table-cell office:value-type="string">
            <text:p>Südostasien</text:p>
          </table:table-cell>
          <table:table-cell table:number-columns-repeated="5" office:value-type="float" office:value="654">
            <text:p>654</text:p>
          </table:table-cell>
        </table:table-row>
        <table:table-row table:style-name="ro1">
          <table:table-cell office:value-type="string">
            <text:p>y1966</text:p>
          </table:table-cell>
          <table:table-cell office:value-type="string">
            <text:p>Indien</text:p>
          </table:table-cell>
          <table:table-cell table:number-columns-repeated="5" office:value-type="float" office:value="249">
            <text:p>249</text:p>
          </table:table-cell>
        </table:table-row>
        <table:table-row table:style-name="ro1">
          <table:table-cell office:value-type="string">
            <text:p>y1967</text:p>
          </table:table-cell>
          <table:table-cell office:value-type="string">
            <text:p>Subsahara Afrika</text:p>
          </table:table-cell>
          <table:table-cell table:number-columns-repeated="5" office:value-type="float" office:value="765">
            <text:p>765</text:p>
          </table:table-cell>
        </table:table-row>
        <table:table-row table:style-name="ro1">
          <table:table-cell office:value-type="string">
            <text:p>y1967</text:p>
          </table:table-cell>
          <table:table-cell office:value-type="string">
            <text:p>China</text:p>
          </table:table-cell>
          <table:table-cell table:number-columns-repeated="5" office:value-type="float" office:value="115">
            <text:p>115</text:p>
          </table:table-cell>
        </table:table-row>
        <table:table-row table:style-name="ro1">
          <table:table-cell office:value-type="string">
            <text:p>y1967</text:p>
          </table:table-cell>
          <table:table-cell office:value-type="string">
            <text:p>Europa</text:p>
          </table:table-cell>
          <table:table-cell table:number-columns-repeated="5" office:value-type="float" office:value="11096">
            <text:p>11096</text:p>
          </table:table-cell>
        </table:table-row>
        <table:table-row table:style-name="ro2">
          <table:table-cell office:value-type="string">
            <text:p>y1967</text:p>
          </table:table-cell>
          <table:table-cell office:value-type="string">
            <text:p>Ehemalige Sovietunio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y1967</text:p>
          </table:table-cell>
          <table:table-cell office:value-type="string">
            <text:p>Latein Amerika</text:p>
          </table:table-cell>
          <table:table-cell table:number-columns-repeated="5" office:value-type="float" office:value="2635">
            <text:p>2635</text:p>
          </table:table-cell>
        </table:table-row>
        <table:table-row table:style-name="ro1">
          <table:table-cell office:value-type="string">
            <text:p>y1967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1664">
            <text:p>1664</text:p>
          </table:table-cell>
        </table:table-row>
        <table:table-row table:style-name="ro1">
          <table:table-cell office:value-type="string">
            <text:p>y1967</text:p>
          </table:table-cell>
          <table:table-cell office:value-type="string">
            <text:p>USA+Kanada</text:p>
          </table:table-cell>
          <table:table-cell table:number-columns-repeated="5" office:value-type="float" office:value="18669">
            <text:p>18669</text:p>
          </table:table-cell>
        </table:table-row>
        <table:table-row table:style-name="ro1">
          <table:table-cell office:value-type="string">
            <text:p>y1967</text:p>
          </table:table-cell>
          <table:table-cell office:value-type="string">
            <text:p>Australien+Japan</text:p>
          </table:table-cell>
          <table:table-cell table:number-columns-repeated="5" office:value-type="float" office:value="12238">
            <text:p>12238</text:p>
          </table:table-cell>
        </table:table-row>
        <table:table-row table:style-name="ro1">
          <table:table-cell office:value-type="string">
            <text:p>y1967</text:p>
          </table:table-cell>
          <table:table-cell office:value-type="string">
            <text:p>Südostasien</text:p>
          </table:table-cell>
          <table:table-cell table:number-columns-repeated="5" office:value-type="float" office:value="670">
            <text:p>670</text:p>
          </table:table-cell>
        </table:table-row>
        <table:table-row table:style-name="ro1">
          <table:table-cell office:value-type="string">
            <text:p>y1967</text:p>
          </table:table-cell>
          <table:table-cell office:value-type="string">
            <text:p>Indien</text:p>
          </table:table-cell>
          <table:table-cell table:number-columns-repeated="5" office:value-type="float" office:value="259">
            <text:p>259</text:p>
          </table:table-cell>
        </table:table-row>
        <table:table-row table:style-name="ro1">
          <table:table-cell office:value-type="string">
            <text:p>y1968</text:p>
          </table:table-cell>
          <table:table-cell office:value-type="string">
            <text:p>Subsahara Afrika</text:p>
          </table:table-cell>
          <table:table-cell table:number-columns-repeated="5" office:value-type="float" office:value="772">
            <text:p>772</text:p>
          </table:table-cell>
        </table:table-row>
        <table:table-row table:style-name="ro1">
          <table:table-cell office:value-type="string">
            <text:p>y1968</text:p>
          </table:table-cell>
          <table:table-cell office:value-type="string">
            <text:p>China</text:p>
          </table:table-cell>
          <table:table-cell table:number-columns-repeated="5" office:value-type="float" office:value="108">
            <text:p>108</text:p>
          </table:table-cell>
        </table:table-row>
        <table:table-row table:style-name="ro1">
          <table:table-cell office:value-type="string">
            <text:p>y1968</text:p>
          </table:table-cell>
          <table:table-cell office:value-type="string">
            <text:p>Europa</text:p>
          </table:table-cell>
          <table:table-cell table:number-columns-repeated="5" office:value-type="float" office:value="11539">
            <text:p>11539</text:p>
          </table:table-cell>
        </table:table-row>
        <table:table-row table:style-name="ro2">
          <table:table-cell office:value-type="string">
            <text:p>y1968</text:p>
          </table:table-cell>
          <table:table-cell office:value-type="string">
            <text:p>Ehemalige Sovietunio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y1968</text:p>
          </table:table-cell>
          <table:table-cell office:value-type="string">
            <text:p>Latein Amerika</text:p>
          </table:table-cell>
          <table:table-cell table:number-columns-repeated="5" office:value-type="float" office:value="2768">
            <text:p>2768</text:p>
          </table:table-cell>
        </table:table-row>
        <table:table-row table:style-name="ro1">
          <table:table-cell office:value-type="string">
            <text:p>y1968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1805">
            <text:p>1805</text:p>
          </table:table-cell>
        </table:table-row>
        <table:table-row table:style-name="ro1">
          <table:table-cell office:value-type="string">
            <text:p>y1968</text:p>
          </table:table-cell>
          <table:table-cell office:value-type="string">
            <text:p>USA+Kanada</text:p>
          </table:table-cell>
          <table:table-cell table:number-columns-repeated="5" office:value-type="float" office:value="19342">
            <text:p>19342</text:p>
          </table:table-cell>
        </table:table-row>
        <table:table-row table:style-name="ro1">
          <table:table-cell office:value-type="string">
            <text:p>y1968</text:p>
          </table:table-cell>
          <table:table-cell office:value-type="string">
            <text:p>Australien+Japan</text:p>
          </table:table-cell>
          <table:table-cell table:number-columns-repeated="5" office:value-type="float" office:value="13572">
            <text:p>13572</text:p>
          </table:table-cell>
        </table:table-row>
        <table:table-row table:style-name="ro1">
          <table:table-cell office:value-type="string">
            <text:p>y1968</text:p>
          </table:table-cell>
          <table:table-cell office:value-type="string">
            <text:p>Südostasien</text:p>
          </table:table-cell>
          <table:table-cell table:number-columns-repeated="5" office:value-type="float" office:value="718">
            <text:p>718</text:p>
          </table:table-cell>
        </table:table-row>
        <table:table-row table:style-name="ro1">
          <table:table-cell office:value-type="string">
            <text:p>y1968</text:p>
          </table:table-cell>
          <table:table-cell office:value-type="string">
            <text:p>Indien</text:p>
          </table:table-cell>
          <table:table-cell table:number-columns-repeated="5" office:value-type="float" office:value="264">
            <text:p>264</text:p>
          </table:table-cell>
        </table:table-row>
        <table:table-row table:style-name="ro1">
          <table:table-cell office:value-type="string">
            <text:p>y1969</text:p>
          </table:table-cell>
          <table:table-cell office:value-type="string">
            <text:p>Subsahara Afrika</text:p>
          </table:table-cell>
          <table:table-cell table:number-columns-repeated="5" office:value-type="float" office:value="807">
            <text:p>807</text:p>
          </table:table-cell>
        </table:table-row>
        <table:table-row table:style-name="ro1">
          <table:table-cell office:value-type="string">
            <text:p>y1969</text:p>
          </table:table-cell>
          <table:table-cell office:value-type="string">
            <text:p>China</text:p>
          </table:table-cell>
          <table:table-cell table:number-columns-repeated="5" office:value-type="float" office:value="123">
            <text:p>123</text:p>
          </table:table-cell>
        </table:table-row>
        <table:table-row table:style-name="ro1">
          <table:table-cell office:value-type="string">
            <text:p>y1969</text:p>
          </table:table-cell>
          <table:table-cell office:value-type="string">
            <text:p>Europa</text:p>
          </table:table-cell>
          <table:table-cell table:number-columns-repeated="5" office:value-type="float" office:value="12080">
            <text:p>12080</text:p>
          </table:table-cell>
        </table:table-row>
        <table:table-row table:style-name="ro2">
          <table:table-cell office:value-type="string">
            <text:p>y1969</text:p>
          </table:table-cell>
          <table:table-cell office:value-type="string">
            <text:p>Ehemalige Sovietunio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y1969</text:p>
          </table:table-cell>
          <table:table-cell office:value-type="string">
            <text:p>Latein Amerika</text:p>
          </table:table-cell>
          <table:table-cell table:number-columns-repeated="5" office:value-type="float" office:value="2858">
            <text:p>2858</text:p>
          </table:table-cell>
        </table:table-row>
        <table:table-row table:style-name="ro1">
          <table:table-cell office:value-type="string">
            <text:p>y1969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1937">
            <text:p>1937</text:p>
          </table:table-cell>
        </table:table-row>
        <table:table-row table:style-name="ro1">
          <table:table-cell office:value-type="string">
            <text:p>y1969</text:p>
          </table:table-cell>
          <table:table-cell office:value-type="string">
            <text:p>USA+Kanada</text:p>
          </table:table-cell>
          <table:table-cell table:number-columns-repeated="5" office:value-type="float" office:value="20083">
            <text:p>20083</text:p>
          </table:table-cell>
        </table:table-row>
        <table:table-row table:style-name="ro1">
          <table:table-cell office:value-type="string">
            <text:p>y1969</text:p>
          </table:table-cell>
          <table:table-cell office:value-type="string">
            <text:p>Australien+Japan</text:p>
          </table:table-cell>
          <table:table-cell table:number-columns-repeated="5" office:value-type="float" office:value="14852">
            <text:p>14852</text:p>
          </table:table-cell>
        </table:table-row>
        <table:table-row table:style-name="ro1">
          <table:table-cell office:value-type="string">
            <text:p>y1969</text:p>
          </table:table-cell>
          <table:table-cell office:value-type="string">
            <text:p>Südostasien</text:p>
          </table:table-cell>
          <table:table-cell table:number-columns-repeated="5" office:value-type="float" office:value="766">
            <text:p>766</text:p>
          </table:table-cell>
        </table:table-row>
        <table:table-row table:style-name="ro1">
          <table:table-cell office:value-type="string">
            <text:p>y1969</text:p>
          </table:table-cell>
          <table:table-cell office:value-type="string">
            <text:p>Indien</text:p>
          </table:table-cell>
          <table:table-cell table:number-columns-repeated="5" office:value-type="float" office:value="273">
            <text:p>273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Subsahara Afrika</text:p>
          </table:table-cell>
          <table:table-cell table:number-columns-repeated="5" office:value-type="float" office:value="854">
            <text:p>854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China</text:p>
          </table:table-cell>
          <table:table-cell table:number-columns-repeated="5" office:value-type="float" office:value="143">
            <text:p>143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Europa</text:p>
          </table:table-cell>
          <table:table-cell table:number-columns-repeated="5" office:value-type="float" office:value="12571">
            <text:p>12571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128">
            <text:p>2128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Latein Amerika</text:p>
          </table:table-cell>
          <table:table-cell table:number-columns-repeated="5" office:value-type="float" office:value="2970">
            <text:p>2970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2061">
            <text:p>2061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USA+Kanada</text:p>
          </table:table-cell>
          <table:table-cell table:number-columns-repeated="5" office:value-type="float" office:value="20316">
            <text:p>20316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Australien+Japan</text:p>
          </table:table-cell>
          <table:table-cell table:number-columns-repeated="5" office:value-type="float" office:value="15332">
            <text:p>15332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Südostasien</text:p>
          </table:table-cell>
          <table:table-cell table:number-columns-repeated="5" office:value-type="float" office:value="805">
            <text:p>805</text:p>
          </table:table-cell>
        </table:table-row>
        <table:table-row table:style-name="ro1">
          <table:table-cell office:value-type="string">
            <text:p>y1970</text:p>
          </table:table-cell>
          <table:table-cell office:value-type="string">
            <text:p>Indien</text:p>
          </table:table-cell>
          <table:table-cell table:number-columns-repeated="5" office:value-type="float" office:value="282">
            <text:p>282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Subsahara Afrika</text:p>
          </table:table-cell>
          <table:table-cell table:number-columns-repeated="5" office:value-type="float" office:value="886">
            <text:p>886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China</text:p>
          </table:table-cell>
          <table:table-cell table:number-columns-repeated="5" office:value-type="float" office:value="148">
            <text:p>148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Europa</text:p>
          </table:table-cell>
          <table:table-cell table:number-columns-repeated="5" office:value-type="float" office:value="12929">
            <text:p>12929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216">
            <text:p>2216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Latein Amerika</text:p>
          </table:table-cell>
          <table:table-cell table:number-columns-repeated="5" office:value-type="float" office:value="3079">
            <text:p>3079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2200">
            <text:p>2200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USA+Kanada</text:p>
          </table:table-cell>
          <table:table-cell table:number-columns-repeated="5" office:value-type="float" office:value="20760">
            <text:p>20760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Australien+Japan</text:p>
          </table:table-cell>
          <table:table-cell table:number-columns-repeated="5" office:value-type="float" office:value="15796">
            <text:p>15796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Südostasien</text:p>
          </table:table-cell>
          <table:table-cell table:number-columns-repeated="5" office:value-type="float" office:value="841">
            <text:p>841</text:p>
          </table:table-cell>
        </table:table-row>
        <table:table-row table:style-name="ro1">
          <table:table-cell office:value-type="string">
            <text:p>y1971</text:p>
          </table:table-cell>
          <table:table-cell office:value-type="string">
            <text:p>Indien</text:p>
          </table:table-cell>
          <table:table-cell table:number-columns-repeated="5" office:value-type="float" office:value="277">
            <text:p>277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Subsahara Afrika</text:p>
          </table:table-cell>
          <table:table-cell table:number-columns-repeated="5" office:value-type="float" office:value="886">
            <text:p>886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China</text:p>
          </table:table-cell>
          <table:table-cell table:number-columns-repeated="5" office:value-type="float" office:value="150">
            <text:p>150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Europa</text:p>
          </table:table-cell>
          <table:table-cell table:number-columns-repeated="5" office:value-type="float" office:value="13414">
            <text:p>13414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255">
            <text:p>2255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Latein Amerika</text:p>
          </table:table-cell>
          <table:table-cell table:number-columns-repeated="5" office:value-type="float" office:value="3220">
            <text:p>3220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2534">
            <text:p>2534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USA+Kanada</text:p>
          </table:table-cell>
          <table:table-cell table:number-columns-repeated="5" office:value-type="float" office:value="21661">
            <text:p>21661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Australien+Japan</text:p>
          </table:table-cell>
          <table:table-cell table:number-columns-repeated="5" office:value-type="float" office:value="16778">
            <text:p>16778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Südostasien</text:p>
          </table:table-cell>
          <table:table-cell table:number-columns-repeated="5" office:value-type="float" office:value="868">
            <text:p>868</text:p>
          </table:table-cell>
        </table:table-row>
        <table:table-row table:style-name="ro1">
          <table:table-cell office:value-type="string">
            <text:p>y1972</text:p>
          </table:table-cell>
          <table:table-cell office:value-type="string">
            <text:p>Indien</text:p>
          </table:table-cell>
          <table:table-cell table:number-columns-repeated="5" office:value-type="float" office:value="267">
            <text:p>267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Subsahara Afrika</text:p>
          </table:table-cell>
          <table:table-cell table:number-columns-repeated="5" office:value-type="float" office:value="896">
            <text:p>896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China</text:p>
          </table:table-cell>
          <table:table-cell table:number-columns-repeated="5" office:value-type="float" office:value="159">
            <text:p>159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Europa</text:p>
          </table:table-cell>
          <table:table-cell table:number-columns-repeated="5" office:value-type="float" office:value="14111">
            <text:p>14111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406">
            <text:p>2406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Latein Amerika</text:p>
          </table:table-cell>
          <table:table-cell table:number-columns-repeated="5" office:value-type="float" office:value="3403">
            <text:p>3403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2724">
            <text:p>2724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USA+Kanada</text:p>
          </table:table-cell>
          <table:table-cell table:number-columns-repeated="5" office:value-type="float" office:value="22727">
            <text:p>22727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Australien+Japan</text:p>
          </table:table-cell>
          <table:table-cell table:number-columns-repeated="5" office:value-type="float" office:value="17851">
            <text:p>17851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Südostasien</text:p>
          </table:table-cell>
          <table:table-cell table:number-columns-repeated="5" office:value-type="float" office:value="939">
            <text:p>939</text:p>
          </table:table-cell>
        </table:table-row>
        <table:table-row table:style-name="ro1">
          <table:table-cell office:value-type="string">
            <text:p>y1973</text:p>
          </table:table-cell>
          <table:table-cell office:value-type="string">
            <text:p>Indien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Subsahara Afrika</text:p>
          </table:table-cell>
          <table:table-cell table:number-columns-repeated="5" office:value-type="float" office:value="939">
            <text:p>939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China</text:p>
          </table:table-cell>
          <table:table-cell table:number-columns-repeated="5" office:value-type="float" office:value="159">
            <text:p>159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Europa</text:p>
          </table:table-cell>
          <table:table-cell table:number-columns-repeated="5" office:value-type="float" office:value="14397">
            <text:p>14397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500">
            <text:p>2500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Latein Amerika</text:p>
          </table:table-cell>
          <table:table-cell table:number-columns-repeated="5" office:value-type="float" office:value="3529">
            <text:p>3529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032">
            <text:p>3032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USA+Kanada</text:p>
          </table:table-cell>
          <table:table-cell table:number-columns-repeated="5" office:value-type="float" office:value="22464">
            <text:p>22464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Australien+Japan</text:p>
          </table:table-cell>
          <table:table-cell table:number-columns-repeated="5" office:value-type="float" office:value="17423">
            <text:p>17423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Südostasien</text:p>
          </table:table-cell>
          <table:table-cell table:number-columns-repeated="5" office:value-type="float" office:value="978">
            <text:p>978</text:p>
          </table:table-cell>
        </table:table-row>
        <table:table-row table:style-name="ro1">
          <table:table-cell office:value-type="string">
            <text:p>y1974</text:p>
          </table:table-cell>
          <table:table-cell office:value-type="string">
            <text:p>Indien</text:p>
          </table:table-cell>
          <table:table-cell table:number-columns-repeated="5" office:value-type="float" office:value="270">
            <text:p>270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Subsahara Afrika</text:p>
          </table:table-cell>
          <table:table-cell table:number-columns-repeated="5" office:value-type="float" office:value="925">
            <text:p>925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China</text:p>
          </table:table-cell>
          <table:table-cell table:number-columns-repeated="5" office:value-type="float" office:value="170">
            <text:p>170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Europa</text:p>
          </table:table-cell>
          <table:table-cell table:number-columns-repeated="5" office:value-type="float" office:value="14253">
            <text:p>14253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547">
            <text:p>2547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Latein Amerika</text:p>
          </table:table-cell>
          <table:table-cell table:number-columns-repeated="5" office:value-type="float" office:value="3581">
            <text:p>3581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123">
            <text:p>3123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USA+Kanada</text:p>
          </table:table-cell>
          <table:table-cell table:number-columns-repeated="5" office:value-type="float" office:value="22220">
            <text:p>22220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Australien+Japan</text:p>
          </table:table-cell>
          <table:table-cell table:number-columns-repeated="5" office:value-type="float" office:value="17621">
            <text:p>17621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Südostasien</text:p>
          </table:table-cell>
          <table:table-cell table:number-columns-repeated="5" office:value-type="float" office:value="1006">
            <text:p>1006</text:p>
          </table:table-cell>
        </table:table-row>
        <table:table-row table:style-name="ro1">
          <table:table-cell office:value-type="string">
            <text:p>y1975</text:p>
          </table:table-cell>
          <table:table-cell office:value-type="string">
            <text:p>Indien</text:p>
          </table:table-cell>
          <table:table-cell table:number-columns-repeated="5" office:value-type="float" office:value="283">
            <text:p>283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Subsahara Afrika</text:p>
          </table:table-cell>
          <table:table-cell table:number-columns-repeated="5" office:value-type="float" office:value="947">
            <text:p>947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China</text:p>
          </table:table-cell>
          <table:table-cell table:number-columns-repeated="5" office:value-type="float" office:value="164">
            <text:p>164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Europa</text:p>
          </table:table-cell>
          <table:table-cell table:number-columns-repeated="5" office:value-type="float" office:value="14810">
            <text:p>14810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680">
            <text:p>2680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Latein Amerika</text:p>
          </table:table-cell>
          <table:table-cell table:number-columns-repeated="5" office:value-type="float" office:value="3699">
            <text:p>3699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403">
            <text:p>3403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USA+Kanada</text:p>
          </table:table-cell>
          <table:table-cell table:number-columns-repeated="5" office:value-type="float" office:value="23190">
            <text:p>23190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Australien+Japan</text:p>
          </table:table-cell>
          <table:table-cell table:number-columns-repeated="5" office:value-type="float" office:value="18140">
            <text:p>18140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Südostasien</text:p>
          </table:table-cell>
          <table:table-cell table:number-columns-repeated="5" office:value-type="float" office:value="1077">
            <text:p>1077</text:p>
          </table:table-cell>
        </table:table-row>
        <table:table-row table:style-name="ro1">
          <table:table-cell office:value-type="string">
            <text:p>y1976</text:p>
          </table:table-cell>
          <table:table-cell office:value-type="string">
            <text:p>Indien</text:p>
          </table:table-cell>
          <table:table-cell table:number-columns-repeated="5" office:value-type="float" office:value="283">
            <text:p>283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Subsahara Afrika</text:p>
          </table:table-cell>
          <table:table-cell table:number-columns-repeated="5" office:value-type="float" office:value="939">
            <text:p>939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China</text:p>
          </table:table-cell>
          <table:table-cell table:number-columns-repeated="5" office:value-type="float" office:value="175">
            <text:p>175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Europa</text:p>
          </table:table-cell>
          <table:table-cell table:number-columns-repeated="5" office:value-type="float" office:value="15168">
            <text:p>15168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795">
            <text:p>2795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Latein Amerika</text:p>
          </table:table-cell>
          <table:table-cell table:number-columns-repeated="5" office:value-type="float" office:value="3780">
            <text:p>3780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473">
            <text:p>3473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USA+Kanada</text:p>
          </table:table-cell>
          <table:table-cell table:number-columns-repeated="5" office:value-type="float" office:value="23995">
            <text:p>23995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Australien+Japan</text:p>
          </table:table-cell>
          <table:table-cell table:number-columns-repeated="5" office:value-type="float" office:value="18698">
            <text:p>18698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Südostasien</text:p>
          </table:table-cell>
          <table:table-cell table:number-columns-repeated="5" office:value-type="float" office:value="1147">
            <text:p>1147</text:p>
          </table:table-cell>
        </table:table-row>
        <table:table-row table:style-name="ro1">
          <table:table-cell office:value-type="string">
            <text:p>y1977</text:p>
          </table:table-cell>
          <table:table-cell office:value-type="string">
            <text:p>Indien</text:p>
          </table:table-cell>
          <table:table-cell table:number-columns-repeated="5" office:value-type="float" office:value="294">
            <text:p>294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Subsahara Afrika</text:p>
          </table:table-cell>
          <table:table-cell table:number-columns-repeated="5" office:value-type="float" office:value="924">
            <text:p>924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China</text:p>
          </table:table-cell>
          <table:table-cell table:number-columns-repeated="5" office:value-type="float" office:value="192">
            <text:p>192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Europa</text:p>
          </table:table-cell>
          <table:table-cell table:number-columns-repeated="5" office:value-type="float" office:value="15550">
            <text:p>15550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914">
            <text:p>2914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Latein Amerika</text:p>
          </table:table-cell>
          <table:table-cell table:number-columns-repeated="5" office:value-type="float" office:value="3861">
            <text:p>3861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385">
            <text:p>3385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USA+Kanada</text:p>
          </table:table-cell>
          <table:table-cell table:number-columns-repeated="5" office:value-type="float" office:value="25044">
            <text:p>25044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Australien+Japan</text:p>
          </table:table-cell>
          <table:table-cell table:number-columns-repeated="5" office:value-type="float" office:value="19387">
            <text:p>19387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Südostasien</text:p>
          </table:table-cell>
          <table:table-cell table:number-columns-repeated="5" office:value-type="float" office:value="1217">
            <text:p>1217</text:p>
          </table:table-cell>
        </table:table-row>
        <table:table-row table:style-name="ro1">
          <table:table-cell office:value-type="string">
            <text:p>y1978</text:p>
          </table:table-cell>
          <table:table-cell office:value-type="string">
            <text:p>Indien</text:p>
          </table:table-cell>
          <table:table-cell table:number-columns-repeated="5" office:value-type="float" office:value="304">
            <text:p>304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Subsahara Afrika</text:p>
          </table:table-cell>
          <table:table-cell table:number-columns-repeated="5" office:value-type="float" office:value="934">
            <text:p>934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China</text:p>
          </table:table-cell>
          <table:table-cell table:number-columns-repeated="5" office:value-type="float" office:value="204">
            <text:p>204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Europa</text:p>
          </table:table-cell>
          <table:table-cell table:number-columns-repeated="5" office:value-type="float" office:value="16010">
            <text:p>16010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Ehemalige Sovietunion</text:p>
          </table:table-cell>
          <table:table-cell table:number-columns-repeated="5" office:value-type="float" office:value="2989">
            <text:p>2989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Latein Amerika</text:p>
          </table:table-cell>
          <table:table-cell table:number-columns-repeated="5" office:value-type="float" office:value="4035">
            <text:p>4035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494">
            <text:p>3494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USA+Kanada</text:p>
          </table:table-cell>
          <table:table-cell table:number-columns-repeated="5" office:value-type="float" office:value="25565">
            <text:p>25565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Australien+Japan</text:p>
          </table:table-cell>
          <table:table-cell table:number-columns-repeated="5" office:value-type="float" office:value="20226">
            <text:p>20226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Südostasien</text:p>
          </table:table-cell>
          <table:table-cell table:number-columns-repeated="5" office:value-type="float" office:value="1275">
            <text:p>1275</text:p>
          </table:table-cell>
        </table:table-row>
        <table:table-row table:style-name="ro1">
          <table:table-cell office:value-type="string">
            <text:p>y1979</text:p>
          </table:table-cell>
          <table:table-cell office:value-type="string">
            <text:p>Indien</text:p>
          </table:table-cell>
          <table:table-cell table:number-columns-repeated="5" office:value-type="float" office:value="288">
            <text:p>288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Subsahara Afrika</text:p>
          </table:table-cell>
          <table:table-cell table:number-columns-repeated="5" office:value-type="float" office:value="944">
            <text:p>944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China</text:p>
          </table:table-cell>
          <table:table-cell table:number-columns-repeated="5" office:value-type="float" office:value="218">
            <text:p>218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Europa</text:p>
          </table:table-cell>
          <table:table-cell table:number-columns-repeated="5" office:value-type="float" office:value="16141">
            <text:p>16141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108">
            <text:p>3108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Latein Amerika</text:p>
          </table:table-cell>
          <table:table-cell table:number-columns-repeated="5" office:value-type="float" office:value="4200">
            <text:p>4200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546">
            <text:p>3546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USA+Kanada</text:p>
          </table:table-cell>
          <table:table-cell table:number-columns-repeated="5" office:value-type="float" office:value="25294">
            <text:p>25294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Australien+Japan</text:p>
          </table:table-cell>
          <table:table-cell table:number-columns-repeated="5" office:value-type="float" office:value="20624">
            <text:p>20624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Südostasien</text:p>
          </table:table-cell>
          <table:table-cell table:number-columns-repeated="5" office:value-type="float" office:value="1282">
            <text:p>1282</text:p>
          </table:table-cell>
        </table:table-row>
        <table:table-row table:style-name="ro1">
          <table:table-cell office:value-type="string">
            <text:p>y1980</text:p>
          </table:table-cell>
          <table:table-cell office:value-type="string">
            <text:p>Indien</text:p>
          </table:table-cell>
          <table:table-cell table:number-columns-repeated="5" office:value-type="float" office:value="299">
            <text:p>299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Subsahara Afrika</text:p>
          </table:table-cell>
          <table:table-cell table:number-columns-repeated="5" office:value-type="float" office:value="934">
            <text:p>934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China</text:p>
          </table:table-cell>
          <table:table-cell table:number-columns-repeated="5" office:value-type="float" office:value="226">
            <text:p>226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Europa</text:p>
          </table:table-cell>
          <table:table-cell table:number-columns-repeated="5" office:value-type="float" office:value="16076">
            <text:p>16076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243">
            <text:p>3243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Latein Amerika</text:p>
          </table:table-cell>
          <table:table-cell table:number-columns-repeated="5" office:value-type="float" office:value="4174">
            <text:p>4174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528">
            <text:p>3528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USA+Kanada</text:p>
          </table:table-cell>
          <table:table-cell table:number-columns-repeated="5" office:value-type="float" office:value="25699">
            <text:p>25699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Australien+Japan</text:p>
          </table:table-cell>
          <table:table-cell table:number-columns-repeated="5" office:value-type="float" office:value="21285">
            <text:p>21285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Südostasien</text:p>
          </table:table-cell>
          <table:table-cell table:number-columns-repeated="5" office:value-type="float" office:value="1326">
            <text:p>1326</text:p>
          </table:table-cell>
        </table:table-row>
        <table:table-row table:style-name="ro1">
          <table:table-cell office:value-type="string">
            <text:p>y1981</text:p>
          </table:table-cell>
          <table:table-cell office:value-type="string">
            <text:p>Indien</text:p>
          </table:table-cell>
          <table:table-cell table:number-columns-repeated="5" office:value-type="float" office:value="310">
            <text:p>310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Subsahara Afrika</text:p>
          </table:table-cell>
          <table:table-cell table:number-columns-repeated="5" office:value-type="float" office:value="913">
            <text:p>913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China</text:p>
          </table:table-cell>
          <table:table-cell table:number-columns-repeated="5" office:value-type="float" office:value="243">
            <text:p>243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Europa</text:p>
          </table:table-cell>
          <table:table-cell table:number-columns-repeated="5" office:value-type="float" office:value="16145">
            <text:p>16145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457">
            <text:p>3457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Latein Amerika</text:p>
          </table:table-cell>
          <table:table-cell table:number-columns-repeated="5" office:value-type="float" office:value="4054">
            <text:p>4054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383">
            <text:p>3383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USA+Kanada</text:p>
          </table:table-cell>
          <table:table-cell table:number-columns-repeated="5" office:value-type="float" office:value="24925">
            <text:p>24925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Australien+Japan</text:p>
          </table:table-cell>
          <table:table-cell table:number-columns-repeated="5" office:value-type="float" office:value="21829">
            <text:p>21829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Südostasien</text:p>
          </table:table-cell>
          <table:table-cell table:number-columns-repeated="5" office:value-type="float" office:value="1363">
            <text:p>1363</text:p>
          </table:table-cell>
        </table:table-row>
        <table:table-row table:style-name="ro1">
          <table:table-cell office:value-type="string">
            <text:p>y1982</text:p>
          </table:table-cell>
          <table:table-cell office:value-type="string">
            <text:p>Indien</text:p>
          </table:table-cell>
          <table:table-cell table:number-columns-repeated="5" office:value-type="float" office:value="315">
            <text:p>315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Subsahara Afrika</text:p>
          </table:table-cell>
          <table:table-cell table:number-columns-repeated="5" office:value-type="float" office:value="875">
            <text:p>875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China</text:p>
          </table:table-cell>
          <table:table-cell table:number-columns-repeated="5" office:value-type="float" office:value="265">
            <text:p>265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Europa</text:p>
          </table:table-cell>
          <table:table-cell table:number-columns-repeated="5" office:value-type="float" office:value="16386">
            <text:p>16386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587">
            <text:p>3587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Latein Amerika</text:p>
          </table:table-cell>
          <table:table-cell table:number-columns-repeated="5" office:value-type="float" office:value="3853">
            <text:p>3853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289">
            <text:p>3289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USA+Kanada</text:p>
          </table:table-cell>
          <table:table-cell table:number-columns-repeated="5" office:value-type="float" office:value="25771">
            <text:p>25771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Australien+Japan</text:p>
          </table:table-cell>
          <table:table-cell table:number-columns-repeated="5" office:value-type="float" office:value="22198">
            <text:p>22198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Südostasien</text:p>
          </table:table-cell>
          <table:table-cell table:number-columns-repeated="5" office:value-type="float" office:value="1439">
            <text:p>1439</text:p>
          </table:table-cell>
        </table:table-row>
        <table:table-row table:style-name="ro1">
          <table:table-cell office:value-type="string">
            <text:p>y1983</text:p>
          </table:table-cell>
          <table:table-cell office:value-type="string">
            <text:p>Indien</text:p>
          </table:table-cell>
          <table:table-cell table:number-columns-repeated="5" office:value-type="float" office:value="329">
            <text:p>329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Subsahara Afrika</text:p>
          </table:table-cell>
          <table:table-cell table:number-columns-repeated="5" office:value-type="float" office:value="869">
            <text:p>869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China</text:p>
          </table:table-cell>
          <table:table-cell table:number-columns-repeated="5" office:value-type="float" office:value="301">
            <text:p>301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Europa</text:p>
          </table:table-cell>
          <table:table-cell table:number-columns-repeated="5" office:value-type="float" office:value="16771">
            <text:p>16771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699">
            <text:p>3699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Latein Amerika</text:p>
          </table:table-cell>
          <table:table-cell table:number-columns-repeated="5" office:value-type="float" office:value="3922">
            <text:p>3922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214">
            <text:p>3214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USA+Kanada</text:p>
          </table:table-cell>
          <table:table-cell table:number-columns-repeated="5" office:value-type="float" office:value="27354">
            <text:p>27354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Australien+Japan</text:p>
          </table:table-cell>
          <table:table-cell table:number-columns-repeated="5" office:value-type="float" office:value="23034">
            <text:p>23034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Südostasien</text:p>
          </table:table-cell>
          <table:table-cell table:number-columns-repeated="5" office:value-type="float" office:value="1488">
            <text:p>1488</text:p>
          </table:table-cell>
        </table:table-row>
        <table:table-row table:style-name="ro1">
          <table:table-cell office:value-type="string">
            <text:p>y1984</text:p>
          </table:table-cell>
          <table:table-cell office:value-type="string">
            <text:p>Indien</text:p>
          </table:table-cell>
          <table:table-cell table:number-columns-repeated="5" office:value-type="float" office:value="335">
            <text:p>335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Subsahara Afrika</text:p>
          </table:table-cell>
          <table:table-cell table:number-columns-repeated="5" office:value-type="float" office:value="857">
            <text:p>857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China</text:p>
          </table:table-cell>
          <table:table-cell table:number-columns-repeated="5" office:value-type="float" office:value="336">
            <text:p>336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Europa</text:p>
          </table:table-cell>
          <table:table-cell table:number-columns-repeated="5" office:value-type="float" office:value="17136">
            <text:p>17136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718">
            <text:p>3718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Latein Amerika</text:p>
          </table:table-cell>
          <table:table-cell table:number-columns-repeated="5" office:value-type="float" office:value="3971">
            <text:p>3971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130">
            <text:p>3130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USA+Kanada</text:p>
          </table:table-cell>
          <table:table-cell table:number-columns-repeated="5" office:value-type="float" office:value="28242">
            <text:p>28242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Australien+Japan</text:p>
          </table:table-cell>
          <table:table-cell table:number-columns-repeated="5" office:value-type="float" office:value="24268">
            <text:p>24268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Südostasien</text:p>
          </table:table-cell>
          <table:table-cell table:number-columns-repeated="5" office:value-type="float" office:value="1510">
            <text:p>1510</text:p>
          </table:table-cell>
        </table:table-row>
        <table:table-row table:style-name="ro1">
          <table:table-cell office:value-type="string">
            <text:p>y1985</text:p>
          </table:table-cell>
          <table:table-cell office:value-type="string">
            <text:p>Indien</text:p>
          </table:table-cell>
          <table:table-cell table:number-columns-repeated="5" office:value-type="float" office:value="345">
            <text:p>345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Subsahara Afrika</text:p>
          </table:table-cell>
          <table:table-cell table:number-columns-repeated="5" office:value-type="float" office:value="848">
            <text:p>848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China</text:p>
          </table:table-cell>
          <table:table-cell table:number-columns-repeated="5" office:value-type="float" office:value="359">
            <text:p>359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Europa</text:p>
          </table:table-cell>
          <table:table-cell table:number-columns-repeated="5" office:value-type="float" office:value="17559">
            <text:p>17559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732">
            <text:p>3732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Latein Amerika</text:p>
          </table:table-cell>
          <table:table-cell table:number-columns-repeated="5" office:value-type="float" office:value="4024">
            <text:p>4024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021">
            <text:p>3021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USA+Kanada</text:p>
          </table:table-cell>
          <table:table-cell table:number-columns-repeated="5" office:value-type="float" office:value="28915">
            <text:p>28915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Australien+Japan</text:p>
          </table:table-cell>
          <table:table-cell table:number-columns-repeated="5" office:value-type="float" office:value="24822">
            <text:p>24822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Südostasien</text:p>
          </table:table-cell>
          <table:table-cell table:number-columns-repeated="5" office:value-type="float" office:value="1591">
            <text:p>1591</text:p>
          </table:table-cell>
        </table:table-row>
        <table:table-row table:style-name="ro1">
          <table:table-cell office:value-type="string">
            <text:p>y1986</text:p>
          </table:table-cell>
          <table:table-cell office:value-type="string">
            <text:p>Indien</text:p>
          </table:table-cell>
          <table:table-cell table:number-columns-repeated="5" office:value-type="float" office:value="354">
            <text:p>354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Subsahara Afrika</text:p>
          </table:table-cell>
          <table:table-cell table:number-columns-repeated="5" office:value-type="float" office:value="842">
            <text:p>842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China</text:p>
          </table:table-cell>
          <table:table-cell table:number-columns-repeated="5" office:value-type="float" office:value="393">
            <text:p>393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Europa</text:p>
          </table:table-cell>
          <table:table-cell table:number-columns-repeated="5" office:value-type="float" office:value="17983">
            <text:p>17983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775">
            <text:p>3775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Latein Amerika</text:p>
          </table:table-cell>
          <table:table-cell table:number-columns-repeated="5" office:value-type="float" office:value="4069">
            <text:p>4069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2938">
            <text:p>2938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USA+Kanada</text:p>
          </table:table-cell>
          <table:table-cell table:number-columns-repeated="5" office:value-type="float" office:value="29579">
            <text:p>29579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Australien+Japan</text:p>
          </table:table-cell>
          <table:table-cell table:number-columns-repeated="5" office:value-type="float" office:value="25617">
            <text:p>25617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Südostasien</text:p>
          </table:table-cell>
          <table:table-cell table:number-columns-repeated="5" office:value-type="float" office:value="1693">
            <text:p>1693</text:p>
          </table:table-cell>
        </table:table-row>
        <table:table-row table:style-name="ro1">
          <table:table-cell office:value-type="string">
            <text:p>y1987</text:p>
          </table:table-cell>
          <table:table-cell office:value-type="string">
            <text:p>Indien</text:p>
          </table:table-cell>
          <table:table-cell table:number-columns-repeated="5" office:value-type="float" office:value="361">
            <text:p>361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Subsahara Afrika</text:p>
          </table:table-cell>
          <table:table-cell table:number-columns-repeated="5" office:value-type="float" office:value="856">
            <text:p>856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China</text:p>
          </table:table-cell>
          <table:table-cell table:number-columns-repeated="5" office:value-type="float" office:value="429">
            <text:p>429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Europa</text:p>
          </table:table-cell>
          <table:table-cell table:number-columns-repeated="5" office:value-type="float" office:value="18603">
            <text:p>18603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928">
            <text:p>3928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Latein Amerika</text:p>
          </table:table-cell>
          <table:table-cell table:number-columns-repeated="5" office:value-type="float" office:value="4026">
            <text:p>4026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2939">
            <text:p>2939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USA+Kanada</text:p>
          </table:table-cell>
          <table:table-cell table:number-columns-repeated="5" office:value-type="float" office:value="30525">
            <text:p>30525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Australien+Japan</text:p>
          </table:table-cell>
          <table:table-cell table:number-columns-repeated="5" office:value-type="float" office:value="27204">
            <text:p>27204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Südostasien</text:p>
          </table:table-cell>
          <table:table-cell table:number-columns-repeated="5" office:value-type="float" office:value="1821">
            <text:p>1821</text:p>
          </table:table-cell>
        </table:table-row>
        <table:table-row table:style-name="ro1">
          <table:table-cell office:value-type="string">
            <text:p>y1988</text:p>
          </table:table-cell>
          <table:table-cell office:value-type="string">
            <text:p>Indien</text:p>
          </table:table-cell>
          <table:table-cell table:number-columns-repeated="5" office:value-type="float" office:value="384">
            <text:p>384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Subsahara Afrika</text:p>
          </table:table-cell>
          <table:table-cell table:number-columns-repeated="5" office:value-type="float" office:value="861">
            <text:p>861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China</text:p>
          </table:table-cell>
          <table:table-cell table:number-columns-repeated="5" office:value-type="float" office:value="440">
            <text:p>440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Europa</text:p>
          </table:table-cell>
          <table:table-cell table:number-columns-repeated="5" office:value-type="float" office:value="19120">
            <text:p>19120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Ehemalige Sovietunion</text:p>
          </table:table-cell>
          <table:table-cell table:number-columns-repeated="5" office:value-type="float" office:value="4126">
            <text:p>4126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Latein Amerika</text:p>
          </table:table-cell>
          <table:table-cell table:number-columns-repeated="5" office:value-type="float" office:value="4018">
            <text:p>4018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2920">
            <text:p>2920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USA+Kanada</text:p>
          </table:table-cell>
          <table:table-cell table:number-columns-repeated="5" office:value-type="float" office:value="31264">
            <text:p>31264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Australien+Japan</text:p>
          </table:table-cell>
          <table:table-cell table:number-columns-repeated="5" office:value-type="float" office:value="28451">
            <text:p>28451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Südostasien</text:p>
          </table:table-cell>
          <table:table-cell table:number-columns-repeated="5" office:value-type="float" office:value="1930">
            <text:p>1930</text:p>
          </table:table-cell>
        </table:table-row>
        <table:table-row table:style-name="ro1">
          <table:table-cell office:value-type="string">
            <text:p>y1989</text:p>
          </table:table-cell>
          <table:table-cell office:value-type="string">
            <text:p>Indien</text:p>
          </table:table-cell>
          <table:table-cell table:number-columns-repeated="5" office:value-type="float" office:value="396">
            <text:p>396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Subsahara Afrika</text:p>
          </table:table-cell>
          <table:table-cell table:number-columns-repeated="5" office:value-type="float" office:value="850">
            <text:p>850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China</text:p>
          </table:table-cell>
          <table:table-cell table:number-columns-repeated="5" office:value-type="float" office:value="450">
            <text:p>450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Europa</text:p>
          </table:table-cell>
          <table:table-cell table:number-columns-repeated="5" office:value-type="float" office:value="19524">
            <text:p>19524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Ehemalige Sovietunion</text:p>
          </table:table-cell>
          <table:table-cell table:number-columns-repeated="5" office:value-type="float" office:value="3972">
            <text:p>3972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Latein Amerika</text:p>
          </table:table-cell>
          <table:table-cell table:number-columns-repeated="5" office:value-type="float" office:value="3967">
            <text:p>3967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Mittlerer Osten und Nordafrika</text:p>
          </table:table-cell>
          <table:table-cell table:number-columns-repeated="5" office:value-type="float" office:value="3080">
            <text:p>3080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USA+Kanada</text:p>
          </table:table-cell>
          <table:table-cell table:number-columns-repeated="5" office:value-type="float" office:value="31431">
            <text:p>31431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Australien+Japan</text:p>
          </table:table-cell>
          <table:table-cell table:number-columns-repeated="5" office:value-type="float" office:value="29784">
            <text:p>29784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Südostasien</text:p>
          </table:table-cell>
          <table:table-cell table:number-columns-repeated="5" office:value-type="float" office:value="2062">
            <text:p>2062</text:p>
          </table:table-cell>
        </table:table-row>
        <table:table-row table:style-name="ro1">
          <table:table-cell office:value-type="string">
            <text:p>y1990</text:p>
          </table:table-cell>
          <table:table-cell office:value-type="string">
            <text:p>Indien</text:p>
          </table:table-cell>
          <table:table-cell table:number-columns-repeated="5" office:value-type="float" office:value="409">
            <text:p>409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Subsahara Afrika</text:p>
          </table:table-cell>
          <table:table-cell office:value-type="float" office:value="836">
            <text:p>836</text:p>
          </table:table-cell>
          <table:table-cell office:value-type="float" office:value="859">
            <text:p>859</text:p>
          </table:table-cell>
          <table:table-cell office:value-type="float" office:value="853">
            <text:p>853</text:p>
          </table:table-cell>
          <table:table-cell office:value-type="float" office:value="825">
            <text:p>825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China</text:p>
          </table:table-cell>
          <table:table-cell office:value-type="float" office:value="484">
            <text:p>484</text:p>
          </table:table-cell>
          <table:table-cell office:value-type="float" office:value="488">
            <text:p>488</text:p>
          </table:table-cell>
          <table:table-cell office:value-type="float" office:value="474">
            <text:p>474</text:p>
          </table:table-cell>
          <table:table-cell office:value-type="float" office:value="504">
            <text:p>504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Europa</text:p>
          </table:table-cell>
          <table:table-cell office:value-type="float" office:value="19630">
            <text:p>19630</text:p>
          </table:table-cell>
          <table:table-cell office:value-type="float" office:value="19842">
            <text:p>19842</text:p>
          </table:table-cell>
          <table:table-cell office:value-type="float" office:value="19808">
            <text:p>19808</text:p>
          </table:table-cell>
          <table:table-cell office:value-type="float" office:value="19641">
            <text:p>19641</text:p>
          </table:table-cell>
          <table:table-cell office:value-type="float" office:value="19882">
            <text:p>19882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Ehemalige Sovietunion</text:p>
          </table:table-cell>
          <table:table-cell office:value-type="float" office:value="3722">
            <text:p>3722</text:p>
          </table:table-cell>
          <table:table-cell office:value-type="float" office:value="3872">
            <text:p>3872</text:p>
          </table:table-cell>
          <table:table-cell office:value-type="float" office:value="3825">
            <text:p>3825</text:p>
          </table:table-cell>
          <table:table-cell office:value-type="float" office:value="3644">
            <text:p>3644</text:p>
          </table:table-cell>
          <table:table-cell office:value-type="float" office:value="3892">
            <text:p>3892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Latein Amerika</text:p>
          </table:table-cell>
          <table:table-cell office:value-type="float" office:value="4041">
            <text:p>4041</text:p>
          </table:table-cell>
          <table:table-cell office:value-type="float" office:value="4030">
            <text:p>4030</text:p>
          </table:table-cell>
          <table:table-cell office:value-type="float" office:value="4041">
            <text:p>4041</text:p>
          </table:table-cell>
          <table:table-cell office:value-type="float" office:value="3990">
            <text:p>3990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Mittlerer Osten und Nordafrika</text:p>
          </table:table-cell>
          <table:table-cell office:value-type="float" office:value="3139">
            <text:p>3139</text:p>
          </table:table-cell>
          <table:table-cell office:value-type="float" office:value="3122">
            <text:p>3122</text:p>
          </table:table-cell>
          <table:table-cell office:value-type="float" office:value="3138">
            <text:p>3138</text:p>
          </table:table-cell>
          <table:table-cell office:value-type="float" office:value="3039">
            <text:p>3039</text:p>
          </table:table-cell>
          <table:table-cell office:value-type="float" office:value="3099">
            <text:p>3099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USA+Kanada</text:p>
          </table:table-cell>
          <table:table-cell office:value-type="float" office:value="30883">
            <text:p>30883</text:p>
          </table:table-cell>
          <table:table-cell office:value-type="float" office:value="32048">
            <text:p>32048</text:p>
          </table:table-cell>
          <table:table-cell office:value-type="float" office:value="32033">
            <text:p>32033</text:p>
          </table:table-cell>
          <table:table-cell office:value-type="float" office:value="31810">
            <text:p>31810</text:p>
          </table:table-cell>
          <table:table-cell office:value-type="float" office:value="32184">
            <text:p>32184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Australien+Japan</text:p>
          </table:table-cell>
          <table:table-cell office:value-type="float" office:value="30507">
            <text:p>30507</text:p>
          </table:table-cell>
          <table:table-cell office:value-type="float" office:value="30221">
            <text:p>30221</text:p>
          </table:table-cell>
          <table:table-cell office:value-type="float" office:value="30342">
            <text:p>30342</text:p>
          </table:table-cell>
          <table:table-cell office:value-type="float" office:value="30136">
            <text:p>30136</text:p>
          </table:table-cell>
          <table:table-cell office:value-type="float" office:value="30319">
            <text:p>30319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Südostasien</text:p>
          </table:table-cell>
          <table:table-cell office:value-type="float" office:value="2195">
            <text:p>2195</text:p>
          </table:table-cell>
          <table:table-cell office:value-type="float" office:value="2150">
            <text:p>2150</text:p>
          </table:table-cell>
          <table:table-cell office:value-type="float" office:value="2145">
            <text:p>2145</text:p>
          </table:table-cell>
          <table:table-cell office:value-type="float" office:value="2227">
            <text:p>2227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string">
            <text:p>y1991</text:p>
          </table:table-cell>
          <table:table-cell office:value-type="string">
            <text:p>Indien</text:p>
          </table:table-cell>
          <table:table-cell office:value-type="float" office:value="408">
            <text:p>408</text:p>
          </table:table-cell>
          <table:table-cell office:value-type="float" office:value="423">
            <text:p>423</text:p>
          </table:table-cell>
          <table:table-cell table:number-columns-repeated="2" office:value-type="float" office:value="422">
            <text:p>422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Subsahara Afrika</text:p>
          </table:table-cell>
          <table:table-cell office:value-type="float" office:value="809">
            <text:p>809</text:p>
          </table:table-cell>
          <table:table-cell office:value-type="float" office:value="867">
            <text:p>867</text:p>
          </table:table-cell>
          <table:table-cell office:value-type="float" office:value="856">
            <text:p>856</text:p>
          </table:table-cell>
          <table:table-cell office:value-type="float" office:value="801">
            <text:p>801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China</text:p>
          </table:table-cell>
          <table:table-cell office:value-type="float" office:value="544">
            <text:p>544</text:p>
          </table:table-cell>
          <table:table-cell office:value-type="float" office:value="524">
            <text:p>524</text:p>
          </table:table-cell>
          <table:table-cell office:value-type="float" office:value="497">
            <text:p>497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Europa</text:p>
          </table:table-cell>
          <table:table-cell office:value-type="float" office:value="19735">
            <text:p>19735</text:p>
          </table:table-cell>
          <table:table-cell office:value-type="float" office:value="20157">
            <text:p>20157</text:p>
          </table:table-cell>
          <table:table-cell office:value-type="float" office:value="20089">
            <text:p>20089</text:p>
          </table:table-cell>
          <table:table-cell office:value-type="float" office:value="19756">
            <text:p>19756</text:p>
          </table:table-cell>
          <table:table-cell office:value-type="float" office:value="20237">
            <text:p>20237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Ehemalige Sovietunion</text:p>
          </table:table-cell>
          <table:table-cell office:value-type="float" office:value="3190">
            <text:p>3190</text:p>
          </table:table-cell>
          <table:table-cell office:value-type="float" office:value="3772">
            <text:p>3772</text:p>
          </table:table-cell>
          <table:table-cell office:value-type="float" office:value="3680">
            <text:p>3680</text:p>
          </table:table-cell>
          <table:table-cell office:value-type="float" office:value="3317">
            <text:p>3317</text:p>
          </table:table-cell>
          <table:table-cell office:value-type="float" office:value="3813">
            <text:p>3813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Latein Amerika</text:p>
          </table:table-cell>
          <table:table-cell office:value-type="float" office:value="4088">
            <text:p>4088</text:p>
          </table:table-cell>
          <table:table-cell office:value-type="float" office:value="4091">
            <text:p>4091</text:p>
          </table:table-cell>
          <table:table-cell office:value-type="float" office:value="4113">
            <text:p>4113</text:p>
          </table:table-cell>
          <table:table-cell office:value-type="float" office:value="4012">
            <text:p>4012</text:p>
          </table:table-cell>
          <table:table-cell office:value-type="float" office:value="4151">
            <text:p>4151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Mittlerer Osten und Nordafrika</text:p>
          </table:table-cell>
          <table:table-cell office:value-type="float" office:value="3199">
            <text:p>3199</text:p>
          </table:table-cell>
          <table:table-cell office:value-type="float" office:value="3162">
            <text:p>3162</text:p>
          </table:table-cell>
          <table:table-cell office:value-type="float" office:value="3193">
            <text:p>3193</text:p>
          </table:table-cell>
          <table:table-cell office:value-type="float" office:value="3000">
            <text:p>3000</text:p>
          </table:table-cell>
          <table:table-cell office:value-type="float" office:value="3116">
            <text:p>3116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USA+Kanada</text:p>
          </table:table-cell>
          <table:table-cell office:value-type="float" office:value="31435">
            <text:p>31435</text:p>
          </table:table-cell>
          <table:table-cell office:value-type="float" office:value="32656">
            <text:p>32656</text:p>
          </table:table-cell>
          <table:table-cell office:value-type="float" office:value="32627">
            <text:p>32627</text:p>
          </table:table-cell>
          <table:table-cell office:value-type="float" office:value="32183">
            <text:p>32183</text:p>
          </table:table-cell>
          <table:table-cell office:value-type="float" office:value="32922">
            <text:p>32922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Australien+Japan</text:p>
          </table:table-cell>
          <table:table-cell office:value-type="float" office:value="30634">
            <text:p>30634</text:p>
          </table:table-cell>
          <table:table-cell office:value-type="float" office:value="30654">
            <text:p>30654</text:p>
          </table:table-cell>
          <table:table-cell office:value-type="float" office:value="30895">
            <text:p>30895</text:p>
          </table:table-cell>
          <table:table-cell office:value-type="float" office:value="30485">
            <text:p>30485</text:p>
          </table:table-cell>
          <table:table-cell office:value-type="float" office:value="30850">
            <text:p>30850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Südostasien</text:p>
          </table:table-cell>
          <table:table-cell office:value-type="float" office:value="2294">
            <text:p>2294</text:p>
          </table:table-cell>
          <table:table-cell office:value-type="float" office:value="2237">
            <text:p>2237</text:p>
          </table:table-cell>
          <table:table-cell office:value-type="float" office:value="2228">
            <text:p>2228</text:p>
          </table:table-cell>
          <table:table-cell office:value-type="float" office:value="2390">
            <text:p>2390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string">
            <text:p>y1992</text:p>
          </table:table-cell>
          <table:table-cell office:value-type="string">
            <text:p>Indien</text:p>
          </table:table-cell>
          <table:table-cell office:value-type="float" office:value="423">
            <text:p>423</text:p>
          </table:table-cell>
          <table:table-cell office:value-type="float" office:value="435">
            <text:p>435</text:p>
          </table:table-cell>
          <table:table-cell table:number-columns-repeated="2" office:value-type="float" office:value="434">
            <text:p>434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Subsahara Afrika</text:p>
          </table:table-cell>
          <table:table-cell office:value-type="float" office:value="793">
            <text:p>793</text:p>
          </table:table-cell>
          <table:table-cell office:value-type="float" office:value="875">
            <text:p>875</text:p>
          </table:table-cell>
          <table:table-cell office:value-type="float" office:value="859">
            <text:p>859</text:p>
          </table:table-cell>
          <table:table-cell office:value-type="float" office:value="778">
            <text:p>778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China</text:p>
          </table:table-cell>
          <table:table-cell office:value-type="float" office:value="612">
            <text:p>612</text:p>
          </table:table-cell>
          <table:table-cell office:value-type="float" office:value="559">
            <text:p>559</text:p>
          </table:table-cell>
          <table:table-cell office:value-type="float" office:value="518">
            <text:p>518</text:p>
          </table:table-cell>
          <table:table-cell office:value-type="float" office:value="606">
            <text:p>6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Europa</text:p>
          </table:table-cell>
          <table:table-cell office:value-type="float" office:value="19643">
            <text:p>19643</text:p>
          </table:table-cell>
          <table:table-cell office:value-type="float" office:value="20470">
            <text:p>20470</text:p>
          </table:table-cell>
          <table:table-cell office:value-type="float" office:value="20368">
            <text:p>20368</text:p>
          </table:table-cell>
          <table:table-cell office:value-type="float" office:value="19871">
            <text:p>19871</text:p>
          </table:table-cell>
          <table:table-cell office:value-type="float" office:value="20590">
            <text:p>20590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Ehemalige Sovietunion</text:p>
          </table:table-cell>
          <table:table-cell office:value-type="float" office:value="2879">
            <text:p>2879</text:p>
          </table:table-cell>
          <table:table-cell office:value-type="float" office:value="3672">
            <text:p>3672</text:p>
          </table:table-cell>
          <table:table-cell office:value-type="float" office:value="3534">
            <text:p>3534</text:p>
          </table:table-cell>
          <table:table-cell office:value-type="float" office:value="2990">
            <text:p>2990</text:p>
          </table:table-cell>
          <table:table-cell office:value-type="float" office:value="3735">
            <text:p>3735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Latein Amerika</text:p>
          </table:table-cell>
          <table:table-cell office:value-type="float" office:value="4145">
            <text:p>4145</text:p>
          </table:table-cell>
          <table:table-cell office:value-type="float" office:value="4149">
            <text:p>4149</text:p>
          </table:table-cell>
          <table:table-cell office:value-type="float" office:value="4182">
            <text:p>4182</text:p>
          </table:table-cell>
          <table:table-cell office:value-type="float" office:value="4033">
            <text:p>4033</text:p>
          </table:table-cell>
          <table:table-cell office:value-type="float" office:value="4239">
            <text:p>4239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Mittlerer Osten und Nordafrika</text:p>
          </table:table-cell>
          <table:table-cell office:value-type="float" office:value="3193">
            <text:p>3193</text:p>
          </table:table-cell>
          <table:table-cell office:value-type="float" office:value="3201">
            <text:p>3201</text:p>
          </table:table-cell>
          <table:table-cell office:value-type="float" office:value="3245">
            <text:p>3245</text:p>
          </table:table-cell>
          <table:table-cell office:value-type="float" office:value="2962">
            <text:p>2962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USA+Kanada</text:p>
          </table:table-cell>
          <table:table-cell office:value-type="float" office:value="31907">
            <text:p>31907</text:p>
          </table:table-cell>
          <table:table-cell office:value-type="float" office:value="33254">
            <text:p>33254</text:p>
          </table:table-cell>
          <table:table-cell office:value-type="float" office:value="33210">
            <text:p>33210</text:p>
          </table:table-cell>
          <table:table-cell office:value-type="float" office:value="32551">
            <text:p>32551</text:p>
          </table:table-cell>
          <table:table-cell office:value-type="float" office:value="33646">
            <text:p>33646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Australien+Japan</text:p>
          </table:table-cell>
          <table:table-cell office:value-type="float" office:value="30719">
            <text:p>30719</text:p>
          </table:table-cell>
          <table:table-cell office:value-type="float" office:value="31084">
            <text:p>31084</text:p>
          </table:table-cell>
          <table:table-cell office:value-type="float" office:value="31443">
            <text:p>31443</text:p>
          </table:table-cell>
          <table:table-cell office:value-type="float" office:value="30831">
            <text:p>30831</text:p>
          </table:table-cell>
          <table:table-cell office:value-type="float" office:value="31376">
            <text:p>31376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Südostasien</text:p>
          </table:table-cell>
          <table:table-cell office:value-type="float" office:value="2406">
            <text:p>2406</text:p>
          </table:table-cell>
          <table:table-cell office:value-type="float" office:value="2322">
            <text:p>2322</text:p>
          </table:table-cell>
          <table:table-cell office:value-type="float" office:value="2309">
            <text:p>2309</text:p>
          </table:table-cell>
          <table:table-cell office:value-type="float" office:value="2549">
            <text:p>2549</text:p>
          </table:table-cell>
          <table:table-cell office:value-type="float" office:value="2607">
            <text:p>2607</text:p>
          </table:table-cell>
        </table:table-row>
        <table:table-row table:style-name="ro1">
          <table:table-cell office:value-type="string">
            <text:p>y1993</text:p>
          </table:table-cell>
          <table:table-cell office:value-type="string">
            <text:p>Indien</text:p>
          </table:table-cell>
          <table:table-cell office:value-type="float" office:value="433">
            <text:p>433</text:p>
          </table:table-cell>
          <table:table-cell office:value-type="float" office:value="448">
            <text:p>448</text:p>
          </table:table-cell>
          <table:table-cell table:number-columns-repeated="2" office:value-type="float" office:value="445">
            <text:p>445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Subsahara Afrika</text:p>
          </table:table-cell>
          <table:table-cell office:value-type="float" office:value="787">
            <text:p>787</text:p>
          </table:table-cell>
          <table:table-cell office:value-type="float" office:value="883">
            <text:p>883</text:p>
          </table:table-cell>
          <table:table-cell office:value-type="float" office:value="862">
            <text:p>862</text:p>
          </table:table-cell>
          <table:table-cell office:value-type="float" office:value="757">
            <text:p>757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China</text:p>
          </table:table-cell>
          <table:table-cell office:value-type="float" office:value="683">
            <text:p>683</text:p>
          </table:table-cell>
          <table:table-cell office:value-type="float" office:value="593">
            <text:p>593</text:p>
          </table:table-cell>
          <table:table-cell office:value-type="float" office:value="540">
            <text:p>540</text:p>
          </table:table-cell>
          <table:table-cell office:value-type="float" office:value="655">
            <text:p>655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Europa</text:p>
          </table:table-cell>
          <table:table-cell office:value-type="float" office:value="20099">
            <text:p>20099</text:p>
          </table:table-cell>
          <table:table-cell office:value-type="float" office:value="20779">
            <text:p>20779</text:p>
          </table:table-cell>
          <table:table-cell office:value-type="float" office:value="20644">
            <text:p>20644</text:p>
          </table:table-cell>
          <table:table-cell office:value-type="float" office:value="19984">
            <text:p>19984</text:p>
          </table:table-cell>
          <table:table-cell office:value-type="float" office:value="20939">
            <text:p>20939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Ehemalige Sovietunion</text:p>
          </table:table-cell>
          <table:table-cell office:value-type="float" office:value="2481">
            <text:p>2481</text:p>
          </table:table-cell>
          <table:table-cell office:value-type="float" office:value="3573">
            <text:p>3573</text:p>
          </table:table-cell>
          <table:table-cell office:value-type="float" office:value="3389">
            <text:p>3389</text:p>
          </table:table-cell>
          <table:table-cell office:value-type="float" office:value="2664">
            <text:p>2664</text:p>
          </table:table-cell>
          <table:table-cell office:value-type="float" office:value="3656">
            <text:p>3656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Latein Amerika</text:p>
          </table:table-cell>
          <table:table-cell office:value-type="float" office:value="4263">
            <text:p>4263</text:p>
          </table:table-cell>
          <table:table-cell office:value-type="float" office:value="4206">
            <text:p>4206</text:p>
          </table:table-cell>
          <table:table-cell office:value-type="float" office:value="4248">
            <text:p>4248</text:p>
          </table:table-cell>
          <table:table-cell office:value-type="float" office:value="4054">
            <text:p>4054</text:p>
          </table:table-cell>
          <table:table-cell office:value-type="float" office:value="4324">
            <text:p>4324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Mittlerer Osten und Nordafrika</text:p>
          </table:table-cell>
          <table:table-cell office:value-type="float" office:value="3225">
            <text:p>3225</text:p>
          </table:table-cell>
          <table:table-cell office:value-type="float" office:value="3237">
            <text:p>3237</text:p>
          </table:table-cell>
          <table:table-cell office:value-type="float" office:value="3295">
            <text:p>3295</text:p>
          </table:table-cell>
          <table:table-cell office:value-type="float" office:value="2926">
            <text:p>2926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USA+Kanada</text:p>
          </table:table-cell>
          <table:table-cell office:value-type="float" office:value="32842">
            <text:p>32842</text:p>
          </table:table-cell>
          <table:table-cell office:value-type="float" office:value="33843">
            <text:p>33843</text:p>
          </table:table-cell>
          <table:table-cell office:value-type="float" office:value="33785">
            <text:p>33785</text:p>
          </table:table-cell>
          <table:table-cell office:value-type="float" office:value="32912">
            <text:p>32912</text:p>
          </table:table-cell>
          <table:table-cell office:value-type="float" office:value="34355">
            <text:p>34355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Australien+Japan</text:p>
          </table:table-cell>
          <table:table-cell office:value-type="float" office:value="30957">
            <text:p>30957</text:p>
          </table:table-cell>
          <table:table-cell office:value-type="float" office:value="31509">
            <text:p>31509</text:p>
          </table:table-cell>
          <table:table-cell office:value-type="float" office:value="31987">
            <text:p>31987</text:p>
          </table:table-cell>
          <table:table-cell office:value-type="float" office:value="31174">
            <text:p>31174</text:p>
          </table:table-cell>
          <table:table-cell office:value-type="float" office:value="31899">
            <text:p>31899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Südostasien</text:p>
          </table:table-cell>
          <table:table-cell office:value-type="float" office:value="2560">
            <text:p>2560</text:p>
          </table:table-cell>
          <table:table-cell office:value-type="float" office:value="2406">
            <text:p>2406</text:p>
          </table:table-cell>
          <table:table-cell office:value-type="float" office:value="2388">
            <text:p>2388</text:p>
          </table:table-cell>
          <table:table-cell office:value-type="float" office:value="2707">
            <text:p>2707</text:p>
          </table:table-cell>
          <table:table-cell office:value-type="float" office:value="2777">
            <text:p>2777</text:p>
          </table:table-cell>
        </table:table-row>
        <table:table-row table:style-name="ro1">
          <table:table-cell office:value-type="string">
            <text:p>y1994</text:p>
          </table:table-cell>
          <table:table-cell office:value-type="string">
            <text:p>Indien</text:p>
          </table:table-cell>
          <table:table-cell office:value-type="float" office:value="451">
            <text:p>451</text:p>
          </table:table-cell>
          <table:table-cell office:value-type="float" office:value="460">
            <text:p>460</text:p>
          </table:table-cell>
          <table:table-cell office:value-type="float" office:value="457">
            <text:p>457</text:p>
          </table:table-cell>
          <table:table-cell office:value-type="float" office:value="456">
            <text:p>456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Subsahara Afrika</text:p>
          </table:table-cell>
          <table:table-cell office:value-type="float" office:value="796">
            <text:p>796</text:p>
          </table:table-cell>
          <table:table-cell office:value-type="float" office:value="890">
            <text:p>890</text:p>
          </table:table-cell>
          <table:table-cell office:value-type="float" office:value="865">
            <text:p>865</text:p>
          </table:table-cell>
          <table:table-cell office:value-type="float" office:value="736">
            <text:p>736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China</text:p>
          </table:table-cell>
          <table:table-cell office:value-type="float" office:value="748">
            <text:p>748</text:p>
          </table:table-cell>
          <table:table-cell office:value-type="float" office:value="626">
            <text:p>626</text:p>
          </table:table-cell>
          <table:table-cell office:value-type="float" office:value="560">
            <text:p>560</text:p>
          </table:table-cell>
          <table:table-cell office:value-type="float" office:value="701">
            <text:p>701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Europa</text:p>
          </table:table-cell>
          <table:table-cell office:value-type="float" office:value="20609">
            <text:p>20609</text:p>
          </table:table-cell>
          <table:table-cell office:value-type="float" office:value="21086">
            <text:p>21086</text:p>
          </table:table-cell>
          <table:table-cell office:value-type="float" office:value="20918">
            <text:p>20918</text:p>
          </table:table-cell>
          <table:table-cell office:value-type="float" office:value="20096">
            <text:p>20096</text:p>
          </table:table-cell>
          <table:table-cell office:value-type="float" office:value="21286">
            <text:p>21286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Ehemalige Sovietunion</text:p>
          </table:table-cell>
          <table:table-cell office:value-type="float" office:value="2352">
            <text:p>2352</text:p>
          </table:table-cell>
          <table:table-cell office:value-type="float" office:value="3473">
            <text:p>3473</text:p>
          </table:table-cell>
          <table:table-cell office:value-type="float" office:value="3243">
            <text:p>3243</text:p>
          </table:table-cell>
          <table:table-cell office:value-type="float" office:value="2338">
            <text:p>2338</text:p>
          </table:table-cell>
          <table:table-cell office:value-type="float" office:value="3578">
            <text:p>3578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Latein Amerika</text:p>
          </table:table-cell>
          <table:table-cell office:value-type="float" office:value="4224">
            <text:p>4224</text:p>
          </table:table-cell>
          <table:table-cell office:value-type="float" office:value="4260">
            <text:p>4260</text:p>
          </table:table-cell>
          <table:table-cell office:value-type="float" office:value="4312">
            <text:p>4312</text:p>
          </table:table-cell>
          <table:table-cell office:value-type="float" office:value="4073">
            <text:p>4073</text:p>
          </table:table-cell>
          <table:table-cell office:value-type="float" office:value="4406">
            <text:p>4406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Mittlerer Osten und Nordafrika</text:p>
          </table:table-cell>
          <table:table-cell office:value-type="float" office:value="3254">
            <text:p>3254</text:p>
          </table:table-cell>
          <table:table-cell office:value-type="float" office:value="3272">
            <text:p>3272</text:p>
          </table:table-cell>
          <table:table-cell office:value-type="float" office:value="3343">
            <text:p>3343</text:p>
          </table:table-cell>
          <table:table-cell office:value-type="float" office:value="2891">
            <text:p>2891</text:p>
          </table:table-cell>
          <table:table-cell office:value-type="float" office:value="3161">
            <text:p>3161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USA+Kanada</text:p>
          </table:table-cell>
          <table:table-cell office:value-type="float" office:value="33299">
            <text:p>33299</text:p>
          </table:table-cell>
          <table:table-cell office:value-type="float" office:value="34423">
            <text:p>34423</text:p>
          </table:table-cell>
          <table:table-cell office:value-type="float" office:value="34352">
            <text:p>34352</text:p>
          </table:table-cell>
          <table:table-cell office:value-type="float" office:value="33268">
            <text:p>33268</text:p>
          </table:table-cell>
          <table:table-cell office:value-type="float" office:value="35051">
            <text:p>35051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Australien+Japan</text:p>
          </table:table-cell>
          <table:table-cell office:value-type="float" office:value="31460">
            <text:p>31460</text:p>
          </table:table-cell>
          <table:table-cell office:value-type="float" office:value="31931">
            <text:p>31931</text:p>
          </table:table-cell>
          <table:table-cell office:value-type="float" office:value="32526">
            <text:p>32526</text:p>
          </table:table-cell>
          <table:table-cell office:value-type="float" office:value="31513">
            <text:p>31513</text:p>
          </table:table-cell>
          <table:table-cell office:value-type="float" office:value="32417">
            <text:p>32417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Südostasien</text:p>
          </table:table-cell>
          <table:table-cell office:value-type="float" office:value="2740">
            <text:p>2740</text:p>
          </table:table-cell>
          <table:table-cell office:value-type="float" office:value="2489">
            <text:p>2489</text:p>
          </table:table-cell>
          <table:table-cell office:value-type="float" office:value="2467">
            <text:p>2467</text:p>
          </table:table-cell>
          <table:table-cell office:value-type="float" office:value="2862">
            <text:p>2862</text:p>
          </table:table-cell>
          <table:table-cell office:value-type="float" office:value="2942">
            <text:p>2942</text:p>
          </table:table-cell>
        </table:table-row>
        <table:table-row table:style-name="ro1">
          <table:table-cell office:value-type="string">
            <text:p>y1995</text:p>
          </table:table-cell>
          <table:table-cell office:value-type="string">
            <text:p>Indien</text:p>
          </table:table-cell>
          <table:table-cell office:value-type="float" office:value="474">
            <text:p>474</text:p>
          </table:table-cell>
          <table:table-cell office:value-type="float" office:value="472">
            <text:p>472</text:p>
          </table:table-cell>
          <table:table-cell table:number-columns-repeated="2" office:value-type="float" office:value="467">
            <text:p>467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Subsahara Afrika</text:p>
          </table:table-cell>
          <table:table-cell office:value-type="float" office:value="815">
            <text:p>815</text:p>
          </table:table-cell>
          <table:table-cell office:value-type="float" office:value="893">
            <text:p>893</text:p>
          </table:table-cell>
          <table:table-cell office:value-type="float" office:value="865">
            <text:p>865</text:p>
          </table:table-cell>
          <table:table-cell office:value-type="float" office:value="764">
            <text:p>764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China</text:p>
          </table:table-cell>
          <table:table-cell office:value-type="float" office:value="814">
            <text:p>814</text:p>
          </table:table-cell>
          <table:table-cell office:value-type="float" office:value="684">
            <text:p>684</text:p>
          </table:table-cell>
          <table:table-cell office:value-type="float" office:value="586">
            <text:p>586</text:p>
          </table:table-cell>
          <table:table-cell office:value-type="float" office:value="728">
            <text:p>728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Europa</text:p>
          </table:table-cell>
          <table:table-cell office:value-type="float" office:value="20989">
            <text:p>20989</text:p>
          </table:table-cell>
          <table:table-cell office:value-type="float" office:value="21440">
            <text:p>21440</text:p>
          </table:table-cell>
          <table:table-cell office:value-type="float" office:value="21157">
            <text:p>21157</text:p>
          </table:table-cell>
          <table:table-cell office:value-type="float" office:value="20542">
            <text:p>20542</text:p>
          </table:table-cell>
          <table:table-cell office:value-type="float" office:value="21693">
            <text:p>21693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Ehemalige Sovietunion</text:p>
          </table:table-cell>
          <table:table-cell office:value-type="float" office:value="2270">
            <text:p>2270</text:p>
          </table:table-cell>
          <table:table-cell office:value-type="float" office:value="3386">
            <text:p>3386</text:p>
          </table:table-cell>
          <table:table-cell office:value-type="float" office:value="3273">
            <text:p>3273</text:p>
          </table:table-cell>
          <table:table-cell office:value-type="float" office:value="2358">
            <text:p>2358</text:p>
          </table:table-cell>
          <table:table-cell office:value-type="float" office:value="3515">
            <text:p>3515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Latein Amerika</text:p>
          </table:table-cell>
          <table:table-cell office:value-type="float" office:value="4303">
            <text:p>4303</text:p>
          </table:table-cell>
          <table:table-cell office:value-type="float" office:value="4331">
            <text:p>4331</text:p>
          </table:table-cell>
          <table:table-cell office:value-type="float" office:value="4392">
            <text:p>4392</text:p>
          </table:table-cell>
          <table:table-cell office:value-type="float" office:value="4298">
            <text:p>4298</text:p>
          </table:table-cell>
          <table:table-cell office:value-type="float" office:value="4513">
            <text:p>4513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Mittlerer Osten und Nordafrika</text:p>
          </table:table-cell>
          <table:table-cell office:value-type="float" office:value="3351">
            <text:p>3351</text:p>
          </table:table-cell>
          <table:table-cell office:value-type="float" office:value="3289">
            <text:p>3289</text:p>
          </table:table-cell>
          <table:table-cell office:value-type="float" office:value="3374">
            <text:p>3374</text:p>
          </table:table-cell>
          <table:table-cell office:value-type="float" office:value="2998">
            <text:p>2998</text:p>
          </table:table-cell>
          <table:table-cell office:value-type="float" office:value="3195">
            <text:p>3195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USA+Kanada</text:p>
          </table:table-cell>
          <table:table-cell office:value-type="float" office:value="34104">
            <text:p>34104</text:p>
          </table:table-cell>
          <table:table-cell office:value-type="float" office:value="35007">
            <text:p>35007</text:p>
          </table:table-cell>
          <table:table-cell office:value-type="float" office:value="34648">
            <text:p>34648</text:p>
          </table:table-cell>
          <table:table-cell office:value-type="float" office:value="33858">
            <text:p>33858</text:p>
          </table:table-cell>
          <table:table-cell office:value-type="float" office:value="35957">
            <text:p>35957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Australien+Japan</text:p>
          </table:table-cell>
          <table:table-cell office:value-type="float" office:value="32209">
            <text:p>32209</text:p>
          </table:table-cell>
          <table:table-cell office:value-type="float" office:value="32355">
            <text:p>32355</text:p>
          </table:table-cell>
          <table:table-cell office:value-type="float" office:value="32859">
            <text:p>32859</text:p>
          </table:table-cell>
          <table:table-cell office:value-type="float" office:value="32307">
            <text:p>32307</text:p>
          </table:table-cell>
          <table:table-cell office:value-type="float" office:value="33010">
            <text:p>33010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Südostasien</text:p>
          </table:table-cell>
          <table:table-cell office:value-type="float" office:value="2892">
            <text:p>2892</text:p>
          </table:table-cell>
          <table:table-cell office:value-type="float" office:value="2573">
            <text:p>2573</text:p>
          </table:table-cell>
          <table:table-cell office:value-type="float" office:value="2528">
            <text:p>2528</text:p>
          </table:table-cell>
          <table:table-cell office:value-type="float" office:value="3000">
            <text:p>3000</text:p>
          </table:table-cell>
          <table:table-cell office:value-type="float" office:value="3216">
            <text:p>3216</text:p>
          </table:table-cell>
        </table:table-row>
        <table:table-row table:style-name="ro1">
          <table:table-cell office:value-type="string">
            <text:p>y1996</text:p>
          </table:table-cell>
          <table:table-cell office:value-type="string">
            <text:p>Indien</text:p>
          </table:table-cell>
          <table:table-cell office:value-type="float" office:value="497">
            <text:p>497</text:p>
          </table:table-cell>
          <table:table-cell office:value-type="float" office:value="486">
            <text:p>486</text:p>
          </table:table-cell>
          <table:table-cell office:value-type="float" office:value="478">
            <text:p>478</text:p>
          </table:table-cell>
          <table:table-cell office:value-type="float" office:value="492">
            <text:p>49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Subsahara Afrika</text:p>
          </table:table-cell>
          <table:table-cell office:value-type="float" office:value="823">
            <text:p>823</text:p>
          </table:table-cell>
          <table:table-cell office:value-type="float" office:value="895">
            <text:p>895</text:p>
          </table:table-cell>
          <table:table-cell office:value-type="float" office:value="865">
            <text:p>865</text:p>
          </table:table-cell>
          <table:table-cell office:value-type="float" office:value="790">
            <text:p>790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China</text:p>
          </table:table-cell>
          <table:table-cell office:value-type="float" office:value="879">
            <text:p>879</text:p>
          </table:table-cell>
          <table:table-cell office:value-type="float" office:value="741">
            <text:p>741</text:p>
          </table:table-cell>
          <table:table-cell office:value-type="float" office:value="612">
            <text:p>612</text:p>
          </table:table-cell>
          <table:table-cell office:value-type="float" office:value="755">
            <text:p>755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Europa</text:p>
          </table:table-cell>
          <table:table-cell office:value-type="float" office:value="21538">
            <text:p>21538</text:p>
          </table:table-cell>
          <table:table-cell office:value-type="float" office:value="21791">
            <text:p>21791</text:p>
          </table:table-cell>
          <table:table-cell office:value-type="float" office:value="21394">
            <text:p>21394</text:p>
          </table:table-cell>
          <table:table-cell office:value-type="float" office:value="20985">
            <text:p>20985</text:p>
          </table:table-cell>
          <table:table-cell office:value-type="float" office:value="22097">
            <text:p>22097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Ehemalige Sovietunion</text:p>
          </table:table-cell>
          <table:table-cell office:value-type="float" office:value="2306">
            <text:p>2306</text:p>
          </table:table-cell>
          <table:table-cell office:value-type="float" office:value="3299">
            <text:p>3299</text:p>
          </table:table-cell>
          <table:table-cell office:value-type="float" office:value="3302">
            <text:p>3302</text:p>
          </table:table-cell>
          <table:table-cell office:value-type="float" office:value="2378">
            <text:p>2378</text:p>
          </table:table-cell>
          <table:table-cell office:value-type="float" office:value="3452">
            <text:p>3452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Latein Amerika</text:p>
          </table:table-cell>
          <table:table-cell office:value-type="float" office:value="4460">
            <text:p>4460</text:p>
          </table:table-cell>
          <table:table-cell office:value-type="float" office:value="4399">
            <text:p>4399</text:p>
          </table:table-cell>
          <table:table-cell office:value-type="float" office:value="4469">
            <text:p>4469</text:p>
          </table:table-cell>
          <table:table-cell office:value-type="float" office:value="4515">
            <text:p>4515</text:p>
          </table:table-cell>
          <table:table-cell office:value-type="float" office:value="4616">
            <text:p>4616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Mittlerer Osten und Nordafrika</text:p>
          </table:table-cell>
          <table:table-cell office:value-type="float" office:value="3383">
            <text:p>3383</text:p>
          </table:table-cell>
          <table:table-cell office:value-type="float" office:value="3306">
            <text:p>3306</text:p>
          </table:table-cell>
          <table:table-cell office:value-type="float" office:value="3403">
            <text:p>3403</text:p>
          </table:table-cell>
          <table:table-cell office:value-type="float" office:value="3099">
            <text:p>3099</text:p>
          </table:table-cell>
          <table:table-cell office:value-type="float" office:value="3227">
            <text:p>3227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USA+Kanada</text:p>
          </table:table-cell>
          <table:table-cell office:value-type="float" office:value="35211">
            <text:p>35211</text:p>
          </table:table-cell>
          <table:table-cell office:value-type="float" office:value="35580">
            <text:p>35580</text:p>
          </table:table-cell>
          <table:table-cell office:value-type="float" office:value="34937">
            <text:p>34937</text:p>
          </table:table-cell>
          <table:table-cell office:value-type="float" office:value="34435">
            <text:p>34435</text:p>
          </table:table-cell>
          <table:table-cell office:value-type="float" office:value="36849">
            <text:p>36849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Australien+Japan</text:p>
          </table:table-cell>
          <table:table-cell office:value-type="float" office:value="32663">
            <text:p>32663</text:p>
          </table:table-cell>
          <table:table-cell office:value-type="float" office:value="32774">
            <text:p>32774</text:p>
          </table:table-cell>
          <table:table-cell office:value-type="float" office:value="33188">
            <text:p>33188</text:p>
          </table:table-cell>
          <table:table-cell office:value-type="float" office:value="33092">
            <text:p>33092</text:p>
          </table:table-cell>
          <table:table-cell office:value-type="float" office:value="33599">
            <text:p>33599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Südostasien</text:p>
          </table:table-cell>
          <table:table-cell office:value-type="float" office:value="2969">
            <text:p>2969</text:p>
          </table:table-cell>
          <table:table-cell office:value-type="float" office:value="2654">
            <text:p>2654</text:p>
          </table:table-cell>
          <table:table-cell office:value-type="float" office:value="2588">
            <text:p>2588</text:p>
          </table:table-cell>
          <table:table-cell office:value-type="float" office:value="3134">
            <text:p>3134</text:p>
          </table:table-cell>
          <table:table-cell office:value-type="float" office:value="3482">
            <text:p>3482</text:p>
          </table:table-cell>
        </table:table-row>
        <table:table-row table:style-name="ro1">
          <table:table-cell office:value-type="string">
            <text:p>y1997</text:p>
          </table:table-cell>
          <table:table-cell office:value-type="string">
            <text:p>Indien</text:p>
          </table:table-cell>
          <table:table-cell office:value-type="float" office:value="507">
            <text:p>507</text:p>
          </table:table-cell>
          <table:table-cell office:value-type="float" office:value="499">
            <text:p>499</text:p>
          </table:table-cell>
          <table:table-cell office:value-type="float" office:value="488">
            <text:p>488</text:p>
          </table:table-cell>
          <table:table-cell office:value-type="float" office:value="516">
            <text:p>516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Subsahara Afrika</text:p>
          </table:table-cell>
          <table:table-cell office:value-type="float" office:value="820">
            <text:p>820</text:p>
          </table:table-cell>
          <table:table-cell office:value-type="float" office:value="898">
            <text:p>898</text:p>
          </table:table-cell>
          <table:table-cell office:value-type="float" office:value="864">
            <text:p>864</text:p>
          </table:table-cell>
          <table:table-cell office:value-type="float" office:value="815">
            <text:p>815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China</text:p>
          </table:table-cell>
          <table:table-cell office:value-type="float" office:value="938">
            <text:p>938</text:p>
          </table:table-cell>
          <table:table-cell office:value-type="float" office:value="797">
            <text:p>797</text:p>
          </table:table-cell>
          <table:table-cell office:value-type="float" office:value="637">
            <text:p>637</text:p>
          </table:table-cell>
          <table:table-cell office:value-type="float" office:value="781">
            <text:p>781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Europa</text:p>
          </table:table-cell>
          <table:table-cell office:value-type="float" office:value="22107">
            <text:p>22107</text:p>
          </table:table-cell>
          <table:table-cell office:value-type="float" office:value="22139">
            <text:p>22139</text:p>
          </table:table-cell>
          <table:table-cell office:value-type="float" office:value="21629">
            <text:p>21629</text:p>
          </table:table-cell>
          <table:table-cell office:value-type="float" office:value="21423">
            <text:p>21423</text:p>
          </table:table-cell>
          <table:table-cell office:value-type="float" office:value="22498">
            <text:p>22498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Ehemalige Sovietunion</text:p>
          </table:table-cell>
          <table:table-cell office:value-type="float" office:value="2218">
            <text:p>2218</text:p>
          </table:table-cell>
          <table:table-cell office:value-type="float" office:value="3212">
            <text:p>3212</text:p>
          </table:table-cell>
          <table:table-cell office:value-type="float" office:value="3331">
            <text:p>3331</text:p>
          </table:table-cell>
          <table:table-cell office:value-type="float" office:value="2397">
            <text:p>2397</text:p>
          </table:table-cell>
          <table:table-cell office:value-type="float" office:value="3389">
            <text:p>3389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Latein Amerika</text:p>
          </table:table-cell>
          <table:table-cell office:value-type="float" office:value="4496">
            <text:p>4496</text:p>
          </table:table-cell>
          <table:table-cell office:value-type="float" office:value="4465">
            <text:p>4465</text:p>
          </table:table-cell>
          <table:table-cell office:value-type="float" office:value="4543">
            <text:p>4543</text:p>
          </table:table-cell>
          <table:table-cell office:value-type="float" office:value="4725">
            <text:p>4725</text:p>
          </table:table-cell>
          <table:table-cell office:value-type="float" office:value="4716">
            <text:p>4716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Mittlerer Osten und Nordafrika</text:p>
          </table:table-cell>
          <table:table-cell office:value-type="float" office:value="3449">
            <text:p>3449</text:p>
          </table:table-cell>
          <table:table-cell office:value-type="float" office:value="3321">
            <text:p>3321</text:p>
          </table:table-cell>
          <table:table-cell office:value-type="float" office:value="3431">
            <text:p>3431</text:p>
          </table:table-cell>
          <table:table-cell office:value-type="float" office:value="3194">
            <text:p>3194</text:p>
          </table:table-cell>
          <table:table-cell office:value-type="float" office:value="3258">
            <text:p>3258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USA+Kanada</text:p>
          </table:table-cell>
          <table:table-cell office:value-type="float" office:value="36337">
            <text:p>36337</text:p>
          </table:table-cell>
          <table:table-cell office:value-type="float" office:value="36142">
            <text:p>36142</text:p>
          </table:table-cell>
          <table:table-cell office:value-type="float" office:value="35220">
            <text:p>35220</text:p>
          </table:table-cell>
          <table:table-cell office:value-type="float" office:value="35002">
            <text:p>35002</text:p>
          </table:table-cell>
          <table:table-cell office:value-type="float" office:value="37726">
            <text:p>37726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Australien+Japan</text:p>
          </table:table-cell>
          <table:table-cell office:value-type="float" office:value="32118">
            <text:p>32118</text:p>
          </table:table-cell>
          <table:table-cell office:value-type="float" office:value="33189">
            <text:p>33189</text:p>
          </table:table-cell>
          <table:table-cell office:value-type="float" office:value="33513">
            <text:p>33513</text:p>
          </table:table-cell>
          <table:table-cell office:value-type="float" office:value="33868">
            <text:p>33868</text:p>
          </table:table-cell>
          <table:table-cell office:value-type="float" office:value="34183">
            <text:p>34183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Südostasien</text:p>
          </table:table-cell>
          <table:table-cell office:value-type="float" office:value="2690">
            <text:p>2690</text:p>
          </table:table-cell>
          <table:table-cell office:value-type="float" office:value="2733">
            <text:p>2733</text:p>
          </table:table-cell>
          <table:table-cell office:value-type="float" office:value="2645">
            <text:p>2645</text:p>
          </table:table-cell>
          <table:table-cell office:value-type="float" office:value="3264">
            <text:p>3264</text:p>
          </table:table-cell>
          <table:table-cell office:value-type="float" office:value="3740">
            <text:p>3740</text:p>
          </table:table-cell>
        </table:table-row>
        <table:table-row table:style-name="ro1">
          <table:table-cell office:value-type="string">
            <text:p>y1998</text:p>
          </table:table-cell>
          <table:table-cell office:value-type="string">
            <text:p>Indien</text:p>
          </table:table-cell>
          <table:table-cell office:value-type="float" office:value="526">
            <text:p>526</text:p>
          </table:table-cell>
          <table:table-cell office:value-type="float" office:value="512">
            <text:p>512</text:p>
          </table:table-cell>
          <table:table-cell office:value-type="float" office:value="498">
            <text:p>498</text:p>
          </table:table-cell>
          <table:table-cell office:value-type="float" office:value="540">
            <text:p>54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Subsahara Afrika</text:p>
          </table:table-cell>
          <table:table-cell office:value-type="float" office:value="817">
            <text:p>817</text:p>
          </table:table-cell>
          <table:table-cell office:value-type="float" office:value="900">
            <text:p>900</text:p>
          </table:table-cell>
          <table:table-cell office:value-type="float" office:value="864">
            <text:p>864</text:p>
          </table:table-cell>
          <table:table-cell office:value-type="float" office:value="839">
            <text:p>839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China</text:p>
          </table:table-cell>
          <table:table-cell office:value-type="float" office:value="999">
            <text:p>999</text:p>
          </table:table-cell>
          <table:table-cell office:value-type="float" office:value="852">
            <text:p>852</text:p>
          </table:table-cell>
          <table:table-cell office:value-type="float" office:value="661">
            <text:p>661</text:p>
          </table:table-cell>
          <table:table-cell office:value-type="float" office:value="806">
            <text:p>806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Europa</text:p>
          </table:table-cell>
          <table:table-cell office:value-type="float" office:value="22644">
            <text:p>22644</text:p>
          </table:table-cell>
          <table:table-cell office:value-type="float" office:value="22483">
            <text:p>22483</text:p>
          </table:table-cell>
          <table:table-cell office:value-type="float" office:value="21861">
            <text:p>21861</text:p>
          </table:table-cell>
          <table:table-cell office:value-type="float" office:value="21858">
            <text:p>21858</text:p>
          </table:table-cell>
          <table:table-cell office:value-type="float" office:value="22897">
            <text:p>22897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Ehemalige Sovietunion</text:p>
          </table:table-cell>
          <table:table-cell office:value-type="float" office:value="2345">
            <text:p>2345</text:p>
          </table:table-cell>
          <table:table-cell office:value-type="float" office:value="3125">
            <text:p>3125</text:p>
          </table:table-cell>
          <table:table-cell office:value-type="float" office:value="3360">
            <text:p>3360</text:p>
          </table:table-cell>
          <table:table-cell office:value-type="float" office:value="2417">
            <text:p>2417</text:p>
          </table:table-cell>
          <table:table-cell office:value-type="float" office:value="3326">
            <text:p>3326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Latein Amerika</text:p>
          </table:table-cell>
          <table:table-cell office:value-type="float" office:value="4460">
            <text:p>4460</text:p>
          </table:table-cell>
          <table:table-cell office:value-type="float" office:value="4528">
            <text:p>4528</text:p>
          </table:table-cell>
          <table:table-cell office:value-type="float" office:value="4614">
            <text:p>4614</text:p>
          </table:table-cell>
          <table:table-cell office:value-type="float" office:value="4929">
            <text:p>4929</text:p>
          </table:table-cell>
          <table:table-cell office:value-type="float" office:value="4813">
            <text:p>4813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Mittlerer Osten und Nordafrika</text:p>
          </table:table-cell>
          <table:table-cell office:value-type="float" office:value="3440">
            <text:p>3440</text:p>
          </table:table-cell>
          <table:table-cell office:value-type="float" office:value="3336">
            <text:p>3336</text:p>
          </table:table-cell>
          <table:table-cell office:value-type="float" office:value="3457">
            <text:p>3457</text:p>
          </table:table-cell>
          <table:table-cell office:value-type="float" office:value="3285">
            <text:p>3285</text:p>
          </table:table-cell>
          <table:table-cell office:value-type="float" office:value="3287">
            <text:p>3287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USA+Kanada</text:p>
          </table:table-cell>
          <table:table-cell office:value-type="float" office:value="37703">
            <text:p>37703</text:p>
          </table:table-cell>
          <table:table-cell office:value-type="float" office:value="36694">
            <text:p>36694</text:p>
          </table:table-cell>
          <table:table-cell office:value-type="float" office:value="35498">
            <text:p>35498</text:p>
          </table:table-cell>
          <table:table-cell office:value-type="float" office:value="35558">
            <text:p>35558</text:p>
          </table:table-cell>
          <table:table-cell office:value-type="float" office:value="38589">
            <text:p>38589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Australien+Japan</text:p>
          </table:table-cell>
          <table:table-cell office:value-type="float" office:value="32194">
            <text:p>32194</text:p>
          </table:table-cell>
          <table:table-cell office:value-type="float" office:value="33599">
            <text:p>33599</text:p>
          </table:table-cell>
          <table:table-cell office:value-type="float" office:value="33834">
            <text:p>33834</text:p>
          </table:table-cell>
          <table:table-cell office:value-type="float" office:value="34636">
            <text:p>34636</text:p>
          </table:table-cell>
          <table:table-cell office:value-type="float" office:value="34763">
            <text:p>34763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Südostasien</text:p>
          </table:table-cell>
          <table:table-cell office:value-type="float" office:value="2823">
            <text:p>2823</text:p>
          </table:table-cell>
          <table:table-cell office:value-type="float" office:value="2809">
            <text:p>2809</text:p>
          </table:table-cell>
          <table:table-cell office:value-type="float" office:value="2700">
            <text:p>2700</text:p>
          </table:table-cell>
          <table:table-cell office:value-type="float" office:value="3390">
            <text:p>3390</text:p>
          </table:table-cell>
          <table:table-cell office:value-type="float" office:value="3991">
            <text:p>3991</text:p>
          </table:table-cell>
        </table:table-row>
        <table:table-row table:style-name="ro1">
          <table:table-cell office:value-type="string">
            <text:p>y1999</text:p>
          </table:table-cell>
          <table:table-cell office:value-type="string">
            <text:p>Indien</text:p>
          </table:table-cell>
          <table:table-cell office:value-type="float" office:value="551">
            <text:p>551</text:p>
          </table:table-cell>
          <table:table-cell office:value-type="float" office:value="525">
            <text:p>525</text:p>
          </table:table-cell>
          <table:table-cell office:value-type="float" office:value="508">
            <text:p>508</text:p>
          </table:table-cell>
          <table:table-cell office:value-type="float" office:value="562">
            <text:p>562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Subsahara Afrika</text:p>
          </table:table-cell>
          <table:table-cell office:value-type="float" office:value="827">
            <text:p>827</text:p>
          </table:table-cell>
          <table:table-cell office:value-type="float" office:value="902">
            <text:p>902</text:p>
          </table:table-cell>
          <table:table-cell office:value-type="float" office:value="864">
            <text:p>864</text:p>
          </table:table-cell>
          <table:table-cell office:value-type="float" office:value="861">
            <text:p>861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China</text:p>
          </table:table-cell>
          <table:table-cell office:value-type="float" office:value="1074">
            <text:p>1074</text:p>
          </table:table-cell>
          <table:table-cell office:value-type="float" office:value="906">
            <text:p>906</text:p>
          </table:table-cell>
          <table:table-cell office:value-type="float" office:value="685">
            <text:p>685</text:p>
          </table:table-cell>
          <table:table-cell office:value-type="float" office:value="832">
            <text:p>832</text:p>
          </table:table-cell>
          <table:table-cell office:value-type="float" office:value="1196">
            <text:p>1196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Europa</text:p>
          </table:table-cell>
          <table:table-cell office:value-type="float" office:value="23458">
            <text:p>23458</text:p>
          </table:table-cell>
          <table:table-cell office:value-type="float" office:value="22825">
            <text:p>22825</text:p>
          </table:table-cell>
          <table:table-cell office:value-type="float" office:value="22091">
            <text:p>22091</text:p>
          </table:table-cell>
          <table:table-cell office:value-type="float" office:value="22289">
            <text:p>22289</text:p>
          </table:table-cell>
          <table:table-cell office:value-type="float" office:value="23293">
            <text:p>23293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Ehemalige Sovietunion</text:p>
          </table:table-cell>
          <table:table-cell office:value-type="float" office:value="2565">
            <text:p>2565</text:p>
          </table:table-cell>
          <table:table-cell office:value-type="float" office:value="3038">
            <text:p>3038</text:p>
          </table:table-cell>
          <table:table-cell office:value-type="float" office:value="3389">
            <text:p>3389</text:p>
          </table:table-cell>
          <table:table-cell office:value-type="float" office:value="2437">
            <text:p>2437</text:p>
          </table:table-cell>
          <table:table-cell office:value-type="float" office:value="3263">
            <text:p>3263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Latein Amerika</text:p>
          </table:table-cell>
          <table:table-cell office:value-type="float" office:value="4593">
            <text:p>4593</text:p>
          </table:table-cell>
          <table:table-cell office:value-type="float" office:value="4590">
            <text:p>4590</text:p>
          </table:table-cell>
          <table:table-cell office:value-type="float" office:value="4683">
            <text:p>4683</text:p>
          </table:table-cell>
          <table:table-cell office:value-type="float" office:value="5126">
            <text:p>5126</text:p>
          </table:table-cell>
          <table:table-cell office:value-type="float" office:value="4907">
            <text:p>4907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Mittlerer Osten und Nordafrika</text:p>
          </table:table-cell>
          <table:table-cell office:value-type="float" office:value="3540">
            <text:p>3540</text:p>
          </table:table-cell>
          <table:table-cell office:value-type="float" office:value="3350">
            <text:p>3350</text:p>
          </table:table-cell>
          <table:table-cell office:value-type="float" office:value="3482">
            <text:p>3482</text:p>
          </table:table-cell>
          <table:table-cell office:value-type="float" office:value="3371">
            <text:p>3371</text:p>
          </table:table-cell>
          <table:table-cell office:value-type="float" office:value="3315">
            <text:p>3315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USA+Kanada</text:p>
          </table:table-cell>
          <table:table-cell office:value-type="float" office:value="38881">
            <text:p>38881</text:p>
          </table:table-cell>
          <table:table-cell office:value-type="float" office:value="37235">
            <text:p>37235</text:p>
          </table:table-cell>
          <table:table-cell office:value-type="float" office:value="35769">
            <text:p>35769</text:p>
          </table:table-cell>
          <table:table-cell office:value-type="float" office:value="36104">
            <text:p>36104</text:p>
          </table:table-cell>
          <table:table-cell office:value-type="float" office:value="39438">
            <text:p>39438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Australien+Japan</text:p>
          </table:table-cell>
          <table:table-cell office:value-type="float" office:value="33052">
            <text:p>33052</text:p>
          </table:table-cell>
          <table:table-cell office:value-type="float" office:value="34005">
            <text:p>34005</text:p>
          </table:table-cell>
          <table:table-cell office:value-type="float" office:value="34151">
            <text:p>34151</text:p>
          </table:table-cell>
          <table:table-cell office:value-type="float" office:value="35396">
            <text:p>35396</text:p>
          </table:table-cell>
          <table:table-cell office:value-type="float" office:value="35339">
            <text:p>35339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Südostasien</text:p>
          </table:table-cell>
          <table:table-cell office:value-type="float" office:value="2981">
            <text:p>2981</text:p>
          </table:table-cell>
          <table:table-cell office:value-type="float" office:value="2884">
            <text:p>2884</text:p>
          </table:table-cell>
          <table:table-cell office:value-type="float" office:value="2754">
            <text:p>2754</text:p>
          </table:table-cell>
          <table:table-cell office:value-type="float" office:value="3513">
            <text:p>3513</text:p>
          </table:table-cell>
          <table:table-cell office:value-type="float" office:value="4235">
            <text:p>4235</text:p>
          </table:table-cell>
        </table:table-row>
        <table:table-row table:style-name="ro1">
          <table:table-cell office:value-type="string">
            <text:p>y2000</text:p>
          </table:table-cell>
          <table:table-cell office:value-type="string">
            <text:p>Indien</text:p>
          </table:table-cell>
          <table:table-cell office:value-type="float" office:value="564">
            <text:p>564</text:p>
          </table:table-cell>
          <table:table-cell office:value-type="float" office:value="537">
            <text:p>537</text:p>
          </table:table-cell>
          <table:table-cell office:value-type="float" office:value="517">
            <text:p>517</text:p>
          </table:table-cell>
          <table:table-cell office:value-type="float" office:value="584">
            <text:p>584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Subsahara Afrika</text:p>
          </table:table-cell>
          <table:table-cell office:value-type="float" office:value="834">
            <text:p>834</text:p>
          </table:table-cell>
          <table:table-cell office:value-type="float" office:value="948">
            <text:p>948</text:p>
          </table:table-cell>
          <table:table-cell office:value-type="float" office:value="873">
            <text:p>873</text:p>
          </table:table-cell>
          <table:table-cell office:value-type="float" office:value="899">
            <text:p>899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China</text:p>
          </table:table-cell>
          <table:table-cell office:value-type="float" office:value="1154">
            <text:p>1154</text:p>
          </table:table-cell>
          <table:table-cell office:value-type="float" office:value="994">
            <text:p>994</text:p>
          </table:table-cell>
          <table:table-cell office:value-type="float" office:value="716">
            <text:p>716</text:p>
          </table:table-cell>
          <table:table-cell office:value-type="float" office:value="875">
            <text:p>875</text:p>
          </table:table-cell>
          <table:table-cell office:value-type="float" office:value="1325">
            <text:p>1325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Europa</text:p>
          </table:table-cell>
          <table:table-cell office:value-type="float" office:value="23793">
            <text:p>23793</text:p>
          </table:table-cell>
          <table:table-cell office:value-type="float" office:value="23278">
            <text:p>23278</text:p>
          </table:table-cell>
          <table:table-cell office:value-type="float" office:value="22369">
            <text:p>22369</text:p>
          </table:table-cell>
          <table:table-cell office:value-type="float" office:value="22826">
            <text:p>22826</text:p>
          </table:table-cell>
          <table:table-cell office:value-type="float" office:value="23818">
            <text:p>23818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Ehemalige Sovietunion</text:p>
          </table:table-cell>
          <table:table-cell office:value-type="float" office:value="2723">
            <text:p>2723</text:p>
          </table:table-cell>
          <table:table-cell office:value-type="float" office:value="3256">
            <text:p>3256</text:p>
          </table:table-cell>
          <table:table-cell office:value-type="float" office:value="3449">
            <text:p>3449</text:p>
          </table:table-cell>
          <table:table-cell office:value-type="float" office:value="2496">
            <text:p>2496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Latein Amerika</text:p>
          </table:table-cell>
          <table:table-cell office:value-type="float" office:value="4563">
            <text:p>4563</text:p>
          </table:table-cell>
          <table:table-cell office:value-type="float" office:value="4901">
            <text:p>4901</text:p>
          </table:table-cell>
          <table:table-cell office:value-type="float" office:value="4785">
            <text:p>4785</text:p>
          </table:table-cell>
          <table:table-cell office:value-type="float" office:value="5397">
            <text:p>5397</text:p>
          </table:table-cell>
          <table:table-cell office:value-type="float" office:value="4989">
            <text:p>4989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Mittlerer Osten und Nordafrika</text:p>
          </table:table-cell>
          <table:table-cell office:value-type="float" office:value="3542">
            <text:p>3542</text:p>
          </table:table-cell>
          <table:table-cell office:value-type="float" office:value="3555">
            <text:p>3555</text:p>
          </table:table-cell>
          <table:table-cell office:value-type="float" office:value="3529">
            <text:p>3529</text:p>
          </table:table-cell>
          <table:table-cell office:value-type="float" office:value="3512">
            <text:p>3512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USA+Kanada</text:p>
          </table:table-cell>
          <table:table-cell office:value-type="float" office:value="38928">
            <text:p>38928</text:p>
          </table:table-cell>
          <table:table-cell office:value-type="float" office:value="37830">
            <text:p>37830</text:p>
          </table:table-cell>
          <table:table-cell office:value-type="float" office:value="36123">
            <text:p>36123</text:p>
          </table:table-cell>
          <table:table-cell office:value-type="float" office:value="36717">
            <text:p>36717</text:p>
          </table:table-cell>
          <table:table-cell office:value-type="float" office:value="40215">
            <text:p>40215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Australien+Japan</text:p>
          </table:table-cell>
          <table:table-cell office:value-type="float" office:value="33080">
            <text:p>33080</text:p>
          </table:table-cell>
          <table:table-cell office:value-type="float" office:value="34447">
            <text:p>34447</text:p>
          </table:table-cell>
          <table:table-cell office:value-type="float" office:value="34542">
            <text:p>34542</text:p>
          </table:table-cell>
          <table:table-cell office:value-type="float" office:value="36245">
            <text:p>36245</text:p>
          </table:table-cell>
          <table:table-cell office:value-type="float" office:value="35820">
            <text:p>35820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Südostasien</text:p>
          </table:table-cell>
          <table:table-cell office:value-type="float" office:value="3037">
            <text:p>3037</text:p>
          </table:table-cell>
          <table:table-cell office:value-type="float" office:value="3088">
            <text:p>3088</text:p>
          </table:table-cell>
          <table:table-cell office:value-type="float" office:value="2828">
            <text:p>2828</text:p>
          </table:table-cell>
          <table:table-cell office:value-type="float" office:value="3698">
            <text:p>3698</text:p>
          </table:table-cell>
          <table:table-cell office:value-type="float" office:value="4485">
            <text:p>4485</text:p>
          </table:table-cell>
        </table:table-row>
        <table:table-row table:style-name="ro1">
          <table:table-cell office:value-type="string">
            <text:p>y2001</text:p>
          </table:table-cell>
          <table:table-cell office:value-type="string">
            <text:p>Indien</text:p>
          </table:table-cell>
          <table:table-cell office:value-type="float" office:value="581">
            <text:p>581</text:p>
          </table:table-cell>
          <table:table-cell office:value-type="float" office:value="573">
            <text:p>573</text:p>
          </table:table-cell>
          <table:table-cell office:value-type="float" office:value="530">
            <text:p>530</text:p>
          </table:table-cell>
          <table:table-cell office:value-type="float" office:value="617">
            <text:p>617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Subsahara Afrika</text:p>
          </table:table-cell>
          <table:table-cell office:value-type="float" office:value="841">
            <text:p>841</text:p>
          </table:table-cell>
          <table:table-cell office:value-type="float" office:value="992">
            <text:p>992</text:p>
          </table:table-cell>
          <table:table-cell office:value-type="float" office:value="881">
            <text:p>881</text:p>
          </table:table-cell>
          <table:table-cell office:value-type="float" office:value="935">
            <text:p>935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China</text:p>
          </table:table-cell>
          <table:table-cell office:value-type="float" office:value="1249">
            <text:p>1249</text:p>
          </table:table-cell>
          <table:table-cell office:value-type="float" office:value="1082">
            <text:p>1082</text:p>
          </table:table-cell>
          <table:table-cell office:value-type="float" office:value="745">
            <text:p>745</text:p>
          </table:table-cell>
          <table:table-cell office:value-type="float" office:value="919">
            <text:p>919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Europa</text:p>
          </table:table-cell>
          <table:table-cell office:value-type="float" office:value="24015">
            <text:p>24015</text:p>
          </table:table-cell>
          <table:table-cell office:value-type="float" office:value="23727">
            <text:p>23727</text:p>
          </table:table-cell>
          <table:table-cell office:value-type="float" office:value="22645">
            <text:p>22645</text:p>
          </table:table-cell>
          <table:table-cell office:value-type="float" office:value="23359">
            <text:p>23359</text:p>
          </table:table-cell>
          <table:table-cell office:value-type="float" office:value="24340">
            <text:p>24340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Ehemalige Sovietunion</text:p>
          </table:table-cell>
          <table:table-cell office:value-type="float" office:value="2871">
            <text:p>2871</text:p>
          </table:table-cell>
          <table:table-cell office:value-type="float" office:value="3474">
            <text:p>3474</text:p>
          </table:table-cell>
          <table:table-cell office:value-type="float" office:value="3508">
            <text:p>3508</text:p>
          </table:table-cell>
          <table:table-cell office:value-type="float" office:value="2555">
            <text:p>2555</text:p>
          </table:table-cell>
          <table:table-cell office:value-type="float" office:value="3416">
            <text:p>3416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Latein Amerika</text:p>
          </table:table-cell>
          <table:table-cell office:value-type="float" office:value="4527">
            <text:p>4527</text:p>
          </table:table-cell>
          <table:table-cell office:value-type="float" office:value="5203">
            <text:p>5203</text:p>
          </table:table-cell>
          <table:table-cell office:value-type="float" office:value="4883">
            <text:p>4883</text:p>
          </table:table-cell>
          <table:table-cell office:value-type="float" office:value="5660">
            <text:p>5660</text:p>
          </table:table-cell>
          <table:table-cell office:value-type="float" office:value="5069">
            <text:p>5069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Mittlerer Osten und Nordafrika</text:p>
          </table:table-cell>
          <table:table-cell office:value-type="float" office:value="3562">
            <text:p>3562</text:p>
          </table:table-cell>
          <table:table-cell office:value-type="float" office:value="3749">
            <text:p>3749</text:p>
          </table:table-cell>
          <table:table-cell office:value-type="float" office:value="3574">
            <text:p>3574</text:p>
          </table:table-cell>
          <table:table-cell office:value-type="float" office:value="3646">
            <text:p>3646</text:p>
          </table:table-cell>
          <table:table-cell office:value-type="float" office:value="3364">
            <text:p>3364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USA+Kanada</text:p>
          </table:table-cell>
          <table:table-cell office:value-type="float" office:value="39301">
            <text:p>39301</text:p>
          </table:table-cell>
          <table:table-cell office:value-type="float" office:value="38416">
            <text:p>38416</text:p>
          </table:table-cell>
          <table:table-cell office:value-type="float" office:value="36469">
            <text:p>36469</text:p>
          </table:table-cell>
          <table:table-cell office:value-type="float" office:value="37321">
            <text:p>37321</text:p>
          </table:table-cell>
          <table:table-cell office:value-type="float" office:value="40981">
            <text:p>40981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Australien+Japan</text:p>
          </table:table-cell>
          <table:table-cell office:value-type="float" office:value="33207">
            <text:p>33207</text:p>
          </table:table-cell>
          <table:table-cell office:value-type="float" office:value="34884">
            <text:p>34884</text:p>
          </table:table-cell>
          <table:table-cell office:value-type="float" office:value="34928">
            <text:p>34928</text:p>
          </table:table-cell>
          <table:table-cell office:value-type="float" office:value="37086">
            <text:p>37086</text:p>
          </table:table-cell>
          <table:table-cell office:value-type="float" office:value="36299">
            <text:p>36299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Südostasien</text:p>
          </table:table-cell>
          <table:table-cell office:value-type="float" office:value="3177">
            <text:p>3177</text:p>
          </table:table-cell>
          <table:table-cell office:value-type="float" office:value="3288">
            <text:p>3288</text:p>
          </table:table-cell>
          <table:table-cell office:value-type="float" office:value="2900">
            <text:p>2900</text:p>
          </table:table-cell>
          <table:table-cell office:value-type="float" office:value="3878">
            <text:p>3878</text:p>
          </table:table-cell>
          <table:table-cell office:value-type="float" office:value="4728">
            <text:p>4728</text:p>
          </table:table-cell>
        </table:table-row>
        <table:table-row table:style-name="ro1">
          <table:table-cell office:value-type="string">
            <text:p>y2002</text:p>
          </table:table-cell>
          <table:table-cell office:value-type="string">
            <text:p>Indien</text:p>
          </table:table-cell>
          <table:table-cell office:value-type="float" office:value="592">
            <text:p>592</text:p>
          </table:table-cell>
          <table:table-cell office:value-type="float" office:value="608">
            <text:p>608</text:p>
          </table:table-cell>
          <table:table-cell office:value-type="float" office:value="543">
            <text:p>543</text:p>
          </table:table-cell>
          <table:table-cell office:value-type="float" office:value="650">
            <text:p>650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Subsahara Afrika</text:p>
          </table:table-cell>
          <table:table-cell office:value-type="float" office:value="857">
            <text:p>857</text:p>
          </table:table-cell>
          <table:table-cell office:value-type="float" office:value="1033">
            <text:p>1033</text:p>
          </table:table-cell>
          <table:table-cell office:value-type="float" office:value="889">
            <text:p>889</text:p>
          </table:table-cell>
          <table:table-cell office:value-type="float" office:value="969">
            <text:p>969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China</text:p>
          </table:table-cell>
          <table:table-cell office:value-type="float" office:value="1364">
            <text:p>1364</text:p>
          </table:table-cell>
          <table:table-cell office:value-type="float" office:value="1168">
            <text:p>1168</text:p>
          </table:table-cell>
          <table:table-cell office:value-type="float" office:value="775">
            <text:p>775</text:p>
          </table:table-cell>
          <table:table-cell office:value-type="float" office:value="961">
            <text:p>961</text:p>
          </table:table-cell>
          <table:table-cell office:value-type="float" office:value="1577">
            <text:p>1577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Europa</text:p>
          </table:table-cell>
          <table:table-cell office:value-type="float" office:value="24228">
            <text:p>24228</text:p>
          </table:table-cell>
          <table:table-cell office:value-type="float" office:value="24174">
            <text:p>24174</text:p>
          </table:table-cell>
          <table:table-cell office:value-type="float" office:value="22918">
            <text:p>22918</text:p>
          </table:table-cell>
          <table:table-cell office:value-type="float" office:value="23888">
            <text:p>23888</text:p>
          </table:table-cell>
          <table:table-cell office:value-type="float" office:value="24860">
            <text:p>24860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Ehemalige Sovietunion</text:p>
          </table:table-cell>
          <table:table-cell office:value-type="float" office:value="3099">
            <text:p>3099</text:p>
          </table:table-cell>
          <table:table-cell office:value-type="float" office:value="3691">
            <text:p>3691</text:p>
          </table:table-cell>
          <table:table-cell office:value-type="float" office:value="3567">
            <text:p>3567</text:p>
          </table:table-cell>
          <table:table-cell office:value-type="float" office:value="2614">
            <text:p>2614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Latein Amerika</text:p>
          </table:table-cell>
          <table:table-cell office:value-type="float" office:value="4550">
            <text:p>4550</text:p>
          </table:table-cell>
          <table:table-cell office:value-type="float" office:value="5497">
            <text:p>5497</text:p>
          </table:table-cell>
          <table:table-cell office:value-type="float" office:value="4977">
            <text:p>4977</text:p>
          </table:table-cell>
          <table:table-cell office:value-type="float" office:value="5916">
            <text:p>5916</text:p>
          </table:table-cell>
          <table:table-cell office:value-type="float" office:value="5147">
            <text:p>5147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Mittlerer Osten und Nordafrika</text:p>
          </table:table-cell>
          <table:table-cell office:value-type="float" office:value="3746">
            <text:p>3746</text:p>
          </table:table-cell>
          <table:table-cell office:value-type="float" office:value="3935">
            <text:p>3935</text:p>
          </table:table-cell>
          <table:table-cell office:value-type="float" office:value="3615">
            <text:p>3615</text:p>
          </table:table-cell>
          <table:table-cell office:value-type="float" office:value="3773">
            <text:p>3773</text:p>
          </table:table-cell>
          <table:table-cell office:value-type="float" office:value="3388">
            <text:p>3388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USA+Kanada</text:p>
          </table:table-cell>
          <table:table-cell office:value-type="float" office:value="39910">
            <text:p>39910</text:p>
          </table:table-cell>
          <table:table-cell office:value-type="float" office:value="38992">
            <text:p>38992</text:p>
          </table:table-cell>
          <table:table-cell office:value-type="float" office:value="36808">
            <text:p>36808</text:p>
          </table:table-cell>
          <table:table-cell office:value-type="float" office:value="37914">
            <text:p>37914</text:p>
          </table:table-cell>
          <table:table-cell office:value-type="float" office:value="41735">
            <text:p>41735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Australien+Japan</text:p>
          </table:table-cell>
          <table:table-cell office:value-type="float" office:value="33633">
            <text:p>33633</text:p>
          </table:table-cell>
          <table:table-cell office:value-type="float" office:value="35318">
            <text:p>35318</text:p>
          </table:table-cell>
          <table:table-cell office:value-type="float" office:value="35310">
            <text:p>35310</text:p>
          </table:table-cell>
          <table:table-cell office:value-type="float" office:value="37919">
            <text:p>37919</text:p>
          </table:table-cell>
          <table:table-cell office:value-type="float" office:value="36775">
            <text:p>36775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Südostasien</text:p>
          </table:table-cell>
          <table:table-cell office:value-type="float" office:value="3260">
            <text:p>3260</text:p>
          </table:table-cell>
          <table:table-cell office:value-type="float" office:value="3483">
            <text:p>3483</text:p>
          </table:table-cell>
          <table:table-cell office:value-type="float" office:value="2969">
            <text:p>2969</text:p>
          </table:table-cell>
          <table:table-cell office:value-type="float" office:value="4053">
            <text:p>4053</text:p>
          </table:table-cell>
          <table:table-cell office:value-type="float" office:value="4965">
            <text:p>4965</text:p>
          </table:table-cell>
        </table:table-row>
        <table:table-row table:style-name="ro1">
          <table:table-cell office:value-type="string">
            <text:p>y2003</text:p>
          </table:table-cell>
          <table:table-cell office:value-type="string">
            <text:p>Indien</text:p>
          </table:table-cell>
          <table:table-cell office:value-type="float" office:value="628">
            <text:p>628</text:p>
          </table:table-cell>
          <table:table-cell office:value-type="float" office:value="642">
            <text:p>642</text:p>
          </table:table-cell>
          <table:table-cell office:value-type="float" office:value="555">
            <text:p>555</text:p>
          </table:table-cell>
          <table:table-cell office:value-type="float" office:value="681">
            <text:p>681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Subsahara Afrika</text:p>
          </table:table-cell>
          <table:table-cell office:value-type="float" office:value="886">
            <text:p>886</text:p>
          </table:table-cell>
          <table:table-cell office:value-type="float" office:value="1073">
            <text:p>1073</text:p>
          </table:table-cell>
          <table:table-cell office:value-type="float" office:value="896">
            <text:p>896</text:p>
          </table:table-cell>
          <table:table-cell office:value-type="float" office:value="1001">
            <text:p>1001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China</text:p>
          </table:table-cell>
          <table:table-cell office:value-type="float" office:value="1491">
            <text:p>1491</text:p>
          </table:table-cell>
          <table:table-cell office:value-type="float" office:value="1254">
            <text:p>1254</text:p>
          </table:table-cell>
          <table:table-cell office:value-type="float" office:value="803">
            <text:p>803</text:p>
          </table:table-cell>
          <table:table-cell office:value-type="float" office:value="1004">
            <text:p>1004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Europa</text:p>
          </table:table-cell>
          <table:table-cell office:value-type="float" office:value="24769">
            <text:p>24769</text:p>
          </table:table-cell>
          <table:table-cell office:value-type="float" office:value="24618">
            <text:p>24618</text:p>
          </table:table-cell>
          <table:table-cell office:value-type="float" office:value="23189">
            <text:p>23189</text:p>
          </table:table-cell>
          <table:table-cell office:value-type="float" office:value="24414">
            <text:p>24414</text:p>
          </table:table-cell>
          <table:table-cell office:value-type="float" office:value="25379">
            <text:p>25379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Ehemalige Sovietunion</text:p>
          </table:table-cell>
          <table:table-cell office:value-type="float" office:value="3352">
            <text:p>3352</text:p>
          </table:table-cell>
          <table:table-cell office:value-type="float" office:value="3909">
            <text:p>3909</text:p>
          </table:table-cell>
          <table:table-cell office:value-type="float" office:value="3625">
            <text:p>3625</text:p>
          </table:table-cell>
          <table:table-cell office:value-type="float" office:value="2673">
            <text:p>2673</text:p>
          </table:table-cell>
          <table:table-cell office:value-type="float" office:value="3571">
            <text:p>3571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Latein Amerika</text:p>
          </table:table-cell>
          <table:table-cell office:value-type="float" office:value="4755">
            <text:p>4755</text:p>
          </table:table-cell>
          <table:table-cell office:value-type="float" office:value="5783">
            <text:p>5783</text:p>
          </table:table-cell>
          <table:table-cell office:value-type="float" office:value="5069">
            <text:p>5069</text:p>
          </table:table-cell>
          <table:table-cell office:value-type="float" office:value="6166">
            <text:p>6166</text:p>
          </table:table-cell>
          <table:table-cell office:value-type="float" office:value="5222">
            <text:p>5222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Mittlerer Osten und Nordafrika</text:p>
          </table:table-cell>
          <table:table-cell office:value-type="float" office:value="3893">
            <text:p>3893</text:p>
          </table:table-cell>
          <table:table-cell office:value-type="float" office:value="4112">
            <text:p>4112</text:p>
          </table:table-cell>
          <table:table-cell office:value-type="float" office:value="3655">
            <text:p>3655</text:p>
          </table:table-cell>
          <table:table-cell office:value-type="float" office:value="3895">
            <text:p>3895</text:p>
          </table:table-cell>
          <table:table-cell office:value-type="float" office:value="3410">
            <text:p>3410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USA+Kanada</text:p>
          </table:table-cell>
          <table:table-cell office:value-type="float" office:value="40939">
            <text:p>40939</text:p>
          </table:table-cell>
          <table:table-cell office:value-type="float" office:value="39558">
            <text:p>39558</text:p>
          </table:table-cell>
          <table:table-cell office:value-type="float" office:value="37141">
            <text:p>37141</text:p>
          </table:table-cell>
          <table:table-cell office:value-type="float" office:value="38497">
            <text:p>38497</text:p>
          </table:table-cell>
          <table:table-cell office:value-type="float" office:value="42479">
            <text:p>42479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Australien+Japan</text:p>
          </table:table-cell>
          <table:table-cell office:value-type="float" office:value="34545">
            <text:p>34545</text:p>
          </table:table-cell>
          <table:table-cell office:value-type="float" office:value="35747">
            <text:p>35747</text:p>
          </table:table-cell>
          <table:table-cell office:value-type="float" office:value="35687">
            <text:p>35687</text:p>
          </table:table-cell>
          <table:table-cell office:value-type="float" office:value="38745">
            <text:p>38745</text:p>
          </table:table-cell>
          <table:table-cell office:value-type="float" office:value="37248">
            <text:p>37248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Südostasien</text:p>
          </table:table-cell>
          <table:table-cell office:value-type="float" office:value="3384">
            <text:p>3384</text:p>
          </table:table-cell>
          <table:table-cell office:value-type="float" office:value="3673">
            <text:p>3673</text:p>
          </table:table-cell>
          <table:table-cell office:value-type="float" office:value="3035">
            <text:p>3035</text:p>
          </table:table-cell>
          <table:table-cell office:value-type="float" office:value="4225">
            <text:p>4225</text:p>
          </table:table-cell>
          <table:table-cell office:value-type="float" office:value="5196">
            <text:p>5196</text:p>
          </table:table-cell>
        </table:table-row>
        <table:table-row table:style-name="ro1">
          <table:table-cell office:value-type="string">
            <text:p>y2004</text:p>
          </table:table-cell>
          <table:table-cell office:value-type="string">
            <text:p>Indien</text:p>
          </table:table-cell>
          <table:table-cell office:value-type="float" office:value="667">
            <text:p>667</text:p>
          </table:table-cell>
          <table:table-cell office:value-type="float" office:value="674">
            <text:p>674</text:p>
          </table:table-cell>
          <table:table-cell office:value-type="float" office:value="567">
            <text:p>567</text:p>
          </table:table-cell>
          <table:table-cell office:value-type="float" office:value="711">
            <text:p>711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Subsahara Afrika</text:p>
          </table:table-cell>
          <table:table-cell office:value-type="float" office:value="915">
            <text:p>915</text:p>
          </table:table-cell>
          <table:table-cell office:value-type="float" office:value="1110">
            <text:p>1110</text:p>
          </table:table-cell>
          <table:table-cell office:value-type="float" office:value="903">
            <text:p>903</text:p>
          </table:table-cell>
          <table:table-cell office:value-type="float" office:value="1032">
            <text:p>1032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China</text:p>
          </table:table-cell>
          <table:table-cell office:value-type="float" office:value="1648">
            <text:p>1648</text:p>
          </table:table-cell>
          <table:table-cell office:value-type="float" office:value="1338">
            <text:p>1338</text:p>
          </table:table-cell>
          <table:table-cell office:value-type="float" office:value="831">
            <text:p>831</text:p>
          </table:table-cell>
          <table:table-cell office:value-type="float" office:value="1046">
            <text:p>1046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Europa</text:p>
          </table:table-cell>
          <table:table-cell office:value-type="float" office:value="25186">
            <text:p>25186</text:p>
          </table:table-cell>
          <table:table-cell office:value-type="float" office:value="25058">
            <text:p>25058</text:p>
          </table:table-cell>
          <table:table-cell office:value-type="float" office:value="23457">
            <text:p>23457</text:p>
          </table:table-cell>
          <table:table-cell office:value-type="float" office:value="24937">
            <text:p>24937</text:p>
          </table:table-cell>
          <table:table-cell office:value-type="float" office:value="25895">
            <text:p>25895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Ehemalige Sovietunion</text:p>
          </table:table-cell>
          <table:table-cell office:value-type="float" office:value="3578">
            <text:p>3578</text:p>
          </table:table-cell>
          <table:table-cell office:value-type="float" office:value="4126">
            <text:p>4126</text:p>
          </table:table-cell>
          <table:table-cell office:value-type="float" office:value="3683">
            <text:p>3683</text:p>
          </table:table-cell>
          <table:table-cell office:value-type="float" office:value="2733">
            <text:p>2733</text:p>
          </table:table-cell>
          <table:table-cell office:value-type="float" office:value="3648">
            <text:p>3648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Latein Amerika</text:p>
          </table:table-cell>
          <table:table-cell office:value-type="float" office:value="4911">
            <text:p>4911</text:p>
          </table:table-cell>
          <table:table-cell office:value-type="float" office:value="6062">
            <text:p>6062</text:p>
          </table:table-cell>
          <table:table-cell office:value-type="float" office:value="5157">
            <text:p>5157</text:p>
          </table:table-cell>
          <table:table-cell office:value-type="float" office:value="6409">
            <text:p>6409</text:p>
          </table:table-cell>
          <table:table-cell office:value-type="float" office:value="5295">
            <text:p>5295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Mittlerer Osten und Nordafrika</text:p>
          </table:table-cell>
          <table:table-cell office:value-type="float" office:value="4041">
            <text:p>4041</text:p>
          </table:table-cell>
          <table:table-cell office:value-type="float" office:value="4281">
            <text:p>4281</text:p>
          </table:table-cell>
          <table:table-cell office:value-type="float" office:value="3693">
            <text:p>3693</text:p>
          </table:table-cell>
          <table:table-cell office:value-type="float" office:value="4011">
            <text:p>4011</text:p>
          </table:table-cell>
          <table:table-cell office:value-type="float" office:value="3431">
            <text:p>3431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USA+Kanada</text:p>
          </table:table-cell>
          <table:table-cell office:value-type="float" office:value="41801">
            <text:p>41801</text:p>
          </table:table-cell>
          <table:table-cell office:value-type="float" office:value="40116">
            <text:p>40116</text:p>
          </table:table-cell>
          <table:table-cell office:value-type="float" office:value="37467">
            <text:p>37467</text:p>
          </table:table-cell>
          <table:table-cell office:value-type="float" office:value="39072">
            <text:p>39072</text:p>
          </table:table-cell>
          <table:table-cell office:value-type="float" office:value="43211">
            <text:p>43211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Australien+Japan</text:p>
          </table:table-cell>
          <table:table-cell office:value-type="float" office:value="35187">
            <text:p>35187</text:p>
          </table:table-cell>
          <table:table-cell office:value-type="float" office:value="36173">
            <text:p>36173</text:p>
          </table:table-cell>
          <table:table-cell office:value-type="float" office:value="36059">
            <text:p>36059</text:p>
          </table:table-cell>
          <table:table-cell office:value-type="float" office:value="39564">
            <text:p>39564</text:p>
          </table:table-cell>
          <table:table-cell office:value-type="float" office:value="37718">
            <text:p>37718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Südostasien</text:p>
          </table:table-cell>
          <table:table-cell office:value-type="float" office:value="3491">
            <text:p>3491</text:p>
          </table:table-cell>
          <table:table-cell office:value-type="float" office:value="3858">
            <text:p>3858</text:p>
          </table:table-cell>
          <table:table-cell office:value-type="float" office:value="3100">
            <text:p>3100</text:p>
          </table:table-cell>
          <table:table-cell office:value-type="float" office:value="4392">
            <text:p>4392</text:p>
          </table:table-cell>
          <table:table-cell office:value-type="float" office:value="5421">
            <text:p>5421</text:p>
          </table:table-cell>
        </table:table-row>
        <table:table-row table:style-name="ro1">
          <table:table-cell office:value-type="string">
            <text:p>y2005</text:p>
          </table:table-cell>
          <table:table-cell office:value-type="string">
            <text:p>Indien</text:p>
          </table:table-cell>
          <table:table-cell office:value-type="float" office:value="715">
            <text:p>715</text:p>
          </table:table-cell>
          <table:table-cell office:value-type="float" office:value="706">
            <text:p>706</text:p>
          </table:table-cell>
          <table:table-cell office:value-type="float" office:value="579">
            <text:p>579</text:p>
          </table:table-cell>
          <table:table-cell office:value-type="float" office:value="741">
            <text:p>741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Subsahara Afrika</text:p>
          </table:table-cell>
          <table:table-cell office:value-type="float" office:value="950">
            <text:p>950</text:p>
          </table:table-cell>
          <table:table-cell office:value-type="float" office:value="1165">
            <text:p>1165</text:p>
          </table:table-cell>
          <table:table-cell office:value-type="float" office:value="922">
            <text:p>922</text:p>
          </table:table-cell>
          <table:table-cell office:value-type="float" office:value="1090">
            <text:p>1090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China</text:p>
          </table:table-cell>
          <table:table-cell office:value-type="float" office:value="1844">
            <text:p>1844</text:p>
          </table:table-cell>
          <table:table-cell office:value-type="float" office:value="1471">
            <text:p>1471</text:p>
          </table:table-cell>
          <table:table-cell office:value-type="float" office:value="866">
            <text:p>866</text:p>
          </table:table-cell>
          <table:table-cell office:value-type="float" office:value="1102">
            <text:p>1102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Europa</text:p>
          </table:table-cell>
          <table:table-cell office:value-type="float" office:value="25900">
            <text:p>25900</text:p>
          </table:table-cell>
          <table:table-cell office:value-type="float" office:value="25590">
            <text:p>25590</text:p>
          </table:table-cell>
          <table:table-cell office:value-type="float" office:value="23791">
            <text:p>23791</text:p>
          </table:table-cell>
          <table:table-cell office:value-type="float" office:value="25572">
            <text:p>25572</text:p>
          </table:table-cell>
          <table:table-cell office:value-type="float" office:value="26497">
            <text:p>26497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Ehemalige Sovietunion</text:p>
          </table:table-cell>
          <table:table-cell office:value-type="float" office:value="3891">
            <text:p>3891</text:p>
          </table:table-cell>
          <table:table-cell office:value-type="float" office:value="4421">
            <text:p>4421</text:p>
          </table:table-cell>
          <table:table-cell office:value-type="float" office:value="3782">
            <text:p>3782</text:p>
          </table:table-cell>
          <table:table-cell office:value-type="float" office:value="2860">
            <text:p>2860</text:p>
          </table:table-cell>
          <table:table-cell office:value-type="float" office:value="3732">
            <text:p>3732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Latein Amerika</text:p>
          </table:table-cell>
          <table:table-cell office:value-type="float" office:value="5126">
            <text:p>5126</text:p>
          </table:table-cell>
          <table:table-cell office:value-type="float" office:value="6477">
            <text:p>6477</text:p>
          </table:table-cell>
          <table:table-cell office:value-type="float" office:value="5284">
            <text:p>5284</text:p>
          </table:table-cell>
          <table:table-cell office:value-type="float" office:value="6741">
            <text:p>6741</text:p>
          </table:table-cell>
          <table:table-cell office:value-type="float" office:value="5390">
            <text:p>5390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Mittlerer Osten und Nordafrika</text:p>
          </table:table-cell>
          <table:table-cell office:value-type="float" office:value="4173">
            <text:p>4173</text:p>
          </table:table-cell>
          <table:table-cell office:value-type="float" office:value="4534">
            <text:p>4534</text:p>
          </table:table-cell>
          <table:table-cell office:value-type="float" office:value="3758">
            <text:p>3758</text:p>
          </table:table-cell>
          <table:table-cell office:value-type="float" office:value="4191">
            <text:p>4191</text:p>
          </table:table-cell>
          <table:table-cell office:value-type="float" office:value="3464">
            <text:p>3464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USA+Kanada</text:p>
          </table:table-cell>
          <table:table-cell office:value-type="float" office:value="42512">
            <text:p>42512</text:p>
          </table:table-cell>
          <table:table-cell office:value-type="float" office:value="40769">
            <text:p>40769</text:p>
          </table:table-cell>
          <table:table-cell office:value-type="float" office:value="37874">
            <text:p>37874</text:p>
          </table:table-cell>
          <table:table-cell office:value-type="float" office:value="39820">
            <text:p>39820</text:p>
          </table:table-cell>
          <table:table-cell office:value-type="float" office:value="44048">
            <text:p>44048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Australien+Japan</text:p>
          </table:table-cell>
          <table:table-cell office:value-type="float" office:value="35874">
            <text:p>35874</text:p>
          </table:table-cell>
          <table:table-cell office:value-type="float" office:value="36707">
            <text:p>36707</text:p>
          </table:table-cell>
          <table:table-cell office:value-type="float" office:value="36552">
            <text:p>36552</text:p>
          </table:table-cell>
          <table:table-cell office:value-type="float" office:value="40501">
            <text:p>40501</text:p>
          </table:table-cell>
          <table:table-cell office:value-type="float" office:value="38280">
            <text:p>38280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Südostasien</text:p>
          </table:table-cell>
          <table:table-cell office:value-type="float" office:value="3630">
            <text:p>3630</text:p>
          </table:table-cell>
          <table:table-cell office:value-type="float" office:value="4132">
            <text:p>4132</text:p>
          </table:table-cell>
          <table:table-cell office:value-type="float" office:value="3191">
            <text:p>3191</text:p>
          </table:table-cell>
          <table:table-cell office:value-type="float" office:value="4614">
            <text:p>4614</text:p>
          </table:table-cell>
          <table:table-cell office:value-type="float" office:value="5753">
            <text:p>5753</text:p>
          </table:table-cell>
        </table:table-row>
        <table:table-row table:style-name="ro1">
          <table:table-cell office:value-type="string">
            <text:p>y2006</text:p>
          </table:table-cell>
          <table:table-cell office:value-type="string">
            <text:p>Indien</text:p>
          </table:table-cell>
          <table:table-cell office:value-type="float" office:value="766">
            <text:p>766</text:p>
          </table:table-cell>
          <table:table-cell office:value-type="float" office:value="754">
            <text:p>754</text:p>
          </table:table-cell>
          <table:table-cell office:value-type="float" office:value="595">
            <text:p>595</text:p>
          </table:table-cell>
          <table:table-cell office:value-type="float" office:value="792">
            <text:p>792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Subsahara Afrika</text:p>
          </table:table-cell>
          <table:table-cell office:value-type="float" office:value="989">
            <text:p>989</text:p>
          </table:table-cell>
          <table:table-cell office:value-type="float" office:value="1217">
            <text:p>1217</text:p>
          </table:table-cell>
          <table:table-cell office:value-type="float" office:value="940">
            <text:p>940</text:p>
          </table:table-cell>
          <table:table-cell office:value-type="float" office:value="1145">
            <text:p>1145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China</text:p>
          </table:table-cell>
          <table:table-cell office:value-type="float" office:value="2091">
            <text:p>2091</text:p>
          </table:table-cell>
          <table:table-cell office:value-type="float" office:value="1602">
            <text:p>1602</text:p>
          </table:table-cell>
          <table:table-cell office:value-type="float" office:value="900">
            <text:p>900</text:p>
          </table:table-cell>
          <table:table-cell office:value-type="float" office:value="1159">
            <text:p>1159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Europa</text:p>
          </table:table-cell>
          <table:table-cell office:value-type="float" office:value="26548">
            <text:p>26548</text:p>
          </table:table-cell>
          <table:table-cell office:value-type="float" office:value="26120">
            <text:p>26120</text:p>
          </table:table-cell>
          <table:table-cell office:value-type="float" office:value="24124">
            <text:p>24124</text:p>
          </table:table-cell>
          <table:table-cell office:value-type="float" office:value="26203">
            <text:p>26203</text:p>
          </table:table-cell>
          <table:table-cell office:value-type="float" office:value="27097">
            <text:p>27097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Ehemalige Sovietunion</text:p>
          </table:table-cell>
          <table:table-cell office:value-type="float" office:value="4235">
            <text:p>4235</text:p>
          </table:table-cell>
          <table:table-cell office:value-type="float" office:value="4716">
            <text:p>4716</text:p>
          </table:table-cell>
          <table:table-cell office:value-type="float" office:value="3881">
            <text:p>3881</text:p>
          </table:table-cell>
          <table:table-cell office:value-type="float" office:value="2987">
            <text:p>2987</text:p>
          </table:table-cell>
          <table:table-cell office:value-type="float" office:value="3816">
            <text:p>3816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Latein Amerika</text:p>
          </table:table-cell>
          <table:table-cell office:value-type="float" office:value="5349">
            <text:p>5349</text:p>
          </table:table-cell>
          <table:table-cell office:value-type="float" office:value="6882">
            <text:p>6882</text:p>
          </table:table-cell>
          <table:table-cell office:value-type="float" office:value="5406">
            <text:p>5406</text:p>
          </table:table-cell>
          <table:table-cell office:value-type="float" office:value="7066">
            <text:p>7066</text:p>
          </table:table-cell>
          <table:table-cell office:value-type="float" office:value="5483">
            <text:p>5483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Mittlerer Osten und Nordafrika</text:p>
          </table:table-cell>
          <table:table-cell office:value-type="float" office:value="4298">
            <text:p>4298</text:p>
          </table:table-cell>
          <table:table-cell office:value-type="float" office:value="4775">
            <text:p>4775</text:p>
          </table:table-cell>
          <table:table-cell office:value-type="float" office:value="3819">
            <text:p>3819</text:p>
          </table:table-cell>
          <table:table-cell office:value-type="float" office:value="4364">
            <text:p>4364</text:p>
          </table:table-cell>
          <table:table-cell office:value-type="float" office:value="3496">
            <text:p>3496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USA+Kanada</text:p>
          </table:table-cell>
          <table:table-cell office:value-type="float" office:value="42917">
            <text:p>42917</text:p>
          </table:table-cell>
          <table:table-cell office:value-type="float" office:value="41412">
            <text:p>41412</text:p>
          </table:table-cell>
          <table:table-cell office:value-type="float" office:value="38273">
            <text:p>38273</text:p>
          </table:table-cell>
          <table:table-cell office:value-type="float" office:value="40556">
            <text:p>40556</text:p>
          </table:table-cell>
          <table:table-cell office:value-type="float" office:value="44871">
            <text:p>44871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Australien+Japan</text:p>
          </table:table-cell>
          <table:table-cell office:value-type="float" office:value="36687">
            <text:p>36687</text:p>
          </table:table-cell>
          <table:table-cell office:value-type="float" office:value="37237">
            <text:p>37237</text:p>
          </table:table-cell>
          <table:table-cell office:value-type="float" office:value="37041">
            <text:p>37041</text:p>
          </table:table-cell>
          <table:table-cell office:value-type="float" office:value="41431">
            <text:p>41431</text:p>
          </table:table-cell>
          <table:table-cell office:value-type="float" office:value="38840">
            <text:p>38840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Südostasien</text:p>
          </table:table-cell>
          <table:table-cell office:value-type="float" office:value="3784">
            <text:p>3784</text:p>
          </table:table-cell>
          <table:table-cell office:value-type="float" office:value="4401">
            <text:p>4401</text:p>
          </table:table-cell>
          <table:table-cell office:value-type="float" office:value="3280">
            <text:p>3280</text:p>
          </table:table-cell>
          <table:table-cell office:value-type="float" office:value="4832">
            <text:p>4832</text:p>
          </table:table-cell>
          <table:table-cell office:value-type="float" office:value="6077">
            <text:p>6077</text:p>
          </table:table-cell>
        </table:table-row>
        <table:table-row table:style-name="ro1">
          <table:table-cell office:value-type="string">
            <text:p>y2007</text:p>
          </table:table-cell>
          <table:table-cell office:value-type="string">
            <text:p>Indien</text:p>
          </table:table-cell>
          <table:table-cell office:value-type="float" office:value="823">
            <text:p>823</text:p>
          </table:table-cell>
          <table:table-cell office:value-type="float" office:value="801">
            <text:p>801</text:p>
          </table:table-cell>
          <table:table-cell office:value-type="float" office:value="611">
            <text:p>611</text:p>
          </table:table-cell>
          <table:table-cell office:value-type="float" office:value="843">
            <text:p>843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Subsahara Afrika</text:p>
          </table:table-cell>
          <table:table-cell office:value-type="float" office:value="1014">
            <text:p>1014</text:p>
          </table:table-cell>
          <table:table-cell office:value-type="float" office:value="1267">
            <text:p>1267</text:p>
          </table:table-cell>
          <table:table-cell office:value-type="float" office:value="957">
            <text:p>957</text:p>
          </table:table-cell>
          <table:table-cell office:value-type="float" office:value="1197">
            <text:p>1197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China</text:p>
          </table:table-cell>
          <table:table-cell office:value-type="float" office:value="2277">
            <text:p>2277</text:p>
          </table:table-cell>
          <table:table-cell office:value-type="float" office:value="1732">
            <text:p>1732</text:p>
          </table:table-cell>
          <table:table-cell office:value-type="float" office:value="934">
            <text:p>934</text:p>
          </table:table-cell>
          <table:table-cell office:value-type="float" office:value="1214">
            <text:p>1214</text:p>
          </table:table-cell>
          <table:table-cell office:value-type="float" office:value="2406">
            <text:p>2406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Europa</text:p>
          </table:table-cell>
          <table:table-cell office:value-type="float" office:value="26548">
            <text:p>26548</text:p>
          </table:table-cell>
          <table:table-cell office:value-type="float" office:value="26646">
            <text:p>26646</text:p>
          </table:table-cell>
          <table:table-cell office:value-type="float" office:value="24453">
            <text:p>24453</text:p>
          </table:table-cell>
          <table:table-cell office:value-type="float" office:value="26831">
            <text:p>26831</text:p>
          </table:table-cell>
          <table:table-cell office:value-type="float" office:value="27696">
            <text:p>27696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Ehemalige Sovietunion</text:p>
          </table:table-cell>
          <table:table-cell office:value-type="float" office:value="4450">
            <text:p>4450</text:p>
          </table:table-cell>
          <table:table-cell office:value-type="float" office:value="5010">
            <text:p>5010</text:p>
          </table:table-cell>
          <table:table-cell office:value-type="float" office:value="3979">
            <text:p>3979</text:p>
          </table:table-cell>
          <table:table-cell office:value-type="float" office:value="3114">
            <text:p>3114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Latein Amerika</text:p>
          </table:table-cell>
          <table:table-cell office:value-type="float" office:value="5505">
            <text:p>5505</text:p>
          </table:table-cell>
          <table:table-cell office:value-type="float" office:value="7277">
            <text:p>7277</text:p>
          </table:table-cell>
          <table:table-cell office:value-type="float" office:value="5524">
            <text:p>5524</text:p>
          </table:table-cell>
          <table:table-cell office:value-type="float" office:value="7382">
            <text:p>7382</text:p>
          </table:table-cell>
          <table:table-cell office:value-type="float" office:value="5573">
            <text:p>5573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Mittlerer Osten und Nordafrika</text:p>
          </table:table-cell>
          <table:table-cell office:value-type="float" office:value="4408">
            <text:p>4408</text:p>
          </table:table-cell>
          <table:table-cell office:value-type="float" office:value="5005">
            <text:p>5005</text:p>
          </table:table-cell>
          <table:table-cell office:value-type="float" office:value="3878">
            <text:p>3878</text:p>
          </table:table-cell>
          <table:table-cell office:value-type="float" office:value="4529">
            <text:p>4529</text:p>
          </table:table-cell>
          <table:table-cell office:value-type="float" office:value="3526">
            <text:p>3526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USA+Kanada</text:p>
          </table:table-cell>
          <table:table-cell office:value-type="float" office:value="42530">
            <text:p>42530</text:p>
          </table:table-cell>
          <table:table-cell office:value-type="float" office:value="42045">
            <text:p>42045</text:p>
          </table:table-cell>
          <table:table-cell office:value-type="float" office:value="38664">
            <text:p>38664</text:p>
          </table:table-cell>
          <table:table-cell office:value-type="float" office:value="41280">
            <text:p>41280</text:p>
          </table:table-cell>
          <table:table-cell office:value-type="float" office:value="45682">
            <text:p>45682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Australien+Japan</text:p>
          </table:table-cell>
          <table:table-cell office:value-type="float" office:value="36419">
            <text:p>36419</text:p>
          </table:table-cell>
          <table:table-cell office:value-type="float" office:value="37764">
            <text:p>37764</text:p>
          </table:table-cell>
          <table:table-cell office:value-type="float" office:value="37526">
            <text:p>37526</text:p>
          </table:table-cell>
          <table:table-cell office:value-type="float" office:value="42356">
            <text:p>42356</text:p>
          </table:table-cell>
          <table:table-cell office:value-type="float" office:value="39398">
            <text:p>39398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Südostasien</text:p>
          </table:table-cell>
          <table:table-cell office:value-type="float" office:value="3865">
            <text:p>3865</text:p>
          </table:table-cell>
          <table:table-cell office:value-type="float" office:value="4663">
            <text:p>4663</text:p>
          </table:table-cell>
          <table:table-cell office:value-type="float" office:value="3365">
            <text:p>3365</text:p>
          </table:table-cell>
          <table:table-cell office:value-type="float" office:value="5044">
            <text:p>5044</text:p>
          </table:table-cell>
          <table:table-cell office:value-type="float" office:value="6394">
            <text:p>6394</text:p>
          </table:table-cell>
        </table:table-row>
        <table:table-row table:style-name="ro1">
          <table:table-cell office:value-type="string">
            <text:p>y2008</text:p>
          </table:table-cell>
          <table:table-cell office:value-type="string">
            <text:p>Indien</text:p>
          </table:table-cell>
          <table:table-cell office:value-type="float" office:value="850">
            <text:p>850</text:p>
          </table:table-cell>
          <table:table-cell office:value-type="float" office:value="846">
            <text:p>846</text:p>
          </table:table-cell>
          <table:table-cell office:value-type="float" office:value="627">
            <text:p>627</text:p>
          </table:table-cell>
          <table:table-cell office:value-type="float" office:value="892">
            <text:p>892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Subsahara Afrika</text:p>
          </table:table-cell>
          <table:table-cell office:value-type="float" office:value="1010">
            <text:p>1010</text:p>
          </table:table-cell>
          <table:table-cell office:value-type="float" office:value="1315">
            <text:p>1315</text:p>
          </table:table-cell>
          <table:table-cell office:value-type="float" office:value="973">
            <text:p>973</text:p>
          </table:table-cell>
          <table:table-cell office:value-type="float" office:value="1247">
            <text:p>1247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China</text:p>
          </table:table-cell>
          <table:table-cell office:value-type="float" office:value="2470">
            <text:p>2470</text:p>
          </table:table-cell>
          <table:table-cell office:value-type="float" office:value="1861">
            <text:p>1861</text:p>
          </table:table-cell>
          <table:table-cell office:value-type="float" office:value="967">
            <text:p>967</text:p>
          </table:table-cell>
          <table:table-cell office:value-type="float" office:value="1269">
            <text:p>1269</text:p>
          </table:table-cell>
          <table:table-cell office:value-type="float" office:value="2595">
            <text:p>2595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Europa</text:p>
          </table:table-cell>
          <table:table-cell office:value-type="float" office:value="25318">
            <text:p>25318</text:p>
          </table:table-cell>
          <table:table-cell office:value-type="float" office:value="27170">
            <text:p>27170</text:p>
          </table:table-cell>
          <table:table-cell office:value-type="float" office:value="24781">
            <text:p>24781</text:p>
          </table:table-cell>
          <table:table-cell office:value-type="float" office:value="27457">
            <text:p>27457</text:p>
          </table:table-cell>
          <table:table-cell office:value-type="float" office:value="28294">
            <text:p>28294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Ehemalige Sovietunion</text:p>
          </table:table-cell>
          <table:table-cell office:value-type="float" office:value="4135">
            <text:p>4135</text:p>
          </table:table-cell>
          <table:table-cell office:value-type="float" office:value="5303">
            <text:p>5303</text:p>
          </table:table-cell>
          <table:table-cell office:value-type="float" office:value="4076">
            <text:p>4076</text:p>
          </table:table-cell>
          <table:table-cell office:value-type="float" office:value="3241">
            <text:p>3241</text:p>
          </table:table-cell>
          <table:table-cell office:value-type="float" office:value="3985">
            <text:p>3985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Latein Amerika</text:p>
          </table:table-cell>
          <table:table-cell office:value-type="float" office:value="5327">
            <text:p>5327</text:p>
          </table:table-cell>
          <table:table-cell office:value-type="float" office:value="7662">
            <text:p>7662</text:p>
          </table:table-cell>
          <table:table-cell office:value-type="float" office:value="5639">
            <text:p>5639</text:p>
          </table:table-cell>
          <table:table-cell office:value-type="float" office:value="7690">
            <text:p>7690</text:p>
          </table:table-cell>
          <table:table-cell office:value-type="float" office:value="5661">
            <text:p>5661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Mittlerer Osten und Nordafrika</text:p>
          </table:table-cell>
          <table:table-cell office:value-type="float" office:value="4425">
            <text:p>4425</text:p>
          </table:table-cell>
          <table:table-cell office:value-type="float" office:value="5225">
            <text:p>5225</text:p>
          </table:table-cell>
          <table:table-cell office:value-type="float" office:value="3933">
            <text:p>3933</text:p>
          </table:table-cell>
          <table:table-cell office:value-type="float" office:value="4687">
            <text:p>4687</text:p>
          </table:table-cell>
          <table:table-cell office:value-type="float" office:value="3555">
            <text:p>3555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USA+Kanada</text:p>
          </table:table-cell>
          <table:table-cell office:value-type="float" office:value="41030">
            <text:p>41030</text:p>
          </table:table-cell>
          <table:table-cell office:value-type="float" office:value="42668">
            <text:p>42668</text:p>
          </table:table-cell>
          <table:table-cell office:value-type="float" office:value="39049">
            <text:p>39049</text:p>
          </table:table-cell>
          <table:table-cell office:value-type="float" office:value="41993">
            <text:p>41993</text:p>
          </table:table-cell>
          <table:table-cell office:value-type="float" office:value="46481">
            <text:p>46481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Australien+Japan</text:p>
          </table:table-cell>
          <table:table-cell office:value-type="float" office:value="34486">
            <text:p>34486</text:p>
          </table:table-cell>
          <table:table-cell office:value-type="float" office:value="38287">
            <text:p>38287</text:p>
          </table:table-cell>
          <table:table-cell office:value-type="float" office:value="38006">
            <text:p>38006</text:p>
          </table:table-cell>
          <table:table-cell office:value-type="float" office:value="43274">
            <text:p>43274</text:p>
          </table:table-cell>
          <table:table-cell office:value-type="float" office:value="39954">
            <text:p>39954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Südostasien</text:p>
          </table:table-cell>
          <table:table-cell office:value-type="float" office:value="3847">
            <text:p>3847</text:p>
          </table:table-cell>
          <table:table-cell office:value-type="float" office:value="4919">
            <text:p>4919</text:p>
          </table:table-cell>
          <table:table-cell office:value-type="float" office:value="3448">
            <text:p>3448</text:p>
          </table:table-cell>
          <table:table-cell office:value-type="float" office:value="5251">
            <text:p>5251</text:p>
          </table:table-cell>
          <table:table-cell office:value-type="float" office:value="6705">
            <text:p>6705</text:p>
          </table:table-cell>
        </table:table-row>
        <table:table-row table:style-name="ro1">
          <table:table-cell office:value-type="string">
            <text:p>y2009</text:p>
          </table:table-cell>
          <table:table-cell office:value-type="string">
            <text:p>Indien</text:p>
          </table:table-cell>
          <table:table-cell office:value-type="float" office:value="907">
            <text:p>907</text:p>
          </table:table-cell>
          <table:table-cell office:value-type="float" office:value="890">
            <text:p>890</text:p>
          </table:table-cell>
          <table:table-cell office:value-type="float" office:value="642">
            <text:p>642</text:p>
          </table:table-cell>
          <table:table-cell office:value-type="float" office:value="939">
            <text:p>939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Subsahara Afrika</text:p>
          </table:table-cell>
          <table:table-cell office:value-type="float" office:value="1032">
            <text:p>1032</text:p>
          </table:table-cell>
          <table:table-cell office:value-type="float" office:value="1360">
            <text:p>1360</text:p>
          </table:table-cell>
          <table:table-cell office:value-type="float" office:value="989">
            <text:p>989</text:p>
          </table:table-cell>
          <table:table-cell office:value-type="float" office:value="1295">
            <text:p>1295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China</text:p>
          </table:table-cell>
          <table:table-cell office:value-type="float" office:value="2707">
            <text:p>2707</text:p>
          </table:table-cell>
          <table:table-cell office:value-type="float" office:value="1989">
            <text:p>1989</text:p>
          </table:table-cell>
          <table:table-cell office:value-type="float" office:value="999">
            <text:p>999</text:p>
          </table:table-cell>
          <table:table-cell office:value-type="float" office:value="1324">
            <text:p>1324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Europa</text:p>
          </table:table-cell>
          <table:table-cell office:value-type="float" office:value="25726">
            <text:p>25726</text:p>
          </table:table-cell>
          <table:table-cell office:value-type="float" office:value="27692">
            <text:p>27692</text:p>
          </table:table-cell>
          <table:table-cell office:value-type="float" office:value="25106">
            <text:p>25106</text:p>
          </table:table-cell>
          <table:table-cell office:value-type="float" office:value="28078">
            <text:p>28078</text:p>
          </table:table-cell>
          <table:table-cell office:value-type="float" office:value="28890">
            <text:p>28890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Ehemalige Sovietunion</text:p>
          </table:table-cell>
          <table:table-cell office:value-type="float" office:value="4308">
            <text:p>4308</text:p>
          </table:table-cell>
          <table:table-cell office:value-type="float" office:value="5596">
            <text:p>5596</text:p>
          </table:table-cell>
          <table:table-cell office:value-type="float" office:value="4172">
            <text:p>4172</text:p>
          </table:table-cell>
          <table:table-cell office:value-type="float" office:value="3367">
            <text:p>3367</text:p>
          </table:table-cell>
          <table:table-cell office:value-type="float" office:value="4069">
            <text:p>4069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Latein Amerika</text:p>
          </table:table-cell>
          <table:table-cell office:value-type="float" office:value="5584">
            <text:p>5584</text:p>
          </table:table-cell>
          <table:table-cell office:value-type="float" office:value="8038">
            <text:p>8038</text:p>
          </table:table-cell>
          <table:table-cell office:value-type="float" office:value="5750">
            <text:p>5750</text:p>
          </table:table-cell>
          <table:table-cell office:value-type="float" office:value="7991">
            <text:p>7991</text:p>
          </table:table-cell>
          <table:table-cell office:value-type="float" office:value="5747">
            <text:p>5747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Mittlerer Osten und Nordafrika</text:p>
          </table:table-cell>
          <table:table-cell office:value-type="float" office:value="4543">
            <text:p>4543</text:p>
          </table:table-cell>
          <table:table-cell office:value-type="float" office:value="5436">
            <text:p>5436</text:p>
          </table:table-cell>
          <table:table-cell office:value-type="float" office:value="3986">
            <text:p>3986</text:p>
          </table:table-cell>
          <table:table-cell office:value-type="float" office:value="4838">
            <text:p>4838</text:p>
          </table:table-cell>
          <table:table-cell office:value-type="float" office:value="3583">
            <text:p>3583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USA+Kanada</text:p>
          </table:table-cell>
          <table:table-cell office:value-type="float" office:value="41824">
            <text:p>41824</text:p>
          </table:table-cell>
          <table:table-cell office:value-type="float" office:value="43281">
            <text:p>43281</text:p>
          </table:table-cell>
          <table:table-cell office:value-type="float" office:value="39427">
            <text:p>39427</text:p>
          </table:table-cell>
          <table:table-cell office:value-type="float" office:value="42695">
            <text:p>42695</text:p>
          </table:table-cell>
          <table:table-cell office:value-type="float" office:value="47267">
            <text:p>47267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Australien+Japan</text:p>
          </table:table-cell>
          <table:table-cell office:value-type="float" office:value="36267">
            <text:p>36267</text:p>
          </table:table-cell>
          <table:table-cell office:value-type="float" office:value="38806">
            <text:p>38806</text:p>
          </table:table-cell>
          <table:table-cell office:value-type="float" office:value="38483">
            <text:p>38483</text:p>
          </table:table-cell>
          <table:table-cell office:value-type="float" office:value="44186">
            <text:p>44186</text:p>
          </table:table-cell>
          <table:table-cell office:value-type="float" office:value="40508">
            <text:p>40508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Südostasien</text:p>
          </table:table-cell>
          <table:table-cell office:value-type="float" office:value="4053">
            <text:p>4053</text:p>
          </table:table-cell>
          <table:table-cell office:value-type="float" office:value="5169">
            <text:p>5169</text:p>
          </table:table-cell>
          <table:table-cell office:value-type="float" office:value="3528">
            <text:p>3528</text:p>
          </table:table-cell>
          <table:table-cell office:value-type="float" office:value="5454">
            <text:p>5454</text:p>
          </table:table-cell>
          <table:table-cell office:value-type="float" office:value="7009">
            <text:p>7009</text:p>
          </table:table-cell>
        </table:table-row>
        <table:table-row table:style-name="ro1">
          <table:table-cell office:value-type="string">
            <text:p>y2010</text:p>
          </table:table-cell>
          <table:table-cell office:value-type="string">
            <text:p>Indien</text:p>
          </table:table-cell>
          <table:table-cell office:value-type="float" office:value="973">
            <text:p>973</text:p>
          </table:table-cell>
          <table:table-cell office:value-type="float" office:value="933">
            <text:p>933</text:p>
          </table:table-cell>
          <table:table-cell office:value-type="float" office:value="656">
            <text:p>656</text:p>
          </table:table-cell>
          <table:table-cell office:value-type="float" office:value="985">
            <text:p>985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1730">
            <text:p>1730</text:p>
          </table:table-cell>
          <table:table-cell office:value-type="float" office:value="1151">
            <text:p>1151</text:p>
          </table:table-cell>
          <table:table-cell office:value-type="float" office:value="1644">
            <text:p>1644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3222">
            <text:p>3222</text:p>
          </table:table-cell>
          <table:table-cell office:value-type="float" office:value="1181">
            <text:p>1181</text:p>
          </table:table-cell>
          <table:table-cell office:value-type="float" office:value="1682">
            <text:p>1682</text:p>
          </table:table-cell>
          <table:table-cell office:value-type="float" office:value="3738">
            <text:p>3738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30939">
            <text:p>30939</text:p>
          </table:table-cell>
          <table:table-cell office:value-type="float" office:value="26836">
            <text:p>26836</text:p>
          </table:table-cell>
          <table:table-cell office:value-type="float" office:value="31688">
            <text:p>31688</text:p>
          </table:table-cell>
          <table:table-cell office:value-type="float" office:value="30880">
            <text:p>30880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7949">
            <text:p>7949</text:p>
          </table:table-cell>
          <table:table-cell office:value-type="float" office:value="4706">
            <text:p>4706</text:p>
          </table:table-cell>
          <table:table-cell office:value-type="float" office:value="4386">
            <text:p>4386</text:p>
          </table:table-cell>
          <table:table-cell office:value-type="float" office:value="4929">
            <text:p>4929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11280">
            <text:p>11280</text:p>
          </table:table-cell>
          <table:table-cell office:value-type="float" office:value="6298">
            <text:p>6298</text:p>
          </table:table-cell>
          <table:table-cell office:value-type="float" office:value="9850">
            <text:p>9850</text:p>
          </table:table-cell>
          <table:table-cell office:value-type="float" office:value="6621">
            <text:p>6621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7238">
            <text:p>7238</text:p>
          </table:table-cell>
          <table:table-cell office:value-type="float" office:value="4532">
            <text:p>4532</text:p>
          </table:table-cell>
          <table:table-cell office:value-type="float" office:value="5818">
            <text:p>5818</text:p>
          </table:table-cell>
          <table:table-cell office:value-type="float" office:value="3832">
            <text:p>3832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46861">
            <text:p>46861</text:p>
          </table:table-cell>
          <table:table-cell office:value-type="float" office:value="41272">
            <text:p>41272</text:p>
          </table:table-cell>
          <table:table-cell office:value-type="float" office:value="46737">
            <text:p>46737</text:p>
          </table:table-cell>
          <table:table-cell office:value-type="float" office:value="49066">
            <text:p>49066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41960">
            <text:p>41960</text:p>
          </table:table-cell>
          <table:table-cell office:value-type="float" office:value="39584">
            <text:p>39584</text:p>
          </table:table-cell>
          <table:table-cell office:value-type="float" office:value="47946">
            <text:p>47946</text:p>
          </table:table-cell>
          <table:table-cell office:value-type="float" office:value="42516">
            <text:p>42516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7323">
            <text:p>7323</text:p>
          </table:table-cell>
          <table:table-cell office:value-type="float" office:value="4019">
            <text:p>4019</text:p>
          </table:table-cell>
          <table:table-cell office:value-type="float" office:value="6742">
            <text:p>6742</text:p>
          </table:table-cell>
          <table:table-cell office:value-type="float" office:value="8734">
            <text:p>8734</text:p>
          </table:table-cell>
        </table:table-row>
        <table:table-row table:style-name="ro1">
          <table:table-cell office:value-type="string">
            <text:p>y2015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1307">
            <text:p>1307</text:p>
          </table:table-cell>
          <table:table-cell office:value-type="float" office:value="745">
            <text:p>745</text:p>
          </table:table-cell>
          <table:table-cell office:value-type="float" office:value="1318">
            <text:p>1318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2035">
            <text:p>2035</text:p>
          </table:table-cell>
          <table:table-cell office:value-type="float" office:value="1377">
            <text:p>1377</text:p>
          </table:table-cell>
          <table:table-cell office:value-type="float" office:value="2200">
            <text:p>2200</text:p>
          </table:table-cell>
          <table:table-cell office:value-type="float" office:value="1198">
            <text:p>1198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4427">
            <text:p>4427</text:p>
          </table:table-cell>
          <table:table-cell office:value-type="float" office:value="1377">
            <text:p>1377</text:p>
          </table:table-cell>
          <table:table-cell office:value-type="float" office:value="2172">
            <text:p>2172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34162">
            <text:p>34162</text:p>
          </table:table-cell>
          <table:table-cell office:value-type="float" office:value="28804">
            <text:p>28804</text:p>
          </table:table-cell>
          <table:table-cell office:value-type="float" office:value="35452">
            <text:p>35452</text:p>
          </table:table-cell>
          <table:table-cell office:value-type="float" office:value="33105">
            <text:p>33105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10318">
            <text:p>10318</text:p>
          </table:table-cell>
          <table:table-cell office:value-type="float" office:value="5557">
            <text:p>5557</text:p>
          </table:table-cell>
          <table:table-cell office:value-type="float" office:value="5880">
            <text:p>5880</text:p>
          </table:table-cell>
          <table:table-cell office:value-type="float" office:value="5999">
            <text:p>5999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14245">
            <text:p>14245</text:p>
          </table:table-cell>
          <table:table-cell office:value-type="float" office:value="6940">
            <text:p>6940</text:p>
          </table:table-cell>
          <table:table-cell office:value-type="float" office:value="12156">
            <text:p>12156</text:p>
          </table:table-cell>
          <table:table-cell office:value-type="float" office:value="7678">
            <text:p>7678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8717">
            <text:p>8717</text:p>
          </table:table-cell>
          <table:table-cell office:value-type="float" office:value="5141">
            <text:p>5141</text:p>
          </table:table-cell>
          <table:table-cell office:value-type="float" office:value="7241">
            <text:p>7241</text:p>
          </table:table-cell>
          <table:table-cell office:value-type="float" office:value="4136">
            <text:p>4136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50128">
            <text:p>50128</text:p>
          </table:table-cell>
          <table:table-cell office:value-type="float" office:value="43233">
            <text:p>43233</text:p>
          </table:table-cell>
          <table:table-cell office:value-type="float" office:value="50322">
            <text:p>50322</text:p>
          </table:table-cell>
          <table:table-cell office:value-type="float" office:value="51079">
            <text:p>51079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45225">
            <text:p>45225</text:p>
          </table:table-cell>
          <table:table-cell office:value-type="float" office:value="41040">
            <text:p>41040</text:p>
          </table:table-cell>
          <table:table-cell office:value-type="float" office:value="51739">
            <text:p>51739</text:p>
          </table:table-cell>
          <table:table-cell office:value-type="float" office:value="44848">
            <text:p>44848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9299">
            <text:p>9299</text:p>
          </table:table-cell>
          <table:table-cell office:value-type="float" office:value="4602">
            <text:p>4602</text:p>
          </table:table-cell>
          <table:table-cell office:value-type="float" office:value="8400">
            <text:p>8400</text:p>
          </table:table-cell>
          <table:table-cell office:value-type="float" office:value="10943">
            <text:p>10943</text:p>
          </table:table-cell>
        </table:table-row>
        <table:table-row table:style-name="ro1">
          <table:table-cell office:value-type="string">
            <text:p>y2020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1644">
            <text:p>1644</text:p>
          </table:table-cell>
          <table:table-cell office:value-type="float" office:value="850">
            <text:p>850</text:p>
          </table:table-cell>
          <table:table-cell office:value-type="float" office:value="1799">
            <text:p>1799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2603">
            <text:p>2603</text:p>
          </table:table-cell>
          <table:table-cell office:value-type="float" office:value="1688">
            <text:p>1688</text:p>
          </table:table-cell>
          <table:table-cell office:value-type="float" office:value="2961">
            <text:p>2961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7268">
            <text:p>7268</text:p>
          </table:table-cell>
          <table:table-cell office:value-type="float" office:value="1571">
            <text:p>1571</text:p>
          </table:table-cell>
          <table:table-cell office:value-type="float" office:value="2758">
            <text:p>2758</text:p>
          </table:table-cell>
          <table:table-cell office:value-type="float" office:value="6275">
            <text:p>6275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38543">
            <text:p>38543</text:p>
          </table:table-cell>
          <table:table-cell office:value-type="float" office:value="30944">
            <text:p>30944</text:p>
          </table:table-cell>
          <table:table-cell office:value-type="float" office:value="39423">
            <text:p>39423</text:p>
          </table:table-cell>
          <table:table-cell office:value-type="float" office:value="34909">
            <text:p>34909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14754">
            <text:p>14754</text:p>
          </table:table-cell>
          <table:table-cell office:value-type="float" office:value="6833">
            <text:p>6833</text:p>
          </table:table-cell>
          <table:table-cell office:value-type="float" office:value="7775">
            <text:p>7775</text:p>
          </table:table-cell>
          <table:table-cell office:value-type="float" office:value="7718">
            <text:p>7718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20156">
            <text:p>20156</text:p>
          </table:table-cell>
          <table:table-cell office:value-type="float" office:value="7649">
            <text:p>7649</text:p>
          </table:table-cell>
          <table:table-cell office:value-type="float" office:value="14783">
            <text:p>14783</text:p>
          </table:table-cell>
          <table:table-cell office:value-type="float" office:value="9243">
            <text:p>9243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11590">
            <text:p>11590</text:p>
          </table:table-cell>
          <table:table-cell office:value-type="float" office:value="5798">
            <text:p>5798</text:p>
          </table:table-cell>
          <table:table-cell office:value-type="float" office:value="8989">
            <text:p>8989</text:p>
          </table:table-cell>
          <table:table-cell office:value-type="float" office:value="4746">
            <text:p>4746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54284">
            <text:p>54284</text:p>
          </table:table-cell>
          <table:table-cell office:value-type="float" office:value="45227">
            <text:p>45227</text:p>
          </table:table-cell>
          <table:table-cell office:value-type="float" office:value="53198">
            <text:p>53198</text:p>
          </table:table-cell>
          <table:table-cell office:value-type="float" office:value="52156">
            <text:p>52156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49166">
            <text:p>49166</text:p>
          </table:table-cell>
          <table:table-cell office:value-type="float" office:value="42679">
            <text:p>42679</text:p>
          </table:table-cell>
          <table:table-cell office:value-type="float" office:value="55167">
            <text:p>55167</text:p>
          </table:table-cell>
          <table:table-cell office:value-type="float" office:value="46546">
            <text:p>46546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13246">
            <text:p>13246</text:p>
          </table:table-cell>
          <table:table-cell office:value-type="float" office:value="5262">
            <text:p>5262</text:p>
          </table:table-cell>
          <table:table-cell office:value-type="float" office:value="10355">
            <text:p>10355</text:p>
          </table:table-cell>
          <table:table-cell office:value-type="float" office:value="12862">
            <text:p>12862</text:p>
          </table:table-cell>
        </table:table-row>
        <table:table-row table:style-name="ro1">
          <table:table-cell office:value-type="string">
            <text:p>y2025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2327">
            <text:p>2327</text:p>
          </table:table-cell>
          <table:table-cell office:value-type="float" office:value="972">
            <text:p>972</text:p>
          </table:table-cell>
          <table:table-cell office:value-type="float" office:value="2443">
            <text:p>2443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3124">
            <text:p>3124</text:p>
          </table:table-cell>
          <table:table-cell office:value-type="float" office:value="2075">
            <text:p>2075</text:p>
          </table:table-cell>
          <table:table-cell office:value-type="float" office:value="4035">
            <text:p>4035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10152">
            <text:p>10152</text:p>
          </table:table-cell>
          <table:table-cell office:value-type="float" office:value="1893">
            <text:p>1893</text:p>
          </table:table-cell>
          <table:table-cell office:value-type="float" office:value="3544">
            <text:p>3544</text:p>
          </table:table-cell>
          <table:table-cell office:value-type="float" office:value="7875">
            <text:p>7875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42934">
            <text:p>42934</text:p>
          </table:table-cell>
          <table:table-cell office:value-type="float" office:value="33359">
            <text:p>33359</text:p>
          </table:table-cell>
          <table:table-cell office:value-type="float" office:value="43473">
            <text:p>43473</text:p>
          </table:table-cell>
          <table:table-cell office:value-type="float" office:value="37065">
            <text:p>37065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19231">
            <text:p>19231</text:p>
          </table:table-cell>
          <table:table-cell office:value-type="float" office:value="8133">
            <text:p>8133</text:p>
          </table:table-cell>
          <table:table-cell office:value-type="float" office:value="10131">
            <text:p>10131</text:p>
          </table:table-cell>
          <table:table-cell office:value-type="float" office:value="9943">
            <text:p>9943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25774">
            <text:p>25774</text:p>
          </table:table-cell>
          <table:table-cell office:value-type="float" office:value="8773">
            <text:p>8773</text:p>
          </table:table-cell>
          <table:table-cell office:value-type="float" office:value="17860">
            <text:p>17860</text:p>
          </table:table-cell>
          <table:table-cell office:value-type="float" office:value="11164">
            <text:p>11164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14097">
            <text:p>14097</text:p>
          </table:table-cell>
          <table:table-cell office:value-type="float" office:value="6748">
            <text:p>6748</text:p>
          </table:table-cell>
          <table:table-cell office:value-type="float" office:value="11314">
            <text:p>11314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58266">
            <text:p>58266</text:p>
          </table:table-cell>
          <table:table-cell office:value-type="float" office:value="47884">
            <text:p>47884</text:p>
          </table:table-cell>
          <table:table-cell office:value-type="float" office:value="55782">
            <text:p>55782</text:p>
          </table:table-cell>
          <table:table-cell office:value-type="float" office:value="54190">
            <text:p>54190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53093">
            <text:p>53093</text:p>
          </table:table-cell>
          <table:table-cell office:value-type="float" office:value="44901">
            <text:p>44901</text:p>
          </table:table-cell>
          <table:table-cell office:value-type="float" office:value="58381">
            <text:p>58381</text:p>
          </table:table-cell>
          <table:table-cell office:value-type="float" office:value="48618">
            <text:p>48618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16983">
            <text:p>16983</text:p>
          </table:table-cell>
          <table:table-cell office:value-type="float" office:value="6266">
            <text:p>6266</text:p>
          </table:table-cell>
          <table:table-cell office:value-type="float" office:value="12583">
            <text:p>12583</text:p>
          </table:table-cell>
          <table:table-cell office:value-type="float" office:value="15127">
            <text:p>15127</text:p>
          </table:table-cell>
        </table:table-row>
        <table:table-row table:style-name="ro1">
          <table:table-cell office:value-type="string">
            <text:p>y2030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2975">
            <text:p>2975</text:p>
          </table:table-cell>
          <table:table-cell office:value-type="float" office:value="1160">
            <text:p>1160</text:p>
          </table:table-cell>
          <table:table-cell office:value-type="float" office:value="3331">
            <text:p>3331</text:p>
          </table:table-cell>
          <table:table-cell office:value-type="float" office:value="1659">
            <text:p>1659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5960">
            <text:p>5960</text:p>
          </table:table-cell>
          <table:table-cell office:value-type="float" office:value="2423">
            <text:p>2423</text:p>
          </table:table-cell>
          <table:table-cell office:value-type="float" office:value="5434">
            <text:p>5434</text:p>
          </table:table-cell>
          <table:table-cell office:value-type="float" office:value="2364">
            <text:p>2364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13607">
            <text:p>13607</text:p>
          </table:table-cell>
          <table:table-cell office:value-type="float" office:value="2180">
            <text:p>2180</text:p>
          </table:table-cell>
          <table:table-cell office:value-type="float" office:value="4503">
            <text:p>4503</text:p>
          </table:table-cell>
          <table:table-cell office:value-type="float" office:value="9201">
            <text:p>9201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48374">
            <text:p>48374</text:p>
          </table:table-cell>
          <table:table-cell office:value-type="float" office:value="35760">
            <text:p>35760</text:p>
          </table:table-cell>
          <table:table-cell office:value-type="float" office:value="47549">
            <text:p>47549</text:p>
          </table:table-cell>
          <table:table-cell office:value-type="float" office:value="39125">
            <text:p>39125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25766">
            <text:p>25766</text:p>
          </table:table-cell>
          <table:table-cell office:value-type="float" office:value="9331">
            <text:p>9331</text:p>
          </table:table-cell>
          <table:table-cell office:value-type="float" office:value="12970">
            <text:p>12970</text:p>
          </table:table-cell>
          <table:table-cell office:value-type="float" office:value="12817">
            <text:p>12817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30901">
            <text:p>30901</text:p>
          </table:table-cell>
          <table:table-cell office:value-type="float" office:value="9734">
            <text:p>9734</text:p>
          </table:table-cell>
          <table:table-cell office:value-type="float" office:value="21188">
            <text:p>21188</text:p>
          </table:table-cell>
          <table:table-cell office:value-type="float" office:value="13383">
            <text:p>13383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19004">
            <text:p>19004</text:p>
          </table:table-cell>
          <table:table-cell office:value-type="float" office:value="7452">
            <text:p>7452</text:p>
          </table:table-cell>
          <table:table-cell office:value-type="float" office:value="14125">
            <text:p>14125</text:p>
          </table:table-cell>
          <table:table-cell office:value-type="float" office:value="6654">
            <text:p>6654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63197">
            <text:p>63197</text:p>
          </table:table-cell>
          <table:table-cell office:value-type="float" office:value="50404">
            <text:p>50404</text:p>
          </table:table-cell>
          <table:table-cell office:value-type="float" office:value="58190">
            <text:p>58190</text:p>
          </table:table-cell>
          <table:table-cell office:value-type="float" office:value="56804">
            <text:p>56804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57479">
            <text:p>57479</text:p>
          </table:table-cell>
          <table:table-cell office:value-type="float" office:value="47018">
            <text:p>47018</text:p>
          </table:table-cell>
          <table:table-cell office:value-type="float" office:value="62091">
            <text:p>62091</text:p>
          </table:table-cell>
          <table:table-cell office:value-type="float" office:value="50218">
            <text:p>50218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22626">
            <text:p>22626</text:p>
          </table:table-cell>
          <table:table-cell office:value-type="float" office:value="7150">
            <text:p>7150</text:p>
          </table:table-cell>
          <table:table-cell office:value-type="float" office:value="15005">
            <text:p>15005</text:p>
          </table:table-cell>
          <table:table-cell office:value-type="float" office:value="16959">
            <text:p>16959</text:p>
          </table:table-cell>
        </table:table-row>
        <table:table-row table:style-name="ro1">
          <table:table-cell office:value-type="string">
            <text:p>y2035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3967">
            <text:p>3967</text:p>
          </table:table-cell>
          <table:table-cell office:value-type="float" office:value="1331">
            <text:p>1331</text:p>
          </table:table-cell>
          <table:table-cell office:value-type="float" office:value="4480">
            <text:p>4480</text:p>
          </table:table-cell>
          <table:table-cell office:value-type="float" office:value="2199">
            <text:p>2199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8560">
            <text:p>8560</text:p>
          </table:table-cell>
          <table:table-cell office:value-type="float" office:value="2728">
            <text:p>2728</text:p>
          </table:table-cell>
          <table:table-cell office:value-type="float" office:value="7240">
            <text:p>7240</text:p>
          </table:table-cell>
          <table:table-cell office:value-type="float" office:value="3120">
            <text:p>3120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17236">
            <text:p>17236</text:p>
          </table:table-cell>
          <table:table-cell office:value-type="float" office:value="2448">
            <text:p>2448</text:p>
          </table:table-cell>
          <table:table-cell office:value-type="float" office:value="5630">
            <text:p>5630</text:p>
          </table:table-cell>
          <table:table-cell office:value-type="float" office:value="10776">
            <text:p>10776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53993">
            <text:p>53993</text:p>
          </table:table-cell>
          <table:table-cell office:value-type="float" office:value="38236">
            <text:p>38236</text:p>
          </table:table-cell>
          <table:table-cell office:value-type="float" office:value="51938">
            <text:p>51938</text:p>
          </table:table-cell>
          <table:table-cell office:value-type="float" office:value="41548">
            <text:p>41548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32504">
            <text:p>32504</text:p>
          </table:table-cell>
          <table:table-cell office:value-type="float" office:value="10463">
            <text:p>10463</text:p>
          </table:table-cell>
          <table:table-cell office:value-type="float" office:value="16512">
            <text:p>16512</text:p>
          </table:table-cell>
          <table:table-cell office:value-type="float" office:value="16544">
            <text:p>16544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35964">
            <text:p>35964</text:p>
          </table:table-cell>
          <table:table-cell office:value-type="float" office:value="10578">
            <text:p>10578</text:p>
          </table:table-cell>
          <table:table-cell office:value-type="float" office:value="24949">
            <text:p>24949</text:p>
          </table:table-cell>
          <table:table-cell office:value-type="float" office:value="16133">
            <text:p>16133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23406">
            <text:p>23406</text:p>
          </table:table-cell>
          <table:table-cell office:value-type="float" office:value="7985">
            <text:p>7985</text:p>
          </table:table-cell>
          <table:table-cell office:value-type="float" office:value="17554">
            <text:p>17554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68062">
            <text:p>68062</text:p>
          </table:table-cell>
          <table:table-cell office:value-type="float" office:value="52828">
            <text:p>52828</text:p>
          </table:table-cell>
          <table:table-cell office:value-type="float" office:value="61364">
            <text:p>61364</text:p>
          </table:table-cell>
          <table:table-cell office:value-type="float" office:value="59724">
            <text:p>59724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62136">
            <text:p>62136</text:p>
          </table:table-cell>
          <table:table-cell office:value-type="float" office:value="49259">
            <text:p>49259</text:p>
          </table:table-cell>
          <table:table-cell office:value-type="float" office:value="66449">
            <text:p>66449</text:p>
          </table:table-cell>
          <table:table-cell office:value-type="float" office:value="51820">
            <text:p>51820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28152">
            <text:p>28152</text:p>
          </table:table-cell>
          <table:table-cell office:value-type="float" office:value="7954">
            <text:p>7954</text:p>
          </table:table-cell>
          <table:table-cell office:value-type="float" office:value="17861">
            <text:p>17861</text:p>
          </table:table-cell>
          <table:table-cell office:value-type="float" office:value="19132">
            <text:p>19132</text:p>
          </table:table-cell>
        </table:table-row>
        <table:table-row table:style-name="ro1">
          <table:table-cell office:value-type="string">
            <text:p>y2040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4932">
            <text:p>4932</text:p>
          </table:table-cell>
          <table:table-cell office:value-type="float" office:value="1488">
            <text:p>1488</text:p>
          </table:table-cell>
          <table:table-cell office:value-type="float" office:value="5988">
            <text:p>5988</text:p>
          </table:table-cell>
          <table:table-cell office:value-type="float" office:value="2931">
            <text:p>2931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10980">
            <text:p>10980</text:p>
          </table:table-cell>
          <table:table-cell office:value-type="float" office:value="3002">
            <text:p>3002</text:p>
          </table:table-cell>
          <table:table-cell office:value-type="float" office:value="9308">
            <text:p>9308</text:p>
          </table:table-cell>
          <table:table-cell office:value-type="float" office:value="4037">
            <text:p>4037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21122">
            <text:p>21122</text:p>
          </table:table-cell>
          <table:table-cell office:value-type="float" office:value="2699">
            <text:p>2699</text:p>
          </table:table-cell>
          <table:table-cell office:value-type="float" office:value="6911">
            <text:p>6911</text:p>
          </table:table-cell>
          <table:table-cell office:value-type="float" office:value="12351">
            <text:p>12351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59849">
            <text:p>59849</text:p>
          </table:table-cell>
          <table:table-cell office:value-type="float" office:value="40781">
            <text:p>40781</text:p>
          </table:table-cell>
          <table:table-cell office:value-type="float" office:value="56635">
            <text:p>56635</text:p>
          </table:table-cell>
          <table:table-cell office:value-type="float" office:value="43891">
            <text:p>43891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39555">
            <text:p>39555</text:p>
          </table:table-cell>
          <table:table-cell office:value-type="float" office:value="11535">
            <text:p>11535</text:p>
          </table:table-cell>
          <table:table-cell office:value-type="float" office:value="20612">
            <text:p>20612</text:p>
          </table:table-cell>
          <table:table-cell office:value-type="float" office:value="20453">
            <text:p>20453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41064">
            <text:p>41064</text:p>
          </table:table-cell>
          <table:table-cell office:value-type="float" office:value="11328">
            <text:p>11328</text:p>
          </table:table-cell>
          <table:table-cell office:value-type="float" office:value="28856">
            <text:p>28856</text:p>
          </table:table-cell>
          <table:table-cell office:value-type="float" office:value="18773">
            <text:p>18773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27448">
            <text:p>27448</text:p>
          </table:table-cell>
          <table:table-cell office:value-type="float" office:value="8391">
            <text:p>8391</text:p>
          </table:table-cell>
          <table:table-cell office:value-type="float" office:value="21364">
            <text:p>21364</text:p>
          </table:table-cell>
          <table:table-cell office:value-type="float" office:value="9857">
            <text:p>9857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72910">
            <text:p>72910</text:p>
          </table:table-cell>
          <table:table-cell office:value-type="float" office:value="55091">
            <text:p>55091</text:p>
          </table:table-cell>
          <table:table-cell office:value-type="float" office:value="65182">
            <text:p>65182</text:p>
          </table:table-cell>
          <table:table-cell office:value-type="float" office:value="62466">
            <text:p>62466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67096">
            <text:p>67096</text:p>
          </table:table-cell>
          <table:table-cell office:value-type="float" office:value="51633">
            <text:p>51633</text:p>
          </table:table-cell>
          <table:table-cell office:value-type="float" office:value="70034">
            <text:p>70034</text:p>
          </table:table-cell>
          <table:table-cell office:value-type="float" office:value="53266">
            <text:p>53266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33700">
            <text:p>33700</text:p>
          </table:table-cell>
          <table:table-cell office:value-type="float" office:value="8692">
            <text:p>8692</text:p>
          </table:table-cell>
          <table:table-cell office:value-type="float" office:value="20814">
            <text:p>20814</text:p>
          </table:table-cell>
          <table:table-cell office:value-type="float" office:value="20904">
            <text:p>20904</text:p>
          </table:table-cell>
        </table:table-row>
        <table:table-row table:style-name="ro1">
          <table:table-cell office:value-type="string">
            <text:p>y2045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5892">
            <text:p>5892</text:p>
          </table:table-cell>
          <table:table-cell office:value-type="float" office:value="1636">
            <text:p>1636</text:p>
          </table:table-cell>
          <table:table-cell office:value-type="float" office:value="7770">
            <text:p>7770</text:p>
          </table:table-cell>
          <table:table-cell office:value-type="float" office:value="3695">
            <text:p>3695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13291">
            <text:p>13291</text:p>
          </table:table-cell>
          <table:table-cell office:value-type="float" office:value="3258">
            <text:p>3258</text:p>
          </table:table-cell>
          <table:table-cell office:value-type="float" office:value="11672">
            <text:p>11672</text:p>
          </table:table-cell>
          <table:table-cell office:value-type="float" office:value="5239">
            <text:p>5239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25378">
            <text:p>25378</text:p>
          </table:table-cell>
          <table:table-cell office:value-type="float" office:value="2930">
            <text:p>2930</text:p>
          </table:table-cell>
          <table:table-cell office:value-type="float" office:value="8576">
            <text:p>8576</text:p>
          </table:table-cell>
          <table:table-cell office:value-type="float" office:value="14218">
            <text:p>14218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65987">
            <text:p>65987</text:p>
          </table:table-cell>
          <table:table-cell office:value-type="float" office:value="43344">
            <text:p>43344</text:p>
          </table:table-cell>
          <table:table-cell office:value-type="float" office:value="61997">
            <text:p>61997</text:p>
          </table:table-cell>
          <table:table-cell office:value-type="float" office:value="46559">
            <text:p>46559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47012">
            <text:p>47012</text:p>
          </table:table-cell>
          <table:table-cell office:value-type="float" office:value="12526">
            <text:p>12526</text:p>
          </table:table-cell>
          <table:table-cell office:value-type="float" office:value="25445">
            <text:p>25445</text:p>
          </table:table-cell>
          <table:table-cell office:value-type="float" office:value="25271">
            <text:p>25271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46316">
            <text:p>46316</text:p>
          </table:table-cell>
          <table:table-cell office:value-type="float" office:value="11993">
            <text:p>11993</text:p>
          </table:table-cell>
          <table:table-cell office:value-type="float" office:value="33087">
            <text:p>33087</text:p>
          </table:table-cell>
          <table:table-cell office:value-type="float" office:value="21939">
            <text:p>21939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31262">
            <text:p>31262</text:p>
          </table:table-cell>
          <table:table-cell office:value-type="float" office:value="8703">
            <text:p>8703</text:p>
          </table:table-cell>
          <table:table-cell office:value-type="float" office:value="25632">
            <text:p>25632</text:p>
          </table:table-cell>
          <table:table-cell office:value-type="float" office:value="11984">
            <text:p>11984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77724">
            <text:p>77724</text:p>
          </table:table-cell>
          <table:table-cell office:value-type="float" office:value="57128">
            <text:p>57128</text:p>
          </table:table-cell>
          <table:table-cell office:value-type="float" office:value="69369">
            <text:p>69369</text:p>
          </table:table-cell>
          <table:table-cell office:value-type="float" office:value="65311">
            <text:p>65311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72292">
            <text:p>72292</text:p>
          </table:table-cell>
          <table:table-cell office:value-type="float" office:value="54027">
            <text:p>54027</text:p>
          </table:table-cell>
          <table:table-cell office:value-type="float" office:value="73220">
            <text:p>73220</text:p>
          </table:table-cell>
          <table:table-cell office:value-type="float" office:value="54813">
            <text:p>54813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39393">
            <text:p>39393</text:p>
          </table:table-cell>
          <table:table-cell office:value-type="float" office:value="9374">
            <text:p>9374</text:p>
          </table:table-cell>
          <table:table-cell office:value-type="float" office:value="24142">
            <text:p>24142</text:p>
          </table:table-cell>
          <table:table-cell office:value-type="float" office:value="22926">
            <text:p>22926</text:p>
          </table:table-cell>
        </table:table-row>
        <table:table-row table:style-name="ro1">
          <table:table-cell office:value-type="string">
            <text:p>y2050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6872">
            <text:p>6872</text:p>
          </table:table-cell>
          <table:table-cell office:value-type="float" office:value="1778">
            <text:p>1778</text:p>
          </table:table-cell>
          <table:table-cell office:value-type="float" office:value="9863">
            <text:p>9863</text:p>
          </table:table-cell>
          <table:table-cell office:value-type="float" office:value="4680">
            <text:p>4680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17423">
            <text:p>17423</text:p>
          </table:table-cell>
          <table:table-cell office:value-type="float" office:value="3818">
            <text:p>3818</text:p>
          </table:table-cell>
          <table:table-cell office:value-type="float" office:value="14012">
            <text:p>14012</text:p>
          </table:table-cell>
          <table:table-cell office:value-type="float" office:value="6385">
            <text:p>6385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30130">
            <text:p>30130</text:p>
          </table:table-cell>
          <table:table-cell office:value-type="float" office:value="3484">
            <text:p>3484</text:p>
          </table:table-cell>
          <table:table-cell office:value-type="float" office:value="10395">
            <text:p>10395</text:p>
          </table:table-cell>
          <table:table-cell office:value-type="float" office:value="15799">
            <text:p>15799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74213">
            <text:p>74213</text:p>
          </table:table-cell>
          <table:table-cell office:value-type="float" office:value="47256">
            <text:p>47256</text:p>
          </table:table-cell>
          <table:table-cell office:value-type="float" office:value="67522">
            <text:p>67522</text:p>
          </table:table-cell>
          <table:table-cell office:value-type="float" office:value="49276">
            <text:p>49276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55426">
            <text:p>55426</text:p>
          </table:table-cell>
          <table:table-cell office:value-type="float" office:value="14636">
            <text:p>14636</text:p>
          </table:table-cell>
          <table:table-cell office:value-type="float" office:value="30606">
            <text:p>30606</text:p>
          </table:table-cell>
          <table:table-cell office:value-type="float" office:value="29727">
            <text:p>29727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52193">
            <text:p>52193</text:p>
          </table:table-cell>
          <table:table-cell office:value-type="float" office:value="13600">
            <text:p>13600</text:p>
          </table:table-cell>
          <table:table-cell office:value-type="float" office:value="37085">
            <text:p>37085</text:p>
          </table:table-cell>
          <table:table-cell office:value-type="float" office:value="24717">
            <text:p>24717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35036">
            <text:p>35036</text:p>
          </table:table-cell>
          <table:table-cell office:value-type="float" office:value="9711">
            <text:p>9711</text:p>
          </table:table-cell>
          <table:table-cell office:value-type="float" office:value="29826">
            <text:p>29826</text:p>
          </table:table-cell>
          <table:table-cell office:value-type="float" office:value="13729">
            <text:p>13729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85378">
            <text:p>85378</text:p>
          </table:table-cell>
          <table:table-cell office:value-type="float" office:value="61188">
            <text:p>61188</text:p>
          </table:table-cell>
          <table:table-cell office:value-type="float" office:value="73378">
            <text:p>73378</text:p>
          </table:table-cell>
          <table:table-cell office:value-type="float" office:value="67816">
            <text:p>67816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78403">
            <text:p>78403</text:p>
          </table:table-cell>
          <table:table-cell office:value-type="float" office:value="57411">
            <text:p>57411</text:p>
          </table:table-cell>
          <table:table-cell office:value-type="float" office:value="76409">
            <text:p>76409</text:p>
          </table:table-cell>
          <table:table-cell office:value-type="float" office:value="56497">
            <text:p>56497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52114">
            <text:p>52114</text:p>
          </table:table-cell>
          <table:table-cell office:value-type="float" office:value="10777">
            <text:p>10777</text:p>
          </table:table-cell>
          <table:table-cell office:value-type="float" office:value="27354">
            <text:p>27354</text:p>
          </table:table-cell>
          <table:table-cell office:value-type="float" office:value="24792">
            <text:p>24792</text:p>
          </table:table-cell>
        </table:table-row>
        <table:table-row table:style-name="ro1">
          <table:table-cell office:value-type="string">
            <text:p>y2055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9050">
            <text:p>9050</text:p>
          </table:table-cell>
          <table:table-cell office:value-type="float" office:value="2061">
            <text:p>2061</text:p>
          </table:table-cell>
          <table:table-cell office:value-type="float" office:value="11945">
            <text:p>11945</text:p>
          </table:table-cell>
          <table:table-cell office:value-type="float" office:value="5535">
            <text:p>5535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21508">
            <text:p>21508</text:p>
          </table:table-cell>
          <table:table-cell office:value-type="float" office:value="4356">
            <text:p>4356</text:p>
          </table:table-cell>
          <table:table-cell office:value-type="float" office:value="16660">
            <text:p>16660</text:p>
          </table:table-cell>
          <table:table-cell office:value-type="float" office:value="7837">
            <text:p>7837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35394">
            <text:p>35394</text:p>
          </table:table-cell>
          <table:table-cell office:value-type="float" office:value="3986">
            <text:p>3986</text:p>
          </table:table-cell>
          <table:table-cell office:value-type="float" office:value="12515">
            <text:p>12515</text:p>
          </table:table-cell>
          <table:table-cell office:value-type="float" office:value="17539">
            <text:p>17539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82761">
            <text:p>82761</text:p>
          </table:table-cell>
          <table:table-cell office:value-type="float" office:value="51025">
            <text:p>51025</text:p>
          </table:table-cell>
          <table:table-cell office:value-type="float" office:value="73268">
            <text:p>73268</text:p>
          </table:table-cell>
          <table:table-cell office:value-type="float" office:value="52405">
            <text:p>52405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64284">
            <text:p>64284</text:p>
          </table:table-cell>
          <table:table-cell office:value-type="float" office:value="16563">
            <text:p>16563</text:p>
          </table:table-cell>
          <table:table-cell office:value-type="float" office:value="35886">
            <text:p>35886</text:p>
          </table:table-cell>
          <table:table-cell office:value-type="float" office:value="34806">
            <text:p>34806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58401">
            <text:p>58401</text:p>
          </table:table-cell>
          <table:table-cell office:value-type="float" office:value="15034">
            <text:p>15034</text:p>
          </table:table-cell>
          <table:table-cell office:value-type="float" office:value="41031">
            <text:p>41031</text:p>
          </table:table-cell>
          <table:table-cell office:value-type="float" office:value="27961">
            <text:p>27961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38795">
            <text:p>38795</text:p>
          </table:table-cell>
          <table:table-cell office:value-type="float" office:value="10556">
            <text:p>10556</text:p>
          </table:table-cell>
          <table:table-cell office:value-type="float" office:value="34412">
            <text:p>34412</text:p>
          </table:table-cell>
          <table:table-cell office:value-type="float" office:value="15833">
            <text:p>15833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92745">
            <text:p>92745</text:p>
          </table:table-cell>
          <table:table-cell office:value-type="float" office:value="64769">
            <text:p>64769</text:p>
          </table:table-cell>
          <table:table-cell office:value-type="float" office:value="76427">
            <text:p>76427</text:p>
          </table:table-cell>
          <table:table-cell office:value-type="float" office:value="70458">
            <text:p>70458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84608">
            <text:p>84608</text:p>
          </table:table-cell>
          <table:table-cell office:value-type="float" office:value="60600">
            <text:p>60600</text:p>
          </table:table-cell>
          <table:table-cell office:value-type="float" office:value="79064">
            <text:p>79064</text:p>
          </table:table-cell>
          <table:table-cell office:value-type="float" office:value="57928">
            <text:p>57928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65350">
            <text:p>65350</text:p>
          </table:table-cell>
          <table:table-cell office:value-type="float" office:value="12076">
            <text:p>12076</text:p>
          </table:table-cell>
          <table:table-cell office:value-type="float" office:value="30807">
            <text:p>30807</text:p>
          </table:table-cell>
          <table:table-cell office:value-type="float" office:value="26682">
            <text:p>26682</text:p>
          </table:table-cell>
        </table:table-row>
        <table:table-row table:style-name="ro1">
          <table:table-cell office:value-type="string">
            <text:p>y2060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11308">
            <text:p>11308</text:p>
          </table:table-cell>
          <table:table-cell office:value-type="float" office:value="2335">
            <text:p>2335</text:p>
          </table:table-cell>
          <table:table-cell office:value-type="float" office:value="14090">
            <text:p>14090</text:p>
          </table:table-cell>
          <table:table-cell office:value-type="float" office:value="6574">
            <text:p>6574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25640">
            <text:p>25640</text:p>
          </table:table-cell>
          <table:table-cell office:value-type="float" office:value="4884">
            <text:p>4884</text:p>
          </table:table-cell>
          <table:table-cell office:value-type="float" office:value="19622">
            <text:p>19622</text:p>
          </table:table-cell>
          <table:table-cell office:value-type="float" office:value="9087">
            <text:p>9087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41192">
            <text:p>41192</text:p>
          </table:table-cell>
          <table:table-cell office:value-type="float" office:value="4443">
            <text:p>4443</text:p>
          </table:table-cell>
          <table:table-cell office:value-type="float" office:value="15028">
            <text:p>15028</text:p>
          </table:table-cell>
          <table:table-cell office:value-type="float" office:value="19268">
            <text:p>19268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91583">
            <text:p>91583</text:p>
          </table:table-cell>
          <table:table-cell office:value-type="float" office:value="54604">
            <text:p>54604</text:p>
          </table:table-cell>
          <table:table-cell office:value-type="float" office:value="78646">
            <text:p>78646</text:p>
          </table:table-cell>
          <table:table-cell office:value-type="float" office:value="55988">
            <text:p>55988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73630">
            <text:p>73630</text:p>
          </table:table-cell>
          <table:table-cell office:value-type="float" office:value="18335">
            <text:p>18335</text:p>
          </table:table-cell>
          <table:table-cell office:value-type="float" office:value="41479">
            <text:p>41479</text:p>
          </table:table-cell>
          <table:table-cell office:value-type="float" office:value="39157">
            <text:p>39157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65018">
            <text:p>65018</text:p>
          </table:table-cell>
          <table:table-cell office:value-type="float" office:value="16323">
            <text:p>16323</text:p>
          </table:table-cell>
          <table:table-cell office:value-type="float" office:value="44566">
            <text:p>44566</text:p>
          </table:table-cell>
          <table:table-cell office:value-type="float" office:value="30644">
            <text:p>30644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42598">
            <text:p>42598</text:p>
          </table:table-cell>
          <table:table-cell office:value-type="float" office:value="11285">
            <text:p>11285</text:p>
          </table:table-cell>
          <table:table-cell office:value-type="float" office:value="39297">
            <text:p>39297</text:p>
          </table:table-cell>
          <table:table-cell office:value-type="float" office:value="17277">
            <text:p>17277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99714">
            <text:p>99714</text:p>
          </table:table-cell>
          <table:table-cell office:value-type="float" office:value="67869">
            <text:p>67869</text:p>
          </table:table-cell>
          <table:table-cell office:value-type="float" office:value="78800">
            <text:p>78800</text:p>
          </table:table-cell>
          <table:table-cell office:value-type="float" office:value="73837">
            <text:p>73837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91033">
            <text:p>91033</text:p>
          </table:table-cell>
          <table:table-cell office:value-type="float" office:value="63569">
            <text:p>63569</text:p>
          </table:table-cell>
          <table:table-cell office:value-type="float" office:value="82035">
            <text:p>82035</text:p>
          </table:table-cell>
          <table:table-cell office:value-type="float" office:value="59256">
            <text:p>59256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79311">
            <text:p>79311</text:p>
          </table:table-cell>
          <table:table-cell office:value-type="float" office:value="13292">
            <text:p>13292</text:p>
          </table:table-cell>
          <table:table-cell office:value-type="float" office:value="34098">
            <text:p>34098</text:p>
          </table:table-cell>
          <table:table-cell office:value-type="float" office:value="28463">
            <text:p>28463</text:p>
          </table:table-cell>
        </table:table-row>
        <table:table-row table:style-name="ro1">
          <table:table-cell office:value-type="string">
            <text:p>y2065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13685">
            <text:p>13685</text:p>
          </table:table-cell>
          <table:table-cell office:value-type="float" office:value="2604">
            <text:p>2604</text:p>
          </table:table-cell>
          <table:table-cell office:value-type="float" office:value="16085">
            <text:p>16085</text:p>
          </table:table-cell>
          <table:table-cell office:value-type="float" office:value="7409">
            <text:p>7409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29900">
            <text:p>29900</text:p>
          </table:table-cell>
          <table:table-cell office:value-type="float" office:value="5416">
            <text:p>5416</text:p>
          </table:table-cell>
          <table:table-cell office:value-type="float" office:value="23342">
            <text:p>23342</text:p>
          </table:table-cell>
          <table:table-cell office:value-type="float" office:value="10596">
            <text:p>10596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47556">
            <text:p>47556</text:p>
          </table:table-cell>
          <table:table-cell office:value-type="float" office:value="4862">
            <text:p>4862</text:p>
          </table:table-cell>
          <table:table-cell office:value-type="float" office:value="18267">
            <text:p>18267</text:p>
          </table:table-cell>
          <table:table-cell office:value-type="float" office:value="21165">
            <text:p>21165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100533">
            <text:p>100533</text:p>
          </table:table-cell>
          <table:table-cell office:value-type="float" office:value="57961">
            <text:p>57961</text:p>
          </table:table-cell>
          <table:table-cell office:value-type="float" office:value="84339">
            <text:p>84339</text:p>
          </table:table-cell>
          <table:table-cell office:value-type="float" office:value="59720">
            <text:p>59720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83570">
            <text:p>83570</text:p>
          </table:table-cell>
          <table:table-cell office:value-type="float" office:value="19974">
            <text:p>19974</text:p>
          </table:table-cell>
          <table:table-cell office:value-type="float" office:value="48052">
            <text:p>48052</text:p>
          </table:table-cell>
          <table:table-cell office:value-type="float" office:value="44034">
            <text:p>44034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72089">
            <text:p>72089</text:p>
          </table:table-cell>
          <table:table-cell office:value-type="float" office:value="17486">
            <text:p>17486</text:p>
          </table:table-cell>
          <table:table-cell office:value-type="float" office:value="48501">
            <text:p>48501</text:p>
          </table:table-cell>
          <table:table-cell office:value-type="float" office:value="33646">
            <text:p>33646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46518">
            <text:p>46518</text:p>
          </table:table-cell>
          <table:table-cell office:value-type="float" office:value="11937">
            <text:p>11937</text:p>
          </table:table-cell>
          <table:table-cell office:value-type="float" office:value="45298">
            <text:p>45298</text:p>
          </table:table-cell>
          <table:table-cell office:value-type="float" office:value="18921">
            <text:p>18921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106232">
            <text:p>106232</text:p>
          </table:table-cell>
          <table:table-cell office:value-type="float" office:value="70519">
            <text:p>70519</text:p>
          </table:table-cell>
          <table:table-cell office:value-type="float" office:value="81450">
            <text:p>81450</text:p>
          </table:table-cell>
          <table:table-cell office:value-type="float" office:value="77419">
            <text:p>77419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97706">
            <text:p>97706</text:p>
          </table:table-cell>
          <table:table-cell office:value-type="float" office:value="66351">
            <text:p>66351</text:p>
          </table:table-cell>
          <table:table-cell office:value-type="float" office:value="84992">
            <text:p>84992</text:p>
          </table:table-cell>
          <table:table-cell office:value-type="float" office:value="61044">
            <text:p>61044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94205">
            <text:p>94205</text:p>
          </table:table-cell>
          <table:table-cell office:value-type="float" office:value="14448">
            <text:p>14448</text:p>
          </table:table-cell>
          <table:table-cell office:value-type="float" office:value="38085">
            <text:p>38085</text:p>
          </table:table-cell>
          <table:table-cell office:value-type="float" office:value="30444">
            <text:p>30444</text:p>
          </table:table-cell>
        </table:table-row>
        <table:table-row table:style-name="ro1">
          <table:table-cell office:value-type="string">
            <text:p>y2070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16231">
            <text:p>16231</text:p>
          </table:table-cell>
          <table:table-cell office:value-type="float" office:value="2873">
            <text:p>2873</text:p>
          </table:table-cell>
          <table:table-cell office:value-type="float" office:value="18308">
            <text:p>18308</text:p>
          </table:table-cell>
          <table:table-cell office:value-type="float" office:value="8370">
            <text:p>8370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34394">
            <text:p>34394</text:p>
          </table:table-cell>
          <table:table-cell office:value-type="float" office:value="5969">
            <text:p>5969</text:p>
          </table:table-cell>
          <table:table-cell office:value-type="float" office:value="27250">
            <text:p>27250</text:p>
          </table:table-cell>
          <table:table-cell office:value-type="float" office:value="11711">
            <text:p>11711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54565">
            <text:p>54565</text:p>
          </table:table-cell>
          <table:table-cell office:value-type="float" office:value="5249">
            <text:p>5249</text:p>
          </table:table-cell>
          <table:table-cell office:value-type="float" office:value="22211">
            <text:p>22211</text:p>
          </table:table-cell>
          <table:table-cell office:value-type="float" office:value="22824">
            <text:p>22824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109565">
            <text:p>109565</text:p>
          </table:table-cell>
          <table:table-cell office:value-type="float" office:value="61085">
            <text:p>61085</text:p>
          </table:table-cell>
          <table:table-cell office:value-type="float" office:value="91183">
            <text:p>91183</text:p>
          </table:table-cell>
          <table:table-cell office:value-type="float" office:value="63045">
            <text:p>63045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94144">
            <text:p>94144</text:p>
          </table:table-cell>
          <table:table-cell office:value-type="float" office:value="21499">
            <text:p>21499</text:p>
          </table:table-cell>
          <table:table-cell office:value-type="float" office:value="55631">
            <text:p>55631</text:p>
          </table:table-cell>
          <table:table-cell office:value-type="float" office:value="47742">
            <text:p>47742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79687">
            <text:p>79687</text:p>
          </table:table-cell>
          <table:table-cell office:value-type="float" office:value="18539">
            <text:p>18539</text:p>
          </table:table-cell>
          <table:table-cell office:value-type="float" office:value="52539">
            <text:p>52539</text:p>
          </table:table-cell>
          <table:table-cell office:value-type="float" office:value="36035">
            <text:p>36035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50616">
            <text:p>50616</text:p>
          </table:table-cell>
          <table:table-cell office:value-type="float" office:value="12546">
            <text:p>12546</text:p>
          </table:table-cell>
          <table:table-cell office:value-type="float" office:value="51317">
            <text:p>51317</text:p>
          </table:table-cell>
          <table:table-cell office:value-type="float" office:value="19965">
            <text:p>19965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112354">
            <text:p>112354</text:p>
          </table:table-cell>
          <table:table-cell office:value-type="float" office:value="72759">
            <text:p>72759</text:p>
          </table:table-cell>
          <table:table-cell office:value-type="float" office:value="85161">
            <text:p>85161</text:p>
          </table:table-cell>
          <table:table-cell office:value-type="float" office:value="80796">
            <text:p>80796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104664">
            <text:p>104664</text:p>
          </table:table-cell>
          <table:table-cell office:value-type="float" office:value="68932">
            <text:p>68932</text:p>
          </table:table-cell>
          <table:table-cell office:value-type="float" office:value="87870">
            <text:p>87870</text:p>
          </table:table-cell>
          <table:table-cell office:value-type="float" office:value="62386">
            <text:p>62386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110253">
            <text:p>110253</text:p>
          </table:table-cell>
          <table:table-cell office:value-type="float" office:value="15566">
            <text:p>15566</text:p>
          </table:table-cell>
          <table:table-cell office:value-type="float" office:value="42049">
            <text:p>42049</text:p>
          </table:table-cell>
          <table:table-cell office:value-type="float" office:value="32340">
            <text:p>32340</text:p>
          </table:table-cell>
        </table:table-row>
        <table:table-row table:style-name="ro1">
          <table:table-cell office:value-type="string">
            <text:p>y2075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19000">
            <text:p>19000</text:p>
          </table:table-cell>
          <table:table-cell office:value-type="float" office:value="3147">
            <text:p>3147</text:p>
          </table:table-cell>
          <table:table-cell office:value-type="float" office:value="20460">
            <text:p>20460</text:p>
          </table:table-cell>
          <table:table-cell office:value-type="float" office:value="9152">
            <text:p>9152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39715">
            <text:p>39715</text:p>
          </table:table-cell>
          <table:table-cell office:value-type="float" office:value="6823">
            <text:p>6823</text:p>
          </table:table-cell>
          <table:table-cell office:value-type="float" office:value="31749">
            <text:p>31749</text:p>
          </table:table-cell>
          <table:table-cell office:value-type="float" office:value="12999">
            <text:p>12999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63073">
            <text:p>63073</text:p>
          </table:table-cell>
          <table:table-cell office:value-type="float" office:value="6122">
            <text:p>6122</text:p>
          </table:table-cell>
          <table:table-cell office:value-type="float" office:value="27060">
            <text:p>27060</text:p>
          </table:table-cell>
          <table:table-cell office:value-type="float" office:value="24605">
            <text:p>24605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121542">
            <text:p>121542</text:p>
          </table:table-cell>
          <table:table-cell office:value-type="float" office:value="66443">
            <text:p>66443</text:p>
          </table:table-cell>
          <table:table-cell office:value-type="float" office:value="98511">
            <text:p>98511</text:p>
          </table:table-cell>
          <table:table-cell office:value-type="float" office:value="66348">
            <text:p>66348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107643">
            <text:p>107643</text:p>
          </table:table-cell>
          <table:table-cell office:value-type="float" office:value="24578">
            <text:p>24578</text:p>
          </table:table-cell>
          <table:table-cell office:value-type="float" office:value="63672">
            <text:p>63672</text:p>
          </table:table-cell>
          <table:table-cell office:value-type="float" office:value="51720">
            <text:p>51720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87837">
            <text:p>87837</text:p>
          </table:table-cell>
          <table:table-cell office:value-type="float" office:value="20787">
            <text:p>20787</text:p>
          </table:table-cell>
          <table:table-cell office:value-type="float" office:value="56929">
            <text:p>56929</text:p>
          </table:table-cell>
          <table:table-cell office:value-type="float" office:value="38647">
            <text:p>38647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55459">
            <text:p>55459</text:p>
          </table:table-cell>
          <table:table-cell office:value-type="float" office:value="13656">
            <text:p>13656</text:p>
          </table:table-cell>
          <table:table-cell office:value-type="float" office:value="57986">
            <text:p>57986</text:p>
          </table:table-cell>
          <table:table-cell office:value-type="float" office:value="21118">
            <text:p>21118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120988">
            <text:p>120988</text:p>
          </table:table-cell>
          <table:table-cell office:value-type="float" office:value="77737">
            <text:p>77737</text:p>
          </table:table-cell>
          <table:table-cell office:value-type="float" office:value="89133">
            <text:p>89133</text:p>
          </table:table-cell>
          <table:table-cell office:value-type="float" office:value="84291">
            <text:p>84291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112697">
            <text:p>112697</text:p>
          </table:table-cell>
          <table:table-cell office:value-type="float" office:value="73261">
            <text:p>73261</text:p>
          </table:table-cell>
          <table:table-cell office:value-type="float" office:value="90447">
            <text:p>90447</text:p>
          </table:table-cell>
          <table:table-cell office:value-type="float" office:value="64308">
            <text:p>64308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126399">
            <text:p>126399</text:p>
          </table:table-cell>
          <table:table-cell office:value-type="float" office:value="17393">
            <text:p>17393</text:p>
          </table:table-cell>
          <table:table-cell office:value-type="float" office:value="46386">
            <text:p>46386</text:p>
          </table:table-cell>
          <table:table-cell office:value-type="float" office:value="34446">
            <text:p>34446</text:p>
          </table:table-cell>
        </table:table-row>
        <table:table-row table:style-name="ro1">
          <table:table-cell office:value-type="string">
            <text:p>y2080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21834">
            <text:p>21834</text:p>
          </table:table-cell>
          <table:table-cell office:value-type="float" office:value="3579">
            <text:p>3579</text:p>
          </table:table-cell>
          <table:table-cell office:value-type="float" office:value="22825">
            <text:p>22825</text:p>
          </table:table-cell>
          <table:table-cell office:value-type="float" office:value="10021">
            <text:p>10021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45511">
            <text:p>45511</text:p>
          </table:table-cell>
          <table:table-cell office:value-type="float" office:value="7730">
            <text:p>7730</text:p>
          </table:table-cell>
          <table:table-cell office:value-type="float" office:value="36261">
            <text:p>36261</text:p>
          </table:table-cell>
          <table:table-cell office:value-type="float" office:value="13915">
            <text:p>13915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72461">
            <text:p>72461</text:p>
          </table:table-cell>
          <table:table-cell office:value-type="float" office:value="6942">
            <text:p>6942</text:p>
          </table:table-cell>
          <table:table-cell office:value-type="float" office:value="32537">
            <text:p>32537</text:p>
          </table:table-cell>
          <table:table-cell office:value-type="float" office:value="26221">
            <text:p>26221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133554">
            <text:p>133554</text:p>
          </table:table-cell>
          <table:table-cell office:value-type="float" office:value="71468">
            <text:p>71468</text:p>
          </table:table-cell>
          <table:table-cell office:value-type="float" office:value="105587">
            <text:p>105587</text:p>
          </table:table-cell>
          <table:table-cell office:value-type="float" office:value="69821">
            <text:p>69821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121727">
            <text:p>121727</text:p>
          </table:table-cell>
          <table:table-cell office:value-type="float" office:value="27485">
            <text:p>27485</text:p>
          </table:table-cell>
          <table:table-cell office:value-type="float" office:value="72368">
            <text:p>72368</text:p>
          </table:table-cell>
          <table:table-cell office:value-type="float" office:value="55130">
            <text:p>55130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96657">
            <text:p>96657</text:p>
          </table:table-cell>
          <table:table-cell office:value-type="float" office:value="22856">
            <text:p>22856</text:p>
          </table:table-cell>
          <table:table-cell office:value-type="float" office:value="61177">
            <text:p>61177</text:p>
          </table:table-cell>
          <table:table-cell office:value-type="float" office:value="40894">
            <text:p>40894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60636">
            <text:p>60636</text:p>
          </table:table-cell>
          <table:table-cell office:value-type="float" office:value="14731">
            <text:p>14731</text:p>
          </table:table-cell>
          <table:table-cell office:value-type="float" office:value="64242">
            <text:p>64242</text:p>
          </table:table-cell>
          <table:table-cell office:value-type="float" office:value="21998">
            <text:p>21998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129187">
            <text:p>129187</text:p>
          </table:table-cell>
          <table:table-cell office:value-type="float" office:value="82070">
            <text:p>82070</text:p>
          </table:table-cell>
          <table:table-cell office:value-type="float" office:value="93160">
            <text:p>93160</text:p>
          </table:table-cell>
          <table:table-cell office:value-type="float" office:value="87810">
            <text:p>87810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120581">
            <text:p>120581</text:p>
          </table:table-cell>
          <table:table-cell office:value-type="float" office:value="77256">
            <text:p>77256</text:p>
          </table:table-cell>
          <table:table-cell office:value-type="float" office:value="93054">
            <text:p>93054</text:p>
          </table:table-cell>
          <table:table-cell office:value-type="float" office:value="65915">
            <text:p>65915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144053">
            <text:p>144053</text:p>
          </table:table-cell>
          <table:table-cell office:value-type="float" office:value="19188">
            <text:p>19188</text:p>
          </table:table-cell>
          <table:table-cell office:value-type="float" office:value="50470">
            <text:p>50470</text:p>
          </table:table-cell>
          <table:table-cell office:value-type="float" office:value="36673">
            <text:p>36673</text:p>
          </table:table-cell>
        </table:table-row>
        <table:table-row table:style-name="ro1">
          <table:table-cell office:value-type="string">
            <text:p>y2085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24998">
            <text:p>24998</text:p>
          </table:table-cell>
          <table:table-cell office:value-type="float" office:value="4024">
            <text:p>4024</text:p>
          </table:table-cell>
          <table:table-cell office:value-type="float" office:value="25107">
            <text:p>25107</text:p>
          </table:table-cell>
          <table:table-cell office:value-type="float" office:value="10744">
            <text:p>10744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51984">
            <text:p>51984</text:p>
          </table:table-cell>
          <table:table-cell office:value-type="float" office:value="8666">
            <text:p>8666</text:p>
          </table:table-cell>
          <table:table-cell office:value-type="float" office:value="41542">
            <text:p>41542</text:p>
          </table:table-cell>
          <table:table-cell office:value-type="float" office:value="14960">
            <text:p>14960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83135">
            <text:p>83135</text:p>
          </table:table-cell>
          <table:table-cell office:value-type="float" office:value="7709">
            <text:p>7709</text:p>
          </table:table-cell>
          <table:table-cell office:value-type="float" office:value="39090">
            <text:p>39090</text:p>
          </table:table-cell>
          <table:table-cell office:value-type="float" office:value="27936">
            <text:p>27936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146294">
            <text:p>146294</text:p>
          </table:table-cell>
          <table:table-cell office:value-type="float" office:value="76205">
            <text:p>76205</text:p>
          </table:table-cell>
          <table:table-cell office:value-type="float" office:value="113620">
            <text:p>113620</text:p>
          </table:table-cell>
          <table:table-cell office:value-type="float" office:value="73375">
            <text:p>73375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136849">
            <text:p>136849</text:p>
          </table:table-cell>
          <table:table-cell office:value-type="float" office:value="30194">
            <text:p>30194</text:p>
          </table:table-cell>
          <table:table-cell office:value-type="float" office:value="81711">
            <text:p>81711</text:p>
          </table:table-cell>
          <table:table-cell office:value-type="float" office:value="58754">
            <text:p>58754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106608">
            <text:p>106608</text:p>
          </table:table-cell>
          <table:table-cell office:value-type="float" office:value="24754">
            <text:p>24754</text:p>
          </table:table-cell>
          <table:table-cell office:value-type="float" office:value="66212">
            <text:p>66212</text:p>
          </table:table-cell>
          <table:table-cell office:value-type="float" office:value="43315">
            <text:p>43315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66437">
            <text:p>66437</text:p>
          </table:table-cell>
          <table:table-cell office:value-type="float" office:value="15724">
            <text:p>15724</text:p>
          </table:table-cell>
          <table:table-cell office:value-type="float" office:value="71500">
            <text:p>71500</text:p>
          </table:table-cell>
          <table:table-cell office:value-type="float" office:value="22958">
            <text:p>22958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137528">
            <text:p>137528</text:p>
          </table:table-cell>
          <table:table-cell office:value-type="float" office:value="85837">
            <text:p>85837</text:p>
          </table:table-cell>
          <table:table-cell office:value-type="float" office:value="97921">
            <text:p>97921</text:p>
          </table:table-cell>
          <table:table-cell office:value-type="float" office:value="91499">
            <text:p>91499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128888">
            <text:p>128888</text:p>
          </table:table-cell>
          <table:table-cell office:value-type="float" office:value="80998">
            <text:p>80998</text:p>
          </table:table-cell>
          <table:table-cell office:value-type="float" office:value="97395">
            <text:p>97395</text:p>
          </table:table-cell>
          <table:table-cell office:value-type="float" office:value="68266">
            <text:p>68266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164085">
            <text:p>164085</text:p>
          </table:table-cell>
          <table:table-cell office:value-type="float" office:value="20931">
            <text:p>20931</text:p>
          </table:table-cell>
          <table:table-cell office:value-type="float" office:value="55299">
            <text:p>55299</text:p>
          </table:table-cell>
          <table:table-cell office:value-type="float" office:value="39110">
            <text:p>39110</text:p>
          </table:table-cell>
        </table:table-row>
        <table:table-row table:style-name="ro1">
          <table:table-cell office:value-type="string">
            <text:p>y2090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28639">
            <text:p>28639</text:p>
          </table:table-cell>
          <table:table-cell office:value-type="float" office:value="4479">
            <text:p>4479</text:p>
          </table:table-cell>
          <table:table-cell office:value-type="float" office:value="27811">
            <text:p>27811</text:p>
          </table:table-cell>
          <table:table-cell office:value-type="float" office:value="11524">
            <text:p>11524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59297">
            <text:p>59297</text:p>
          </table:table-cell>
          <table:table-cell office:value-type="float" office:value="9649">
            <text:p>9649</text:p>
          </table:table-cell>
          <table:table-cell office:value-type="float" office:value="46974">
            <text:p>46974</text:p>
          </table:table-cell>
          <table:table-cell office:value-type="float" office:value="15838">
            <text:p>15838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95108">
            <text:p>95108</text:p>
          </table:table-cell>
          <table:table-cell office:value-type="float" office:value="8435">
            <text:p>8435</text:p>
          </table:table-cell>
          <table:table-cell office:value-type="float" office:value="46346">
            <text:p>46346</text:p>
          </table:table-cell>
          <table:table-cell office:value-type="float" office:value="29655">
            <text:p>29655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159611">
            <text:p>159611</text:p>
          </table:table-cell>
          <table:table-cell office:value-type="float" office:value="80645">
            <text:p>80645</text:p>
          </table:table-cell>
          <table:table-cell office:value-type="float" office:value="121640">
            <text:p>121640</text:p>
          </table:table-cell>
          <table:table-cell office:value-type="float" office:value="77020">
            <text:p>77020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153007">
            <text:p>153007</text:p>
          </table:table-cell>
          <table:table-cell office:value-type="float" office:value="32744">
            <text:p>32744</text:p>
          </table:table-cell>
          <table:table-cell office:value-type="float" office:value="91741">
            <text:p>91741</text:p>
          </table:table-cell>
          <table:table-cell office:value-type="float" office:value="62069">
            <text:p>62069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117761">
            <text:p>117761</text:p>
          </table:table-cell>
          <table:table-cell office:value-type="float" office:value="26500">
            <text:p>26500</text:p>
          </table:table-cell>
          <table:table-cell office:value-type="float" office:value="71323">
            <text:p>71323</text:p>
          </table:table-cell>
          <table:table-cell office:value-type="float" office:value="45506">
            <text:p>45506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72998">
            <text:p>72998</text:p>
          </table:table-cell>
          <table:table-cell office:value-type="float" office:value="16660">
            <text:p>16660</text:p>
          </table:table-cell>
          <table:table-cell office:value-type="float" office:value="78676">
            <text:p>78676</text:p>
          </table:table-cell>
          <table:table-cell office:value-type="float" office:value="23901">
            <text:p>23901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145812">
            <text:p>145812</text:p>
          </table:table-cell>
          <table:table-cell office:value-type="float" office:value="89065">
            <text:p>89065</text:p>
          </table:table-cell>
          <table:table-cell office:value-type="float" office:value="102785">
            <text:p>102785</text:p>
          </table:table-cell>
          <table:table-cell office:value-type="float" office:value="95535">
            <text:p>95535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137547">
            <text:p>137547</text:p>
          </table:table-cell>
          <table:table-cell office:value-type="float" office:value="84524">
            <text:p>84524</text:p>
          </table:table-cell>
          <table:table-cell office:value-type="float" office:value="101953">
            <text:p>101953</text:p>
          </table:table-cell>
          <table:table-cell office:value-type="float" office:value="70059">
            <text:p>70059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186767">
            <text:p>186767</text:p>
          </table:table-cell>
          <table:table-cell office:value-type="float" office:value="22641">
            <text:p>22641</text:p>
          </table:table-cell>
          <table:table-cell office:value-type="float" office:value="59927">
            <text:p>59927</text:p>
          </table:table-cell>
          <table:table-cell office:value-type="float" office:value="41684">
            <text:p>41684</text:p>
          </table:table-cell>
        </table:table-row>
        <table:table-row table:style-name="ro1">
          <table:table-cell office:value-type="string">
            <text:p>y2095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32862">
            <text:p>32862</text:p>
          </table:table-cell>
          <table:table-cell office:value-type="float" office:value="4948">
            <text:p>4948</text:p>
          </table:table-cell>
          <table:table-cell office:value-type="float" office:value="30471">
            <text:p>30471</text:p>
          </table:table-cell>
          <table:table-cell office:value-type="float" office:value="12219">
            <text:p>12219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Subsahara Afrika</text:p>
          </table:table-cell>
          <table:table-cell office:value-type="string">
            <text:p>NA</text:p>
          </table:table-cell>
          <table:table-cell office:value-type="float" office:value="67595">
            <text:p>67595</text:p>
          </table:table-cell>
          <table:table-cell office:value-type="float" office:value="10691">
            <text:p>10691</text:p>
          </table:table-cell>
          <table:table-cell office:value-type="float" office:value="53462">
            <text:p>53462</text:p>
          </table:table-cell>
          <table:table-cell office:value-type="float" office:value="16811">
            <text:p>16811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China</text:p>
          </table:table-cell>
          <table:table-cell office:value-type="string">
            <text:p>NA</text:p>
          </table:table-cell>
          <table:table-cell office:value-type="float" office:value="108534">
            <text:p>108534</text:p>
          </table:table-cell>
          <table:table-cell office:value-type="float" office:value="9130">
            <text:p>9130</text:p>
          </table:table-cell>
          <table:table-cell office:value-type="float" office:value="54750">
            <text:p>54750</text:p>
          </table:table-cell>
          <table:table-cell office:value-type="float" office:value="31490">
            <text:p>31490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Europa</text:p>
          </table:table-cell>
          <table:table-cell office:value-type="string">
            <text:p>NA</text:p>
          </table:table-cell>
          <table:table-cell office:value-type="float" office:value="173292">
            <text:p>173292</text:p>
          </table:table-cell>
          <table:table-cell office:value-type="float" office:value="84763">
            <text:p>84763</text:p>
          </table:table-cell>
          <table:table-cell office:value-type="float" office:value="130559">
            <text:p>130559</text:p>
          </table:table-cell>
          <table:table-cell office:value-type="float" office:value="80730">
            <text:p>80730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Ehemalige Sovietunion</text:p>
          </table:table-cell>
          <table:table-cell office:value-type="string">
            <text:p>NA</text:p>
          </table:table-cell>
          <table:table-cell office:value-type="float" office:value="170352">
            <text:p>170352</text:p>
          </table:table-cell>
          <table:table-cell office:value-type="float" office:value="35172">
            <text:p>35172</text:p>
          </table:table-cell>
          <table:table-cell office:value-type="float" office:value="103081">
            <text:p>103081</text:p>
          </table:table-cell>
          <table:table-cell office:value-type="float" office:value="65532">
            <text:p>65532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Latein Amerika</text:p>
          </table:table-cell>
          <table:table-cell office:value-type="string">
            <text:p>NA</text:p>
          </table:table-cell>
          <table:table-cell office:value-type="float" office:value="130170">
            <text:p>130170</text:p>
          </table:table-cell>
          <table:table-cell office:value-type="float" office:value="28106">
            <text:p>28106</text:p>
          </table:table-cell>
          <table:table-cell office:value-type="float" office:value="77435">
            <text:p>77435</text:p>
          </table:table-cell>
          <table:table-cell office:value-type="float" office:value="47835">
            <text:p>47835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Mittlerer Osten und Nordafrika</text:p>
          </table:table-cell>
          <table:table-cell office:value-type="string">
            <text:p>NA</text:p>
          </table:table-cell>
          <table:table-cell office:value-type="float" office:value="80414">
            <text:p>80414</text:p>
          </table:table-cell>
          <table:table-cell office:value-type="float" office:value="17566">
            <text:p>17566</text:p>
          </table:table-cell>
          <table:table-cell office:value-type="float" office:value="87222">
            <text:p>87222</text:p>
          </table:table-cell>
          <table:table-cell office:value-type="float" office:value="24906">
            <text:p>24906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USA+Kanada</text:p>
          </table:table-cell>
          <table:table-cell office:value-type="string">
            <text:p>NA</text:p>
          </table:table-cell>
          <table:table-cell office:value-type="float" office:value="153829">
            <text:p>153829</text:p>
          </table:table-cell>
          <table:table-cell office:value-type="float" office:value="91770">
            <text:p>91770</text:p>
          </table:table-cell>
          <table:table-cell office:value-type="float" office:value="108347">
            <text:p>108347</text:p>
          </table:table-cell>
          <table:table-cell office:value-type="float" office:value="99780">
            <text:p>99780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Australien+Japan</text:p>
          </table:table-cell>
          <table:table-cell office:value-type="string">
            <text:p>NA</text:p>
          </table:table-cell>
          <table:table-cell office:value-type="float" office:value="146593">
            <text:p>146593</text:p>
          </table:table-cell>
          <table:table-cell office:value-type="float" office:value="87867">
            <text:p>87867</text:p>
          </table:table-cell>
          <table:table-cell office:value-type="float" office:value="106450">
            <text:p>106450</text:p>
          </table:table-cell>
          <table:table-cell office:value-type="float" office:value="72913">
            <text:p>72913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Südostasien</text:p>
          </table:table-cell>
          <table:table-cell office:value-type="string">
            <text:p>NA</text:p>
          </table:table-cell>
          <table:table-cell office:value-type="float" office:value="212464">
            <text:p>212464</text:p>
          </table:table-cell>
          <table:table-cell office:value-type="float" office:value="24339">
            <text:p>24339</text:p>
          </table:table-cell>
          <table:table-cell office:value-type="float" office:value="65089">
            <text:p>65089</text:p>
          </table:table-cell>
          <table:table-cell office:value-type="float" office:value="44467">
            <text:p>44467</text:p>
          </table:table-cell>
        </table:table-row>
        <table:table-row table:style-name="ro1">
          <table:table-cell office:value-type="string">
            <text:p>y2100</text:p>
          </table:table-cell>
          <table:table-cell office:value-type="string">
            <text:p>Indien</text:p>
          </table:table-cell>
          <table:table-cell office:value-type="string">
            <text:p>NA</text:p>
          </table:table-cell>
          <table:table-cell office:value-type="float" office:value="37768">
            <text:p>37768</text:p>
          </table:table-cell>
          <table:table-cell office:value-type="float" office:value="5434">
            <text:p>5434</text:p>
          </table:table-cell>
          <table:table-cell office:value-type="float" office:value="33601">
            <text:p>33601</text:p>
          </table:table-cell>
          <table:table-cell office:value-type="float" office:value="12960">
            <text:p>129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8/02/2013</text:date>, <text:time>15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8-02T15:33:54.09</dc:date>
    <dc:creator>Benjamin Bodirsky</dc:creator>
    <meta:editing-duration>PT43M13S</meta:editing-duration>
    <meta:editing-cycles>4</meta:editing-cycles>
    <meta:document-statistic meta:table-count="2" meta:cell-count="16329" meta:object-count="0"/>
  </office:meta>
</office:document-meta>
</file>